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984in"/>
    </style:style>
    <style:style style:name="co2" style:family="table-column">
      <style:table-column-properties fo:break-before="auto" style:column-width="5.6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1.8835in"/>
    </style:style>
    <style:style style:name="co7" style:family="table-column">
      <style:table-column-properties fo:break-before="auto" style:column-width="2.1307in"/>
    </style:style>
    <style:style style:name="co8" style:family="table-column">
      <style:table-column-properties fo:break-before="auto" style:column-width="1.9366in"/>
    </style:style>
    <style:style style:name="co9" style:family="table-column">
      <style:table-column-properties fo:break-before="auto" style:column-width="3.1854in"/>
    </style:style>
    <style:style style:name="co10" style:family="table-column">
      <style:table-column-properties fo:break-before="auto" style:column-width="6.3819in"/>
    </style:style>
    <style:style style:name="co11" style:family="table-column">
      <style:table-column-properties fo:break-before="auto" style:column-width="3.6909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7256in"/>
    </style:style>
    <style:style style:name="co14" style:family="table-column">
      <style:table-column-properties fo:break-before="auto" style:column-width="4.9929in"/>
    </style:style>
    <style:style style:name="co15" style:family="table-column">
      <style:table-column-properties fo:break-before="auto" style:column-width="2.4547in"/>
    </style:style>
    <style:style style:name="co16" style:family="table-column">
      <style:table-column-properties fo:break-before="auto" style:column-width="2.1335in"/>
    </style:style>
    <style:style style:name="co17" style:family="table-column">
      <style:table-column-properties fo:break-before="auto" style:column-width="1.7154in"/>
    </style:style>
    <style:style style:name="co18" style:family="table-column">
      <style:table-column-properties fo:break-before="auto" style:column-width="2.228in"/>
    </style:style>
    <style:style style:name="co19" style:family="table-column">
      <style:table-column-properties fo:break-before="auto" style:column-width="3.8098in"/>
    </style:style>
    <style:style style:name="co20" style:family="table-column">
      <style:table-column-properties fo:break-before="auto" style:column-width="4.2346in"/>
    </style:style>
    <style:style style:name="co21" style:family="table-column">
      <style:table-column-properties fo:break-before="auto" style:column-width="4.0311in"/>
    </style:style>
    <style:style style:name="co22" style:family="table-column">
      <style:table-column-properties fo:break-before="auto" style:column-width="6.1862in"/>
    </style:style>
    <style:style style:name="co23" style:family="table-column">
      <style:table-column-properties fo:break-before="auto" style:column-width="3.5272in"/>
    </style:style>
    <style:style style:name="co24" style:family="table-column">
      <style:table-column-properties fo:break-before="auto" style:column-width="2.5827in"/>
    </style:style>
    <style:style style:name="co25" style:family="table-column">
      <style:table-column-properties fo:break-before="auto" style:column-width="3.1528in"/>
    </style:style>
    <style:style style:name="co26" style:family="table-column">
      <style:table-column-properties fo:break-before="auto" style:column-width="2.6799in"/>
    </style:style>
    <style:style style:name="co27" style:family="table-column">
      <style:table-column-properties fo:break-before="auto" style:column-width="3.4756in"/>
    </style:style>
    <style:style style:name="co28" style:family="table-column">
      <style:table-column-properties fo:break-before="auto" style:column-width="4.3744in"/>
    </style:style>
    <style:style style:name="co29" style:family="table-column">
      <style:table-column-properties fo:break-before="auto" style:column-width="0.6563in"/>
    </style:style>
    <style:style style:name="co30" style:family="table-column">
      <style:table-column-properties fo:break-before="auto" style:column-width="5.2626in"/>
    </style:style>
    <style:style style:name="co31" style:family="table-column">
      <style:table-column-properties fo:break-before="auto" style:column-width="2.4535in"/>
    </style:style>
    <style:style style:name="co32" style:family="table-column">
      <style:table-column-properties fo:break-before="auto" style:column-width="1.7791in"/>
    </style:style>
    <style:style style:name="co33" style:family="table-column">
      <style:table-column-properties fo:break-before="auto" style:column-width="1.8118in"/>
    </style:style>
    <style:style style:name="co34" style:family="table-column">
      <style:table-column-properties fo:break-before="auto" style:column-width="5.5in"/>
    </style:style>
    <style:style style:name="co35" style:family="table-column">
      <style:table-column-properties fo:break-before="auto" style:column-width="0.6862in"/>
    </style:style>
    <style:style style:name="co36" style:family="table-column">
      <style:table-column-properties fo:break-before="auto" style:column-width="2.2299in"/>
    </style:style>
    <style:style style:name="co37" style:family="table-column">
      <style:table-column-properties fo:break-before="auto" style:column-width="2.648in"/>
    </style:style>
    <style:style style:name="co38" style:family="table-column">
      <style:table-column-properties fo:break-before="auto" style:column-width="0.5354in"/>
    </style:style>
    <style:style style:name="co39" style:family="table-column">
      <style:table-column-properties fo:break-before="auto" style:column-width="0.96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6839in" fo:break-before="auto" style:use-optimal-row-height="fals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54pt" fo:font-weight="bold" style:font-size-asian="54pt" style:font-weight-asian="bold" style:font-size-complex="54pt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style:font-name-asian="Droid Sans Fallback" style:font-name-complex="Lohit Hindi"/>
    </style:style>
    <style:style style:name="ce7" style:family="table-cell" style:parent-style-name="Not_20_found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Found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Found" style:data-style-name="N1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ff"/>
      <style:text-properties fo:font-size="16pt" fo:font-weight="bold"/>
    </style:style>
    <style:style style:name="ce11" style:family="table-cell" style:parent-style-name="Default">
      <style:text-properties fo:font-size="12pt" fo:font-weight="bold"/>
    </style:style>
    <style:style style:name="ce12" style:family="table-cell" style:parent-style-name="Default">
      <style:table-cell-properties fo:border-bottom="1.3pt double #000000" style:border-line-width-bottom="0.0181in 0.0181in 0.0181in" fo:border-left="none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5" style:family="table-cell" style:parent-style-name="Default">
      <style:text-properties style:font-name="Arial" style:font-name-asian="Droid Sans Fallback" style:font-name-complex="Lohit Hindi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fo:font-weight="bold"/>
    </style:style>
    <style:style style:name="ce1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21" style:family="table-cell" style:parent-style-name="Not_20_found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Found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8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1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2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3" style:family="table-cell" style:parent-style-name="Default">
      <style:text-properties fo:font-size="16pt" fo:font-weight="bold"/>
    </style:style>
    <style:style style:name="ce34" style:family="table-cell" style:parent-style-name="Default">
      <style:table-cell-properties fo:border-bottom="1.3pt double #000000" style:border-line-width-bottom="0.0181in 0.0181in 0.0181in" fo:border-left="none" fo:border-right="none" fo:border-top="none"/>
    </style:style>
    <style:style style:name="ce3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8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1" style:family="table-cell" style:parent-style-name="Default">
      <style:text-properties fo:font-style="italic" style:font-style-asian="italic" style:font-style-complex="italic"/>
    </style:style>
    <style:style style:name="ce62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63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ackground-color="#ffffff" fo:border-left="none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fo:background-color="#ffffff" fo:border-left="none" fo:border-right="none" fo:border-top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1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112" style:family="table-cell" style:parent-style-name="Default">
      <style:table-cell-properties fo:background-color="#ffffff" fo:border="none"/>
      <style:text-properties style:font-name="Arial" style:font-name-asian="Droid Sans Fallback" style:font-name-complex="Lohit Hindi"/>
    </style:style>
    <style:style style:name="ce113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11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21" style:family="table-cell" style:parent-style-name="Default" style:data-style-name="N100">
      <style:text-properties fo:font-size="12pt" fo:font-weight="bold"/>
    </style:style>
    <style:style style:name="ce122" style:family="table-cell" style:parent-style-name="Default" style:data-style-name="N100"/>
    <style:style style:name="ce123" style:family="table-cell" style:parent-style-name="Default" style:data-style-name="N100">
      <style:text-properties style:font-name="Arial" style:font-name-asian="Droid Sans Fallback" style:font-name-complex="Lohit Hindi"/>
    </style:style>
    <style:style style:name="ce124" style:family="table-cell" style:parent-style-name="Default">
      <style:table-cell-properties fo:background-color="transparent" fo:border="none"/>
      <style:text-properties style:font-name="Arial" style:font-name-asian="Droid Sans Fallback" style:font-name-complex="Lohit Hindi"/>
    </style:style>
    <style:style style:name="ce125" style:family="table-cell" style:parent-style-name="Default">
      <style:table-cell-properties fo:background-color="transparent" fo:border="none"/>
    </style:style>
    <style:style style:name="ce1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2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1.3547in" svg:height="0.3449in" svg:x="1.202in" svg:y="0.8677in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3" table:default-cell-style-name="ce5"/>
        <table:table-column table:style-name="co3" table:default-cell-style-name="Default"/>
        <table:table-column table:style-name="co5" table:default-cell-style-name="Default"/>
        <table:table-column table:style-name="co3" table:number-columns-repeated="1017" table:default-cell-style-name="Default"/>
        <table:table-row table:style-name="ro1">
          <table:table-cell table:style-name="ce1" table:number-columns-repeated="1024"/>
        </table:table-row>
        <table:table-row table:style-name="ro2">
          <table:table-cell table:style-name="ce1"/>
          <table:table-cell table:style-name="ce4" office:value-type="string">
            <text:p>Linphone Web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 table:number-rows-repeated="3">
          <table:table-cell table:style-name="ce1" table:number-columns-repeated="1024"/>
        </table:table-row>
        <table:table-row table:style-name="ro3">
          <table:table-cell table:style-name="ce2" office:value-type="string">
            <text:p>NOT DESCRIBED API</text:p>
          </table:table-cell>
          <table:table-cell table:style-name="ce2"/>
          <table:table-cell/>
          <table:table-cell table:style-name="ce2" office:value-type="string">
            <text:p>IMPLEMENTED</text:p>
          </table:table-cell>
          <table:table-cell/>
          <table:table-cell table:style-name="ce5" table:number-columns-repeated="1019"/>
        </table:table-row>
        <table:table-row table:style-name="ro1">
          <table:table-cell office:value-type="string">
            <text:p>_func</text:p>
          </table:table-cell>
          <table:table-cell office:value-type="string">
            <text:p>struct:_LCCallbackObj</text:p>
          </table:table-cell>
          <table:table-cell/>
          <table:table-cell table:style-name="ce6" table:formula="of:=[.D8]+[.D9]" office:value-type="float" office:value="366">
            <text:p>366</text:p>
          </table:table-cell>
          <table:table-cell table:number-columns-repeated="1020"/>
        </table:table-row>
        <table:table-row table:style-name="ro1">
          <table:table-cell office:value-type="string">
            <text:p>_user_data</text:p>
          </table:table-cell>
          <table:table-cell office:value-type="string">
            <text:p>struct:_LCCallbackObj</text:p>
          </table:table-cell>
          <table:table-cell/>
          <table:table-cell table:style-name="ce7" table:formula="of:=[Auth.D2]+[Address.D2]+[Call.D2]+[CallLog.D2]+[CallParams.D2]+[Core.D2]+[ProxyConfig.D2]+[PayloadType.D2]+[CallStats.D2]" office:value-type="float" office:value="80">
            <text:p>80</text:p>
          </table:table-cell>
          <table:table-cell table:number-columns-repeated="1020"/>
        </table:table-row>
        <table:table-row table:style-name="ro1">
          <table:table-cell office:value-type="string">
            <text:p>audio_rtcp_func</text:p>
          </table:table-cell>
          <table:table-cell office:value-type="string">
            <text:p>struct:_LinphoneRtpTransportFactories</text:p>
          </table:table-cell>
          <table:table-cell/>
          <table:table-cell table:style-name="ce8" table:formula="of:=[Auth.D3]+[Address.D3]+[Call.D3]+[CallLog.D3]+[CallParams.D3]+[Core.D3]+[ProxyConfig.D3]+[PayloadType.D3]+[CallStats.D3]" office:value-type="float" office:value="286">
            <text:p>286</text:p>
          </table:table-cell>
          <table:table-cell table:number-columns-repeated="1020"/>
        </table:table-row>
        <table:table-row table:style-name="ro1">
          <table:table-cell office:value-type="string">
            <text:p>audio_rtcp_func_data</text:p>
          </table:table-cell>
          <table:table-cell office:value-type="string">
            <text:p>struct:_LinphoneRtpTransportFactories</text:p>
          </table:table-cell>
          <table:table-cell/>
          <table:table-cell table:style-name="ce9" table:formula="of:=[.D9]/[.D7]" office:value-type="percentage" office:value="0.781420765027322">
            <text:p>78.14%</text:p>
          </table:table-cell>
          <table:table-cell table:number-columns-repeated="1020"/>
        </table:table-row>
        <table:table-row table:style-name="ro1">
          <table:table-cell office:value-type="string">
            <text:p>audio_rtp_func</text:p>
          </table:table-cell>
          <table:table-cell office:value-type="string">
            <text:p>struct:_LinphoneRtpTransportFactories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string">
            <text:p>audi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auth_info_reques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automatically_accept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automatically_initiate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buddy_info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encryption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i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call_log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s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display_message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status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url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warning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omain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download_bandwidth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d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dtmf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uration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fmtp_get_value</text:p>
          </table:table-cell>
          <table:table-cell office:value-type="string">
            <text:p>signature:(const char *fmtp, const char *param_name, char *result, size_t result_len)</text:p>
          </table:table-cell>
          <table:table-cell table:number-columns-repeated="1022"/>
        </table:table-row>
        <table:table-row table:style-name="ro1">
          <table:table-cell office:value-type="string">
            <text:p>from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globa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ice_state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signature:(struct _LinphoneCore *core, const char *typ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signature:(LinphoneAccountCreator *obj, const char *domain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signature:(LinphoneAccountCreator *obj, const char *email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signature:(LinphoneAccountCreator *obj, const char *password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signature:(LinphoneAccountCreator *obj, const char *rout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signature:(LinphoneAccountCreator *obj, int suscribr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signature:(LinphoneAccountCreator *obj, const char *usernam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call_params_low_bandwidth_enabled</text:p>
          </table:table-cell>
          <table:table-cell office:value-type="string">
            <text:p>signature:(const LinphoneCallParams *cp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clone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chat_room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external_body_url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from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message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peer_address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text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user_data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external_body_url</text:p>
          </table:table-cell>
          <table:table-cell office:value-type="string">
            <text:p>signature:(LinphoneChatMessage* message,const char* url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from</text:p>
          </table:table-cell>
          <table:table-cell office:value-type="string">
            <text:p>signature:(LinphoneChatMessage* message, const LinphoneAddress* from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user_data</text:p>
          </table:table-cell>
          <table:table-cell office:value-type="string">
            <text:p>signature:(LinphoneChatMessage* message,void*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tate_to_string</text:p>
          </table:table-cell>
          <table:table-cell office:value-type="string">
            <text:p>signature:(const LinphoneChatMessageState state)</text:p>
          </table:table-cell>
          <table:table-cell table:number-columns-repeated="1022"/>
        </table:table-row>
        <table:table-row table:style-name="ro1">
          <table:table-cell office:value-type="string">
            <text:p>linphone_chat_room_create_message</text:p>
          </table:table-cell>
          <table:table-cell office:value-type="string">
            <text:p>signature:(const LinphoneChatRoom *cr,const char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lc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signature:(LinphoneChatRoom *cr, const char *msg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2</text:p>
          </table:table-cell>
          <table:table-cell office:value-type="string">
            <text:p>signature:(LinphoneChatRoom *cr, LinphoneChatMessage* msg,LinphoneChatMessageStateChangeCb status_cb,void* ud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signature:(LinphoneChatRoom *cr, void * ud)</text:p>
          </table:table-cell>
          <table:table-cell table:number-columns-repeated="1022"/>
        </table:table-row>
        <table:table-row table:style-name="ro1">
          <table:table-cell office:value-type="string">
            <text:p>linphone_core_create_proxy_config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get_calls_nb</text:p>
          </table:table-cell>
          <table:table-cell office:value-type="string">
            <text:p>signature:(const 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get_missed_calls_count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get_user_agent_name</text:p>
          </table:table-cell>
          <table:table-cell office:value-type="string">
            <text:p>signature:(void)</text:p>
          </table:table-cell>
          <table:table-cell table:number-columns-repeated="1022"/>
        </table:table-row>
        <table:table-row table:style-name="ro1">
          <table:table-cell office:value-type="string">
            <text:p>linphone_core_get_user_agent_version</text:p>
          </table:table-cell>
          <table:table-cell office:value-type="string">
            <text:p>signature:(void)</text:p>
          </table:table-cell>
          <table:table-cell table:number-columns-repeated="1022"/>
        </table:table-row>
        <table:table-row table:style-name="ro1">
          <table:table-cell office:value-type="string">
            <text:p>linphone_core_remove_call_log</text:p>
          </table:table-cell>
          <table:table-cell office:value-type="string">
            <text:p>signature:(LinphoneCore *lc, LinphoneCallLog *call_log)</text:p>
          </table:table-cell>
          <table:table-cell table:number-columns-repeated="1022"/>
        </table:table-row>
        <table:table-row table:style-name="ro1">
          <table:table-cell office:value-type="string">
            <text:p>linphone_core_reset_missed_calls_count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signature:(LinphoneReason err)</text:p>
          </table:table-cell>
          <table:table-cell table:number-columns-repeated="1022"/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signature:(LinphoneRegistrationState cs)</text:p>
          </table:table-cell>
          <table:table-cell table:number-columns-repeated="1022"/>
        </table:table-row>
        <table:table-row table:style-name="ro1">
          <table:table-cell office:value-type="string">
            <text:p>local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message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office:value-type="string">
            <text:p>new_subscription_request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presence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passwor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qualit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fer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fke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gistration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mote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out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ent_rtcp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show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ssctx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tart_dat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tart_date_tim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tatu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ucceede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uscrib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tc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ext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o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transfer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ud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unused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upload_bandwidth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user_pointe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usernam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video_enable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video_rtc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c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siz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>
            <text:p><text:s/></text:p>
          </table:table-cell>
          <table:table-cell table:number-columns-repeated="1022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6">
            <text:p>6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style-name="ce13" table:formula="of:=NOTATION(SUBSTITUTE([.E7];&quot;linphone_auth_info_&quot;;&quot;&quot;))" office:value-type="string" office:string-value="getUserid">
            <text:p>getUserid</text:p>
          </table:table-cell>
          <table:table-cell table:style-name="ce18" office:value-type="string">
            <text:p>useri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7])" office:value-type="string" office:string-value="Yes">
            <text:p>Yes</text:p>
          </table:table-cell>
          <table:table-cell table:style-name="ce18" office:value-type="string">
            <text:p>linphone_auth_info_get_userid</text:p>
          </table:table-cell>
          <table:table-cell table:style-name="ce31" table:formula="of:=INDEX([$Linphone.$A$2:.$E$9000];MATCH([.E7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auth_info_&quot;;&quot;&quot;))" office:value-type="string" office:string-value="setUserid">
            <text:p>setUserid</text:p>
          </table:table-cell>
          <table:table-cell table:style-name="ce19" office:value-type="string">
            <text:p>useri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8])" office:value-type="string" office:string-value="Yes">
            <text:p>Yes</text:p>
          </table:table-cell>
          <table:table-cell table:style-name="ce19" office:value-type="string">
            <text:p>linphone_auth_info_set_userid</text:p>
          </table:table-cell>
          <table:table-cell table:style-name="ce32" table:formula="of:=INDEX([$Linphone.$A$2:.$E$9000];MATCH([.E8];[$Linphone.$D$2:.$D$9000]);5)" office:value-type="string" office:string-value="signature:(LinphoneAuthInfo *info, const char *userid)">
            <text:p>signature:(LinphoneAuthInfo *info, const char *useri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auth_info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9])" office:value-type="string" office:string-value="Yes">
            <text:p>Yes</text:p>
          </table:table-cell>
          <table:table-cell table:style-name="ce18" office:value-type="string">
            <text:p>linphone_auth_info_get_username</text:p>
          </table:table-cell>
          <table:table-cell table:style-name="ce31" table:formula="of:=INDEX([$Linphone.$A$2:.$E$9000];MATCH([.E9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auth_info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0])" office:value-type="string" office:string-value="Yes">
            <text:p>Yes</text:p>
          </table:table-cell>
          <table:table-cell table:style-name="ce19" office:value-type="string">
            <text:p>linphone_auth_info_set_username</text:p>
          </table:table-cell>
          <table:table-cell table:style-name="ce32" table:formula="of:=INDEX([$Linphone.$A$2:.$E$9000];MATCH([.E10];[$Linphone.$D$2:.$D$9000]);5)" office:value-type="string" office:string-value="signature:(LinphoneAuthInfo *info, const char *username)">
            <text:p>signature:(LinphoneAuthInfo *info, const char *username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auth_info_&quot;;&quot;&quot;))" office:value-type="string" office:string-value="getPasswd">
            <text:p>getPasswd</text:p>
          </table:table-cell>
          <table:table-cell table:style-name="ce18" office:value-type="string">
            <text:p>passw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11])" office:value-type="string" office:string-value="Yes">
            <text:p>Yes</text:p>
          </table:table-cell>
          <table:table-cell table:style-name="ce18" office:value-type="string">
            <text:p>linphone_auth_info_get_passwd</text:p>
          </table:table-cell>
          <table:table-cell table:style-name="ce31" table:formula="of:=INDEX([$Linphone.$A$2:.$E$9000];MATCH([.E11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auth_info_&quot;;&quot;&quot;))" office:value-type="string" office:string-value="setPasswd">
            <text:p>setPasswd</text:p>
          </table:table-cell>
          <table:table-cell table:style-name="ce19" office:value-type="string">
            <text:p>passw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2])" office:value-type="string" office:string-value="Yes">
            <text:p>Yes</text:p>
          </table:table-cell>
          <table:table-cell table:style-name="ce19" office:value-type="string">
            <text:p>linphone_auth_info_set_passwd</text:p>
          </table:table-cell>
          <table:table-cell table:style-name="ce32" table:formula="of:=INDEX([$Linphone.$A$2:.$E$9000];MATCH([.E12];[$Linphone.$D$2:.$D$9000]);5)" office:value-type="string" office:string-value="signature:(LinphoneAuthInfo *info, const char *passwd)">
            <text:p>signature:(LinphoneAuthInfo *info, const char *passwd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26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2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5" table:formula="of:=INDEX([$Linphone.$A$2:.$E$9000];MATCH([.E23];[$Linphone.$D$2:.$D$9000]);5)" office:value-type="string" office:string-value="signature:(LinphoneAuthInfo *info)">
            <text:p>signature:(LinphoneAuthInfo *info)</text:p>
          </table:table-cell>
          <table:table-cell table:formula="of:=INDEX([$Linphone.$A$2:.$E$9000];MATCH([.E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5" table:formula="of:=INDEX([$Linphone.$A$2:.$E$9000];MATCH([.E24];[$Linphone.$D$2:.$D$9000]);5)" office:value-type="string" office:string-value="signature:(struct _LpConfig *config, int pos)">
            <text:p>signature:(struct _LpConfig *config, int pos)</text:p>
          </table:table-cell>
          <table:table-cell table:formula="of:=INDEX([$Linphone.$A$2:.$E$9000];MATCH([.E24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45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res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15">
            <text:p>15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7" table:formula="of:=NOTATION(SUBSTITUTE([.E7];&quot;linphone_address_&quot;;&quot;&quot;))" office:value-type="string" office:string-value="getDisplayName">
            <text:p>getDisplayName</text:p>
          </table:table-cell>
          <table:table-cell table:style-name="ce18" office:value-type="string">
            <text:p>display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7])" office:value-type="string" office:string-value="Yes">
            <text:p>Yes</text:p>
          </table:table-cell>
          <table:table-cell table:style-name="ce18" office:value-type="string">
            <text:p>linphone_address_get_display_name</text:p>
          </table:table-cell>
          <table:table-cell table:style-name="ce31" table:formula="of:=INDEX([$Linphone.$A$2:.$E$9000];MATCH([.E7];[$Linphone.$D$2:.$D$9000]);5)" office:value-type="string" office:string-value="signature:(const LinphoneAddress* u)">
            <text:p>signature:(const LinphoneAddress* u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];&quot;linphone_address_&quot;;&quot;&quot;))" office:value-type="string" office:string-value="setDisplayName">
            <text:p>setDisplayName</text:p>
          </table:table-cell>
          <table:table-cell table:style-name="ce19" office:value-type="string">
            <text:p>display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8])" office:value-type="string" office:string-value="Yes">
            <text:p>Yes</text:p>
          </table:table-cell>
          <table:table-cell table:style-name="ce19" office:value-type="string">
            <text:p>linphone_address_set_display_name</text:p>
          </table:table-cell>
          <table:table-cell table:style-name="ce32" table:formula="of:=INDEX([$Linphone.$A$2:.$E$9000];MATCH([.E8];[$Linphone.$D$2:.$D$9000]);5)" office:value-type="string" office:string-value="signature:(LinphoneAddress *u, const char *display_name)">
            <text:p>signature:(LinphoneAddress *u, const char *display_name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];&quot;linphone_address_&quot;;&quot;&quot;))" office:value-type="string" office:string-value="getDomain">
            <text:p>getDomain</text:p>
          </table:table-cell>
          <table:table-cell table:style-name="ce18" office:value-type="string">
            <text:p>domain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9])" office:value-type="string" office:string-value="Yes">
            <text:p>Yes</text:p>
          </table:table-cell>
          <table:table-cell table:style-name="ce18" office:value-type="string">
            <text:p>linphone_address_get_domain</text:p>
          </table:table-cell>
          <table:table-cell table:style-name="ce31" table:formula="of:=INDEX([$Linphone.$A$2:.$E$9000];MATCH([.E9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];&quot;linphone_address_&quot;;&quot;&quot;))" office:value-type="string" office:string-value="setDomain">
            <text:p>setDomain</text:p>
          </table:table-cell>
          <table:table-cell table:style-name="ce19" office:value-type="string">
            <text:p>domain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0])" office:value-type="string" office:string-value="Yes">
            <text:p>Yes</text:p>
          </table:table-cell>
          <table:table-cell table:style-name="ce19" office:value-type="string">
            <text:p>linphone_address_set_domain</text:p>
          </table:table-cell>
          <table:table-cell table:style-name="ce32" table:formula="of:=INDEX([$Linphone.$A$2:.$E$9000];MATCH([.E10];[$Linphone.$D$2:.$D$9000]);5)" office:value-type="string" office:string-value="signature:(LinphoneAddress *uri, const char *host)">
            <text:p>signature:(LinphoneAddress *uri, const char *host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];&quot;linphone_address_&quot;;&quot;&quot;))" office:value-type="string" office:string-value="getPort">
            <text:p>getPort</text:p>
          </table:table-cell>
          <table:table-cell table:style-name="ce18" office:value-type="string">
            <text:p>port</text:p>
          </table:table-cell>
          <table:table-cell table:style-name="ce18" office:value-type="string">
            <text:p>number</text:p>
          </table:table-cell>
          <table:table-cell table:style-name="ce39" table:formula="of:=SEEKIMPL(&quot;Impl&quot;;&quot;class:AddressAPI&quot;;[.A11])" office:value-type="string" office:string-value="Yes">
            <text:p>Yes</text:p>
          </table:table-cell>
          <table:table-cell table:style-name="ce18" office:value-type="string">
            <text:p>linphone_address_get_port</text:p>
          </table:table-cell>
          <table:table-cell table:style-name="ce31" table:formula="of:=INDEX([$Linphone.$A$2:.$E$9000];MATCH([.E11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];&quot;linphone_address_&quot;;&quot;&quot;))" office:value-type="string" office:string-value="setPort">
            <text:p>setPort</text:p>
          </table:table-cell>
          <table:table-cell table:style-name="ce19" office:value-type="string">
            <text:p>port</text:p>
          </table:table-cell>
          <table:table-cell table:style-name="ce19" office:value-type="string">
            <text:p>number</text:p>
          </table:table-cell>
          <table:table-cell table:style-name="ce40" table:formula="of:=SEEKIMPL(&quot;Impl&quot;;&quot;class:AddressAPI&quot;;[.A12])" office:value-type="string" office:string-value="Yes">
            <text:p>Yes</text:p>
          </table:table-cell>
          <table:table-cell table:style-name="ce19" office:value-type="string">
            <text:p>linphone_address_set_port</text:p>
          </table:table-cell>
          <table:table-cell table:style-name="ce32" table:formula="of:=INDEX([$Linphone.$A$2:.$E$9000];MATCH([.E12];[$Linphone.$D$2:.$D$9000]);5)" office:value-type="string" office:string-value="signature:(LinphoneAddress *uri, const char *port)">
            <text:p>signature:(LinphoneAddress *uri, const char *port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3];&quot;linphone_address_&quot;;&quot;&quot;))" office:value-type="string" office:string-value="getPortInt">
            <text:p>getPortInt</text:p>
          </table:table-cell>
          <table:table-cell table:style-name="ce18" office:value-type="string">
            <text:p>portInt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3])" office:value-type="string" office:string-value="Yes">
            <text:p>Yes</text:p>
          </table:table-cell>
          <table:table-cell table:style-name="ce18" office:value-type="string">
            <text:p>linphone_address_get_port_int</text:p>
          </table:table-cell>
          <table:table-cell table:style-name="ce31" table:formula="of:=INDEX([$Linphone.$A$2:.$E$9000];MATCH([.E13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4];&quot;linphone_address_&quot;;&quot;&quot;))" office:value-type="string" office:string-value="setPortInt">
            <text:p>setPortInt</text:p>
          </table:table-cell>
          <table:table-cell table:style-name="ce19" office:value-type="string">
            <text:p>portInt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4])" office:value-type="string" office:string-value="Yes">
            <text:p>Yes</text:p>
          </table:table-cell>
          <table:table-cell table:style-name="ce19" office:value-type="string">
            <text:p>linphone_address_set_port_int</text:p>
          </table:table-cell>
          <table:table-cell table:style-name="ce32" table:formula="of:=INDEX([$Linphone.$A$2:.$E$9000];MATCH([.E14];[$Linphone.$D$2:.$D$9000]);5)" office:value-type="string" office:string-value="signature:(LinphoneAddress *uri, int port)">
            <text:p>signature:(LinphoneAddress *uri, int port)</text:p>
          </table:table-cell>
          <table:table-cell table:style-name="ce19" table:formula="of:=INDEX([$Linphone.$A$2:.$E$9000];MATCH([.E1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5];&quot;linphone_address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5])" office:value-type="string" office:string-value="Yes">
            <text:p>Yes</text:p>
          </table:table-cell>
          <table:table-cell table:style-name="ce18" office:value-type="string">
            <text:p>linphone_address_get_username</text:p>
          </table:table-cell>
          <table:table-cell table:style-name="ce31" table:formula="of:=INDEX([$Linphone.$A$2:.$E$9000];MATCH([.E15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6];&quot;linphone_address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6])" office:value-type="string" office:string-value="Yes">
            <text:p>Yes</text:p>
          </table:table-cell>
          <table:table-cell table:style-name="ce19" office:value-type="string">
            <text:p>linphone_address_set_username</text:p>
          </table:table-cell>
          <table:table-cell table:style-name="ce32" table:formula="of:=INDEX([$Linphone.$A$2:.$E$9000];MATCH([.E16];[$Linphone.$D$2:.$D$9000]);5)" office:value-type="string" office:string-value="signature:(LinphoneAddress *uri, const char *username)">
            <text:p>signature:(LinphoneAddress *uri, const char *username)</text:p>
          </table:table-cell>
          <table:table-cell table:style-name="ce19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17];&quot;linphone_address_&quot;;&quot;&quot;))" office:value-type="string" office:string-value="getScheme">
            <text:p>getScheme</text:p>
          </table:table-cell>
          <table:table-cell office:value-type="string">
            <text:p>scheme</text:p>
          </table:table-cell>
          <table:table-cell office:value-type="string">
            <text:p>string</text:p>
          </table:table-cell>
          <table:table-cell table:style-name="ce41" table:formula="of:=SEEKIMPL(&quot;Impl&quot;;&quot;class:AddressAPI&quot;;[.A17])" office:value-type="string" office:string-value="Yes">
            <text:p>Yes</text:p>
          </table:table-cell>
          <table:table-cell office:value-type="string">
            <text:p>linphone_address_get_scheme</text:p>
          </table:table-cell>
          <table:table-cell table:style-name="ce15" table:formula="of:=INDEX([$Linphone.$A$2:.$E$9000];MATCH([.E1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1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linphone_global_state_to_string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27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1" table:formula="of:=SEEKIMPL(&quot;Impl&quot;;&quot;class:AddressAPI&quot;;[.A27]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5" table:formula="of:=INDEX([$Linphone.$A$2:.$E$9000];MATCH([.E2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7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8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1" table:formula="of:=SEEKIMPL(&quot;Impl&quot;;&quot;class:AddressAPI&quot;;[.A28]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5" table:formula="of:=INDEX([$Linphone.$A$2:.$E$9000];MATCH([.E28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9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1" table:formula="of:=SEEKIMPL(&quot;Impl&quot;;&quot;class:AddressAPI&quot;;[.A29]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5" table:formula="of:=INDEX([$Linphone.$A$2:.$E$9000];MATCH([.E29];[$Linphone.$D$2:.$D$9000]);5)" office:value-type="string" office:string-value="signature:(LinphoneAddress *uri)">
            <text:p>signature:(LinphoneAddress *uri)</text:p>
          </table:table-cell>
          <table:table-cell table:formula="of:=INDEX([$Linphone.$A$2:.$E$9000];MATCH([.E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30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1" table:formula="of:=SEEKIMPL(&quot;Impl&quot;;&quot;class:AddressAPI&quot;;[.A30]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5" table:formula="of:=INDEX([$Linphone.$A$2:.$E$9000];MATCH([.E30];[$Linphone.$D$2:.$D$9000]);5)" office:value-type="string" office:string-value="signature:(const LinphoneAddress *uri)">
            <text:p>signature:(const LinphoneAddress *uri)</text:p>
          </table:table-cell>
          <table:table-cell table:formula="of:=INDEX([$Linphone.$A$2:.$E$9000];MATCH([.E3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5" table:formula="of:=INDEX([$Linphone.$A$2:.$E$9000];MATCH([.E31];[$Linphone.$D$2:.$D$9000]);5)" office:value-type="string" office:string-value="signature:(LinphoneAddress *u)">
            <text:p>signature:(LinphoneAddress *u)</text:p>
          </table:table-cell>
          <table:table-cell table:formula="of:=INDEX([$Linphone.$A$2:.$E$9000];MATCH([.E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5" table:formula="of:=INDEX([$Linphone.$A$2:.$E$9000];MATCH([.E32];[$Linphone.$D$2:.$D$9000]);5)" office:value-type="string" office:string-value="signature:(const char *uri)">
            <text:p>signature:(const char *uri)</text:p>
          </table:table-cell>
          <table:table-cell table:formula="of:=INDEX([$Linphone.$A$2:.$E$9000];MATCH([.E3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1" table:formula="of:=SEEKIMPL(&quot;Impl&quot;;&quot;class:Address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5" table:formula="of:=INDEX([$Linphone.$A$2:.$E$9000];MATCH([.E33];[$Linphone.$D$2:.$D$9000]);5)" office:value-type="string" office:string-value="signature:(const LinphoneAddress *a1, const LinphoneAddress *a2)">
            <text:p>signature:(const LinphoneAddress *a1, const LinphoneAddress *a2)</text:p>
          </table:table-cell>
          <table:table-cell table:formula="of:=INDEX([$Linphone.$A$2:.$E$9000];MATCH([.E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36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" table:style-name="ta1">
        <office:forms form:automatic-focus="false" form:apply-design-mode="false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90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90];&quot;Yes&quot;)" office:value-type="float" office:value="33">
            <text:p>33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table:formula="of:=NOTATION(SUBSTITUTE([.E7];&quot;linphone_call_&quot;;&quot;&quot;))" office:value-type="string" office:string-value="cameraEnabled">
            <text:p>cameraEnabled</text:p>
          </table:table-cell>
          <table:table-cell table:style-name="ce18" office:value-type="string">
            <text:p>camera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7])" office:value-type="string" office:string-value="Yes">
            <text:p>Yes</text:p>
          </table:table-cell>
          <table:table-cell table:style-name="ce18" office:value-type="string">
            <text:p>linphone_call_camera_enabled</text:p>
          </table:table-cell>
          <table:table-cell table:style-name="ce31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&quot;;&quot;&quot;))" office:value-type="string" office:string-value="enableCamera">
            <text:p>enableCamera</text:p>
          </table:table-cell>
          <table:table-cell table:style-name="ce19" office:value-type="string">
            <text:p>camera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8])" office:value-type="string" office:string-value="Yes">
            <text:p>Yes</text:p>
          </table:table-cell>
          <table:table-cell table:style-name="ce19" office:value-type="string">
            <text:p>linphone_call_enable_camera</text:p>
          </table:table-cell>
          <table:table-cell table:style-name="ce32" table:formula="of:=INDEX([$Linphone.$A$2:.$E$9000];MATCH([.E8];[$Linphone.$D$2:.$D$9000]);5)" office:value-type="string" office:string-value="signature:(LinphoneCall *lc, bool_t enabled)">
            <text:p>signature:(LinphoneCall *lc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call_&quot;;&quot;&quot;))" office:value-type="string" office:string-value="echoCancellationEnabled">
            <text:p>echoCancellationEnabled</text:p>
          </table:table-cell>
          <table:table-cell table:style-name="ce18" office:value-type="string">
            <text:p>echoConcellation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9])" office:value-type="string" office:string-value="Yes">
            <text:p>Yes</text:p>
          </table:table-cell>
          <table:table-cell table:style-name="ce18" office:value-type="string">
            <text:p>linphone_call_echo_cancellation_enabled</text:p>
          </table:table-cell>
          <table:table-cell table:style-name="ce31" table:formula="of:=INDEX([$Linphone.$A$2:.$E$9000];MATCH([.E9];[$Linphone.$D$2:.$D$9000]);5)" office:value-type="string" office:string-value="signature:(LinphoneCall *lc)">
            <text:p>signature:(LinphoneCall *lc)</text:p>
          </table:table-cell>
          <table:table-cell table:style-name="ce18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call_&quot;;&quot;&quot;))" office:value-type="string" office:string-value="enableEchoCancellation">
            <text:p>enableEchoCancellation</text:p>
          </table:table-cell>
          <table:table-cell table:style-name="ce19" office:value-type="string">
            <text:p>echoConcellation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0])" office:value-type="string" office:string-value="Yes">
            <text:p>Yes</text:p>
          </table:table-cell>
          <table:table-cell table:style-name="ce19" office:value-type="string">
            <text:p>linphone_call_enable_echo_cancellation</text:p>
          </table:table-cell>
          <table:table-cell table:style-name="ce32" table:formula="of:=INDEX([$Linphone.$A$2:.$E$9000];MATCH([.E10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call_&quot;;&quot;&quot;))" office:value-type="string" office:string-value="echoLimiterEnabled">
            <text:p>echoLimiterEnabled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11])" office:value-type="string" office:string-value="Yes">
            <text:p>Yes</text:p>
          </table:table-cell>
          <table:table-cell table:style-name="ce18" office:value-type="string">
            <text:p>linphone_call_echo_limiter_enabled</text:p>
          </table:table-cell>
          <table:table-cell table:style-name="ce31" table:formula="of:=INDEX([$Linphone.$A$2:.$E$9000];MATCH([.E11];[$Linphone.$D$2:.$D$9000]);5)" office:value-type="string" office:string-value="signature:(const LinphoneCall *call)">
            <text:p>signature:(const LinphoneCall *call)</text:p>
          </table:table-cell>
          <table:table-cell table:style-name="ce18" table:formula="of:=INDEX([$Linphone.$A$2:.$E$9000];MATCH([.E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call_&quot;;&quot;&quot;))" office:value-type="string" office:string-value="enableEchoLimiter">
            <text:p>enableEchoLimiter</text:p>
          </table:table-cell>
          <table:table-cell table:style-name="ce19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2])" office:value-type="string" office:string-value="Yes">
            <text:p>Yes</text:p>
          </table:table-cell>
          <table:table-cell table:style-name="ce19" office:value-type="string">
            <text:p>linphone_call_enable_echo_limiter</text:p>
          </table:table-cell>
          <table:table-cell table:style-name="ce32" table:formula="of:=INDEX([$Linphone.$A$2:.$E$9000];MATCH([.E12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3];&quot;linphone_call_&quot;;&quot;&quot;))" office:value-type="string" office:string-value="getAudioStats">
            <text:p>getAudioStats</text:p>
          </table:table-cell>
          <table:table-cell office:value-type="string">
            <text:p>audioStats</text:p>
          </table:table-cell>
          <table:table-cell office:value-type="string">
            <text:p>CallStats</text:p>
          </table:table-cell>
          <table:table-cell table:style-name="ce46" table:formula="of:=SEEKIMPL(&quot;Impl&quot;;&quot;class:CallAPI&quot;;[.A13])" office:value-type="string" office:string-value="Yes">
            <text:p>Yes</text:p>
          </table:table-cell>
          <table:table-cell office:value-type="string">
            <text:p>linphone_call_get_audio_stats</text:p>
          </table:table-cell>
          <table:table-cell table:style-name="ce15" table:formula="of:=INDEX([$Linphone.$A$2:.$E$9000];MATCH([.E13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3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call_&quot;;&quot;&quot;))" office:value-type="string" office:string-value="getAuthenticationToken">
            <text:p>getAuthenticationToken</text:p>
          </table:table-cell>
          <table:table-cell office:value-type="string">
            <text:p>authenticationToken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14])" office:value-type="string" office:string-value="Yes">
            <text:p>Yes</text:p>
          </table:table-cell>
          <table:table-cell office:value-type="string">
            <text:p>linphone_call_get_authentication_token</text:p>
          </table:table-cell>
          <table:table-cell table:style-name="ce15" table:formula="of:=INDEX([$Linphone.$A$2:.$E$9000];MATCH([.E14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5];&quot;linphone_call_&quot;;&quot;&quot;))" office:value-type="string" office:string-value="getAuthenticationTokenVerified">
            <text:p>getAuthenticationTokenVerified</text:p>
          </table:table-cell>
          <table:table-cell office:value-type="string">
            <text:p>authenticationTokenVerified</text:p>
          </table:table-cell>
          <table:table-cell office:value-type="string">
            <text:p>boolean</text:p>
          </table:table-cell>
          <table:table-cell table:style-name="ce46" table:formula="of:=SEEKIMPL(&quot;Impl&quot;;&quot;class:CallAPI&quot;;[.A15])" office:value-type="string" office:string-value="Yes">
            <text:p>Yes</text:p>
          </table:table-cell>
          <table:table-cell office:value-type="string">
            <text:p>linphone_call_get_authentication_token_verified</text:p>
          </table:table-cell>
          <table:table-cell table:style-name="ce15" table:formula="of:=INDEX([$Linphone.$A$2:.$E$9000];MATCH([.E1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call_&quot;;&quot;&quot;))" office:value-type="string" office:string-value="getAverageQuality">
            <text:p>getAverageQuality</text:p>
          </table:table-cell>
          <table:table-cell office:value-type="string">
            <text:p>average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16])" office:value-type="string" office:string-value="Yes">
            <text:p>Yes</text:p>
          </table:table-cell>
          <table:table-cell office:value-type="string">
            <text:p>linphone_call_get_average_quality</text:p>
          </table:table-cell>
          <table:table-cell table:style-name="ce15" table:formula="of:=INDEX([$Linphone.$A$2:.$E$9000];MATCH([.E1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call_&quot;;&quot;&quot;))" office:value-type="string" office:string-value="getCallLog">
            <text:p>getCallLog</text:p>
          </table:table-cell>
          <table:table-cell office:value-type="string">
            <text:p>callLog</text:p>
          </table:table-cell>
          <table:table-cell office:value-type="string">
            <text:p>CallLog</text:p>
          </table:table-cell>
          <table:table-cell table:style-name="ce46" table:formula="of:=SEEKIMPL(&quot;Impl&quot;;&quot;class:CallAPI&quot;;[.A17])" office:value-type="string" office:string-value="Yes">
            <text:p>Yes</text:p>
          </table:table-cell>
          <table:table-cell office:value-type="string">
            <text:p>linphone_call_get_call_log</text:p>
          </table:table-cell>
          <table:table-cell table:style-name="ce15" table:formula="of:=INDEX([$Linphone.$A$2:.$E$9000];MATCH([.E1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7];[$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call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46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get_core</text:p>
          </table:table-cell>
          <table:table-cell table:style-name="ce15" table:formula="of:=INDEX([$Linphone.$A$2:.$E$9000];MATCH([.E1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8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call_&quot;;&quot;&quot;))" office:value-type="string" office:string-value="getCurrentParams">
            <text:p>getCurrentParams</text:p>
          </table:table-cell>
          <table:table-cell office:value-type="string">
            <text:p>current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19])" office:value-type="string" office:string-value="Yes">
            <text:p>Yes</text:p>
          </table:table-cell>
          <table:table-cell office:value-type="string">
            <text:p>linphone_call_get_current_params</text:p>
          </table:table-cell>
          <table:table-cell table:style-name="ce15" table:formula="of:=INDEX([$Linphone.$A$2:.$E$9000];MATCH([.E19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call_&quot;;&quot;&quot;))" office:value-type="string" office:string-value="getCurrentQuality">
            <text:p>getCurrentQuality</text:p>
          </table:table-cell>
          <table:table-cell office:value-type="string">
            <text:p>current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0])" office:value-type="string" office:string-value="Yes">
            <text:p>Yes</text:p>
          </table:table-cell>
          <table:table-cell office:value-type="string">
            <text:p>linphone_call_get_current_quality</text:p>
          </table:table-cell>
          <table:table-cell table:style-name="ce15" table:formula="of:=INDEX([$Linphone.$A$2:.$E$9000];MATCH([.E2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call_&quot;;&quot;&quot;))" office:value-type="string" office:string-value="getDir">
            <text:p>getDir</text:p>
          </table:table-cell>
          <table:table-cell office:value-type="string">
            <text:p>dir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5" table:formula="of:=INDEX([$Linphone.$A$2:.$E$9000];MATCH([.E21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1];[$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call_&quot;;&quot;&quot;))" office:value-type="string" office:string-value="getDuration">
            <text:p>getDuration</text:p>
          </table:table-cell>
          <table:table-cell office:value-type="string">
            <text:p>durati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2])" office:value-type="string" office:string-value="Yes">
            <text:p>Yes</text:p>
          </table:table-cell>
          <table:table-cell office:value-type="string">
            <text:p>linphone_call_get_duration</text:p>
          </table:table-cell>
          <table:table-cell table:style-name="ce15" table:formula="of:=INDEX([$Linphone.$A$2:.$E$9000];MATCH([.E2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call_&quot;;&quot;&quot;))" office:value-type="string" office:string-value="getPlayVolume">
            <text:p>getPlayVolume</text:p>
          </table:table-cell>
          <table:table-cell office:value-type="string">
            <text:p>play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3])" office:value-type="string" office:string-value="Yes">
            <text:p>Yes</text:p>
          </table:table-cell>
          <table:table-cell office:value-type="string">
            <text:p>linphone_call_get_play_volume</text:p>
          </table:table-cell>
          <table:table-cell table:style-name="ce15" table:formula="of:=INDEX([$Linphone.$A$2:.$E$9000];MATCH([.E2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call_&quot;;&quot;&quot;))" office:value-type="string" office:string-value="getReason">
            <text:p>getReason</text:p>
          </table:table-cell>
          <table:table-cell office:value-type="string">
            <text:p>reas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4])" office:value-type="string" office:string-value="Yes">
            <text:p>Yes</text:p>
          </table:table-cell>
          <table:table-cell office:value-type="string">
            <text:p>linphone_call_get_reason</text:p>
          </table:table-cell>
          <table:table-cell table:style-name="ce15" table:formula="of:=INDEX([$Linphone.$A$2:.$E$9000];MATCH([.E2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4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25];&quot;linphone_call_&quot;;&quot;&quot;))" office:value-type="string" office:string-value="getRecordVolume">
            <text:p>getRecordVolume</text:p>
          </table:table-cell>
          <table:table-cell office:value-type="string">
            <text:p>record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5])" office:value-type="string" office:string-value="Yes">
            <text:p>Yes</text:p>
          </table:table-cell>
          <table:table-cell office:value-type="string">
            <text:p>linphone_call_get_record_volume</text:p>
          </table:table-cell>
          <table:table-cell table:style-name="ce15" table:formula="of:=INDEX([$Linphone.$A$2:.$E$9000];MATCH([.E2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5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call_&quot;;&quot;&quot;))" office:value-type="string" office:string-value="getReferTo">
            <text:p>getReferTo</text:p>
          </table:table-cell>
          <table:table-cell office:value-type="string">
            <text:p>referTo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6])" office:value-type="string" office:string-value="Yes">
            <text:p>Yes</text:p>
          </table:table-cell>
          <table:table-cell office:value-type="string">
            <text:p>linphone_call_get_refer_to</text:p>
          </table:table-cell>
          <table:table-cell table:style-name="ce15" table:formula="of:=INDEX([$Linphone.$A$2:.$E$9000];MATCH([.E26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call_&quot;;&quot;&quot;))" office:value-type="string" office:string-value="getRemoteAddress">
            <text:p>getRemoteAddress</text:p>
          </table:table-cell>
          <table:table-cell office:value-type="string">
            <text:p>remoteAddress</text:p>
          </table:table-cell>
          <table:table-cell office:value-type="string">
            <text:p>Address</text:p>
          </table:table-cell>
          <table:table-cell table:style-name="ce46" table:formula="of:=SEEKIMPL(&quot;Impl&quot;;&quot;class:CallAPI&quot;;[.A2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5" table:formula="of:=INDEX([$Linphone.$A$2:.$E$9000];MATCH([.E2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7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&quot;;&quot;&quot;))" office:value-type="string" office:string-value="getRemoteAddressAsString">
            <text:p>getRemoteAddressAsString</text:p>
          </table:table-cell>
          <table:table-cell office:value-type="string">
            <text:p>remoteAddressAsString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8])" office:value-type="string" office:string-value="Yes">
            <text:p>Yes</text:p>
          </table:table-cell>
          <table:table-cell office:value-type="string">
            <text:p>linphone_call_get_remote_address_as_string</text:p>
          </table:table-cell>
          <table:table-cell table:style-name="ce15" table:formula="of:=INDEX([$Linphone.$A$2:.$E$9000];MATCH([.E2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call_&quot;;&quot;&quot;))" office:value-type="string" office:string-value="getRemoteParams">
            <text:p>getRemoteParams</text:p>
          </table:table-cell>
          <table:table-cell office:value-type="string">
            <text:p>remote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29])" office:value-type="string" office:string-value="Yes">
            <text:p>Yes</text:p>
          </table:table-cell>
          <table:table-cell office:value-type="string">
            <text:p>linphone_call_get_remote_params</text:p>
          </table:table-cell>
          <table:table-cell table:style-name="ce15" table:formula="of:=INDEX([$Linphone.$A$2:.$E$9000];MATCH([.E2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call_&quot;;&quot;&quot;))" office:value-type="string" office:string-value="getRemoteUserAgent">
            <text:p>getRemoteUserAgent</text:p>
          </table:table-cell>
          <table:table-cell office:value-type="string">
            <text:p>remoteUserAgent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30])" office:value-type="string" office:string-value="Yes">
            <text:p>Yes</text:p>
          </table:table-cell>
          <table:table-cell office:value-type="string">
            <text:p>linphone_call_get_remote_user_agent</text:p>
          </table:table-cell>
          <table:table-cell table:style-name="ce15" table:formula="of:=INDEX([$Linphone.$A$2:.$E$9000];MATCH([.E3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31];&quot;linphone_call_&quot;;&quot;&quot;))" office:value-type="string" office:string-value="getReplacedCall">
            <text:p>getReplacedCall</text:p>
          </table:table-cell>
          <table:table-cell office:value-type="string">
            <text:p>replacedCall</text:p>
          </table:table-cell>
          <table:table-cell office:value-type="string">
            <text:p>Call</text:p>
          </table:table-cell>
          <table:table-cell table:style-name="ce46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replaced_call</text:p>
          </table:table-cell>
          <table:table-cell table:style-name="ce15" table:formula="of:=INDEX([$Linphone.$A$2:.$E$9000];MATCH([.E31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32];&quot;linphone_call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5" table:formula="of:=INDEX([$Linphone.$A$2:.$E$9000];MATCH([.E3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2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3];&quot;linphone_call_&quot;;&quot;&quot;))" office:value-type="string" office:string-value="getTransferState">
            <text:p>getTransferState</text:p>
          </table:table-cell>
          <table:table-cell office:value-type="string">
            <text:p>transfer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3])" office:value-type="string" office:string-value="Yes">
            <text:p>Yes</text:p>
          </table:table-cell>
          <table:table-cell office:value-type="string">
            <text:p>linphone_call_get_transfer_state</text:p>
          </table:table-cell>
          <table:table-cell table:style-name="ce15" table:formula="of:=INDEX([$Linphone.$A$2:.$E$9000];MATCH([.E3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3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4];&quot;linphone_call_&quot;;&quot;&quot;))" office:value-type="string" office:string-value="getVideoStats">
            <text:p>getVideoStats</text:p>
          </table:table-cell>
          <table:table-cell office:value-type="string">
            <text:p>videoStats</text:p>
          </table:table-cell>
          <table:table-cell office:value-type="string">
            <text:p>CallStats</text:p>
          </table:table-cell>
          <table:table-cell table:style-name="ce46" table:formula="of:=SEEKIMPL(&quot;Impl&quot;;&quot;class:CallAPI&quot;;[.A34])" office:value-type="string" office:string-value="Yes">
            <text:p>Yes</text:p>
          </table:table-cell>
          <table:table-cell office:value-type="string">
            <text:p>linphone_call_get_video_stats</text:p>
          </table:table-cell>
          <table:table-cell table:style-name="ce15" table:formula="of:=INDEX([$Linphone.$A$2:.$E$9000];MATCH([.E3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4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5">
          <table:table-cell table:style-name="ce15" table:formula="of:=NOTATION(SUBSTITUTE([.E35];&quot;linphone_call_&quot;;&quot;&quot;))" office:value-type="string" office:string-value="isInConference">
            <text:p>isInConference</text:p>
          </table:table-cell>
          <table:table-cell office:value-type="string">
            <text:p>inConference</text:p>
          </table:table-cell>
          <table:table-cell office:value-type="string">
            <text:p>boolean</text:p>
          </table:table-cell>
          <table:table-cell table:style-name="ce46" table:formula="of:=SEEKIMPL(&quot;Impl&quot;;&quot;class:CallAPI&quot;;[.A35])" office:value-type="string" office:string-value="No">
            <text:p>No</text:p>
          </table:table-cell>
          <table:table-cell office:value-type="string">
            <text:p>linphone_call_is_in_conference</text:p>
          </table:table-cell>
          <table:table-cell table:style-name="ce15" table:formula="of:=INDEX([$Linphone.$A$2:.$E$9000];MATCH([.E35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46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6" table:formula="of:=SEEKIMPL(&quot;Impl&quot;;&quot;class:CallAPI&quot;;[.A46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4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47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7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8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6" table:formula="of:=SEEKIMPL(&quot;Impl&quot;;&quot;class:CallAPI&quot;;[.A48])" office:value-type="string" office:string-value="Yes">
            <text:p>Yes</text:p>
          </table:table-cell>
          <table:table-cell office:value-type="string">
            <text:p>linphone_call_has_transfer_pending</text:p>
          </table:table-cell>
          <table:table-cell table:style-name="ce15" table:formula="of:=INDEX([$Linphone.$A$2:.$E$9000];MATCH([.E4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4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5" table:formula="of:=INDEX([$Linphone.$A$2:.$E$9000];MATCH([.E4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9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50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6" table:formula="of:=SEEKIMPL(&quot;Impl&quot;;&quot;class:CallAPI&quot;;[.A50])" office:value-type="string" office:string-value="Yes">
            <text:p>Yes</text:p>
          </table:table-cell>
          <table:table-cell office:value-type="string">
            <text:p>linphone_call_send_vfu_request</text:p>
          </table:table-cell>
          <table:table-cell table:style-name="ce15" table:formula="of:=INDEX([$Linphone.$A$2:.$E$9000];MATCH([.E5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1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6" table:formula="of:=SEEKIMPL(&quot;Impl&quot;;&quot;class:CallAPI&quot;;[.A51])" office:value-type="string" office:string-value="Yes">
            <text:p>Yes</text:p>
          </table:table-cell>
          <table:table-cell office:value-type="string">
            <text:p>linphone_call_set_authentication_token_verified</text:p>
          </table:table-cell>
          <table:table-cell table:style-name="ce15" table:formula="of:=INDEX([$Linphone.$A$2:.$E$9000];MATCH([.E51];[$Linphone.$D$2:.$D$9000]);5)" office:value-type="string" office:string-value="signature:(LinphoneCall *call, bool_t verified)">
            <text:p>signature:(LinphoneCall *call, bool_t verified)</text:p>
          </table:table-cell>
          <table:table-cell table:formula="of:=INDEX([$Linphone.$A$2:.$E$9000];MATCH([.E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next_video_frame_decoded_callback</text:p>
          </table:table-cell>
          <table:table-cell table:style-name="ce15" table:formula="of:=INDEX([$Linphone.$A$2:.$E$9000];MATCH([.E52];[$Linphone.$D$2:.$D$9000]);5)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5" table:formula="of:=INDEX([$Linphone.$A$2:.$E$9000];MATCH([.E53];[$Linphone.$D$2:.$D$9000]);5)" office:value-type="string" office:string-value="signature:(LinphoneCall *call, void *user_pointer)">
            <text:p>signature:(LinphoneCall *call, void *user_pointer)</text:p>
          </table:table-cell>
          <table:table-cell table:formula="of:=INDEX([$Linphone.$A$2:.$E$9000];MATCH([.E5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tate_to_string</text:p>
          </table:table-cell>
          <table:table-cell table:style-name="ce15" table:formula="of:=INDEX([$Linphone.$A$2:.$E$9000];MATCH([.E54];[$Linphone.$D$2:.$D$9000]);5)" office:value-type="string" office:string-value="signature:(LinphoneCallState cs)">
            <text:p>signature:(LinphoneCallState cs)</text:p>
          </table:table-cell>
          <table:table-cell table:formula="of:=INDEX([$Linphone.$A$2:.$E$9000];MATCH([.E5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take_video_snapshot</text:p>
          </table:table-cell>
          <table:table-cell table:style-name="ce15" table:formula="of:=INDEX([$Linphone.$A$2:.$E$9000];MATCH([.E55];[$Linphone.$D$2:.$D$9000]);5)" office:value-type="string" office:string-value="signature:(LinphoneCall *call, const char *file)">
            <text:p>signature:(LinphoneCall *call, const char *file)</text:p>
          </table:table-cell>
          <table:table-cell table:formula="of:=INDEX([$Linphone.$A$2:.$E$9000];MATCH([.E5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5" table:formula="of:=INDEX([$Linphone.$A$2:.$E$9000];MATCH([.E5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7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6" table:formula="of:=SEEKIMPL(&quot;Impl&quot;;&quot;class:CallAPI&quot;;[.A57])" office:value-type="string" office:string-value="Yes">
            <text:p>Yes</text:p>
          </table:table-cell>
          <table:table-cell office:value-type="string">
            <text:p>linphone_call_zoom_video</text:p>
          </table:table-cell>
          <table:table-cell table:style-name="ce15" table:formula="of:=INDEX([$Linphone.$A$2:.$E$9000];MATCH([.E57];[$Linphone.$D$2:.$D$9000]);5)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formula="of:=INDEX([$Linphone.$A$2:.$E$9000];MATCH([.E5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Log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6];&quot;No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6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call_log_&quot;;&quot;&quot;))" office:value-type="string" office:string-value="getLocalStats">
            <text:p>getLocalStats</text:p>
          </table:table-cell>
          <table:table-cell office:value-type="string">
            <text:p>localStats</text:p>
          </table:table-cell>
          <table:table-cell/>
          <table:table-cell table:style-name="ce49" table:formula="of:=SEEKIMPL(&quot;Impl&quot;;&quot;class:CallLogAPI&quot;;[.A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5" table:formula="of:=INDEX([$Linphone.$A$2:.$E$9000];MATCH([.E7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7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call_log_&quot;;&quot;&quot;))" office:value-type="string" office:string-value="getRefKey">
            <text:p>getRefKey</text:p>
          </table:table-cell>
          <table:table-cell office:value-type="string">
            <text:p>refKey</text:p>
          </table:table-cell>
          <table:table-cell office:value-type="string">
            <text:p>string</text:p>
          </table:table-cell>
          <table:table-cell table:style-name="ce49" table:formula="of:=SEEKIMPL(&quot;Impl&quot;;&quot;class:CallLogAPI&quot;;[.A8])" office:value-type="string" office:string-value="Yes">
            <text:p>Yes</text:p>
          </table:table-cell>
          <table:table-cell office:value-type="string">
            <text:p>linphone_call_log_get_ref_key</text:p>
          </table:table-cell>
          <table:table-cell table:style-name="ce15" table:formula="of:=INDEX([$Linphone.$A$2:.$E$9000];MATCH([.E8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call_log_&quot;;&quot;&quot;))" office:value-type="string" office:string-value="setRefKey">
            <text:p>setRefKey</text:p>
          </table:table-cell>
          <table:table-cell office:value-type="string">
            <text:p>refKey</text:p>
          </table:table-cell>
          <table:table-cell/>
          <table:table-cell table:style-name="ce49" table:formula="of:=SEEKIMPL(&quot;Impl&quot;;&quot;class:CallLogAPI&quot;;[.A9])" office:value-type="string" office:string-value="Yes">
            <text:p>Yes</text:p>
          </table:table-cell>
          <table:table-cell office:value-type="string">
            <text:p>linphone_call_log_set_ref_key</text:p>
          </table:table-cell>
          <table:table-cell table:style-name="ce15" table:formula="of:=INDEX([$Linphone.$A$2:.$E$9000];MATCH([.E9];[$Linphone.$D$2:.$D$9000]);5)" office:value-type="string" office:string-value="signature:(LinphoneCallLog *cl, const char *refkey)">
            <text:p>signature:(LinphoneCallLog *cl, const char *refkey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call_log_&quot;;&quot;&quot;))" office:value-type="string" office:string-value="getRemoteStats">
            <text:p>getRemoteStats</text:p>
          </table:table-cell>
          <table:table-cell office:value-type="string">
            <text:p>remoteStats</text:p>
          </table:table-cell>
          <table:table-cell/>
          <table:table-cell table:style-name="ce49" table:formula="of:=SEEKIMPL(&quot;Impl&quot;;&quot;class:CallLogAPI&quot;;[.A10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5" table:formula="of:=INDEX([$Linphone.$A$2:.$E$9000];MATCH([.E10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0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get_user_pointer</text:p>
          </table:table-cell>
          <table:table-cell table:style-name="ce15" table:formula="of:=INDEX([$Linphone.$A$2:.$E$9000];MATCH([.E11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1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set_user_pointer</text:p>
          </table:table-cell>
          <table:table-cell table:style-name="ce15" table:formula="of:=INDEX([$Linphone.$A$2:.$E$9000];MATCH([.E12];[$Linphone.$D$2:.$D$9000]);5)" office:value-type="string" office:string-value="signature:(LinphoneCallLog *cl, void *up)">
            <text:p>signature:(LinphoneCallLog *cl, void *up)</text:p>
          </table:table-cell>
          <table:table-cell table:formula="of:=INDEX([$Linphone.$A$2:.$E$9000];MATCH([.E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51"/>
          <table:table-cell table:style-name="ce15"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51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3];&quot;linphone_call_log_&quot;;&quot;&quot;))" office:value-type="string" office:string-value="toStr">
            <text:p>toStr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49" table:formula="of:=SEEKIMPL(&quot;Impl&quot;;&quot;class:CallLog&quot;;[.A2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5" table:formula="of:=INDEX([$Linphone.$A$2:.$E$9000];MATCH([.E23];[$Linphone.$D$2:.$D$9000]);5)" office:value-type="string" office:string-value="signature:(LinphoneCallLog *cl)">
            <text:p>signature:(LinphoneCallLog *cl)</text:p>
          </table:table-cell>
          <table:table-cell table:formula="of:=INDEX([$Linphone.$A$2:.$E$9000];MATCH([.E23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Stats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7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7];&quot;Yes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7" office:value-type="string">
            <text:p>getJitterStats</text:p>
          </table:table-cell>
          <table:table-cell table:style-name="ce18" office:value-type="string">
            <text:p>jitterStats</text:p>
          </table:table-cell>
          <table:table-cell table:style-name="ce18"/>
          <table:table-cell table:style-name="ce52" table:formula="of:=SEEKIMPL(&quot;Impl&quot;;&quot;class:CallStatsAPI&quot;;[.A7])" office:value-type="string" office:string-value="No">
            <text:p>No</text:p>
          </table:table-cell>
          <table:table-cell table:style-name="ce18" office:value-type="string">
            <text:p>jitter_stats</text:p>
          </table:table-cell>
          <table:table-cell table:style-name="ce31" table:formula="of:=INDEX([$Linphone.$A$2:.$E$9000];MATCH([.E7];[$Linphone.$D$2:.$D$9000]);5)" office:value-type="string" office:string-value="struct:_LinphoneCallStats">
            <text:p>struct:_LinphoneCallStats</text:p>
          </table:table-cell>
          <table:table-cell table:style-name="ce18" table:formula="of:=INDEX([$Linphone.$A$2:.$E$9000];MATCH([.E7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JitterStats</text:p>
          </table:table-cell>
          <table:table-cell table:style-name="ce19" office:value-type="string">
            <text:p>jitterStats</text:p>
          </table:table-cell>
          <table:table-cell table:style-name="ce19"/>
          <table:table-cell table:style-name="ce53" table:formula="of:=SEEKIMPL(&quot;Impl&quot;;&quot;class:CallStatsAPI&quot;;[.A8])" office:value-type="string" office:string-value="No">
            <text:p>No</text:p>
          </table:table-cell>
          <table:table-cell table:style-name="ce19" office:value-type="string">
            <text:p>jitter_stats</text:p>
          </table:table-cell>
          <table:table-cell table:style-name="ce32" table:formula="of:=INDEX([$Linphone.$A$2:.$E$9000];MATCH([.E8];[$Linphone.$D$2:.$D$9000]);5)" office:value-type="string" office:string-value="struct:_LinphoneCallStats">
            <text:p>struct:_LinphoneCallStats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eceivedRtcp</text:p>
          </table:table-cell>
          <table:table-cell table:style-name="ce18" office:value-type="string">
            <text:p>receivedRtcp</text:p>
          </table:table-cell>
          <table:table-cell table:style-name="ce18"/>
          <table:table-cell table:style-name="ce52" table:formula="of:=SEEKIMPL(&quot;Impl&quot;;&quot;class:CallStatsAPI&quot;;[.A9])" office:value-type="string" office:string-value="No">
            <text:p>No</text:p>
          </table:table-cell>
          <table:table-cell table:style-name="ce18" office:value-type="string">
            <text:p>received_rtcp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eceivedRtcp</text:p>
          </table:table-cell>
          <table:table-cell table:style-name="ce19" office:value-type="string">
            <text:p>receivedRtcp</text:p>
          </table:table-cell>
          <table:table-cell table:style-name="ce19"/>
          <table:table-cell table:style-name="ce53" table:formula="of:=SEEKIMPL(&quot;Impl&quot;;&quot;class:CallStatsAPI&quot;;[.A10])" office:value-type="string" office:string-value="No">
            <text:p>No</text:p>
          </table:table-cell>
          <table:table-cell table:style-name="ce19" office:value-type="string">
            <text:p>received_rtcp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oundTripDelay</text:p>
          </table:table-cell>
          <table:table-cell table:style-name="ce18" office:value-type="string">
            <text:p>roundTripDelay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1])" office:value-type="string" office:string-value="Yes">
            <text:p>Yes</text:p>
          </table:table-cell>
          <table:table-cell table:style-name="ce18" office:value-type="string">
            <text:p>round_trip_delay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oundTripDelay</text:p>
          </table:table-cell>
          <table:table-cell table:style-name="ce19" office:value-type="string">
            <text:p>roundTripDelay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2])" office:value-type="string" office:string-value="Yes">
            <text:p>Yes</text:p>
          </table:table-cell>
          <table:table-cell table:style-name="ce19" office:value-type="string">
            <text:p>round_trip_delay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3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4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4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Params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60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60];&quot;Yes&quot;)" office:value-type="float" office:value="7">
            <text:p>7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table:formula="of:=NOTATION(SUBSTITUTE([.E7];&quot;linphone_call_params_&quot;;&quot;&quot;))" office:value-type="string" office:string-value="earlyMediaSendingEnabled">
            <text:p>earlyMediaSendingEnabled</text:p>
          </table:table-cell>
          <table:table-cell table:style-name="ce18" office:value-type="string">
            <text:p>earlyMediaSending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7])" office:value-type="string" office:string-value="Yes">
            <text:p>Yes</text:p>
          </table:table-cell>
          <table:table-cell table:style-name="ce18" office:value-type="string">
            <text:p>linphone_call_params_early_media_sending_enabled</text:p>
          </table:table-cell>
          <table:table-cell table:style-name="ce31" table:formula="of:=INDEX([$Linphone.$A$2:.$E$9000];MATCH([.E7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params_&quot;;&quot;&quot;))" office:value-type="string" office:string-value="enableEarlyMediaSending">
            <text:p>enableEarlyMediaSending</text:p>
          </table:table-cell>
          <table:table-cell table:style-name="ce19" office:value-type="string">
            <text:p>earlyMediaSending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8])" office:value-type="string" office:string-value="Yes">
            <text:p>Yes</text:p>
          </table:table-cell>
          <table:table-cell table:style-name="ce19" office:value-type="string">
            <text:p>linphone_call_params_enable_early_media_sending</text:p>
          </table:table-cell>
          <table:table-cell table:style-name="ce32" table:formula="of:=INDEX([$Linphone.$A$2:.$E$9000];MATCH([.E8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9];&quot;linphone_call_params_&quot;;&quot;&quot;))" office:value-type="string" office:string-value="localConferenceMode">
            <text:p>localConferenceMode</text:p>
          </table:table-cell>
          <table:table-cell office:value-type="string">
            <text:p>localConferenceMode</text:p>
          </table:table-cell>
          <table:table-cell office:value-type="string">
            <text:p>boolean</text:p>
          </table:table-cell>
          <table:table-cell table:style-name="ce57" table:formula="of:=SEEKIMPL(&quot;Impl&quot;;&quot;class:CallParamsAPI&quot;;[.A9])" office:value-type="string" office:string-value="Yes">
            <text:p>Yes</text:p>
          </table:table-cell>
          <table:table-cell office:value-type="string">
            <text:p>linphone_call_params_local_conference_mode</text:p>
          </table:table-cell>
          <table:table-cell table:style-name="ce15" table:formula="of:=INDEX([$Linphone.$A$2:.$E$9000];MATCH([.E9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3" table:formula="of:=NOTATION(SUBSTITUTE([.E10];&quot;linphone_call_params_&quot;;&quot;&quot;))" office:value-type="string" office:string-value="getMediaEncryption">
            <text:p>getMediaEncryption</text:p>
          </table:table-cell>
          <table:table-cell table:style-name="ce18" office:value-type="string">
            <text:p>mediaEncryption</text:p>
          </table:table-cell>
          <table:table-cell table:style-name="ce18"/>
          <table:table-cell table:style-name="ce55" table:formula="of:=SEEKIMPL(&quot;Impl&quot;;&quot;class:CallParamsAPI&quot;;[.A10])" office:value-type="string" office:string-value="No">
            <text:p>No</text:p>
          </table:table-cell>
          <table:table-cell table:style-name="ce18" office:value-type="string">
            <text:p>linphone_call_params_get_media_encryption</text:p>
          </table:table-cell>
          <table:table-cell table:style-name="ce31" table:formula="of:=INDEX([$Linphone.$A$2:.$E$9000];MATCH([.E10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10];[$Linphone.$D$2:.$D$9000]);3)" office:value-type="string" office:string-value="LinphoneMediaEncryption">
            <text:p>LinphoneMediaEncryption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1];&quot;linphone_call_params_&quot;;&quot;&quot;))" office:value-type="string" office:string-value="setMediaEncryption">
            <text:p>setMediaEncryption</text:p>
          </table:table-cell>
          <table:table-cell table:style-name="ce19" office:value-type="string">
            <text:p>mediaEncryption</text:p>
          </table:table-cell>
          <table:table-cell table:style-name="ce19"/>
          <table:table-cell table:style-name="ce56" table:formula="of:=SEEKIMPL(&quot;Impl&quot;;&quot;class:CallParamsAPI&quot;;[.A11])" office:value-type="string" office:string-value="No">
            <text:p>No</text:p>
          </table:table-cell>
          <table:table-cell table:style-name="ce19" office:value-type="string">
            <text:p>linphone_call_params_set_media_encryption</text:p>
          </table:table-cell>
          <table:table-cell table:style-name="ce32" table:formula="of:=INDEX([$Linphone.$A$2:.$E$9000];MATCH([.E11];[$Linphone.$D$2:.$D$9000]);5)" office:value-type="string" office:string-value="signature:(LinphoneCallParams *cp, LinphoneMediaEncryption e)">
            <text:p>signature:(LinphoneCallParams *cp, LinphoneMediaEncryption e)</text:p>
          </table:table-cell>
          <table:table-cell table:style-name="ce19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2];&quot;linphone_call_params_&quot;;&quot;&quot;))" office:value-type="string" office:string-value="getUsedAudioCodec">
            <text:p>getUsedAudioCodec</text:p>
          </table:table-cell>
          <table:table-cell office:value-type="string">
            <text:p>usedAudioCodec</text:p>
          </table:table-cell>
          <table:table-cell/>
          <table:table-cell table:style-name="ce57" table:formula="of:=SEEKIMPL(&quot;Impl&quot;;&quot;class:CallParamsAPI&quot;;[.A12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5" table:formula="of:=INDEX([$Linphone.$A$2:.$E$9000];MATCH([.E12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2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call_params_&quot;;&quot;&quot;))" office:value-type="string" office:string-value="getUsedVideoCodec">
            <text:p>getUsedVideoCodec</text:p>
          </table:table-cell>
          <table:table-cell office:value-type="string">
            <text:p>usedVideoCodec</text:p>
          </table:table-cell>
          <table:table-cell/>
          <table:table-cell table:style-name="ce57" table:formula="of:=SEEKIMPL(&quot;Impl&quot;;&quot;class:CallParamsAPI&quot;;[.A13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5" table:formula="of:=INDEX([$Linphone.$A$2:.$E$9000];MATCH([.E13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3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3" table:formula="of:=NOTATION(SUBSTITUTE([.E14];&quot;linphone_call_params_&quot;;&quot;&quot;))" office:value-type="string" office:string-value="enableVideo">
            <text:p>enableVideo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14])" office:value-type="string" office:string-value="Yes">
            <text:p>Yes</text:p>
          </table:table-cell>
          <table:table-cell table:style-name="ce18" office:value-type="string">
            <text:p>linphone_call_params_enable_video</text:p>
          </table:table-cell>
          <table:table-cell table:style-name="ce31" table:formula="of:=INDEX([$Linphone.$A$2:.$E$9000];MATCH([.E14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8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5];&quot;linphone_call_params_&quot;;&quot;&quot;))" office:value-type="string" office:string-value="videoEnabled">
            <text:p>videoEnabled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15])" office:value-type="string" office:string-value="Yes">
            <text:p>Yes</text:p>
          </table:table-cell>
          <table:table-cell table:style-name="ce19" office:value-type="string">
            <text:p>linphone_call_params_video_enabled</text:p>
          </table:table-cell>
          <table:table-cell table:style-name="ce32" table:formula="of:=INDEX([$Linphone.$A$2:.$E$9000];MATCH([.E15];[$Linphone.$D$2:.$D$9000]);5)" office:value-type="string" office:string-value="signature:(const LinphoneCallParams *cp)">
            <text:p>signature:(const LinphoneCallParams *cp)</text:p>
          </table:table-cell>
          <table:table-cell table:style-name="ce19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58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9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6];&quot;linphone_call_params_&quot;;&quot;&quot;))" office:value-type="string" office:string-value="copy">
            <text:p>copy</text:p>
          </table:table-cell>
          <table:table-cell table:number-columns-repeated="2"/>
          <table:table-cell table:style-name="ce57" table:formula="of:=SEEKIMPL(&quot;Impl&quot;;&quot;class:CallParamsAPI&quot;;[.A26])" office:value-type="string" office:string-value="Yes">
            <text:p>Yes</text:p>
          </table:table-cell>
          <table:table-cell office:value-type="string">
            <text:p>linphone_call_params_copy</text:p>
          </table:table-cell>
          <table:table-cell table:style-name="ce15" table:formula="of:=INDEX([$Linphone.$A$2:.$E$9000];MATCH([.E26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2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0" office:value-type="string">
            <text:p>NO IMPLEMENTED</text:p>
          </table:table-cell>
          <table:table-cell office:value-type="string">
            <text:p>linphone_call_params_destroy</text:p>
          </table:table-cell>
          <table:table-cell table:style-name="ce15" table:formula="of:=INDEX([$Linphone.$A$2:.$E$9000];MATCH([.E27];[$Linphone.$D$2:.$D$9000]);5)" office:value-type="string" office:string-value="signature:(LinphoneCallParams *cp)">
            <text:p>signature:(LinphoneCallParams *cp)</text:p>
          </table:table-cell>
          <table:table-cell table:formula="of:=INDEX([$Linphone.$A$2:.$E$9000];MATCH([.E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params_&quot;;&quot;&quot;))" office:value-type="string" office:string-value="setAudioBandwidthLimit">
            <text:p>setAudioBandwidthLimi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7" table:formula="of:=SEEKIMPL(&quot;Impl&quot;;&quot;class:CallParamsAPI&quot;;[.A28])" office:value-type="string" office:string-value="Yes">
            <text:p>Yes</text:p>
          </table:table-cell>
          <table:table-cell office:value-type="string">
            <text:p>linphone_call_params_set_audio_bandwidth_limit</text:p>
          </table:table-cell>
          <table:table-cell table:style-name="ce15" table:formula="of:=INDEX([$Linphone.$A$2:.$E$9000];MATCH([.E28];[$Linphone.$D$2:.$D$9000]);5)" office:value-type="string" office:string-value="signature:(LinphoneCallParams *cp, int bw)">
            <text:p>signature:(LinphoneCallParams *cp, int bw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7" table:default-cell-style-name="ce5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9029];&quot;No&quot;)" office:value-type="float" office:value="65">
            <text:p>65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29];&quot;Yes&quot;)" office:value-type="float" office:value="166">
            <text:p>166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style-name="ce61" table:number-columns-repeated="3"/>
          <table:table-cell/>
          <table:table-cell table:style-name="ce61" table:number-columns-repeated="3"/>
          <table:table-cell table:number-columns-repeated="1017"/>
        </table:table-row>
        <table:table-row table:style-name="ro5">
          <table:table-cell office:value-type="string">
            <text:p>getPluginVersion</text:p>
          </table:table-cell>
          <table:table-cell office:value-type="string">
            <text:p>pluginVersion</text:p>
          </table:table-cell>
          <table:table-cell office:value-type="string">
            <text:p>string</text:p>
          </table:table-cell>
          <table:table-cell table:style-name="ce66"/>
          <table:table-cell/>
          <table:table-cell table:style-name="ce15" table:number-columns-repeated="2"/>
          <table:table-cell table:number-columns-repeated="1017"/>
        </table:table-row>
        <table:table-row table:style-name="ro5">
          <table:table-cell table:formula="of:=NOTATION(SUBSTITUTE([.E8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string</text:p>
          </table:table-cell>
          <table:table-cell table:style-name="ce67" table:formula="of:=SEEKIMPL(&quot;Impl&quot;;&quot;class:CoreAPI&quot;;[.A8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5" table:formula="of:=INDEX([$Linphone.$A$2:.$E$9000];MATCH([.E8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37" table:formula="of:=NOTATION(SUBSTITUTE([.E9];&quot;linphone_core_&quot;;&quot;&quot;))" office:value-type="string" office:string-value="adaptiveRateControlEnabled">
            <text:p>adaptiveRateControlEnabled</text:p>
          </table:table-cell>
          <table:table-cell table:style-name="ce18" office:value-type="string">
            <text:p>adaptiveRateControl</text:p>
          </table:table-cell>
          <table:table-cell table:style-name="ce18" office:value-type="string">
            <text:p>boolean</text:p>
          </table:table-cell>
          <table:table-cell table:style-name="ce68" table:formula="of:=SEEKIMPL(&quot;Impl&quot;;&quot;class:CoreAPI&quot;;[.A9])" office:value-type="string" office:string-value="Yes">
            <text:p>Yes</text:p>
          </table:table-cell>
          <table:table-cell table:style-name="ce18" office:value-type="string">
            <text:p>linphone_core_adaptive_rate_control_enabled</text:p>
          </table:table-cell>
          <table:table-cell table:style-name="ce31" table:formula="of:=INDEX([$Linphone.$A$2:.$E$9000];MATCH([.E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];&quot;linphone_core_&quot;;&quot;&quot;))" office:value-type="string" office:string-value="enableAdaptiveRateControl">
            <text:p>enableAdaptiveRateControl</text:p>
          </table:table-cell>
          <table:table-cell table:style-name="ce19" office:value-type="string">
            <text:p>adaptiveRateControl</text:p>
          </table:table-cell>
          <table:table-cell table:style-name="ce19" office:value-type="string">
            <text:p>void</text:p>
          </table:table-cell>
          <table:table-cell table:style-name="ce69" table:formula="of:=SEEKIMPL(&quot;Impl&quot;;&quot;class:CoreAPI&quot;;[.A10])" office:value-type="string" office:string-value="Yes">
            <text:p>Yes</text:p>
          </table:table-cell>
          <table:table-cell table:style-name="ce19" office:value-type="string">
            <text:p>linphone_core_enable_adaptive_rate_control</text:p>
          </table:table-cell>
          <table:table-cell table:style-name="ce32" table:formula="of:=INDEX([$Linphone.$A$2:.$E$9000];MATCH([.E10];[$Linphone.$D$2:.$D$9000]);5)" office:value-type="string" office:string-value="signature:(LinphoneCore *lc, bool_t enabled)">
            <text:p>signature:(LinphoneCore *lc, bool_t enabled)</text:p>
          </table:table-cell>
          <table:table-cell table:style-name="ce32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];&quot;linphone_core_&quot;;&quot;&quot;))" office:value-type="string" office:string-value="audioAdaptiveJittcompEnabled">
            <text:p>audioAdaptiveJittcompEnabled</text:p>
          </table:table-cell>
          <table:table-cell table:style-name="ce18" office:value-type="string">
            <text:p>audioAdaptiveJittcomp</text:p>
          </table:table-cell>
          <table:table-cell table:style-name="ce18" office:value-type="string">
            <text:p>boolean</text:p>
          </table:table-cell>
          <table:table-cell table:style-name="ce70" table:formula="of:=SEEKIMPL(&quot;Impl&quot;;&quot;class:CoreAPI&quot;;[.A11])" office:value-type="string" office:string-value="Yes">
            <text:p>Yes</text:p>
          </table:table-cell>
          <table:table-cell table:style-name="ce18" office:value-type="string">
            <text:p>linphone_core_audio_adaptive_jittcomp_enabled</text:p>
          </table:table-cell>
          <table:table-cell table:style-name="ce31" table:formula="of:=INDEX([$Linphone.$A$2:.$E$9000];MATCH([.E11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];&quot;linphone_core_&quot;;&quot;&quot;))" office:value-type="string" office:string-value="enableAudioAdaptiveJittcomp">
            <text:p>enableAudioAdaptiveJittcomp</text:p>
          </table:table-cell>
          <table:table-cell table:style-name="ce19" office:value-type="string">
            <text:p>audioAdaptiveJittcomp</text:p>
          </table:table-cell>
          <table:table-cell table:style-name="ce19" office:value-type="string">
            <text:p>boolean</text:p>
          </table:table-cell>
          <table:table-cell table:style-name="ce69" table:formula="of:=SEEKIMPL(&quot;Impl&quot;;&quot;class:CoreAPI&quot;;[.A12])" office:value-type="string" office:string-value="Yes">
            <text:p>Yes</text:p>
          </table:table-cell>
          <table:table-cell table:style-name="ce19" office:value-type="string">
            <text:p>linphone_core_enable_audio_adaptive_jittcomp</text:p>
          </table:table-cell>
          <table:table-cell table:style-name="ce32" table:formula="of:=INDEX([$Linphone.$A$2:.$E$9000];MATCH([.E12];[$Linphone.$D$2:.$D$9000]);5)" office:value-type="string" office:string-value="signature:(LinphoneCore *lc, bool_t enable)">
            <text:p>signature:(LinphoneCore *lc, bool_t enable)</text:p>
          </table:table-cell>
          <table:table-cell table:style-name="ce32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3];&quot;linphone_core_&quot;;&quot;&quot;))" office:value-type="string" office:string-value="getAudioCodecs">
            <text:p>getAudioCodecs</text:p>
          </table:table-cell>
          <table:table-cell table:style-name="ce18" office:value-type="string">
            <text:p>audioCodecs</text:p>
          </table:table-cell>
          <table:table-cell table:style-name="ce18" office:value-type="string">
            <text:p>Array of PayloadType</text:p>
          </table:table-cell>
          <table:table-cell table:style-name="ce71" table:formula="of:=SEEKIMPL(&quot;Impl&quot;;&quot;class:CoreAPI&quot;;[.A13])" office:value-type="string" office:string-value="Yes">
            <text:p>Yes</text:p>
          </table:table-cell>
          <table:table-cell table:style-name="ce18" office:value-type="string">
            <text:p>linphone_core_get_audio_codecs</text:p>
          </table:table-cell>
          <table:table-cell table:style-name="ce31" table:formula="of:=INDEX([$Linphone.$A$2:.$E$9000];MATCH([.E13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3];[$Linphone.$D$2:.$D$9000]);3)" office:value-type="string" office:string-value="constMSList*">
            <text:p>constMSList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4];&quot;linphone_core_&quot;;&quot;&quot;))" office:value-type="string" office:string-value="setAudioCodecs">
            <text:p>setAudioCodecs</text:p>
          </table:table-cell>
          <table:table-cell table:style-name="ce19" office:value-type="string">
            <text:p>audioCodecs</text:p>
          </table:table-cell>
          <table:table-cell table:style-name="ce19" office:value-type="string">
            <text:p>Array of PayloadType</text:p>
          </table:table-cell>
          <table:table-cell table:style-name="ce72" table:formula="of:=SEEKIMPL(&quot;Impl&quot;;&quot;class:CoreAPI&quot;;[.A14])" office:value-type="string" office:string-value="Yes">
            <text:p>Yes</text:p>
          </table:table-cell>
          <table:table-cell table:style-name="ce19" office:value-type="string">
            <text:p>linphone_core_set_audio_codecs</text:p>
          </table:table-cell>
          <table:table-cell table:style-name="ce32" table:formula="of:=INDEX([$Linphone.$A$2:.$E$9000];MATCH([.E14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32" table:formula="of:=INDEX([$Linphone.$A$2:.$E$9000];MATCH([.E14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5];&quot;linphone_core_&quot;;&quot;&quot;))" office:value-type="string" office:string-value="getAudioDscp">
            <text:p>getAudioDscp</text:p>
          </table:table-cell>
          <table:table-cell table:style-name="ce18" office:value-type="string">
            <text:p>audioDscp</text:p>
          </table:table-cell>
          <table:table-cell table:style-name="ce18" office:value-type="string">
            <text:p>number</text:p>
          </table:table-cell>
          <table:table-cell table:style-name="ce73" table:formula="of:=SEEKIMPL(&quot;Impl&quot;;&quot;class:CoreAPI&quot;;[.A15])" office:value-type="string" office:string-value="Yes">
            <text:p>Yes</text:p>
          </table:table-cell>
          <table:table-cell table:style-name="ce18" office:value-type="string">
            <text:p>linphone_core_get_audio_dscp</text:p>
          </table:table-cell>
          <table:table-cell table:style-name="ce31" table:formula="of:=INDEX([$Linphone.$A$2:.$E$9000];MATCH([.E15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5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6];&quot;linphone_core_&quot;;&quot;&quot;))" office:value-type="string" office:string-value="setAudioDscp">
            <text:p>setAudioDscp</text:p>
          </table:table-cell>
          <table:table-cell table:style-name="ce19" office:value-type="string">
            <text:p>audioDscp</text:p>
          </table:table-cell>
          <table:table-cell table:style-name="ce19" office:value-type="string">
            <text:p>number</text:p>
          </table:table-cell>
          <table:table-cell table:style-name="ce74" table:formula="of:=SEEKIMPL(&quot;Impl&quot;;&quot;class:CoreAPI&quot;;[.A16])" office:value-type="string" office:string-value="Yes">
            <text:p>Yes</text:p>
          </table:table-cell>
          <table:table-cell table:style-name="ce19" office:value-type="string">
            <text:p>linphone_core_set_audio_dscp</text:p>
          </table:table-cell>
          <table:table-cell table:style-name="ce32" table:formula="of:=INDEX([$Linphone.$A$2:.$E$9000];MATCH([.E16];[$Linphone.$D$2:.$D$9000]);5)" office:value-type="string" office:string-value="signature:(LinphoneCore *lc, int dscp)">
            <text:p>signature:(LinphoneCore *lc, int dscp)</text:p>
          </table:table-cell>
          <table:table-cell table:style-name="ce32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7];&quot;linphone_core_&quot;;&quot;&quot;))" office:value-type="string" office:string-value="getAudioJittcomp">
            <text:p>getAudioJittcomp</text:p>
          </table:table-cell>
          <table:table-cell table:style-name="ce18" office:value-type="string">
            <text:p>audioJittcomp</text:p>
          </table:table-cell>
          <table:table-cell table:style-name="ce18" office:value-type="string">
            <text:p>number</text:p>
          </table:table-cell>
          <table:table-cell table:style-name="ce75" table:formula="of:=SEEKIMPL(&quot;Impl&quot;;&quot;class:CoreAPI&quot;;[.A17])" office:value-type="string" office:string-value="Yes">
            <text:p>Yes</text:p>
          </table:table-cell>
          <table:table-cell table:style-name="ce18" office:value-type="string">
            <text:p>linphone_core_get_audio_jittcomp</text:p>
          </table:table-cell>
          <table:table-cell table:style-name="ce31" table:formula="of:=INDEX([$Linphone.$A$2:.$E$9000];MATCH([.E17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7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8];&quot;linphone_core_&quot;;&quot;&quot;))" office:value-type="string" office:string-value="setAudioJittcomp">
            <text:p>setAudioJittcomp</text:p>
          </table:table-cell>
          <table:table-cell table:style-name="ce19" office:value-type="string">
            <text:p>audioJittcomp</text:p>
          </table:table-cell>
          <table:table-cell table:style-name="ce19" office:value-type="string">
            <text:p>number</text:p>
          </table:table-cell>
          <table:table-cell table:style-name="ce76" table:formula="of:=SEEKIMPL(&quot;Impl&quot;;&quot;class:CoreAPI&quot;;[.A18])" office:value-type="string" office:string-value="Yes">
            <text:p>Yes</text:p>
          </table:table-cell>
          <table:table-cell table:style-name="ce19" office:value-type="string">
            <text:p>linphone_core_set_audio_jittcomp</text:p>
          </table:table-cell>
          <table:table-cell table:style-name="ce32" table:formula="of:=INDEX([$Linphone.$A$2:.$E$9000];MATCH([.E18];[$Linphone.$D$2:.$D$9000]);5)" office:value-type="string" office:string-value="signature:(LinphoneCore *lc, int value)">
            <text:p>signature:(LinphoneCore *lc, int value)</text:p>
          </table:table-cell>
          <table:table-cell table:style-name="ce32" table:formula="of:=INDEX([$Linphone.$A$2:.$E$9000];MATCH([.E1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9];&quot;linphone_core_&quot;;&quot;&quot;))" office:value-type="string" office:string-value="getAudioPort">
            <text:p>getAudioPort</text:p>
          </table:table-cell>
          <table:table-cell table:style-name="ce18" office:value-type="string">
            <text:p>audioPort</text:p>
          </table:table-cell>
          <table:table-cell table:style-name="ce18" office:value-type="string">
            <text:p>number</text:p>
          </table:table-cell>
          <table:table-cell table:style-name="ce77" table:formula="of:=SEEKIMPL(&quot;Impl&quot;;&quot;class:CoreAPI&quot;;[.A19])" office:value-type="string" office:string-value="Yes">
            <text:p>Yes</text:p>
          </table:table-cell>
          <table:table-cell table:style-name="ce18" office:value-type="string">
            <text:p>linphone_core_get_audio_port</text:p>
          </table:table-cell>
          <table:table-cell table:style-name="ce31" table:formula="of:=INDEX([$Linphone.$A$2:.$E$9000];MATCH([.E1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9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0];&quot;linphone_core_&quot;;&quot;&quot;))" office:value-type="string" office:string-value="setAudioPort">
            <text:p>setAudioPort</text:p>
          </table:table-cell>
          <table:table-cell table:style-name="ce19" office:value-type="string">
            <text:p>audioPort</text:p>
          </table:table-cell>
          <table:table-cell table:style-name="ce19" office:value-type="string">
            <text:p>number</text:p>
          </table:table-cell>
          <table:table-cell table:style-name="ce78" table:formula="of:=SEEKIMPL(&quot;Impl&quot;;&quot;class:CoreAPI&quot;;[.A20])" office:value-type="string" office:string-value="Yes">
            <text:p>Yes</text:p>
          </table:table-cell>
          <table:table-cell table:style-name="ce19" office:value-type="string">
            <text:p>linphone_core_set_audio_port</text:p>
          </table:table-cell>
          <table:table-cell table:style-name="ce32" table:formula="of:=INDEX([$Linphone.$A$2:.$E$9000];MATCH([.E20];[$Linphone.$D$2:.$D$9000]);5)" office:value-type="string" office:string-value="signature:(LinphoneCore *lc, int port)">
            <text:p>signature:(LinphoneCore *lc, int port)</text:p>
          </table:table-cell>
          <table:table-cell table:style-name="ce32" table:formula="of:=INDEX([$Linphone.$A$2:.$E$9000];MATCH([.E2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1];&quot;linphone_core_&quot;;&quot;&quot;))" office:value-type="string" office:string-value="getAudioPortRange">
            <text:p>getAudioPortRange</text:p>
          </table:table-cell>
          <table:table-cell table:style-name="ce18" office:value-type="string">
            <text:p>audioPortRange</text:p>
          </table:table-cell>
          <table:table-cell table:style-name="ce18" office:value-type="string">
            <text:p>string</text:p>
          </table:table-cell>
          <table:table-cell table:style-name="ce77" table:formula="of:=SEEKIMPL(&quot;Impl&quot;;&quot;class:CoreAPI&quot;;[.A21])" office:value-type="string" office:string-value="No">
            <text:p>No</text:p>
          </table:table-cell>
          <table:table-cell table:style-name="ce18" office:value-type="string">
            <text:p>linphone_core_get_audio_port_range</text:p>
          </table:table-cell>
          <table:table-cell table:style-name="ce31" table:formula="of:=INDEX([$Linphone.$A$2:.$E$9000];MATCH([.E21];[$Linphone.$D$2:.$D$9000]);5)" office:value-type="string" office:string-value="signature:(const LinphoneCore *lc, int *min_port, int *max_port)">
            <text:p>signature:(const LinphoneCore *lc, int *min_port, int *max_port)</text:p>
          </table:table-cell>
          <table:table-cell table:style-name="ce31" table:formula="of:=INDEX([$Linphone.$A$2:.$E$9000];MATCH([.E21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2];&quot;linphone_core_&quot;;&quot;&quot;))" office:value-type="string" office:string-value="setAudioPortRange">
            <text:p>setAudioPortRange</text:p>
          </table:table-cell>
          <table:table-cell table:style-name="ce19" office:value-type="string">
            <text:p>audioPortRange</text:p>
          </table:table-cell>
          <table:table-cell table:style-name="ce19" office:value-type="string">
            <text:p>string</text:p>
          </table:table-cell>
          <table:table-cell table:style-name="ce78" table:formula="of:=SEEKIMPL(&quot;Impl&quot;;&quot;class:CoreAPI&quot;;[.A22])" office:value-type="string" office:string-value="No">
            <text:p>No</text:p>
          </table:table-cell>
          <table:table-cell table:style-name="ce19" office:value-type="string">
            <text:p>linphone_core_set_audio_port_range</text:p>
          </table:table-cell>
          <table:table-cell table:style-name="ce32" table:formula="of:=INDEX([$Linphone.$A$2:.$E$9000];MATCH([.E22];[$Linphone.$D$2:.$D$9000]);5)" office:value-type="string" office:string-value="signature:(LinphoneCore *lc, int min_port, int max_port)">
            <text:p>signature:(LinphoneCore *lc, int min_port, int max_port)</text:p>
          </table:table-cell>
          <table:table-cell table:style-name="ce32" table:formula="of:=INDEX([$Linphone.$A$2:.$E$9000];MATCH([.E2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62" table:formula="of:=NOTATION(SUBSTITUTE([.E23];&quot;linphone_core_&quot;;&quot;&quot;))" office:value-type="string" office:string-value="getAuthInfoList">
            <text:p>getAuthInfoList</text:p>
          </table:table-cell>
          <table:table-cell table:style-name="ce63" office:value-type="string">
            <text:p>authInfoList</text:p>
          </table:table-cell>
          <table:table-cell table:style-name="ce63" office:value-type="string">
            <text:p>Array of Auth</text:p>
          </table:table-cell>
          <table:table-cell table:style-name="ce79" table:formula="of:=SEEKIMPL(&quot;Impl&quot;;&quot;class:CoreAPI&quot;;[.A23])" office:value-type="string" office:string-value="Yes">
            <text:p>Yes</text:p>
          </table:table-cell>
          <table:table-cell table:style-name="ce63" office:value-type="string">
            <text:p>linphone_core_get_auth_info_list</text:p>
          </table:table-cell>
          <table:table-cell table:style-name="ce111" table:formula="of:=INDEX([$Linphone.$A$2:.$E$9000];MATCH([.E23];[$Linphone.$D$2:.$D$9000]);5)" office:value-type="string" office:string-value="signature:(const LinphoneCore *lc)">
            <text:p>signature:(const LinphoneCore *lc)</text:p>
          </table:table-cell>
          <table:table-cell table:style-name="ce111" table:formula="of:=INDEX([$Linphone.$A$2:.$E$9000];MATCH([.E23];[$Linphone.$D$2:.$D$9000]);3)" office:value-type="string" office:string-value="constMSList*">
            <text:p>constMSList*</text:p>
          </table:table-cell>
          <table:table-cell table:style-name="ce63" table:number-columns-repeated="1016"/>
          <table:table-cell table:style-name="ce113"/>
        </table:table-row>
        <table:table-row table:style-name="ro5">
          <table:table-cell table:style-name="ce37" table:formula="of:=NOTATION(SUBSTITUTE([.E24];&quot;linphone_core_&quot;;&quot;&quot;))" office:value-type="string" office:string-value="getCaptureDevice">
            <text:p>getCaptureDevice</text:p>
          </table:table-cell>
          <table:table-cell table:style-name="ce18" office:value-type="string">
            <text:p>captureDevice</text:p>
          </table:table-cell>
          <table:table-cell table:style-name="ce18" office:value-type="string">
            <text:p>string</text:p>
          </table:table-cell>
          <table:table-cell table:style-name="ce80" table:formula="of:=SEEKIMPL(&quot;Impl&quot;;&quot;class:CoreAPI&quot;;[.A24])" office:value-type="string" office:string-value="Yes">
            <text:p>Yes</text:p>
          </table:table-cell>
          <table:table-cell table:style-name="ce18" office:value-type="string">
            <text:p>linphone_core_get_capture_device</text:p>
          </table:table-cell>
          <table:table-cell table:style-name="ce31" table:formula="of:=INDEX([$Linphone.$A$2:.$E$9000];MATCH([.E2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4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5];&quot;linphone_core_&quot;;&quot;&quot;))" office:value-type="string" office:string-value="setCaptureDevice">
            <text:p>setCaptureDevice</text:p>
          </table:table-cell>
          <table:table-cell table:style-name="ce19" office:value-type="string">
            <text:p>captureDevice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CoreAPI&quot;;[.A25])" office:value-type="string" office:string-value="Yes">
            <text:p>Yes</text:p>
          </table:table-cell>
          <table:table-cell table:style-name="ce19" office:value-type="string">
            <text:p>linphone_core_set_capture_device</text:p>
          </table:table-cell>
          <table:table-cell table:style-name="ce32" table:formula="of:=INDEX([$Linphone.$A$2:.$E$9000];MATCH([.E25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25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62" table:formula="of:=NOTATION(SUBSTITUTE([.E26];&quot;linphone_core_&quot;;&quot;&quot;))" office:value-type="string" office:string-value="getCurrentCall">
            <text:p>getCurrentCall</text:p>
          </table:table-cell>
          <table:table-cell table:style-name="ce63" office:value-type="string">
            <text:p>currentCall</text:p>
          </table:table-cell>
          <table:table-cell table:style-name="ce63" office:value-type="string">
            <text:p>Call</text:p>
          </table:table-cell>
          <table:table-cell table:style-name="ce79" table:formula="of:=SEEKIMPL(&quot;Impl&quot;;&quot;class:CoreAPI&quot;;[.A26])" office:value-type="string" office:string-value="Yes">
            <text:p>Yes</text:p>
          </table:table-cell>
          <table:table-cell table:style-name="ce63" office:value-type="string">
            <text:p>linphone_core_get_current_call</text:p>
          </table:table-cell>
          <table:table-cell table:style-name="ce111" table:formula="of:=INDEX([$Linphone.$A$2:.$E$9000];MATCH([.E26];[$Linphone.$D$2:.$D$9000]);5)" office:value-type="string" office:string-value="signature:(const LinphoneCore *lc)">
            <text:p>signature:(const LinphoneCore *lc)</text:p>
          </table:table-cell>
          <table:table-cell table:style-name="ce111" table:formula="of:=INDEX([$Linphone.$A$2:.$E$9000];MATCH([.E26];[$Linphone.$D$2:.$D$9000]);3)" office:value-type="string" office:string-value="LinphoneCall*">
            <text:p>LinphoneCall*</text:p>
          </table:table-cell>
          <table:table-cell table:style-name="ce63" table:number-columns-repeated="1016"/>
          <table:table-cell table:style-name="ce113"/>
        </table:table-row>
        <table:table-row table:style-name="ro5">
          <table:table-cell table:style-name="ce37" table:formula="of:=NOTATION(SUBSTITUTE([.E27];&quot;linphone_core_&quot;;&quot;&quot;))" office:value-type="string" office:string-value="getDefaultProxy">
            <text:p>getDefaultProxy</text:p>
          </table:table-cell>
          <table:table-cell table:style-name="ce18" office:value-type="string">
            <text:p>defaultProxy</text:p>
          </table:table-cell>
          <table:table-cell table:style-name="ce18" office:value-type="string">
            <text:p>ProxyConfig</text:p>
          </table:table-cell>
          <table:table-cell table:style-name="ce71" table:formula="of:=SEEKIMPL(&quot;Impl&quot;;&quot;class:CoreAPI&quot;;[.A27])" office:value-type="string" office:string-value="Yes">
            <text:p>Yes</text:p>
          </table:table-cell>
          <table:table-cell table:style-name="ce18" office:value-type="string">
            <text:p>linphone_core_get_default_proxy</text:p>
          </table:table-cell>
          <table:table-cell table:style-name="ce31" table:formula="of:=INDEX([$Linphone.$A$2:.$E$9000];MATCH([.E27];[$Linphone.$D$2:.$D$9000]);5)" office:value-type="string" office:string-value="signature:(LinphoneCore *lc, LinphoneProxyConfig **config)">
            <text:p>signature:(LinphoneCore *lc, LinphoneProxyConfig **config)</text:p>
          </table:table-cell>
          <table:table-cell table:style-name="ce31" table:formula="of:=INDEX([$Linphone.$A$2:.$E$9000];MATCH([.E27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8];&quot;linphone_core_&quot;;&quot;&quot;))" office:value-type="string" office:string-value="setDefaultProxy">
            <text:p>setDefaultProxy</text:p>
          </table:table-cell>
          <table:table-cell table:style-name="ce19" office:value-type="string">
            <text:p>defaultProxy</text:p>
          </table:table-cell>
          <table:table-cell table:style-name="ce19" office:value-type="string">
            <text:p>ProxyConfig</text:p>
          </table:table-cell>
          <table:table-cell table:style-name="ce72" table:formula="of:=SEEKIMPL(&quot;Impl&quot;;&quot;class:CoreAPI&quot;;[.A28])" office:value-type="string" office:string-value="Yes">
            <text:p>Yes</text:p>
          </table:table-cell>
          <table:table-cell table:style-name="ce19" office:value-type="string">
            <text:p>linphone_core_set_default_proxy</text:p>
          </table:table-cell>
          <table:table-cell table:style-name="ce32" table:formula="of:=INDEX([$Linphone.$A$2:.$E$9000];MATCH([.E28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32" table:formula="of:=INDEX([$Linphone.$A$2:.$E$9000];MATCH([.E2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9];&quot;linphone_core_&quot;;&quot;&quot;))" office:value-type="string" office:string-value="getDownloadBandwidth">
            <text:p>getDownloadBandwidth</text:p>
          </table:table-cell>
          <table:table-cell table:style-name="ce18" office:value-type="string">
            <text:p>downloadBandwidth</text:p>
          </table:table-cell>
          <table:table-cell table:style-name="ce18" office:value-type="string">
            <text:p>number</text:p>
          </table:table-cell>
          <table:table-cell table:style-name="ce82" table:formula="of:=SEEKIMPL(&quot;Impl&quot;;&quot;class:CoreAPI&quot;;[.A29])" office:value-type="string" office:string-value="Yes">
            <text:p>Yes</text:p>
          </table:table-cell>
          <table:table-cell table:style-name="ce18" office:value-type="string">
            <text:p>linphone_core_get_download_bandwidth</text:p>
          </table:table-cell>
          <table:table-cell table:style-name="ce31" table:formula="of:=INDEX([$Linphone.$A$2:.$E$9000];MATCH([.E2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29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0];&quot;linphone_core_&quot;;&quot;&quot;))" office:value-type="string" office:string-value="setDownloadBandwidth">
            <text:p>setDownloadBandwidth</text:p>
          </table:table-cell>
          <table:table-cell table:style-name="ce19" office:value-type="string">
            <text:p>downloadBandwidth</text:p>
          </table:table-cell>
          <table:table-cell table:style-name="ce19" office:value-type="string">
            <text:p>number</text:p>
          </table:table-cell>
          <table:table-cell table:style-name="ce83" table:formula="of:=SEEKIMPL(&quot;Impl&quot;;&quot;class:CoreAPI&quot;;[.A30])" office:value-type="string" office:string-value="Yes">
            <text:p>Yes</text:p>
          </table:table-cell>
          <table:table-cell table:style-name="ce19" office:value-type="string">
            <text:p>linphone_core_set_download_bandwidth</text:p>
          </table:table-cell>
          <table:table-cell table:style-name="ce32" table:formula="of:=INDEX([$Linphone.$A$2:.$E$9000];MATCH([.E30];[$Linphone.$D$2:.$D$9000]);5)" office:value-type="string" office:string-value="signature:(LinphoneCore *lc, int bw)">
            <text:p>signature:(LinphoneCore *lc, int bw)</text:p>
          </table:table-cell>
          <table:table-cell table:style-name="ce32" table:formula="of:=INDEX([$Linphone.$A$2:.$E$9000];MATCH([.E3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1];&quot;linphone_core_&quot;;&quot;&quot;))" office:value-type="string" office:string-value="getDownloadPtime">
            <text:p>getDownloadPtime</text:p>
          </table:table-cell>
          <table:table-cell table:style-name="ce18" office:value-type="string">
            <text:p>downloadPtime</text:p>
          </table:table-cell>
          <table:table-cell table:style-name="ce18" office:value-type="string">
            <text:p>number</text:p>
          </table:table-cell>
          <table:table-cell table:style-name="ce82" table:formula="of:=SEEKIMPL(&quot;Impl&quot;;&quot;class:CoreAPI&quot;;[.A31])" office:value-type="string" office:string-value="Yes">
            <text:p>Yes</text:p>
          </table:table-cell>
          <table:table-cell table:style-name="ce18" office:value-type="string">
            <text:p>linphone_core_get_download_ptime</text:p>
          </table:table-cell>
          <table:table-cell table:style-name="ce31" table:formula="of:=INDEX([$Linphone.$A$2:.$E$9000];MATCH([.E31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1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2];&quot;linphone_core_&quot;;&quot;&quot;))" office:value-type="string" office:string-value="setDownloadPtime">
            <text:p>setDownloadPtime</text:p>
          </table:table-cell>
          <table:table-cell table:style-name="ce19" office:value-type="string">
            <text:p>downloadPtime</text:p>
          </table:table-cell>
          <table:table-cell table:style-name="ce19" office:value-type="string">
            <text:p>number</text:p>
          </table:table-cell>
          <table:table-cell table:style-name="ce83" table:formula="of:=SEEKIMPL(&quot;Impl&quot;;&quot;class:CoreAPI&quot;;[.A32])" office:value-type="string" office:string-value="Yes">
            <text:p>Yes</text:p>
          </table:table-cell>
          <table:table-cell table:style-name="ce19" office:value-type="string">
            <text:p>linphone_core_set_download_ptime</text:p>
          </table:table-cell>
          <table:table-cell table:style-name="ce32" table:formula="of:=INDEX([$Linphone.$A$2:.$E$9000];MATCH([.E32];[$Linphone.$D$2:.$D$9000]);5)" office:value-type="string" office:string-value="signature:(LinphoneCore *lc, int ptime)">
            <text:p>signature:(LinphoneCore *lc, int ptime)</text:p>
          </table:table-cell>
          <table:table-cell table:style-name="ce32" table:formula="of:=INDEX([$Linphone.$A$2:.$E$9000];MATCH([.E3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3];&quot;linphone_core_&quot;;&quot;&quot;))" office:value-type="string" office:string-value="enableEchoCancellation">
            <text:p>enableEchoCancellation</text:p>
          </table:table-cell>
          <table:table-cell table:style-name="ce18" office:value-type="string">
            <text:p>echoCancellationEnabled</text:p>
          </table:table-cell>
          <table:table-cell table:style-name="ce18" office:value-type="string">
            <text:p>boolean</text:p>
          </table:table-cell>
          <table:table-cell table:style-name="ce84" table:formula="of:=SEEKIMPL(&quot;Impl&quot;;&quot;class:CoreAPI&quot;;[.A33])" office:value-type="string" office:string-value="Yes">
            <text:p>Yes</text:p>
          </table:table-cell>
          <table:table-cell table:style-name="ce18" office:value-type="string">
            <text:p>linphone_core_enable_echo_cancellation</text:p>
          </table:table-cell>
          <table:table-cell table:style-name="ce31" table:formula="of:=INDEX([$Linphone.$A$2:.$E$9000];MATCH([.E33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33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4];&quot;linphone_core_&quot;;&quot;&quot;))" office:value-type="string" office:string-value="echoCancellationEnabled">
            <text:p>echoCancellationEnabled</text:p>
          </table:table-cell>
          <table:table-cell table:style-name="ce32" office:value-type="string">
            <text:p>echoCancellationEnabled</text:p>
          </table:table-cell>
          <table:table-cell table:style-name="ce19" office:value-type="string">
            <text:p>boolean</text:p>
          </table:table-cell>
          <table:table-cell table:style-name="ce85" table:formula="of:=SEEKIMPL(&quot;Impl&quot;;&quot;class:CoreAPI&quot;;[.A34])" office:value-type="string" office:string-value="Yes">
            <text:p>Yes</text:p>
          </table:table-cell>
          <table:table-cell table:style-name="ce19" office:value-type="string">
            <text:p>linphone_core_echo_cancellation_enabled</text:p>
          </table:table-cell>
          <table:table-cell table:style-name="ce32" table:formula="of:=INDEX([$Linphone.$A$2:.$E$9000];MATCH([.E34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34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5];&quot;linphone_core_&quot;;&quot;&quot;))" office:value-type="string" office:string-value="enableEchoLimiter">
            <text:p>enableEchoLimiter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84" table:formula="of:=SEEKIMPL(&quot;Impl&quot;;&quot;class:CoreAPI&quot;;[.A35])" office:value-type="string" office:string-value="Yes">
            <text:p>Yes</text:p>
          </table:table-cell>
          <table:table-cell table:style-name="ce18" office:value-type="string">
            <text:p>linphone_core_enable_echo_limiter</text:p>
          </table:table-cell>
          <table:table-cell table:style-name="ce31" table:formula="of:=INDEX([$Linphone.$A$2:.$E$9000];MATCH([.E35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35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6];&quot;linphone_core_&quot;;&quot;&quot;))" office:value-type="string" office:string-value="echoLimiterEnabled">
            <text:p>echoLimiterEnabled</text:p>
          </table:table-cell>
          <table:table-cell table:style-name="ce32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85" table:formula="of:=SEEKIMPL(&quot;Impl&quot;;&quot;class:CoreAPI&quot;;[.A36])" office:value-type="string" office:string-value="Yes">
            <text:p>Yes</text:p>
          </table:table-cell>
          <table:table-cell table:style-name="ce19" office:value-type="string">
            <text:p>linphone_core_echo_limiter_enabled</text:p>
          </table:table-cell>
          <table:table-cell table:style-name="ce32" table:formula="of:=INDEX([$Linphone.$A$2:.$E$9000];MATCH([.E36];[$Linphone.$D$2:.$D$9000]);5)" office:value-type="string" office:string-value="signature:(const LinphoneCore *lc)">
            <text:p>signature:(const LinphoneCore *lc)</text:p>
          </table:table-cell>
          <table:table-cell table:style-name="ce32" table:formula="of:=INDEX([$Linphone.$A$2:.$E$9000];MATCH([.E36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7];&quot;linphone_core_&quot;;&quot;&quot;))" office:value-type="string" office:string-value="getGuessHostname">
            <text:p>getGuessHostname</text:p>
          </table:table-cell>
          <table:table-cell table:style-name="ce18" office:value-type="string">
            <text:p>guessHostname</text:p>
          </table:table-cell>
          <table:table-cell table:style-name="ce18" office:value-type="string">
            <text:p>boolean</text:p>
          </table:table-cell>
          <table:table-cell table:style-name="ce86" table:formula="of:=SEEKIMPL(&quot;Impl&quot;;&quot;class:CoreAPI&quot;;[.A37])" office:value-type="string" office:string-value="Yes">
            <text:p>Yes</text:p>
          </table:table-cell>
          <table:table-cell table:style-name="ce18" office:value-type="string">
            <text:p>linphone_core_get_guess_hostname</text:p>
          </table:table-cell>
          <table:table-cell table:style-name="ce31" table:formula="of:=INDEX([$Linphone.$A$2:.$E$9000];MATCH([.E37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8];&quot;linphone_core_&quot;;&quot;&quot;))" office:value-type="string" office:string-value="setGuessHostname">
            <text:p>setGuessHostname</text:p>
          </table:table-cell>
          <table:table-cell table:style-name="ce19" office:value-type="string">
            <text:p>guessHostname</text:p>
          </table:table-cell>
          <table:table-cell table:style-name="ce19" office:value-type="string">
            <text:p>boolean</text:p>
          </table:table-cell>
          <table:table-cell table:style-name="ce87" table:formula="of:=SEEKIMPL(&quot;Impl&quot;;&quot;class:CoreAPI&quot;;[.A38])" office:value-type="string" office:string-value="Yes">
            <text:p>Yes</text:p>
          </table:table-cell>
          <table:table-cell table:style-name="ce19" office:value-type="string">
            <text:p>linphone_core_set_guess_hostname</text:p>
          </table:table-cell>
          <table:table-cell table:style-name="ce32" table:formula="of:=INDEX([$Linphone.$A$2:.$E$9000];MATCH([.E38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3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9];&quot;linphone_core_&quot;;&quot;&quot;))" office:value-type="string" office:string-value="enableIpv6">
            <text:p>enableIpv6</text:p>
          </table:table-cell>
          <table:table-cell table:style-name="ce18" office:value-type="string">
            <text:p>ipv6Enabled</text:p>
          </table:table-cell>
          <table:table-cell table:style-name="ce18" office:value-type="string">
            <text:p>boolean</text:p>
          </table:table-cell>
          <table:table-cell table:style-name="ce84" table:formula="of:=SEEKIMPL(&quot;Impl&quot;;&quot;class:CoreAPI&quot;;[.A39])" office:value-type="string" office:string-value="Yes">
            <text:p>Yes</text:p>
          </table:table-cell>
          <table:table-cell table:style-name="ce18" office:value-type="string">
            <text:p>linphone_core_enable_ipv6</text:p>
          </table:table-cell>
          <table:table-cell table:style-name="ce31" table:formula="of:=INDEX([$Linphone.$A$2:.$E$9000];MATCH([.E39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39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0];&quot;linphone_core_&quot;;&quot;&quot;))" office:value-type="string" office:string-value="ipv6Enabled">
            <text:p>ipv6Enabled</text:p>
          </table:table-cell>
          <table:table-cell table:style-name="ce19" office:value-type="string">
            <text:p>ipv6Enabled</text:p>
          </table:table-cell>
          <table:table-cell table:style-name="ce19" office:value-type="string">
            <text:p>boolean</text:p>
          </table:table-cell>
          <table:table-cell table:style-name="ce85" table:formula="of:=SEEKIMPL(&quot;Impl&quot;;&quot;class:CoreAPI&quot;;[.A40])" office:value-type="string" office:string-value="Yes">
            <text:p>Yes</text:p>
          </table:table-cell>
          <table:table-cell table:style-name="ce19" office:value-type="string">
            <text:p>linphone_core_ipv6_enabled</text:p>
          </table:table-cell>
          <table:table-cell table:style-name="ce32" table:formula="of:=INDEX([$Linphone.$A$2:.$E$9000];MATCH([.E40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40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1];&quot;linphone_core_&quot;;&quot;&quot;))" office:value-type="string" office:string-value="enableKeepAlive">
            <text:p>enableKeepAlive</text:p>
          </table:table-cell>
          <table:table-cell table:style-name="ce18" office:value-type="string">
            <text:p>keepAliveEnabled</text:p>
          </table:table-cell>
          <table:table-cell table:style-name="ce18" office:value-type="string">
            <text:p>boolean</text:p>
          </table:table-cell>
          <table:table-cell table:style-name="ce84" table:formula="of:=SEEKIMPL(&quot;Impl&quot;;&quot;class:CoreAPI&quot;;[.A41])" office:value-type="string" office:string-value="Yes">
            <text:p>Yes</text:p>
          </table:table-cell>
          <table:table-cell table:style-name="ce18" office:value-type="string">
            <text:p>linphone_core_enable_keep_alive</text:p>
          </table:table-cell>
          <table:table-cell table:style-name="ce31" table:formula="of:=INDEX([$Linphone.$A$2:.$E$9000];MATCH([.E41];[$Linphone.$D$2:.$D$9000]);5)" office:value-type="string" office:string-value="signature:(LinphoneCore* lc,bool_t enable)">
            <text:p>signature:(LinphoneCore* lc,bool_t enable)</text:p>
          </table:table-cell>
          <table:table-cell table:style-name="ce31" table:formula="of:=INDEX([$Linphone.$A$2:.$E$9000];MATCH([.E41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2];&quot;linphone_core_&quot;;&quot;&quot;))" office:value-type="string" office:string-value="keepAliveEnabled">
            <text:p>keepAliveEnabled</text:p>
          </table:table-cell>
          <table:table-cell table:style-name="ce19" office:value-type="string">
            <text:p>keepAliveEnabled</text:p>
          </table:table-cell>
          <table:table-cell table:style-name="ce19" office:value-type="string">
            <text:p>boolean</text:p>
          </table:table-cell>
          <table:table-cell table:style-name="ce85" table:formula="of:=SEEKIMPL(&quot;Impl&quot;;&quot;class:CoreAPI&quot;;[.A42])" office:value-type="string" office:string-value="Yes">
            <text:p>Yes</text:p>
          </table:table-cell>
          <table:table-cell table:style-name="ce19" office:value-type="string">
            <text:p>linphone_core_keep_alive_enabled</text:p>
          </table:table-cell>
          <table:table-cell table:style-name="ce32" table:formula="of:=INDEX([$Linphone.$A$2:.$E$9000];MATCH([.E42];[$Linphone.$D$2:.$D$9000]);5)" office:value-type="string" office:string-value="signature:(LinphoneCore* lc)">
            <text:p>signature:(LinphoneCore* lc)</text:p>
          </table:table-cell>
          <table:table-cell table:style-name="ce32" table:formula="of:=INDEX([$Linphone.$A$2:.$E$9000];MATCH([.E42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3];&quot;linphone_core_&quot;;&quot;&quot;))" office:value-type="string" office:string-value="getInCallTimeout">
            <text:p>getInCallTimeout</text:p>
          </table:table-cell>
          <table:table-cell table:style-name="ce18" office:value-type="string">
            <text:p>inCallTimeout</text:p>
          </table:table-cell>
          <table:table-cell table:style-name="ce18" office:value-type="string">
            <text:p>number</text:p>
          </table:table-cell>
          <table:table-cell table:style-name="ce88" table:formula="of:=SEEKIMPL(&quot;Impl&quot;;&quot;class:CoreAPI&quot;;[.A43])" office:value-type="string" office:string-value="Yes">
            <text:p>Yes</text:p>
          </table:table-cell>
          <table:table-cell table:style-name="ce18" office:value-type="string">
            <text:p>linphone_core_get_in_call_timeout</text:p>
          </table:table-cell>
          <table:table-cell table:style-name="ce31" table:formula="of:=INDEX([$Linphone.$A$2:.$E$9000];MATCH([.E43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4];&quot;linphone_core_&quot;;&quot;&quot;))" office:value-type="string" office:string-value="setInCallTimeout">
            <text:p>setInCallTimeout</text:p>
          </table:table-cell>
          <table:table-cell table:style-name="ce19" office:value-type="string">
            <text:p>inCallTimeout</text:p>
          </table:table-cell>
          <table:table-cell table:style-name="ce19" office:value-type="string">
            <text:p>number</text:p>
          </table:table-cell>
          <table:table-cell table:style-name="ce85" table:formula="of:=SEEKIMPL(&quot;Impl&quot;;&quot;class:CoreAPI&quot;;[.A44])" office:value-type="string" office:string-value="Yes">
            <text:p>Yes</text:p>
          </table:table-cell>
          <table:table-cell table:style-name="ce19" office:value-type="string">
            <text:p>linphone_core_set_in_call_timeout</text:p>
          </table:table-cell>
          <table:table-cell table:style-name="ce32" table:formula="of:=INDEX([$Linphone.$A$2:.$E$9000];MATCH([.E44];[$Linphone.$D$2:.$D$9000]);5)" office:value-type="string" office:string-value="signature:(LinphoneCore *lc, int seconds)">
            <text:p>signature:(LinphoneCore *lc, int seconds)</text:p>
          </table:table-cell>
          <table:table-cell table:style-name="ce32" table:formula="of:=INDEX([$Linphone.$A$2:.$E$9000];MATCH([.E4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5];&quot;linphone_core_&quot;;&quot;&quot;))" office:value-type="string" office:string-value="getIncTimeout">
            <text:p>getIncTimeout</text:p>
          </table:table-cell>
          <table:table-cell table:style-name="ce18" office:value-type="string">
            <text:p>incTimeout</text:p>
          </table:table-cell>
          <table:table-cell table:style-name="ce18" office:value-type="string">
            <text:p>number</text:p>
          </table:table-cell>
          <table:table-cell table:style-name="ce86" table:formula="of:=SEEKIMPL(&quot;Impl&quot;;&quot;class:CoreAPI&quot;;[.A45])" office:value-type="string" office:string-value="Yes">
            <text:p>Yes</text:p>
          </table:table-cell>
          <table:table-cell table:style-name="ce18" office:value-type="string">
            <text:p>linphone_core_get_inc_timeout</text:p>
          </table:table-cell>
          <table:table-cell table:style-name="ce31" table:formula="of:=INDEX([$Linphone.$A$2:.$E$9000];MATCH([.E4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5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6];&quot;linphone_core_&quot;;&quot;&quot;))" office:value-type="string" office:string-value="setIncTimeout">
            <text:p>setIncTimeout</text:p>
          </table:table-cell>
          <table:table-cell table:style-name="ce32" office:value-type="string">
            <text:p>incTimeout</text:p>
          </table:table-cell>
          <table:table-cell table:style-name="ce19" office:value-type="string">
            <text:p>number</text:p>
          </table:table-cell>
          <table:table-cell table:style-name="ce87" table:formula="of:=SEEKIMPL(&quot;Impl&quot;;&quot;class:CoreAPI&quot;;[.A46])" office:value-type="string" office:string-value="Yes">
            <text:p>Yes</text:p>
          </table:table-cell>
          <table:table-cell table:style-name="ce19" office:value-type="string">
            <text:p>linphone_core_set_inc_timeout</text:p>
          </table:table-cell>
          <table:table-cell table:style-name="ce32" table:formula="of:=INDEX([$Linphone.$A$2:.$E$9000];MATCH([.E46];[$Linphone.$D$2:.$D$9000]);5)" office:value-type="string" office:string-value="signature:(LinphoneCore *lc, int seconds)">
            <text:p>signature:(LinphoneCore *lc, int seconds)</text:p>
          </table:table-cell>
          <table:table-cell table:style-name="ce32" table:formula="of:=INDEX([$Linphone.$A$2:.$E$9000];MATCH([.E4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7];&quot;linphone_core_&quot;;&quot;&quot;))" office:value-type="string" office:string-value="getMaxCalls">
            <text:p>getMaxCalls</text:p>
          </table:table-cell>
          <table:table-cell table:style-name="ce18" office:value-type="string">
            <text:p>maxCalls</text:p>
          </table:table-cell>
          <table:table-cell table:style-name="ce18" office:value-type="string">
            <text:p>number</text:p>
          </table:table-cell>
          <table:table-cell table:style-name="ce77" table:formula="of:=SEEKIMPL(&quot;Impl&quot;;&quot;class:CoreAPI&quot;;[.A47])" office:value-type="string" office:string-value="Yes">
            <text:p>Yes</text:p>
          </table:table-cell>
          <table:table-cell table:style-name="ce18" office:value-type="string">
            <text:p>linphone_core_get_max_calls</text:p>
          </table:table-cell>
          <table:table-cell table:style-name="ce31" table:formula="of:=INDEX([$Linphone.$A$2:.$E$9000];MATCH([.E47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7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8];&quot;linphone_core_&quot;;&quot;&quot;))" office:value-type="string" office:string-value="setMaxCalls">
            <text:p>setMaxCalls</text:p>
          </table:table-cell>
          <table:table-cell table:style-name="ce19" office:value-type="string">
            <text:p>maxCalls</text:p>
          </table:table-cell>
          <table:table-cell table:style-name="ce19" office:value-type="string">
            <text:p>number</text:p>
          </table:table-cell>
          <table:table-cell table:style-name="ce78" table:formula="of:=SEEKIMPL(&quot;Impl&quot;;&quot;class:CoreAPI&quot;;[.A48])" office:value-type="string" office:string-value="Yes">
            <text:p>Yes</text:p>
          </table:table-cell>
          <table:table-cell table:style-name="ce19" office:value-type="string">
            <text:p>linphone_core_set_max_calls</text:p>
          </table:table-cell>
          <table:table-cell table:style-name="ce32" table:formula="of:=INDEX([$Linphone.$A$2:.$E$9000];MATCH([.E48];[$Linphone.$D$2:.$D$9000]);5)" office:value-type="string" office:string-value="signature:(LinphoneCore *lc, int max)">
            <text:p>signature:(LinphoneCore *lc, int max)</text:p>
          </table:table-cell>
          <table:table-cell table:style-name="ce32" table:formula="of:=INDEX([$Linphone.$A$2:.$E$9000];MATCH([.E4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9];&quot;linphone_core_&quot;;&quot;&quot;))" office:value-type="string" office:string-value="getMicGainDb">
            <text:p>getMicGainDb</text:p>
          </table:table-cell>
          <table:table-cell table:style-name="ce18" office:value-type="string">
            <text:p>micGainDb</text:p>
          </table:table-cell>
          <table:table-cell table:style-name="ce18" office:value-type="string">
            <text:p>number</text:p>
          </table:table-cell>
          <table:table-cell table:style-name="ce89" table:formula="of:=SEEKIMPL(&quot;Impl&quot;;&quot;class:CoreAPI&quot;;[.A49])" office:value-type="string" office:string-value="Yes">
            <text:p>Yes</text:p>
          </table:table-cell>
          <table:table-cell table:style-name="ce18" office:value-type="string">
            <text:p>linphone_core_get_mic_gain_db</text:p>
          </table:table-cell>
          <table:table-cell table:style-name="ce31" table:formula="of:=INDEX([$Linphone.$A$2:.$E$9000];MATCH([.E49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9];[$Linphone.$D$2:.$D$9000]);3)" office:value-type="string" office:string-value="float">
            <text:p>floa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0];&quot;linphone_core_&quot;;&quot;&quot;))" office:value-type="string" office:string-value="setMicGainDb">
            <text:p>setMicGainDb</text:p>
          </table:table-cell>
          <table:table-cell table:style-name="ce32" office:value-type="string">
            <text:p>micGainDb</text:p>
          </table:table-cell>
          <table:table-cell table:style-name="ce19" office:value-type="string">
            <text:p>number</text:p>
          </table:table-cell>
          <table:table-cell table:style-name="ce90" table:formula="of:=SEEKIMPL(&quot;Impl&quot;;&quot;class:CoreAPI&quot;;[.A50])" office:value-type="string" office:string-value="Yes">
            <text:p>Yes</text:p>
          </table:table-cell>
          <table:table-cell table:style-name="ce19" office:value-type="string">
            <text:p>linphone_core_set_mic_gain_db</text:p>
          </table:table-cell>
          <table:table-cell table:style-name="ce32" table:formula="of:=INDEX([$Linphone.$A$2:.$E$9000];MATCH([.E50];[$Linphone.$D$2:.$D$9000]);5)" office:value-type="string" office:string-value="signature:(LinphoneCore *lc, float level)">
            <text:p>signature:(LinphoneCore *lc, float level)</text:p>
          </table:table-cell>
          <table:table-cell table:style-name="ce32" table:formula="of:=INDEX([$Linphone.$A$2:.$E$9000];MATCH([.E5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1];&quot;linphone_core_&quot;;&quot;&quot;))" office:value-type="string" office:string-value="isMicMuted">
            <text:p>isMicMuted</text:p>
          </table:table-cell>
          <table:table-cell table:style-name="ce18" office:value-type="string">
            <text:p>micMuted</text:p>
          </table:table-cell>
          <table:table-cell table:style-name="ce18" office:value-type="string">
            <text:p>boolean</text:p>
          </table:table-cell>
          <table:table-cell table:style-name="ce91" table:formula="of:=SEEKIMPL(&quot;Impl&quot;;&quot;class:CoreAPI&quot;;[.A51])" office:value-type="string" office:string-value="Yes">
            <text:p>Yes</text:p>
          </table:table-cell>
          <table:table-cell table:style-name="ce18" office:value-type="string">
            <text:p>linphone_core_is_mic_muted</text:p>
          </table:table-cell>
          <table:table-cell table:style-name="ce31" table:formula="of:=INDEX([$Linphone.$A$2:.$E$9000];MATCH([.E51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5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2];&quot;linphone_core_&quot;;&quot;&quot;))" office:value-type="string" office:string-value="muteMic">
            <text:p>muteMic</text:p>
          </table:table-cell>
          <table:table-cell table:style-name="ce19" office:value-type="string">
            <text:p>micMuted</text:p>
          </table:table-cell>
          <table:table-cell table:style-name="ce19" office:value-type="string">
            <text:p>boolean</text:p>
          </table:table-cell>
          <table:table-cell table:style-name="ce92" table:formula="of:=SEEKIMPL(&quot;Impl&quot;;&quot;class:CoreAPI&quot;;[.A52])" office:value-type="string" office:string-value="Yes">
            <text:p>Yes</text:p>
          </table:table-cell>
          <table:table-cell table:style-name="ce19" office:value-type="string">
            <text:p>linphone_core_mute_mic</text:p>
          </table:table-cell>
          <table:table-cell table:style-name="ce32" table:formula="of:=INDEX([$Linphone.$A$2:.$E$9000];MATCH([.E52];[$Linphone.$D$2:.$D$9000]);5)" office:value-type="string" office:string-value="signature:(LinphoneCore *lc, bool_t muted)">
            <text:p>signature:(LinphoneCore *lc, bool_t muted)</text:p>
          </table:table-cell>
          <table:table-cell table:style-name="ce32" table:formula="of:=INDEX([$Linphone.$A$2:.$E$9000];MATCH([.E5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3];&quot;linphone_core_&quot;;&quot;&quot;))" office:value-type="string" office:string-value="getMtu">
            <text:p>getMtu</text:p>
          </table:table-cell>
          <table:table-cell table:style-name="ce18" office:value-type="string">
            <text:p>mtu</text:p>
          </table:table-cell>
          <table:table-cell table:style-name="ce18" office:value-type="string">
            <text:p>number</text:p>
          </table:table-cell>
          <table:table-cell table:style-name="ce86" table:formula="of:=SEEKIMPL(&quot;Impl&quot;;&quot;class:CoreAPI&quot;;[.A53])" office:value-type="string" office:string-value="Yes">
            <text:p>Yes</text:p>
          </table:table-cell>
          <table:table-cell table:style-name="ce18" office:value-type="string">
            <text:p>linphone_core_get_mtu</text:p>
          </table:table-cell>
          <table:table-cell table:style-name="ce31" table:formula="of:=INDEX([$Linphone.$A$2:.$E$9000];MATCH([.E53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5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4];&quot;linphone_core_&quot;;&quot;&quot;))" office:value-type="string" office:string-value="setMtu">
            <text:p>setMtu</text:p>
          </table:table-cell>
          <table:table-cell table:style-name="ce19" office:value-type="string">
            <text:p>mtu</text:p>
          </table:table-cell>
          <table:table-cell table:style-name="ce19" office:value-type="string">
            <text:p>number</text:p>
          </table:table-cell>
          <table:table-cell table:style-name="ce87" table:formula="of:=SEEKIMPL(&quot;Impl&quot;;&quot;class:CoreAPI&quot;;[.A54])" office:value-type="string" office:string-value="Yes">
            <text:p>Yes</text:p>
          </table:table-cell>
          <table:table-cell table:style-name="ce19" office:value-type="string">
            <text:p>linphone_core_set_mtu</text:p>
          </table:table-cell>
          <table:table-cell table:style-name="ce32" table:formula="of:=INDEX([$Linphone.$A$2:.$E$9000];MATCH([.E54];[$Linphone.$D$2:.$D$9000]);5)" office:value-type="string" office:string-value="signature:(LinphoneCore *lc, int mtu)">
            <text:p>signature:(LinphoneCore *lc, int mtu)</text:p>
          </table:table-cell>
          <table:table-cell table:style-name="ce32" table:formula="of:=INDEX([$Linphone.$A$2:.$E$9000];MATCH([.E5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5];&quot;linphone_core_&quot;;&quot;&quot;))" office:value-type="string" office:string-value="getNatAddress">
            <text:p>getNatAddress</text:p>
          </table:table-cell>
          <table:table-cell table:style-name="ce18" office:value-type="string">
            <text:p>natAddress</text:p>
          </table:table-cell>
          <table:table-cell table:style-name="ce18" office:value-type="string">
            <text:p>string</text:p>
          </table:table-cell>
          <table:table-cell table:style-name="ce77" table:formula="of:=SEEKIMPL(&quot;Impl&quot;;&quot;class:CoreAPI&quot;;[.A55])" office:value-type="string" office:string-value="Yes">
            <text:p>Yes</text:p>
          </table:table-cell>
          <table:table-cell table:style-name="ce18" office:value-type="string">
            <text:p>linphone_core_get_nat_address</text:p>
          </table:table-cell>
          <table:table-cell table:style-name="ce31" table:formula="of:=INDEX([$Linphone.$A$2:.$E$9000];MATCH([.E55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5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6];&quot;linphone_core_&quot;;&quot;&quot;))" office:value-type="string" office:string-value="setNatAddress">
            <text:p>setNatAddress</text:p>
          </table:table-cell>
          <table:table-cell table:style-name="ce19" office:value-type="string">
            <text:p>natAddress</text:p>
          </table:table-cell>
          <table:table-cell table:style-name="ce19" office:value-type="string">
            <text:p>string</text:p>
          </table:table-cell>
          <table:table-cell table:style-name="ce78" table:formula="of:=SEEKIMPL(&quot;Impl&quot;;&quot;class:CoreAPI&quot;;[.A56])" office:value-type="string" office:string-value="Yes">
            <text:p>Yes</text:p>
          </table:table-cell>
          <table:table-cell table:style-name="ce19" office:value-type="string">
            <text:p>linphone_core_set_nat_address</text:p>
          </table:table-cell>
          <table:table-cell table:style-name="ce32" table:formula="of:=INDEX([$Linphone.$A$2:.$E$9000];MATCH([.E56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32" table:formula="of:=INDEX([$Linphone.$A$2:.$E$9000];MATCH([.E5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7];&quot;linphone_core_&quot;;&quot;&quot;))" office:value-type="string" office:string-value="getNativePreviewWindowId">
            <text:p>getNativePreviewWindowId</text:p>
          </table:table-cell>
          <table:table-cell table:style-name="ce18" office:value-type="string">
            <text:p>nativePreviewWindowId</text:p>
          </table:table-cell>
          <table:table-cell table:style-name="ce18" office:value-type="string">
            <text:p>number</text:p>
          </table:table-cell>
          <table:table-cell table:style-name="ce93" table:formula="of:=SEEKIMPL(&quot;Impl&quot;;&quot;class:CoreAPI&quot;;[.A57])" office:value-type="string" office:string-value="Yes">
            <text:p>Yes</text:p>
          </table:table-cell>
          <table:table-cell table:style-name="ce18" office:value-type="string">
            <text:p>linphone_core_get_native_preview_window_id</text:p>
          </table:table-cell>
          <table:table-cell table:style-name="ce31" table:formula="of:=INDEX([$Linphone.$A$2:.$E$9000];MATCH([.E57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57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8];&quot;linphone_core_&quot;;&quot;&quot;))" office:value-type="string" office:string-value="setNativePreviewWindowId">
            <text:p>setNativePreviewWindowId</text:p>
          </table:table-cell>
          <table:table-cell table:style-name="ce32" office:value-type="string">
            <text:p>nativePreviewWindowId</text:p>
          </table:table-cell>
          <table:table-cell table:style-name="ce32" office:value-type="string">
            <text:p>number</text:p>
          </table:table-cell>
          <table:table-cell table:style-name="ce94" table:formula="of:=SEEKIMPL(&quot;Impl&quot;;&quot;class:CoreAPI&quot;;[.A58])" office:value-type="string" office:string-value="Yes">
            <text:p>Yes</text:p>
          </table:table-cell>
          <table:table-cell table:style-name="ce19" office:value-type="string">
            <text:p>linphone_core_set_native_preview_window_id</text:p>
          </table:table-cell>
          <table:table-cell table:style-name="ce32" table:formula="of:=INDEX([$Linphone.$A$2:.$E$9000];MATCH([.E58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5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9];&quot;linphone_core_&quot;;&quot;&quot;))" office:value-type="string" office:string-value="getNativeVideoWindowId">
            <text:p>getNativeVideoWindowId</text:p>
          </table:table-cell>
          <table:table-cell table:style-name="ce18" office:value-type="string">
            <text:p>nativeVideoWindowId</text:p>
          </table:table-cell>
          <table:table-cell table:style-name="ce18" office:value-type="string">
            <text:p>number</text:p>
          </table:table-cell>
          <table:table-cell table:style-name="ce93" table:formula="of:=SEEKIMPL(&quot;Impl&quot;;&quot;class:CoreAPI&quot;;[.A59])" office:value-type="string" office:string-value="Yes">
            <text:p>Yes</text:p>
          </table:table-cell>
          <table:table-cell table:style-name="ce18" office:value-type="string">
            <text:p>linphone_core_get_native_video_window_id</text:p>
          </table:table-cell>
          <table:table-cell table:style-name="ce31" table:formula="of:=INDEX([$Linphone.$A$2:.$E$9000];MATCH([.E5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59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60];&quot;linphone_core_&quot;;&quot;&quot;))" office:value-type="string" office:string-value="setNativeVideoWindowId">
            <text:p>setNativeVideoWindowId</text:p>
          </table:table-cell>
          <table:table-cell table:style-name="ce32" office:value-type="string">
            <text:p>nativeVideoWindowId</text:p>
          </table:table-cell>
          <table:table-cell table:style-name="ce32" office:value-type="string">
            <text:p>number</text:p>
          </table:table-cell>
          <table:table-cell table:style-name="ce94" table:formula="of:=SEEKIMPL(&quot;Impl&quot;;&quot;class:CoreAPI&quot;;[.A60])" office:value-type="string" office:string-value="Yes">
            <text:p>Yes</text:p>
          </table:table-cell>
          <table:table-cell table:style-name="ce19" office:value-type="string">
            <text:p>linphone_core_set_native_video_window_id</text:p>
          </table:table-cell>
          <table:table-cell table:style-name="ce32" table:formula="of:=INDEX([$Linphone.$A$2:.$E$9000];MATCH([.E60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6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61];&quot;linphone_core_&quot;;&quot;&quot;))" office:value-type="string" office:string-value="isNetworkReachable">
            <text:p>isNetworkReachable</text:p>
          </table:table-cell>
          <table:table-cell table:style-name="ce18" office:value-type="string">
            <text:p>networkReachable</text:p>
          </table:table-cell>
          <table:table-cell table:style-name="ce18" office:value-type="string">
            <text:p>boolean</text:p>
          </table:table-cell>
          <table:table-cell table:style-name="ce68" table:formula="of:=SEEKIMPL(&quot;Impl&quot;;&quot;class:CoreAPI&quot;;[.A61])" office:value-type="string" office:string-value="Yes">
            <text:p>Yes</text:p>
          </table:table-cell>
          <table:table-cell office:value-type="string">
            <text:p>linphone_core_is_network_reachable</text:p>
          </table:table-cell>
          <table:table-cell table:style-name="ce31" table:formula="of:=INDEX([$Linphone.$A$2:.$E$9000];MATCH([.E61];[$Linphone.$D$2:.$D$9000]);5)" office:value-type="string" office:string-value="signature:(LinphoneCore* lc)">
            <text:p>signature:(LinphoneCore* lc)</text:p>
          </table:table-cell>
          <table:table-cell table:style-name="ce31" table:formula="of:=INDEX([$Linphone.$A$2:.$E$9000];MATCH([.E6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62];&quot;linphone_core_&quot;;&quot;&quot;))" office:value-type="string" office:string-value="setNetworkReachable">
            <text:p>setNetworkReachable</text:p>
          </table:table-cell>
          <table:table-cell table:style-name="ce19" office:value-type="string">
            <text:p>networkReachable</text:p>
          </table:table-cell>
          <table:table-cell table:style-name="ce19" office:value-type="string">
            <text:p>boolean</text:p>
          </table:table-cell>
          <table:table-cell table:style-name="ce69" table:formula="of:=SEEKIMPL(&quot;Impl&quot;;&quot;class:CoreAPI&quot;;[.A62])" office:value-type="string" office:string-value="Yes">
            <text:p>Yes</text:p>
          </table:table-cell>
          <table:table-cell table:style-name="ce19" office:value-type="string">
            <text:p>linphone_core_set_network_reachable</text:p>
          </table:table-cell>
          <table:table-cell table:style-name="ce32" table:formula="of:=INDEX([$Linphone.$A$2:.$E$9000];MATCH([.E62];[$Linphone.$D$2:.$D$9000]);5)" office:value-type="string" office:string-value="signature:(LinphoneCore* lc,bool_t value)">
            <text:p>signature:(LinphoneCore* lc,bool_t value)</text:p>
          </table:table-cell>
          <table:table-cell table:style-name="ce32" table:formula="of:=INDEX([$Linphone.$A$2:.$E$9000];MATCH([.E6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63];&quot;linphone_core_&quot;;&quot;&quot;))" office:value-type="string" office:string-value="getPlayLevel">
            <text:p>getPlayLevel</text:p>
          </table:table-cell>
          <table:table-cell table:style-name="ce18" office:value-type="string">
            <text:p>playLevel</text:p>
          </table:table-cell>
          <table:table-cell table:style-name="ce18" office:value-type="string">
            <text:p>number</text:p>
          </table:table-cell>
          <table:table-cell table:style-name="ce80" table:formula="of:=SEEKIMPL(&quot;Impl&quot;;&quot;class:CoreAPI&quot;;[.A63])" office:value-type="string" office:string-value="Yes">
            <text:p>Yes</text:p>
          </table:table-cell>
          <table:table-cell table:style-name="ce18" office:value-type="string">
            <text:p>linphone_core_get_play_level</text:p>
          </table:table-cell>
          <table:table-cell table:style-name="ce31" table:formula="of:=INDEX([$Linphone.$A$2:.$E$9000];MATCH([.E63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6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64];&quot;linphone_core_&quot;;&quot;&quot;))" office:value-type="string" office:string-value="setPlayLevel">
            <text:p>setPlayLevel</text:p>
          </table:table-cell>
          <table:table-cell table:style-name="ce19" office:value-type="string">
            <text:p>playLevel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CoreAPI&quot;;[.A64])" office:value-type="string" office:string-value="Yes">
            <text:p>Yes</text:p>
          </table:table-cell>
          <table:table-cell table:style-name="ce19" office:value-type="string">
            <text:p>linphone_core_set_play_level</text:p>
          </table:table-cell>
          <table:table-cell table:style-name="ce32" table:formula="of:=INDEX([$Linphone.$A$2:.$E$9000];MATCH([.E64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6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65];&quot;linphone_core_&quot;;&quot;&quot;))" office:value-type="string" office:string-value="getPlaybackDevice">
            <text:p>getPlaybackDevice</text:p>
          </table:table-cell>
          <table:table-cell table:style-name="ce18" office:value-type="string">
            <text:p>playbackDevice</text:p>
          </table:table-cell>
          <table:table-cell table:style-name="ce18" office:value-type="string">
            <text:p>string</text:p>
          </table:table-cell>
          <table:table-cell table:style-name="ce80" table:formula="of:=SEEKIMPL(&quot;Impl&quot;;&quot;class:CoreAPI&quot;;[.A65])" office:value-type="string" office:string-value="Yes">
            <text:p>Yes</text:p>
          </table:table-cell>
          <table:table-cell table:style-name="ce18" office:value-type="string">
            <text:p>linphone_core_get_playback_device</text:p>
          </table:table-cell>
          <table:table-cell table:style-name="ce31" table:formula="of:=INDEX([$Linphone.$A$2:.$E$9000];MATCH([.E6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6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66];&quot;linphone_core_&quot;;&quot;&quot;))" office:value-type="string" office:string-value="setPlaybackDevice">
            <text:p>setPlaybackDevice</text:p>
          </table:table-cell>
          <table:table-cell table:style-name="ce19" office:value-type="string">
            <text:p>playbackDevice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CoreAPI&quot;;[.A66])" office:value-type="string" office:string-value="Yes">
            <text:p>Yes</text:p>
          </table:table-cell>
          <table:table-cell table:style-name="ce19" office:value-type="string">
            <text:p>linphone_core_set_playback_device</text:p>
          </table:table-cell>
          <table:table-cell table:style-name="ce32" table:formula="of:=INDEX([$Linphone.$A$2:.$E$9000];MATCH([.E66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66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67];&quot;linphone_core_&quot;;&quot;&quot;))" office:value-type="string" office:string-value="getPlaybackGainDb">
            <text:p>getPlaybackGainDb</text:p>
          </table:table-cell>
          <table:table-cell table:style-name="ce18" office:value-type="string">
            <text:p>playbackGainDb</text:p>
          </table:table-cell>
          <table:table-cell table:style-name="ce18" office:value-type="string">
            <text:p>number</text:p>
          </table:table-cell>
          <table:table-cell table:style-name="ce89" table:formula="of:=SEEKIMPL(&quot;Impl&quot;;&quot;class:CoreAPI&quot;;[.A67])" office:value-type="string" office:string-value="Yes">
            <text:p>Yes</text:p>
          </table:table-cell>
          <table:table-cell table:style-name="ce18" office:value-type="string">
            <text:p>linphone_core_get_playback_gain_db</text:p>
          </table:table-cell>
          <table:table-cell table:style-name="ce31" table:formula="of:=INDEX([$Linphone.$A$2:.$E$9000];MATCH([.E67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67];[$Linphone.$D$2:.$D$9000]);3)" office:value-type="string" office:string-value="float">
            <text:p>floa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68];&quot;linphone_core_&quot;;&quot;&quot;))" office:value-type="string" office:string-value="setPlaybackGainDb">
            <text:p>setPlaybackGainDb</text:p>
          </table:table-cell>
          <table:table-cell table:style-name="ce32" office:value-type="string">
            <text:p>playbackGainDb</text:p>
          </table:table-cell>
          <table:table-cell table:style-name="ce19" office:value-type="string">
            <text:p>number</text:p>
          </table:table-cell>
          <table:table-cell table:style-name="ce90" table:formula="of:=SEEKIMPL(&quot;Impl&quot;;&quot;class:CoreAPI&quot;;[.A68])" office:value-type="string" office:string-value="Yes">
            <text:p>Yes</text:p>
          </table:table-cell>
          <table:table-cell table:style-name="ce19" office:value-type="string">
            <text:p>linphone_core_set_playback_gain_db</text:p>
          </table:table-cell>
          <table:table-cell table:style-name="ce32" table:formula="of:=INDEX([$Linphone.$A$2:.$E$9000];MATCH([.E68];[$Linphone.$D$2:.$D$9000]);5)" office:value-type="string" office:string-value="signature:(LinphoneCore *lc, float level)">
            <text:p>signature:(LinphoneCore *lc, float level)</text:p>
          </table:table-cell>
          <table:table-cell table:style-name="ce32" table:formula="of:=INDEX([$Linphone.$A$2:.$E$9000];MATCH([.E6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69];&quot;linphone_core_&quot;;&quot;&quot;))" office:value-type="string" office:string-value="getPrimaryContact">
            <text:p>getPrimaryContact</text:p>
          </table:table-cell>
          <table:table-cell table:style-name="ce18" office:value-type="string">
            <text:p>primaryContact</text:p>
          </table:table-cell>
          <table:table-cell table:style-name="ce18" office:value-type="string">
            <text:p>string</text:p>
          </table:table-cell>
          <table:table-cell table:style-name="ce77" table:formula="of:=SEEKIMPL(&quot;Impl&quot;;&quot;class:CoreAPI&quot;;[.A69])" office:value-type="string" office:string-value="Yes">
            <text:p>Yes</text:p>
          </table:table-cell>
          <table:table-cell table:style-name="ce18" office:value-type="string">
            <text:p>linphone_core_get_primary_contact</text:p>
          </table:table-cell>
          <table:table-cell table:style-name="ce31" table:formula="of:=INDEX([$Linphone.$A$2:.$E$9000];MATCH([.E69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6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70];&quot;linphone_core_&quot;;&quot;&quot;))" office:value-type="string" office:string-value="setPrimaryContact">
            <text:p>setPrimaryContact</text:p>
          </table:table-cell>
          <table:table-cell table:style-name="ce19" office:value-type="string">
            <text:p>primaryContact</text:p>
          </table:table-cell>
          <table:table-cell table:style-name="ce19" office:value-type="string">
            <text:p>string</text:p>
          </table:table-cell>
          <table:table-cell table:style-name="ce78" table:formula="of:=SEEKIMPL(&quot;Impl&quot;;&quot;class:CoreAPI&quot;;[.A70])" office:value-type="string" office:string-value="Yes">
            <text:p>Yes</text:p>
          </table:table-cell>
          <table:table-cell table:style-name="ce19" office:value-type="string">
            <text:p>linphone_core_set_primary_contact</text:p>
          </table:table-cell>
          <table:table-cell table:style-name="ce32" table:formula="of:=INDEX([$Linphone.$A$2:.$E$9000];MATCH([.E70];[$Linphone.$D$2:.$D$9000]);5)" office:value-type="string" office:string-value="signature:(LinphoneCore *lc, const char *contact)">
            <text:p>signature:(LinphoneCore *lc, const char *contact)</text:p>
          </table:table-cell>
          <table:table-cell table:style-name="ce32" table:formula="of:=INDEX([$Linphone.$A$2:.$E$9000];MATCH([.E70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62" table:formula="of:=NOTATION(SUBSTITUTE([.E71];&quot;linphone_core_&quot;;&quot;&quot;))" office:value-type="string" office:string-value="getProxyConfigList">
            <text:p>getProxyConfigList</text:p>
          </table:table-cell>
          <table:table-cell table:style-name="ce63" office:value-type="string">
            <text:p>proxyConfigList</text:p>
          </table:table-cell>
          <table:table-cell table:style-name="ce63" office:value-type="string">
            <text:p>Array of ProxyConfig</text:p>
          </table:table-cell>
          <table:table-cell table:style-name="ce79" table:formula="of:=SEEKIMPL(&quot;Impl&quot;;&quot;class:CoreAPI&quot;;[.A71])" office:value-type="string" office:string-value="Yes">
            <text:p>Yes</text:p>
          </table:table-cell>
          <table:table-cell table:style-name="ce63" office:value-type="string">
            <text:p>linphone_core_get_proxy_config_list</text:p>
          </table:table-cell>
          <table:table-cell table:style-name="ce111" table:formula="of:=INDEX([$Linphone.$A$2:.$E$9000];MATCH([.E71];[$Linphone.$D$2:.$D$9000]);5)" office:value-type="string" office:string-value="signature:(const LinphoneCore *lc)">
            <text:p>signature:(const LinphoneCore *lc)</text:p>
          </table:table-cell>
          <table:table-cell table:style-name="ce111" table:formula="of:=INDEX([$Linphone.$A$2:.$E$9000];MATCH([.E71];[$Linphone.$D$2:.$D$9000]);3)" office:value-type="string" office:string-value="constMSList*">
            <text:p>constMSList*</text:p>
          </table:table-cell>
          <table:table-cell table:style-name="ce63" table:number-columns-repeated="1016"/>
          <table:table-cell table:style-name="ce113"/>
        </table:table-row>
        <table:table-row table:style-name="ro5">
          <table:table-cell table:style-name="ce37" table:formula="of:=NOTATION(SUBSTITUTE([.E72];&quot;linphone_core_&quot;;&quot;&quot;))" office:value-type="string" office:string-value="getRecLevel">
            <text:p>getRecLevel</text:p>
          </table:table-cell>
          <table:table-cell table:style-name="ce18" office:value-type="string">
            <text:p>recLevel</text:p>
          </table:table-cell>
          <table:table-cell table:style-name="ce18" office:value-type="string">
            <text:p>number</text:p>
          </table:table-cell>
          <table:table-cell table:style-name="ce80" table:formula="of:=SEEKIMPL(&quot;Impl&quot;;&quot;class:CoreAPI&quot;;[.A72])" office:value-type="string" office:string-value="Yes">
            <text:p>Yes</text:p>
          </table:table-cell>
          <table:table-cell table:style-name="ce18" office:value-type="string">
            <text:p>linphone_core_get_rec_level</text:p>
          </table:table-cell>
          <table:table-cell table:style-name="ce31" table:formula="of:=INDEX([$Linphone.$A$2:.$E$9000];MATCH([.E7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72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73];&quot;linphone_core_&quot;;&quot;&quot;))" office:value-type="string" office:string-value="setRecLevel">
            <text:p>setRecLevel</text:p>
          </table:table-cell>
          <table:table-cell table:style-name="ce19" office:value-type="string">
            <text:p>recLevel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CoreAPI&quot;;[.A73])" office:value-type="string" office:string-value="Yes">
            <text:p>Yes</text:p>
          </table:table-cell>
          <table:table-cell table:style-name="ce19" office:value-type="string">
            <text:p>linphone_core_set_rec_level</text:p>
          </table:table-cell>
          <table:table-cell table:style-name="ce32" table:formula="of:=INDEX([$Linphone.$A$2:.$E$9000];MATCH([.E73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7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74];&quot;linphone_core_&quot;;&quot;&quot;))" office:value-type="string" office:string-value="getRelayAddr">
            <text:p>getRelayAddr</text:p>
          </table:table-cell>
          <table:table-cell table:style-name="ce18" office:value-type="string">
            <text:p>relayAddr</text:p>
          </table:table-cell>
          <table:table-cell table:style-name="ce18" office:value-type="string">
            <text:p>string</text:p>
          </table:table-cell>
          <table:table-cell table:style-name="ce86" table:formula="of:=SEEKIMPL(&quot;Impl&quot;;&quot;class:CoreAPI&quot;;[.A74])" office:value-type="string" office:string-value="Yes">
            <text:p>Yes</text:p>
          </table:table-cell>
          <table:table-cell table:style-name="ce18" office:value-type="string">
            <text:p>linphone_core_get_relay_addr</text:p>
          </table:table-cell>
          <table:table-cell table:style-name="ce31" table:formula="of:=INDEX([$Linphone.$A$2:.$E$9000];MATCH([.E74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74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75];&quot;linphone_core_&quot;;&quot;&quot;))" office:value-type="string" office:string-value="setRelayAddr">
            <text:p>setRelayAddr</text:p>
          </table:table-cell>
          <table:table-cell table:style-name="ce19" office:value-type="string">
            <text:p>relayAddr</text:p>
          </table:table-cell>
          <table:table-cell table:style-name="ce19" office:value-type="string">
            <text:p>string</text:p>
          </table:table-cell>
          <table:table-cell table:style-name="ce87" table:formula="of:=SEEKIMPL(&quot;Impl&quot;;&quot;class:CoreAPI&quot;;[.A75])" office:value-type="string" office:string-value="Yes">
            <text:p>Yes</text:p>
          </table:table-cell>
          <table:table-cell table:style-name="ce19" office:value-type="string">
            <text:p>linphone_core_set_relay_addr</text:p>
          </table:table-cell>
          <table:table-cell table:style-name="ce32" table:formula="of:=INDEX([$Linphone.$A$2:.$E$9000];MATCH([.E75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32" table:formula="of:=INDEX([$Linphone.$A$2:.$E$9000];MATCH([.E75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76];&quot;linphone_core_&quot;;&quot;&quot;))" office:value-type="string" office:string-value="getRing">
            <text:p>getRing</text:p>
          </table:table-cell>
          <table:table-cell table:style-name="ce18" office:value-type="string">
            <text:p>ring</text:p>
          </table:table-cell>
          <table:table-cell table:style-name="ce18" office:value-type="string">
            <text:p>string</text:p>
          </table:table-cell>
          <table:table-cell table:style-name="ce82" table:formula="of:=SEEKIMPL(&quot;Impl&quot;;&quot;class:CoreAPI&quot;;[.A76])" office:value-type="string" office:string-value="Yes">
            <text:p>Yes</text:p>
          </table:table-cell>
          <table:table-cell table:style-name="ce18" office:value-type="string">
            <text:p>linphone_core_get_ring</text:p>
          </table:table-cell>
          <table:table-cell table:style-name="ce31" table:formula="of:=INDEX([$Linphone.$A$2:.$E$9000];MATCH([.E76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76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77];&quot;linphone_core_&quot;;&quot;&quot;))" office:value-type="string" office:string-value="setRing">
            <text:p>setRing</text:p>
          </table:table-cell>
          <table:table-cell table:style-name="ce19" office:value-type="string">
            <text:p>ring</text:p>
          </table:table-cell>
          <table:table-cell table:style-name="ce19" office:value-type="string">
            <text:p>string</text:p>
          </table:table-cell>
          <table:table-cell table:style-name="ce83" table:formula="of:=SEEKIMPL(&quot;Impl&quot;;&quot;class:CoreAPI&quot;;[.A77])" office:value-type="string" office:string-value="Yes">
            <text:p>Yes</text:p>
          </table:table-cell>
          <table:table-cell table:style-name="ce19" office:value-type="string">
            <text:p>linphone_core_set_ring</text:p>
          </table:table-cell>
          <table:table-cell table:style-name="ce32" table:formula="of:=INDEX([$Linphone.$A$2:.$E$9000];MATCH([.E77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7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78];&quot;linphone_core_&quot;;&quot;&quot;))" office:value-type="string" office:string-value="getRingback">
            <text:p>getRingback</text:p>
          </table:table-cell>
          <table:table-cell table:style-name="ce18" office:value-type="string">
            <text:p>ringback</text:p>
          </table:table-cell>
          <table:table-cell table:style-name="ce18" office:value-type="string">
            <text:p>string</text:p>
          </table:table-cell>
          <table:table-cell table:style-name="ce89" table:formula="of:=SEEKIMPL(&quot;Impl&quot;;&quot;class:CoreAPI&quot;;[.A78])" office:value-type="string" office:string-value="Yes">
            <text:p>Yes</text:p>
          </table:table-cell>
          <table:table-cell table:style-name="ce18" office:value-type="string">
            <text:p>linphone_core_get_ringback</text:p>
          </table:table-cell>
          <table:table-cell table:style-name="ce31" table:formula="of:=INDEX([$Linphone.$A$2:.$E$9000];MATCH([.E78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78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79];&quot;linphone_core_&quot;;&quot;&quot;))" office:value-type="string" office:string-value="setRingback">
            <text:p>setRingback</text:p>
          </table:table-cell>
          <table:table-cell table:style-name="ce19" office:value-type="string">
            <text:p>ringback</text:p>
          </table:table-cell>
          <table:table-cell table:style-name="ce19" office:value-type="string">
            <text:p>string</text:p>
          </table:table-cell>
          <table:table-cell table:style-name="ce90" table:formula="of:=SEEKIMPL(&quot;Impl&quot;;&quot;class:CoreAPI&quot;;[.A79])" office:value-type="string" office:string-value="Yes">
            <text:p>Yes</text:p>
          </table:table-cell>
          <table:table-cell table:style-name="ce19" office:value-type="string">
            <text:p>linphone_core_set_ringback</text:p>
          </table:table-cell>
          <table:table-cell table:style-name="ce32" table:formula="of:=INDEX([$Linphone.$A$2:.$E$9000];MATCH([.E79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7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80];&quot;linphone_core_&quot;;&quot;&quot;))" office:value-type="string" office:string-value="getRingLevel">
            <text:p>getRingLevel</text:p>
          </table:table-cell>
          <table:table-cell table:style-name="ce18" office:value-type="string">
            <text:p>ringLevel</text:p>
          </table:table-cell>
          <table:table-cell table:style-name="ce18" office:value-type="string">
            <text:p>number</text:p>
          </table:table-cell>
          <table:table-cell table:style-name="ce80" table:formula="of:=SEEKIMPL(&quot;Impl&quot;;&quot;class:CoreAPI&quot;;[.A80])" office:value-type="string" office:string-value="Yes">
            <text:p>Yes</text:p>
          </table:table-cell>
          <table:table-cell table:style-name="ce18" office:value-type="string">
            <text:p>linphone_core_get_ring_level</text:p>
          </table:table-cell>
          <table:table-cell table:style-name="ce31" table:formula="of:=INDEX([$Linphone.$A$2:.$E$9000];MATCH([.E8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0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1];&quot;linphone_core_&quot;;&quot;&quot;))" office:value-type="string" office:string-value="setRingLevel">
            <text:p>setRingLevel</text:p>
          </table:table-cell>
          <table:table-cell table:style-name="ce19" office:value-type="string">
            <text:p>ringLevel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CoreAPI&quot;;[.A81])" office:value-type="string" office:string-value="Yes">
            <text:p>Yes</text:p>
          </table:table-cell>
          <table:table-cell table:style-name="ce19" office:value-type="string">
            <text:p>linphone_core_set_ring_level</text:p>
          </table:table-cell>
          <table:table-cell table:style-name="ce32" table:formula="of:=INDEX([$Linphone.$A$2:.$E$9000];MATCH([.E81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8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82];&quot;linphone_core_&quot;;&quot;&quot;))" office:value-type="string" office:string-value="getRingerDevice">
            <text:p>getRingerDevice</text:p>
          </table:table-cell>
          <table:table-cell table:style-name="ce18" office:value-type="string">
            <text:p>ringerDevice</text:p>
          </table:table-cell>
          <table:table-cell table:style-name="ce18" office:value-type="string">
            <text:p>string</text:p>
          </table:table-cell>
          <table:table-cell table:style-name="ce80" table:formula="of:=SEEKIMPL(&quot;Impl&quot;;&quot;class:CoreAPI&quot;;[.A82])" office:value-type="string" office:string-value="Yes">
            <text:p>Yes</text:p>
          </table:table-cell>
          <table:table-cell table:style-name="ce18" office:value-type="string">
            <text:p>linphone_core_get_ringer_device</text:p>
          </table:table-cell>
          <table:table-cell table:style-name="ce31" table:formula="of:=INDEX([$Linphone.$A$2:.$E$9000];MATCH([.E8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2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3];&quot;linphone_core_&quot;;&quot;&quot;))" office:value-type="string" office:string-value="setRingerDevice">
            <text:p>setRingerDevice</text:p>
          </table:table-cell>
          <table:table-cell table:style-name="ce19" office:value-type="string">
            <text:p>ringerDevice</text:p>
          </table:table-cell>
          <table:table-cell table:style-name="ce19" office:value-type="string">
            <text:p>string</text:p>
          </table:table-cell>
          <table:table-cell table:style-name="ce81" table:formula="of:=SEEKIMPL(&quot;Impl&quot;;&quot;class:CoreAPI&quot;;[.A83])" office:value-type="string" office:string-value="Yes">
            <text:p>Yes</text:p>
          </table:table-cell>
          <table:table-cell table:style-name="ce19" office:value-type="string">
            <text:p>linphone_core_set_ringer_device</text:p>
          </table:table-cell>
          <table:table-cell table:style-name="ce32" table:formula="of:=INDEX([$Linphone.$A$2:.$E$9000];MATCH([.E83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83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ootCa</text:p>
          </table:table-cell>
          <table:table-cell table:style-name="ce18" office:value-type="string">
            <text:p>rootCa</text:p>
          </table:table-cell>
          <table:table-cell table:style-name="ce18" office:value-type="string">
            <text:p>string</text:p>
          </table:table-cell>
          <table:table-cell table:style-name="ce95" table:formula="of:=SEEKIMPL(&quot;Impl&quot;;&quot;class:CoreAPI&quot;;[.A84])" office:value-type="string" office:string-value="Yes">
            <text:p>Yes</text:p>
          </table:table-cell>
          <table:table-cell table:style-name="ce31" office:value-type="string">
            <text:p>linphone_core_get_root_ca</text:p>
          </table:table-cell>
          <table:table-cell table:style-name="ce112" table:formula="of:=INDEX([$Linphone.$A$2:.$E$9000];MATCH([.E84];[$Linphone.$D$2:.$D$9000]);5)" office:value-type="string" office:string-value="signature:(LinphoneCore *lc)">
            <text:p>signature:(LinphoneCore *lc)</text:p>
          </table:table-cell>
          <table:table-cell table:style-name="ce112" table:formula="of:=INDEX([$Linphone.$A$2:.$E$9000];MATCH([.E84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5];&quot;linphone_core_&quot;;&quot;&quot;))" office:value-type="string" office:string-value="setRootCa">
            <text:p>setRootCa</text:p>
          </table:table-cell>
          <table:table-cell table:style-name="ce19" office:value-type="string">
            <text:p>rootCa</text:p>
          </table:table-cell>
          <table:table-cell table:style-name="ce32" office:value-type="string">
            <text:p>string</text:p>
          </table:table-cell>
          <table:table-cell table:style-name="ce96" table:formula="of:=SEEKIMPL(&quot;Impl&quot;;&quot;class:CoreAPI&quot;;[.A85])" office:value-type="string" office:string-value="Yes">
            <text:p>Yes</text:p>
          </table:table-cell>
          <table:table-cell table:style-name="ce19" office:value-type="string">
            <text:p>linphone_core_set_root_ca</text:p>
          </table:table-cell>
          <table:table-cell table:style-name="ce112" table:formula="of:=INDEX([$Linphone.$A$2:.$E$9000];MATCH([.E85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12" table:formula="of:=INDEX([$Linphone.$A$2:.$E$9000];MATCH([.E8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86];&quot;linphone_core_&quot;;&quot;&quot;))" office:value-type="string" office:string-value="selfViewEnabled">
            <text:p>selfViewEnabled</text:p>
          </table:table-cell>
          <table:table-cell table:style-name="ce18" office:value-type="string">
            <text:p>selfViewEnabled</text:p>
          </table:table-cell>
          <table:table-cell table:style-name="ce18" office:value-type="string">
            <text:p>boolean</text:p>
          </table:table-cell>
          <table:table-cell table:style-name="ce82" table:formula="of:=SEEKIMPL(&quot;Impl&quot;;&quot;class:CoreAPI&quot;;[.A86])" office:value-type="string" office:string-value="Yes">
            <text:p>Yes</text:p>
          </table:table-cell>
          <table:table-cell table:style-name="ce18" office:value-type="string">
            <text:p>linphone_core_self_view_enabled</text:p>
          </table:table-cell>
          <table:table-cell table:style-name="ce31" table:formula="of:=INDEX([$Linphone.$A$2:.$E$9000];MATCH([.E86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86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7];&quot;linphone_core_&quot;;&quot;&quot;))" office:value-type="string" office:string-value="enableSelfView">
            <text:p>enableSelfView</text:p>
          </table:table-cell>
          <table:table-cell table:style-name="ce64" office:value-type="string">
            <text:p>selfViewEnabled</text:p>
          </table:table-cell>
          <table:table-cell table:style-name="ce19" office:value-type="string">
            <text:p>boolean</text:p>
          </table:table-cell>
          <table:table-cell table:style-name="ce83" table:formula="of:=SEEKIMPL(&quot;Impl&quot;;&quot;class:CoreAPI&quot;;[.A87])" office:value-type="string" office:string-value="Yes">
            <text:p>Yes</text:p>
          </table:table-cell>
          <table:table-cell table:style-name="ce19" office:value-type="string">
            <text:p>linphone_core_enable_self_view</text:p>
          </table:table-cell>
          <table:table-cell table:style-name="ce32" table:formula="of:=INDEX([$Linphone.$A$2:.$E$9000];MATCH([.E87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8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88];&quot;linphone_core_&quot;;&quot;&quot;))" office:value-type="string" office:string-value="getSipDscp">
            <text:p>getSipDscp</text:p>
          </table:table-cell>
          <table:table-cell table:style-name="ce65" office:value-type="string">
            <text:p>sipDscp</text:p>
          </table:table-cell>
          <table:table-cell table:style-name="ce18" office:value-type="string">
            <text:p>number</text:p>
          </table:table-cell>
          <table:table-cell table:style-name="ce97" table:formula="of:=SEEKIMPL(&quot;Impl&quot;;&quot;class:CoreAPI&quot;;[.A88])" office:value-type="string" office:string-value="Yes">
            <text:p>Yes</text:p>
          </table:table-cell>
          <table:table-cell table:style-name="ce18" office:value-type="string">
            <text:p>linphone_core_get_sip_dscp</text:p>
          </table:table-cell>
          <table:table-cell table:style-name="ce31" table:formula="of:=INDEX([$Linphone.$A$2:.$E$9000];MATCH([.E88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8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9];&quot;linphone_core_&quot;;&quot;&quot;))" office:value-type="string" office:string-value="setSipDscp">
            <text:p>setSipDscp</text:p>
          </table:table-cell>
          <table:table-cell table:style-name="ce64" office:value-type="string">
            <text:p>sipDscp</text:p>
          </table:table-cell>
          <table:table-cell table:style-name="ce19" office:value-type="string">
            <text:p>number</text:p>
          </table:table-cell>
          <table:table-cell table:style-name="ce83" table:formula="of:=SEEKIMPL(&quot;Impl&quot;;&quot;class:CoreAPI&quot;;[.A89])" office:value-type="string" office:string-value="Yes">
            <text:p>Yes</text:p>
          </table:table-cell>
          <table:table-cell table:style-name="ce19" office:value-type="string">
            <text:p>linphone_core_set_sip_dscp</text:p>
          </table:table-cell>
          <table:table-cell table:style-name="ce32" table:formula="of:=INDEX([$Linphone.$A$2:.$E$9000];MATCH([.E89];[$Linphone.$D$2:.$D$9000]);5)" office:value-type="string" office:string-value="signature:(LinphoneCore *lc, int dscp)">
            <text:p>signature:(LinphoneCore *lc, int dscp)</text:p>
          </table:table-cell>
          <table:table-cell table:style-name="ce32" table:formula="of:=INDEX([$Linphone.$A$2:.$E$9000];MATCH([.E8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0];&quot;linphone_core_&quot;;&quot;&quot;))" office:value-type="string" office:string-value="getSipPort">
            <text:p>getSipPort</text:p>
          </table:table-cell>
          <table:table-cell table:style-name="ce18" office:value-type="string">
            <text:p>sipPort</text:p>
          </table:table-cell>
          <table:table-cell table:style-name="ce18" office:value-type="string">
            <text:p>number</text:p>
          </table:table-cell>
          <table:table-cell table:style-name="ce98" table:formula="of:=SEEKIMPL(&quot;Impl&quot;;&quot;class:CoreAPI&quot;;[.A90])" office:value-type="string" office:string-value="Yes">
            <text:p>Yes</text:p>
          </table:table-cell>
          <table:table-cell table:style-name="ce18" office:value-type="string">
            <text:p>linphone_core_get_sip_port</text:p>
          </table:table-cell>
          <table:table-cell table:style-name="ce31" table:formula="of:=INDEX([$Linphone.$A$2:.$E$9000];MATCH([.E9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90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1];&quot;linphone_core_&quot;;&quot;&quot;))" office:value-type="string" office:string-value="setSipPort">
            <text:p>setSipPort</text:p>
          </table:table-cell>
          <table:table-cell table:style-name="ce19" office:value-type="string">
            <text:p>sipPort</text:p>
          </table:table-cell>
          <table:table-cell table:style-name="ce32" office:value-type="string">
            <text:p>number</text:p>
          </table:table-cell>
          <table:table-cell table:style-name="ce99" table:formula="of:=SEEKIMPL(&quot;Impl&quot;;&quot;class:CoreAPI&quot;;[.A91])" office:value-type="string" office:string-value="Yes">
            <text:p>Yes</text:p>
          </table:table-cell>
          <table:table-cell table:style-name="ce19" office:value-type="string">
            <text:p>linphone_core_set_sip_port</text:p>
          </table:table-cell>
          <table:table-cell table:style-name="ce32" table:formula="of:=INDEX([$Linphone.$A$2:.$E$9000];MATCH([.E91];[$Linphone.$D$2:.$D$9000]);5)" office:value-type="string" office:string-value="signature:(LinphoneCore *lc, int port)">
            <text:p>signature:(LinphoneCore *lc, int port)</text:p>
          </table:table-cell>
          <table:table-cell table:style-name="ce32" table:formula="of:=INDEX([$Linphone.$A$2:.$E$9000];MATCH([.E9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62" table:formula="of:=NOTATION(SUBSTITUTE([.E92];&quot;linphone_core_&quot;;&quot;&quot;))" office:value-type="string" office:string-value="getSoundDevices">
            <text:p>getSoundDevices</text:p>
          </table:table-cell>
          <table:table-cell table:style-name="ce63" office:value-type="string">
            <text:p>soundDevices</text:p>
          </table:table-cell>
          <table:table-cell table:style-name="ce63" office:value-type="string">
            <text:p>Array of string</text:p>
          </table:table-cell>
          <table:table-cell table:style-name="ce79" table:formula="of:=SEEKIMPL(&quot;Impl&quot;;&quot;class:CoreAPI&quot;;[.A92])" office:value-type="string" office:string-value="Yes">
            <text:p>Yes</text:p>
          </table:table-cell>
          <table:table-cell table:style-name="ce63" office:value-type="string">
            <text:p>linphone_core_get_sound_devices</text:p>
          </table:table-cell>
          <table:table-cell table:style-name="ce111" table:formula="of:=INDEX([$Linphone.$A$2:.$E$9000];MATCH([.E92];[$Linphone.$D$2:.$D$9000]);5)" office:value-type="string" office:string-value="signature:(LinphoneCore *lc)">
            <text:p>signature:(LinphoneCore *lc)</text:p>
          </table:table-cell>
          <table:table-cell table:style-name="ce111" table:formula="of:=INDEX([$Linphone.$A$2:.$E$9000];MATCH([.E92];[$Linphone.$D$2:.$D$9000]);3)" office:value-type="string" office:string-value="const char**">
            <text:p>const char**</text:p>
          </table:table-cell>
          <table:table-cell table:style-name="ce63" table:number-columns-repeated="1016"/>
          <table:table-cell table:style-name="ce113"/>
        </table:table-row>
        <table:table-row table:style-name="ro5">
          <table:table-cell table:style-name="ce37" office:value-type="string">
            <text:p>getStaticPicture</text:p>
          </table:table-cell>
          <table:table-cell table:style-name="ce18" office:value-type="string">
            <text:p>staticPicture</text:p>
          </table:table-cell>
          <table:table-cell table:style-name="ce18" office:value-type="string">
            <text:p>string</text:p>
          </table:table-cell>
          <table:table-cell table:style-name="ce100" table:formula="of:=SEEKIMPL(&quot;Impl&quot;;&quot;class:CoreAPI&quot;;[.A93])" office:value-type="string" office:string-value="Yes">
            <text:p>Yes</text:p>
          </table:table-cell>
          <table:table-cell table:style-name="ce31" office:value-type="string">
            <text:p>linphone_core_get_static_picture</text:p>
          </table:table-cell>
          <table:table-cell table:style-name="ce31" table:formula="of:=INDEX([$Linphone.$A$2:.$E$9000];MATCH([.E93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93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4];&quot;linphone_core_&quot;;&quot;&quot;))" office:value-type="string" office:string-value="setStaticPicture">
            <text:p>setStaticPicture</text:p>
          </table:table-cell>
          <table:table-cell table:style-name="ce19" office:value-type="string">
            <text:p>staticPicture</text:p>
          </table:table-cell>
          <table:table-cell table:style-name="ce19" office:value-type="string">
            <text:p>string</text:p>
          </table:table-cell>
          <table:table-cell table:style-name="ce96" table:formula="of:=SEEKIMPL(&quot;Impl&quot;;&quot;class:CoreAPI&quot;;[.A94])" office:value-type="string" office:string-value="Yes">
            <text:p>Yes</text:p>
          </table:table-cell>
          <table:table-cell table:style-name="ce19" office:value-type="string">
            <text:p>linphone_core_set_static_picture</text:p>
          </table:table-cell>
          <table:table-cell table:style-name="ce32" table:formula="of:=INDEX([$Linphone.$A$2:.$E$9000];MATCH([.E94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94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5];&quot;linphone_core_&quot;;&quot;&quot;))" office:value-type="string" office:string-value="setStaticPictureFps">
            <text:p>setStaticPictureFps</text:p>
          </table:table-cell>
          <table:table-cell table:style-name="ce31" office:value-type="string">
            <text:p>staticPictureFps</text:p>
          </table:table-cell>
          <table:table-cell table:style-name="ce18" office:value-type="string">
            <text:p>number</text:p>
          </table:table-cell>
          <table:table-cell table:style-name="ce86" table:formula="of:=SEEKIMPL(&quot;Impl&quot;;&quot;class:CoreAPI&quot;;[.A95])" office:value-type="string" office:string-value="Yes">
            <text:p>Yes</text:p>
          </table:table-cell>
          <table:table-cell table:style-name="ce18" office:value-type="string">
            <text:p>linphone_core_set_static_picture_fps</text:p>
          </table:table-cell>
          <table:table-cell table:style-name="ce31" table:formula="of:=INDEX([$Linphone.$A$2:.$E$9000];MATCH([.E95];[$Linphone.$D$2:.$D$9000]);5)" office:value-type="string" office:string-value="signature:(LinphoneCore *lc, float fps)">
            <text:p>signature:(LinphoneCore *lc, float fps)</text:p>
          </table:table-cell>
          <table:table-cell table:style-name="ce31" table:formula="of:=INDEX([$Linphone.$A$2:.$E$9000];MATCH([.E95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6];&quot;linphone_core_&quot;;&quot;&quot;))" office:value-type="string" office:string-value="getStaticPictureFps">
            <text:p>getStaticPictureFps</text:p>
          </table:table-cell>
          <table:table-cell table:style-name="ce19" office:value-type="string">
            <text:p>staticPictureFps</text:p>
          </table:table-cell>
          <table:table-cell table:style-name="ce19" office:value-type="string">
            <text:p>number</text:p>
          </table:table-cell>
          <table:table-cell table:style-name="ce87" table:formula="of:=SEEKIMPL(&quot;Impl&quot;;&quot;class:CoreAPI&quot;;[.A96])" office:value-type="string" office:string-value="Yes">
            <text:p>Yes</text:p>
          </table:table-cell>
          <table:table-cell table:style-name="ce19" office:value-type="string">
            <text:p>linphone_core_get_static_picture_fps</text:p>
          </table:table-cell>
          <table:table-cell table:style-name="ce32" table:formula="of:=INDEX([$Linphone.$A$2:.$E$9000];MATCH([.E96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96];[$Linphone.$D$2:.$D$9000]);3)" office:value-type="string" office:string-value="float">
            <text:p>floa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7];&quot;linphone_core_&quot;;&quot;&quot;))" office:value-type="string" office:string-value="getStunServer">
            <text:p>getStunServer</text:p>
          </table:table-cell>
          <table:table-cell table:style-name="ce18" office:value-type="string">
            <text:p>stunServer</text:p>
          </table:table-cell>
          <table:table-cell table:style-name="ce18" office:value-type="string">
            <text:p>string</text:p>
          </table:table-cell>
          <table:table-cell table:style-name="ce86" table:formula="of:=SEEKIMPL(&quot;Impl&quot;;&quot;class:CoreAPI&quot;;[.A97])" office:value-type="string" office:string-value="Yes">
            <text:p>Yes</text:p>
          </table:table-cell>
          <table:table-cell table:style-name="ce18" office:value-type="string">
            <text:p>linphone_core_get_stun_server</text:p>
          </table:table-cell>
          <table:table-cell table:style-name="ce31" table:formula="of:=INDEX([$Linphone.$A$2:.$E$9000];MATCH([.E97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9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8];&quot;linphone_core_&quot;;&quot;&quot;))" office:value-type="string" office:string-value="setStunServer">
            <text:p>setStunServer</text:p>
          </table:table-cell>
          <table:table-cell table:style-name="ce19" office:value-type="string">
            <text:p>stunServer</text:p>
          </table:table-cell>
          <table:table-cell table:style-name="ce19" office:value-type="string">
            <text:p>string</text:p>
          </table:table-cell>
          <table:table-cell table:style-name="ce87" table:formula="of:=SEEKIMPL(&quot;Impl&quot;;&quot;class:CoreAPI&quot;;[.A98])" office:value-type="string" office:string-value="Yes">
            <text:p>Yes</text:p>
          </table:table-cell>
          <table:table-cell table:style-name="ce19" office:value-type="string">
            <text:p>linphone_core_set_stun_server</text:p>
          </table:table-cell>
          <table:table-cell table:style-name="ce32" table:formula="of:=INDEX([$Linphone.$A$2:.$E$9000];MATCH([.E98];[$Linphone.$D$2:.$D$9000]);5)" office:value-type="string" office:string-value="signature:(LinphoneCore *lc, const char *server)">
            <text:p>signature:(LinphoneCore *lc, const char *server)</text:p>
          </table:table-cell>
          <table:table-cell table:style-name="ce32" table:formula="of:=INDEX([$Linphone.$A$2:.$E$9000];MATCH([.E9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99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67" table:formula="of:=SEEKIMPL(&quot;Impl&quot;;&quot;class:CoreAPI&quot;;[.A99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5" table:formula="of:=INDEX([$Linphone.$A$2:.$E$9000];MATCH([.E99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9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37" table:formula="of:=NOTATION(SUBSTITUTE([.E100];&quot;linphone_core_&quot;;&quot;&quot;))" office:value-type="string" office:string-value="getUploadBandwidth">
            <text:p>getUploadBandwidth</text:p>
          </table:table-cell>
          <table:table-cell table:style-name="ce18" office:value-type="string">
            <text:p>uploadBandwidth</text:p>
          </table:table-cell>
          <table:table-cell table:style-name="ce18" office:value-type="string">
            <text:p>number</text:p>
          </table:table-cell>
          <table:table-cell table:style-name="ce82" table:formula="of:=SEEKIMPL(&quot;Impl&quot;;&quot;class:CoreAPI&quot;;[.A100])" office:value-type="string" office:string-value="Yes">
            <text:p>Yes</text:p>
          </table:table-cell>
          <table:table-cell table:style-name="ce18" office:value-type="string">
            <text:p>linphone_core_get_upload_bandwidth</text:p>
          </table:table-cell>
          <table:table-cell table:style-name="ce31" table:formula="of:=INDEX([$Linphone.$A$2:.$E$9000];MATCH([.E10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00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1];&quot;linphone_core_&quot;;&quot;&quot;))" office:value-type="string" office:string-value="setUploadBandwidth">
            <text:p>setUploadBandwidth</text:p>
          </table:table-cell>
          <table:table-cell table:style-name="ce19" office:value-type="string">
            <text:p>uploadBandwidth</text:p>
          </table:table-cell>
          <table:table-cell table:style-name="ce19" office:value-type="string">
            <text:p>number</text:p>
          </table:table-cell>
          <table:table-cell table:style-name="ce83" table:formula="of:=SEEKIMPL(&quot;Impl&quot;;&quot;class:CoreAPI&quot;;[.A101])" office:value-type="string" office:string-value="Yes">
            <text:p>Yes</text:p>
          </table:table-cell>
          <table:table-cell table:style-name="ce19" office:value-type="string">
            <text:p>linphone_core_set_upload_bandwidth</text:p>
          </table:table-cell>
          <table:table-cell table:style-name="ce32" table:formula="of:=INDEX([$Linphone.$A$2:.$E$9000];MATCH([.E101];[$Linphone.$D$2:.$D$9000]);5)" office:value-type="string" office:string-value="signature:(LinphoneCore *lc, int bw)">
            <text:p>signature:(LinphoneCore *lc, int bw)</text:p>
          </table:table-cell>
          <table:table-cell table:style-name="ce32" table:formula="of:=INDEX([$Linphone.$A$2:.$E$9000];MATCH([.E10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02];&quot;linphone_core_&quot;;&quot;&quot;))" office:value-type="string" office:string-value="getUploadPtime">
            <text:p>getUploadPtime</text:p>
          </table:table-cell>
          <table:table-cell table:style-name="ce18" office:value-type="string">
            <text:p>uploadPtime</text:p>
          </table:table-cell>
          <table:table-cell table:style-name="ce18" office:value-type="string">
            <text:p>number</text:p>
          </table:table-cell>
          <table:table-cell table:style-name="ce82" table:formula="of:=SEEKIMPL(&quot;Impl&quot;;&quot;class:CoreAPI&quot;;[.A102])" office:value-type="string" office:string-value="Yes">
            <text:p>Yes</text:p>
          </table:table-cell>
          <table:table-cell table:style-name="ce18" office:value-type="string">
            <text:p>linphone_core_get_upload_ptime</text:p>
          </table:table-cell>
          <table:table-cell table:style-name="ce31" table:formula="of:=INDEX([$Linphone.$A$2:.$E$9000];MATCH([.E10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02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3];&quot;linphone_core_&quot;;&quot;&quot;))" office:value-type="string" office:string-value="setUploadPtime">
            <text:p>setUploadPtime</text:p>
          </table:table-cell>
          <table:table-cell table:style-name="ce19" office:value-type="string">
            <text:p>uploadPtime</text:p>
          </table:table-cell>
          <table:table-cell table:style-name="ce19" office:value-type="string">
            <text:p>number</text:p>
          </table:table-cell>
          <table:table-cell table:style-name="ce83" table:formula="of:=SEEKIMPL(&quot;Impl&quot;;&quot;class:CoreAPI&quot;;[.A103])" office:value-type="string" office:string-value="Yes">
            <text:p>Yes</text:p>
          </table:table-cell>
          <table:table-cell table:style-name="ce19" office:value-type="string">
            <text:p>linphone_core_set_upload_ptime</text:p>
          </table:table-cell>
          <table:table-cell table:style-name="ce32" table:formula="of:=INDEX([$Linphone.$A$2:.$E$9000];MATCH([.E103];[$Linphone.$D$2:.$D$9000]);5)" office:value-type="string" office:string-value="signature:(LinphoneCore *lc, int ptime)">
            <text:p>signature:(LinphoneCore *lc, int ptime)</text:p>
          </table:table-cell>
          <table:table-cell table:style-name="ce32" table:formula="of:=INDEX([$Linphone.$A$2:.$E$9000];MATCH([.E10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04];&quot;linphone_core_&quot;;&quot;&quot;))" office:value-type="string" office:string-value="getUseInfoForDtmf">
            <text:p>getUseInfoForDtmf</text:p>
          </table:table-cell>
          <table:table-cell table:style-name="ce18" office:value-type="string">
            <text:p>useInfoForDtmf</text:p>
          </table:table-cell>
          <table:table-cell table:style-name="ce18" office:value-type="string">
            <text:p>boolean</text:p>
          </table:table-cell>
          <table:table-cell table:style-name="ce101" table:formula="of:=SEEKIMPL(&quot;Impl&quot;;&quot;class:CoreAPI&quot;;[.A104])" office:value-type="string" office:string-value="Yes">
            <text:p>Yes</text:p>
          </table:table-cell>
          <table:table-cell table:style-name="ce18" office:value-type="string">
            <text:p>linphone_core_get_use_info_for_dtmf</text:p>
          </table:table-cell>
          <table:table-cell table:style-name="ce31" table:formula="of:=INDEX([$Linphone.$A$2:.$E$9000];MATCH([.E10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04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5];&quot;linphone_core_&quot;;&quot;&quot;))" office:value-type="string" office:string-value="setUseInfoForDtmf">
            <text:p>setUseInfoForDtmf</text:p>
          </table:table-cell>
          <table:table-cell table:style-name="ce19" office:value-type="string">
            <text:p>useInfoForDtmf</text:p>
          </table:table-cell>
          <table:table-cell table:style-name="ce19" office:value-type="string">
            <text:p>boolean</text:p>
          </table:table-cell>
          <table:table-cell table:style-name="ce102" table:formula="of:=SEEKIMPL(&quot;Impl&quot;;&quot;class:CoreAPI&quot;;[.A105])" office:value-type="string" office:string-value="Yes">
            <text:p>Yes</text:p>
          </table:table-cell>
          <table:table-cell table:style-name="ce19" office:value-type="string">
            <text:p>linphone_core_set_use_info_for_dtmf</text:p>
          </table:table-cell>
          <table:table-cell table:style-name="ce32" table:formula="of:=INDEX([$Linphone.$A$2:.$E$9000];MATCH([.E105];[$Linphone.$D$2:.$D$9000]);5)" office:value-type="string" office:string-value="signature:(LinphoneCore *lc, bool_t use_info)">
            <text:p>signature:(LinphoneCore *lc, bool_t use_info)</text:p>
          </table:table-cell>
          <table:table-cell table:style-name="ce32" table:formula="of:=INDEX([$Linphone.$A$2:.$E$9000];MATCH([.E10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06];&quot;linphone_core_&quot;;&quot;&quot;))" office:value-type="string" office:string-value="getUseRfc2833ForDtmf">
            <text:p>getUseRfc2833ForDtmf</text:p>
          </table:table-cell>
          <table:table-cell table:style-name="ce18" office:value-type="string">
            <text:p>useRfc2833ForDtmf</text:p>
          </table:table-cell>
          <table:table-cell table:style-name="ce18" office:value-type="string">
            <text:p>boolean</text:p>
          </table:table-cell>
          <table:table-cell table:style-name="ce101" table:formula="of:=SEEKIMPL(&quot;Impl&quot;;&quot;class:CoreAPI&quot;;[.A106])" office:value-type="string" office:string-value="Yes">
            <text:p>Yes</text:p>
          </table:table-cell>
          <table:table-cell table:style-name="ce18" office:value-type="string">
            <text:p>linphone_core_get_use_rfc2833_for_dtmf</text:p>
          </table:table-cell>
          <table:table-cell table:style-name="ce31" table:formula="of:=INDEX([$Linphone.$A$2:.$E$9000];MATCH([.E106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06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7];&quot;linphone_core_&quot;;&quot;&quot;))" office:value-type="string" office:string-value="setUseRfc2833ForDtmf">
            <text:p>setUseRfc2833ForDtmf</text:p>
          </table:table-cell>
          <table:table-cell table:style-name="ce18" office:value-type="string">
            <text:p>useRfc2833ForDtmf</text:p>
          </table:table-cell>
          <table:table-cell table:style-name="ce19" office:value-type="string">
            <text:p>boolean</text:p>
          </table:table-cell>
          <table:table-cell table:style-name="ce102" table:formula="of:=SEEKIMPL(&quot;Impl&quot;;&quot;class:CoreAPI&quot;;[.A107])" office:value-type="string" office:string-value="Yes">
            <text:p>Yes</text:p>
          </table:table-cell>
          <table:table-cell table:style-name="ce19" office:value-type="string">
            <text:p>linphone_core_set_use_rfc2833_for_dtmf</text:p>
          </table:table-cell>
          <table:table-cell table:style-name="ce32" table:formula="of:=INDEX([$Linphone.$A$2:.$E$9000];MATCH([.E107];[$Linphone.$D$2:.$D$9000]);5)" office:value-type="string" office:string-value="signature:(LinphoneCore *lc,bool_t use_rfc2833)">
            <text:p>signature:(LinphoneCore *lc,bool_t use_rfc2833)</text:p>
          </table:table-cell>
          <table:table-cell table:style-name="ce32" table:formula="of:=INDEX([$Linphone.$A$2:.$E$9000];MATCH([.E10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UsePreviewWindow</text:p>
          </table:table-cell>
          <table:table-cell table:style-name="ce18" office:value-type="string">
            <text:p>usePreviewWindow</text:p>
          </table:table-cell>
          <table:table-cell table:style-name="ce18" office:value-type="string">
            <text:p>boolean</text:p>
          </table:table-cell>
          <table:table-cell table:style-name="ce103" table:formula="of:=SEEKIMPL(&quot;Impl&quot;;&quot;class:CoreAPI&quot;;[.A108])" office:value-type="string" office:string-value="Yes">
            <text:p>Yes</text:p>
          </table:table-cell>
          <table:table-cell table:style-name="ce18" office:value-type="string">
            <text:p>linphone_core_use_preview_window</text:p>
          </table:table-cell>
          <table:table-cell table:style-name="ce31" table:formula="of:=INDEX([$Linphone.$A$2:.$E$9000];MATCH([.E108];[$Linphone.$D$2:.$D$9000]);5)" office:value-type="string" office:string-value="signature:(LinphoneCore *lc, bool_t yesno)">
            <text:p>signature:(LinphoneCore *lc, bool_t yesno)</text:p>
          </table:table-cell>
          <table:table-cell table:style-name="ce31" table:formula="of:=INDEX([$Linphone.$A$2:.$E$9000];MATCH([.E108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UsePreviewWindow</text:p>
          </table:table-cell>
          <table:table-cell table:style-name="ce19" office:value-type="string">
            <text:p>usePreviewWindow</text:p>
          </table:table-cell>
          <table:table-cell table:style-name="ce19" office:value-type="string">
            <text:p>boolean</text:p>
          </table:table-cell>
          <table:table-cell table:style-name="ce104" table:formula="of:=SEEKIMPL(&quot;Impl&quot;;&quot;class:CoreAPI&quot;;[.A109])" office:value-type="string" office:string-value="Yes">
            <text:p>Yes</text:p>
          </table:table-cell>
          <table:table-cell table:style-name="ce19" office:value-type="string">
            <text:p>linphone_core_use_preview_window</text:p>
          </table:table-cell>
          <table:table-cell table:style-name="ce32" table:formula="of:=INDEX([$Linphone.$A$2:.$E$9000];MATCH([.E109];[$Linphone.$D$2:.$D$9000]);5)" office:value-type="string" office:string-value="signature:(LinphoneCore *lc, bool_t yesno)">
            <text:p>signature:(LinphoneCore *lc, bool_t yesno)</text:p>
          </table:table-cell>
          <table:table-cell table:style-name="ce32" table:formula="of:=INDEX([$Linphone.$A$2:.$E$9000];MATCH([.E10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0];&quot;linphone_core_&quot;;&quot;&quot;))" office:value-type="string" office:string-value="videoEnabled">
            <text:p>videoEnabled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80" table:formula="of:=SEEKIMPL(&quot;Impl&quot;;&quot;class:CoreAPI&quot;;[.A110])" office:value-type="string" office:string-value="Yes">
            <text:p>Yes</text:p>
          </table:table-cell>
          <table:table-cell table:style-name="ce18" office:value-type="string">
            <text:p>linphone_core_video_enabled</text:p>
          </table:table-cell>
          <table:table-cell table:style-name="ce31" table:formula="of:=INDEX([$Linphone.$A$2:.$E$9000];MATCH([.E11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10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1];&quot;linphone_core_&quot;;&quot;&quot;))" office:value-type="string" office:string-value="enableVideo">
            <text:p>enableVideo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81" table:formula="of:=SEEKIMPL(&quot;Impl&quot;;&quot;class:CoreAPI&quot;;[.A111])" office:value-type="string" office:string-value="Yes">
            <text:p>Yes</text:p>
          </table:table-cell>
          <table:table-cell table:style-name="ce19" office:value-type="string">
            <text:p>linphone_core_enable_video</text:p>
          </table:table-cell>
          <table:table-cell table:style-name="ce32" table:formula="of:=INDEX([$Linphone.$A$2:.$E$9000];MATCH([.E111];[$Linphone.$D$2:.$D$9000]);5)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style-name="ce32" table:formula="of:=INDEX([$Linphone.$A$2:.$E$9000];MATCH([.E1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2];&quot;linphone_core_&quot;;&quot;&quot;))" office:value-type="string" office:string-value="videoAdaptiveJittcompEnabled">
            <text:p>videoAdaptiveJittcompEnabled</text:p>
          </table:table-cell>
          <table:table-cell table:style-name="ce18" office:value-type="string">
            <text:p>videoAdaptiveJittcomp</text:p>
          </table:table-cell>
          <table:table-cell table:style-name="ce18" office:value-type="string">
            <text:p>boolean</text:p>
          </table:table-cell>
          <table:table-cell table:style-name="ce105" table:formula="of:=SEEKIMPL(&quot;Impl&quot;;&quot;class:CoreAPI&quot;;[.A112])" office:value-type="string" office:string-value="Yes">
            <text:p>Yes</text:p>
          </table:table-cell>
          <table:table-cell table:style-name="ce18" office:value-type="string">
            <text:p>linphone_core_video_adaptive_jittcomp_enabled</text:p>
          </table:table-cell>
          <table:table-cell table:style-name="ce31" table:formula="of:=INDEX([$Linphone.$A$2:.$E$9000];MATCH([.E11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12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3];&quot;linphone_core_&quot;;&quot;&quot;))" office:value-type="string" office:string-value="enableVideoAdaptiveJittcomp">
            <text:p>enableVideoAdaptiveJittcomp</text:p>
          </table:table-cell>
          <table:table-cell table:style-name="ce19" office:value-type="string">
            <text:p>videoAdaptiveJittcomp</text:p>
          </table:table-cell>
          <table:table-cell table:style-name="ce19" office:value-type="string">
            <text:p>boolean</text:p>
          </table:table-cell>
          <table:table-cell table:style-name="ce106" table:formula="of:=SEEKIMPL(&quot;Impl&quot;;&quot;class:CoreAPI&quot;;[.A113])" office:value-type="string" office:string-value="Yes">
            <text:p>Yes</text:p>
          </table:table-cell>
          <table:table-cell table:style-name="ce19" office:value-type="string">
            <text:p>linphone_core_enable_video_adaptive_jittcomp</text:p>
          </table:table-cell>
          <table:table-cell table:style-name="ce32" table:formula="of:=INDEX([$Linphone.$A$2:.$E$9000];MATCH([.E113];[$Linphone.$D$2:.$D$9000]);5)" office:value-type="string" office:string-value="signature:(LinphoneCore *lc, bool_t enable)">
            <text:p>signature:(LinphoneCore *lc, bool_t enable)</text:p>
          </table:table-cell>
          <table:table-cell table:style-name="ce32" table:formula="of:=INDEX([$Linphone.$A$2:.$E$9000];MATCH([.E11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4];&quot;linphone_core_&quot;;&quot;&quot;))" office:value-type="string" office:string-value="getVideoCodecs">
            <text:p>getVideoCodecs</text:p>
          </table:table-cell>
          <table:table-cell table:style-name="ce18" office:value-type="string">
            <text:p>videoCodecs</text:p>
          </table:table-cell>
          <table:table-cell table:style-name="ce18" office:value-type="string">
            <text:p>Array of PayloadType</text:p>
          </table:table-cell>
          <table:table-cell table:style-name="ce71" table:formula="of:=SEEKIMPL(&quot;Impl&quot;;&quot;class:CoreAPI&quot;;[.A114])" office:value-type="string" office:string-value="Yes">
            <text:p>Yes</text:p>
          </table:table-cell>
          <table:table-cell table:style-name="ce18" office:value-type="string">
            <text:p>linphone_core_get_video_codecs</text:p>
          </table:table-cell>
          <table:table-cell table:style-name="ce31" table:formula="of:=INDEX([$Linphone.$A$2:.$E$9000];MATCH([.E114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14];[$Linphone.$D$2:.$D$9000]);3)" office:value-type="string" office:string-value="constMSList*">
            <text:p>constMSList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5];&quot;linphone_core_&quot;;&quot;&quot;))" office:value-type="string" office:string-value="setVideoCodecs">
            <text:p>setVideoCodecs</text:p>
          </table:table-cell>
          <table:table-cell table:style-name="ce19" office:value-type="string">
            <text:p>videoCodecs</text:p>
          </table:table-cell>
          <table:table-cell table:style-name="ce32" office:value-type="string">
            <text:p><text:span text:style-name="T1">Array of PayloadType</text:span></text:p>
          </table:table-cell>
          <table:table-cell table:style-name="ce72" table:formula="of:=SEEKIMPL(&quot;Impl&quot;;&quot;class:CoreAPI&quot;;[.A115])" office:value-type="string" office:string-value="Yes">
            <text:p>Yes</text:p>
          </table:table-cell>
          <table:table-cell table:style-name="ce19" office:value-type="string">
            <text:p>linphone_core_set_video_codecs</text:p>
          </table:table-cell>
          <table:table-cell table:style-name="ce32" table:formula="of:=INDEX([$Linphone.$A$2:.$E$9000];MATCH([.E115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32" table:formula="of:=INDEX([$Linphone.$A$2:.$E$9000];MATCH([.E115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6];&quot;linphone_core_&quot;;&quot;&quot;))" office:value-type="string" office:string-value="getVideoDevice">
            <text:p>getVideoDevice</text:p>
          </table:table-cell>
          <table:table-cell table:style-name="ce18" office:value-type="string">
            <text:p>videoDevice</text:p>
          </table:table-cell>
          <table:table-cell table:style-name="ce18" office:value-type="string">
            <text:p>string</text:p>
          </table:table-cell>
          <table:table-cell table:style-name="ce80" table:formula="of:=SEEKIMPL(&quot;Impl&quot;;&quot;class:CoreAPI&quot;;[.A116])" office:value-type="string" office:string-value="Yes">
            <text:p>Yes</text:p>
          </table:table-cell>
          <table:table-cell table:style-name="ce18" office:value-type="string">
            <text:p>linphone_core_get_video_device</text:p>
          </table:table-cell>
          <table:table-cell table:style-name="ce31" table:formula="of:=INDEX([$Linphone.$A$2:.$E$9000];MATCH([.E116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16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7];&quot;linphone_core_&quot;;&quot;&quot;))" office:value-type="string" office:string-value="setVideoDevice">
            <text:p>setVideoDevice</text:p>
          </table:table-cell>
          <table:table-cell table:style-name="ce19" office:value-type="string">
            <text:p>videoDevice</text:p>
          </table:table-cell>
          <table:table-cell table:style-name="ce19" office:value-type="string">
            <text:p>string</text:p>
          </table:table-cell>
          <table:table-cell table:style-name="ce81" table:formula="of:=SEEKIMPL(&quot;Impl&quot;;&quot;class:CoreAPI&quot;;[.A117])" office:value-type="string" office:string-value="Yes">
            <text:p>Yes</text:p>
          </table:table-cell>
          <table:table-cell table:style-name="ce19" office:value-type="string">
            <text:p>linphone_core_set_video_device</text:p>
          </table:table-cell>
          <table:table-cell table:style-name="ce32" table:formula="of:=INDEX([$Linphone.$A$2:.$E$9000];MATCH([.E117];[$Linphone.$D$2:.$D$9000]);5)" office:value-type="string" office:string-value="signature:(LinphoneCore *lc, const char *id)">
            <text:p>signature:(LinphoneCore *lc, const char *id)</text:p>
          </table:table-cell>
          <table:table-cell table:style-name="ce32" table:formula="of:=INDEX([$Linphone.$A$2:.$E$9000];MATCH([.E117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62" table:formula="of:=NOTATION(SUBSTITUTE([.E118];&quot;linphone_core_&quot;;&quot;&quot;))" office:value-type="string" office:string-value="getVideoDevices">
            <text:p>getVideoDevices</text:p>
          </table:table-cell>
          <table:table-cell table:style-name="ce63" office:value-type="string">
            <text:p>videoDevices</text:p>
          </table:table-cell>
          <table:table-cell table:style-name="ce63" office:value-type="string">
            <text:p>Array of string</text:p>
          </table:table-cell>
          <table:table-cell table:style-name="ce79" table:formula="of:=SEEKIMPL(&quot;Impl&quot;;&quot;class:CoreAPI&quot;;[.A118])" office:value-type="string" office:string-value="Yes">
            <text:p>Yes</text:p>
          </table:table-cell>
          <table:table-cell table:style-name="ce63" office:value-type="string">
            <text:p>linphone_core_get_video_devices</text:p>
          </table:table-cell>
          <table:table-cell table:style-name="ce111" table:formula="of:=INDEX([$Linphone.$A$2:.$E$9000];MATCH([.E118];[$Linphone.$D$2:.$D$9000]);5)" office:value-type="string" office:string-value="signature:(const LinphoneCore *lc)">
            <text:p>signature:(const LinphoneCore *lc)</text:p>
          </table:table-cell>
          <table:table-cell table:style-name="ce111" table:formula="of:=INDEX([$Linphone.$A$2:.$E$9000];MATCH([.E118];[$Linphone.$D$2:.$D$9000]);3)" office:value-type="string" office:string-value="const char**">
            <text:p>const char**</text:p>
          </table:table-cell>
          <table:table-cell table:style-name="ce63" table:number-columns-repeated="1016"/>
          <table:table-cell table:style-name="ce113"/>
        </table:table-row>
        <table:table-row table:style-name="ro5">
          <table:table-cell table:style-name="ce37" table:formula="of:=NOTATION(SUBSTITUTE([.E119];&quot;linphone_core_&quot;;&quot;&quot;))" office:value-type="string" office:string-value="getVideoDscp">
            <text:p>getVideoDscp</text:p>
          </table:table-cell>
          <table:table-cell table:style-name="ce18" office:value-type="string">
            <text:p>videoDscp</text:p>
          </table:table-cell>
          <table:table-cell table:style-name="ce18" office:value-type="string">
            <text:p>number</text:p>
          </table:table-cell>
          <table:table-cell table:style-name="ce107" table:formula="of:=SEEKIMPL(&quot;Impl&quot;;&quot;class:CoreAPI&quot;;[.A119])" office:value-type="string" office:string-value="Yes">
            <text:p>Yes</text:p>
          </table:table-cell>
          <table:table-cell table:style-name="ce18" office:value-type="string">
            <text:p>linphone_core_get_video_dscp</text:p>
          </table:table-cell>
          <table:table-cell table:style-name="ce31" table:formula="of:=INDEX([$Linphone.$A$2:.$E$9000];MATCH([.E11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19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0];&quot;linphone_core_&quot;;&quot;&quot;))" office:value-type="string" office:string-value="setVideoDscp">
            <text:p>setVideoDscp</text:p>
          </table:table-cell>
          <table:table-cell table:style-name="ce19" office:value-type="string">
            <text:p>videoDscp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CoreAPI&quot;;[.A120])" office:value-type="string" office:string-value="Yes">
            <text:p>Yes</text:p>
          </table:table-cell>
          <table:table-cell table:style-name="ce19" office:value-type="string">
            <text:p>linphone_core_set_video_dscp</text:p>
          </table:table-cell>
          <table:table-cell table:style-name="ce32" table:formula="of:=INDEX([$Linphone.$A$2:.$E$9000];MATCH([.E120];[$Linphone.$D$2:.$D$9000]);5)" office:value-type="string" office:string-value="signature:(LinphoneCore *lc, int dscp)">
            <text:p>signature:(LinphoneCore *lc, int dscp)</text:p>
          </table:table-cell>
          <table:table-cell table:style-name="ce32" table:formula="of:=INDEX([$Linphone.$A$2:.$E$9000];MATCH([.E12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21];&quot;linphone_core_&quot;;&quot;&quot;))" office:value-type="string" office:string-value="getVideoJittcomp">
            <text:p>getVideoJittcomp</text:p>
          </table:table-cell>
          <table:table-cell table:style-name="ce18" office:value-type="string">
            <text:p>videoJittcomp</text:p>
          </table:table-cell>
          <table:table-cell table:style-name="ce18" office:value-type="string">
            <text:p>number</text:p>
          </table:table-cell>
          <table:table-cell table:style-name="ce108" table:formula="of:=SEEKIMPL(&quot;Impl&quot;;&quot;class:CoreAPI&quot;;[.A121])" office:value-type="string" office:string-value="Yes">
            <text:p>Yes</text:p>
          </table:table-cell>
          <table:table-cell table:style-name="ce18" office:value-type="string">
            <text:p>linphone_core_get_video_jittcomp</text:p>
          </table:table-cell>
          <table:table-cell table:style-name="ce31" table:formula="of:=INDEX([$Linphone.$A$2:.$E$9000];MATCH([.E121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21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2];&quot;linphone_core_&quot;;&quot;&quot;))" office:value-type="string" office:string-value="setVideoJittcomp">
            <text:p>setVideoJittcomp</text:p>
          </table:table-cell>
          <table:table-cell table:style-name="ce19" office:value-type="string">
            <text:p>videoJittcomp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CoreAPI&quot;;[.A122])" office:value-type="string" office:string-value="Yes">
            <text:p>Yes</text:p>
          </table:table-cell>
          <table:table-cell table:style-name="ce19" office:value-type="string">
            <text:p>linphone_core_set_video_jittcomp</text:p>
          </table:table-cell>
          <table:table-cell table:style-name="ce32" table:formula="of:=INDEX([$Linphone.$A$2:.$E$9000];MATCH([.E122];[$Linphone.$D$2:.$D$9000]);5)" office:value-type="string" office:string-value="signature:(LinphoneCore *lc, int value)">
            <text:p>signature:(LinphoneCore *lc, int value)</text:p>
          </table:table-cell>
          <table:table-cell table:style-name="ce32" table:formula="of:=INDEX([$Linphone.$A$2:.$E$9000];MATCH([.E12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23];&quot;linphone_core_&quot;;&quot;&quot;))" office:value-type="string" office:string-value="getVideoPort">
            <text:p>getVideoPort</text:p>
          </table:table-cell>
          <table:table-cell table:style-name="ce18" office:value-type="string">
            <text:p>videoPort</text:p>
          </table:table-cell>
          <table:table-cell table:style-name="ce18" office:value-type="string">
            <text:p>number</text:p>
          </table:table-cell>
          <table:table-cell table:style-name="ce77" table:formula="of:=SEEKIMPL(&quot;Impl&quot;;&quot;class:CoreAPI&quot;;[.A123])" office:value-type="string" office:string-value="Yes">
            <text:p>Yes</text:p>
          </table:table-cell>
          <table:table-cell table:style-name="ce18" office:value-type="string">
            <text:p>linphone_core_get_video_port</text:p>
          </table:table-cell>
          <table:table-cell table:style-name="ce31" table:formula="of:=INDEX([$Linphone.$A$2:.$E$9000];MATCH([.E123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2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4];&quot;linphone_core_&quot;;&quot;&quot;))" office:value-type="string" office:string-value="setVideoPort">
            <text:p>setVideoPort</text:p>
          </table:table-cell>
          <table:table-cell table:style-name="ce19" office:value-type="string">
            <text:p>videoPort</text:p>
          </table:table-cell>
          <table:table-cell table:style-name="ce19" office:value-type="string">
            <text:p>number</text:p>
          </table:table-cell>
          <table:table-cell table:style-name="ce78" table:formula="of:=SEEKIMPL(&quot;Impl&quot;;&quot;class:CoreAPI&quot;;[.A124])" office:value-type="string" office:string-value="Yes">
            <text:p>Yes</text:p>
          </table:table-cell>
          <table:table-cell table:style-name="ce19" office:value-type="string">
            <text:p>linphone_core_set_video_port</text:p>
          </table:table-cell>
          <table:table-cell table:style-name="ce32" table:formula="of:=INDEX([$Linphone.$A$2:.$E$9000];MATCH([.E124];[$Linphone.$D$2:.$D$9000]);5)" office:value-type="string" office:string-value="signature:(LinphoneCore *lc, int port)">
            <text:p>signature:(LinphoneCore *lc, int port)</text:p>
          </table:table-cell>
          <table:table-cell table:style-name="ce32" table:formula="of:=INDEX([$Linphone.$A$2:.$E$9000];MATCH([.E12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25];&quot;linphone_core_&quot;;&quot;&quot;))" office:value-type="string" office:string-value="getVideoPortRange">
            <text:p>getVideoPortRange</text:p>
          </table:table-cell>
          <table:table-cell table:style-name="ce18" office:value-type="string">
            <text:p>videoPortRange</text:p>
          </table:table-cell>
          <table:table-cell table:style-name="ce18" office:value-type="string">
            <text:p>string</text:p>
          </table:table-cell>
          <table:table-cell table:style-name="ce77" table:formula="of:=SEEKIMPL(&quot;Impl&quot;;&quot;class:CoreAPI&quot;;[.A125])" office:value-type="string" office:string-value="No">
            <text:p>No</text:p>
          </table:table-cell>
          <table:table-cell table:style-name="ce18" office:value-type="string">
            <text:p>linphone_core_get_video_port_range</text:p>
          </table:table-cell>
          <table:table-cell table:style-name="ce31" table:formula="of:=INDEX([$Linphone.$A$2:.$E$9000];MATCH([.E125];[$Linphone.$D$2:.$D$9000]);5)" office:value-type="string" office:string-value="signature:(const LinphoneCore *lc, int *min_port, int *max_port)">
            <text:p>signature:(const LinphoneCore *lc, int *min_port, int *max_port)</text:p>
          </table:table-cell>
          <table:table-cell table:style-name="ce31" table:formula="of:=INDEX([$Linphone.$A$2:.$E$9000];MATCH([.E125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6];&quot;linphone_core_&quot;;&quot;&quot;))" office:value-type="string" office:string-value="setVideoPortRange">
            <text:p>setVideoPortRange</text:p>
          </table:table-cell>
          <table:table-cell table:style-name="ce19" office:value-type="string">
            <text:p>videoPortRange</text:p>
          </table:table-cell>
          <table:table-cell table:style-name="ce19" office:value-type="string">
            <text:p>string</text:p>
          </table:table-cell>
          <table:table-cell table:style-name="ce78" table:formula="of:=SEEKIMPL(&quot;Impl&quot;;&quot;class:CoreAPI&quot;;[.A126])" office:value-type="string" office:string-value="No">
            <text:p>No</text:p>
          </table:table-cell>
          <table:table-cell table:style-name="ce19" office:value-type="string">
            <text:p>linphone_core_set_video_port_range</text:p>
          </table:table-cell>
          <table:table-cell table:style-name="ce32" table:formula="of:=INDEX([$Linphone.$A$2:.$E$9000];MATCH([.E126];[$Linphone.$D$2:.$D$9000]);5)" office:value-type="string" office:string-value="signature:(LinphoneCore *lc, int min_port, int max_port)">
            <text:p>signature:(LinphoneCore *lc, int min_port, int max_port)</text:p>
          </table:table-cell>
          <table:table-cell table:style-name="ce32" table:formula="of:=INDEX([$Linphone.$A$2:.$E$9000];MATCH([.E12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27];&quot;linphone_core_&quot;;&quot;&quot;))" office:value-type="string" office:string-value="videoPreviewEnabled">
            <text:p>videoPreviewEnabled</text:p>
          </table:table-cell>
          <table:table-cell table:style-name="ce18" office:value-type="string">
            <text:p>videoPreviewEnabled</text:p>
          </table:table-cell>
          <table:table-cell table:style-name="ce18" office:value-type="string">
            <text:p>boolean</text:p>
          </table:table-cell>
          <table:table-cell table:style-name="ce80" table:formula="of:=SEEKIMPL(&quot;Impl&quot;;&quot;class:CoreAPI&quot;;[.A127])" office:value-type="string" office:string-value="Yes">
            <text:p>Yes</text:p>
          </table:table-cell>
          <table:table-cell table:style-name="ce18" office:value-type="string">
            <text:p>linphone_core_video_preview_enabled</text:p>
          </table:table-cell>
          <table:table-cell table:style-name="ce31" table:formula="of:=INDEX([$Linphone.$A$2:.$E$9000];MATCH([.E127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2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8];&quot;linphone_core_&quot;;&quot;&quot;))" office:value-type="string" office:string-value="enableVideoPreview">
            <text:p>enableVideoPreview</text:p>
          </table:table-cell>
          <table:table-cell table:style-name="ce19" office:value-type="string">
            <text:p>videoPreviewEnabled</text:p>
          </table:table-cell>
          <table:table-cell table:style-name="ce19" office:value-type="string">
            <text:p>boolean</text:p>
          </table:table-cell>
          <table:table-cell table:style-name="ce81" table:formula="of:=SEEKIMPL(&quot;Impl&quot;;&quot;class:CoreAPI&quot;;[.A128])" office:value-type="string" office:string-value="Yes">
            <text:p>Yes</text:p>
          </table:table-cell>
          <table:table-cell table:style-name="ce19" office:value-type="string">
            <text:p>linphone_core_enable_video_preview</text:p>
          </table:table-cell>
          <table:table-cell table:style-name="ce32" table:formula="of:=INDEX([$Linphone.$A$2:.$E$9000];MATCH([.E128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12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ZrtpSecretsFile</text:p>
          </table:table-cell>
          <table:table-cell table:style-name="ce18" office:value-type="string">
            <text:p>zrtpSecretsFile</text:p>
          </table:table-cell>
          <table:table-cell table:style-name="ce18" office:value-type="string">
            <text:p>string</text:p>
          </table:table-cell>
          <table:table-cell table:style-name="ce95" table:formula="of:=SEEKIMPL(&quot;Impl&quot;;&quot;class:CoreAPI&quot;;[.A129])" office:value-type="string" office:string-value="Yes">
            <text:p>Yes</text:p>
          </table:table-cell>
          <table:table-cell table:style-name="ce31" office:value-type="string">
            <text:p>linphone_core_get_zrtp_secrets_file</text:p>
          </table:table-cell>
          <table:table-cell table:style-name="ce31" table:formula="of:=INDEX([$Linphone.$A$2:.$E$9000];MATCH([.E129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2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30];&quot;linphone_core_&quot;;&quot;&quot;))" office:value-type="string" office:string-value="setZrtpSecretsFile">
            <text:p>setZrtpSecretsFile</text:p>
          </table:table-cell>
          <table:table-cell table:style-name="ce19" office:value-type="string">
            <text:p>zrtpSecretsFile</text:p>
          </table:table-cell>
          <table:table-cell table:style-name="ce19" office:value-type="string">
            <text:p>string</text:p>
          </table:table-cell>
          <table:table-cell table:style-name="ce96" table:formula="of:=SEEKIMPL(&quot;Impl&quot;;&quot;class:CoreAPI&quot;;[.A130])" office:value-type="string" office:string-value="Yes">
            <text:p>Yes</text:p>
          </table:table-cell>
          <table:table-cell table:style-name="ce19" office:value-type="string">
            <text:p>linphone_core_set_zrtp_secrets_file</text:p>
          </table:table-cell>
          <table:table-cell table:style-name="ce32" table:formula="of:=INDEX([$Linphone.$A$2:.$E$9000];MATCH([.E130];[$Linphone.$D$2:.$D$9000]);5)" office:value-type="string" office:string-value="signature:(LinphoneCore *lc, const char* file)">
            <text:p>signature:(LinphoneCore *lc, const char* file)</text:p>
          </table:table-cell>
          <table:table-cell table:style-name="ce32" table:formula="of:=INDEX([$Linphone.$A$2:.$E$9000];MATCH([.E13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3"/>
          <table:table-cell table:style-name="ce109"/>
          <table:table-cell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109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3"/>
          <table:table-cell table:style-name="ce109"/>
          <table:table-cell table:number-columns-repeated="1020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141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67" table:formula="of:=SEEKIMPL(&quot;Impl&quot;;&quot;class:CoreAPI&quot;;[.A141])" office:value-type="string" office:string-value="Yes">
            <text:p>Yes</text:p>
          </table:table-cell>
          <table:table-cell office:value-type="string">
            <text:p>linphone_core_abort_authentication</text:p>
          </table:table-cell>
          <table:table-cell table:style-name="ce15" table:formula="of:=INDEX([$Linphone.$A$2:.$E$9000];MATCH([.E141];[$Linphone.$D$2:.$D$9000]);5)" office:value-type="string" office:string-value="signature:(LinphoneCore *lc, LinphoneAuthInfo *info)">
            <text:p>signature:(LinphoneCore *lc, LinphoneAuthInfo *info)</text:p>
          </table:table-cell>
          <table:table-cell table:style-name="ce15" table:formula="of:=INDEX([$Linphone.$A$2:.$E$9000];MATCH([.E1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42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7" table:formula="of:=SEEKIMPL(&quot;Impl&quot;;&quot;class:CoreAPI&quot;;[.A142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5" table:formula="of:=INDEX([$Linphone.$A$2:.$E$9000];MATCH([.E142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4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43];&quot;linphone_core_&quot;;&quot;&quot;))" office:value-type="string" office:string-value="acceptCallUpdate">
            <text:p>acceptCallUpdate</text:p>
          </table:table-cell>
          <table:table-cell office:value-type="string">
            <text:p>(Call, CallParams)</text:p>
          </table:table-cell>
          <table:table-cell office:value-type="string">
            <text:p>number</text:p>
          </table:table-cell>
          <table:table-cell table:style-name="ce67" table:formula="of:=SEEKIMPL(&quot;Impl&quot;;&quot;class:CoreAPI&quot;;[.A143])" office:value-type="string" office:string-value="Yes">
            <text:p>Yes</text:p>
          </table:table-cell>
          <table:table-cell office:value-type="string">
            <text:p>linphone_core_accept_call_update</text:p>
          </table:table-cell>
          <table:table-cell table:style-name="ce15" table:formula="of:=INDEX([$Linphone.$A$2:.$E$9000];MATCH([.E143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14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44];&quot;linphone_core_&quot;;&quot;&quot;))" office:value-type="string" office:string-value="acceptCallWithParams">
            <text:p>acceptCallWithParams</text:p>
          </table:table-cell>
          <table:table-cell office:value-type="string">
            <text:p>(Call, CallParams)</text:p>
          </table:table-cell>
          <table:table-cell office:value-type="string">
            <text:p>number</text:p>
          </table:table-cell>
          <table:table-cell table:style-name="ce67" table:formula="of:=SEEKIMPL(&quot;Impl&quot;;&quot;class:CoreAPI&quot;;[.A144])" office:value-type="string" office:string-value="Yes">
            <text:p>Yes</text:p>
          </table:table-cell>
          <table:table-cell office:value-type="string">
            <text:p>linphone_core_accept_call_with_params</text:p>
          </table:table-cell>
          <table:table-cell table:style-name="ce15" table:formula="of:=INDEX([$Linphone.$A$2:.$E$9000];MATCH([.E144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14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45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145])" office:value-type="string" office:string-value="Yes">
            <text:p>Yes</text:p>
          </table:table-cell>
          <table:table-cell office:value-type="string">
            <text:p>linphone_core_add_all_to_conference</text:p>
          </table:table-cell>
          <table:table-cell table:style-name="ce15" table:formula="of:=INDEX([$Linphone.$A$2:.$E$9000];MATCH([.E14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46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67" table:formula="of:=SEEKIMPL(&quot;Impl&quot;;&quot;class:CoreAPI&quot;;[.A146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5" table:formula="of:=INDEX([$Linphone.$A$2:.$E$9000];MATCH([.E146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1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47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67" table:formula="of:=SEEKIMPL(&quot;Impl&quot;;&quot;class:CoreAPI&quot;;[.A147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5" table:formula="of:=INDEX([$Linphone.$A$2:.$E$9000];MATCH([.E147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4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48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148])" office:value-type="string" office:string-value="Yes">
            <text:p>Yes</text:p>
          </table:table-cell>
          <table:table-cell office:value-type="string">
            <text:p>linphone_core_add_to_conference</text:p>
          </table:table-cell>
          <table:table-cell table:style-name="ce15" table:formula="of:=INDEX([$Linphone.$A$2:.$E$9000];MATCH([.E148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4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49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67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5" table:formula="of:=INDEX([$Linphone.$A$2:.$E$9000];MATCH([.E14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0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67" table:formula="of:=SEEKIMPL(&quot;Impl&quot;;&quot;class:CoreAPI&quot;;[.A150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5" table:formula="of:=INDEX([$Linphone.$A$2:.$E$9000];MATCH([.E150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5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1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67" table:formula="of:=SEEKIMPL(&quot;Impl&quot;;&quot;class:CoreAPI&quot;;[.A151])" office:value-type="string" office:string-value="Yes">
            <text:p>Yes</text:p>
          </table:table-cell>
          <table:table-cell office:value-type="string">
            <text:p>linphone_core_clear_all_auth_info</text:p>
          </table:table-cell>
          <table:table-cell table:style-name="ce15" table:formula="of:=INDEX([$Linphone.$A$2:.$E$9000];MATCH([.E15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52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67" table:formula="of:=SEEKIMPL(&quot;Impl&quot;;&quot;class:CoreAPI&quot;;[.A152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5" table:formula="of:=INDEX([$Linphone.$A$2:.$E$9000];MATCH([.E15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53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7" table:formula="of:=SEEKIMPL(&quot;Impl&quot;;&quot;class:CoreAPI&quot;;[.A153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5" table:formula="of:=INDEX([$Linphone.$A$2:.$E$9000];MATCH([.E15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54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67" table:formula="of:=SEEKIMPL(&quot;Impl&quot;;&quot;class:CoreAPI&quot;;[.A154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5" table:formula="of:=INDEX([$Linphone.$A$2:.$E$9000];MATCH([.E154];[$Linphone.$D$2:.$D$9000]);5)" office:value-type="string" office:string-value="signature:(LinphoneCore *lc, const char *to)">
            <text:p>signature:(LinphoneCore *lc, const char *to)</text:p>
          </table:table-cell>
          <table:table-cell table:style-name="ce15" table:formula="of:=INDEX([$Linphone.$A$2:.$E$9000];MATCH([.E154];[$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5">
          <table:table-cell table:formula="of:=NOTATION(SUBSTITUTE([.E155];&quot;linphone_core_&quot;;&quot;&quot;))" office:value-type="string" office:string-value="createDefaultCallParameters">
            <text:p>createDefaultCallParameters</text:p>
          </table:table-cell>
          <table:table-cell office:value-type="string">
            <text:p>(void)</text:p>
          </table:table-cell>
          <table:table-cell office:value-type="string">
            <text:p>CallParams</text:p>
          </table:table-cell>
          <table:table-cell table:style-name="ce67" table:formula="of:=SEEKIMPL(&quot;Impl&quot;;&quot;class:CoreAPI&quot;;[.A155])" office:value-type="string" office:string-value="Yes">
            <text:p>Yes</text:p>
          </table:table-cell>
          <table:table-cell office:value-type="string">
            <text:p>linphone_core_create_default_call_parameters</text:p>
          </table:table-cell>
          <table:table-cell table:style-name="ce15" table:formula="of:=INDEX([$Linphone.$A$2:.$E$9000];MATCH([.E15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5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formula="of:=NOTATION(SUBSTITUTE([.E156];&quot;linphone_core_&quot;;&quot;&quot;))" office:value-type="string" office:string-value="deferCallUpdate">
            <text:p>deferCallUpdate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7" table:formula="of:=SEEKIMPL(&quot;Impl&quot;;&quot;class:CoreAPI&quot;;[.A156])" office:value-type="string" office:string-value="Yes">
            <text:p>Yes</text:p>
          </table:table-cell>
          <table:table-cell office:value-type="string">
            <text:p>linphone_core_defer_call_update</text:p>
          </table:table-cell>
          <table:table-cell table:style-name="ce15" table:formula="of:=INDEX([$Linphone.$A$2:.$E$9000];MATCH([.E156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5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7];&quot;linphone_core_&quot;;&quot;&quot;))" office:value-type="string" office:string-value="declineCall">
            <text:p>declineCall</text:p>
          </table:table-cell>
          <table:table-cell office:value-type="string">
            <text:p>(Call, number)</text:p>
          </table:table-cell>
          <table:table-cell office:value-type="string">
            <text:p>number</text:p>
          </table:table-cell>
          <table:table-cell table:style-name="ce67" table:formula="of:=SEEKIMPL(&quot;Impl&quot;;&quot;class:CoreAPI&quot;;[.A157])" office:value-type="string" office:string-value="Yes">
            <text:p>Yes</text:p>
          </table:table-cell>
          <table:table-cell office:value-type="string">
            <text:p>linphone_core_decline_call</text:p>
          </table:table-cell>
          <table:table-cell table:style-name="ce15" table:formula="of:=INDEX([$Linphone.$A$2:.$E$9000];MATCH([.E157];[$Linphone.$D$2:.$D$9000]);5)" office:value-type="string" office:string-value="signature:(LinphoneCore *lc, LinphoneCall * call, LinphoneReason reason)">
            <text:p>signature:(LinphoneCore *lc, LinphoneCall * call, LinphoneReason reason)</text:p>
          </table:table-cell>
          <table:table-cell table:style-name="ce15" table:formula="of:=INDEX([$Linphone.$A$2:.$E$9000];MATCH([.E15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5" table:formula="of:=INDEX([$Linphone.$A$2:.$E$9000];MATCH([.E15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5" table:formula="of:=INDEX([$Linphone.$A$2:.$E$9000];MATCH([.E159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15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0];&quot;linphone_core_&quot;;&quot;&quot;))" office:value-type="string" office:string-value="enableAgc">
            <text:p>enableAgc</text:p>
          </table:table-cell>
          <table:table-cell/>
          <table:table-cell office:value-type="string">
            <text:p>void</text:p>
          </table:table-cell>
          <table:table-cell table:style-name="ce67" table:formula="of:=SEEKIMPL(&quot;Impl&quot;;&quot;class:CoreAPI&quot;;[.A160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5" table:formula="of:=INDEX([$Linphone.$A$2:.$E$9000];MATCH([.E160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16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5" table:formula="of:=INDEX([$Linphone.$A$2:.$E$9000];MATCH([.E161];[$Linphone.$D$2:.$D$9000]);5)" office:value-type="string" office:string-value="signature:(FILE *file)">
            <text:p>signature:(FILE *file)</text:p>
          </table:table-cell>
          <table:table-cell table:style-name="ce15" table:formula="of:=INDEX([$Linphone.$A$2:.$E$9000];MATCH([.E16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2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67" table:formula="of:=SEEKIMPL(&quot;Impl&quot;;&quot;class:CoreAPI&quot;;[.A162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5" table:formula="of:=INDEX([$Linphone.$A$2:.$E$9000];MATCH([.E162];[$Linphone.$D$2:.$D$9000]);5)" office:value-type="string" office:string-value="signature:(OrtpLogFunc logfunc)">
            <text:p>signature:(OrtpLogFunc logfunc)</text:p>
          </table:table-cell>
          <table:table-cell table:style-name="ce15" table:formula="of:=INDEX([$Linphone.$A$2:.$E$9000];MATCH([.E16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3];&quot;linphone_core_&quot;;&quot;&quot;))" office:value-type="string" office:string-value="enablePayloadType">
            <text:p>enablePayloadType</text:p>
          </table:table-cell>
          <table:table-cell table:number-columns-repeated="2" office:value-type="string">
            <text:p>number</text:p>
          </table:table-cell>
          <table:table-cell table:style-name="ce67" table:formula="of:=SEEKIMPL(&quot;Impl&quot;;&quot;class:CoreAPI&quot;;[.A163])" office:value-type="string" office:string-value="Yes">
            <text:p>Yes</text:p>
          </table:table-cell>
          <table:table-cell office:value-type="string">
            <text:p>linphone_core_enable_payload_type</text:p>
          </table:table-cell>
          <table:table-cell table:style-name="ce15" table:formula="of:=INDEX([$Linphone.$A$2:.$E$9000];MATCH([.E163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5" table:formula="of:=INDEX([$Linphone.$A$2:.$E$9000];MATCH([.E16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4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164])" office:value-type="string" office:string-value="Yes">
            <text:p>Yes</text:p>
          </table:table-cell>
          <table:table-cell office:value-type="string">
            <text:p>linphone_core_enter_conference</text:p>
          </table:table-cell>
          <table:table-cell table:style-name="ce15" table:formula="of:=INDEX([$Linphone.$A$2:.$E$9000];MATCH([.E16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5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67" table:formula="of:=SEEKIMPL(&quot;Impl&quot;;&quot;class:CoreAPI&quot;;[.A165])" office:value-type="string" office:string-value="Yes">
            <text:p>Yes</text:p>
          </table:table-cell>
          <table:table-cell office:value-type="string">
            <text:p>linphone_core_find_auth_info</text:p>
          </table:table-cell>
          <table:table-cell table:style-name="ce15" table:formula="of:=INDEX([$Linphone.$A$2:.$E$9000];MATCH([.E165];[$Linphone.$D$2:.$D$9000]);5)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style-name="ce15" table:formula="of:=INDEX([$Linphone.$A$2:.$E$9000];MATCH([.E165];[$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5">
          <table:table-cell table:formula="of:=NOTATION(SUBSTITUTE([.E166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67" table:formula="of:=SEEKIMPL(&quot;Impl&quot;;&quot;class:CoreAPI&quot;;[.A166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5" table:formula="of:=INDEX([$Linphone.$A$2:.$E$9000];MATCH([.E166];[$Linphone.$D$2:.$D$9000]);5)" office:value-type="string" office:string-value="signature:(LinphoneCore *lc, const char *uri)">
            <text:p>signature:(LinphoneCore *lc, const char *uri)</text:p>
          </table:table-cell>
          <table:table-cell table:style-name="ce15" table:formula="of:=INDEX([$Linphone.$A$2:.$E$9000];MATCH([.E166];[$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5">
          <table:table-cell table:formula="of:=NOTATION(SUBSTITUTE([.E167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67" table:formula="of:=SEEKIMPL(&quot;Impl&quot;;&quot;class:CoreAPI&quot;;[.A167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5" table:formula="of:=INDEX([$Linphone.$A$2:.$E$9000];MATCH([.E167];[$Linphone.$D$2:.$D$9000]);5)" office:value-type="string" office:string-value="signature:(LinphoneCore* lc, const char* type, int rate, int channels)">
            <text:p>signature:(LinphoneCore* lc, const char* type, int rate, int channels)</text:p>
          </table:table-cell>
          <table:table-cell table:style-name="ce15" table:formula="of:=INDEX([$Linphone.$A$2:.$E$9000];MATCH([.E167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formula="of:=NOTATION(SUBSTITUTE([.E168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67" table:formula="of:=SEEKIMPL(&quot;Impl&quot;;&quot;class:CoreAPI&quot;;[.A168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5" table:formula="of:=INDEX([$Linphone.$A$2:.$E$9000];MATCH([.E168];[$Linphone.$D$2:.$D$9000]);5)" office:value-type="string" office:string-value="signature:(LinphoneCore *lc, const char *remote_address)">
            <text:p>signature:(LinphoneCore *lc, const char *remote_address)</text:p>
          </table:table-cell>
          <table:table-cell table:style-name="ce15" table:formula="of:=INDEX([$Linphone.$A$2:.$E$9000];MATCH([.E16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69];&quot;linphone_core_&quot;;&quot;&quot;))" office:value-type="string" office:string-value="getCallLogs">
            <text:p>getCallLogs</text:p>
          </table:table-cell>
          <table:table-cell office:value-type="string">
            <text:p>(void)</text:p>
          </table:table-cell>
          <table:table-cell office:value-type="string">
            <text:p>Array of CallLog</text:p>
          </table:table-cell>
          <table:table-cell table:style-name="ce67" table:formula="of:=SEEKIMPL(&quot;Impl&quot;;&quot;class:CoreAPI&quot;;[.A169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5" table:formula="of:=INDEX([$Linphone.$A$2:.$E$9000];MATCH([.E16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9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70];&quot;linphone_core_&quot;;&quot;&quot;))" office:value-type="string" office:string-value="getCalls">
            <text:p>getCalls</text:p>
          </table:table-cell>
          <table:table-cell office:value-type="string">
            <text:p>(void)</text:p>
          </table:table-cell>
          <table:table-cell office:value-type="string">
            <text:p>Array of Call</text:p>
          </table:table-cell>
          <table:table-cell table:style-name="ce67" table:formula="of:=SEEKIMPL(&quot;Impl&quot;;&quot;class:CoreAPI&quot;;[.A170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5" table:formula="of:=INDEX([$Linphone.$A$2:.$E$9000];MATCH([.E17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0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71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171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5" table:formula="of:=INDEX([$Linphone.$A$2:.$E$9000];MATCH([.E17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1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72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172])" office:value-type="string" office:string-value="Yes">
            <text:p>Yes</text:p>
          </table:table-cell>
          <table:table-cell office:value-type="string">
            <text:p>linphone_core_get_conference_size</text:p>
          </table:table-cell>
          <table:table-cell table:style-name="ce15" table:formula="of:=INDEX([$Linphone.$A$2:.$E$9000];MATCH([.E17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3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67" table:formula="of:=SEEKIMPL(&quot;Impl&quot;;&quot;class:CoreAPI&quot;;[.A173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5" table:formula="of:=INDEX([$Linphone.$A$2:.$E$9000];MATCH([.E17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3];[$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get_current_call_duration</text:p>
          </table:table-cell>
          <table:table-cell table:style-name="ce15" table:formula="of:=INDEX([$Linphone.$A$2:.$E$9000];MATCH([.E17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get_current_call_remote_address</text:p>
          </table:table-cell>
          <table:table-cell table:style-name="ce15" table:formula="of:=INDEX([$Linphone.$A$2:.$E$9000];MATCH([.E175];[$Linphone.$D$2:.$D$9000]);5)" office:value-type="string" office:string-value="signature:(struct _LinphoneCore *lc)">
            <text:p>signature:(struct _LinphoneCore *lc)</text:p>
          </table:table-cell>
          <table:table-cell table:style-name="ce15" table:formula="of:=INDEX([$Linphone.$A$2:.$E$9000];MATCH([.E175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get_current_call_stats</text:p>
          </table:table-cell>
          <table:table-cell table:style-name="ce15" table:formula="of:=INDEX([$Linphone.$A$2:.$E$9000];MATCH([.E176];[$Linphone.$D$2:.$D$9000]);5)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style-name="ce15" table:formula="of:=INDEX([$Linphone.$A$2:.$E$9000];MATCH([.E17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get_device_rotation</text:p>
          </table:table-cell>
          <table:table-cell table:style-name="ce15" table:formula="of:=INDEX([$Linphone.$A$2:.$E$9000];MATCH([.E177];[$Linphone.$D$2:.$D$9000]);5)" office:value-type="string" office:string-value="signature:(LinphoneCore *lc )">
            <text:p>signature:(LinphoneCore *lc )</text:p>
          </table:table-cell>
          <table:table-cell table:style-name="ce15" table:formula="of:=INDEX([$Linphone.$A$2:.$E$9000];MATCH([.E17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8];&quot;linphone_core_&quot;;&quot;&quot;))" office:value-type="string" office:string-value="getFirewallPolicy">
            <text:p>getFirewallPolicy</text:p>
          </table:table-cell>
          <table:table-cell table:number-columns-repeated="2"/>
          <table:table-cell table:style-name="ce67" table:formula="of:=SEEKIMPL(&quot;Impl&quot;;&quot;class:CoreAPI&quot;;[.A178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5" table:formula="of:=INDEX([$Linphone.$A$2:.$E$9000];MATCH([.E17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8];[$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5">
          <table:table-cell table:formula="of:=NOTATION(SUBSTITUTE([.E179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67" table:formula="of:=SEEKIMPL(&quot;Impl&quot;;&quot;class:CoreAPI&quot;;[.A179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5" table:formula="of:=INDEX([$Linphone.$A$2:.$E$9000];MATCH([.E17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9];[$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5">
          <table:table-cell table:formula="of:=NOTATION(SUBSTITUTE([.E180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67" table:formula="of:=SEEKIMPL(&quot;Impl&quot;;&quot;class:CoreAPI&quot;;[.A180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5" table:formula="of:=INDEX([$Linphone.$A$2:.$E$9000];MATCH([.E18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81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67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5" table:formula="of:=INDEX([$Linphone.$A$2:.$E$9000];MATCH([.E18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1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5">
          <table:table-cell table:formula="of:=NOTATION(SUBSTITUTE([.E182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5" table:formula="of:=INDEX([$Linphone.$A$2:.$E$9000];MATCH([.E18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8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83];&quot;linphone_core_&quot;;&quot;&quot;))" office:value-type="string" office:string-value="getPayloadTypeDescription">
            <text:p>getPayloadTypeDescription</text:p>
          </table:table-cell>
          <table:table-cell/>
          <table:table-cell office:value-type="string">
            <text:p>string</text:p>
          </table:table-cell>
          <table:table-cell table:style-name="ce67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5" table:formula="of:=INDEX([$Linphone.$A$2:.$E$9000];MATCH([.E183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8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84];&quot;linphone_core_&quot;;&quot;&quot;))" office:value-type="string" office:string-value="getPayloadTypeNumber">
            <text:p>getPayloadTypeNumber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5" table:formula="of:=INDEX([$Linphone.$A$2:.$E$9000];MATCH([.E184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8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85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67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5" table:formula="of:=INDEX([$Linphone.$A$2:.$E$9000];MATCH([.E18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5];[$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5">
          <table:table-cell table:formula="of:=NOTATION(SUBSTITUTE([.E186];&quot;linphone_core_&quot;;&quot;&quot;))" office:value-type="string" office:string-value="getPrimaryContactParsed">
            <text:p>getPrimaryContactParsed</text:p>
          </table:table-cell>
          <table:table-cell/>
          <table:table-cell office:value-type="string">
            <text:p>Address</text:p>
          </table:table-cell>
          <table:table-cell table:style-name="ce67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5" table:formula="of:=INDEX([$Linphone.$A$2:.$E$9000];MATCH([.E18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6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87];&quot;linphone_core_&quot;;&quot;&quot;))" office:value-type="string" office:string-value="getRemoteRingbackTone">
            <text:p>getRemoteRingbackTone</text:p>
          </table:table-cell>
          <table:table-cell/>
          <table:table-cell office:value-type="string">
            <text:p>string</text:p>
          </table:table-cell>
          <table:table-cell table:style-name="ce67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5" table:formula="of:=INDEX([$Linphone.$A$2:.$E$9000];MATCH([.E18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8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88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67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5" table:formula="of:=INDEX([$Linphone.$A$2:.$E$9000];MATCH([.E18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8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89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67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5" table:formula="of:=INDEX([$Linphone.$A$2:.$E$9000];MATCH([.E18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9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90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67" table:formula="of:=SEEKIMPL(&quot;Impl&quot;;&quot;class:CoreAPI&quot;;[.A190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5" table:formula="of:=INDEX([$Linphone.$A$2:.$E$9000];MATCH([.E19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0];[$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5">
          <table:table-cell table:formula="of:=NOTATION(SUBSTITUTE([.E191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5" table:formula="of:=INDEX([$Linphone.$A$2:.$E$9000];MATCH([.E191];[$Linphone.$D$2:.$D$9000]);5)" office:value-type="string" office:string-value="signature:(LinphoneCore *lc, LCSipTransports *transports)">
            <text:p>signature:(LinphoneCore *lc, LCSipTransports *transports)</text:p>
          </table:table-cell>
          <table:table-cell table:style-name="ce15" table:formula="of:=INDEX([$Linphone.$A$2:.$E$9000];MATCH([.E19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2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67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5" table:formula="of:=INDEX([$Linphone.$A$2:.$E$9000];MATCH([.E19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2];[$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5">
          <table:table-cell table:formula="of:=NOTATION(SUBSTITUTE([.E193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67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5" table:formula="of:=INDEX([$Linphone.$A$2:.$E$9000];MATCH([.E19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3];[$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5">
          <table:table-cell table:formula="of:=NOTATION(SUBSTITUTE([.E194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67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5" table:formula="of:=INDEX([$Linphone.$A$2:.$E$9000];MATCH([.E19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4];[$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5" table:formula="of:=INDEX([$Linphone.$A$2:.$E$9000];MATCH([.E19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5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formula="of:=NOTATION(SUBSTITUTE([.E196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67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5" table:formula="of:=INDEX([$Linphone.$A$2:.$E$9000];MATCH([.E19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6];[$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5">
          <table:table-cell table:formula="of:=NOTATION(SUBSTITUTE([.E197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67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5" table:formula="of:=INDEX([$Linphone.$A$2:.$E$9000];MATCH([.E19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9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98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67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5" table:formula="of:=INDEX([$Linphone.$A$2:.$E$9000];MATCH([.E198];[$Linphone.$D$2:.$D$9000]);5)" office:value-type="string" office:string-value="signature:(LinphoneCore*lc)">
            <text:p>signature:(LinphoneCore*lc)</text:p>
          </table:table-cell>
          <table:table-cell table:style-name="ce15" table:formula="of:=INDEX([$Linphone.$A$2:.$E$9000];MATCH([.E19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99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67" table:formula="of:=SEEKIMPL(&quot;Impl&quot;;&quot;class:CoreAPI&quot;;[.A199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5" table:formula="of:=INDEX([$Linphone.$A$2:.$E$9000];MATCH([.E199];[$Linphone.$D$2:.$D$9000]);5)" office:value-type="string" office:string-value="signature:(LinphoneCore*lc, LinphoneCallParams *params)">
            <text:p>signature:(LinphoneCore*lc, LinphoneCallParams *params)</text:p>
          </table:table-cell>
          <table:table-cell table:style-name="ce15" table:formula="of:=INDEX([$Linphone.$A$2:.$E$9000];MATCH([.E19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0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67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5" table:formula="of:=INDEX([$Linphone.$A$2:.$E$9000];MATCH([.E200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20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201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67" table:formula="of:=SEEKIMPL(&quot;Impl&quot;;&quot;class:CoreAPI&quot;;[.A201])" office:value-type="string" office:string-value="Yes">
            <text:p>Yes</text:p>
          </table:table-cell>
          <table:table-cell office:value-type="string">
            <text:p>linphone_core_invite</text:p>
          </table:table-cell>
          <table:table-cell table:style-name="ce15" table:formula="of:=INDEX([$Linphone.$A$2:.$E$9000];MATCH([.E201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20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202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67" table:formula="of:=SEEKIMPL(&quot;Impl&quot;;&quot;class:CoreAPI&quot;;[.A202])" office:value-type="string" office:string-value="Yes">
            <text:p>Yes</text:p>
          </table:table-cell>
          <table:table-cell office:value-type="string">
            <text:p>linphone_core_invite_address</text:p>
          </table:table-cell>
          <table:table-cell table:style-name="ce15" table:formula="of:=INDEX([$Linphone.$A$2:.$E$9000];MATCH([.E202];[$Linphone.$D$2:.$D$9000]);5)" office:value-type="string" office:string-value="signature:(LinphoneCore *lc, const LinphoneAddress *addr)">
            <text:p>signature:(LinphoneCore *lc, const LinphoneAddress *addr)</text:p>
          </table:table-cell>
          <table:table-cell table:style-name="ce15" table:formula="of:=INDEX([$Linphone.$A$2:.$E$9000];MATCH([.E202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203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67" table:formula="of:=SEEKIMPL(&quot;Impl&quot;;&quot;class:CoreAPI&quot;;[.A203])" office:value-type="string" office:string-value="Yes">
            <text:p>Yes</text:p>
          </table:table-cell>
          <table:table-cell office:value-type="string">
            <text:p>linphone_core_invite_address_with_params</text:p>
          </table:table-cell>
          <table:table-cell table:style-name="ce15" table:formula="of:=INDEX([$Linphone.$A$2:.$E$9000];MATCH([.E203];[$Linphone.$D$2:.$D$9000]);5)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style-name="ce15" table:formula="of:=INDEX([$Linphone.$A$2:.$E$9000];MATCH([.E203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204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67" table:formula="of:=SEEKIMPL(&quot;Impl&quot;;&quot;class:CoreAPI&quot;;[.A204])" office:value-type="string" office:string-value="Yes">
            <text:p>Yes</text:p>
          </table:table-cell>
          <table:table-cell office:value-type="string">
            <text:p>linphone_core_invite_with_params</text:p>
          </table:table-cell>
          <table:table-cell table:style-name="ce15" table:formula="of:=INDEX([$Linphone.$A$2:.$E$9000];MATCH([.E204];[$Linphone.$D$2:.$D$9000]);5)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style-name="ce15" table:formula="of:=INDEX([$Linphone.$A$2:.$E$9000];MATCH([.E204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205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67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5" table:formula="of:=INDEX([$Linphone.$A$2:.$E$9000];MATCH([.E20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06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67" table:formula="of:=SEEKIMPL(&quot;Impl&quot;;&quot;class:CoreAPI&quot;;[.A206])" office:value-type="string" office:string-value="Yes">
            <text:p>Yes</text:p>
          </table:table-cell>
          <table:table-cell office:value-type="string">
            <text:p>linphone_core_is_in_conference</text:p>
          </table:table-cell>
          <table:table-cell table:style-name="ce15" table:formula="of:=INDEX([$Linphone.$A$2:.$E$9000];MATCH([.E20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20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07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67" table:formula="of:=SEEKIMPL(&quot;Impl&quot;;&quot;class:CoreAPI&quot;;[.A207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5" table:formula="of:=INDEX([$Linphone.$A$2:.$E$9000];MATCH([.E20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08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67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5" table:formula="of:=INDEX([$Linphone.$A$2:.$E$9000];MATCH([.E20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5" table:formula="of:=INDEX([$Linphone.$A$2:.$E$9000];MATCH([.E20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0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67" table:formula="of:=SEEKIMPL(&quot;Impl&quot;;&quot;class:CoreAPI&quot;;[.A210])" office:value-type="string" office:string-value="Yes">
            <text:p>Yes</text:p>
          </table:table-cell>
          <table:table-cell office:value-type="string">
            <text:p>linphone_core_leave_conference</text:p>
          </table:table-cell>
          <table:table-cell table:style-name="ce15" table:formula="of:=INDEX([$Linphone.$A$2:.$E$9000];MATCH([.E21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1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1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67" table:formula="of:=SEEKIMPL(&quot;Impl&quot;;&quot;class:CoreAPI&quot;;[.A211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5" table:formula="of:=INDEX([$Linphone.$A$2:.$E$9000];MATCH([.E211];[$Linphone.$D$2:.$D$9000]);5)" office:value-type="string" office:string-value="signature:(const LinphoneCore *lc, LinphoneMediaEncryption menc)">
            <text:p>signature:(const LinphoneCore *lc, LinphoneMediaEncryption menc)</text:p>
          </table:table-cell>
          <table:table-cell table:style-name="ce15" table:formula="of:=INDEX([$Linphone.$A$2:.$E$9000];MATCH([.E21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5" table:formula="of:=INDEX([$Linphone.$A$2:.$E$9000];MATCH([.E212];[$Linphone.$D$2:.$D$9000]);5)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style-name="ce15" table:formula="of:=INDEX([$Linphone.$A$2:.$E$9000];MATCH([.E212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formula="of:=NOTATION(SUBSTITUTE([.E213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67" table:formula="of:=SEEKIMPL(&quot;Impl&quot;;&quot;class:CoreAPI&quot;;[.A213])" office:value-type="string" office:string-value="Yes">
            <text:p>Yes</text:p>
          </table:table-cell>
          <table:table-cell office:value-type="string">
            <text:p>linphone_core_pause_all_calls</text:p>
          </table:table-cell>
          <table:table-cell table:style-name="ce15" table:formula="of:=INDEX([$Linphone.$A$2:.$E$9000];MATCH([.E21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1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4];&quot;linphone_core_&quot;;&quot;&quot;))" office:value-type="string" office:string-value="pauseCall">
            <text:p>paus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7" table:formula="of:=SEEKIMPL(&quot;Impl&quot;;&quot;class:CoreAPI&quot;;[.A214])" office:value-type="string" office:string-value="Yes">
            <text:p>Yes</text:p>
          </table:table-cell>
          <table:table-cell office:value-type="string">
            <text:p>linphone_core_pause_call</text:p>
          </table:table-cell>
          <table:table-cell table:style-name="ce15" table:formula="of:=INDEX([$Linphone.$A$2:.$E$9000];MATCH([.E214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5];&quot;linphone_core_&quot;;&quot;&quot;))" office:value-type="string" office:string-value="payloadTypeEnabled">
            <text:p>payloadTypeEnabled</text:p>
          </table:table-cell>
          <table:table-cell office:value-type="string">
            <text:p>(PayloadType)</text:p>
          </table:table-cell>
          <table:table-cell office:value-type="string">
            <text:p>boolean</text:p>
          </table:table-cell>
          <table:table-cell table:style-name="ce67" table:formula="of:=SEEKIMPL(&quot;Impl&quot;;&quot;class:CoreAPI&quot;;[.A215])" office:value-type="string" office:string-value="Yes">
            <text:p>Yes</text:p>
          </table:table-cell>
          <table:table-cell office:value-type="string">
            <text:p>linphone_core_payload_type_enabled</text:p>
          </table:table-cell>
          <table:table-cell table:style-name="ce15" table:formula="of:=INDEX([$Linphone.$A$2:.$E$9000];MATCH([.E215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2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16];&quot;linphone_core_&quot;;&quot;&quot;))" office:value-type="string" office:string-value="playDtmf">
            <text:p>playDtmf</text:p>
          </table:table-cell>
          <table:table-cell office:value-type="string">
            <text:p>(string, number)</text:p>
          </table:table-cell>
          <table:table-cell office:value-type="string">
            <text:p>void</text:p>
          </table:table-cell>
          <table:table-cell table:style-name="ce67" table:formula="of:=SEEKIMPL(&quot;Impl&quot;;&quot;class:CoreAPI&quot;;[.A216])" office:value-type="string" office:string-value="Yes">
            <text:p>Yes</text:p>
          </table:table-cell>
          <table:table-cell office:value-type="string">
            <text:p>linphone_core_play_dtmf</text:p>
          </table:table-cell>
          <table:table-cell table:style-name="ce15" table:formula="of:=INDEX([$Linphone.$A$2:.$E$9000];MATCH([.E216];[$Linphone.$D$2:.$D$9000]);5)" office:value-type="string" office:string-value="signature:(LinphoneCore *lc, char dtmf, int duration_ms)">
            <text:p>signature:(LinphoneCore *lc, char dtmf, int duration_ms)</text:p>
          </table:table-cell>
          <table:table-cell table:style-name="ce15" table:formula="of:=INDEX([$Linphone.$A$2:.$E$9000];MATCH([.E21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7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67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5" table:formula="of:=INDEX([$Linphone.$A$2:.$E$9000];MATCH([.E217];[$Linphone.$D$2:.$D$9000]);5)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style-name="ce15" table:formula="of:=INDEX([$Linphone.$A$2:.$E$9000];MATCH([.E21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8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67" table:formula="of:=SEEKIMPL(&quot;Impl&quot;;&quot;class:CoreAPI&quot;;[.A218])" office:value-type="string" office:string-value="Yes">
            <text:p>Yes</text:p>
          </table:table-cell>
          <table:table-cell office:value-type="string">
            <text:p>linphone_core_redirect_call</text:p>
          </table:table-cell>
          <table:table-cell table:style-name="ce15" table:formula="of:=INDEX([$Linphone.$A$2:.$E$9000];MATCH([.E218];[$Linphone.$D$2:.$D$9000]);5)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style-name="ce15" table:formula="of:=INDEX([$Linphone.$A$2:.$E$9000];MATCH([.E21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9];&quot;linphone_core_&quot;;&quot;&quot;))" office:value-type="string" office:string-value="refreshRegisters">
            <text:p>refreshRegister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7" table:formula="of:=SEEKIMPL(&quot;Impl&quot;;&quot;class:CoreAPI&quot;;[.A219])" office:value-type="string" office:string-value="Yes">
            <text:p>Yes</text:p>
          </table:table-cell>
          <table:table-cell office:value-type="string">
            <text:p>linphone_core_refresh_registers</text:p>
          </table:table-cell>
          <table:table-cell table:style-name="ce15" table:formula="of:=INDEX([$Linphone.$A$2:.$E$9000];MATCH([.E219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2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0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7" table:formula="of:=SEEKIMPL(&quot;Impl&quot;;&quot;class:CoreAPI&quot;;[.A220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5" table:formula="of:=INDEX([$Linphone.$A$2:.$E$9000];MATCH([.E22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1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7" table:formula="of:=SEEKIMPL(&quot;Impl&quot;;&quot;class:CoreAPI&quot;;[.A221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5" table:formula="of:=INDEX([$Linphone.$A$2:.$E$9000];MATCH([.E22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2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67" table:formula="of:=SEEKIMPL(&quot;Impl&quot;;&quot;class:CoreAPI&quot;;[.A222])" office:value-type="string" office:string-value="Yes">
            <text:p>Yes</text:p>
          </table:table-cell>
          <table:table-cell office:value-type="string">
            <text:p>linphone_core_remove_auth_info</text:p>
          </table:table-cell>
          <table:table-cell table:style-name="ce15" table:formula="of:=INDEX([$Linphone.$A$2:.$E$9000];MATCH([.E222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22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3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67" table:formula="of:=SEEKIMPL(&quot;Impl&quot;;&quot;class:CoreAPI&quot;;[.A223])" office:value-type="string" office:string-value="Yes">
            <text:p>Yes</text:p>
          </table:table-cell>
          <table:table-cell office:value-type="string">
            <text:p>linphone_core_remove_from_conference</text:p>
          </table:table-cell>
          <table:table-cell table:style-name="ce15" table:formula="of:=INDEX([$Linphone.$A$2:.$E$9000];MATCH([.E223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2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4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7" table:formula="of:=SEEKIMPL(&quot;Impl&quot;;&quot;class:CoreAPI&quot;;[.A224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5" table:formula="of:=INDEX([$Linphone.$A$2:.$E$9000];MATCH([.E224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22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5];&quot;linphone_core_&quot;;&quot;&quot;))" office:value-type="string" office:string-value="resumeCall">
            <text:p>resum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7" table:formula="of:=SEEKIMPL(&quot;Impl&quot;;&quot;class:CoreAPI&quot;;[.A225])" office:value-type="string" office:string-value="Yes">
            <text:p>Yes</text:p>
          </table:table-cell>
          <table:table-cell office:value-type="string">
            <text:p>linphone_core_resume_call</text:p>
          </table:table-cell>
          <table:table-cell table:style-name="ce15" table:formula="of:=INDEX([$Linphone.$A$2:.$E$9000];MATCH([.E225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2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6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67" table:formula="of:=SEEKIMPL(&quot;Impl&quot;;&quot;class:CoreAPI&quot;;[.A226]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5" table:formula="of:=INDEX([$Linphone.$A$2:.$E$9000];MATCH([.E226];[$Linphone.$D$2:.$D$9000]);5)" office:value-type="string" office:string-value="signature:(LinphoneCore *lc,char dtmf)">
            <text:p>signature:(LinphoneCore *lc,char dtmf)</text:p>
          </table:table-cell>
          <table:table-cell table:style-name="ce15" table:formula="of:=INDEX([$Linphone.$A$2:.$E$9000];MATCH([.E22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7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7" table:formula="of:=SEEKIMPL(&quot;Impl&quot;;&quot;class:CoreAPI&quot;;[.A227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5" table:formula="of:=INDEX([$Linphone.$A$2:.$E$9000];MATCH([.E227];[$Linphone.$D$2:.$D$9000]);5)" office:value-type="string" office:string-value="signature:(LinphoneCore *lc, int index)">
            <text:p>signature:(LinphoneCore *lc, int index)</text:p>
          </table:table-cell>
          <table:table-cell table:style-name="ce15" table:formula="of:=INDEX([$Linphone.$A$2:.$E$9000];MATCH([.E2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set_device_rotation</text:p>
          </table:table-cell>
          <table:table-cell table:style-name="ce15" table:formula="of:=INDEX([$Linphone.$A$2:.$E$9000];MATCH([.E228];[$Linphone.$D$2:.$D$9000]);5)" office:value-type="string" office:string-value="signature:(LinphoneCore *lc, int rotation)">
            <text:p>signature:(LinphoneCore *lc, int rotation)</text:p>
          </table:table-cell>
          <table:table-cell table:style-name="ce15" table:formula="of:=INDEX([$Linphone.$A$2:.$E$9000];MATCH([.E2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9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67" table:formula="of:=SEEKIMPL(&quot;Impl&quot;;&quot;class:CoreAPI&quot;;[.A229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5" table:formula="of:=INDEX([$Linphone.$A$2:.$E$9000];MATCH([.E229];[$Linphone.$D$2:.$D$9000]);5)" office:value-type="string" office:string-value="signature:(LinphoneCore *lc, LinphoneFirewallPolicy pol)">
            <text:p>signature:(LinphoneCore *lc, LinphoneFirewallPolicy pol)</text:p>
          </table:table-cell>
          <table:table-cell table:style-name="ce15" table:formula="of:=INDEX([$Linphone.$A$2:.$E$9000];MATCH([.E2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0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230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5" table:formula="of:=INDEX([$Linphone.$A$2:.$E$9000];MATCH([.E230];[$Linphone.$D$2:.$D$9000]);5)" office:value-type="string" office:string-value="signature:(LinphoneCore *lc, enum LinphoneMediaEncryption menc)">
            <text:p>signature:(LinphoneCore *lc, enum LinphoneMediaEncryption menc)</text:p>
          </table:table-cell>
          <table:table-cell table:style-name="ce15" table:formula="of:=INDEX([$Linphone.$A$2:.$E$9000];MATCH([.E23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1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7" table:formula="of:=SEEKIMPL(&quot;Impl&quot;;&quot;class:CoreAPI&quot;;[.A231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5" table:formula="of:=INDEX([$Linphone.$A$2:.$E$9000];MATCH([.E231];[$Linphone.$D$2:.$D$9000]);5)" office:value-type="string" office:string-value="signature:(LinphoneCore *lc, bool_t m)">
            <text:p>signature:(LinphoneCore *lc, bool_t m)</text:p>
          </table:table-cell>
          <table:table-cell table:style-name="ce15" table:formula="of:=INDEX([$Linphone.$A$2:.$E$9000];MATCH([.E2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2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7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5" table:formula="of:=INDEX([$Linphone.$A$2:.$E$9000];MATCH([.E232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3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3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67" table:formula="of:=SEEKIMPL(&quot;Impl&quot;;&quot;class:CoreAPI&quot;;[.A233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5" table:formula="of:=INDEX([$Linphone.$A$2:.$E$9000];MATCH([.E233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23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4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67" table:formula="of:=SEEKIMPL(&quot;Impl&quot;;&quot;class:CoreAPI&quot;;[.A234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5" table:formula="of:=INDEX([$Linphone.$A$2:.$E$9000];MATCH([.E234];[$Linphone.$D$2:.$D$9000]);5)" office:value-type="string" office:string-value="signature:(LinphoneCore *lc, MSVideoSize vsize)">
            <text:p>signature:(LinphoneCore *lc, MSVideoSize vsize)</text:p>
          </table:table-cell>
          <table:table-cell table:style-name="ce15" table:formula="of:=INDEX([$Linphone.$A$2:.$E$9000];MATCH([.E23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5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67" table:formula="of:=SEEKIMPL(&quot;Impl&quot;;&quot;class:CoreAPI&quot;;[.A235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5" table:formula="of:=INDEX([$Linphone.$A$2:.$E$9000];MATCH([.E235];[$Linphone.$D$2:.$D$9000]);5)" office:value-type="string" office:string-value="signature:(LinphoneCore *lc, const char *name)">
            <text:p>signature:(LinphoneCore *lc, const char *name)</text:p>
          </table:table-cell>
          <table:table-cell table:style-name="ce15" table:formula="of:=INDEX([$Linphone.$A$2:.$E$9000];MATCH([.E23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6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67" table:formula="of:=SEEKIMPL(&quot;Impl&quot;;&quot;class:CoreAPI&quot;;[.A236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5" table:formula="of:=INDEX([$Linphone.$A$2:.$E$9000];MATCH([.E236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23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7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67" table:formula="of:=SEEKIMPL(&quot;Impl&quot;;&quot;class:CoreAPI&quot;;[.A237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5" table:formula="of:=INDEX([$Linphone.$A$2:.$E$9000];MATCH([.E237];[$Linphone.$D$2:.$D$9000]);5)" office:value-type="string" office:string-value="signature:(LinphoneCore *lc,const char *)">
            <text:p>signature:(LinphoneCore *lc,const char *)</text:p>
          </table:table-cell>
          <table:table-cell table:style-name="ce15" table:formula="of:=INDEX([$Linphone.$A$2:.$E$9000];MATCH([.E23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8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5" office:value-type="string">
            <text:p>void</text:p>
          </table:table-cell>
          <table:table-cell table:style-name="ce67" table:formula="of:=SEEKIMPL(&quot;Impl&quot;;&quot;class:CoreAPI&quot;;[.A238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5" table:formula="of:=INDEX([$Linphone.$A$2:.$E$9000];MATCH([.E238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23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9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5" office:value-type="string">
            <text:p>void</text:p>
          </table:table-cell>
          <table:table-cell table:style-name="ce67" table:formula="of:=SEEKIMPL(&quot;Impl&quot;;&quot;class:CoreAPI&quot;;[.A239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5" table:formula="of:=INDEX([$Linphone.$A$2:.$E$9000];MATCH([.E239];[$Linphone.$D$2:.$D$9000]);5)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style-name="ce15" table:formula="of:=INDEX([$Linphone.$A$2:.$E$9000];MATCH([.E23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40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67" table:formula="of:=SEEKIMPL(&quot;Impl&quot;;&quot;class:CoreAPI&quot;;[.A240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5" table:formula="of:=INDEX([$Linphone.$A$2:.$E$9000];MATCH([.E240];[$Linphone.$D$2:.$D$9000]);5)" office:value-type="string" office:string-value="signature:(LinphoneCore *lc, const LCSipTransports *transports)">
            <text:p>signature:(LinphoneCore *lc, const LCSipTransports *transports)</text:p>
          </table:table-cell>
          <table:table-cell table:style-name="ce15" table:formula="of:=INDEX([$Linphone.$A$2:.$E$9000];MATCH([.E24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41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67" table:formula="of:=SEEKIMPL(&quot;Impl&quot;;&quot;class:CoreAPI&quot;;[.A241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5" table:formula="of:=INDEX([$Linphone.$A$2:.$E$9000];MATCH([.E241];[$Linphone.$D$2:.$D$9000]);5)" office:value-type="string" office:string-value="signature:(LinphoneCore *lc, char source)">
            <text:p>signature:(LinphoneCore *lc, char source)</text:p>
          </table:table-cell>
          <table:table-cell table:style-name="ce15" table:formula="of:=INDEX([$Linphone.$A$2:.$E$9000];MATCH([.E2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set_user_agent</text:p>
          </table:table-cell>
          <table:table-cell table:style-name="ce15" table:formula="of:=INDEX([$Linphone.$A$2:.$E$9000];MATCH([.E242];[$Linphone.$D$2:.$D$9000]);5)" office:value-type="string" office:string-value="signature:(const char *ua_name, const char *version)">
            <text:p>signature:(const char *ua_name, const char *version)</text:p>
          </table:table-cell>
          <table:table-cell table:style-name="ce15" table:formula="of:=INDEX([$Linphone.$A$2:.$E$9000];MATCH([.E24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0" office:value-type="string">
            <text:p>NO IMPLEMENTED</text:p>
          </table:table-cell>
          <table:table-cell office:value-type="string">
            <text:p>linphone_core_set_user_data</text:p>
          </table:table-cell>
          <table:table-cell table:style-name="ce15" table:formula="of:=INDEX([$Linphone.$A$2:.$E$9000];MATCH([.E243];[$Linphone.$D$2:.$D$9000]);5)" office:value-type="string" office:string-value="signature:(LinphoneCore *lc, void *userdata)">
            <text:p>signature:(LinphoneCore *lc, void *userdata)</text:p>
          </table:table-cell>
          <table:table-cell table:style-name="ce15" table:formula="of:=INDEX([$Linphone.$A$2:.$E$9000];MATCH([.E2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44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67" table:formula="of:=SEEKIMPL(&quot;Impl&quot;;&quot;class:CoreAPI&quot;;[.A244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5" table:formula="of:=INDEX([$Linphone.$A$2:.$E$9000];MATCH([.E244];[$Linphone.$D$2:.$D$9000]);5)" office:value-type="string" office:string-value="signature:(LinphoneCore *lc, const LinphoneVideoPolicy *policy)">
            <text:p>signature:(LinphoneCore *lc, const LinphoneVideoPolicy *policy)</text:p>
          </table:table-cell>
          <table:table-cell table:style-name="ce15" table:formula="of:=INDEX([$Linphone.$A$2:.$E$9000];MATCH([.E24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45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67" table:formula="of:=SEEKIMPL(&quot;Impl&quot;;&quot;class:CoreAPI&quot;;[.A245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5" table:formula="of:=INDEX([$Linphone.$A$2:.$E$9000];MATCH([.E245];[$Linphone.$D$2:.$D$9000]);5)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style-name="ce15" table:formula="of:=INDEX([$Linphone.$A$2:.$E$9000];MATCH([.E24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46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67" table:formula="of:=SEEKIMPL(&quot;Impl&quot;;&quot;class:CoreAPI&quot;;[.A246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5" table:formula="of:=INDEX([$Linphone.$A$2:.$E$9000];MATCH([.E246];[$Linphone.$D$2:.$D$9000]);5)" office:value-type="string" office:string-value="signature:(LinphoneCore *lc, bool_t show)">
            <text:p>signature:(LinphoneCore *lc, bool_t show)</text:p>
          </table:table-cell>
          <table:table-cell table:style-name="ce15" table:formula="of:=INDEX([$Linphone.$A$2:.$E$9000];MATCH([.E2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47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7" table:formula="of:=SEEKIMPL(&quot;Impl&quot;;&quot;class:CoreAPI&quot;;[.A247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5" table:formula="of:=INDEX([$Linphone.$A$2:.$E$9000];MATCH([.E247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48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7" table:formula="of:=SEEKIMPL(&quot;Impl&quot;;&quot;class:CoreAPI&quot;;[.A248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5" table:formula="of:=INDEX([$Linphone.$A$2:.$E$9000];MATCH([.E248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4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49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67" table:formula="of:=SEEKIMPL(&quot;Impl&quot;;&quot;class:CoreAPI&quot;;[.A249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5" table:formula="of:=INDEX([$Linphone.$A$2:.$E$9000];MATCH([.E24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4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50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7" table:formula="of:=SEEKIMPL(&quot;Impl&quot;;&quot;class:CoreAPI&quot;;[.A250])" office:value-type="string" office:string-value="Yes">
            <text:p>Yes</text:p>
          </table:table-cell>
          <table:table-cell office:value-type="string">
            <text:p>linphone_core_stop_dtmf</text:p>
          </table:table-cell>
          <table:table-cell table:style-name="ce15" table:formula="of:=INDEX([$Linphone.$A$2:.$E$9000];MATCH([.E25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51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7" table:formula="of:=SEEKIMPL(&quot;Impl&quot;;&quot;class:CoreAPI&quot;;[.A251])" office:value-type="string" office:string-value="Yes">
            <text:p>Yes</text:p>
          </table:table-cell>
          <table:table-cell office:value-type="string">
            <text:p>linphone_core_terminate_all_calls</text:p>
          </table:table-cell>
          <table:table-cell table:style-name="ce15" table:formula="of:=INDEX([$Linphone.$A$2:.$E$9000];MATCH([.E25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5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52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7" table:formula="of:=SEEKIMPL(&quot;Impl&quot;;&quot;class:CoreAPI&quot;;[.A252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5" table:formula="of:=INDEX([$Linphone.$A$2:.$E$9000];MATCH([.E252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5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53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253])" office:value-type="string" office:string-value="Yes">
            <text:p>Yes</text:p>
          </table:table-cell>
          <table:table-cell office:value-type="string">
            <text:p>linphone_core_terminate_conference</text:p>
          </table:table-cell>
          <table:table-cell table:style-name="ce15" table:formula="of:=INDEX([$Linphone.$A$2:.$E$9000];MATCH([.E25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5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54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254])" office:value-type="string" office:string-value="Yes">
            <text:p>Yes</text:p>
          </table:table-cell>
          <table:table-cell office:value-type="string">
            <text:p>linphone_core_transfer_call</text:p>
          </table:table-cell>
          <table:table-cell table:style-name="ce15" table:formula="of:=INDEX([$Linphone.$A$2:.$E$9000];MATCH([.E254];[$Linphone.$D$2:.$D$9000]);5)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style-name="ce15" table:formula="of:=INDEX([$Linphone.$A$2:.$E$9000];MATCH([.E2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55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255])" office:value-type="string" office:string-value="Yes">
            <text:p>Yes</text:p>
          </table:table-cell>
          <table:table-cell office:value-type="string">
            <text:p>linphone_core_transfer_call_to_another</text:p>
          </table:table-cell>
          <table:table-cell table:style-name="ce15" table:formula="of:=INDEX([$Linphone.$A$2:.$E$9000];MATCH([.E255];[$Linphone.$D$2:.$D$9000]);5)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style-name="ce15" table:formula="of:=INDEX([$Linphone.$A$2:.$E$9000];MATCH([.E25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56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67" table:formula="of:=SEEKIMPL(&quot;Impl&quot;;&quot;class:CoreAPI&quot;;[.A256])" office:value-type="string" office:string-value="Yes">
            <text:p>Yes</text:p>
          </table:table-cell>
          <table:table-cell office:value-type="string">
            <text:p>linphone_core_update_call</text:p>
          </table:table-cell>
          <table:table-cell table:style-name="ce15" table:formula="of:=INDEX([$Linphone.$A$2:.$E$9000];MATCH([.E256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25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57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67" table:formula="of:=SEEKIMPL(&quot;Impl&quot;;&quot;class:CoreAPI&quot;;[.A257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5" table:formula="of:=INDEX([$Linphone.$A$2:.$E$9000];MATCH([.E257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5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58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67" table:formula="of:=SEEKIMPL(&quot;Impl&quot;;&quot;class:CoreAPI&quot;;[.A258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5" table:formula="of:=INDEX([$Linphone.$A$2:.$E$9000];MATCH([.E258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5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59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7" table:formula="of:=SEEKIMPL(&quot;Impl&quot;;&quot;class:CoreAPI&quot;;[.A259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5" table:formula="of:=INDEX([$Linphone.$A$2:.$E$9000];MATCH([.E25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5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67" table:formula="of:=SEEKIMPL(&quot;Impl&quot;;&quot;class:CoreAPI&quot;;[.A260])" office:value-type="string" office:string-value="Yes">
            <text:p>Yes</text:p>
          </table:table-cell>
          <table:table-cell office:value-type="string">
            <text:p>linphone_proxy_config_new</text:p>
          </table:table-cell>
          <table:table-cell table:style-name="ce15" table:formula="of:=INDEX([$Linphone.$A$2:.$E$9000];MATCH([.E260];[$Linphone.$D$2:.$D$9000]);5)" office:value-type="string" office:string-value="signature:(void)">
            <text:p>signature:(void)</text:p>
          </table:table-cell>
          <table:table-cell table:formula="of:=INDEX([$Linphone.$A$2:.$E$9000];MATCH([.E260];[$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5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67" table:formula="of:=SEEKIMPL(&quot;Impl&quot;;&quot;class:CoreAPI&quot;;[.A261])" office:value-type="string" office:string-value="Yes">
            <text:p>Yes</text:p>
          </table:table-cell>
          <table:table-cell office:value-type="string">
            <text:p>linphone_auth_info_new</text:p>
          </table:table-cell>
          <table:table-cell table:style-name="ce15" table:formula="of:=INDEX([$Linphone.$A$2:.$E$9000];MATCH([.E261];[$Linphone.$D$2:.$D$9000]);5)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formula="of:=INDEX([$Linphone.$A$2:.$E$9000];MATCH([.E261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31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ayloadType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72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72];&quot;Yes&quot;)" office:value-type="float" office:value="24">
            <text:p>24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office:value-type="string">
            <text:p>getBitsPerSample</text:p>
          </table:table-cell>
          <table:table-cell table:style-name="ce18" office:value-type="string">
            <text:p>bitsPerSample</text:p>
          </table:table-cell>
          <table:table-cell table:style-name="ce18" office:value-type="string">
            <text:p>number</text:p>
          </table:table-cell>
          <table:table-cell table:style-name="ce114" table:formula="of:=SEEKIMPL(&quot;Impl&quot;;&quot;class:PayloadTypeAPI&quot;;[.A7])" office:value-type="string" office:string-value="Yes">
            <text:p>Yes</text:p>
          </table:table-cell>
          <table:table-cell table:style-name="ce18" office:value-type="string">
            <text:p>bits_per_sample</text:p>
          </table:table-cell>
          <table:table-cell table:style-name="ce31" table:formula="of:=INDEX([$Linphone.$A$2:.$E$9000];MATCH([.E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BitsPerSample</text:p>
          </table:table-cell>
          <table:table-cell table:style-name="ce19" office:value-type="string">
            <text:p>bitsPerSample</text:p>
          </table:table-cell>
          <table:table-cell table:style-name="ce19" office:value-type="string">
            <text:p>number</text:p>
          </table:table-cell>
          <table:table-cell table:style-name="ce115" table:formula="of:=SEEKIMPL(&quot;Impl&quot;;&quot;class:PayloadTypeAPI&quot;;[.A8])" office:value-type="string" office:string-value="Yes">
            <text:p>Yes</text:p>
          </table:table-cell>
          <table:table-cell table:style-name="ce19" office:value-type="string">
            <text:p>bits_per_sample</text:p>
          </table:table-cell>
          <table:table-cell table:style-name="ce32" table:formula="of:=INDEX([$Linphone.$A$2:.$E$9000];MATCH([.E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hannels</text:p>
          </table:table-cell>
          <table:table-cell table:style-name="ce18" office:value-type="string">
            <text:p>channels</text:p>
          </table:table-cell>
          <table:table-cell table:style-name="ce18" office:value-type="string">
            <text:p>number</text:p>
          </table:table-cell>
          <table:table-cell table:style-name="ce114" table:formula="of:=SEEKIMPL(&quot;Impl&quot;;&quot;class:PayloadTypeAPI&quot;;[.A9])" office:value-type="string" office:string-value="Yes">
            <text:p>Yes</text:p>
          </table:table-cell>
          <table:table-cell table:style-name="ce18" office:value-type="string">
            <text:p>channels</text:p>
          </table:table-cell>
          <table:table-cell table:style-name="ce31" table:formula="of:=INDEX([$Linphone.$A$2:.$E$9000];MATCH([.E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hannels</text:p>
          </table:table-cell>
          <table:table-cell table:style-name="ce19" office:value-type="string">
            <text:p>channels</text:p>
          </table:table-cell>
          <table:table-cell table:style-name="ce19" office:value-type="string">
            <text:p>number</text:p>
          </table:table-cell>
          <table:table-cell table:style-name="ce115" table:formula="of:=SEEKIMPL(&quot;Impl&quot;;&quot;class:PayloadTypeAPI&quot;;[.A10])" office:value-type="string" office:string-value="Yes">
            <text:p>Yes</text:p>
          </table:table-cell>
          <table:table-cell table:style-name="ce19" office:value-type="string">
            <text:p>channels</text:p>
          </table:table-cell>
          <table:table-cell table:style-name="ce32" table:formula="of:=INDEX([$Linphone.$A$2:.$E$9000];MATCH([.E1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lockRate</text:p>
          </table:table-cell>
          <table:table-cell table:style-name="ce18" office:value-type="string">
            <text:p>clockRate</text:p>
          </table:table-cell>
          <table:table-cell table:style-name="ce18" office:value-type="string">
            <text:p>number</text:p>
          </table:table-cell>
          <table:table-cell table:style-name="ce114" table:formula="of:=SEEKIMPL(&quot;Impl&quot;;&quot;class:PayloadTypeAPI&quot;;[.A11])" office:value-type="string" office:string-value="Yes">
            <text:p>Yes</text:p>
          </table:table-cell>
          <table:table-cell table:style-name="ce18" office:value-type="string">
            <text:p>clock_rate</text:p>
          </table:table-cell>
          <table:table-cell table:style-name="ce31" table:formula="of:=INDEX([$Linphone.$A$2:.$E$9000];MATCH([.E1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lockRate</text:p>
          </table:table-cell>
          <table:table-cell table:style-name="ce19" office:value-type="string">
            <text:p>clockRate</text:p>
          </table:table-cell>
          <table:table-cell table:style-name="ce19" office:value-type="string">
            <text:p>number</text:p>
          </table:table-cell>
          <table:table-cell table:style-name="ce115" table:formula="of:=SEEKIMPL(&quot;Impl&quot;;&quot;class:PayloadTypeAPI&quot;;[.A12])" office:value-type="string" office:string-value="Yes">
            <text:p>Yes</text:p>
          </table:table-cell>
          <table:table-cell table:style-name="ce19" office:value-type="string">
            <text:p>clock_rate</text:p>
          </table:table-cell>
          <table:table-cell table:style-name="ce32" table:formula="of:=INDEX([$Linphone.$A$2:.$E$9000];MATCH([.E1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Flags</text:p>
          </table:table-cell>
          <table:table-cell table:style-name="ce18" office:value-type="string">
            <text:p>flags</text:p>
          </table:table-cell>
          <table:table-cell table:style-name="ce18" office:value-type="string">
            <text:p>number</text:p>
          </table:table-cell>
          <table:table-cell table:style-name="ce114" table:formula="of:=SEEKIMPL(&quot;Impl&quot;;&quot;class:PayloadTypeAPI&quot;;[.A13])" office:value-type="string" office:string-value="Yes">
            <text:p>Yes</text:p>
          </table:table-cell>
          <table:table-cell table:style-name="ce18" office:value-type="string">
            <text:p>flags</text:p>
          </table:table-cell>
          <table:table-cell table:style-name="ce31" table:formula="of:=INDEX([$Linphone.$A$2:.$E$9000];MATCH([.E1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Flags</text:p>
          </table:table-cell>
          <table:table-cell table:style-name="ce19" office:value-type="string">
            <text:p>flags</text:p>
          </table:table-cell>
          <table:table-cell table:style-name="ce19" office:value-type="string">
            <text:p>number</text:p>
          </table:table-cell>
          <table:table-cell table:style-name="ce115" table:formula="of:=SEEKIMPL(&quot;Impl&quot;;&quot;class:PayloadTypeAPI&quot;;[.A14])" office:value-type="string" office:string-value="Yes">
            <text:p>Yes</text:p>
          </table:table-cell>
          <table:table-cell table:style-name="ce19" office:value-type="string">
            <text:p>flags</text:p>
          </table:table-cell>
          <table:table-cell table:style-name="ce32" table:formula="of:=INDEX([$Linphone.$A$2:.$E$9000];MATCH([.E1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MimeType</text:p>
          </table:table-cell>
          <table:table-cell table:style-name="ce18" office:value-type="string">
            <text:p>mimeType</text:p>
          </table:table-cell>
          <table:table-cell table:style-name="ce18" office:value-type="string">
            <text:p>string</text:p>
          </table:table-cell>
          <table:table-cell table:style-name="ce114" table:formula="of:=SEEKIMPL(&quot;Impl&quot;;&quot;class:PayloadTypeAPI&quot;;[.A15])" office:value-type="string" office:string-value="Yes">
            <text:p>Yes</text:p>
          </table:table-cell>
          <table:table-cell table:style-name="ce18" office:value-type="string">
            <text:p>mime_type</text:p>
          </table:table-cell>
          <table:table-cell table:style-name="ce31" table:formula="of:=INDEX([$Linphone.$A$2:.$E$9000];MATCH([.E1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MimeType</text:p>
          </table:table-cell>
          <table:table-cell table:style-name="ce19" office:value-type="string">
            <text:p>mimeType</text:p>
          </table:table-cell>
          <table:table-cell table:style-name="ce19" office:value-type="string">
            <text:p>string</text:p>
          </table:table-cell>
          <table:table-cell table:style-name="ce115" table:formula="of:=SEEKIMPL(&quot;Impl&quot;;&quot;class:PayloadTypeAPI&quot;;[.A16])" office:value-type="string" office:string-value="Yes">
            <text:p>Yes</text:p>
          </table:table-cell>
          <table:table-cell table:style-name="ce19" office:value-type="string">
            <text:p>mime_type</text:p>
          </table:table-cell>
          <table:table-cell table:style-name="ce32" table:formula="of:=INDEX([$Linphone.$A$2:.$E$9000];MATCH([.E1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NormalBitrate</text:p>
          </table:table-cell>
          <table:table-cell table:style-name="ce18" office:value-type="string">
            <text:p>normalBitrate</text:p>
          </table:table-cell>
          <table:table-cell table:style-name="ce18" office:value-type="string">
            <text:p>number</text:p>
          </table:table-cell>
          <table:table-cell table:style-name="ce114" table:formula="of:=SEEKIMPL(&quot;Impl&quot;;&quot;class:PayloadTypeAPI&quot;;[.A17])" office:value-type="string" office:string-value="Yes">
            <text:p>Yes</text:p>
          </table:table-cell>
          <table:table-cell table:style-name="ce18" office:value-type="string">
            <text:p>normal_bitrate</text:p>
          </table:table-cell>
          <table:table-cell table:style-name="ce31" table:formula="of:=INDEX([$Linphone.$A$2:.$E$9000];MATCH([.E1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NormalBitrate</text:p>
          </table:table-cell>
          <table:table-cell table:style-name="ce19" office:value-type="string">
            <text:p>normalBitrate</text:p>
          </table:table-cell>
          <table:table-cell table:style-name="ce19" office:value-type="string">
            <text:p>number</text:p>
          </table:table-cell>
          <table:table-cell table:style-name="ce115" table:formula="of:=SEEKIMPL(&quot;Impl&quot;;&quot;class:PayloadTypeAPI&quot;;[.A18])" office:value-type="string" office:string-value="Yes">
            <text:p>Yes</text:p>
          </table:table-cell>
          <table:table-cell table:style-name="ce19" office:value-type="string">
            <text:p>normal_bitrate</text:p>
          </table:table-cell>
          <table:table-cell table:style-name="ce32" table:formula="of:=INDEX([$Linphone.$A$2:.$E$9000];MATCH([.E1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PatternLength</text:p>
          </table:table-cell>
          <table:table-cell table:style-name="ce18" office:value-type="string">
            <text:p>patternLength</text:p>
          </table:table-cell>
          <table:table-cell table:style-name="ce18" office:value-type="string">
            <text:p>number</text:p>
          </table:table-cell>
          <table:table-cell table:style-name="ce114" table:formula="of:=SEEKIMPL(&quot;Impl&quot;;&quot;class:PayloadTypeAPI&quot;;[.A19])" office:value-type="string" office:string-value="Yes">
            <text:p>Yes</text:p>
          </table:table-cell>
          <table:table-cell table:style-name="ce18" office:value-type="string">
            <text:p>pattern_length</text:p>
          </table:table-cell>
          <table:table-cell table:style-name="ce31" table:formula="of:=INDEX([$Linphone.$A$2:.$E$9000];MATCH([.E1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PatternLength</text:p>
          </table:table-cell>
          <table:table-cell table:style-name="ce19" office:value-type="string">
            <text:p>patternLength</text:p>
          </table:table-cell>
          <table:table-cell table:style-name="ce19" office:value-type="string">
            <text:p>number</text:p>
          </table:table-cell>
          <table:table-cell table:style-name="ce115" table:formula="of:=SEEKIMPL(&quot;Impl&quot;;&quot;class:PayloadTypeAPI&quot;;[.A20])" office:value-type="string" office:string-value="Yes">
            <text:p>Yes</text:p>
          </table:table-cell>
          <table:table-cell table:style-name="ce19" office:value-type="string">
            <text:p>pattern_length</text:p>
          </table:table-cell>
          <table:table-cell table:style-name="ce32" table:formula="of:=INDEX([$Linphone.$A$2:.$E$9000];MATCH([.E2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RecvFmtp</text:p>
          </table:table-cell>
          <table:table-cell table:style-name="ce18" office:value-type="string">
            <text:p>recvFmtp</text:p>
          </table:table-cell>
          <table:table-cell table:style-name="ce18" office:value-type="string">
            <text:p>string</text:p>
          </table:table-cell>
          <table:table-cell table:style-name="ce114" table:formula="of:=SEEKIMPL(&quot;Impl&quot;;&quot;class:PayloadTypeAPI&quot;;[.A21])" office:value-type="string" office:string-value="Yes">
            <text:p>Yes</text:p>
          </table:table-cell>
          <table:table-cell table:style-name="ce18" office:value-type="string">
            <text:p>recv_fmtp</text:p>
          </table:table-cell>
          <table:table-cell table:style-name="ce31" table:formula="of:=INDEX([$Linphone.$A$2:.$E$9000];MATCH([.E2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RecvFmtp</text:p>
          </table:table-cell>
          <table:table-cell table:style-name="ce19" office:value-type="string">
            <text:p>recvFmtp</text:p>
          </table:table-cell>
          <table:table-cell table:style-name="ce19" office:value-type="string">
            <text:p>string</text:p>
          </table:table-cell>
          <table:table-cell table:style-name="ce115" table:formula="of:=SEEKIMPL(&quot;Impl&quot;;&quot;class:PayloadTypeAPI&quot;;[.A22])" office:value-type="string" office:string-value="Yes">
            <text:p>Yes</text:p>
          </table:table-cell>
          <table:table-cell table:style-name="ce19" office:value-type="string">
            <text:p>recv_fmtp</text:p>
          </table:table-cell>
          <table:table-cell table:style-name="ce32" table:formula="of:=INDEX([$Linphone.$A$2:.$E$9000];MATCH([.E2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SendFmtp</text:p>
          </table:table-cell>
          <table:table-cell table:style-name="ce18" office:value-type="string">
            <text:p>sendFmtp</text:p>
          </table:table-cell>
          <table:table-cell table:style-name="ce18" office:value-type="string">
            <text:p>string</text:p>
          </table:table-cell>
          <table:table-cell table:style-name="ce114" table:formula="of:=SEEKIMPL(&quot;Impl&quot;;&quot;class:PayloadTypeAPI&quot;;[.A23])" office:value-type="string" office:string-value="Yes">
            <text:p>Yes</text:p>
          </table:table-cell>
          <table:table-cell table:style-name="ce18" office:value-type="string">
            <text:p>send_fmtp</text:p>
          </table:table-cell>
          <table:table-cell table:style-name="ce31" table:formula="of:=INDEX([$Linphone.$A$2:.$E$9000];MATCH([.E2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SendFmtp</text:p>
          </table:table-cell>
          <table:table-cell table:style-name="ce19" office:value-type="string">
            <text:p>sendFmtp</text:p>
          </table:table-cell>
          <table:table-cell table:style-name="ce19" office:value-type="string">
            <text:p>string</text:p>
          </table:table-cell>
          <table:table-cell table:style-name="ce115" table:formula="of:=SEEKIMPL(&quot;Impl&quot;;&quot;class:PayloadTypeAPI&quot;;[.A24])" office:value-type="string" office:string-value="Yes">
            <text:p>Yes</text:p>
          </table:table-cell>
          <table:table-cell table:style-name="ce19" office:value-type="string">
            <text:p>send_fmtp</text:p>
          </table:table-cell>
          <table:table-cell table:style-name="ce32" table:formula="of:=INDEX([$Linphone.$A$2:.$E$9000];MATCH([.E2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114" table:formula="of:=SEEKIMPL(&quot;Impl&quot;;&quot;class:PayloadTypeAPI&quot;;[.A25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31" table:formula="of:=INDEX([$Linphone.$A$2:.$E$9000];MATCH([.E2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115" table:formula="of:=SEEKIMPL(&quot;Impl&quot;;&quot;class:PayloadTypeAPI&quot;;[.A26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32" table:formula="of:=INDEX([$Linphone.$A$2:.$E$9000];MATCH([.E2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ZeroPattern</text:p>
          </table:table-cell>
          <table:table-cell table:style-name="ce18" office:value-type="string">
            <text:p>zeroPattern</text:p>
          </table:table-cell>
          <table:table-cell table:style-name="ce18" office:value-type="string">
            <text:p>string</text:p>
          </table:table-cell>
          <table:table-cell table:style-name="ce114" table:formula="of:=SEEKIMPL(&quot;Impl&quot;;&quot;class:PayloadTypeAPI&quot;;[.A27])" office:value-type="string" office:string-value="Yes">
            <text:p>Yes</text:p>
          </table:table-cell>
          <table:table-cell table:style-name="ce18" office:value-type="string">
            <text:p>zero_pattern</text:p>
          </table:table-cell>
          <table:table-cell table:style-name="ce31" table:formula="of:=INDEX([$Linphone.$A$2:.$E$9000];MATCH([.E2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ZeroPattern</text:p>
          </table:table-cell>
          <table:table-cell table:style-name="ce19" office:value-type="string">
            <text:p>zeroPattern</text:p>
          </table:table-cell>
          <table:table-cell table:style-name="ce19" office:value-type="string">
            <text:p>string</text:p>
          </table:table-cell>
          <table:table-cell table:style-name="ce115" table:formula="of:=SEEKIMPL(&quot;Impl&quot;;&quot;class:PayloadTypeAPI&quot;;[.A28])" office:value-type="string" office:string-value="Yes">
            <text:p>Yes</text:p>
          </table:table-cell>
          <table:table-cell table:style-name="ce19" office:value-type="string">
            <text:p>zero_pattern</text:p>
          </table:table-cell>
          <table:table-cell table:style-name="ce32" table:formula="of:=INDEX([$Linphone.$A$2:.$E$9000];MATCH([.E2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116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7" office:value-type="string">
            <text:p>NO IMPLEMENTED</text:p>
          </table:table-cell>
          <table:table-cell office:value-type="string">
            <text:p>user_data</text:p>
          </table:table-cell>
          <table:table-cell table:style-name="ce15" table:formula="of:=INDEX([$Linphone.$A$2:.$E$9000];MATCH([.E39];[$Linphone.$D$2:.$D$9000]);5)" office:value-type="string" office:string-value="struct:_PayloadType">
            <text:p>struct:_PayloadType</text:p>
          </table:table-cell>
          <table:table-cell table:formula="of:=INDEX([$Linphone.$A$2:.$E$9000];MATCH([.E39];[$Linphone.$D$2:.$D$9000]);3)">
            <text:p/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7" office:value-type="string">
            <text:p>NO IMPLEMENTED</text:p>
          </table:table-cell>
          <table:table-cell office:value-type="string">
            <text:p>payload_type_append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0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7" office:value-type="string">
            <text:p>NO IMPLEMENTED</text:p>
          </table:table-cell>
          <table:table-cell office:value-type="string">
            <text:p>payload_type_append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1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2];&quot;payload_type_&quot;;&quot;&quot;))" office:value-type="string" office:string-value="clone">
            <text:p>clone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114" table:formula="of:=SEEKIMPL(&quot;Impl&quot;;&quot;class:PayloadTypeAPI&quot;;[.A42])" office:value-type="string" office:string-value="Yes">
            <text:p>Yes</text:p>
          </table:table-cell>
          <table:table-cell office:value-type="string">
            <text:p>payload_type_clone</text:p>
          </table:table-cell>
          <table:table-cell office:value-type="string">
            <text:p>signature:(PayloadType *payload)</text:p>
          </table:table-cell>
          <table:table-cell table:formula="of:=INDEX([$Linphone.$A$2:.$E$9000];MATCH([.E42];[$Linphone.$D$2:.$D$9000]);3)" office:value-type="string" office:string-value="ORTP_PUBLICPayloadType*">
            <text:p>ORTP_PUBLIC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7" office:value-type="string">
            <text:p>NO IMPLEMENTED</text:p>
          </table:table-cell>
          <table:table-cell office:value-type="string">
            <text:p>payload_type_destroy</text:p>
          </table:table-cell>
          <table:table-cell office:value-type="string">
            <text:p>signature:(PayloadType *pt)</text:p>
          </table:table-cell>
          <table:table-cell table:formula="of:=INDEX([$Linphone.$A$2:.$E$9000];MATCH([.E43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4];&quot;payload_type_&quot;;&quot;&quot;))" office:value-type="string" office:string-value="getRtpmap">
            <text:p>getRtpmap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114" table:formula="of:=SEEKIMPL(&quot;Impl&quot;;&quot;class:PayloadTypeAPI&quot;;[.A44])" office:value-type="string" office:string-value="Yes">
            <text:p>Yes</text:p>
          </table:table-cell>
          <table:table-cell office:value-type="string">
            <text:p>payload_type_get_rtpmap</text:p>
          </table:table-cell>
          <table:table-cell office:value-type="string">
            <text:p>signature:(PayloadType *pt)</text:p>
          </table:table-cell>
          <table:table-cell table:formula="of:=INDEX([$Linphone.$A$2:.$E$9000];MATCH([.E44];[$Linphone.$D$2:.$D$9000]);3)" office:value-type="string" office:string-value="ORTP_PUBLIC char*">
            <text:p>ORTP_PUBLIC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45];&quot;payload_type_&quot;;&quot;&quot;))" office:value-type="string" office:string-value="new">
            <text:p>new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114" table:formula="of:=SEEKIMPL(&quot;Impl&quot;;&quot;class:PayloadTypeAPI&quot;;[.A45])" office:value-type="string" office:string-value="No">
            <text:p>No</text:p>
          </table:table-cell>
          <table:table-cell office:value-type="string">
            <text:p>payload_type_new</text:p>
          </table:table-cell>
          <table:table-cell office:value-type="string">
            <text:p>signature:(void)</text:p>
          </table:table-cell>
          <table:table-cell table:formula="of:=INDEX([$Linphone.$A$2:.$E$9000];MATCH([.E45];[$Linphone.$D$2:.$D$9000]);3)" office:value-type="string" office:string-value="ORTP_PUBLICPayloadType*">
            <text:p>ORTP_PUBLIC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7" office:value-type="string">
            <text:p>NO IMPLEMENTED</text:p>
          </table:table-cell>
          <table:table-cell office:value-type="string">
            <text:p>payload_type_set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6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17" office:value-type="string">
            <text:p>NO IMPLEMENTED</text:p>
          </table:table-cell>
          <table:table-cell office:value-type="string">
            <text:p>payload_type_set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7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xyConfig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ce5"/>
        <table:table-column table:style-name="co9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5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5];&quot;Yes&quot;)" office:value-type="float" office:value="29">
            <text:p>29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proxy_config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118" table:formula="of:=SEEKIMPL(&quot;Impl&quot;;&quot;class:ProxyConfigAPI&quot;;[.A7])" office:value-type="string" office:string-value="Yes">
            <text:p>Yes</text:p>
          </table:table-cell>
          <table:table-cell office:value-type="string">
            <text:p>linphone_proxy_config_get_core</text:p>
          </table:table-cell>
          <table:table-cell table:style-name="ce15" table:formula="of:=INDEX([$Linphone.$A$2:.$E$9000];MATCH([.E7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7];[$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proxy_config_&quot;;&quot;&quot;))" office:value-type="string" office:string-value="getContactParameters">
            <text:p>getContactParameters</text:p>
          </table:table-cell>
          <table:table-cell office:value-type="string">
            <text:p>contactParameters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8])" office:value-type="string" office:string-value="Yes">
            <text:p>Yes</text:p>
          </table:table-cell>
          <table:table-cell office:value-type="string">
            <text:p>linphone_proxy_config_get_contact_parameters</text:p>
          </table:table-cell>
          <table:table-cell table:style-name="ce15" table:formula="of:=INDEX([$Linphone.$A$2:.$E$9000];MATCH([.E8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proxy_config_&quot;;&quot;&quot;))" office:value-type="string" office:string-value="setContactParameters">
            <text:p>setContactParameters</text:p>
          </table:table-cell>
          <table:table-cell office:value-type="string">
            <text:p>contactParameters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9])" office:value-type="string" office:string-value="Yes">
            <text:p>Yes</text:p>
          </table:table-cell>
          <table:table-cell office:value-type="string">
            <text:p>linphone_proxy_config_set_contact_parameters</text:p>
          </table:table-cell>
          <table:table-cell table:style-name="ce15" table:formula="of:=INDEX([$Linphone.$A$2:.$E$9000];MATCH([.E9];[$Linphone.$D$2:.$D$9000]);5)" office:value-type="string" office:string-value="signature:(LinphoneProxyConfig *obj, const char *contact_params)">
            <text:p>signature:(LinphoneProxyConfig *obj, const char *contact_params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proxy_config_&quot;;&quot;&quot;))" office:value-type="string" office:string-value="getDialEscapePlus">
            <text:p>g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118" table:formula="of:=SEEKIMPL(&quot;Impl&quot;;&quot;class:ProxyConfigAPI&quot;;[.A10])" office:value-type="string" office:string-value="Yes">
            <text:p>Yes</text:p>
          </table:table-cell>
          <table:table-cell office:value-type="string">
            <text:p>linphone_proxy_config_get_dial_escape_plus</text:p>
          </table:table-cell>
          <table:table-cell table:style-name="ce15" table:formula="of:=INDEX([$Linphone.$A$2:.$E$9000];MATCH([.E10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1];&quot;linphone_proxy_config_&quot;;&quot;&quot;))" office:value-type="string" office:string-value="setDialEscapePlus">
            <text:p>s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118" table:formula="of:=SEEKIMPL(&quot;Impl&quot;;&quot;class:ProxyConfigAPI&quot;;[.A11])" office:value-type="string" office:string-value="Yes">
            <text:p>Yes</text:p>
          </table:table-cell>
          <table:table-cell office:value-type="string">
            <text:p>linphone_proxy_config_set_dial_escape_plus</text:p>
          </table:table-cell>
          <table:table-cell table:style-name="ce15" table:formula="of:=INDEX([$Linphone.$A$2:.$E$9000];MATCH([.E11];[$Linphone.$D$2:.$D$9000]);5)" office:value-type="string" office:string-value="signature:(LinphoneProxyConfig *cfg, bool_t val)">
            <text:p>signature:(LinphoneProxyConfig *cfg, bool_t val)</text:p>
          </table:table-cell>
          <table:table-cell table:formula="of:=INDEX([$Linphone.$A$2:.$E$9000];MATCH([.E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2];&quot;linphone_proxy_config_&quot;;&quot;&quot;))" office:value-type="string" office:string-value="getDialPrefix">
            <text:p>g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12])" office:value-type="string" office:string-value="Yes">
            <text:p>Yes</text:p>
          </table:table-cell>
          <table:table-cell office:value-type="string">
            <text:p>linphone_proxy_config_get_dial_prefix</text:p>
          </table:table-cell>
          <table:table-cell table:style-name="ce15" table:formula="of:=INDEX([$Linphone.$A$2:.$E$9000];MATCH([.E12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proxy_config_&quot;;&quot;&quot;))" office:value-type="string" office:string-value="setDialPrefix">
            <text:p>s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13])" office:value-type="string" office:string-value="Yes">
            <text:p>Yes</text:p>
          </table:table-cell>
          <table:table-cell office:value-type="string">
            <text:p>linphone_proxy_config_set_dial_prefix</text:p>
          </table:table-cell>
          <table:table-cell table:style-name="ce15" table:formula="of:=INDEX([$Linphone.$A$2:.$E$9000];MATCH([.E13];[$Linphone.$D$2:.$D$9000]);5)" office:value-type="string" office:string-value="signature:(LinphoneProxyConfig *cfg, const char *prefix)">
            <text:p>signature:(LinphoneProxyConfig *cfg, const char *prefix)</text:p>
          </table:table-cell>
          <table:table-cell table:formula="of:=INDEX([$Linphone.$A$2:.$E$9000];MATCH([.E1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proxy_config_&quot;;&quot;&quot;))" office:value-type="string" office:string-value="getDomain">
            <text:p>getDomain</text:p>
          </table:table-cell>
          <table:table-cell office:value-type="string">
            <text:p>domain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14])" office:value-type="string" office:string-value="Yes">
            <text:p>Yes</text:p>
          </table:table-cell>
          <table:table-cell office:value-type="string">
            <text:p>linphone_proxy_config_get_domain</text:p>
          </table:table-cell>
          <table:table-cell table:style-name="ce15" table:formula="of:=INDEX([$Linphone.$A$2:.$E$9000];MATCH([.E14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5];&quot;linphone_proxy_config_&quot;;&quot;&quot;))" office:value-type="string" office:string-value="getError">
            <text:p>getError</text:p>
          </table:table-cell>
          <table:table-cell office:value-type="string">
            <text:p>error</text:p>
          </table:table-cell>
          <table:table-cell office:value-type="string">
            <text:p>number</text:p>
          </table:table-cell>
          <table:table-cell table:style-name="ce118" table:formula="of:=SEEKIMPL(&quot;Impl&quot;;&quot;class:ProxyConfigAPI&quot;;[.A15])" office:value-type="string" office:string-value="Yes">
            <text:p>Yes</text:p>
          </table:table-cell>
          <table:table-cell office:value-type="string">
            <text:p>linphone_proxy_config_get_error</text:p>
          </table:table-cell>
          <table:table-cell table:style-name="ce15" table:formula="of:=INDEX([$Linphone.$A$2:.$E$9000];MATCH([.E15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5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proxy_config_&quot;;&quot;&quot;))" office:value-type="string" office:string-value="getExpires">
            <text:p>g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118" table:formula="of:=SEEKIMPL(&quot;Impl&quot;;&quot;class:ProxyConfigAPI&quot;;[.A16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5" table:formula="of:=INDEX([$Linphone.$A$2:.$E$9000];MATCH([.E16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s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118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expires</text:p>
          </table:table-cell>
          <table:table-cell table:style-name="ce15" table:formula="of:=INDEX([$Linphone.$A$2:.$E$9000];MATCH([.E17];[$Linphone.$D$2:.$D$9000]);5)" office:value-type="string" office:string-value="signature:(LinphoneProxyConfig *obj, int expires)">
            <text:p>signature:(LinphoneProxyConfig *obj, int expires)</text:p>
          </table:table-cell>
          <table:table-cell table:formula="of:=INDEX([$Linphone.$A$2:.$E$9000];MATCH([.E1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proxy_config_&quot;;&quot;&quot;))" office:value-type="string" office:string-value="getIdentity">
            <text:p>g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5" table:formula="of:=INDEX([$Linphone.$A$2:.$E$9000];MATCH([.E18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proxy_config_&quot;;&quot;&quot;))" office:value-type="string" office:string-value="setIdentity">
            <text:p>s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19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5" table:formula="of:=INDEX([$Linphone.$A$2:.$E$9000];MATCH([.E19];[$Linphone.$D$2:.$D$9000]);5)" office:value-type="string" office:string-value="signature:(LinphoneProxyConfig *obj, const char *identity)">
            <text:p>signature:(LinphoneProxyConfig *obj, const char *identity)</text:p>
          </table:table-cell>
          <table:table-cell table:formula="of:=INDEX([$Linphone.$A$2:.$E$9000];MATCH([.E1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proxy_config_&quot;;&quot;&quot;))" office:value-type="string" office:string-value="publishEnabled">
            <text:p>publishEnabled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118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publish_enabled</text:p>
          </table:table-cell>
          <table:table-cell table:style-name="ce15" table:formula="of:=INDEX([$Linphone.$A$2:.$E$9000];MATCH([.E2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proxy_config_&quot;;&quot;&quot;))" office:value-type="string" office:string-value="enablePublish">
            <text:p>enablePublish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118" table:formula="of:=SEEKIMPL(&quot;Impl&quot;;&quot;class:ProxyConfigAPI&quot;;[.A21])" office:value-type="string" office:string-value="Yes">
            <text:p>Yes</text:p>
          </table:table-cell>
          <table:table-cell office:value-type="string">
            <text:p>linphone_proxy_config_enable_publish</text:p>
          </table:table-cell>
          <table:table-cell table:style-name="ce15" table:formula="of:=INDEX([$Linphone.$A$2:.$E$9000];MATCH([.E21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2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proxy_config_&quot;;&quot;&quot;))" office:value-type="string" office:string-value="isRegistered">
            <text:p>isRegistered</text:p>
          </table:table-cell>
          <table:table-cell office:value-type="string">
            <text:p>registered</text:p>
          </table:table-cell>
          <table:table-cell/>
          <table:table-cell table:style-name="ce118" table:formula="of:=SEEKIMPL(&quot;Impl&quot;;&quot;class:ProxyConfigAPI&quot;;[.A22])" office:value-type="string" office:string-value="Yes">
            <text:p>Yes</text:p>
          </table:table-cell>
          <table:table-cell office:value-type="string">
            <text:p>linphone_proxy_config_is_registered</text:p>
          </table:table-cell>
          <table:table-cell table:style-name="ce15" table:formula="of:=INDEX([$Linphone.$A$2:.$E$9000];MATCH([.E22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proxy_config_&quot;;&quot;&quot;))" office:value-type="string" office:string-value="registerEnabled">
            <text:p>registerEnabled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118" table:formula="of:=SEEKIMPL(&quot;Impl&quot;;&quot;class:ProxyConfigAPI&quot;;[.A23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5" table:formula="of:=INDEX([$Linphone.$A$2:.$E$9000];MATCH([.E23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proxy_config_&quot;;&quot;&quot;))" office:value-type="string" office:string-value="enableRegister">
            <text:p>enableRegister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118" table:formula="of:=SEEKIMPL(&quot;Impl&quot;;&quot;class:ProxyConfigAPI&quot;;[.A24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5" table:formula="of:=INDEX([$Linphone.$A$2:.$E$9000];MATCH([.E24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2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5];&quot;linphone_proxy_config_&quot;;&quot;&quot;))" office:value-type="string" office:string-value="getRoute">
            <text:p>g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25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5" table:formula="of:=INDEX([$Linphone.$A$2:.$E$9000];MATCH([.E25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proxy_config_&quot;;&quot;&quot;))" office:value-type="string" office:string-value="setRoute">
            <text:p>s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26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5" table:formula="of:=INDEX([$Linphone.$A$2:.$E$9000];MATCH([.E26];[$Linphone.$D$2:.$D$9000]);5)" office:value-type="string" office:string-value="signature:(LinphoneProxyConfig *obj, const char *route)">
            <text:p>signature:(LinphoneProxyConfig *obj, const char *route)</text:p>
          </table:table-cell>
          <table:table-cell table:formula="of:=INDEX([$Linphone.$A$2:.$E$9000];MATCH([.E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g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27])" office:value-type="string" office:string-value="Yes">
            <text:p>Yes</text:p>
          </table:table-cell>
          <table:table-cell office:value-type="string">
            <text:p>linphone_proxy_config_get_addr</text:p>
          </table:table-cell>
          <table:table-cell table:style-name="ce15" table:formula="of:=INDEX([$Linphone.$A$2:.$E$9000];MATCH([.E27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proxy_config_&quot;;&quot;&quot;))" office:value-type="string" office:string-value="setServerAddr">
            <text:p>s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5" table:formula="of:=INDEX([$Linphone.$A$2:.$E$9000];MATCH([.E28];[$Linphone.$D$2:.$D$9000]);5)" office:value-type="string" office:string-value="signature:(LinphoneProxyConfig *obj, const char *server_addr)">
            <text:p>signature:(LinphoneProxyConfig *obj, const char *server_addr)</text:p>
          </table:table-cell>
          <table:table-cell table:formula="of:=INDEX([$Linphone.$A$2:.$E$9000];MATCH([.E2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proxy_config_&quot;;&quot;&quot;))" office:value-type="string" office:string-value="getSipSetup">
            <text:p>g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29])" office:value-type="string" office:string-value="Yes">
            <text:p>Yes</text:p>
          </table:table-cell>
          <table:table-cell office:value-type="string">
            <text:p>linphone_proxy_config_get_sip_setup</text:p>
          </table:table-cell>
          <table:table-cell table:style-name="ce15" table:formula="of:=INDEX([$Linphone.$A$2:.$E$9000];MATCH([.E29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9];[$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proxy_config_&quot;;&quot;&quot;))" office:value-type="string" office:string-value="setSipSetup">
            <text:p>s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set_sip_setup</text:p>
          </table:table-cell>
          <table:table-cell table:style-name="ce15" table:formula="of:=INDEX([$Linphone.$A$2:.$E$9000];MATCH([.E30];[$Linphone.$D$2:.$D$9000]);5)" office:value-type="string" office:string-value="signature:(LinphoneProxyConfig *cfg, const char *type)">
            <text:p>signature:(LinphoneProxyConfig *cfg, const char *type)</text:p>
          </table:table-cell>
          <table:table-cell table:formula="of:=INDEX([$Linphone.$A$2:.$E$9000];MATCH([.E3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31];&quot;linphone_proxy_config_&quot;;&quot;&quot;))" office:value-type="string" office:string-value="getSipSetupContext">
            <text:p>getSipSetupContext</text:p>
          </table:table-cell>
          <table:table-cell office:value-type="string">
            <text:p>sipSetupContext</text:p>
          </table:table-cell>
          <table:table-cell/>
          <table:table-cell table:style-name="ce118" table:formula="of:=SEEKIMPL(&quot;Impl&quot;;&quot;class:ProxyConfigAPI&quot;;[.A31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5" table:formula="of:=INDEX([$Linphone.$A$2:.$E$9000];MATCH([.E31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31];[$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5">
          <table:table-cell table:style-name="ce15" table:formula="of:=NOTATION(SUBSTITUTE([.E32];&quot;linphone_proxy_config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118" table:formula="of:=SEEKIMPL(&quot;Impl&quot;;&quot;class:ProxyConfigAPI&quot;;[.A32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5" table:formula="of:=INDEX([$Linphone.$A$2:.$E$9000];MATCH([.E32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32];[$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119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20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5" table:formula="of:=INDEX([$Linphone.$A$2:.$E$9000];MATCH([.E43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4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118" table:formula="of:=SEEKIMPL(&quot;Impl&quot;;&quot;class:ProxyConfigAPI&quot;;[.A44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5" table:formula="of:=INDEX([$Linphone.$A$2:.$E$9000];MATCH([.E44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5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118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5" table:formula="of:=INDEX([$Linphone.$A$2:.$E$9000];MATCH([.E45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20" office:value-type="string">
            <text:p>NO IMPLEMENTED</text:p>
          </table:table-cell>
          <table:table-cell office:value-type="string">
            <text:p>linphone_proxy_config_get_user_data</text:p>
          </table:table-cell>
          <table:table-cell table:style-name="ce15" table:formula="of:=INDEX([$Linphone.$A$2:.$E$9000];MATCH([.E46];[$Linphone.$D$2:.$D$9000]);5)" office:value-type="string" office:string-value="signature:(LinphoneProxyConfig *cr)">
            <text:p>signature:(LinphoneProxyConfig *cr)</text:p>
          </table:table-cell>
          <table:table-cell table:formula="of:=INDEX([$Linphone.$A$2:.$E$9000];MATCH([.E46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7];&quot;linphone_proxy_config_&quot;;&quot;&quot;))" office:value-type="string" office:string-value="normalizeNumber">
            <text:p>normalizeNumber</text:p>
          </table:table-cell>
          <table:table-cell office:value-type="string">
            <text:p>(string)</text:p>
          </table:table-cell>
          <table:table-cell office:value-type="string">
            <text:p>string</text:p>
          </table:table-cell>
          <table:table-cell table:style-name="ce118" table:formula="of:=SEEKIMPL(&quot;Impl&quot;;&quot;class:ProxyConfigAPI&quot;;[.A47])" office:value-type="string" office:string-value="Yes">
            <text:p>Yes</text:p>
          </table:table-cell>
          <table:table-cell office:value-type="string">
            <text:p>linphone_proxy_config_normalize_number</text:p>
          </table:table-cell>
          <table:table-cell table:style-name="ce15" table:formula="of:=INDEX([$Linphone.$A$2:.$E$9000];MATCH([.E47];[$Linphone.$D$2:.$D$9000]);5)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formula="of:=INDEX([$Linphone.$A$2:.$E$9000];MATCH([.E4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8];&quot;linphone_proxy_config_&quot;;&quot;&quot;))" office:value-type="string" office:string-value="refreshRegister">
            <text:p>refreshRegister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118" table:formula="of:=SEEKIMPL(&quot;Impl&quot;;&quot;class:ProxyConfigAPI&quot;;[.A48])" office:value-type="string" office:string-value="Yes">
            <text:p>Yes</text:p>
          </table:table-cell>
          <table:table-cell office:value-type="string">
            <text:p>linphone_proxy_config_refresh_register</text:p>
          </table:table-cell>
          <table:table-cell table:style-name="ce15" table:formula="of:=INDEX([$Linphone.$A$2:.$E$9000];MATCH([.E48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20" office:value-type="string">
            <text:p>NO IMPLEMENTED</text:p>
          </table:table-cell>
          <table:table-cell office:value-type="string">
            <text:p>linphone_proxy_config_set_user_data</text:p>
          </table:table-cell>
          <table:table-cell table:style-name="ce15" table:formula="of:=INDEX([$Linphone.$A$2:.$E$9000];MATCH([.E49];[$Linphone.$D$2:.$D$9000]);5)" office:value-type="string" office:string-value="signature:(LinphoneProxyConfig *cr, void * ud)">
            <text:p>signature:(LinphoneProxyConfig *cr, void * ud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hone" table:style-name="ta1">
        <table:table-column table:style-name="co23" table:default-cell-style-name="ce122"/>
        <table:table-column table:style-name="co12" table:default-cell-style-name="ce122"/>
        <table:table-column table:style-name="co24" table:default-cell-style-name="ce122"/>
        <table:table-column table:style-name="co25" table:default-cell-style-name="ce122"/>
        <table:table-column table:style-name="co26" table:default-cell-style-name="ce122"/>
        <table:table-column table:style-name="co24" table:default-cell-style-name="ce122"/>
        <table:table-column table:style-name="co12" table:number-columns-repeated="1017" table:default-cell-style-name="ce122"/>
        <table:table-row table:style-name="ro4">
          <table:table-cell table:style-name="ce121" office:value-type="string">
            <text:p>File</text:p>
          </table:table-cell>
          <table:table-cell table:style-name="ce121" office:value-type="string">
            <text:p>Line</text:p>
          </table:table-cell>
          <table:table-cell table:style-name="ce121" office:value-type="string">
            <text:p>Return type</text:p>
          </table:table-cell>
          <table:table-cell table:style-name="ce121" office:value-type="string">
            <text:p>Function</text:p>
          </table:table-cell>
          <table:table-cell table:style-name="ce121" office:value-type="string">
            <text:p>Parameters</text:p>
          </table:table-cell>
          <table:table-cell table:style-name="ce121" table:number-columns-repeated="1018"/>
        </table:table-row>
        <table:table-row table:style-name="ro1">
          <table:table-cell table:style-name="Default" table:formula="of:=['RAW Linphone'.B2]" office:value-type="string" office:string-value="coreapi/linphonecore.h">
            <text:p>coreapi/linphonecore.h</text:p>
          </table:table-cell>
          <table:table-cell table:style-name="Default" table:formula="of:=SUBSTITUTE(['RAW Linphone'.D2];&quot;line:&quot;;&quot;&quot;)" office:value-type="string" office:string-value="883">
            <text:p>883</text:p>
          </table:table-cell>
          <table:table-cell table:style-name="Default" table:formula="of:=SUBSTITUTE(['RAW Linphone'.F2];&quot;returntype:&quot;;&quot;&quot;)">
            <text:p/>
          </table:table-cell>
          <table:table-cell table:style-name="Default" table:formula="of:=['RAW Linphone'.A2]" office:value-type="string" office:string-value="_func">
            <text:p>_func</text:p>
          </table:table-cell>
          <table:table-cell table:style-name="Default" table:formula="of:=['RAW Linphone'.E2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3]" office:value-type="string" office:string-value="coreapi/linphonecore.h">
            <text:p>coreapi/linphonecore.h</text:p>
          </table:table-cell>
          <table:table-cell table:style-name="Default" table:formula="of:=SUBSTITUTE(['RAW Linphone'.D3];&quot;line:&quot;;&quot;&quot;)" office:value-type="string" office:string-value="884">
            <text:p>884</text:p>
          </table:table-cell>
          <table:table-cell table:style-name="Default" table:formula="of:=SUBSTITUTE(['RAW Linphone'.F3];&quot;returntype:&quot;;&quot;&quot;)">
            <text:p/>
          </table:table-cell>
          <table:table-cell table:style-name="Default" table:formula="of:=['RAW Linphone'.A3]" office:value-type="string" office:string-value="_user_data">
            <text:p>_user_data</text:p>
          </table:table-cell>
          <table:table-cell table:style-name="Default" table:formula="of:=['RAW Linphone'.E3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4]" office:value-type="string" office:string-value="coreapi/linphonecore.h">
            <text:p>coreapi/linphonecore.h</text:p>
          </table:table-cell>
          <table:table-cell table:style-name="Default" table:formula="of:=SUBSTITUTE(['RAW Linphone'.D4];&quot;line:&quot;;&quot;&quot;)" office:value-type="string" office:string-value="1366">
            <text:p>1366</text:p>
          </table:table-cell>
          <table:table-cell table:style-name="Default" table:formula="of:=SUBSTITUTE(['RAW Linphone'.F4];&quot;returntype:&quot;;&quot;&quot;)">
            <text:p/>
          </table:table-cell>
          <table:table-cell table:style-name="Default" table:formula="of:=['RAW Linphone'.A4]" office:value-type="string" office:string-value="audio_rtcp_func">
            <text:p>audio_rtcp_func</text:p>
          </table:table-cell>
          <table:table-cell table:style-name="Default" table:formula="of:=['RAW Linphone'.E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]" office:value-type="string" office:string-value="coreapi/linphonecore.h">
            <text:p>coreapi/linphonecore.h</text:p>
          </table:table-cell>
          <table:table-cell table:style-name="Default" table:formula="of:=SUBSTITUTE(['RAW Linphone'.D5];&quot;line:&quot;;&quot;&quot;)" office:value-type="string" office:string-value="1367">
            <text:p>1367</text:p>
          </table:table-cell>
          <table:table-cell table:style-name="Default" table:formula="of:=SUBSTITUTE(['RAW Linphone'.F5];&quot;returntype:&quot;;&quot;&quot;)">
            <text:p/>
          </table:table-cell>
          <table:table-cell table:style-name="Default" table:formula="of:=['RAW Linphone'.A5]" office:value-type="string" office:string-value="audio_rtcp_func_data">
            <text:p>audio_rtcp_func_data</text:p>
          </table:table-cell>
          <table:table-cell table:style-name="Default" table:formula="of:=['RAW Linphone'.E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6]" office:value-type="string" office:string-value="coreapi/linphonecore.h">
            <text:p>coreapi/linphonecore.h</text:p>
          </table:table-cell>
          <table:table-cell table:style-name="Default" table:formula="of:=SUBSTITUTE(['RAW Linphone'.D6];&quot;line:&quot;;&quot;&quot;)" office:value-type="string" office:string-value="1364">
            <text:p>1364</text:p>
          </table:table-cell>
          <table:table-cell table:style-name="Default" table:formula="of:=SUBSTITUTE(['RAW Linphone'.F6];&quot;returntype:&quot;;&quot;&quot;)">
            <text:p/>
          </table:table-cell>
          <table:table-cell table:style-name="Default" table:formula="of:=['RAW Linphone'.A6]" office:value-type="string" office:string-value="audio_rtp_func">
            <text:p>audio_rtp_func</text:p>
          </table:table-cell>
          <table:table-cell table:style-name="Default" table:formula="of:=['RAW Linphone'.E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7]" office:value-type="string" office:string-value="coreapi/linphonecore.h">
            <text:p>coreapi/linphonecore.h</text:p>
          </table:table-cell>
          <table:table-cell table:style-name="Default" table:formula="of:=SUBSTITUTE(['RAW Linphone'.D7];&quot;line:&quot;;&quot;&quot;)" office:value-type="string" office:string-value="1365">
            <text:p>1365</text:p>
          </table:table-cell>
          <table:table-cell table:style-name="Default" table:formula="of:=SUBSTITUTE(['RAW Linphone'.F7];&quot;returntype:&quot;;&quot;&quot;)">
            <text:p/>
          </table:table-cell>
          <table:table-cell table:style-name="Default" table:formula="of:=['RAW Linphone'.A7]" office:value-type="string" office:string-value="audio_rtp_func_data">
            <text:p>audio_rtp_func_data</text:p>
          </table:table-cell>
          <table:table-cell table:style-name="Default" table:formula="of:=['RAW Linphone'.E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8]" office:value-type="string" office:string-value="coreapi/linphonecore.h">
            <text:p>coreapi/linphonecore.h</text:p>
          </table:table-cell>
          <table:table-cell table:style-name="Default" table:formula="of:=SUBSTITUTE(['RAW Linphone'.D8];&quot;line:&quot;;&quot;&quot;)" office:value-type="string" office:string-value="859">
            <text:p>859</text:p>
          </table:table-cell>
          <table:table-cell table:style-name="Default" table:formula="of:=SUBSTITUTE(['RAW Linphone'.F8];&quot;returntype:&quot;;&quot;&quot;)">
            <text:p/>
          </table:table-cell>
          <table:table-cell table:style-name="Default" table:formula="of:=['RAW Linphone'.A8]" office:value-type="string" office:string-value="auth_info_requested">
            <text:p>auth_info_requested</text:p>
          </table:table-cell>
          <table:table-cell table:style-name="Default" table:formula="of:=['RAW Linphone'.E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9]" office:value-type="string" office:string-value="coreapi/linphonecore.h">
            <text:p>coreapi/linphonecore.h</text:p>
          </table:table-cell>
          <table:table-cell table:style-name="Default" table:formula="of:=SUBSTITUTE(['RAW Linphone'.D9];&quot;line:&quot;;&quot;&quot;)" office:value-type="string" office:string-value="243">
            <text:p>243</text:p>
          </table:table-cell>
          <table:table-cell table:style-name="Default" table:formula="of:=SUBSTITUTE(['RAW Linphone'.F9];&quot;returntype:&quot;;&quot;&quot;)">
            <text:p/>
          </table:table-cell>
          <table:table-cell table:style-name="Default" table:formula="of:=['RAW Linphone'.A9]" office:value-type="string" office:string-value="automatically_accept">
            <text:p>automatically_accept</text:p>
          </table:table-cell>
          <table:table-cell table:style-name="Default" table:formula="of:=['RAW Linphone'.E9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0]" office:value-type="string" office:string-value="coreapi/linphonecore.h">
            <text:p>coreapi/linphonecore.h</text:p>
          </table:table-cell>
          <table:table-cell table:style-name="Default" table:formula="of:=SUBSTITUTE(['RAW Linphone'.D10];&quot;line:&quot;;&quot;&quot;)" office:value-type="string" office:string-value="242">
            <text:p>242</text:p>
          </table:table-cell>
          <table:table-cell table:style-name="Default" table:formula="of:=SUBSTITUTE(['RAW Linphone'.F10];&quot;returntype:&quot;;&quot;&quot;)">
            <text:p/>
          </table:table-cell>
          <table:table-cell table:style-name="Default" table:formula="of:=['RAW Linphone'.A10]" office:value-type="string" office:string-value="automatically_initiate">
            <text:p>automatically_initiate</text:p>
          </table:table-cell>
          <table:table-cell table:style-name="Default" table:formula="of:=['RAW Linphone'.E1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11];&quot;line:&quot;;&quot;&quot;)" office:value-type="string" office:string-value="57">
            <text:p>57</text:p>
          </table:table-cell>
          <table:table-cell table:style-name="Default" table:formula="of:=SUBSTITUTE(['RAW Linphone'.F11];&quot;returntype:&quot;;&quot;&quot;)">
            <text:p/>
          </table:table-cell>
          <table:table-cell table:style-name="Default" table:formula="of:=['RAW Linphone'.A11]" office:value-type="string" office:string-value="bits_per_sample">
            <text:p>bits_per_sample</text:p>
          </table:table-cell>
          <table:table-cell table:style-name="Default" table:formula="of:=['RAW Linphone'.E1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2]" office:value-type="string" office:string-value="coreapi/linphonecore.h">
            <text:p>coreapi/linphonecore.h</text:p>
          </table:table-cell>
          <table:table-cell table:style-name="Default" table:formula="of:=SUBSTITUTE(['RAW Linphone'.D12];&quot;line:&quot;;&quot;&quot;)" office:value-type="string" office:string-value="867">
            <text:p>867</text:p>
          </table:table-cell>
          <table:table-cell table:style-name="Default" table:formula="of:=SUBSTITUTE(['RAW Linphone'.F12];&quot;returntype:&quot;;&quot;&quot;)">
            <text:p/>
          </table:table-cell>
          <table:table-cell table:style-name="Default" table:formula="of:=['RAW Linphone'.A12]" office:value-type="string" office:string-value="buddy_info_updated">
            <text:p>buddy_info_updated</text:p>
          </table:table-cell>
          <table:table-cell table:style-name="Default" table:formula="of:=['RAW Linphone'.E1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3]" office:value-type="string" office:string-value="coreapi/linphonecore.h">
            <text:p>coreapi/linphonecore.h</text:p>
          </table:table-cell>
          <table:table-cell table:style-name="Default" table:formula="of:=SUBSTITUTE(['RAW Linphone'.D13];&quot;line:&quot;;&quot;&quot;)" office:value-type="string" office:string-value="865">
            <text:p>865</text:p>
          </table:table-cell>
          <table:table-cell table:style-name="Default" table:formula="of:=SUBSTITUTE(['RAW Linphone'.F13];&quot;returntype:&quot;;&quot;&quot;)">
            <text:p/>
          </table:table-cell>
          <table:table-cell table:style-name="Default" table:formula="of:=['RAW Linphone'.A13]" office:value-type="string" office:string-value="call_encryption_changed">
            <text:p>call_encryption_changed</text:p>
          </table:table-cell>
          <table:table-cell table:style-name="Default" table:formula="of:=['RAW Linphone'.E1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4]" office:value-type="string" office:string-value="coreapi/linphonecore.h">
            <text:p>coreapi/linphonecore.h</text:p>
          </table:table-cell>
          <table:table-cell table:style-name="Default" table:formula="of:=SUBSTITUTE(['RAW Linphone'.D14];&quot;line:&quot;;&quot;&quot;)" office:value-type="string" office:string-value="159">
            <text:p>159</text:p>
          </table:table-cell>
          <table:table-cell table:style-name="Default" table:formula="of:=SUBSTITUTE(['RAW Linphone'.F14];&quot;returntype:&quot;;&quot;&quot;)">
            <text:p/>
          </table:table-cell>
          <table:table-cell table:style-name="Default" table:formula="of:=['RAW Linphone'.A14]" office:value-type="string" office:string-value="call_id">
            <text:p>call_id</text:p>
          </table:table-cell>
          <table:table-cell table:style-name="Default" table:formula="of:=['RAW Linphone'.E1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15]" office:value-type="string" office:string-value="coreapi/linphonecore.h">
            <text:p>coreapi/linphonecore.h</text:p>
          </table:table-cell>
          <table:table-cell table:style-name="Default" table:formula="of:=SUBSTITUTE(['RAW Linphone'.D15];&quot;line:&quot;;&quot;&quot;)" office:value-type="string" office:string-value="860">
            <text:p>860</text:p>
          </table:table-cell>
          <table:table-cell table:style-name="Default" table:formula="of:=SUBSTITUTE(['RAW Linphone'.F15];&quot;returntype:&quot;;&quot;&quot;)">
            <text:p/>
          </table:table-cell>
          <table:table-cell table:style-name="Default" table:formula="of:=['RAW Linphone'.A15]" office:value-type="string" office:string-value="call_log_updated">
            <text:p>call_log_updated</text:p>
          </table:table-cell>
          <table:table-cell table:style-name="Default" table:formula="of:=['RAW Linphone'.E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6]" office:value-type="string" office:string-value="coreapi/linphonecore.h">
            <text:p>coreapi/linphonecore.h</text:p>
          </table:table-cell>
          <table:table-cell table:style-name="Default" table:formula="of:=SUBSTITUTE(['RAW Linphone'.D16];&quot;line:&quot;;&quot;&quot;)" office:value-type="string" office:string-value="856">
            <text:p>856</text:p>
          </table:table-cell>
          <table:table-cell table:style-name="Default" table:formula="of:=SUBSTITUTE(['RAW Linphone'.F16];&quot;returntype:&quot;;&quot;&quot;)">
            <text:p/>
          </table:table-cell>
          <table:table-cell table:style-name="Default" table:formula="of:=['RAW Linphone'.A16]" office:value-type="string" office:string-value="call_state_changed">
            <text:p>call_state_changed</text:p>
          </table:table-cell>
          <table:table-cell table:style-name="Default" table:formula="of:=['RAW Linphone'.E1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7]" office:value-type="string" office:string-value="coreapi/linphonecore.h">
            <text:p>coreapi/linphonecore.h</text:p>
          </table:table-cell>
          <table:table-cell table:style-name="Default" table:formula="of:=SUBSTITUTE(['RAW Linphone'.D17];&quot;line:&quot;;&quot;&quot;)" office:value-type="string" office:string-value="869">
            <text:p>869</text:p>
          </table:table-cell>
          <table:table-cell table:style-name="Default" table:formula="of:=SUBSTITUTE(['RAW Linphone'.F17];&quot;returntype:&quot;;&quot;&quot;)">
            <text:p/>
          </table:table-cell>
          <table:table-cell table:style-name="Default" table:formula="of:=['RAW Linphone'.A17]" office:value-type="string" office:string-value="call_stats_updated">
            <text:p>call_stats_updated</text:p>
          </table:table-cell>
          <table:table-cell table:style-name="Default" table:formula="of:=['RAW Linphone'.E1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8]" office:value-type="string" office:string-value="oRTP/include/ortp/payloadtype.h">
            <text:p>oRTP/include/ortp/payloadtype.h</text:p>
          </table:table-cell>
          <table:table-cell table:style-name="Default" table:formula="of:=SUBSTITUTE(['RAW Linphone'.D18];&quot;line:&quot;;&quot;&quot;)" office:value-type="string" office:string-value="63">
            <text:p>63</text:p>
          </table:table-cell>
          <table:table-cell table:style-name="Default" table:formula="of:=SUBSTITUTE(['RAW Linphone'.F18];&quot;returntype:&quot;;&quot;&quot;)">
            <text:p/>
          </table:table-cell>
          <table:table-cell table:style-name="Default" table:formula="of:=['RAW Linphone'.A18]" office:value-type="string" office:string-value="channels">
            <text:p>channels</text:p>
          </table:table-cell>
          <table:table-cell table:style-name="Default" table:formula="of:=['RAW Linphone'.E1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9]" office:value-type="string" office:string-value="oRTP/include/ortp/payloadtype.h">
            <text:p>oRTP/include/ortp/payloadtype.h</text:p>
          </table:table-cell>
          <table:table-cell table:style-name="Default" table:formula="of:=SUBSTITUTE(['RAW Linphone'.D19];&quot;line:&quot;;&quot;&quot;)" office:value-type="string" office:string-value="56">
            <text:p>56</text:p>
          </table:table-cell>
          <table:table-cell table:style-name="Default" table:formula="of:=SUBSTITUTE(['RAW Linphone'.F19];&quot;returntype:&quot;;&quot;&quot;)">
            <text:p/>
          </table:table-cell>
          <table:table-cell table:style-name="Default" table:formula="of:=['RAW Linphone'.A19]" office:value-type="string" office:string-value="clock_rate">
            <text:p>clock_rate</text:p>
          </table:table-cell>
          <table:table-cell table:style-name="Default" table:formula="of:=['RAW Linphone'.E1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20]" office:value-type="string" office:string-value="coreapi/linphonecore.h">
            <text:p>coreapi/linphonecore.h</text:p>
          </table:table-cell>
          <table:table-cell table:style-name="Default" table:formula="of:=SUBSTITUTE(['RAW Linphone'.D20];&quot;line:&quot;;&quot;&quot;)" office:value-type="string" office:string-value="145">
            <text:p>145</text:p>
          </table:table-cell>
          <table:table-cell table:style-name="Default" table:formula="of:=SUBSTITUTE(['RAW Linphone'.F20];&quot;returntype:&quot;;&quot;&quot;)">
            <text:p/>
          </table:table-cell>
          <table:table-cell table:style-name="Default" table:formula="of:=['RAW Linphone'.A20]" office:value-type="string" office:string-value="dir">
            <text:p>dir</text:p>
          </table:table-cell>
          <table:table-cell table:style-name="Default" table:formula="of:=['RAW Linphone'.E20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1]" office:value-type="string" office:string-value="coreapi/linphonecore.h">
            <text:p>coreapi/linphonecore.h</text:p>
          </table:table-cell>
          <table:table-cell table:style-name="Default" table:formula="of:=SUBSTITUTE(['RAW Linphone'.D21];&quot;line:&quot;;&quot;&quot;)" office:value-type="string" office:string-value="871">
            <text:p>871</text:p>
          </table:table-cell>
          <table:table-cell table:style-name="Default" table:formula="of:=SUBSTITUTE(['RAW Linphone'.F21];&quot;returntype:&quot;;&quot;&quot;)">
            <text:p/>
          </table:table-cell>
          <table:table-cell table:style-name="Default" table:formula="of:=['RAW Linphone'.A21]" office:value-type="string" office:string-value="display_message">
            <text:p>display_message</text:p>
          </table:table-cell>
          <table:table-cell table:style-name="Default" table:formula="of:=['RAW Linphone'.E21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2]" office:value-type="string" office:string-value="coreapi/linphonecore.h">
            <text:p>coreapi/linphonecore.h</text:p>
          </table:table-cell>
          <table:table-cell table:style-name="Default" table:formula="of:=SUBSTITUTE(['RAW Linphone'.D22];&quot;line:&quot;;&quot;&quot;)" office:value-type="string" office:string-value="870">
            <text:p>870</text:p>
          </table:table-cell>
          <table:table-cell table:style-name="Default" table:formula="of:=SUBSTITUTE(['RAW Linphone'.F22];&quot;returntype:&quot;;&quot;&quot;)">
            <text:p/>
          </table:table-cell>
          <table:table-cell table:style-name="Default" table:formula="of:=['RAW Linphone'.A22]" office:value-type="string" office:string-value="display_status">
            <text:p>display_status</text:p>
          </table:table-cell>
          <table:table-cell table:style-name="Default" table:formula="of:=['RAW Linphone'.E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3]" office:value-type="string" office:string-value="coreapi/linphonecore.h">
            <text:p>coreapi/linphonecore.h</text:p>
          </table:table-cell>
          <table:table-cell table:style-name="Default" table:formula="of:=SUBSTITUTE(['RAW Linphone'.D23];&quot;line:&quot;;&quot;&quot;)" office:value-type="string" office:string-value="873">
            <text:p>873</text:p>
          </table:table-cell>
          <table:table-cell table:style-name="Default" table:formula="of:=SUBSTITUTE(['RAW Linphone'.F23];&quot;returntype:&quot;;&quot;&quot;)">
            <text:p/>
          </table:table-cell>
          <table:table-cell table:style-name="Default" table:formula="of:=['RAW Linphone'.A23]" office:value-type="string" office:string-value="display_url">
            <text:p>display_url</text:p>
          </table:table-cell>
          <table:table-cell table:style-name="Default" table:formula="of:=['RAW Linphone'.E2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4]" office:value-type="string" office:string-value="coreapi/linphonecore.h">
            <text:p>coreapi/linphonecore.h</text:p>
          </table:table-cell>
          <table:table-cell table:style-name="Default" table:formula="of:=SUBSTITUTE(['RAW Linphone'.D24];&quot;line:&quot;;&quot;&quot;)" office:value-type="string" office:string-value="872">
            <text:p>872</text:p>
          </table:table-cell>
          <table:table-cell table:style-name="Default" table:formula="of:=SUBSTITUTE(['RAW Linphone'.F24];&quot;returntype:&quot;;&quot;&quot;)">
            <text:p/>
          </table:table-cell>
          <table:table-cell table:style-name="Default" table:formula="of:=['RAW Linphone'.A24]" office:value-type="string" office:string-value="display_warning">
            <text:p>display_warning</text:p>
          </table:table-cell>
          <table:table-cell table:style-name="Default" table:formula="of:=['RAW Linphone'.E2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5]" office:value-type="string" office:string-value="coreapi/linphonecore.h">
            <text:p>coreapi/linphonecore.h</text:p>
          </table:table-cell>
          <table:table-cell table:style-name="Default" table:formula="of:=SUBSTITUTE(['RAW Linphone'.D25];&quot;line:&quot;;&quot;&quot;)" office:value-type="string" office:string-value="552">
            <text:p>552</text:p>
          </table:table-cell>
          <table:table-cell table:style-name="Default" table:formula="of:=SUBSTITUTE(['RAW Linphone'.F25];&quot;returntype:&quot;;&quot;&quot;)">
            <text:p/>
          </table:table-cell>
          <table:table-cell table:style-name="Default" table:formula="of:=['RAW Linphone'.A25]" office:value-type="string" office:string-value="domain">
            <text:p>domain</text:p>
          </table:table-cell>
          <table:table-cell table:style-name="Default" table:formula="of:=['RAW Linphone'.E2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6]" office:value-type="string" office:string-value="coreapi/linphonecore.h">
            <text:p>coreapi/linphonecore.h</text:p>
          </table:table-cell>
          <table:table-cell table:style-name="Default" table:formula="of:=SUBSTITUTE(['RAW Linphone'.D26];&quot;line:&quot;;&quot;&quot;)" office:value-type="string" office:string-value="317">
            <text:p>317</text:p>
          </table:table-cell>
          <table:table-cell table:style-name="Default" table:formula="of:=SUBSTITUTE(['RAW Linphone'.F26];&quot;returntype:&quot;;&quot;&quot;)">
            <text:p/>
          </table:table-cell>
          <table:table-cell table:style-name="Default" table:formula="of:=['RAW Linphone'.A26]" office:value-type="string" office:string-value="download_bandwidth">
            <text:p>download_bandwidth</text:p>
          </table:table-cell>
          <table:table-cell table:style-name="Default" table:formula="of:=['RAW Linphone'.E26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27]" office:value-type="string" office:string-value="coreapi/linphonecore.h">
            <text:p>coreapi/linphonecore.h</text:p>
          </table:table-cell>
          <table:table-cell table:style-name="Default" table:formula="of:=SUBSTITUTE(['RAW Linphone'.D27];&quot;line:&quot;;&quot;&quot;)" office:value-type="string" office:string-value="55">
            <text:p>55</text:p>
          </table:table-cell>
          <table:table-cell table:style-name="Default" table:formula="of:=SUBSTITUTE(['RAW Linphone'.F27];&quot;returntype:&quot;;&quot;&quot;)">
            <text:p/>
          </table:table-cell>
          <table:table-cell table:style-name="Default" table:formula="of:=['RAW Linphone'.A27]" office:value-type="string" office:string-value="dtls_port">
            <text:p>dtls_port</text:p>
          </table:table-cell>
          <table:table-cell table:style-name="Default" table:formula="of:=['RAW Linphone'.E27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28]" office:value-type="string" office:string-value="coreapi/linphonecore.h">
            <text:p>coreapi/linphonecore.h</text:p>
          </table:table-cell>
          <table:table-cell table:style-name="Default" table:formula="of:=SUBSTITUTE(['RAW Linphone'.D28];&quot;line:&quot;;&quot;&quot;)" office:value-type="string" office:string-value="863">
            <text:p>863</text:p>
          </table:table-cell>
          <table:table-cell table:style-name="Default" table:formula="of:=SUBSTITUTE(['RAW Linphone'.F28];&quot;returntype:&quot;;&quot;&quot;)">
            <text:p/>
          </table:table-cell>
          <table:table-cell table:style-name="Default" table:formula="of:=['RAW Linphone'.A28]" office:value-type="string" office:string-value="dtmf_received">
            <text:p>dtmf_received</text:p>
          </table:table-cell>
          <table:table-cell table:style-name="Default" table:formula="of:=['RAW Linphone'.E2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9]" office:value-type="string" office:string-value="coreapi/linphonecore.h">
            <text:p>coreapi/linphonecore.h</text:p>
          </table:table-cell>
          <table:table-cell table:style-name="Default" table:formula="of:=SUBSTITUTE(['RAW Linphone'.D29];&quot;line:&quot;;&quot;&quot;)" office:value-type="string" office:string-value="150">
            <text:p>150</text:p>
          </table:table-cell>
          <table:table-cell table:style-name="Default" table:formula="of:=SUBSTITUTE(['RAW Linphone'.F29];&quot;returntype:&quot;;&quot;&quot;)">
            <text:p/>
          </table:table-cell>
          <table:table-cell table:style-name="Default" table:formula="of:=['RAW Linphone'.A29]" office:value-type="string" office:string-value="duration">
            <text:p>duration</text:p>
          </table:table-cell>
          <table:table-cell table:style-name="Default" table:formula="of:=['RAW Linphone'.E2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0]" office:value-type="string" office:string-value="coreapi/linphonecore.h">
            <text:p>coreapi/linphonecore.h</text:p>
          </table:table-cell>
          <table:table-cell table:style-name="Default" table:formula="of:=SUBSTITUTE(['RAW Linphone'.D30];&quot;line:&quot;;&quot;&quot;)" office:value-type="string" office:string-value="554">
            <text:p>554</text:p>
          </table:table-cell>
          <table:table-cell table:style-name="Default" table:formula="of:=SUBSTITUTE(['RAW Linphone'.F30];&quot;returntype:&quot;;&quot;&quot;)" office:value-type="string" office:string-value="bool_t">
            <text:p>bool_t</text:p>
          </table:table-cell>
          <table:table-cell table:style-name="Default" table:formula="of:=['RAW Linphone'.A30]" office:value-type="string" office:string-value="email">
            <text:p>email</text:p>
          </table:table-cell>
          <table:table-cell table:style-name="Default" table:formula="of:=['RAW Linphone'.E3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1]" office:value-type="string" office:string-value="oRTP/include/ortp/payloadtype.h">
            <text:p>oRTP/include/ortp/payloadtype.h</text:p>
          </table:table-cell>
          <table:table-cell table:style-name="Default" table:formula="of:=SUBSTITUTE(['RAW Linphone'.D31];&quot;line:&quot;;&quot;&quot;)" office:value-type="string" office:string-value="66">
            <text:p>66</text:p>
          </table:table-cell>
          <table:table-cell table:style-name="Default" table:formula="of:=SUBSTITUTE(['RAW Linphone'.F31];&quot;returntype:&quot;;&quot;&quot;)">
            <text:p/>
          </table:table-cell>
          <table:table-cell table:style-name="Default" table:formula="of:=['RAW Linphone'.A31]" office:value-type="string" office:string-value="flags">
            <text:p>flags</text:p>
          </table:table-cell>
          <table:table-cell table:style-name="Default" table:formula="of:=['RAW Linphone'.E3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2]" office:value-type="string" office:string-value="oRTP/include/ortp/payloadtype.h">
            <text:p>oRTP/include/ortp/payloadtype.h</text:p>
          </table:table-cell>
          <table:table-cell table:style-name="Default" table:formula="of:=SUBSTITUTE(['RAW Linphone'.D32];&quot;line:&quot;;&quot;&quot;)" office:value-type="string" office:string-value="93">
            <text:p>93</text:p>
          </table:table-cell>
          <table:table-cell table:style-name="Default" table:formula="of:=SUBSTITUTE(['RAW Linphone'.F32];&quot;returntype:&quot;;&quot;&quot;)" office:value-type="string" office:string-value="ORTP_PUBLICbool_t">
            <text:p>ORTP_PUBLICbool_t</text:p>
          </table:table-cell>
          <table:table-cell table:style-name="Default" table:formula="of:=['RAW Linphone'.A32]" office:value-type="string" office:string-value="fmtp_get_value">
            <text:p>fmtp_get_value</text:p>
          </table:table-cell>
          <table:table-cell table:style-name="Default" table:formula="of:=['RAW Linphone'.E32]" office:value-type="string" office:string-value="signature:(const char *fmtp, const char *param_name, char *result, size_t result_len)">
            <text:p>signature:(const char *fmtp, const char *param_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3]" office:value-type="string" office:string-value="coreapi/linphonecore.h">
            <text:p>coreapi/linphonecore.h</text:p>
          </table:table-cell>
          <table:table-cell table:style-name="Default" table:formula="of:=SUBSTITUTE(['RAW Linphone'.D33];&quot;line:&quot;;&quot;&quot;)" office:value-type="string" office:string-value="147">
            <text:p>147</text:p>
          </table:table-cell>
          <table:table-cell table:style-name="Default" table:formula="of:=SUBSTITUTE(['RAW Linphone'.F33];&quot;returntype:&quot;;&quot;&quot;)">
            <text:p/>
          </table:table-cell>
          <table:table-cell table:style-name="Default" table:formula="of:=['RAW Linphone'.A33]" office:value-type="string" office:string-value="from">
            <text:p>from</text:p>
          </table:table-cell>
          <table:table-cell table:style-name="Default" table:formula="of:=['RAW Linphone'.E3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4]" office:value-type="string" office:string-value="coreapi/linphonecore.h">
            <text:p>coreapi/linphonecore.h</text:p>
          </table:table-cell>
          <table:table-cell table:style-name="Default" table:formula="of:=SUBSTITUTE(['RAW Linphone'.D34];&quot;line:&quot;;&quot;&quot;)" office:value-type="string" office:string-value="854">
            <text:p>854</text:p>
          </table:table-cell>
          <table:table-cell table:style-name="Default" table:formula="of:=SUBSTITUTE(['RAW Linphone'.F34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4]" office:value-type="string" office:string-value="global_state_changed">
            <text:p>global_state_changed</text:p>
          </table:table-cell>
          <table:table-cell table:style-name="Default" table:formula="of:=['RAW Linphone'.E3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5]" office:value-type="string" office:string-value="coreapi/linphonecore.h">
            <text:p>coreapi/linphonecore.h</text:p>
          </table:table-cell>
          <table:table-cell table:style-name="Default" table:formula="of:=SUBSTITUTE(['RAW Linphone'.D35];&quot;line:&quot;;&quot;&quot;)" office:value-type="string" office:string-value="316">
            <text:p>316</text:p>
          </table:table-cell>
          <table:table-cell table:style-name="Default" table:formula="of:=SUBSTITUTE(['RAW Linphone'.F35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5]" office:value-type="string" office:string-value="ice_state">
            <text:p>ice_state</text:p>
          </table:table-cell>
          <table:table-cell table:style-name="Default" table:formula="of:=['RAW Linphone'.E35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6]" office:value-type="string" office:string-value="coreapi/linphonecore.h">
            <text:p>coreapi/linphonecore.h</text:p>
          </table:table-cell>
          <table:table-cell table:style-name="Default" table:formula="of:=SUBSTITUTE(['RAW Linphone'.D36];&quot;line:&quot;;&quot;&quot;)" office:value-type="string" office:string-value="312">
            <text:p>312</text:p>
          </table:table-cell>
          <table:table-cell table:style-name="Default" table:formula="of:=SUBSTITUTE(['RAW Linphone'.F36];&quot;returntype:&quot;;&quot;&quot;)" office:value-type="string" office:string-value="void">
            <text:p>void</text:p>
          </table:table-cell>
          <table:table-cell table:style-name="Default" table:formula="of:=['RAW Linphone'.A36]" office:value-type="string" office:string-value="jitter_stats">
            <text:p>jitter_stats</text:p>
          </table:table-cell>
          <table:table-cell table:style-name="Default" table:formula="of:=['RAW Linphone'.E36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7]" office:value-type="string" office:string-value="coreapi/linphonecore.h">
            <text:p>coreapi/linphonecore.h</text:p>
          </table:table-cell>
          <table:table-cell table:style-name="Default" table:formula="of:=SUBSTITUTE(['RAW Linphone'.D37];&quot;line:&quot;;&quot;&quot;)" office:value-type="string" office:string-value="157">
            <text:p>157</text:p>
          </table:table-cell>
          <table:table-cell table:style-name="Default" table:formula="of:=SUBSTITUTE(['RAW Linphone'.F37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7]" office:value-type="string" office:string-value="lc">
            <text:p>lc</text:p>
          </table:table-cell>
          <table:table-cell table:style-name="Default" table:formula="of:=['RAW Linphone'.E3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8]" office:value-type="string" office:string-value="coreapi/linphonecore.h">
            <text:p>coreapi/linphonecore.h</text:p>
          </table:table-cell>
          <table:table-cell table:style-name="Default" table:formula="of:=SUBSTITUTE(['RAW Linphone'.D38];&quot;line:&quot;;&quot;&quot;)" office:value-type="string" office:string-value="548">
            <text:p>548</text:p>
          </table:table-cell>
          <table:table-cell table:style-name="Default" table:formula="of:=SUBSTITUTE(['RAW Linphone'.F38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8]" office:value-type="string" office:string-value="lc">
            <text:p>lc</text:p>
          </table:table-cell>
          <table:table-cell table:style-name="Default" table:formula="of:=['RAW Linphone'.E3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9]" office:value-type="string" office:string-value="coreapi/linphonecore.h">
            <text:p>coreapi/linphonecore.h</text:p>
          </table:table-cell>
          <table:table-cell table:style-name="Default" table:formula="of:=SUBSTITUTE(['RAW Linphone'.D39];&quot;line:&quot;;&quot;&quot;)" office:value-type="string" office:string-value="571">
            <text:p>571</text:p>
          </table:table-cell>
          <table:table-cell table:style-name="Default" table:formula="of:=SUBSTITUTE(['RAW Linphone'.F39];&quot;returntype:&quot;;&quot;&quot;)" office:value-type="string" office:string-value="void">
            <text:p>void</text:p>
          </table:table-cell>
          <table:table-cell table:style-name="Default" table:formula="of:=['RAW Linphone'.A39]" office:value-type="string" office:string-value="linphone_account_creator_destroy">
            <text:p>linphone_account_creator_destroy</text:p>
          </table:table-cell>
          <table:table-cell table:style-name="Default" table:formula="of:=['RAW Linphone'.E39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0]" office:value-type="string" office:string-value="coreapi/linphonecore.h">
            <text:p>coreapi/linphonecore.h</text:p>
          </table:table-cell>
          <table:table-cell table:style-name="Default" table:formula="of:=SUBSTITUTE(['RAW Linphone'.D40];&quot;line:&quot;;&quot;&quot;)" office:value-type="string" office:string-value="567">
            <text:p>567</text:p>
          </table:table-cell>
          <table:table-cell table:style-name="Default" table:formula="of:=SUBSTITUTE(['RAW Linphone'.F40];&quot;returntype:&quot;;&quot;&quot;)" office:value-type="string" office:string-value="const char*">
            <text:p>const char*</text:p>
          </table:table-cell>
          <table:table-cell table:style-name="Default" table:formula="of:=['RAW Linphone'.A40]" office:value-type="string" office:string-value="linphone_account_creator_get_domain">
            <text:p>linphone_account_creator_get_domain</text:p>
          </table:table-cell>
          <table:table-cell table:style-name="Default" table:formula="of:=['RAW Linphone'.E40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]" office:value-type="string" office:string-value="coreapi/linphonecore.h">
            <text:p>coreapi/linphonecore.h</text:p>
          </table:table-cell>
          <table:table-cell table:style-name="Default" table:formula="of:=SUBSTITUTE(['RAW Linphone'.D41];&quot;line:&quot;;&quot;&quot;)" office:value-type="string" office:string-value="566">
            <text:p>566</text:p>
          </table:table-cell>
          <table:table-cell table:style-name="Default" table:formula="of:=SUBSTITUTE(['RAW Linphone'.F41];&quot;returntype:&quot;;&quot;&quot;)" office:value-type="string" office:string-value="const char*">
            <text:p>const char*</text:p>
          </table:table-cell>
          <table:table-cell table:style-name="Default" table:formula="of:=['RAW Linphone'.A41]" office:value-type="string" office:string-value="linphone_account_creator_get_username">
            <text:p>linphone_account_creator_get_username</text:p>
          </table:table-cell>
          <table:table-cell table:style-name="Default" table:formula="of:=['RAW Linphone'.E41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]" office:value-type="string" office:string-value="coreapi/linphonecore.h">
            <text:p>coreapi/linphonecore.h</text:p>
          </table:table-cell>
          <table:table-cell table:style-name="Default" table:formula="of:=SUBSTITUTE(['RAW Linphone'.D42];&quot;line:&quot;;&quot;&quot;)" office:value-type="string" office:string-value="559">
            <text:p>559</text:p>
          </table:table-cell>
          <table:table-cell table:style-name="Default" table:formula="of:=SUBSTITUTE(['RAW Linphone'.F42];&quot;returntype:&quot;;&quot;&quot;)" office:value-type="string" office:string-value="LinphoneAccountCreator*">
            <text:p>LinphoneAccountCreator*</text:p>
          </table:table-cell>
          <table:table-cell table:style-name="Default" table:formula="of:=['RAW Linphone'.A42]" office:value-type="string" office:string-value="linphone_account_creator_new">
            <text:p>linphone_account_creator_new</text:p>
          </table:table-cell>
          <table:table-cell table:style-name="Default" table:formula="of:=['RAW Linphone'.E42]" office:value-type="string" office:string-value="signature:(struct _LinphoneCore *core, const char *type)">
            <text:p>signature:(struct _LinphoneCore *core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3]" office:value-type="string" office:string-value="coreapi/linphonecore.h">
            <text:p>coreapi/linphonecore.h</text:p>
          </table:table-cell>
          <table:table-cell table:style-name="Default" table:formula="of:=SUBSTITUTE(['RAW Linphone'.D43];&quot;line:&quot;;&quot;&quot;)" office:value-type="string" office:string-value="562">
            <text:p>562</text:p>
          </table:table-cell>
          <table:table-cell table:style-name="Default" table:formula="of:=SUBSTITUTE(['RAW Linphone'.F43];&quot;returntype:&quot;;&quot;&quot;)" office:value-type="string" office:string-value="void">
            <text:p>void</text:p>
          </table:table-cell>
          <table:table-cell table:style-name="Default" table:formula="of:=['RAW Linphone'.A43]" office:value-type="string" office:string-value="linphone_account_creator_set_domain">
            <text:p>linphone_account_creator_set_domain</text:p>
          </table:table-cell>
          <table:table-cell table:style-name="Default" table:formula="of:=['RAW Linphone'.E43]" office:value-type="string" office:string-value="signature:(LinphoneAccountCreator *obj, const char *domain)">
            <text:p>signature:(LinphoneAccountCreator *obj, const char *domain)</text:p>
          </table:table-cell>
          <table:table-cell table:number-columns-repeated="1018"/>
        </table:table-row>
        <table:table-row table:style-name="ro1">
          <table:table-cell table:style-name="Default" table:formula="of:=['RAW Linphone'.B44]" office:value-type="string" office:string-value="coreapi/linphonecore.h">
            <text:p>coreapi/linphonecore.h</text:p>
          </table:table-cell>
          <table:table-cell table:style-name="Default" table:formula="of:=SUBSTITUTE(['RAW Linphone'.D44];&quot;line:&quot;;&quot;&quot;)" office:value-type="string" office:string-value="564">
            <text:p>564</text:p>
          </table:table-cell>
          <table:table-cell table:style-name="Default" table:formula="of:=SUBSTITUTE(['RAW Linphone'.F44];&quot;returntype:&quot;;&quot;&quot;)" office:value-type="string" office:string-value="void">
            <text:p>void</text:p>
          </table:table-cell>
          <table:table-cell table:style-name="Default" table:formula="of:=['RAW Linphone'.A44]" office:value-type="string" office:string-value="linphone_account_creator_set_email">
            <text:p>linphone_account_creator_set_email</text:p>
          </table:table-cell>
          <table:table-cell table:style-name="Default" table:formula="of:=['RAW Linphone'.E44]" office:value-type="string" office:string-value="signature:(LinphoneAccountCreator *obj, const char *email)">
            <text:p>signature:(LinphoneAccountCreator *obj, const char *email)</text:p>
          </table:table-cell>
          <table:table-cell table:number-columns-repeated="1018"/>
        </table:table-row>
        <table:table-row table:style-name="ro1">
          <table:table-cell table:style-name="Default" table:formula="of:=['RAW Linphone'.B45]" office:value-type="string" office:string-value="coreapi/linphonecore.h">
            <text:p>coreapi/linphonecore.h</text:p>
          </table:table-cell>
          <table:table-cell table:style-name="Default" table:formula="of:=SUBSTITUTE(['RAW Linphone'.D45];&quot;line:&quot;;&quot;&quot;)" office:value-type="string" office:string-value="561">
            <text:p>561</text:p>
          </table:table-cell>
          <table:table-cell table:style-name="Default" table:formula="of:=SUBSTITUTE(['RAW Linphone'.F45];&quot;returntype:&quot;;&quot;&quot;)" office:value-type="string" office:string-value="void">
            <text:p>void</text:p>
          </table:table-cell>
          <table:table-cell table:style-name="Default" table:formula="of:=['RAW Linphone'.A45]" office:value-type="string" office:string-value="linphone_account_creator_set_password">
            <text:p>linphone_account_creator_set_password</text:p>
          </table:table-cell>
          <table:table-cell table:style-name="Default" table:formula="of:=['RAW Linphone'.E45]" office:value-type="string" office:string-value="signature:(LinphoneAccountCreator *obj, const char *password)">
            <text:p>signature:(LinphoneAccountCreator *obj, const char *password)</text:p>
          </table:table-cell>
          <table:table-cell table:number-columns-repeated="1018"/>
        </table:table-row>
        <table:table-row table:style-name="ro1">
          <table:table-cell table:style-name="Default" table:formula="of:=['RAW Linphone'.B46]" office:value-type="string" office:string-value="coreapi/linphonecore.h">
            <text:p>coreapi/linphonecore.h</text:p>
          </table:table-cell>
          <table:table-cell table:style-name="Default" table:formula="of:=SUBSTITUTE(['RAW Linphone'.D46];&quot;line:&quot;;&quot;&quot;)" office:value-type="string" office:string-value="563">
            <text:p>563</text:p>
          </table:table-cell>
          <table:table-cell table:style-name="Default" table:formula="of:=SUBSTITUTE(['RAW Linphone'.F46];&quot;returntype:&quot;;&quot;&quot;)" office:value-type="string" office:string-value="void">
            <text:p>void</text:p>
          </table:table-cell>
          <table:table-cell table:style-name="Default" table:formula="of:=['RAW Linphone'.A46]" office:value-type="string" office:string-value="linphone_account_creator_set_route">
            <text:p>linphone_account_creator_set_route</text:p>
          </table:table-cell>
          <table:table-cell table:style-name="Default" table:formula="of:=['RAW Linphone'.E46]" office:value-type="string" office:string-value="signature:(LinphoneAccountCreator *obj, const char *route)">
            <text:p>signature:(LinphoneAccountCreator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7]" office:value-type="string" office:string-value="coreapi/linphonecore.h">
            <text:p>coreapi/linphonecore.h</text:p>
          </table:table-cell>
          <table:table-cell table:style-name="Default" table:formula="of:=SUBSTITUTE(['RAW Linphone'.D47];&quot;line:&quot;;&quot;&quot;)" office:value-type="string" office:string-value="565">
            <text:p>565</text:p>
          </table:table-cell>
          <table:table-cell table:style-name="Default" table:formula="of:=SUBSTITUTE(['RAW Linphone'.F47];&quot;returntype:&quot;;&quot;&quot;)" office:value-type="string" office:string-value="void">
            <text:p>void</text:p>
          </table:table-cell>
          <table:table-cell table:style-name="Default" table:formula="of:=['RAW Linphone'.A47]" office:value-type="string" office:string-value="linphone_account_creator_set_suscribe">
            <text:p>linphone_account_creator_set_suscribe</text:p>
          </table:table-cell>
          <table:table-cell table:style-name="Default" table:formula="of:=['RAW Linphone'.E47]" office:value-type="string" office:string-value="signature:(LinphoneAccountCreator *obj, int suscribre)">
            <text:p>signature:(LinphoneAccountCreator *obj, int suscribre)</text:p>
          </table:table-cell>
          <table:table-cell table:number-columns-repeated="1018"/>
        </table:table-row>
        <table:table-row table:style-name="ro1">
          <table:table-cell table:style-name="Default" table:formula="of:=['RAW Linphone'.B48]" office:value-type="string" office:string-value="coreapi/linphonecore.h">
            <text:p>coreapi/linphonecore.h</text:p>
          </table:table-cell>
          <table:table-cell table:style-name="Default" table:formula="of:=SUBSTITUTE(['RAW Linphone'.D48];&quot;line:&quot;;&quot;&quot;)" office:value-type="string" office:string-value="560">
            <text:p>560</text:p>
          </table:table-cell>
          <table:table-cell table:style-name="Default" table:formula="of:=SUBSTITUTE(['RAW Linphone'.F48];&quot;returntype:&quot;;&quot;&quot;)" office:value-type="string" office:string-value="void">
            <text:p>void</text:p>
          </table:table-cell>
          <table:table-cell table:style-name="Default" table:formula="of:=['RAW Linphone'.A48]" office:value-type="string" office:string-value="linphone_account_creator_set_username">
            <text:p>linphone_account_creator_set_username</text:p>
          </table:table-cell>
          <table:table-cell table:style-name="Default" table:formula="of:=['RAW Linphone'.E48]" office:value-type="string" office:string-value="signature:(LinphoneAccountCreator *obj, const char *username)">
            <text:p>signature:(LinphoneAccountCreator *obj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9]" office:value-type="string" office:string-value="coreapi/linphonecore.h">
            <text:p>coreapi/linphonecore.h</text:p>
          </table:table-cell>
          <table:table-cell table:style-name="Default" table:formula="of:=SUBSTITUTE(['RAW Linphone'.D49];&quot;line:&quot;;&quot;&quot;)" office:value-type="string" office:string-value="568">
            <text:p>568</text:p>
          </table:table-cell>
          <table:table-cell table:style-name="Default" table:formula="of:=SUBSTITUTE(['RAW Linphone'.F49];&quot;returntype:&quot;;&quot;&quot;)" office:value-type="string" office:string-value="int">
            <text:p>int</text:p>
          </table:table-cell>
          <table:table-cell table:style-name="Default" table:formula="of:=['RAW Linphone'.A49]" office:value-type="string" office:string-value="linphone_account_creator_test_existence">
            <text:p>linphone_account_creator_test_existence</text:p>
          </table:table-cell>
          <table:table-cell table:style-name="Default" table:formula="of:=['RAW Linphone'.E49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50]" office:value-type="string" office:string-value="coreapi/linphonecore.h">
            <text:p>coreapi/linphonecore.h</text:p>
          </table:table-cell>
          <table:table-cell table:style-name="Default" table:formula="of:=SUBSTITUTE(['RAW Linphone'.D50];&quot;line:&quot;;&quot;&quot;)" office:value-type="string" office:string-value="569">
            <text:p>569</text:p>
          </table:table-cell>
          <table:table-cell table:style-name="Default" table:formula="of:=SUBSTITUTE(['RAW Linphone'.F50];&quot;returntype:&quot;;&quot;&quot;)" office:value-type="string" office:string-value="int">
            <text:p>int</text:p>
          </table:table-cell>
          <table:table-cell table:style-name="Default" table:formula="of:=['RAW Linphone'.A50]" office:value-type="string" office:string-value="linphone_account_creator_test_validation">
            <text:p>linphone_account_creator_test_validation</text:p>
          </table:table-cell>
          <table:table-cell table:style-name="Default" table:formula="of:=['RAW Linphone'.E50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51]" office:value-type="string" office:string-value="coreapi/linphonecore.h">
            <text:p>coreapi/linphonecore.h</text:p>
          </table:table-cell>
          <table:table-cell table:style-name="Default" table:formula="of:=SUBSTITUTE(['RAW Linphone'.D51];&quot;line:&quot;;&quot;&quot;)" office:value-type="string" office:string-value="570">
            <text:p>570</text:p>
          </table:table-cell>
          <table:table-cell table:style-name="Default" table:formula="of:=SUBSTITUTE(['RAW Linphone'.F51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51]" office:value-type="string" office:string-value="linphone_account_creator_validate">
            <text:p>linphone_account_creator_validate</text:p>
          </table:table-cell>
          <table:table-cell table:style-name="Default" table:formula="of:=['RAW Linphone'.E51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52]" office:value-type="string" office:string-value="coreapi/linphonecore.h">
            <text:p>coreapi/linphonecore.h</text:p>
          </table:table-cell>
          <table:table-cell table:style-name="Default" table:formula="of:=SUBSTITUTE(['RAW Linphone'.D52];&quot;line:&quot;;&quot;&quot;)" office:value-type="string" office:string-value="104">
            <text:p>104</text:p>
          </table:table-cell>
          <table:table-cell table:style-name="Default" table:formula="of:=SUBSTITUTE(['RAW Linphone'.F52];&quot;returntype:&quot;;&quot;&quot;)" office:value-type="string" office:string-value="char*">
            <text:p>char*</text:p>
          </table:table-cell>
          <table:table-cell table:style-name="Default" table:formula="of:=['RAW Linphone'.A52]" office:value-type="string" office:string-value="linphone_address_as_string">
            <text:p>linphone_address_as_string</text:p>
          </table:table-cell>
          <table:table-cell table:style-name="Default" table:formula="of:=['RAW Linphone'.E52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3]" office:value-type="string" office:string-value="coreapi/linphonecore.h">
            <text:p>coreapi/linphonecore.h</text:p>
          </table:table-cell>
          <table:table-cell table:style-name="Default" table:formula="of:=SUBSTITUTE(['RAW Linphone'.D53];&quot;line:&quot;;&quot;&quot;)" office:value-type="string" office:string-value="105">
            <text:p>105</text:p>
          </table:table-cell>
          <table:table-cell table:style-name="Default" table:formula="of:=SUBSTITUTE(['RAW Linphone'.F53];&quot;returntype:&quot;;&quot;&quot;)" office:value-type="string" office:string-value="char*">
            <text:p>char*</text:p>
          </table:table-cell>
          <table:table-cell table:style-name="Default" table:formula="of:=['RAW Linphone'.A53]" office:value-type="string" office:string-value="linphone_address_as_string_uri_only">
            <text:p>linphone_address_as_string_uri_only</text:p>
          </table:table-cell>
          <table:table-cell table:style-name="Default" table:formula="of:=['RAW Linphone'.E53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4]" office:value-type="string" office:string-value="coreapi/linphonecore.h">
            <text:p>coreapi/linphonecore.h</text:p>
          </table:table-cell>
          <table:table-cell table:style-name="Default" table:formula="of:=SUBSTITUTE(['RAW Linphone'.D54];&quot;line:&quot;;&quot;&quot;)" office:value-type="string" office:string-value="103">
            <text:p>103</text:p>
          </table:table-cell>
          <table:table-cell table:style-name="Default" table:formula="of:=SUBSTITUTE(['RAW Linphone'.F54];&quot;returntype:&quot;;&quot;&quot;)" office:value-type="string" office:string-value="void">
            <text:p>void</text:p>
          </table:table-cell>
          <table:table-cell table:style-name="Default" table:formula="of:=['RAW Linphone'.A54]" office:value-type="string" office:string-value="linphone_address_clean">
            <text:p>linphone_address_clean</text:p>
          </table:table-cell>
          <table:table-cell table:style-name="Default" table:formula="of:=['RAW Linphone'.E54]" office:value-type="string" office:string-value="signature:(LinphoneAddress *uri)">
            <text:p>signature:(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5]" office:value-type="string" office:string-value="coreapi/linphonecore.h">
            <text:p>coreapi/linphonecore.h</text:p>
          </table:table-cell>
          <table:table-cell table:style-name="Default" table:formula="of:=SUBSTITUTE(['RAW Linphone'.D55];&quot;line:&quot;;&quot;&quot;)" office:value-type="string" office:string-value="83">
            <text:p>83</text:p>
          </table:table-cell>
          <table:table-cell table:style-name="Default" table:formula="of:=SUBSTITUTE(['RAW Linphone'.F55];&quot;returntype:&quot;;&quot;&quot;)" office:value-type="string" office:string-value="LinphoneAddress*">
            <text:p>LinphoneAddress*</text:p>
          </table:table-cell>
          <table:table-cell table:style-name="Default" table:formula="of:=['RAW Linphone'.A55]" office:value-type="string" office:string-value="linphone_address_clone">
            <text:p>linphone_address_clone</text:p>
          </table:table-cell>
          <table:table-cell table:style-name="Default" table:formula="of:=['RAW Linphone'.E55]" office:value-type="string" office:string-value="signature:(const LinphoneAddress *uri)">
            <text:p>signature:(const 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6]" office:value-type="string" office:string-value="coreapi/linphonecore.h">
            <text:p>coreapi/linphonecore.h</text:p>
          </table:table-cell>
          <table:table-cell table:style-name="Default" table:formula="of:=SUBSTITUTE(['RAW Linphone'.D56];&quot;line:&quot;;&quot;&quot;)" office:value-type="string" office:string-value="107">
            <text:p>107</text:p>
          </table:table-cell>
          <table:table-cell table:style-name="Default" table:formula="of:=SUBSTITUTE(['RAW Linphone'.F56];&quot;returntype:&quot;;&quot;&quot;)" office:value-type="string" office:string-value="void">
            <text:p>void</text:p>
          </table:table-cell>
          <table:table-cell table:style-name="Default" table:formula="of:=['RAW Linphone'.A56]" office:value-type="string" office:string-value="linphone_address_destroy">
            <text:p>linphone_address_destroy</text:p>
          </table:table-cell>
          <table:table-cell table:style-name="Default" table:formula="of:=['RAW Linphone'.E56]" office:value-type="string" office:string-value="signature:(LinphoneAddress *u)">
            <text:p>signature:(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7]" office:value-type="string" office:string-value="coreapi/linphonecore.h">
            <text:p>coreapi/linphonecore.h</text:p>
          </table:table-cell>
          <table:table-cell table:style-name="Default" table:formula="of:=SUBSTITUTE(['RAW Linphone'.D57];&quot;line:&quot;;&quot;&quot;)" office:value-type="string" office:string-value="85">
            <text:p>85</text:p>
          </table:table-cell>
          <table:table-cell table:style-name="Default" table:formula="of:=SUBSTITUTE(['RAW Linphone'.F57];&quot;returntype:&quot;;&quot;&quot;)" office:value-type="string" office:string-value="const char*">
            <text:p>const char*</text:p>
          </table:table-cell>
          <table:table-cell table:style-name="Default" table:formula="of:=['RAW Linphone'.A57]" office:value-type="string" office:string-value="linphone_address_get_display_name">
            <text:p>linphone_address_get_display_name</text:p>
          </table:table-cell>
          <table:table-cell table:style-name="Default" table:formula="of:=['RAW Linphone'.E57]" office:value-type="string" office:string-value="signature:(const LinphoneAddress* u)">
            <text:p>signature:(const LinphoneAddress* u)</text:p>
          </table:table-cell>
          <table:table-cell table:number-columns-repeated="1018"/>
        </table:table-row>
        <table:table-row table:style-name="ro1">
          <table:table-cell table:style-name="Default" table:formula="of:=['RAW Linphone'.B58]" office:value-type="string" office:string-value="coreapi/linphonecore.h">
            <text:p>coreapi/linphonecore.h</text:p>
          </table:table-cell>
          <table:table-cell table:style-name="Default" table:formula="of:=SUBSTITUTE(['RAW Linphone'.D58];&quot;line:&quot;;&quot;&quot;)" office:value-type="string" office:string-value="87">
            <text:p>87</text:p>
          </table:table-cell>
          <table:table-cell table:style-name="Default" table:formula="of:=SUBSTITUTE(['RAW Linphone'.F58];&quot;returntype:&quot;;&quot;&quot;)" office:value-type="string" office:string-value="const char*">
            <text:p>const char*</text:p>
          </table:table-cell>
          <table:table-cell table:style-name="Default" table:formula="of:=['RAW Linphone'.A58]" office:value-type="string" office:string-value="linphone_address_get_domain">
            <text:p>linphone_address_get_domain</text:p>
          </table:table-cell>
          <table:table-cell table:style-name="Default" table:formula="of:=['RAW Linphone'.E58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9]" office:value-type="string" office:string-value="coreapi/linphonecore.h">
            <text:p>coreapi/linphonecore.h</text:p>
          </table:table-cell>
          <table:table-cell table:style-name="Default" table:formula="of:=SUBSTITUTE(['RAW Linphone'.D59];&quot;line:&quot;;&quot;&quot;)" office:value-type="string" office:string-value="96">
            <text:p>96</text:p>
          </table:table-cell>
          <table:table-cell table:style-name="Default" table:formula="of:=SUBSTITUTE(['RAW Linphone'.F59];&quot;returntype:&quot;;&quot;&quot;)" office:value-type="string" office:string-value="const char*">
            <text:p>const char*</text:p>
          </table:table-cell>
          <table:table-cell table:style-name="Default" table:formula="of:=['RAW Linphone'.A59]" office:value-type="string" office:string-value="linphone_address_get_port">
            <text:p>linphone_address_get_port</text:p>
          </table:table-cell>
          <table:table-cell table:style-name="Default" table:formula="of:=['RAW Linphone'.E5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0]" office:value-type="string" office:string-value="coreapi/linphonecore.h">
            <text:p>coreapi/linphonecore.h</text:p>
          </table:table-cell>
          <table:table-cell table:style-name="Default" table:formula="of:=SUBSTITUTE(['RAW Linphone'.D60];&quot;line:&quot;;&quot;&quot;)" office:value-type="string" office:string-value="92">
            <text:p>92</text:p>
          </table:table-cell>
          <table:table-cell table:style-name="Default" table:formula="of:=SUBSTITUTE(['RAW Linphone'.F60];&quot;returntype:&quot;;&quot;&quot;)" office:value-type="string" office:string-value="int">
            <text:p>int</text:p>
          </table:table-cell>
          <table:table-cell table:style-name="Default" table:formula="of:=['RAW Linphone'.A60]" office:value-type="string" office:string-value="linphone_address_get_port_int">
            <text:p>linphone_address_get_port_int</text:p>
          </table:table-cell>
          <table:table-cell table:style-name="Default" table:formula="of:=['RAW Linphone'.E60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1]" office:value-type="string" office:string-value="coreapi/linphonecore.h">
            <text:p>coreapi/linphonecore.h</text:p>
          </table:table-cell>
          <table:table-cell table:style-name="Default" table:formula="of:=SUBSTITUTE(['RAW Linphone'.D61];&quot;line:&quot;;&quot;&quot;)" office:value-type="string" office:string-value="84">
            <text:p>84</text:p>
          </table:table-cell>
          <table:table-cell table:style-name="Default" table:formula="of:=SUBSTITUTE(['RAW Linphone'.F61];&quot;returntype:&quot;;&quot;&quot;)" office:value-type="string" office:string-value="const char*">
            <text:p>const char*</text:p>
          </table:table-cell>
          <table:table-cell table:style-name="Default" table:formula="of:=['RAW Linphone'.A61]" office:value-type="string" office:string-value="linphone_address_get_scheme">
            <text:p>linphone_address_get_scheme</text:p>
          </table:table-cell>
          <table:table-cell table:style-name="Default" table:formula="of:=['RAW Linphone'.E61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2]" office:value-type="string" office:string-value="coreapi/linphonecore.h">
            <text:p>coreapi/linphonecore.h</text:p>
          </table:table-cell>
          <table:table-cell table:style-name="Default" table:formula="of:=SUBSTITUTE(['RAW Linphone'.D62];&quot;line:&quot;;&quot;&quot;)" office:value-type="string" office:string-value="86">
            <text:p>86</text:p>
          </table:table-cell>
          <table:table-cell table:style-name="Default" table:formula="of:=SUBSTITUTE(['RAW Linphone'.F62];&quot;returntype:&quot;;&quot;&quot;)" office:value-type="string" office:string-value="const char*">
            <text:p>const char*</text:p>
          </table:table-cell>
          <table:table-cell table:style-name="Default" table:formula="of:=['RAW Linphone'.A62]" office:value-type="string" office:string-value="linphone_address_get_username">
            <text:p>linphone_address_get_username</text:p>
          </table:table-cell>
          <table:table-cell table:style-name="Default" table:formula="of:=['RAW Linphone'.E62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3]" office:value-type="string" office:string-value="coreapi/linphonecore.h">
            <text:p>coreapi/linphonecore.h</text:p>
          </table:table-cell>
          <table:table-cell table:style-name="Default" table:formula="of:=SUBSTITUTE(['RAW Linphone'.D63];&quot;line:&quot;;&quot;&quot;)" office:value-type="string" office:string-value="82">
            <text:p>82</text:p>
          </table:table-cell>
          <table:table-cell table:style-name="Default" table:formula="of:=SUBSTITUTE(['RAW Linphone'.F63];&quot;returntype:&quot;;&quot;&quot;)" office:value-type="string" office:string-value="LinphoneAddress*">
            <text:p>LinphoneAddress*</text:p>
          </table:table-cell>
          <table:table-cell table:style-name="Default" table:formula="of:=['RAW Linphone'.A63]" office:value-type="string" office:string-value="linphone_address_new">
            <text:p>linphone_address_new</text:p>
          </table:table-cell>
          <table:table-cell table:style-name="Default" table:formula="of:=['RAW Linphone'.E63]" office:value-type="string" office:string-value="signature:(const char *uri)">
            <text:p>signature:(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64]" office:value-type="string" office:string-value="coreapi/linphonecore.h">
            <text:p>coreapi/linphonecore.h</text:p>
          </table:table-cell>
          <table:table-cell table:style-name="Default" table:formula="of:=SUBSTITUTE(['RAW Linphone'.D64];&quot;line:&quot;;&quot;&quot;)" office:value-type="string" office:string-value="97">
            <text:p>97</text:p>
          </table:table-cell>
          <table:table-cell table:style-name="Default" table:formula="of:=SUBSTITUTE(['RAW Linphone'.F64];&quot;returntype:&quot;;&quot;&quot;)" office:value-type="string" office:string-value="void">
            <text:p>void</text:p>
          </table:table-cell>
          <table:table-cell table:style-name="Default" table:formula="of:=['RAW Linphone'.A64]" office:value-type="string" office:string-value="linphone_address_set_display_name">
            <text:p>linphone_address_set_display_name</text:p>
          </table:table-cell>
          <table:table-cell table:style-name="Default" table:formula="of:=['RAW Linphone'.E64]" office:value-type="string" office:string-value="signature:(LinphoneAddress *u, const char *display_name)">
            <text:p>signature:(LinphoneAddress *u, const char *display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5]" office:value-type="string" office:string-value="coreapi/linphonecore.h">
            <text:p>coreapi/linphonecore.h</text:p>
          </table:table-cell>
          <table:table-cell table:style-name="Default" table:formula="of:=SUBSTITUTE(['RAW Linphone'.D65];&quot;line:&quot;;&quot;&quot;)" office:value-type="string" office:string-value="99">
            <text:p>99</text:p>
          </table:table-cell>
          <table:table-cell table:style-name="Default" table:formula="of:=SUBSTITUTE(['RAW Linphone'.F65];&quot;returntype:&quot;;&quot;&quot;)" office:value-type="string" office:string-value="void">
            <text:p>void</text:p>
          </table:table-cell>
          <table:table-cell table:style-name="Default" table:formula="of:=['RAW Linphone'.A65]" office:value-type="string" office:string-value="linphone_address_set_domain">
            <text:p>linphone_address_set_domain</text:p>
          </table:table-cell>
          <table:table-cell table:style-name="Default" table:formula="of:=['RAW Linphone'.E65]" office:value-type="string" office:string-value="signature:(LinphoneAddress *uri, const char *host)">
            <text:p>signature:(LinphoneAddress *uri, const char *host)</text:p>
          </table:table-cell>
          <table:table-cell table:number-columns-repeated="1018"/>
        </table:table-row>
        <table:table-row table:style-name="ro1">
          <table:table-cell table:style-name="Default" table:formula="of:=['RAW Linphone'.B66]" office:value-type="string" office:string-value="coreapi/linphonecore.h">
            <text:p>coreapi/linphonecore.h</text:p>
          </table:table-cell>
          <table:table-cell table:style-name="Default" table:formula="of:=SUBSTITUTE(['RAW Linphone'.D66];&quot;line:&quot;;&quot;&quot;)" office:value-type="string" office:string-value="100">
            <text:p>100</text:p>
          </table:table-cell>
          <table:table-cell table:style-name="Default" table:formula="of:=SUBSTITUTE(['RAW Linphone'.F66];&quot;returntype:&quot;;&quot;&quot;)" office:value-type="string" office:string-value="void">
            <text:p>void</text:p>
          </table:table-cell>
          <table:table-cell table:style-name="Default" table:formula="of:=['RAW Linphone'.A66]" office:value-type="string" office:string-value="linphone_address_set_port">
            <text:p>linphone_address_set_port</text:p>
          </table:table-cell>
          <table:table-cell table:style-name="Default" table:formula="of:=['RAW Linphone'.E66]" office:value-type="string" office:string-value="signature:(LinphoneAddress *uri, const char *port)">
            <text:p>signature:(LinphoneAddress *uri, const char *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7]" office:value-type="string" office:string-value="coreapi/linphonecore.h">
            <text:p>coreapi/linphonecore.h</text:p>
          </table:table-cell>
          <table:table-cell table:style-name="Default" table:formula="of:=SUBSTITUTE(['RAW Linphone'.D67];&quot;line:&quot;;&quot;&quot;)" office:value-type="string" office:string-value="101">
            <text:p>101</text:p>
          </table:table-cell>
          <table:table-cell table:style-name="Default" table:formula="of:=SUBSTITUTE(['RAW Linphone'.F67];&quot;returntype:&quot;;&quot;&quot;)" office:value-type="string" office:string-value="void">
            <text:p>void</text:p>
          </table:table-cell>
          <table:table-cell table:style-name="Default" table:formula="of:=['RAW Linphone'.A67]" office:value-type="string" office:string-value="linphone_address_set_port_int">
            <text:p>linphone_address_set_port_int</text:p>
          </table:table-cell>
          <table:table-cell table:style-name="Default" table:formula="of:=['RAW Linphone'.E67]" office:value-type="string" office:string-value="signature:(LinphoneAddress *uri, int port)">
            <text:p>signature:(LinphoneAddress *uri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8]" office:value-type="string" office:string-value="coreapi/linphonecore.h">
            <text:p>coreapi/linphonecore.h</text:p>
          </table:table-cell>
          <table:table-cell table:style-name="Default" table:formula="of:=SUBSTITUTE(['RAW Linphone'.D68];&quot;line:&quot;;&quot;&quot;)" office:value-type="string" office:string-value="98">
            <text:p>98</text:p>
          </table:table-cell>
          <table:table-cell table:style-name="Default" table:formula="of:=SUBSTITUTE(['RAW Linphone'.F68];&quot;returntype:&quot;;&quot;&quot;)" office:value-type="string" office:string-value="void">
            <text:p>void</text:p>
          </table:table-cell>
          <table:table-cell table:style-name="Default" table:formula="of:=['RAW Linphone'.A68]" office:value-type="string" office:string-value="linphone_address_set_username">
            <text:p>linphone_address_set_username</text:p>
          </table:table-cell>
          <table:table-cell table:style-name="Default" table:formula="of:=['RAW Linphone'.E68]" office:value-type="string" office:string-value="signature:(LinphoneAddress *uri, const char *username)">
            <text:p>signature:(LinphoneAddress *uri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9]" office:value-type="string" office:string-value="coreapi/linphonecore.h">
            <text:p>coreapi/linphonecore.h</text:p>
          </table:table-cell>
          <table:table-cell table:style-name="Default" table:formula="of:=SUBSTITUTE(['RAW Linphone'.D69];&quot;line:&quot;;&quot;&quot;)" office:value-type="string" office:string-value="106">
            <text:p>106</text:p>
          </table:table-cell>
          <table:table-cell table:style-name="Default" table:formula="of:=SUBSTITUTE(['RAW Linphone'.F69];&quot;returntype:&quot;;&quot;&quot;)" office:value-type="string" office:string-value="bool_t">
            <text:p>bool_t</text:p>
          </table:table-cell>
          <table:table-cell table:style-name="Default" table:formula="of:=['RAW Linphone'.A69]" office:value-type="string" office:string-value="linphone_address_weak_equal">
            <text:p>linphone_address_weak_equal</text:p>
          </table:table-cell>
          <table:table-cell table:style-name="Default" table:formula="of:=['RAW Linphone'.E69]" office:value-type="string" office:string-value="signature:(const LinphoneAddress *a1, const LinphoneAddress *a2)">
            <text:p>signature:(const LinphoneAddress *a1, const LinphoneAddress *a2)</text:p>
          </table:table-cell>
          <table:table-cell table:number-columns-repeated="1018"/>
        </table:table-row>
        <table:table-row table:style-name="ro1">
          <table:table-cell table:style-name="Default" table:formula="of:=['RAW Linphone'.B70]" office:value-type="string" office:string-value="coreapi/linphonecore.h">
            <text:p>coreapi/linphonecore.h</text:p>
          </table:table-cell>
          <table:table-cell table:style-name="Default" table:formula="of:=SUBSTITUTE(['RAW Linphone'.D70];&quot;line:&quot;;&quot;&quot;)" office:value-type="string" office:string-value="612">
            <text:p>612</text:p>
          </table:table-cell>
          <table:table-cell table:style-name="Default" table:formula="of:=SUBSTITUTE(['RAW Linphone'.F70];&quot;returntype:&quot;;&quot;&quot;)" office:value-type="string" office:string-value="void">
            <text:p>void</text:p>
          </table:table-cell>
          <table:table-cell table:style-name="Default" table:formula="of:=['RAW Linphone'.A70]" office:value-type="string" office:string-value="linphone_auth_info_destroy">
            <text:p>linphone_auth_info_destroy</text:p>
          </table:table-cell>
          <table:table-cell table:style-name="Default" table:formula="of:=['RAW Linphone'.E70]" office:value-type="string" office:string-value="signature:(LinphoneAuthInfo *info)">
            <text:p>signature:(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71]" office:value-type="string" office:string-value="coreapi/linphonecore.h">
            <text:p>coreapi/linphonecore.h</text:p>
          </table:table-cell>
          <table:table-cell table:style-name="Default" table:formula="of:=SUBSTITUTE(['RAW Linphone'.D71];&quot;line:&quot;;&quot;&quot;)" office:value-type="string" office:string-value="608">
            <text:p>608</text:p>
          </table:table-cell>
          <table:table-cell table:style-name="Default" table:formula="of:=SUBSTITUTE(['RAW Linphone'.F71];&quot;returntype:&quot;;&quot;&quot;)" office:value-type="string" office:string-value="const char*">
            <text:p>const char*</text:p>
          </table:table-cell>
          <table:table-cell table:style-name="Default" table:formula="of:=['RAW Linphone'.A71]" office:value-type="string" office:string-value="linphone_auth_info_get_passwd">
            <text:p>linphone_auth_info_get_passwd</text:p>
          </table:table-cell>
          <table:table-cell table:style-name="Default" table:formula="of:=['RAW Linphone'.E71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2]" office:value-type="string" office:string-value="coreapi/linphonecore.h">
            <text:p>coreapi/linphonecore.h</text:p>
          </table:table-cell>
          <table:table-cell table:style-name="Default" table:formula="of:=SUBSTITUTE(['RAW Linphone'.D72];&quot;line:&quot;;&quot;&quot;)" office:value-type="string" office:string-value="609">
            <text:p>609</text:p>
          </table:table-cell>
          <table:table-cell table:style-name="Default" table:formula="of:=SUBSTITUTE(['RAW Linphone'.F72];&quot;returntype:&quot;;&quot;&quot;)" office:value-type="string" office:string-value="const char*">
            <text:p>const char*</text:p>
          </table:table-cell>
          <table:table-cell table:style-name="Default" table:formula="of:=['RAW Linphone'.A72]" office:value-type="string" office:string-value="linphone_auth_info_get_userid">
            <text:p>linphone_auth_info_get_userid</text:p>
          </table:table-cell>
          <table:table-cell table:style-name="Default" table:formula="of:=['RAW Linphone'.E72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3]" office:value-type="string" office:string-value="coreapi/linphonecore.h">
            <text:p>coreapi/linphonecore.h</text:p>
          </table:table-cell>
          <table:table-cell table:style-name="Default" table:formula="of:=SUBSTITUTE(['RAW Linphone'.D73];&quot;line:&quot;;&quot;&quot;)" office:value-type="string" office:string-value="607">
            <text:p>607</text:p>
          </table:table-cell>
          <table:table-cell table:style-name="Default" table:formula="of:=SUBSTITUTE(['RAW Linphone'.F73];&quot;returntype:&quot;;&quot;&quot;)" office:value-type="string" office:string-value="const char*">
            <text:p>const char*</text:p>
          </table:table-cell>
          <table:table-cell table:style-name="Default" table:formula="of:=['RAW Linphone'.A73]" office:value-type="string" office:string-value="linphone_auth_info_get_username">
            <text:p>linphone_auth_info_get_username</text:p>
          </table:table-cell>
          <table:table-cell table:style-name="Default" table:formula="of:=['RAW Linphone'.E73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4]" office:value-type="string" office:string-value="coreapi/linphonecore.h">
            <text:p>coreapi/linphonecore.h</text:p>
          </table:table-cell>
          <table:table-cell table:style-name="Default" table:formula="of:=SUBSTITUTE(['RAW Linphone'.D74];&quot;line:&quot;;&quot;&quot;)" office:value-type="string" office:string-value="601">
            <text:p>601</text:p>
          </table:table-cell>
          <table:table-cell table:style-name="Default" table:formula="of:=SUBSTITUTE(['RAW Linphone'.F74];&quot;returntype:&quot;;&quot;&quot;)" office:value-type="string" office:string-value="LinphoneAuthInfo*">
            <text:p>LinphoneAuthInfo*</text:p>
          </table:table-cell>
          <table:table-cell table:style-name="Default" table:formula="of:=['RAW Linphone'.A74]" office:value-type="string" office:string-value="linphone_auth_info_new">
            <text:p>linphone_auth_info_new</text:p>
          </table:table-cell>
          <table:table-cell table:style-name="Default" table:formula="of:=['RAW Linphone'.E74]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efkey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5];&quot;returntype:&quot;;&quot;&quot;)" office:value-type="string" office:string-value="LinphoneAuthInfo*">
            <text:p>LinphoneAuthInfo*</text:p>
          </table:table-cell>
          <table:table-cell table:style-name="Default" table:formula="of:=['RAW Linphone'.A75]" office:value-type="string" office:string-value="linphone_auth_info_new_from_config_file">
            <text:p>linphone_auth_info_new_from_config_file</text:p>
          </table:table-cell>
          <table:table-cell table:style-name="Default" table:formula="of:=['RAW Linphone'.E75]" office:value-type="string" office:string-value="signature:(struct _LpConfig *config, int pos)">
            <text:p>signature:(struct _LpConfig *config, int pos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egistration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76];&quot;returntype:&quot;;&quot;&quot;)" office:value-type="string" office:string-value="void">
            <text:p>void</text:p>
          </table:table-cell>
          <table:table-cell table:style-name="Default" table:formula="of:=['RAW Linphone'.A76]" office:value-type="string" office:string-value="linphone_auth_info_set_passwd">
            <text:p>linphone_auth_info_set_passwd</text:p>
          </table:table-cell>
          <table:table-cell table:style-name="Default" table:formula="of:=['RAW Linphone'.E76]" office:value-type="string" office:string-value="signature:(LinphoneAuthInfo *info, const char *passwd)">
            <text:p>signature:(LinphoneAuthInfo *info, const char *passwd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emote_stat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7];&quot;returntype:&quot;;&quot;&quot;)" office:value-type="string" office:string-value="void">
            <text:p>void</text:p>
          </table:table-cell>
          <table:table-cell table:style-name="Default" table:formula="of:=['RAW Linphone'.A77]" office:value-type="string" office:string-value="linphone_auth_info_set_userid">
            <text:p>linphone_auth_info_set_userid</text:p>
          </table:table-cell>
          <table:table-cell table:style-name="Default" table:formula="of:=['RAW Linphone'.E77]" office:value-type="string" office:string-value="signature:(LinphoneAuthInfo *info, const char *userid)">
            <text:p>signature:(LinphoneAuthInfo *info, const char *userid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out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78];&quot;returntype:&quot;;&quot;&quot;)" office:value-type="string" office:string-value="void">
            <text:p>void</text:p>
          </table:table-cell>
          <table:table-cell table:style-name="Default" table:formula="of:=['RAW Linphone'.A78]" office:value-type="string" office:string-value="linphone_auth_info_set_username">
            <text:p>linphone_auth_info_set_username</text:p>
          </table:table-cell>
          <table:table-cell table:style-name="Default" table:formula="of:=['RAW Linphone'.E78]" office:value-type="string" office:string-value="signature:(LinphoneAuthInfo *info, const char *username)">
            <text:p>signature:(LinphoneAuthInfo *info, const char *username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clear_a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79];&quot;returntype:&quot;;&quot;&quot;)" office:value-type="string" office:string-value="bool_t">
            <text:p>bool_t</text:p>
          </table:table-cell>
          <table:table-cell table:style-name="Default" table:formula="of:=['RAW Linphone'.A79]" office:value-type="string" office:string-value="linphone_call_asked_to_autoanswer">
            <text:p>linphone_call_asked_to_autoanswer</text:p>
          </table:table-cell>
          <table:table-cell table:style-name="Default" table:formula="of:=['RAW Linphone'.E7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clone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0];&quot;returntype:&quot;;&quot;&quot;)" office:value-type="string" office:string-value="bool_t">
            <text:p>bool_t</text:p>
          </table:table-cell>
          <table:table-cell table:style-name="Default" table:formula="of:=['RAW Linphone'.A80]" office:value-type="string" office:string-value="linphone_call_camera_enabled">
            <text:p>linphone_call_camera_enabled</text:p>
          </table:table-cell>
          <table:table-cell table:style-name="Default" table:formula="of:=['RAW Linphone'.E80]" office:value-type="string" office:string-value="signature:(const LinphoneCall *lc)">
            <text:p>signature:(const LinphoneCall *lc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clone_fu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1];&quot;returntype:&quot;;&quot;&quot;)" office:value-type="string" office:string-value="bool_t">
            <text:p>bool_t</text:p>
          </table:table-cell>
          <table:table-cell table:style-name="Default" table:formula="of:=['RAW Linphone'.A81]" office:value-type="string" office:string-value="linphone_call_echo_cancellation_enabled">
            <text:p>linphone_call_echo_cancellation_enabled</text:p>
          </table:table-cell>
          <table:table-cell table:style-name="Default" table:formula="of:=['RAW Linphone'.E81]" office:value-type="string" office:string-value="signature:(LinphoneCall *lc)">
            <text:p>signature:(LinphoneCall *lc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destroy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2];&quot;returntype:&quot;;&quot;&quot;)" office:value-type="string" office:string-value="bool_t">
            <text:p>bool_t</text:p>
          </table:table-cell>
          <table:table-cell table:style-name="Default" table:formula="of:=['RAW Linphone'.A82]" office:value-type="string" office:string-value="linphone_call_echo_limiter_enabled">
            <text:p>linphone_call_echo_limiter_enabled</text:p>
          </table:table-cell>
          <table:table-cell table:style-name="Default" table:formula="of:=['RAW Linphone'.E8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find_payload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3];&quot;returntype:&quot;;&quot;&quot;)" office:value-type="string" office:string-value="void">
            <text:p>void</text:p>
          </table:table-cell>
          <table:table-cell table:style-name="Default" table:formula="of:=['RAW Linphone'.A83]" office:value-type="string" office:string-value="linphone_call_enable_camera">
            <text:p>linphone_call_enable_camera</text:p>
          </table:table-cell>
          <table:table-cell table:style-name="Default" table:formula="of:=['RAW Linphone'.E83]" office:value-type="string" office:string-value="signature:(LinphoneCall *lc, bool_t enabled)">
            <text:p>signature:(LinphoneCall *lc, bool_t enabled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find_payload_number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4];&quot;returntype:&quot;;&quot;&quot;)" office:value-type="string" office:string-value="void">
            <text:p>void</text:p>
          </table:table-cell>
          <table:table-cell table:style-name="Default" table:formula="of:=['RAW Linphone'.A84]" office:value-type="string" office:string-value="linphone_call_enable_echo_cancellation">
            <text:p>linphone_call_enable_echo_cancellation</text:p>
          </table:table-cell>
          <table:table-cell table:style-name="Default" table:formula="of:=['RAW Linphone'.E84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5];&quot;returntype:&quot;;&quot;&quot;)" office:value-type="string" office:string-value="void">
            <text:p>void</text:p>
          </table:table-cell>
          <table:table-cell table:style-name="Default" table:formula="of:=['RAW Linphone'.A85]" office:value-type="string" office:string-value="linphone_call_enable_echo_limiter">
            <text:p>linphone_call_enable_echo_limiter</text:p>
          </table:table-cell>
          <table:table-cell table:style-name="Default" table:formula="of:=['RAW Linphone'.E85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6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86]" office:value-type="string" office:string-value="linphone_call_get_audio_stats">
            <text:p>linphone_call_get_audio_stats</text:p>
          </table:table-cell>
          <table:table-cell table:style-name="Default" table:formula="of:=['RAW Linphone'.E8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number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7];&quot;returntype:&quot;;&quot;&quot;)" office:value-type="string" office:string-value="const char*">
            <text:p>const char*</text:p>
          </table:table-cell>
          <table:table-cell table:style-name="Default" table:formula="of:=['RAW Linphone'.A87]" office:value-type="string" office:string-value="linphone_call_get_authentication_token">
            <text:p>linphone_call_get_authentication_token</text:p>
          </table:table-cell>
          <table:table-cell table:style-name="Default" table:formula="of:=['RAW Linphone'.E8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number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8];&quot;returntype:&quot;;&quot;&quot;)" office:value-type="string" office:string-value="bool_t">
            <text:p>bool_t</text:p>
          </table:table-cell>
          <table:table-cell table:style-name="Default" table:formula="of:=['RAW Linphone'.A88]" office:value-type="string" office:string-value="linphone_call_get_authentication_token_verified">
            <text:p>linphone_call_get_authentication_token_verified</text:p>
          </table:table-cell>
          <table:table-cell table:style-name="Default" table:formula="of:=['RAW Linphone'.E8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move_payload</text:p>
          </table:table-cell>
          <table:table-cell table:style-name="Default" office:value-type="string">
            <text:p>signature:(RtpProfile *prof,int oldpos,int newpos)</text:p>
          </table:table-cell>
          <table:table-cell table:style-name="Default" table:formula="of:=SUBSTITUTE(['RAW Linphone'.F89];&quot;returntype:&quot;;&quot;&quot;)" office:value-type="string" office:string-value="float">
            <text:p>float</text:p>
          </table:table-cell>
          <table:table-cell table:style-name="Default" table:formula="of:=['RAW Linphone'.A89]" office:value-type="string" office:string-value="linphone_call_get_average_quality">
            <text:p>linphone_call_get_average_quality</text:p>
          </table:table-cell>
          <table:table-cell table:style-name="Default" table:formula="of:=['RAW Linphone'.E8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new</text:p>
          </table:table-cell>
          <table:table-cell table:style-name="Default" office:value-type="string">
            <text:p>signature:(const char *name)</text:p>
          </table:table-cell>
          <table:table-cell table:style-name="Default" table:formula="of:=SUBSTITUTE(['RAW Linphone'.F90];&quot;returntype:&quot;;&quot;&quot;)" office:value-type="string" office:string-value="LinphoneCallLog*">
            <text:p>LinphoneCallLog*</text:p>
          </table:table-cell>
          <table:table-cell table:style-name="Default" table:formula="of:=['RAW Linphone'.A90]" office:value-type="string" office:string-value="linphone_call_get_call_log">
            <text:p>linphone_call_get_call_log</text:p>
          </table:table-cell>
          <table:table-cell table:style-name="Default" table:formula="of:=['RAW Linphone'.E9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set_name</text:p>
          </table:table-cell>
          <table:table-cell table:style-name="Default" office:value-type="string">
            <text:p>signature:(RtpProfile *prof, const char *name)</text:p>
          </table:table-cell>
          <table:table-cell table:style-name="Default" table:formula="of:=SUBSTITUTE(['RAW Linphone'.F91];&quot;returntype:&quot;;&quot;&quot;)" office:value-type="string" office:string-value="LinphoneCore*">
            <text:p>LinphoneCore*</text:p>
          </table:table-cell>
          <table:table-cell table:style-name="Default" table:formula="of:=['RAW Linphone'.A91]" office:value-type="string" office:string-value="linphone_call_get_core">
            <text:p>linphone_call_get_core</text:p>
          </table:table-cell>
          <table:table-cell table:style-name="Default" table:formula="of:=['RAW Linphone'.E9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set_payload</text:p>
          </table:table-cell>
          <table:table-cell table:style-name="Default" office:value-type="string">
            <text:p>signature:(RtpProfile *prof, int idx, PayloadType *pt)</text:p>
          </table:table-cell>
          <table:table-cell table:style-name="Default" table:formula="of:=SUBSTITUTE(['RAW Linphone'.F92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92]" office:value-type="string" office:string-value="linphone_call_get_current_params">
            <text:p>linphone_call_get_current_params</text:p>
          </table:table-cell>
          <table:table-cell table:style-name="Default" table:formula="of:=['RAW Linphone'.E9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ent_rtcp</text:p>
          </table:table-cell>
          <table:table-cell table:style-name="Default" office:value-type="string">
            <text:p>struct:_LinphoneCallStats</text:p>
          </table:table-cell>
          <table:table-cell table:style-name="Default" table:formula="of:=SUBSTITUTE(['RAW Linphone'.F93];&quot;returntype:&quot;;&quot;&quot;)" office:value-type="string" office:string-value="float">
            <text:p>float</text:p>
          </table:table-cell>
          <table:table-cell table:style-name="Default" table:formula="of:=['RAW Linphone'.A93]" office:value-type="string" office:string-value="linphone_call_get_current_quality">
            <text:p>linphone_call_get_current_quality</text:p>
          </table:table-cell>
          <table:table-cell table:style-name="Default" table:formula="of:=['RAW Linphone'.E9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how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94];&quot;returntype:&quot;;&quot;&quot;)" office:value-type="string" office:string-value="LinphoneCallDir">
            <text:p>LinphoneCallDir</text:p>
          </table:table-cell>
          <table:table-cell table:style-name="Default" table:formula="of:=['RAW Linphone'.A94]" office:value-type="string" office:string-value="linphone_call_get_dir">
            <text:p>linphone_call_get_dir</text:p>
          </table:table-cell>
          <table:table-cell table:style-name="Default" table:formula="of:=['RAW Linphone'.E94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sctx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5];&quot;returntype:&quot;;&quot;&quot;)" office:value-type="string" office:string-value="int">
            <text:p>int</text:p>
          </table:table-cell>
          <table:table-cell table:style-name="Default" table:formula="of:=['RAW Linphone'.A95]" office:value-type="string" office:string-value="linphone_call_get_duration">
            <text:p>linphone_call_get_duration</text:p>
          </table:table-cell>
          <table:table-cell table:style-name="Default" table:formula="of:=['RAW Linphone'.E9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tart_date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6];&quot;returntype:&quot;;&quot;&quot;)" office:value-type="string" office:string-value="float">
            <text:p>float</text:p>
          </table:table-cell>
          <table:table-cell table:style-name="Default" table:formula="of:=['RAW Linphone'.A96]" office:value-type="string" office:string-value="linphone_call_get_play_volume">
            <text:p>linphone_call_get_play_volume</text:p>
          </table:table-cell>
          <table:table-cell table:style-name="Default" table:formula="of:=['RAW Linphone'.E9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tatu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7];&quot;returntype:&quot;;&quot;&quot;)" office:value-type="string" office:string-value="LinphoneReason">
            <text:p>LinphoneReason</text:p>
          </table:table-cell>
          <table:table-cell table:style-name="Default" table:formula="of:=['RAW Linphone'.A97]" office:value-type="string" office:string-value="linphone_call_get_reason">
            <text:p>linphone_call_get_reason</text:p>
          </table:table-cell>
          <table:table-cell table:style-name="Default" table:formula="of:=['RAW Linphone'.E9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ucceeded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8];&quot;returntype:&quot;;&quot;&quot;)" office:value-type="string" office:string-value="float">
            <text:p>float</text:p>
          </table:table-cell>
          <table:table-cell table:style-name="Default" table:formula="of:=['RAW Linphone'.A98]" office:value-type="string" office:string-value="linphone_call_get_record_volume">
            <text:p>linphone_call_get_record_volume</text:p>
          </table:table-cell>
          <table:table-cell table:style-name="Default" table:formula="of:=['RAW Linphone'.E9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uscrib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9];&quot;returntype:&quot;;&quot;&quot;)" office:value-type="string" office:string-value="const char*">
            <text:p>const char*</text:p>
          </table:table-cell>
          <table:table-cell table:style-name="Default" table:formula="of:=['RAW Linphone'.A99]" office:value-type="string" office:string-value="linphone_call_get_refer_to">
            <text:p>linphone_call_get_refer_to</text:p>
          </table:table-cell>
          <table:table-cell table:style-name="Default" table:formula="of:=['RAW Linphone'.E9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c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0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00]" office:value-type="string" office:string-value="linphone_call_get_remote_address">
            <text:p>linphone_call_get_remote_address</text:p>
          </table:table-cell>
          <table:table-cell table:style-name="Default" table:formula="of:=['RAW Linphone'.E10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ext_receiv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1];&quot;returntype:&quot;;&quot;&quot;)" office:value-type="string" office:string-value="char*">
            <text:p>char*</text:p>
          </table:table-cell>
          <table:table-cell table:style-name="Default" table:formula="of:=['RAW Linphone'.A101]" office:value-type="string" office:string-value="linphone_call_get_remote_address_as_string">
            <text:p>linphone_call_get_remote_address_as_string</text:p>
          </table:table-cell>
          <table:table-cell table:style-name="Default" table:formula="of:=['RAW Linphone'.E10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ls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2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102]" office:value-type="string" office:string-value="linphone_call_get_remote_params">
            <text:p>linphone_call_get_remote_params</text:p>
          </table:table-cell>
          <table:table-cell table:style-name="Default" table:formula="of:=['RAW Linphone'.E102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o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3];&quot;returntype:&quot;;&quot;&quot;)" office:value-type="string" office:string-value="const char*">
            <text:p>const char*</text:p>
          </table:table-cell>
          <table:table-cell table:style-name="Default" table:formula="of:=['RAW Linphone'.A103]" office:value-type="string" office:string-value="linphone_call_get_remote_user_agent">
            <text:p>linphone_call_get_remote_user_agent</text:p>
          </table:table-cell>
          <table:table-cell table:style-name="Default" table:formula="of:=['RAW Linphone'.E10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ransfer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4];&quot;returntype:&quot;;&quot;&quot;)" office:value-type="string" office:string-value="LinphoneCall*">
            <text:p>LinphoneCall*</text:p>
          </table:table-cell>
          <table:table-cell table:style-name="Default" table:formula="of:=['RAW Linphone'.A104]" office:value-type="string" office:string-value="linphone_call_get_replaced_call">
            <text:p>linphone_call_get_replaced_call</text:p>
          </table:table-cell>
          <table:table-cell table:style-name="Default" table:formula="of:=['RAW Linphone'.E10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d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5];&quot;returntype:&quot;;&quot;&quot;)" office:value-type="string" office:string-value="LinphoneCallState">
            <text:p>LinphoneCallState</text:p>
          </table:table-cell>
          <table:table-cell table:style-name="Default" table:formula="of:=['RAW Linphone'.A105]" office:value-type="string" office:string-value="linphone_call_get_state">
            <text:p>linphone_call_get_state</text:p>
          </table:table-cell>
          <table:table-cell table:style-name="Default" table:formula="of:=['RAW Linphone'.E10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nused</text:p>
          </table:table-cell>
          <table:table-cell table:style-name="Default" office:value-type="string">
            <text:p>struct:_LinphoneVideoPolicy</text:p>
          </table:table-cell>
          <table:table-cell table:style-name="Default" table:formula="of:=SUBSTITUTE(['RAW Linphone'.F106];&quot;returntype:&quot;;&quot;&quot;)" office:value-type="string" office:string-value="LinphoneCallState">
            <text:p>LinphoneCallState</text:p>
          </table:table-cell>
          <table:table-cell table:style-name="Default" table:formula="of:=['RAW Linphone'.A106]" office:value-type="string" office:string-value="linphone_call_get_transfer_state">
            <text:p>linphone_call_get_transfer_state</text:p>
          </table:table-cell>
          <table:table-cell table:style-name="Default" table:formula="of:=['RAW Linphone'.E10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ser_pointer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7];&quot;returntype:&quot;;&quot;&quot;)" office:value-type="string" office:string-value="void*">
            <text:p>void*</text:p>
          </table:table-cell>
          <table:table-cell table:style-name="Default" table:formula="of:=['RAW Linphone'.A107]" office:value-type="string" office:string-value="linphone_call_get_user_pointer">
            <text:p>linphone_call_get_user_pointer</text:p>
          </table:table-cell>
          <table:table-cell table:style-name="Default" table:formula="of:=['RAW Linphone'.E10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sernam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108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108]" office:value-type="string" office:string-value="linphone_call_get_video_stats">
            <text:p>linphone_call_get_video_stats</text:p>
          </table:table-cell>
          <table:table-cell table:style-name="Default" table:formula="of:=['RAW Linphone'.E10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enabled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9];&quot;returntype:&quot;;&quot;&quot;)" office:value-type="string" office:string-value="bool_t">
            <text:p>bool_t</text:p>
          </table:table-cell>
          <table:table-cell table:style-name="Default" table:formula="of:=['RAW Linphone'.A109]" office:value-type="string" office:string-value="linphone_call_has_transfer_pending">
            <text:p>linphone_call_has_transfer_pending</text:p>
          </table:table-cell>
          <table:table-cell table:style-name="Default" table:formula="of:=['RAW Linphone'.E10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c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0];&quot;returntype:&quot;;&quot;&quot;)" office:value-type="string" office:string-value="bool_t">
            <text:p>bool_t</text:p>
          </table:table-cell>
          <table:table-cell table:style-name="Default" table:formula="of:=['RAW Linphone'.A110]" office:value-type="string" office:string-value="linphone_call_is_in_conference">
            <text:p>linphone_call_is_in_conference</text:p>
          </table:table-cell>
          <table:table-cell table:style-name="Default" table:formula="of:=['RAW Linphone'.E11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c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1];&quot;returntype:&quot;;&quot;&quot;)" office:value-type="string" office:string-value="constrtp_stats_t*">
            <text:p>constrtp_stats_t*</text:p>
          </table:table-cell>
          <table:table-cell table:style-name="Default" table:formula="of:=['RAW Linphone'.A111]" office:value-type="string" office:string-value="linphone_call_log_get_local_stats">
            <text:p>linphone_call_log_get_local_stats</text:p>
          </table:table-cell>
          <table:table-cell table:style-name="Default" table:formula="of:=['RAW Linphone'.E111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2];&quot;returntype:&quot;;&quot;&quot;)" office:value-type="string" office:string-value="const char*">
            <text:p>const char*</text:p>
          </table:table-cell>
          <table:table-cell table:style-name="Default" table:formula="of:=['RAW Linphone'.A112]" office:value-type="string" office:string-value="linphone_call_log_get_ref_key">
            <text:p>linphone_call_log_get_ref_key</text:p>
          </table:table-cell>
          <table:table-cell table:style-name="Default" table:formula="of:=['RAW Linphone'.E112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3];&quot;returntype:&quot;;&quot;&quot;)" office:value-type="string" office:string-value="constrtp_stats_t*">
            <text:p>constrtp_stats_t*</text:p>
          </table:table-cell>
          <table:table-cell table:style-name="Default" table:formula="of:=['RAW Linphone'.A113]" office:value-type="string" office:string-value="linphone_call_log_get_remote_stats">
            <text:p>linphone_call_log_get_remote_stats</text:p>
          </table:table-cell>
          <table:table-cell table:style-name="Default" table:formula="of:=['RAW Linphone'.E113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size</text:p>
          </table:table-cell>
          <table:table-cell table:style-name="Default" office:value-type="string">
            <text:p>struct:MSVideoSizeDef</text:p>
          </table:table-cell>
          <table:table-cell table:style-name="Default" table:formula="of:=SUBSTITUTE(['RAW Linphone'.F114];&quot;returntype:&quot;;&quot;&quot;)" office:value-type="string" office:string-value="void*">
            <text:p>void*</text:p>
          </table:table-cell>
          <table:table-cell table:style-name="Default" table:formula="of:=['RAW Linphone'.A114]" office:value-type="string" office:string-value="linphone_call_log_get_user_pointer">
            <text:p>linphone_call_log_get_user_pointer</text:p>
          </table:table-cell>
          <table:table-cell table:style-name="Default" table:formula="of:=['RAW Linphone'.E114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5]" office:value-type="string" office:string-value="coreapi/linphonecore.h">
            <text:p>coreapi/linphonecore.h</text:p>
          </table:table-cell>
          <table:table-cell table:style-name="Default" table:formula="of:=SUBSTITUTE(['RAW Linphone'.D115];&quot;line:&quot;;&quot;&quot;)" office:value-type="string" office:string-value="180">
            <text:p>180</text:p>
          </table:table-cell>
          <table:table-cell table:style-name="Default" table:formula="of:=SUBSTITUTE(['RAW Linphone'.F115];&quot;returntype:&quot;;&quot;&quot;)" office:value-type="string" office:string-value="void">
            <text:p>void</text:p>
          </table:table-cell>
          <table:table-cell table:style-name="Default" table:formula="of:=['RAW Linphone'.A115]" office:value-type="string" office:string-value="linphone_call_log_set_ref_key">
            <text:p>linphone_call_log_set_ref_key</text:p>
          </table:table-cell>
          <table:table-cell table:style-name="Default" table:formula="of:=['RAW Linphone'.E115]" office:value-type="string" office:string-value="signature:(LinphoneCallLog *cl, const char *refkey)">
            <text:p>signature:(LinphoneCallLog *cl, const char *refkey)</text:p>
          </table:table-cell>
          <table:table-cell table:number-columns-repeated="1018"/>
        </table:table-row>
        <table:table-row table:style-name="ro1">
          <table:table-cell table:style-name="Default" table:formula="of:=['RAW Linphone'.B116]" office:value-type="string" office:string-value="coreapi/linphonecore.h">
            <text:p>coreapi/linphonecore.h</text:p>
          </table:table-cell>
          <table:table-cell table:style-name="Default" table:formula="of:=SUBSTITUTE(['RAW Linphone'.D116];&quot;line:&quot;;&quot;&quot;)" office:value-type="string" office:string-value="178">
            <text:p>178</text:p>
          </table:table-cell>
          <table:table-cell table:style-name="Default" table:formula="of:=SUBSTITUTE(['RAW Linphone'.F116];&quot;returntype:&quot;;&quot;&quot;)" office:value-type="string" office:string-value="void">
            <text:p>void</text:p>
          </table:table-cell>
          <table:table-cell table:style-name="Default" table:formula="of:=['RAW Linphone'.A116]" office:value-type="string" office:string-value="linphone_call_log_set_user_pointer">
            <text:p>linphone_call_log_set_user_pointer</text:p>
          </table:table-cell>
          <table:table-cell table:style-name="Default" table:formula="of:=['RAW Linphone'.E116]" office:value-type="string" office:string-value="signature:(LinphoneCallLog *cl, void *up)">
            <text:p>signature:(LinphoneCallLog *cl, void *up)</text:p>
          </table:table-cell>
          <table:table-cell table:number-columns-repeated="1018"/>
        </table:table-row>
        <table:table-row table:style-name="ro1">
          <table:table-cell table:style-name="Default" table:formula="of:=['RAW Linphone'.B117]" office:value-type="string" office:string-value="coreapi/linphonecore.h">
            <text:p>coreapi/linphonecore.h</text:p>
          </table:table-cell>
          <table:table-cell table:style-name="Default" table:formula="of:=SUBSTITUTE(['RAW Linphone'.D117];&quot;line:&quot;;&quot;&quot;)" office:value-type="string" office:string-value="184">
            <text:p>184</text:p>
          </table:table-cell>
          <table:table-cell table:style-name="Default" table:formula="of:=SUBSTITUTE(['RAW Linphone'.F117];&quot;returntype:&quot;;&quot;&quot;)" office:value-type="string" office:string-value="char*">
            <text:p>char*</text:p>
          </table:table-cell>
          <table:table-cell table:style-name="Default" table:formula="of:=['RAW Linphone'.A117]" office:value-type="string" office:string-value="linphone_call_log_to_str">
            <text:p>linphone_call_log_to_str</text:p>
          </table:table-cell>
          <table:table-cell table:style-name="Default" table:formula="of:=['RAW Linphone'.E117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8]" office:value-type="string" office:string-value="coreapi/linphonecore.h">
            <text:p>coreapi/linphonecore.h</text:p>
          </table:table-cell>
          <table:table-cell table:style-name="Default" table:formula="of:=SUBSTITUTE(['RAW Linphone'.D118];&quot;line:&quot;;&quot;&quot;)" office:value-type="string" office:string-value="197">
            <text:p>197</text:p>
          </table:table-cell>
          <table:table-cell table:style-name="Default" table:formula="of:=SUBSTITUTE(['RAW Linphone'.F118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18]" office:value-type="string" office:string-value="linphone_call_params_copy">
            <text:p>linphone_call_params_copy</text:p>
          </table:table-cell>
          <table:table-cell table:style-name="Default" table:formula="of:=['RAW Linphone'.E118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9]" office:value-type="string" office:string-value="coreapi/linphonecore.h">
            <text:p>coreapi/linphonecore.h</text:p>
          </table:table-cell>
          <table:table-cell table:style-name="Default" table:formula="of:=SUBSTITUTE(['RAW Linphone'.D119];&quot;line:&quot;;&quot;&quot;)" office:value-type="string" office:string-value="206">
            <text:p>206</text:p>
          </table:table-cell>
          <table:table-cell table:style-name="Default" table:formula="of:=SUBSTITUTE(['RAW Linphone'.F119];&quot;returntype:&quot;;&quot;&quot;)" office:value-type="string" office:string-value="void">
            <text:p>void</text:p>
          </table:table-cell>
          <table:table-cell table:style-name="Default" table:formula="of:=['RAW Linphone'.A119]" office:value-type="string" office:string-value="linphone_call_params_destroy">
            <text:p>linphone_call_params_destroy</text:p>
          </table:table-cell>
          <table:table-cell table:style-name="Default" table:formula="of:=['RAW Linphone'.E119]" office:value-type="string" office:string-value="signature:(LinphoneCallParams *cp)">
            <text:p>signature:(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0]" office:value-type="string" office:string-value="coreapi/linphonecore.h">
            <text:p>coreapi/linphonecore.h</text:p>
          </table:table-cell>
          <table:table-cell table:style-name="Default" table:formula="of:=SUBSTITUTE(['RAW Linphone'.D120];&quot;line:&quot;;&quot;&quot;)" office:value-type="string" office:string-value="203">
            <text:p>203</text:p>
          </table:table-cell>
          <table:table-cell table:style-name="Default" table:formula="of:=SUBSTITUTE(['RAW Linphone'.F120];&quot;returntype:&quot;;&quot;&quot;)" office:value-type="string" office:string-value="bool_t">
            <text:p>bool_t</text:p>
          </table:table-cell>
          <table:table-cell table:style-name="Default" table:formula="of:=['RAW Linphone'.A120]" office:value-type="string" office:string-value="linphone_call_params_early_media_sending_enabled">
            <text:p>linphone_call_params_early_media_sending_enabled</text:p>
          </table:table-cell>
          <table:table-cell table:style-name="Default" table:formula="of:=['RAW Linphone'.E12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1]" office:value-type="string" office:string-value="coreapi/linphonecore.h">
            <text:p>coreapi/linphonecore.h</text:p>
          </table:table-cell>
          <table:table-cell table:style-name="Default" table:formula="of:=SUBSTITUTE(['RAW Linphone'.D121];&quot;line:&quot;;&quot;&quot;)" office:value-type="string" office:string-value="202">
            <text:p>202</text:p>
          </table:table-cell>
          <table:table-cell table:style-name="Default" table:formula="of:=SUBSTITUTE(['RAW Linphone'.F121];&quot;returntype:&quot;;&quot;&quot;)" office:value-type="string" office:string-value="void">
            <text:p>void</text:p>
          </table:table-cell>
          <table:table-cell table:style-name="Default" table:formula="of:=['RAW Linphone'.A121]" office:value-type="string" office:string-value="linphone_call_params_enable_early_media_sending">
            <text:p>linphone_call_params_enable_early_media_sending</text:p>
          </table:table-cell>
          <table:table-cell table:style-name="Default" table:formula="of:=['RAW Linphone'.E121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22]" office:value-type="string" office:string-value="coreapi/linphonecore.h">
            <text:p>coreapi/linphonecore.h</text:p>
          </table:table-cell>
          <table:table-cell table:style-name="Default" table:formula="of:=SUBSTITUTE(['RAW Linphone'.D122];&quot;line:&quot;;&quot;&quot;)" office:value-type="string" office:string-value="198">
            <text:p>198</text:p>
          </table:table-cell>
          <table:table-cell table:style-name="Default" table:formula="of:=SUBSTITUTE(['RAW Linphone'.F122];&quot;returntype:&quot;;&quot;&quot;)" office:value-type="string" office:string-value="void">
            <text:p>void</text:p>
          </table:table-cell>
          <table:table-cell table:style-name="Default" table:formula="of:=['RAW Linphone'.A122]" office:value-type="string" office:string-value="linphone_call_params_enable_video">
            <text:p>linphone_call_params_enable_video</text:p>
          </table:table-cell>
          <table:table-cell table:style-name="Default" table:formula="of:=['RAW Linphone'.E122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23]" office:value-type="string" office:string-value="coreapi/linphonecore.h">
            <text:p>coreapi/linphonecore.h</text:p>
          </table:table-cell>
          <table:table-cell table:style-name="Default" table:formula="of:=SUBSTITUTE(['RAW Linphone'.D123];&quot;line:&quot;;&quot;&quot;)" office:value-type="string" office:string-value="200">
            <text:p>200</text:p>
          </table:table-cell>
          <table:table-cell table:style-name="Default" table:formula="of:=SUBSTITUTE(['RAW Linphone'.F123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123]" office:value-type="string" office:string-value="linphone_call_params_get_media_encryption">
            <text:p>linphone_call_params_get_media_encryption</text:p>
          </table:table-cell>
          <table:table-cell table:style-name="Default" table:formula="of:=['RAW Linphone'.E123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4]" office:value-type="string" office:string-value="coreapi/linphonecore.h">
            <text:p>coreapi/linphonecore.h</text:p>
          </table:table-cell>
          <table:table-cell table:style-name="Default" table:formula="of:=SUBSTITUTE(['RAW Linphone'.D124];&quot;line:&quot;;&quot;&quot;)" office:value-type="string" office:string-value="195">
            <text:p>195</text:p>
          </table:table-cell>
          <table:table-cell table:style-name="Default" table:formula="of:=SUBSTITUTE(['RAW Linphone'.F124];&quot;returntype:&quot;;&quot;&quot;)" office:value-type="string" office:string-value="constPayloadType*">
            <text:p>constPayloadType*</text:p>
          </table:table-cell>
          <table:table-cell table:style-name="Default" table:formula="of:=['RAW Linphone'.A124]" office:value-type="string" office:string-value="linphone_call_params_get_used_audio_codec">
            <text:p>linphone_call_params_get_used_audio_codec</text:p>
          </table:table-cell>
          <table:table-cell table:style-name="Default" table:formula="of:=['RAW Linphone'.E124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5]" office:value-type="string" office:string-value="coreapi/linphonecore.h">
            <text:p>coreapi/linphonecore.h</text:p>
          </table:table-cell>
          <table:table-cell table:style-name="Default" table:formula="of:=SUBSTITUTE(['RAW Linphone'.D125];&quot;line:&quot;;&quot;&quot;)" office:value-type="string" office:string-value="196">
            <text:p>196</text:p>
          </table:table-cell>
          <table:table-cell table:style-name="Default" table:formula="of:=SUBSTITUTE(['RAW Linphone'.F125];&quot;returntype:&quot;;&quot;&quot;)" office:value-type="string" office:string-value="constPayloadType*">
            <text:p>constPayloadType*</text:p>
          </table:table-cell>
          <table:table-cell table:style-name="Default" table:formula="of:=['RAW Linphone'.A125]" office:value-type="string" office:string-value="linphone_call_params_get_used_video_codec">
            <text:p>linphone_call_params_get_used_video_codec</text:p>
          </table:table-cell>
          <table:table-cell table:style-name="Default" table:formula="of:=['RAW Linphone'.E125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6]" office:value-type="string" office:string-value="coreapi/linphonecore.h">
            <text:p>coreapi/linphonecore.h</text:p>
          </table:table-cell>
          <table:table-cell table:style-name="Default" table:formula="of:=SUBSTITUTE(['RAW Linphone'.D126];&quot;line:&quot;;&quot;&quot;)" office:value-type="string" office:string-value="204">
            <text:p>204</text:p>
          </table:table-cell>
          <table:table-cell table:style-name="Default" table:formula="of:=SUBSTITUTE(['RAW Linphone'.F126];&quot;returntype:&quot;;&quot;&quot;)" office:value-type="string" office:string-value="bool_t">
            <text:p>bool_t</text:p>
          </table:table-cell>
          <table:table-cell table:style-name="Default" table:formula="of:=['RAW Linphone'.A126]" office:value-type="string" office:string-value="linphone_call_params_local_conference_mode">
            <text:p>linphone_call_params_local_conference_mode</text:p>
          </table:table-cell>
          <table:table-cell table:style-name="Default" table:formula="of:=['RAW Linphone'.E126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7]" office:value-type="string" office:string-value="coreapi/linphonecore.h">
            <text:p>coreapi/linphonecore.h</text:p>
          </table:table-cell>
          <table:table-cell table:style-name="Default" table:formula="of:=SUBSTITUTE(['RAW Linphone'.D127];&quot;line:&quot;;&quot;&quot;)" office:value-type="string" office:string-value="214">
            <text:p>214</text:p>
          </table:table-cell>
          <table:table-cell table:style-name="Default" table:formula="of:=SUBSTITUTE(['RAW Linphone'.F127];&quot;returntype:&quot;;&quot;&quot;)" office:value-type="string" office:string-value="bool_t">
            <text:p>bool_t</text:p>
          </table:table-cell>
          <table:table-cell table:style-name="Default" table:formula="of:=['RAW Linphone'.A127]" office:value-type="string" office:string-value="linphone_call_params_low_bandwidth_enabled">
            <text:p>linphone_call_params_low_bandwidth_enabled</text:p>
          </table:table-cell>
          <table:table-cell table:style-name="Default" table:formula="of:=['RAW Linphone'.E127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8]" office:value-type="string" office:string-value="coreapi/linphonecore.h">
            <text:p>coreapi/linphonecore.h</text:p>
          </table:table-cell>
          <table:table-cell table:style-name="Default" table:formula="of:=SUBSTITUTE(['RAW Linphone'.D128];&quot;line:&quot;;&quot;&quot;)" office:value-type="string" office:string-value="205">
            <text:p>205</text:p>
          </table:table-cell>
          <table:table-cell table:style-name="Default" table:formula="of:=SUBSTITUTE(['RAW Linphone'.F128];&quot;returntype:&quot;;&quot;&quot;)" office:value-type="string" office:string-value="void">
            <text:p>void</text:p>
          </table:table-cell>
          <table:table-cell table:style-name="Default" table:formula="of:=['RAW Linphone'.A128]" office:value-type="string" office:string-value="linphone_call_params_set_audio_bandwidth_limit">
            <text:p>linphone_call_params_set_audio_bandwidth_limit</text:p>
          </table:table-cell>
          <table:table-cell table:style-name="Default" table:formula="of:=['RAW Linphone'.E128]" office:value-type="string" office:string-value="signature:(LinphoneCallParams *cp, int bw)">
            <text:p>signature:(LinphoneCallParams *cp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129]" office:value-type="string" office:string-value="coreapi/linphonecore.h">
            <text:p>coreapi/linphonecore.h</text:p>
          </table:table-cell>
          <table:table-cell table:style-name="Default" table:formula="of:=SUBSTITUTE(['RAW Linphone'.D129];&quot;line:&quot;;&quot;&quot;)" office:value-type="string" office:string-value="201">
            <text:p>201</text:p>
          </table:table-cell>
          <table:table-cell table:style-name="Default" table:formula="of:=SUBSTITUTE(['RAW Linphone'.F129];&quot;returntype:&quot;;&quot;&quot;)" office:value-type="string" office:string-value="void">
            <text:p>void</text:p>
          </table:table-cell>
          <table:table-cell table:style-name="Default" table:formula="of:=['RAW Linphone'.A129]" office:value-type="string" office:string-value="linphone_call_params_set_media_encryption">
            <text:p>linphone_call_params_set_media_encryption</text:p>
          </table:table-cell>
          <table:table-cell table:style-name="Default" table:formula="of:=['RAW Linphone'.E129]" office:value-type="string" office:string-value="signature:(LinphoneCallParams *cp, LinphoneMediaEncryption e)">
            <text:p>signature:(LinphoneCallParams *cp, LinphoneMediaEncryption e)</text:p>
          </table:table-cell>
          <table:table-cell table:number-columns-repeated="1018"/>
        </table:table-row>
        <table:table-row table:style-name="ro1">
          <table:table-cell table:style-name="Default" table:formula="of:=['RAW Linphone'.B130]" office:value-type="string" office:string-value="coreapi/linphonecore.h">
            <text:p>coreapi/linphonecore.h</text:p>
          </table:table-cell>
          <table:table-cell table:style-name="Default" table:formula="of:=SUBSTITUTE(['RAW Linphone'.D130];&quot;line:&quot;;&quot;&quot;)" office:value-type="string" office:string-value="199">
            <text:p>199</text:p>
          </table:table-cell>
          <table:table-cell table:style-name="Default" table:formula="of:=SUBSTITUTE(['RAW Linphone'.F130];&quot;returntype:&quot;;&quot;&quot;)" office:value-type="string" office:string-value="bool_t">
            <text:p>bool_t</text:p>
          </table:table-cell>
          <table:table-cell table:style-name="Default" table:formula="of:=['RAW Linphone'.A130]" office:value-type="string" office:string-value="linphone_call_params_video_enabled">
            <text:p>linphone_call_params_video_enabled</text:p>
          </table:table-cell>
          <table:table-cell table:style-name="Default" table:formula="of:=['RAW Linphone'.E13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31]" office:value-type="string" office:string-value="coreapi/linphonecore.h">
            <text:p>coreapi/linphonecore.h</text:p>
          </table:table-cell>
          <table:table-cell table:style-name="Default" table:formula="of:=SUBSTITUTE(['RAW Linphone'.D131];&quot;line:&quot;;&quot;&quot;)" office:value-type="string" office:string-value="368">
            <text:p>368</text:p>
          </table:table-cell>
          <table:table-cell table:style-name="Default" table:formula="of:=SUBSTITUTE(['RAW Linphone'.F131];&quot;returntype:&quot;;&quot;&quot;)" office:value-type="string" office:string-value="LinphoneCall*">
            <text:p>LinphoneCall*</text:p>
          </table:table-cell>
          <table:table-cell table:style-name="Default" table:formula="of:=['RAW Linphone'.A131]" office:value-type="string" office:string-value="linphone_call_ref">
            <text:p>linphone_call_ref</text:p>
          </table:table-cell>
          <table:table-cell table:style-name="Default" table:formula="of:=['RAW Linphone'.E13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2]" office:value-type="string" office:string-value="coreapi/linphonecore.h">
            <text:p>coreapi/linphonecore.h</text:p>
          </table:table-cell>
          <table:table-cell table:style-name="Default" table:formula="of:=SUBSTITUTE(['RAW Linphone'.D132];&quot;line:&quot;;&quot;&quot;)" office:value-type="string" office:string-value="389">
            <text:p>389</text:p>
          </table:table-cell>
          <table:table-cell table:style-name="Default" table:formula="of:=SUBSTITUTE(['RAW Linphone'.F132];&quot;returntype:&quot;;&quot;&quot;)" office:value-type="string" office:string-value="void">
            <text:p>void</text:p>
          </table:table-cell>
          <table:table-cell table:style-name="Default" table:formula="of:=['RAW Linphone'.A132]" office:value-type="string" office:string-value="linphone_call_send_vfu_request">
            <text:p>linphone_call_send_vfu_request</text:p>
          </table:table-cell>
          <table:table-cell table:style-name="Default" table:formula="of:=['RAW Linphone'.E132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3]" office:value-type="string" office:string-value="coreapi/linphonecore.h">
            <text:p>coreapi/linphonecore.h</text:p>
          </table:table-cell>
          <table:table-cell table:style-name="Default" table:formula="of:=SUBSTITUTE(['RAW Linphone'.D133];&quot;line:&quot;;&quot;&quot;)" office:value-type="string" office:string-value="388">
            <text:p>388</text:p>
          </table:table-cell>
          <table:table-cell table:style-name="Default" table:formula="of:=SUBSTITUTE(['RAW Linphone'.F133];&quot;returntype:&quot;;&quot;&quot;)" office:value-type="string" office:string-value="void">
            <text:p>void</text:p>
          </table:table-cell>
          <table:table-cell table:style-name="Default" table:formula="of:=['RAW Linphone'.A133]" office:value-type="string" office:string-value="linphone_call_set_authentication_token_verified">
            <text:p>linphone_call_set_authentication_token_verified</text:p>
          </table:table-cell>
          <table:table-cell table:style-name="Default" table:formula="of:=['RAW Linphone'.E133]" office:value-type="string" office:string-value="signature:(LinphoneCall *call, bool_t verified)">
            <text:p>signature:(LinphoneCall *call, bool_t verified)</text:p>
          </table:table-cell>
          <table:table-cell table:number-columns-repeated="1018"/>
        </table:table-row>
        <table:table-row table:style-name="ro1">
          <table:table-cell table:style-name="Default" table:formula="of:=['RAW Linphone'.B134]" office:value-type="string" office:string-value="coreapi/linphonecore.h">
            <text:p>coreapi/linphonecore.h</text:p>
          </table:table-cell>
          <table:table-cell table:style-name="Default" table:formula="of:=SUBSTITUTE(['RAW Linphone'.D134];&quot;line:&quot;;&quot;&quot;)" office:value-type="string" office:string-value="392">
            <text:p>392</text:p>
          </table:table-cell>
          <table:table-cell table:style-name="Default" table:formula="of:=SUBSTITUTE(['RAW Linphone'.F134];&quot;returntype:&quot;;&quot;&quot;)" office:value-type="string" office:string-value="void">
            <text:p>void</text:p>
          </table:table-cell>
          <table:table-cell table:style-name="Default" table:formula="of:=['RAW Linphone'.A134]" office:value-type="string" office:string-value="linphone_call_set_next_video_frame_decoded_callback">
            <text:p>linphone_call_set_next_video_frame_decoded_callback</text:p>
          </table:table-cell>
          <table:table-cell table:style-name="Default" table:formula="of:=['RAW Linphone'.E134]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number-columns-repeated="1018"/>
        </table:table-row>
        <table:table-row table:style-name="ro1">
          <table:table-cell table:style-name="Default" table:formula="of:=['RAW Linphone'.B135]" office:value-type="string" office:string-value="coreapi/linphonecore.h">
            <text:p>coreapi/linphonecore.h</text:p>
          </table:table-cell>
          <table:table-cell table:style-name="Default" table:formula="of:=SUBSTITUTE(['RAW Linphone'.D135];&quot;line:&quot;;&quot;&quot;)" office:value-type="string" office:string-value="391">
            <text:p>391</text:p>
          </table:table-cell>
          <table:table-cell table:style-name="Default" table:formula="of:=SUBSTITUTE(['RAW Linphone'.F135];&quot;returntype:&quot;;&quot;&quot;)" office:value-type="string" office:string-value="void">
            <text:p>void</text:p>
          </table:table-cell>
          <table:table-cell table:style-name="Default" table:formula="of:=['RAW Linphone'.A135]" office:value-type="string" office:string-value="linphone_call_set_user_pointer">
            <text:p>linphone_call_set_user_pointer</text:p>
          </table:table-cell>
          <table:table-cell table:style-name="Default" table:formula="of:=['RAW Linphone'.E135]" office:value-type="string" office:string-value="signature:(LinphoneCall *call, void *user_pointer)">
            <text:p>signature:(LinphoneCall *call, void *user_pointer)</text:p>
          </table:table-cell>
          <table:table-cell table:number-columns-repeated="1018"/>
        </table:table-row>
        <table:table-row table:style-name="ro1">
          <table:table-cell table:style-name="Default" table:formula="of:=['RAW Linphone'.B136]" office:value-type="string" office:string-value="coreapi/linphonecore.h">
            <text:p>coreapi/linphonecore.h</text:p>
          </table:table-cell>
          <table:table-cell table:style-name="Default" table:formula="of:=SUBSTITUTE(['RAW Linphone'.D136];&quot;line:&quot;;&quot;&quot;)" office:value-type="string" office:string-value="359">
            <text:p>359</text:p>
          </table:table-cell>
          <table:table-cell table:style-name="Default" table:formula="of:=SUBSTITUTE(['RAW Linphone'.F136];&quot;returntype:&quot;;&quot;&quot;)" office:value-type="string" office:string-value="const char*">
            <text:p>const char*</text:p>
          </table:table-cell>
          <table:table-cell table:style-name="Default" table:formula="of:=['RAW Linphone'.A136]" office:value-type="string" office:string-value="linphone_call_state_to_string">
            <text:p>linphone_call_state_to_string</text:p>
          </table:table-cell>
          <table:table-cell table:style-name="Default" table:formula="of:=['RAW Linphone'.E136]" office:value-type="string" office:string-value="signature:(LinphoneCallState cs)">
            <text:p>signature:(LinphoneCall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137]" office:value-type="string" office:string-value="coreapi/linphonecore.h">
            <text:p>coreapi/linphonecore.h</text:p>
          </table:table-cell>
          <table:table-cell table:style-name="Default" table:formula="of:=SUBSTITUTE(['RAW Linphone'.D137];&quot;line:&quot;;&quot;&quot;)" office:value-type="string" office:string-value="379">
            <text:p>379</text:p>
          </table:table-cell>
          <table:table-cell table:style-name="Default" table:formula="of:=SUBSTITUTE(['RAW Linphone'.F137];&quot;returntype:&quot;;&quot;&quot;)" office:value-type="string" office:string-value="int">
            <text:p>int</text:p>
          </table:table-cell>
          <table:table-cell table:style-name="Default" table:formula="of:=['RAW Linphone'.A137]" office:value-type="string" office:string-value="linphone_call_take_video_snapshot">
            <text:p>linphone_call_take_video_snapshot</text:p>
          </table:table-cell>
          <table:table-cell table:style-name="Default" table:formula="of:=['RAW Linphone'.E137]" office:value-type="string" office:string-value="signature:(LinphoneCall *call, const char *file)">
            <text:p>signature:(LinphoneCall *call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38]" office:value-type="string" office:string-value="coreapi/linphonecore.h">
            <text:p>coreapi/linphonecore.h</text:p>
          </table:table-cell>
          <table:table-cell table:style-name="Default" table:formula="of:=SUBSTITUTE(['RAW Linphone'.D138];&quot;line:&quot;;&quot;&quot;)" office:value-type="string" office:string-value="369">
            <text:p>369</text:p>
          </table:table-cell>
          <table:table-cell table:style-name="Default" table:formula="of:=SUBSTITUTE(['RAW Linphone'.F138];&quot;returntype:&quot;;&quot;&quot;)" office:value-type="string" office:string-value="void">
            <text:p>void</text:p>
          </table:table-cell>
          <table:table-cell table:style-name="Default" table:formula="of:=['RAW Linphone'.A138]" office:value-type="string" office:string-value="linphone_call_unref">
            <text:p>linphone_call_unref</text:p>
          </table:table-cell>
          <table:table-cell table:style-name="Default" table:formula="of:=['RAW Linphone'.E13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9]" office:value-type="string" office:string-value="coreapi/linphonecore.h">
            <text:p>coreapi/linphonecore.h</text:p>
          </table:table-cell>
          <table:table-cell table:style-name="Default" table:formula="of:=SUBSTITUTE(['RAW Linphone'.D139];&quot;line:&quot;;&quot;&quot;)" office:value-type="string" office:string-value="394">
            <text:p>394</text:p>
          </table:table-cell>
          <table:table-cell table:style-name="Default" table:formula="of:=SUBSTITUTE(['RAW Linphone'.F139];&quot;returntype:&quot;;&quot;&quot;)" office:value-type="string" office:string-value="void">
            <text:p>void</text:p>
          </table:table-cell>
          <table:table-cell table:style-name="Default" table:formula="of:=['RAW Linphone'.A139]" office:value-type="string" office:string-value="linphone_call_zoom_video">
            <text:p>linphone_call_zoom_video</text:p>
          </table:table-cell>
          <table:table-cell table:style-name="Default" table:formula="of:=['RAW Linphone'.E139]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number-columns-repeated="1018"/>
        </table:table-row>
        <table:table-row table:style-name="ro1">
          <table:table-cell table:style-name="Default" table:formula="of:=['RAW Linphone'.B140]" office:value-type="string" office:string-value="coreapi/linphonecore.h">
            <text:p>coreapi/linphonecore.h</text:p>
          </table:table-cell>
          <table:table-cell table:style-name="Default" table:formula="of:=SUBSTITUTE(['RAW Linphone'.D140];&quot;line:&quot;;&quot;&quot;)" office:value-type="string" office:string-value="686">
            <text:p>686</text:p>
          </table:table-cell>
          <table:table-cell table:style-name="Default" table:formula="of:=SUBSTITUTE(['RAW Linphone'.F140];&quot;returntype:&quot;;&quot;&quot;)" office:value-type="string" office:string-value="LinphoneChatMessage*">
            <text:p>LinphoneChatMessage*</text:p>
          </table:table-cell>
          <table:table-cell table:style-name="Default" table:formula="of:=['RAW Linphone'.A140]" office:value-type="string" office:string-value="linphone_chat_message_clone">
            <text:p>linphone_chat_message_clone</text:p>
          </table:table-cell>
          <table:table-cell table:style-name="Default" table:formula="of:=['RAW Linphone'.E140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1]" office:value-type="string" office:string-value="coreapi/linphonecore.h">
            <text:p>coreapi/linphonecore.h</text:p>
          </table:table-cell>
          <table:table-cell table:style-name="Default" table:formula="of:=SUBSTITUTE(['RAW Linphone'.D141];&quot;line:&quot;;&quot;&quot;)" office:value-type="string" office:string-value="747">
            <text:p>747</text:p>
          </table:table-cell>
          <table:table-cell table:style-name="Default" table:formula="of:=SUBSTITUTE(['RAW Linphone'.F141];&quot;returntype:&quot;;&quot;&quot;)" office:value-type="string" office:string-value="LinphoneChatRoom*">
            <text:p>LinphoneChatRoom*</text:p>
          </table:table-cell>
          <table:table-cell table:style-name="Default" table:formula="of:=['RAW Linphone'.A141]" office:value-type="string" office:string-value="linphone_chat_message_get_chat_room">
            <text:p>linphone_chat_message_get_chat_room</text:p>
          </table:table-cell>
          <table:table-cell table:style-name="Default" table:formula="of:=['RAW Linphone'.E141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42]" office:value-type="string" office:string-value="coreapi/linphonecore.h">
            <text:p>coreapi/linphonecore.h</text:p>
          </table:table-cell>
          <table:table-cell table:style-name="Default" table:formula="of:=SUBSTITUTE(['RAW Linphone'.D142];&quot;line:&quot;;&quot;&quot;)" office:value-type="string" office:string-value="706">
            <text:p>706</text:p>
          </table:table-cell>
          <table:table-cell table:style-name="Default" table:formula="of:=SUBSTITUTE(['RAW Linphone'.F142];&quot;returntype:&quot;;&quot;&quot;)" office:value-type="string" office:string-value="const char*">
            <text:p>const char*</text:p>
          </table:table-cell>
          <table:table-cell table:style-name="Default" table:formula="of:=['RAW Linphone'.A142]" office:value-type="string" office:string-value="linphone_chat_message_get_external_body_url">
            <text:p>linphone_chat_message_get_external_body_url</text:p>
          </table:table-cell>
          <table:table-cell table:style-name="Default" table:formula="of:=['RAW Linphone'.E142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3]" office:value-type="string" office:string-value="coreapi/linphonecore.h">
            <text:p>coreapi/linphonecore.h</text:p>
          </table:table-cell>
          <table:table-cell table:style-name="Default" table:formula="of:=SUBSTITUTE(['RAW Linphone'.D143];&quot;line:&quot;;&quot;&quot;)" office:value-type="string" office:string-value="699">
            <text:p>699</text:p>
          </table:table-cell>
          <table:table-cell table:style-name="Default" table:formula="of:=SUBSTITUTE(['RAW Linphone'.F143];&quot;returntype:&quot;;&quot;&quot;)" office:value-type="string" office:string-value="LinphoneAddress*">
            <text:p>LinphoneAddress*</text:p>
          </table:table-cell>
          <table:table-cell table:style-name="Default" table:formula="of:=['RAW Linphone'.A143]" office:value-type="string" office:string-value="linphone_chat_message_get_from">
            <text:p>linphone_chat_message_get_from</text:p>
          </table:table-cell>
          <table:table-cell table:style-name="Default" table:formula="of:=['RAW Linphone'.E143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4]" office:value-type="string" office:string-value="coreapi/linphonecore.h">
            <text:p>coreapi/linphonecore.h</text:p>
          </table:table-cell>
          <table:table-cell table:style-name="Default" table:formula="of:=SUBSTITUTE(['RAW Linphone'.D144];&quot;line:&quot;;&quot;&quot;)" office:value-type="string" office:string-value="748">
            <text:p>748</text:p>
          </table:table-cell>
          <table:table-cell table:style-name="Default" table:formula="of:=SUBSTITUTE(['RAW Linphone'.F144];&quot;returntype:&quot;;&quot;&quot;)" office:value-type="string" office:string-value="char*">
            <text:p>char*</text:p>
          </table:table-cell>
          <table:table-cell table:style-name="Default" table:formula="of:=['RAW Linphone'.A144]" office:value-type="string" office:string-value="linphone_chat_message_get_message">
            <text:p>linphone_chat_message_get_message</text:p>
          </table:table-cell>
          <table:table-cell table:style-name="Default" table:formula="of:=['RAW Linphone'.E144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45]" office:value-type="string" office:string-value="coreapi/linphonecore.h">
            <text:p>coreapi/linphonecore.h</text:p>
          </table:table-cell>
          <table:table-cell table:style-name="Default" table:formula="of:=SUBSTITUTE(['RAW Linphone'.D145];&quot;line:&quot;;&quot;&quot;)" office:value-type="string" office:string-value="749">
            <text:p>749</text:p>
          </table:table-cell>
          <table:table-cell table:style-name="Default" table:formula="of:=SUBSTITUTE(['RAW Linphone'.F145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45]" office:value-type="string" office:string-value="linphone_chat_message_get_peer_address">
            <text:p>linphone_chat_message_get_peer_address</text:p>
          </table:table-cell>
          <table:table-cell table:style-name="Default" table:formula="of:=['RAW Linphone'.E145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46]" office:value-type="string" office:string-value="coreapi/linphonecore.h">
            <text:p>coreapi/linphonecore.h</text:p>
          </table:table-cell>
          <table:table-cell table:style-name="Default" table:formula="of:=SUBSTITUTE(['RAW Linphone'.D146];&quot;line:&quot;;&quot;&quot;)" office:value-type="string" office:string-value="720">
            <text:p>720</text:p>
          </table:table-cell>
          <table:table-cell table:style-name="Default" table:formula="of:=SUBSTITUTE(['RAW Linphone'.F146];&quot;returntype:&quot;;&quot;&quot;)" office:value-type="string" office:string-value="const char*">
            <text:p>const char*</text:p>
          </table:table-cell>
          <table:table-cell table:style-name="Default" table:formula="of:=['RAW Linphone'.A146]" office:value-type="string" office:string-value="linphone_chat_message_get_text">
            <text:p>linphone_chat_message_get_text</text:p>
          </table:table-cell>
          <table:table-cell table:style-name="Default" table:formula="of:=['RAW Linphone'.E146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7]" office:value-type="string" office:string-value="coreapi/linphonecore.h">
            <text:p>coreapi/linphonecore.h</text:p>
          </table:table-cell>
          <table:table-cell table:style-name="Default" table:formula="of:=SUBSTITUTE(['RAW Linphone'.D147];&quot;line:&quot;;&quot;&quot;)" office:value-type="string" office:string-value="725">
            <text:p>725</text:p>
          </table:table-cell>
          <table:table-cell table:style-name="Default" table:formula="of:=SUBSTITUTE(['RAW Linphone'.F147];&quot;returntype:&quot;;&quot;&quot;)" office:value-type="string" office:string-value="void*">
            <text:p>void*</text:p>
          </table:table-cell>
          <table:table-cell table:style-name="Default" table:formula="of:=['RAW Linphone'.A147]" office:value-type="string" office:string-value="linphone_chat_message_get_user_data">
            <text:p>linphone_chat_message_get_user_data</text:p>
          </table:table-cell>
          <table:table-cell table:style-name="Default" table:formula="of:=['RAW Linphone'.E147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8]" office:value-type="string" office:string-value="coreapi/linphonecore.h">
            <text:p>coreapi/linphonecore.h</text:p>
          </table:table-cell>
          <table:table-cell table:style-name="Default" table:formula="of:=SUBSTITUTE(['RAW Linphone'.D148];&quot;line:&quot;;&quot;&quot;)" office:value-type="string" office:string-value="714">
            <text:p>714</text:p>
          </table:table-cell>
          <table:table-cell table:style-name="Default" table:formula="of:=SUBSTITUTE(['RAW Linphone'.F148];&quot;returntype:&quot;;&quot;&quot;)" office:value-type="string" office:string-value="void">
            <text:p>void</text:p>
          </table:table-cell>
          <table:table-cell table:style-name="Default" table:formula="of:=['RAW Linphone'.A148]" office:value-type="string" office:string-value="linphone_chat_message_set_external_body_url">
            <text:p>linphone_chat_message_set_external_body_url</text:p>
          </table:table-cell>
          <table:table-cell table:style-name="Default" table:formula="of:=['RAW Linphone'.E148]" office:value-type="string" office:string-value="signature:(LinphoneChatMessage* message,const char* url)">
            <text:p>signature:(LinphoneChatMessage* message,const char* url)</text:p>
          </table:table-cell>
          <table:table-cell table:number-columns-repeated="1018"/>
        </table:table-row>
        <table:table-row table:style-name="ro1">
          <table:table-cell table:style-name="Default" table:formula="of:=['RAW Linphone'.B149]" office:value-type="string" office:string-value="coreapi/linphonecore.h">
            <text:p>coreapi/linphonecore.h</text:p>
          </table:table-cell>
          <table:table-cell table:style-name="Default" table:formula="of:=SUBSTITUTE(['RAW Linphone'.D149];&quot;line:&quot;;&quot;&quot;)" office:value-type="string" office:string-value="692">
            <text:p>692</text:p>
          </table:table-cell>
          <table:table-cell table:style-name="Default" table:formula="of:=SUBSTITUTE(['RAW Linphone'.F149];&quot;returntype:&quot;;&quot;&quot;)" office:value-type="string" office:string-value="void">
            <text:p>void</text:p>
          </table:table-cell>
          <table:table-cell table:style-name="Default" table:formula="of:=['RAW Linphone'.A149]" office:value-type="string" office:string-value="linphone_chat_message_set_from">
            <text:p>linphone_chat_message_set_from</text:p>
          </table:table-cell>
          <table:table-cell table:style-name="Default" table:formula="of:=['RAW Linphone'.E149]" office:value-type="string" office:string-value="signature:(LinphoneChatMessage* message, const LinphoneAddress* from)">
            <text:p>signature:(LinphoneChatMessage* message, const LinphoneAddress* from)</text:p>
          </table:table-cell>
          <table:table-cell table:number-columns-repeated="1018"/>
        </table:table-row>
        <table:table-row table:style-name="ro1">
          <table:table-cell table:style-name="Default" table:formula="of:=['RAW Linphone'.B150]" office:value-type="string" office:string-value="coreapi/linphonecore.h">
            <text:p>coreapi/linphonecore.h</text:p>
          </table:table-cell>
          <table:table-cell table:style-name="Default" table:formula="of:=SUBSTITUTE(['RAW Linphone'.D150];&quot;line:&quot;;&quot;&quot;)" office:value-type="string" office:string-value="729">
            <text:p>729</text:p>
          </table:table-cell>
          <table:table-cell table:style-name="Default" table:formula="of:=SUBSTITUTE(['RAW Linphone'.F150];&quot;returntype:&quot;;&quot;&quot;)" office:value-type="string" office:string-value="void">
            <text:p>void</text:p>
          </table:table-cell>
          <table:table-cell table:style-name="Default" table:formula="of:=['RAW Linphone'.A150]" office:value-type="string" office:string-value="linphone_chat_message_set_user_data">
            <text:p>linphone_chat_message_set_user_data</text:p>
          </table:table-cell>
          <table:table-cell table:style-name="Default" table:formula="of:=['RAW Linphone'.E150]" office:value-type="string" office:string-value="signature:(LinphoneChatMessage* message,void*)">
            <text:p>signature:(LinphoneChatMessage* message,void*)</text:p>
          </table:table-cell>
          <table:table-cell table:number-columns-repeated="1018"/>
        </table:table-row>
        <table:table-row table:style-name="ro1">
          <table:table-cell table:style-name="Default" table:formula="of:=['RAW Linphone'.B151]" office:value-type="string" office:string-value="coreapi/linphonecore.h">
            <text:p>coreapi/linphonecore.h</text:p>
          </table:table-cell>
          <table:table-cell table:style-name="Default" table:formula="of:=SUBSTITUTE(['RAW Linphone'.D151];&quot;line:&quot;;&quot;&quot;)" office:value-type="string" office:string-value="679">
            <text:p>679</text:p>
          </table:table-cell>
          <table:table-cell table:style-name="Default" table:formula="of:=SUBSTITUTE(['RAW Linphone'.F151];&quot;returntype:&quot;;&quot;&quot;)" office:value-type="string" office:string-value="const char*">
            <text:p>const char*</text:p>
          </table:table-cell>
          <table:table-cell table:style-name="Default" table:formula="of:=['RAW Linphone'.A151]" office:value-type="string" office:string-value="linphone_chat_message_state_to_string">
            <text:p>linphone_chat_message_state_to_string</text:p>
          </table:table-cell>
          <table:table-cell table:style-name="Default" table:formula="of:=['RAW Linphone'.E151]" office:value-type="string" office:string-value="signature:(const LinphoneChatMessageState state)">
            <text:p>signature:(const LinphoneChatMessageState state)</text:p>
          </table:table-cell>
          <table:table-cell table:number-columns-repeated="1018"/>
        </table:table-row>
        <table:table-row table:style-name="ro1">
          <table:table-cell table:style-name="Default" table:formula="of:=['RAW Linphone'.B152]" office:value-type="string" office:string-value="coreapi/linphonecore.h">
            <text:p>coreapi/linphonecore.h</text:p>
          </table:table-cell>
          <table:table-cell table:style-name="Default" table:formula="of:=SUBSTITUTE(['RAW Linphone'.D152];&quot;line:&quot;;&quot;&quot;)" office:value-type="string" office:string-value="650">
            <text:p>650</text:p>
          </table:table-cell>
          <table:table-cell table:style-name="Default" table:formula="of:=SUBSTITUTE(['RAW Linphone'.F152];&quot;returntype:&quot;;&quot;&quot;)" office:value-type="string" office:string-value="LinphoneChatMessage*">
            <text:p>LinphoneChatMessage*</text:p>
          </table:table-cell>
          <table:table-cell table:style-name="Default" table:formula="of:=['RAW Linphone'.A152]" office:value-type="string" office:string-value="linphone_chat_room_create_message">
            <text:p>linphone_chat_room_create_message</text:p>
          </table:table-cell>
          <table:table-cell table:style-name="Default" table:formula="of:=['RAW Linphone'.E152]" office:value-type="string" office:string-value="signature:(const LinphoneChatRoom *cr,const char* message)">
            <text:p>signature:(const LinphoneChatRoom *cr,const char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53]" office:value-type="string" office:string-value="coreapi/linphonecore.h">
            <text:p>coreapi/linphonecore.h</text:p>
          </table:table-cell>
          <table:table-cell table:style-name="Default" table:formula="of:=SUBSTITUTE(['RAW Linphone'.D153];&quot;line:&quot;;&quot;&quot;)" office:value-type="string" office:string-value="645">
            <text:p>645</text:p>
          </table:table-cell>
          <table:table-cell table:style-name="Default" table:formula="of:=SUBSTITUTE(['RAW Linphone'.F153];&quot;returntype:&quot;;&quot;&quot;)" office:value-type="string" office:string-value="void">
            <text:p>void</text:p>
          </table:table-cell>
          <table:table-cell table:style-name="Default" table:formula="of:=['RAW Linphone'.A153]" office:value-type="string" office:string-value="linphone_chat_room_destroy">
            <text:p>linphone_chat_room_destroy</text:p>
          </table:table-cell>
          <table:table-cell table:style-name="Default" table:formula="of:=['RAW Linphone'.E153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4]" office:value-type="string" office:string-value="coreapi/linphonecore.h">
            <text:p>coreapi/linphonecore.h</text:p>
          </table:table-cell>
          <table:table-cell table:style-name="Default" table:formula="of:=SUBSTITUTE(['RAW Linphone'.D154];&quot;line:&quot;;&quot;&quot;)" office:value-type="string" office:string-value="746">
            <text:p>746</text:p>
          </table:table-cell>
          <table:table-cell table:style-name="Default" table:formula="of:=SUBSTITUTE(['RAW Linphone'.F154];&quot;returntype:&quot;;&quot;&quot;)" office:value-type="string" office:string-value="LinphoneCore*">
            <text:p>LinphoneCore*</text:p>
          </table:table-cell>
          <table:table-cell table:style-name="Default" table:formula="of:=['RAW Linphone'.A154]" office:value-type="string" office:string-value="linphone_chat_room_get_lc">
            <text:p>linphone_chat_room_get_lc</text:p>
          </table:table-cell>
          <table:table-cell table:style-name="Default" table:formula="of:=['RAW Linphone'.E154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5]" office:value-type="string" office:string-value="coreapi/linphonecore.h">
            <text:p>coreapi/linphonecore.h</text:p>
          </table:table-cell>
          <table:table-cell table:style-name="Default" table:formula="of:=SUBSTITUTE(['RAW Linphone'.D155];&quot;line:&quot;;&quot;&quot;)" office:value-type="string" office:string-value="658">
            <text:p>658</text:p>
          </table:table-cell>
          <table:table-cell table:style-name="Default" table:formula="of:=SUBSTITUTE(['RAW Linphone'.F155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55]" office:value-type="string" office:string-value="linphone_chat_room_get_peer_address">
            <text:p>linphone_chat_room_get_peer_address</text:p>
          </table:table-cell>
          <table:table-cell table:style-name="Default" table:formula="of:=['RAW Linphone'.E155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6]" office:value-type="string" office:string-value="coreapi/linphonecore.h">
            <text:p>coreapi/linphonecore.h</text:p>
          </table:table-cell>
          <table:table-cell table:style-name="Default" table:formula="of:=SUBSTITUTE(['RAW Linphone'.D156];&quot;line:&quot;;&quot;&quot;)" office:value-type="string" office:string-value="751">
            <text:p>751</text:p>
          </table:table-cell>
          <table:table-cell table:style-name="Default" table:formula="of:=SUBSTITUTE(['RAW Linphone'.F156];&quot;returntype:&quot;;&quot;&quot;)" office:value-type="string" office:string-value="void*">
            <text:p>void*</text:p>
          </table:table-cell>
          <table:table-cell table:style-name="Default" table:formula="of:=['RAW Linphone'.A156]" office:value-type="string" office:string-value="linphone_chat_room_get_user_data">
            <text:p>linphone_chat_room_get_user_data</text:p>
          </table:table-cell>
          <table:table-cell table:style-name="Default" table:formula="of:=['RAW Linphone'.E156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7]" office:value-type="string" office:string-value="coreapi/linphonecore.h">
            <text:p>coreapi/linphonecore.h</text:p>
          </table:table-cell>
          <table:table-cell table:style-name="Default" table:formula="of:=SUBSTITUTE(['RAW Linphone'.D157];&quot;line:&quot;;&quot;&quot;)" office:value-type="string" office:string-value="664">
            <text:p>664</text:p>
          </table:table-cell>
          <table:table-cell table:style-name="Default" table:formula="of:=SUBSTITUTE(['RAW Linphone'.F157];&quot;returntype:&quot;;&quot;&quot;)" office:value-type="string" office:string-value="void">
            <text:p>void</text:p>
          </table:table-cell>
          <table:table-cell table:style-name="Default" table:formula="of:=['RAW Linphone'.A157]" office:value-type="string" office:string-value="linphone_chat_room_send_message">
            <text:p>linphone_chat_room_send_message</text:p>
          </table:table-cell>
          <table:table-cell table:style-name="Default" table:formula="of:=['RAW Linphone'.E157]" office:value-type="string" office:string-value="signature:(LinphoneChatRoom *cr, const char *msg)">
            <text:p>signature:(LinphoneChatRoom *cr, const char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58]" office:value-type="string" office:string-value="coreapi/linphonecore.h">
            <text:p>coreapi/linphonecore.h</text:p>
          </table:table-cell>
          <table:table-cell table:style-name="Default" table:formula="of:=SUBSTITUTE(['RAW Linphone'.D158];&quot;line:&quot;;&quot;&quot;)" office:value-type="string" office:string-value="745">
            <text:p>745</text:p>
          </table:table-cell>
          <table:table-cell table:style-name="Default" table:formula="of:=SUBSTITUTE(['RAW Linphone'.F158];&quot;returntype:&quot;;&quot;&quot;)" office:value-type="string" office:string-value="void">
            <text:p>void</text:p>
          </table:table-cell>
          <table:table-cell table:style-name="Default" table:formula="of:=['RAW Linphone'.A158]" office:value-type="string" office:string-value="linphone_chat_room_send_message2">
            <text:p>linphone_chat_room_send_message2</text:p>
          </table:table-cell>
          <table:table-cell table:style-name="Default" table:formula="of:=['RAW Linphone'.E158]" office:value-type="string" office:string-value="signature:(LinphoneChatRoom *cr, LinphoneChatMessage* msg,LinphoneChatMessageStateChangeCb status_cb,void* ud)">
            <text:p>signature:(LinphoneChatRoom *cr, LinphoneChatMessage* msg,LinphoneChatMessageStateChangeCb status_cb,void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59]" office:value-type="string" office:string-value="coreapi/linphonecore.h">
            <text:p>coreapi/linphonecore.h</text:p>
          </table:table-cell>
          <table:table-cell table:style-name="Default" table:formula="of:=SUBSTITUTE(['RAW Linphone'.D159];&quot;line:&quot;;&quot;&quot;)" office:value-type="string" office:string-value="750">
            <text:p>750</text:p>
          </table:table-cell>
          <table:table-cell table:style-name="Default" table:formula="of:=SUBSTITUTE(['RAW Linphone'.F159];&quot;returntype:&quot;;&quot;&quot;)" office:value-type="string" office:string-value="void">
            <text:p>void</text:p>
          </table:table-cell>
          <table:table-cell table:style-name="Default" table:formula="of:=['RAW Linphone'.A159]" office:value-type="string" office:string-value="linphone_chat_room_set_user_data">
            <text:p>linphone_chat_room_set_user_data</text:p>
          </table:table-cell>
          <table:table-cell table:style-name="Default" table:formula="of:=['RAW Linphone'.E159]" office:value-type="string" office:string-value="signature:(LinphoneChatRoom *cr, void * ud)">
            <text:p>signature:(LinphoneChatRoom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60]" office:value-type="string" office:string-value="coreapi/linphonecore.h">
            <text:p>coreapi/linphonecore.h</text:p>
          </table:table-cell>
          <table:table-cell table:style-name="Default" table:formula="of:=SUBSTITUTE(['RAW Linphone'.D160];&quot;line:&quot;;&quot;&quot;)" office:value-type="string" office:string-value="1100">
            <text:p>1100</text:p>
          </table:table-cell>
          <table:table-cell table:style-name="Default" table:formula="of:=SUBSTITUTE(['RAW Linphone'.F160];&quot;returntype:&quot;;&quot;&quot;)" office:value-type="string" office:string-value="void">
            <text:p>void</text:p>
          </table:table-cell>
          <table:table-cell table:style-name="Default" table:formula="of:=['RAW Linphone'.A160]" office:value-type="string" office:string-value="linphone_core_abort_authentication">
            <text:p>linphone_core_abort_authentication</text:p>
          </table:table-cell>
          <table:table-cell table:style-name="Default" table:formula="of:=['RAW Linphone'.E160]" office:value-type="string" office:string-value="signature:(LinphoneCore *lc, LinphoneAuthInfo *info)">
            <text:p>signature:(LinphoneCore *lc,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61]" office:value-type="string" office:string-value="coreapi/linphonecore.h">
            <text:p>coreapi/linphonecore.h</text:p>
          </table:table-cell>
          <table:table-cell table:style-name="Default" table:formula="of:=SUBSTITUTE(['RAW Linphone'.D161];&quot;line:&quot;;&quot;&quot;)" office:value-type="string" office:string-value="960">
            <text:p>960</text:p>
          </table:table-cell>
          <table:table-cell table:style-name="Default" table:formula="of:=SUBSTITUTE(['RAW Linphone'.F161];&quot;returntype:&quot;;&quot;&quot;)" office:value-type="string" office:string-value="int">
            <text:p>int</text:p>
          </table:table-cell>
          <table:table-cell table:style-name="Default" table:formula="of:=['RAW Linphone'.A161]" office:value-type="string" office:string-value="linphone_core_accept_call">
            <text:p>linphone_core_accept_call</text:p>
          </table:table-cell>
          <table:table-cell table:style-name="Default" table:formula="of:=['RAW Linphone'.E161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62]" office:value-type="string" office:string-value="coreapi/linphonecore.h">
            <text:p>coreapi/linphonecore.h</text:p>
          </table:table-cell>
          <table:table-cell table:style-name="Default" table:formula="of:=SUBSTITUTE(['RAW Linphone'.D162];&quot;line:&quot;;&quot;&quot;)" office:value-type="string" office:string-value="982">
            <text:p>982</text:p>
          </table:table-cell>
          <table:table-cell table:style-name="Default" table:formula="of:=SUBSTITUTE(['RAW Linphone'.F162];&quot;returntype:&quot;;&quot;&quot;)" office:value-type="string" office:string-value="int">
            <text:p>int</text:p>
          </table:table-cell>
          <table:table-cell table:style-name="Default" table:formula="of:=['RAW Linphone'.A162]" office:value-type="string" office:string-value="linphone_core_accept_call_update">
            <text:p>linphone_core_accept_call_update</text:p>
          </table:table-cell>
          <table:table-cell table:style-name="Default" table:formula="of:=['RAW Linphone'.E162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63]" office:value-type="string" office:string-value="coreapi/linphonecore.h">
            <text:p>coreapi/linphonecore.h</text:p>
          </table:table-cell>
          <table:table-cell table:style-name="Default" table:formula="of:=SUBSTITUTE(['RAW Linphone'.D163];&quot;line:&quot;;&quot;&quot;)" office:value-type="string" office:string-value="962">
            <text:p>962</text:p>
          </table:table-cell>
          <table:table-cell table:style-name="Default" table:formula="of:=SUBSTITUTE(['RAW Linphone'.F163];&quot;returntype:&quot;;&quot;&quot;)" office:value-type="string" office:string-value="int">
            <text:p>int</text:p>
          </table:table-cell>
          <table:table-cell table:style-name="Default" table:formula="of:=['RAW Linphone'.A163]" office:value-type="string" office:string-value="linphone_core_accept_call_with_params">
            <text:p>linphone_core_accept_call_with_params</text:p>
          </table:table-cell>
          <table:table-cell table:style-name="Default" table:formula="of:=['RAW Linphone'.E163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64]" office:value-type="string" office:string-value="coreapi/linphonecore.h">
            <text:p>coreapi/linphonecore.h</text:p>
          </table:table-cell>
          <table:table-cell table:style-name="Default" table:formula="of:=SUBSTITUTE(['RAW Linphone'.D164];&quot;line:&quot;;&quot;&quot;)" office:value-type="string" office:string-value="1012">
            <text:p>1012</text:p>
          </table:table-cell>
          <table:table-cell table:style-name="Default" table:formula="of:=SUBSTITUTE(['RAW Linphone'.F164];&quot;returntype:&quot;;&quot;&quot;)" office:value-type="string" office:string-value="bool_t">
            <text:p>bool_t</text:p>
          </table:table-cell>
          <table:table-cell table:style-name="Default" table:formula="of:=['RAW Linphone'.A164]" office:value-type="string" office:string-value="linphone_core_adaptive_rate_control_enabled">
            <text:p>linphone_core_adaptive_rate_control_enabled</text:p>
          </table:table-cell>
          <table:table-cell table:style-name="Default" table:formula="of:=['RAW Linphone'.E16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5]" office:value-type="string" office:string-value="coreapi/linphonecore.h">
            <text:p>coreapi/linphonecore.h</text:p>
          </table:table-cell>
          <table:table-cell table:style-name="Default" table:formula="of:=SUBSTITUTE(['RAW Linphone'.D165];&quot;line:&quot;;&quot;&quot;)" office:value-type="string" office:string-value="1397">
            <text:p>1397</text:p>
          </table:table-cell>
          <table:table-cell table:style-name="Default" table:formula="of:=SUBSTITUTE(['RAW Linphone'.F165];&quot;returntype:&quot;;&quot;&quot;)" office:value-type="string" office:string-value="int">
            <text:p>int</text:p>
          </table:table-cell>
          <table:table-cell table:style-name="Default" table:formula="of:=['RAW Linphone'.A165]" office:value-type="string" office:string-value="linphone_core_add_all_to_conference">
            <text:p>linphone_core_add_all_to_conference</text:p>
          </table:table-cell>
          <table:table-cell table:style-name="Default" table:formula="of:=['RAW Linphone'.E16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6]" office:value-type="string" office:string-value="coreapi/linphonecore.h">
            <text:p>coreapi/linphonecore.h</text:p>
          </table:table-cell>
          <table:table-cell table:style-name="Default" table:formula="of:=SUBSTITUTE(['RAW Linphone'.D166];&quot;line:&quot;;&quot;&quot;)" office:value-type="string" office:string-value="1092">
            <text:p>1092</text:p>
          </table:table-cell>
          <table:table-cell table:style-name="Default" table:formula="of:=SUBSTITUTE(['RAW Linphone'.F166];&quot;returntype:&quot;;&quot;&quot;)" office:value-type="string" office:string-value="void">
            <text:p>void</text:p>
          </table:table-cell>
          <table:table-cell table:style-name="Default" table:formula="of:=['RAW Linphone'.A166]" office:value-type="string" office:string-value="linphone_core_add_auth_info">
            <text:p>linphone_core_add_auth_info</text:p>
          </table:table-cell>
          <table:table-cell table:style-name="Default" table:formula="of:=['RAW Linphone'.E166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67]" office:value-type="string" office:string-value="coreapi/linphonecore.h">
            <text:p>coreapi/linphonecore.h</text:p>
          </table:table-cell>
          <table:table-cell table:style-name="Default" table:formula="of:=SUBSTITUTE(['RAW Linphone'.D167];&quot;line:&quot;;&quot;&quot;)" office:value-type="string" office:string-value="1078">
            <text:p>1078</text:p>
          </table:table-cell>
          <table:table-cell table:style-name="Default" table:formula="of:=SUBSTITUTE(['RAW Linphone'.F167];&quot;returntype:&quot;;&quot;&quot;)" office:value-type="string" office:string-value="int">
            <text:p>int</text:p>
          </table:table-cell>
          <table:table-cell table:style-name="Default" table:formula="of:=['RAW Linphone'.A167]" office:value-type="string" office:string-value="linphone_core_add_proxy_config">
            <text:p>linphone_core_add_proxy_config</text:p>
          </table:table-cell>
          <table:table-cell table:style-name="Default" table:formula="of:=['RAW Linphone'.E16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68]" office:value-type="string" office:string-value="coreapi/linphonecore.h">
            <text:p>coreapi/linphonecore.h</text:p>
          </table:table-cell>
          <table:table-cell table:style-name="Default" table:formula="of:=SUBSTITUTE(['RAW Linphone'.D168];&quot;line:&quot;;&quot;&quot;)" office:value-type="string" office:string-value="1396">
            <text:p>1396</text:p>
          </table:table-cell>
          <table:table-cell table:style-name="Default" table:formula="of:=SUBSTITUTE(['RAW Linphone'.F168];&quot;returntype:&quot;;&quot;&quot;)" office:value-type="string" office:string-value="int">
            <text:p>int</text:p>
          </table:table-cell>
          <table:table-cell table:style-name="Default" table:formula="of:=['RAW Linphone'.A168]" office:value-type="string" office:string-value="linphone_core_add_to_conference">
            <text:p>linphone_core_add_to_conference</text:p>
          </table:table-cell>
          <table:table-cell table:style-name="Default" table:formula="of:=['RAW Linphone'.E16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69]" office:value-type="string" office:string-value="coreapi/linphonecore.h">
            <text:p>coreapi/linphonecore.h</text:p>
          </table:table-cell>
          <table:table-cell table:style-name="Default" table:formula="of:=SUBSTITUTE(['RAW Linphone'.D169];&quot;line:&quot;;&quot;&quot;)" office:value-type="string" office:string-value="1232">
            <text:p>1232</text:p>
          </table:table-cell>
          <table:table-cell table:style-name="Default" table:formula="of:=SUBSTITUTE(['RAW Linphone'.F169];&quot;returntype:&quot;;&quot;&quot;)" office:value-type="string" office:string-value="bool_t">
            <text:p>bool_t</text:p>
          </table:table-cell>
          <table:table-cell table:style-name="Default" table:formula="of:=['RAW Linphone'.A169]" office:value-type="string" office:string-value="linphone_core_agc_enabled">
            <text:p>linphone_core_agc_enabled</text:p>
          </table:table-cell>
          <table:table-cell table:style-name="Default" table:formula="of:=['RAW Linphone'.E16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0]" office:value-type="string" office:string-value="coreapi/linphonecore.h">
            <text:p>coreapi/linphonecore.h</text:p>
          </table:table-cell>
          <table:table-cell table:style-name="Default" table:formula="of:=SUBSTITUTE(['RAW Linphone'.D170];&quot;line:&quot;;&quot;&quot;)" office:value-type="string" office:string-value="1106">
            <text:p>1106</text:p>
          </table:table-cell>
          <table:table-cell table:style-name="Default" table:formula="of:=SUBSTITUTE(['RAW Linphone'.F170];&quot;returntype:&quot;;&quot;&quot;)" office:value-type="string" office:string-value="bool_t">
            <text:p>bool_t</text:p>
          </table:table-cell>
          <table:table-cell table:style-name="Default" table:formula="of:=['RAW Linphone'.A170]" office:value-type="string" office:string-value="linphone_core_audio_adaptive_jittcomp_enabled">
            <text:p>linphone_core_audio_adaptive_jittcomp_enabled</text:p>
          </table:table-cell>
          <table:table-cell table:style-name="Default" table:formula="of:=['RAW Linphone'.E17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1]" office:value-type="string" office:string-value="coreapi/linphonecore.h">
            <text:p>coreapi/linphonecore.h</text:p>
          </table:table-cell>
          <table:table-cell table:style-name="Default" table:formula="of:=SUBSTITUTE(['RAW Linphone'.D171];&quot;line:&quot;;&quot;&quot;)" office:value-type="string" office:string-value="1068">
            <text:p>1068</text:p>
          </table:table-cell>
          <table:table-cell table:style-name="Default" table:formula="of:=SUBSTITUTE(['RAW Linphone'.F171];&quot;returntype:&quot;;&quot;&quot;)" office:value-type="string" office:string-value="bool_t">
            <text:p>bool_t</text:p>
          </table:table-cell>
          <table:table-cell table:style-name="Default" table:formula="of:=['RAW Linphone'.A171]" office:value-type="string" office:string-value="linphone_core_check_payload_type_usability">
            <text:p>linphone_core_check_payload_type_usability</text:p>
          </table:table-cell>
          <table:table-cell table:style-name="Default" table:formula="of:=['RAW Linphone'.E171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172]" office:value-type="string" office:string-value="coreapi/linphonecore.h">
            <text:p>coreapi/linphonecore.h</text:p>
          </table:table-cell>
          <table:table-cell table:style-name="Default" table:formula="of:=SUBSTITUTE(['RAW Linphone'.D172];&quot;line:&quot;;&quot;&quot;)" office:value-type="string" office:string-value="1102">
            <text:p>1102</text:p>
          </table:table-cell>
          <table:table-cell table:style-name="Default" table:formula="of:=SUBSTITUTE(['RAW Linphone'.F172];&quot;returntype:&quot;;&quot;&quot;)" office:value-type="string" office:string-value="void">
            <text:p>void</text:p>
          </table:table-cell>
          <table:table-cell table:style-name="Default" table:formula="of:=['RAW Linphone'.A172]" office:value-type="string" office:string-value="linphone_core_clear_all_auth_info">
            <text:p>linphone_core_clear_all_auth_info</text:p>
          </table:table-cell>
          <table:table-cell table:style-name="Default" table:formula="of:=['RAW Linphone'.E17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3]" office:value-type="string" office:string-value="coreapi/linphonecore.h">
            <text:p>coreapi/linphonecore.h</text:p>
          </table:table-cell>
          <table:table-cell table:style-name="Default" table:formula="of:=SUBSTITUTE(['RAW Linphone'.D173];&quot;line:&quot;;&quot;&quot;)" office:value-type="string" office:string-value="1251">
            <text:p>1251</text:p>
          </table:table-cell>
          <table:table-cell table:style-name="Default" table:formula="of:=SUBSTITUTE(['RAW Linphone'.F173];&quot;returntype:&quot;;&quot;&quot;)" office:value-type="string" office:string-value="void">
            <text:p>void</text:p>
          </table:table-cell>
          <table:table-cell table:style-name="Default" table:formula="of:=['RAW Linphone'.A173]" office:value-type="string" office:string-value="linphone_core_clear_call_logs">
            <text:p>linphone_core_clear_call_logs</text:p>
          </table:table-cell>
          <table:table-cell table:style-name="Default" table:formula="of:=['RAW Linphone'.E1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4]" office:value-type="string" office:string-value="coreapi/linphonecore.h">
            <text:p>coreapi/linphonecore.h</text:p>
          </table:table-cell>
          <table:table-cell table:style-name="Default" table:formula="of:=SUBSTITUTE(['RAW Linphone'.D174];&quot;line:&quot;;&quot;&quot;)" office:value-type="string" office:string-value="1080">
            <text:p>1080</text:p>
          </table:table-cell>
          <table:table-cell table:style-name="Default" table:formula="of:=SUBSTITUTE(['RAW Linphone'.F174];&quot;returntype:&quot;;&quot;&quot;)" office:value-type="string" office:string-value="void">
            <text:p>void</text:p>
          </table:table-cell>
          <table:table-cell table:style-name="Default" table:formula="of:=['RAW Linphone'.A174]" office:value-type="string" office:string-value="linphone_core_clear_proxy_config">
            <text:p>linphone_core_clear_proxy_config</text:p>
          </table:table-cell>
          <table:table-cell table:style-name="Default" table:formula="of:=['RAW Linphone'.E17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5]" office:value-type="string" office:string-value="coreapi/linphonecore.h">
            <text:p>coreapi/linphonecore.h</text:p>
          </table:table-cell>
          <table:table-cell table:style-name="Default" table:formula="of:=SUBSTITUTE(['RAW Linphone'.D175];&quot;line:&quot;;&quot;&quot;)" office:value-type="string" office:string-value="640">
            <text:p>640</text:p>
          </table:table-cell>
          <table:table-cell table:style-name="Default" table:formula="of:=SUBSTITUTE(['RAW Linphone'.F175];&quot;returntype:&quot;;&quot;&quot;)" office:value-type="string" office:string-value="LinphoneChatRoom*">
            <text:p>LinphoneChatRoom*</text:p>
          </table:table-cell>
          <table:table-cell table:style-name="Default" table:formula="of:=['RAW Linphone'.A175]" office:value-type="string" office:string-value="linphone_core_create_chat_room">
            <text:p>linphone_core_create_chat_room</text:p>
          </table:table-cell>
          <table:table-cell table:style-name="Default" table:formula="of:=['RAW Linphone'.E175]" office:value-type="string" office:string-value="signature:(LinphoneCore *lc, const char *to)">
            <text:p>signature:(LinphoneCore *lc, const char *to)</text:p>
          </table:table-cell>
          <table:table-cell table:number-columns-repeated="1018"/>
        </table:table-row>
        <table:table-row table:style-name="ro1">
          <table:table-cell table:style-name="Default" table:formula="of:=['RAW Linphone'.B176]" office:value-type="string" office:string-value="coreapi/linphonecore.h">
            <text:p>coreapi/linphonecore.h</text:p>
          </table:table-cell>
          <table:table-cell table:style-name="Default" table:formula="of:=SUBSTITUTE(['RAW Linphone'.D176];&quot;line:&quot;;&quot;&quot;)" office:value-type="string" office:string-value="984">
            <text:p>984</text:p>
          </table:table-cell>
          <table:table-cell table:style-name="Default" table:formula="of:=SUBSTITUTE(['RAW Linphone'.F176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76]" office:value-type="string" office:string-value="linphone_core_create_default_call_parameters">
            <text:p>linphone_core_create_default_call_parameters</text:p>
          </table:table-cell>
          <table:table-cell table:style-name="Default" table:formula="of:=['RAW Linphone'.E1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7]" office:value-type="string" office:string-value="coreapi/linphonecore.h">
            <text:p>coreapi/linphonecore.h</text:p>
          </table:table-cell>
          <table:table-cell table:style-name="Default" table:formula="of:=SUBSTITUTE(['RAW Linphone'.D177];&quot;line:&quot;;&quot;&quot;)" office:value-type="string" office:string-value="1076">
            <text:p>1076</text:p>
          </table:table-cell>
          <table:table-cell table:style-name="Default" table:formula="of:=SUBSTITUTE(['RAW Linphone'.F177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177]" office:value-type="string" office:string-value="linphone_core_create_proxy_config">
            <text:p>linphone_core_create_proxy_config</text:p>
          </table:table-cell>
          <table:table-cell table:style-name="Default" table:formula="of:=['RAW Linphone'.E17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8]" office:value-type="string" office:string-value="coreapi/linphonecore.h">
            <text:p>coreapi/linphonecore.h</text:p>
          </table:table-cell>
          <table:table-cell table:style-name="Default" table:formula="of:=SUBSTITUTE(['RAW Linphone'.D178];&quot;line:&quot;;&quot;&quot;)" office:value-type="string" office:string-value="968">
            <text:p>968</text:p>
          </table:table-cell>
          <table:table-cell table:style-name="Default" table:formula="of:=SUBSTITUTE(['RAW Linphone'.F178];&quot;returntype:&quot;;&quot;&quot;)" office:value-type="string" office:string-value="int">
            <text:p>int</text:p>
          </table:table-cell>
          <table:table-cell table:style-name="Default" table:formula="of:=['RAW Linphone'.A178]" office:value-type="string" office:string-value="linphone_core_decline_call">
            <text:p>linphone_core_decline_call</text:p>
          </table:table-cell>
          <table:table-cell table:style-name="Default" table:formula="of:=['RAW Linphone'.E178]" office:value-type="string" office:string-value="signature:(LinphoneCore *lc, LinphoneCall * call, LinphoneReason reason)">
            <text:p>signature:(LinphoneCore *lc, LinphoneCall * call, LinphoneReason reason)</text:p>
          </table:table-cell>
          <table:table-cell table:number-columns-repeated="1018"/>
        </table:table-row>
        <table:table-row table:style-name="ro1">
          <table:table-cell table:style-name="Default" table:formula="of:=['RAW Linphone'.B179]" office:value-type="string" office:string-value="coreapi/linphonecore.h">
            <text:p>coreapi/linphonecore.h</text:p>
          </table:table-cell>
          <table:table-cell table:style-name="Default" table:formula="of:=SUBSTITUTE(['RAW Linphone'.D179];&quot;line:&quot;;&quot;&quot;)" office:value-type="string" office:string-value="980">
            <text:p>980</text:p>
          </table:table-cell>
          <table:table-cell table:style-name="Default" table:formula="of:=SUBSTITUTE(['RAW Linphone'.F179];&quot;returntype:&quot;;&quot;&quot;)" office:value-type="string" office:string-value="int">
            <text:p>int</text:p>
          </table:table-cell>
          <table:table-cell table:style-name="Default" table:formula="of:=['RAW Linphone'.A179]" office:value-type="string" office:string-value="linphone_core_defer_call_update">
            <text:p>linphone_core_defer_call_update</text:p>
          </table:table-cell>
          <table:table-cell table:style-name="Default" table:formula="of:=['RAW Linphone'.E17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80]" office:value-type="string" office:string-value="coreapi/linphonecore.h">
            <text:p>coreapi/linphonecore.h</text:p>
          </table:table-cell>
          <table:table-cell table:style-name="Default" table:formula="of:=SUBSTITUTE(['RAW Linphone'.D180];&quot;line:&quot;;&quot;&quot;)" office:value-type="string" office:string-value="1359">
            <text:p>1359</text:p>
          </table:table-cell>
          <table:table-cell table:style-name="Default" table:formula="of:=SUBSTITUTE(['RAW Linphone'.F180];&quot;returntype:&quot;;&quot;&quot;)" office:value-type="string" office:string-value="void">
            <text:p>void</text:p>
          </table:table-cell>
          <table:table-cell table:style-name="Default" table:formula="of:=['RAW Linphone'.A180]" office:value-type="string" office:string-value="linphone_core_destroy">
            <text:p>linphone_core_destroy</text:p>
          </table:table-cell>
          <table:table-cell table:style-name="Default" table:formula="of:=['RAW Linphone'.E18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1]" office:value-type="string" office:string-value="coreapi/linphonecore.h">
            <text:p>coreapi/linphonecore.h</text:p>
          </table:table-cell>
          <table:table-cell table:style-name="Default" table:formula="of:=SUBSTITUTE(['RAW Linphone'.D181];&quot;line:&quot;;&quot;&quot;)" office:value-type="string" office:string-value="908">
            <text:p>908</text:p>
          </table:table-cell>
          <table:table-cell table:style-name="Default" table:formula="of:=SUBSTITUTE(['RAW Linphone'.F181];&quot;returntype:&quot;;&quot;&quot;)" office:value-type="string" office:string-value="void">
            <text:p>void</text:p>
          </table:table-cell>
          <table:table-cell table:style-name="Default" table:formula="of:=['RAW Linphone'.A181]" office:value-type="string" office:string-value="linphone_core_disable_logs">
            <text:p>linphone_core_disable_logs</text:p>
          </table:table-cell>
          <table:table-cell table:style-name="Default" table:formula="of:=['RAW Linphone'.E18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182]" office:value-type="string" office:string-value="coreapi/linphonecore.h">
            <text:p>coreapi/linphonecore.h</text:p>
          </table:table-cell>
          <table:table-cell table:style-name="Default" table:formula="of:=SUBSTITUTE(['RAW Linphone'.D182];&quot;line:&quot;;&quot;&quot;)" office:value-type="string" office:string-value="1226">
            <text:p>1226</text:p>
          </table:table-cell>
          <table:table-cell table:style-name="Default" table:formula="of:=SUBSTITUTE(['RAW Linphone'.F182];&quot;returntype:&quot;;&quot;&quot;)" office:value-type="string" office:string-value="bool_t">
            <text:p>bool_t</text:p>
          </table:table-cell>
          <table:table-cell table:style-name="Default" table:formula="of:=['RAW Linphone'.A182]" office:value-type="string" office:string-value="linphone_core_echo_cancellation_enabled">
            <text:p>linphone_core_echo_cancellation_enabled</text:p>
          </table:table-cell>
          <table:table-cell table:style-name="Default" table:formula="of:=['RAW Linphone'.E1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3]" office:value-type="string" office:string-value="coreapi/linphonecore.h">
            <text:p>coreapi/linphonecore.h</text:p>
          </table:table-cell>
          <table:table-cell table:style-name="Default" table:formula="of:=SUBSTITUTE(['RAW Linphone'.D183];&quot;line:&quot;;&quot;&quot;)" office:value-type="string" office:string-value="1229">
            <text:p>1229</text:p>
          </table:table-cell>
          <table:table-cell table:style-name="Default" table:formula="of:=SUBSTITUTE(['RAW Linphone'.F183];&quot;returntype:&quot;;&quot;&quot;)" office:value-type="string" office:string-value="bool_t">
            <text:p>bool_t</text:p>
          </table:table-cell>
          <table:table-cell table:style-name="Default" table:formula="of:=['RAW Linphone'.A183]" office:value-type="string" office:string-value="linphone_core_echo_limiter_enabled">
            <text:p>linphone_core_echo_limiter_enabled</text:p>
          </table:table-cell>
          <table:table-cell table:style-name="Default" table:formula="of:=['RAW Linphone'.E18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4]" office:value-type="string" office:string-value="coreapi/linphonecore.h">
            <text:p>coreapi/linphonecore.h</text:p>
          </table:table-cell>
          <table:table-cell table:style-name="Default" table:formula="of:=SUBSTITUTE(['RAW Linphone'.D184];&quot;line:&quot;;&quot;&quot;)" office:value-type="string" office:string-value="1011">
            <text:p>1011</text:p>
          </table:table-cell>
          <table:table-cell table:style-name="Default" table:formula="of:=SUBSTITUTE(['RAW Linphone'.F184];&quot;returntype:&quot;;&quot;&quot;)" office:value-type="string" office:string-value="void">
            <text:p>void</text:p>
          </table:table-cell>
          <table:table-cell table:style-name="Default" table:formula="of:=['RAW Linphone'.A184]" office:value-type="string" office:string-value="linphone_core_enable_adaptive_rate_control">
            <text:p>linphone_core_enable_adaptive_rate_control</text:p>
          </table:table-cell>
          <table:table-cell table:style-name="Default" table:formula="of:=['RAW Linphone'.E184]" office:value-type="string" office:string-value="signature:(LinphoneCore *lc, bool_t enabled)">
            <text:p>signature:(LinphoneCore *lc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85]" office:value-type="string" office:string-value="coreapi/linphonecore.h">
            <text:p>coreapi/linphonecore.h</text:p>
          </table:table-cell>
          <table:table-cell table:style-name="Default" table:formula="of:=SUBSTITUTE(['RAW Linphone'.D185];&quot;line:&quot;;&quot;&quot;)" office:value-type="string" office:string-value="1231">
            <text:p>1231</text:p>
          </table:table-cell>
          <table:table-cell table:style-name="Default" table:formula="of:=SUBSTITUTE(['RAW Linphone'.F185];&quot;returntype:&quot;;&quot;&quot;)" office:value-type="string" office:string-value="void">
            <text:p>void</text:p>
          </table:table-cell>
          <table:table-cell table:style-name="Default" table:formula="of:=['RAW Linphone'.A185]" office:value-type="string" office:string-value="linphone_core_enable_agc">
            <text:p>linphone_core_enable_agc</text:p>
          </table:table-cell>
          <table:table-cell table:style-name="Default" table:formula="of:=['RAW Linphone'.E185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86]" office:value-type="string" office:string-value="coreapi/linphonecore.h">
            <text:p>coreapi/linphonecore.h</text:p>
          </table:table-cell>
          <table:table-cell table:style-name="Default" table:formula="of:=SUBSTITUTE(['RAW Linphone'.D186];&quot;line:&quot;;&quot;&quot;)" office:value-type="string" office:string-value="1104">
            <text:p>1104</text:p>
          </table:table-cell>
          <table:table-cell table:style-name="Default" table:formula="of:=SUBSTITUTE(['RAW Linphone'.F186];&quot;returntype:&quot;;&quot;&quot;)" office:value-type="string" office:string-value="void">
            <text:p>void</text:p>
          </table:table-cell>
          <table:table-cell table:style-name="Default" table:formula="of:=['RAW Linphone'.A186]" office:value-type="string" office:string-value="linphone_core_enable_audio_adaptive_jittcomp">
            <text:p>linphone_core_enable_audio_adaptive_jittcomp</text:p>
          </table:table-cell>
          <table:table-cell table:style-name="Default" table:formula="of:=['RAW Linphone'.E186]" office:value-type="string" office:string-value="signature:(LinphoneCore *lc, bool_t enable)">
            <text:p>signature:(LinphoneCore *lc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87]" office:value-type="string" office:string-value="coreapi/linphonecore.h">
            <text:p>coreapi/linphonecore.h</text:p>
          </table:table-cell>
          <table:table-cell table:style-name="Default" table:formula="of:=SUBSTITUTE(['RAW Linphone'.D187];&quot;line:&quot;;&quot;&quot;)" office:value-type="string" office:string-value="1225">
            <text:p>1225</text:p>
          </table:table-cell>
          <table:table-cell table:style-name="Default" table:formula="of:=SUBSTITUTE(['RAW Linphone'.F187];&quot;returntype:&quot;;&quot;&quot;)" office:value-type="string" office:string-value="void">
            <text:p>void</text:p>
          </table:table-cell>
          <table:table-cell table:style-name="Default" table:formula="of:=['RAW Linphone'.A187]" office:value-type="string" office:string-value="linphone_core_enable_echo_cancellation">
            <text:p>linphone_core_enable_echo_cancellation</text:p>
          </table:table-cell>
          <table:table-cell table:style-name="Default" table:formula="of:=['RAW Linphone'.E187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88]" office:value-type="string" office:string-value="coreapi/linphonecore.h">
            <text:p>coreapi/linphonecore.h</text:p>
          </table:table-cell>
          <table:table-cell table:style-name="Default" table:formula="of:=SUBSTITUTE(['RAW Linphone'.D188];&quot;line:&quot;;&quot;&quot;)" office:value-type="string" office:string-value="1228">
            <text:p>1228</text:p>
          </table:table-cell>
          <table:table-cell table:style-name="Default" table:formula="of:=SUBSTITUTE(['RAW Linphone'.F188];&quot;returntype:&quot;;&quot;&quot;)" office:value-type="string" office:string-value="void">
            <text:p>void</text:p>
          </table:table-cell>
          <table:table-cell table:style-name="Default" table:formula="of:=['RAW Linphone'.A188]" office:value-type="string" office:string-value="linphone_core_enable_echo_limiter">
            <text:p>linphone_core_enable_echo_limiter</text:p>
          </table:table-cell>
          <table:table-cell table:style-name="Default" table:formula="of:=['RAW Linphone'.E188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89]" office:value-type="string" office:string-value="coreapi/linphonecore.h">
            <text:p>coreapi/linphonecore.h</text:p>
          </table:table-cell>
          <table:table-cell table:style-name="Default" table:formula="of:=SUBSTITUTE(['RAW Linphone'.D189];&quot;line:&quot;;&quot;&quot;)" office:value-type="string" office:string-value="1000">
            <text:p>1000</text:p>
          </table:table-cell>
          <table:table-cell table:style-name="Default" table:formula="of:=SUBSTITUTE(['RAW Linphone'.F189];&quot;returntype:&quot;;&quot;&quot;)" office:value-type="string" office:string-value="void">
            <text:p>void</text:p>
          </table:table-cell>
          <table:table-cell table:style-name="Default" table:formula="of:=['RAW Linphone'.A189]" office:value-type="string" office:string-value="linphone_core_enable_ipv6">
            <text:p>linphone_core_enable_ipv6</text:p>
          </table:table-cell>
          <table:table-cell table:style-name="Default" table:formula="of:=['RAW Linphone'.E189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90]" office:value-type="string" office:string-value="coreapi/linphonecore.h">
            <text:p>coreapi/linphonecore.h</text:p>
          </table:table-cell>
          <table:table-cell table:style-name="Default" table:formula="of:=SUBSTITUTE(['RAW Linphone'.D190];&quot;line:&quot;;&quot;&quot;)" office:value-type="string" office:string-value="1339">
            <text:p>1339</text:p>
          </table:table-cell>
          <table:table-cell table:style-name="Default" table:formula="of:=SUBSTITUTE(['RAW Linphone'.F190];&quot;returntype:&quot;;&quot;&quot;)" office:value-type="string" office:string-value="void">
            <text:p>void</text:p>
          </table:table-cell>
          <table:table-cell table:style-name="Default" table:formula="of:=['RAW Linphone'.A190]" office:value-type="string" office:string-value="linphone_core_enable_keep_alive">
            <text:p>linphone_core_enable_keep_alive</text:p>
          </table:table-cell>
          <table:table-cell table:style-name="Default" table:formula="of:=['RAW Linphone'.E190]" office:value-type="string" office:string-value="signature:(LinphoneCore* lc,bool_t enable)">
            <text:p>signature:(LinphoneCore* lc,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91]" office:value-type="string" office:string-value="coreapi/linphonecore.h">
            <text:p>coreapi/linphonecore.h</text:p>
          </table:table-cell>
          <table:table-cell table:style-name="Default" table:formula="of:=SUBSTITUTE(['RAW Linphone'.D191];&quot;line:&quot;;&quot;&quot;)" office:value-type="string" office:string-value="906">
            <text:p>906</text:p>
          </table:table-cell>
          <table:table-cell table:style-name="Default" table:formula="of:=SUBSTITUTE(['RAW Linphone'.F191];&quot;returntype:&quot;;&quot;&quot;)" office:value-type="string" office:string-value="void">
            <text:p>void</text:p>
          </table:table-cell>
          <table:table-cell table:style-name="Default" table:formula="of:=['RAW Linphone'.A191]" office:value-type="string" office:string-value="linphone_core_enable_logs">
            <text:p>linphone_core_enable_logs</text:p>
          </table:table-cell>
          <table:table-cell table:style-name="Default" table:formula="of:=['RAW Linphone'.E191]" office:value-type="string" office:string-value="signature:(FILE *file)">
            <text:p>signature:(FILE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92]" office:value-type="string" office:string-value="coreapi/linphonecore.h">
            <text:p>coreapi/linphonecore.h</text:p>
          </table:table-cell>
          <table:table-cell table:style-name="Default" table:formula="of:=SUBSTITUTE(['RAW Linphone'.D192];&quot;line:&quot;;&quot;&quot;)" office:value-type="string" office:string-value="907">
            <text:p>907</text:p>
          </table:table-cell>
          <table:table-cell table:style-name="Default" table:formula="of:=SUBSTITUTE(['RAW Linphone'.F192];&quot;returntype:&quot;;&quot;&quot;)" office:value-type="string" office:string-value="void">
            <text:p>void</text:p>
          </table:table-cell>
          <table:table-cell table:style-name="Default" table:formula="of:=['RAW Linphone'.A192]" office:value-type="string" office:string-value="linphone_core_enable_logs_with_cb">
            <text:p>linphone_core_enable_logs_with_cb</text:p>
          </table:table-cell>
          <table:table-cell table:style-name="Default" table:formula="of:=['RAW Linphone'.E192]" office:value-type="string" office:string-value="signature:(OrtpLogFunc logfunc)">
            <text:p>signature:(OrtpLogFunc logfunc)</text:p>
          </table:table-cell>
          <table:table-cell table:number-columns-repeated="1018"/>
        </table:table-row>
        <table:table-row table:style-name="ro1">
          <table:table-cell table:style-name="Default" table:formula="of:=['RAW Linphone'.B193]" office:value-type="string" office:string-value="coreapi/linphonecore.h">
            <text:p>coreapi/linphonecore.h</text:p>
          </table:table-cell>
          <table:table-cell table:style-name="Default" table:formula="of:=SUBSTITUTE(['RAW Linphone'.D193];&quot;line:&quot;;&quot;&quot;)" office:value-type="string" office:string-value="1040">
            <text:p>1040</text:p>
          </table:table-cell>
          <table:table-cell table:style-name="Default" table:formula="of:=SUBSTITUTE(['RAW Linphone'.F193];&quot;returntype:&quot;;&quot;&quot;)" office:value-type="string" office:string-value="int">
            <text:p>int</text:p>
          </table:table-cell>
          <table:table-cell table:style-name="Default" table:formula="of:=['RAW Linphone'.A193]" office:value-type="string" office:string-value="linphone_core_enable_payload_type">
            <text:p>linphone_core_enable_payload_type</text:p>
          </table:table-cell>
          <table:table-cell table:style-name="Default" table:formula="of:=['RAW Linphone'.E193]" office:value-type="string" office:string-value="signature:(LinphoneCore *lc, PayloadType *pt, bool_t enable)">
            <text:p>signature:(LinphoneCore *lc, PayloadType *pt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94]" office:value-type="string" office:string-value="coreapi/linphonecore.h">
            <text:p>coreapi/linphonecore.h</text:p>
          </table:table-cell>
          <table:table-cell table:style-name="Default" table:formula="of:=SUBSTITUTE(['RAW Linphone'.D194];&quot;line:&quot;;&quot;&quot;)" office:value-type="string" office:string-value="1276">
            <text:p>1276</text:p>
          </table:table-cell>
          <table:table-cell table:style-name="Default" table:formula="of:=SUBSTITUTE(['RAW Linphone'.F194];&quot;returntype:&quot;;&quot;&quot;)" office:value-type="string" office:string-value="void">
            <text:p>void</text:p>
          </table:table-cell>
          <table:table-cell table:style-name="Default" table:formula="of:=['RAW Linphone'.A194]" office:value-type="string" office:string-value="linphone_core_enable_self_view">
            <text:p>linphone_core_enable_self_view</text:p>
          </table:table-cell>
          <table:table-cell table:style-name="Default" table:formula="of:=['RAW Linphone'.E194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95]" office:value-type="string" office:string-value="coreapi/linphonecore.h">
            <text:p>coreapi/linphonecore.h</text:p>
          </table:table-cell>
          <table:table-cell table:style-name="Default" table:formula="of:=SUBSTITUTE(['RAW Linphone'.D195];&quot;line:&quot;;&quot;&quot;)" office:value-type="string" office:string-value="1258">
            <text:p>1258</text:p>
          </table:table-cell>
          <table:table-cell table:style-name="Default" table:formula="of:=SUBSTITUTE(['RAW Linphone'.F195];&quot;returntype:&quot;;&quot;&quot;)" office:value-type="string" office:string-value="void">
            <text:p>void</text:p>
          </table:table-cell>
          <table:table-cell table:style-name="Default" table:formula="of:=['RAW Linphone'.A195]" office:value-type="string" office:string-value="linphone_core_enable_video">
            <text:p>linphone_core_enable_video</text:p>
          </table:table-cell>
          <table:table-cell table:style-name="Default" table:formula="of:=['RAW Linphone'.E195]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96]" office:value-type="string" office:string-value="coreapi/linphonecore.h">
            <text:p>coreapi/linphonecore.h</text:p>
          </table:table-cell>
          <table:table-cell table:style-name="Default" table:formula="of:=SUBSTITUTE(['RAW Linphone'.D196];&quot;line:&quot;;&quot;&quot;)" office:value-type="string" office:string-value="1112">
            <text:p>1112</text:p>
          </table:table-cell>
          <table:table-cell table:style-name="Default" table:formula="of:=SUBSTITUTE(['RAW Linphone'.F196];&quot;returntype:&quot;;&quot;&quot;)" office:value-type="string" office:string-value="void">
            <text:p>void</text:p>
          </table:table-cell>
          <table:table-cell table:style-name="Default" table:formula="of:=['RAW Linphone'.A196]" office:value-type="string" office:string-value="linphone_core_enable_video_adaptive_jittcomp">
            <text:p>linphone_core_enable_video_adaptive_jittcomp</text:p>
          </table:table-cell>
          <table:table-cell table:style-name="Default" table:formula="of:=['RAW Linphone'.E196]" office:value-type="string" office:string-value="signature:(LinphoneCore *lc, bool_t enable)">
            <text:p>signature:(LinphoneCore *lc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97]" office:value-type="string" office:string-value="coreapi/linphonecore.h">
            <text:p>coreapi/linphonecore.h</text:p>
          </table:table-cell>
          <table:table-cell table:style-name="Default" table:formula="of:=SUBSTITUTE(['RAW Linphone'.D197];&quot;line:&quot;;&quot;&quot;)" office:value-type="string" office:string-value="1273">
            <text:p>1273</text:p>
          </table:table-cell>
          <table:table-cell table:style-name="Default" table:formula="of:=SUBSTITUTE(['RAW Linphone'.F197];&quot;returntype:&quot;;&quot;&quot;)" office:value-type="string" office:string-value="void">
            <text:p>void</text:p>
          </table:table-cell>
          <table:table-cell table:style-name="Default" table:formula="of:=['RAW Linphone'.A197]" office:value-type="string" office:string-value="linphone_core_enable_video_preview">
            <text:p>linphone_core_enable_video_preview</text:p>
          </table:table-cell>
          <table:table-cell table:style-name="Default" table:formula="of:=['RAW Linphone'.E197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98]" office:value-type="string" office:string-value="coreapi/linphonecore.h">
            <text:p>coreapi/linphonecore.h</text:p>
          </table:table-cell>
          <table:table-cell table:style-name="Default" table:formula="of:=SUBSTITUTE(['RAW Linphone'.D198];&quot;line:&quot;;&quot;&quot;)" office:value-type="string" office:string-value="1400">
            <text:p>1400</text:p>
          </table:table-cell>
          <table:table-cell table:style-name="Default" table:formula="of:=SUBSTITUTE(['RAW Linphone'.F198];&quot;returntype:&quot;;&quot;&quot;)" office:value-type="string" office:string-value="int">
            <text:p>int</text:p>
          </table:table-cell>
          <table:table-cell table:style-name="Default" table:formula="of:=['RAW Linphone'.A198]" office:value-type="string" office:string-value="linphone_core_enter_conference">
            <text:p>linphone_core_enter_conference</text:p>
          </table:table-cell>
          <table:table-cell table:style-name="Default" table:formula="of:=['RAW Linphone'.E1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9]" office:value-type="string" office:string-value="coreapi/linphonecore.h">
            <text:p>coreapi/linphonecore.h</text:p>
          </table:table-cell>
          <table:table-cell table:style-name="Default" table:formula="of:=SUBSTITUTE(['RAW Linphone'.D199];&quot;line:&quot;;&quot;&quot;)" office:value-type="string" office:string-value="1098">
            <text:p>1098</text:p>
          </table:table-cell>
          <table:table-cell table:style-name="Default" table:formula="of:=SUBSTITUTE(['RAW Linphone'.F199];&quot;returntype:&quot;;&quot;&quot;)" office:value-type="string" office:string-value="constLinphoneAuthInfo*">
            <text:p>constLinphoneAuthInfo*</text:p>
          </table:table-cell>
          <table:table-cell table:style-name="Default" table:formula="of:=['RAW Linphone'.A199]" office:value-type="string" office:string-value="linphone_core_find_auth_info">
            <text:p>linphone_core_find_auth_info</text:p>
          </table:table-cell>
          <table:table-cell table:style-name="Default" table:formula="of:=['RAW Linphone'.E199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200]" office:value-type="string" office:string-value="coreapi/linphonecore.h">
            <text:p>coreapi/linphonecore.h</text:p>
          </table:table-cell>
          <table:table-cell table:style-name="Default" table:formula="of:=SUBSTITUTE(['RAW Linphone'.D200];&quot;line:&quot;;&quot;&quot;)" office:value-type="string" office:string-value="1394">
            <text:p>1394</text:p>
          </table:table-cell>
          <table:table-cell table:style-name="Default" table:formula="of:=SUBSTITUTE(['RAW Linphone'.F200];&quot;returntype:&quot;;&quot;&quot;)" office:value-type="string" office:string-value="constLinphoneCall*">
            <text:p>constLinphoneCall*</text:p>
          </table:table-cell>
          <table:table-cell table:style-name="Default" table:formula="of:=['RAW Linphone'.A200]" office:value-type="string" office:string-value="linphone_core_find_call_from_uri">
            <text:p>linphone_core_find_call_from_uri</text:p>
          </table:table-cell>
          <table:table-cell table:style-name="Default" table:formula="of:=['RAW Linphone'.E200]" office:value-type="string" office:string-value="signature:(LinphoneCore *lc, const char *uri)">
            <text:p>signature:(LinphoneCore *lc, 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201]" office:value-type="string" office:string-value="coreapi/linphonecore.h">
            <text:p>coreapi/linphonecore.h</text:p>
          </table:table-cell>
          <table:table-cell table:style-name="Default" table:formula="of:=SUBSTITUTE(['RAW Linphone'.D201];&quot;line:&quot;;&quot;&quot;)" office:value-type="string" office:string-value="1062">
            <text:p>1062</text:p>
          </table:table-cell>
          <table:table-cell table:style-name="Default" table:formula="of:=SUBSTITUTE(['RAW Linphone'.F201];&quot;returntype:&quot;;&quot;&quot;)" office:value-type="string" office:string-value="PayloadType*">
            <text:p>PayloadType*</text:p>
          </table:table-cell>
          <table:table-cell table:style-name="Default" table:formula="of:=['RAW Linphone'.A201]" office:value-type="string" office:string-value="linphone_core_find_payload_type">
            <text:p>linphone_core_find_payload_type</text:p>
          </table:table-cell>
          <table:table-cell table:style-name="Default" table:formula="of:=['RAW Linphone'.E201]" office:value-type="string" office:string-value="signature:(LinphoneCore* lc, const char* type, int rate, int channels)">
            <text:p>signature:(LinphoneCore* lc, const char* type, 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202]" office:value-type="string" office:string-value="coreapi/linphonecore.h">
            <text:p>coreapi/linphonecore.h</text:p>
          </table:table-cell>
          <table:table-cell table:style-name="Default" table:formula="of:=SUBSTITUTE(['RAW Linphone'.D202];&quot;line:&quot;;&quot;&quot;)" office:value-type="string" office:string-value="1030">
            <text:p>1030</text:p>
          </table:table-cell>
          <table:table-cell table:style-name="Default" table:formula="of:=SUBSTITUTE(['RAW Linphone'.F202];&quot;returntype:&quot;;&quot;&quot;)" office:value-type="string" office:string-value="constMSList*">
            <text:p>constMSList*</text:p>
          </table:table-cell>
          <table:table-cell table:style-name="Default" table:formula="of:=['RAW Linphone'.A202]" office:value-type="string" office:string-value="linphone_core_get_audio_codecs">
            <text:p>linphone_core_get_audio_codecs</text:p>
          </table:table-cell>
          <table:table-cell table:style-name="Default" table:formula="of:=['RAW Linphone'.E20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3]" office:value-type="string" office:string-value="coreapi/linphonecore.h">
            <text:p>coreapi/linphonecore.h</text:p>
          </table:table-cell>
          <table:table-cell table:style-name="Default" table:formula="of:=SUBSTITUTE(['RAW Linphone'.D203];&quot;line:&quot;;&quot;&quot;)" office:value-type="string" office:string-value="1447">
            <text:p>1447</text:p>
          </table:table-cell>
          <table:table-cell table:style-name="Default" table:formula="of:=SUBSTITUTE(['RAW Linphone'.F203];&quot;returntype:&quot;;&quot;&quot;)" office:value-type="string" office:string-value="int">
            <text:p>int</text:p>
          </table:table-cell>
          <table:table-cell table:style-name="Default" table:formula="of:=['RAW Linphone'.A203]" office:value-type="string" office:string-value="linphone_core_get_audio_dscp">
            <text:p>linphone_core_get_audio_dscp</text:p>
          </table:table-cell>
          <table:table-cell table:style-name="Default" table:formula="of:=['RAW Linphone'.E20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4]" office:value-type="string" office:string-value="coreapi/linphonecore.h">
            <text:p>coreapi/linphonecore.h</text:p>
          </table:table-cell>
          <table:table-cell table:style-name="Default" table:formula="of:=SUBSTITUTE(['RAW Linphone'.D204];&quot;line:&quot;;&quot;&quot;)" office:value-type="string" office:string-value="1108">
            <text:p>1108</text:p>
          </table:table-cell>
          <table:table-cell table:style-name="Default" table:formula="of:=SUBSTITUTE(['RAW Linphone'.F204];&quot;returntype:&quot;;&quot;&quot;)" office:value-type="string" office:string-value="int">
            <text:p>int</text:p>
          </table:table-cell>
          <table:table-cell table:style-name="Default" table:formula="of:=['RAW Linphone'.A204]" office:value-type="string" office:string-value="linphone_core_get_audio_jittcomp">
            <text:p>linphone_core_get_audio_jittcomp</text:p>
          </table:table-cell>
          <table:table-cell table:style-name="Default" table:formula="of:=['RAW Linphone'.E20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5]" office:value-type="string" office:string-value="coreapi/linphonecore.h">
            <text:p>coreapi/linphonecore.h</text:p>
          </table:table-cell>
          <table:table-cell table:style-name="Default" table:formula="of:=SUBSTITUTE(['RAW Linphone'.D205];&quot;line:&quot;;&quot;&quot;)" office:value-type="string" office:string-value="1120">
            <text:p>1120</text:p>
          </table:table-cell>
          <table:table-cell table:style-name="Default" table:formula="of:=SUBSTITUTE(['RAW Linphone'.F205];&quot;returntype:&quot;;&quot;&quot;)" office:value-type="string" office:string-value="int">
            <text:p>int</text:p>
          </table:table-cell>
          <table:table-cell table:style-name="Default" table:formula="of:=['RAW Linphone'.A205]" office:value-type="string" office:string-value="linphone_core_get_audio_port">
            <text:p>linphone_core_get_audio_port</text:p>
          </table:table-cell>
          <table:table-cell table:style-name="Default" table:formula="of:=['RAW Linphone'.E20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6]" office:value-type="string" office:string-value="coreapi/linphonecore.h">
            <text:p>coreapi/linphonecore.h</text:p>
          </table:table-cell>
          <table:table-cell table:style-name="Default" table:formula="of:=SUBSTITUTE(['RAW Linphone'.D206];&quot;line:&quot;;&quot;&quot;)" office:value-type="string" office:string-value="1122">
            <text:p>1122</text:p>
          </table:table-cell>
          <table:table-cell table:style-name="Default" table:formula="of:=SUBSTITUTE(['RAW Linphone'.F206];&quot;returntype:&quot;;&quot;&quot;)" office:value-type="string" office:string-value="void">
            <text:p>void</text:p>
          </table:table-cell>
          <table:table-cell table:style-name="Default" table:formula="of:=['RAW Linphone'.A206]" office:value-type="string" office:string-value="linphone_core_get_audio_port_range">
            <text:p>linphone_core_get_audio_port_range</text:p>
          </table:table-cell>
          <table:table-cell table:style-name="Default" table:formula="of:=['RAW Linphone'.E206]" office:value-type="string" office:string-value="signature:(const LinphoneCore *lc, int *min_port, int *max_port)">
            <text:p>signature:(const LinphoneCore *lc, int *min_port, int *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07]" office:value-type="string" office:string-value="coreapi/linphonecore.h">
            <text:p>coreapi/linphonecore.h</text:p>
          </table:table-cell>
          <table:table-cell table:style-name="Default" table:formula="of:=SUBSTITUTE(['RAW Linphone'.D207];&quot;line:&quot;;&quot;&quot;)" office:value-type="string" office:string-value="1096">
            <text:p>1096</text:p>
          </table:table-cell>
          <table:table-cell table:style-name="Default" table:formula="of:=SUBSTITUTE(['RAW Linphone'.F207];&quot;returntype:&quot;;&quot;&quot;)" office:value-type="string" office:string-value="constMSList*">
            <text:p>constMSList*</text:p>
          </table:table-cell>
          <table:table-cell table:style-name="Default" table:formula="of:=['RAW Linphone'.A207]" office:value-type="string" office:string-value="linphone_core_get_auth_info_list">
            <text:p>linphone_core_get_auth_info_list</text:p>
          </table:table-cell>
          <table:table-cell table:style-name="Default" table:formula="of:=['RAW Linphone'.E2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8]" office:value-type="string" office:string-value="coreapi/linphonecore.h">
            <text:p>coreapi/linphonecore.h</text:p>
          </table:table-cell>
          <table:table-cell table:style-name="Default" table:formula="of:=SUBSTITUTE(['RAW Linphone'.D208];&quot;line:&quot;;&quot;&quot;)" office:value-type="string" office:string-value="986">
            <text:p>986</text:p>
          </table:table-cell>
          <table:table-cell table:style-name="Default" table:formula="of:=SUBSTITUTE(['RAW Linphone'.F208];&quot;returntype:&quot;;&quot;&quot;)" office:value-type="string" office:string-value="LinphoneCall*">
            <text:p>LinphoneCall*</text:p>
          </table:table-cell>
          <table:table-cell table:style-name="Default" table:formula="of:=['RAW Linphone'.A208]" office:value-type="string" office:string-value="linphone_core_get_call_by_remote_address">
            <text:p>linphone_core_get_call_by_remote_address</text:p>
          </table:table-cell>
          <table:table-cell table:style-name="Default" table:formula="of:=['RAW Linphone'.E208]" office:value-type="string" office:string-value="signature:(LinphoneCore *lc, const char *remote_address)">
            <text:p>signature:(LinphoneCore *lc, const char *remote_address)</text:p>
          </table:table-cell>
          <table:table-cell table:number-columns-repeated="1018"/>
        </table:table-row>
        <table:table-row table:style-name="ro1">
          <table:table-cell table:style-name="Default" table:formula="of:=['RAW Linphone'.B209]" office:value-type="string" office:string-value="coreapi/linphonecore.h">
            <text:p>coreapi/linphonecore.h</text:p>
          </table:table-cell>
          <table:table-cell table:style-name="Default" table:formula="of:=SUBSTITUTE(['RAW Linphone'.D209];&quot;line:&quot;;&quot;&quot;)" office:value-type="string" office:string-value="1250">
            <text:p>1250</text:p>
          </table:table-cell>
          <table:table-cell table:style-name="Default" table:formula="of:=SUBSTITUTE(['RAW Linphone'.F209];&quot;returntype:&quot;;&quot;&quot;)" office:value-type="string" office:string-value="constMSList*">
            <text:p>constMSList*</text:p>
          </table:table-cell>
          <table:table-cell table:style-name="Default" table:formula="of:=['RAW Linphone'.A209]" office:value-type="string" office:string-value="linphone_core_get_call_logs">
            <text:p>linphone_core_get_call_logs</text:p>
          </table:table-cell>
          <table:table-cell table:style-name="Default" table:formula="of:=['RAW Linphone'.E20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0]" office:value-type="string" office:string-value="coreapi/linphonecore.h">
            <text:p>coreapi/linphonecore.h</text:p>
          </table:table-cell>
          <table:table-cell table:style-name="Default" table:formula="of:=SUBSTITUTE(['RAW Linphone'.D210];&quot;line:&quot;;&quot;&quot;)" office:value-type="string" office:string-value="1381">
            <text:p>1381</text:p>
          </table:table-cell>
          <table:table-cell table:style-name="Default" table:formula="of:=SUBSTITUTE(['RAW Linphone'.F210];&quot;returntype:&quot;;&quot;&quot;)" office:value-type="string" office:string-value="constMSList*">
            <text:p>constMSList*</text:p>
          </table:table-cell>
          <table:table-cell table:style-name="Default" table:formula="of:=['RAW Linphone'.A210]" office:value-type="string" office:string-value="linphone_core_get_calls">
            <text:p>linphone_core_get_calls</text:p>
          </table:table-cell>
          <table:table-cell table:style-name="Default" table:formula="of:=['RAW Linphone'.E21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1]" office:value-type="string" office:string-value="coreapi/linphonecore.h">
            <text:p>coreapi/linphonecore.h</text:p>
          </table:table-cell>
          <table:table-cell table:style-name="Default" table:formula="of:=SUBSTITUTE(['RAW Linphone'.D211];&quot;line:&quot;;&quot;&quot;)" office:value-type="string" office:string-value="1379">
            <text:p>1379</text:p>
          </table:table-cell>
          <table:table-cell table:style-name="Default" table:formula="of:=SUBSTITUTE(['RAW Linphone'.F211];&quot;returntype:&quot;;&quot;&quot;)" office:value-type="string" office:string-value="int">
            <text:p>int</text:p>
          </table:table-cell>
          <table:table-cell table:style-name="Default" table:formula="of:=['RAW Linphone'.A211]" office:value-type="string" office:string-value="linphone_core_get_calls_nb">
            <text:p>linphone_core_get_calls_nb</text:p>
          </table:table-cell>
          <table:table-cell table:style-name="Default" table:formula="of:=['RAW Linphone'.E21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2]" office:value-type="string" office:string-value="coreapi/linphonecore.h">
            <text:p>coreapi/linphonecore.h</text:p>
          </table:table-cell>
          <table:table-cell table:style-name="Default" table:formula="of:=SUBSTITUTE(['RAW Linphone'.D212];&quot;line:&quot;;&quot;&quot;)" office:value-type="string" office:string-value="1207">
            <text:p>1207</text:p>
          </table:table-cell>
          <table:table-cell table:style-name="Default" table:formula="of:=SUBSTITUTE(['RAW Linphone'.F212];&quot;returntype:&quot;;&quot;&quot;)" office:value-type="string" office:string-value="const char*">
            <text:p>const char*</text:p>
          </table:table-cell>
          <table:table-cell table:style-name="Default" table:formula="of:=['RAW Linphone'.A212]" office:value-type="string" office:string-value="linphone_core_get_capture_device">
            <text:p>linphone_core_get_capture_device</text:p>
          </table:table-cell>
          <table:table-cell table:style-name="Default" table:formula="of:=['RAW Linphone'.E21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3]" office:value-type="string" office:string-value="coreapi/linphonecore.h">
            <text:p>coreapi/linphonecore.h</text:p>
          </table:table-cell>
          <table:table-cell table:style-name="Default" table:formula="of:=SUBSTITUTE(['RAW Linphone'.D213];&quot;line:&quot;;&quot;&quot;)" office:value-type="string" office:string-value="1402">
            <text:p>1402</text:p>
          </table:table-cell>
          <table:table-cell table:style-name="Default" table:formula="of:=SUBSTITUTE(['RAW Linphone'.F213];&quot;returntype:&quot;;&quot;&quot;)" office:value-type="string" office:string-value="float">
            <text:p>float</text:p>
          </table:table-cell>
          <table:table-cell table:style-name="Default" table:formula="of:=['RAW Linphone'.A213]" office:value-type="string" office:string-value="linphone_core_get_conference_local_input_volume">
            <text:p>linphone_core_get_conference_local_input_volume</text:p>
          </table:table-cell>
          <table:table-cell table:style-name="Default" table:formula="of:=['RAW Linphone'.E21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4]" office:value-type="string" office:string-value="coreapi/linphonecore.h">
            <text:p>coreapi/linphonecore.h</text:p>
          </table:table-cell>
          <table:table-cell table:style-name="Default" table:formula="of:=SUBSTITUTE(['RAW Linphone'.D214];&quot;line:&quot;;&quot;&quot;)" office:value-type="string" office:string-value="1405">
            <text:p>1405</text:p>
          </table:table-cell>
          <table:table-cell table:style-name="Default" table:formula="of:=SUBSTITUTE(['RAW Linphone'.F214];&quot;returntype:&quot;;&quot;&quot;)" office:value-type="string" office:string-value="int">
            <text:p>int</text:p>
          </table:table-cell>
          <table:table-cell table:style-name="Default" table:formula="of:=['RAW Linphone'.A214]" office:value-type="string" office:string-value="linphone_core_get_conference_size">
            <text:p>linphone_core_get_conference_size</text:p>
          </table:table-cell>
          <table:table-cell table:style-name="Default" table:formula="of:=['RAW Linphone'.E21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5]" office:value-type="string" office:string-value="coreapi/linphonecore.h">
            <text:p>coreapi/linphonecore.h</text:p>
          </table:table-cell>
          <table:table-cell table:style-name="Default" table:formula="of:=SUBSTITUTE(['RAW Linphone'.D215];&quot;line:&quot;;&quot;&quot;)" office:value-type="string" office:string-value="1351">
            <text:p>1351</text:p>
          </table:table-cell>
          <table:table-cell table:style-name="Default" table:formula="of:=SUBSTITUTE(['RAW Linphone'.F215];&quot;returntype:&quot;;&quot;&quot;)" office:value-type="string" office:string-value="struct_LpConfig*">
            <text:p>struct_LpConfig*</text:p>
          </table:table-cell>
          <table:table-cell table:style-name="Default" table:formula="of:=['RAW Linphone'.A215]" office:value-type="string" office:string-value="linphone_core_get_config">
            <text:p>linphone_core_get_config</text:p>
          </table:table-cell>
          <table:table-cell table:style-name="Default" table:formula="of:=['RAW Linphone'.E2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6]" office:value-type="string" office:string-value="coreapi/linphonecore.h">
            <text:p>coreapi/linphonecore.h</text:p>
          </table:table-cell>
          <table:table-cell table:style-name="Default" table:formula="of:=SUBSTITUTE(['RAW Linphone'.D216];&quot;line:&quot;;&quot;&quot;)" office:value-type="string" office:string-value="958">
            <text:p>958</text:p>
          </table:table-cell>
          <table:table-cell table:style-name="Default" table:formula="of:=SUBSTITUTE(['RAW Linphone'.F216];&quot;returntype:&quot;;&quot;&quot;)" office:value-type="string" office:string-value="LinphoneCall*">
            <text:p>LinphoneCall*</text:p>
          </table:table-cell>
          <table:table-cell table:style-name="Default" table:formula="of:=['RAW Linphone'.A216]" office:value-type="string" office:string-value="linphone_core_get_current_call">
            <text:p>linphone_core_get_current_call</text:p>
          </table:table-cell>
          <table:table-cell table:style-name="Default" table:formula="of:=['RAW Linphone'.E21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7]" office:value-type="string" office:string-value="coreapi/linphonecore.h">
            <text:p>coreapi/linphonecore.h</text:p>
          </table:table-cell>
          <table:table-cell table:style-name="Default" table:formula="of:=SUBSTITUTE(['RAW Linphone'.D217];&quot;line:&quot;;&quot;&quot;)" office:value-type="string" office:string-value="1316">
            <text:p>1316</text:p>
          </table:table-cell>
          <table:table-cell table:style-name="Default" table:formula="of:=SUBSTITUTE(['RAW Linphone'.F217];&quot;returntype:&quot;;&quot;&quot;)" office:value-type="string" office:string-value="int">
            <text:p>int</text:p>
          </table:table-cell>
          <table:table-cell table:style-name="Default" table:formula="of:=['RAW Linphone'.A217]" office:value-type="string" office:string-value="linphone_core_get_current_call_duration">
            <text:p>linphone_core_get_current_call_duration</text:p>
          </table:table-cell>
          <table:table-cell table:style-name="Default" table:formula="of:=['RAW Linphone'.E21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8]" office:value-type="string" office:string-value="coreapi/linphonecore.h">
            <text:p>coreapi/linphonecore.h</text:p>
          </table:table-cell>
          <table:table-cell table:style-name="Default" table:formula="of:=SUBSTITUTE(['RAW Linphone'.D218];&quot;line:&quot;;&quot;&quot;)" office:value-type="string" office:string-value="364">
            <text:p>364</text:p>
          </table:table-cell>
          <table:table-cell table:style-name="Default" table:formula="of:=SUBSTITUTE(['RAW Linphone'.F218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218]" office:value-type="string" office:string-value="linphone_core_get_current_call_remote_address">
            <text:p>linphone_core_get_current_call_remote_address</text:p>
          </table:table-cell>
          <table:table-cell table:style-name="Default" table:formula="of:=['RAW Linphone'.E218]" office:value-type="string" office:string-value="signature:(struct _LinphoneCore *lc)">
            <text:p>signature:(struct _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9]" office:value-type="string" office:string-value="coreapi/linphonecore.h">
            <text:p>coreapi/linphonecore.h</text:p>
          </table:table-cell>
          <table:table-cell table:style-name="Default" table:formula="of:=SUBSTITUTE(['RAW Linphone'.D219];&quot;line:&quot;;&quot;&quot;)" office:value-type="string" office:string-value="1377">
            <text:p>1377</text:p>
          </table:table-cell>
          <table:table-cell table:style-name="Default" table:formula="of:=SUBSTITUTE(['RAW Linphone'.F219];&quot;returntype:&quot;;&quot;&quot;)" office:value-type="string" office:string-value="int">
            <text:p>int</text:p>
          </table:table-cell>
          <table:table-cell table:style-name="Default" table:formula="of:=['RAW Linphone'.A219]" office:value-type="string" office:string-value="linphone_core_get_current_call_stats">
            <text:p>linphone_core_get_current_call_stats</text:p>
          </table:table-cell>
          <table:table-cell table:style-name="Default" table:formula="of:=['RAW Linphone'.E219]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number-columns-repeated="1018"/>
        </table:table-row>
        <table:table-row table:style-name="ro1">
          <table:table-cell table:style-name="Default" table:formula="of:=['RAW Linphone'.B220]" office:value-type="string" office:string-value="coreapi/linphonecore.h">
            <text:p>coreapi/linphonecore.h</text:p>
          </table:table-cell>
          <table:table-cell table:style-name="Default" table:formula="of:=SUBSTITUTE(['RAW Linphone'.D220];&quot;line:&quot;;&quot;&quot;)" office:value-type="string" office:string-value="1090">
            <text:p>1090</text:p>
          </table:table-cell>
          <table:table-cell table:style-name="Default" table:formula="of:=SUBSTITUTE(['RAW Linphone'.F220];&quot;returntype:&quot;;&quot;&quot;)" office:value-type="string" office:string-value="int">
            <text:p>int</text:p>
          </table:table-cell>
          <table:table-cell table:style-name="Default" table:formula="of:=['RAW Linphone'.A220]" office:value-type="string" office:string-value="linphone_core_get_default_proxy">
            <text:p>linphone_core_get_default_proxy</text:p>
          </table:table-cell>
          <table:table-cell table:style-name="Default" table:formula="of:=['RAW Linphone'.E220]" office:value-type="string" office:string-value="signature:(LinphoneCore *lc, LinphoneProxyConfig **config)">
            <text:p>signature:(LinphoneCore *lc, LinphoneProxyConfig *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21]" office:value-type="string" office:string-value="coreapi/linphonecore.h">
            <text:p>coreapi/linphonecore.h</text:p>
          </table:table-cell>
          <table:table-cell table:style-name="Default" table:formula="of:=SUBSTITUTE(['RAW Linphone'.D221];&quot;line:&quot;;&quot;&quot;)" office:value-type="string" office:string-value="1302">
            <text:p>1302</text:p>
          </table:table-cell>
          <table:table-cell table:style-name="Default" table:formula="of:=SUBSTITUTE(['RAW Linphone'.F221];&quot;returntype:&quot;;&quot;&quot;)" office:value-type="string" office:string-value="int">
            <text:p>int</text:p>
          </table:table-cell>
          <table:table-cell table:style-name="Default" table:formula="of:=['RAW Linphone'.A221]" office:value-type="string" office:string-value="linphone_core_get_device_rotation">
            <text:p>linphone_core_get_device_rotation</text:p>
          </table:table-cell>
          <table:table-cell table:style-name="Default" table:formula="of:=['RAW Linphone'.E221]" office:value-type="string" office:string-value="signature:(LinphoneCore *lc )">
            <text:p>signature:(LinphoneCore *lc )</text:p>
          </table:table-cell>
          <table:table-cell table:number-columns-repeated="1018"/>
        </table:table-row>
        <table:table-row table:style-name="ro1">
          <table:table-cell table:style-name="Default" table:formula="of:=['RAW Linphone'.B222]" office:value-type="string" office:string-value="coreapi/linphonecore.h">
            <text:p>coreapi/linphonecore.h</text:p>
          </table:table-cell>
          <table:table-cell table:style-name="Default" table:formula="of:=SUBSTITUTE(['RAW Linphone'.D222];&quot;line:&quot;;&quot;&quot;)" office:value-type="string" office:string-value="1008">
            <text:p>1008</text:p>
          </table:table-cell>
          <table:table-cell table:style-name="Default" table:formula="of:=SUBSTITUTE(['RAW Linphone'.F222];&quot;returntype:&quot;;&quot;&quot;)" office:value-type="string" office:string-value="int">
            <text:p>int</text:p>
          </table:table-cell>
          <table:table-cell table:style-name="Default" table:formula="of:=['RAW Linphone'.A222]" office:value-type="string" office:string-value="linphone_core_get_download_bandwidth">
            <text:p>linphone_core_get_download_bandwidth</text:p>
          </table:table-cell>
          <table:table-cell table:style-name="Default" table:formula="of:=['RAW Linphone'.E22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3]" office:value-type="string" office:string-value="coreapi/linphonecore.h">
            <text:p>coreapi/linphonecore.h</text:p>
          </table:table-cell>
          <table:table-cell table:style-name="Default" table:formula="of:=SUBSTITUTE(['RAW Linphone'.D223];&quot;line:&quot;;&quot;&quot;)" office:value-type="string" office:string-value="1023">
            <text:p>1023</text:p>
          </table:table-cell>
          <table:table-cell table:style-name="Default" table:formula="of:=SUBSTITUTE(['RAW Linphone'.F223];&quot;returntype:&quot;;&quot;&quot;)" office:value-type="string" office:string-value="int">
            <text:p>int</text:p>
          </table:table-cell>
          <table:table-cell table:style-name="Default" table:formula="of:=['RAW Linphone'.A223]" office:value-type="string" office:string-value="linphone_core_get_download_ptime">
            <text:p>linphone_core_get_download_ptime</text:p>
          </table:table-cell>
          <table:table-cell table:style-name="Default" table:formula="of:=['RAW Linphone'.E22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4]" office:value-type="string" office:string-value="coreapi/linphonecore.h">
            <text:p>coreapi/linphonecore.h</text:p>
          </table:table-cell>
          <table:table-cell table:style-name="Default" table:formula="of:=SUBSTITUTE(['RAW Linphone'.D224];&quot;line:&quot;;&quot;&quot;)" office:value-type="string" office:string-value="1181">
            <text:p>1181</text:p>
          </table:table-cell>
          <table:table-cell table:style-name="Default" table:formula="of:=SUBSTITUTE(['RAW Linphone'.F224];&quot;returntype:&quot;;&quot;&quot;)" office:value-type="string" office:string-value="LinphoneFirewallPolicy">
            <text:p>LinphoneFirewallPolicy</text:p>
          </table:table-cell>
          <table:table-cell table:style-name="Default" table:formula="of:=['RAW Linphone'.A224]" office:value-type="string" office:string-value="linphone_core_get_firewall_policy">
            <text:p>linphone_core_get_firewall_policy</text:p>
          </table:table-cell>
          <table:table-cell table:style-name="Default" table:formula="of:=['RAW Linphone'.E22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5]" office:value-type="string" office:string-value="coreapi/linphonecore.h">
            <text:p>coreapi/linphonecore.h</text:p>
          </table:table-cell>
          <table:table-cell table:style-name="Default" table:formula="of:=SUBSTITUTE(['RAW Linphone'.D225];&quot;line:&quot;;&quot;&quot;)" office:value-type="string" office:string-value="1383">
            <text:p>1383</text:p>
          </table:table-cell>
          <table:table-cell table:style-name="Default" table:formula="of:=SUBSTITUTE(['RAW Linphone'.F225];&quot;returntype:&quot;;&quot;&quot;)" office:value-type="string" office:string-value="LinphoneGlobalState">
            <text:p>LinphoneGlobalState</text:p>
          </table:table-cell>
          <table:table-cell table:style-name="Default" table:formula="of:=['RAW Linphone'.A225]" office:value-type="string" office:string-value="linphone_core_get_global_state">
            <text:p>linphone_core_get_global_state</text:p>
          </table:table-cell>
          <table:table-cell table:style-name="Default" table:formula="of:=['RAW Linphone'.E22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6]" office:value-type="string" office:string-value="coreapi/linphonecore.h">
            <text:p>coreapi/linphonecore.h</text:p>
          </table:table-cell>
          <table:table-cell table:style-name="Default" table:formula="of:=SUBSTITUTE(['RAW Linphone'.D226];&quot;line:&quot;;&quot;&quot;)" office:value-type="string" office:string-value="997">
            <text:p>997</text:p>
          </table:table-cell>
          <table:table-cell table:style-name="Default" table:formula="of:=SUBSTITUTE(['RAW Linphone'.F226];&quot;returntype:&quot;;&quot;&quot;)" office:value-type="string" office:string-value="bool_t">
            <text:p>bool_t</text:p>
          </table:table-cell>
          <table:table-cell table:style-name="Default" table:formula="of:=['RAW Linphone'.A226]" office:value-type="string" office:string-value="linphone_core_get_guess_hostname">
            <text:p>linphone_core_get_guess_hostname</text:p>
          </table:table-cell>
          <table:table-cell table:style-name="Default" table:formula="of:=['RAW Linphone'.E22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7]" office:value-type="string" office:string-value="coreapi/linphonecore.h">
            <text:p>coreapi/linphonecore.h</text:p>
          </table:table-cell>
          <table:table-cell table:style-name="Default" table:formula="of:=SUBSTITUTE(['RAW Linphone'.D227];&quot;line:&quot;;&quot;&quot;)" office:value-type="string" office:string-value="1003">
            <text:p>1003</text:p>
          </table:table-cell>
          <table:table-cell table:style-name="Default" table:formula="of:=SUBSTITUTE(['RAW Linphone'.F227];&quot;returntype:&quot;;&quot;&quot;)" office:value-type="string" office:string-value="const char*">
            <text:p>const char*</text:p>
          </table:table-cell>
          <table:table-cell table:style-name="Default" table:formula="of:=['RAW Linphone'.A227]" office:value-type="string" office:string-value="linphone_core_get_identity">
            <text:p>linphone_core_get_identity</text:p>
          </table:table-cell>
          <table:table-cell table:style-name="Default" table:formula="of:=['RAW Linphone'.E22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8]" office:value-type="string" office:string-value="coreapi/linphonecore.h">
            <text:p>coreapi/linphonecore.h</text:p>
          </table:table-cell>
          <table:table-cell table:style-name="Default" table:formula="of:=SUBSTITUTE(['RAW Linphone'.D228];&quot;line:&quot;;&quot;&quot;)" office:value-type="string" office:string-value="994">
            <text:p>994</text:p>
          </table:table-cell>
          <table:table-cell table:style-name="Default" table:formula="of:=SUBSTITUTE(['RAW Linphone'.F228];&quot;returntype:&quot;;&quot;&quot;)" office:value-type="string" office:string-value="const char*">
            <text:p>const char*</text:p>
          </table:table-cell>
          <table:table-cell table:style-name="Default" table:formula="of:=['RAW Linphone'.A228]" office:value-type="string" office:string-value="linphone_core_get_identity">
            <text:p>linphone_core_get_identity</text:p>
          </table:table-cell>
          <table:table-cell table:style-name="Default" table:formula="of:=['RAW Linphone'.E22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9]" office:value-type="string" office:string-value="coreapi/linphonecore.h">
            <text:p>coreapi/linphonecore.h</text:p>
          </table:table-cell>
          <table:table-cell table:style-name="Default" table:formula="of:=SUBSTITUTE(['RAW Linphone'.D229];&quot;line:&quot;;&quot;&quot;)" office:value-type="string" office:string-value="1169">
            <text:p>1169</text:p>
          </table:table-cell>
          <table:table-cell table:style-name="Default" table:formula="of:=SUBSTITUTE(['RAW Linphone'.F229];&quot;returntype:&quot;;&quot;&quot;)" office:value-type="string" office:string-value="int">
            <text:p>int</text:p>
          </table:table-cell>
          <table:table-cell table:style-name="Default" table:formula="of:=['RAW Linphone'.A229]" office:value-type="string" office:string-value="linphone_core_get_in_call_timeout">
            <text:p>linphone_core_get_in_call_timeout</text:p>
          </table:table-cell>
          <table:table-cell table:style-name="Default" table:formula="of:=['RAW Linphone'.E22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0]" office:value-type="string" office:string-value="coreapi/linphonecore.h">
            <text:p>coreapi/linphonecore.h</text:p>
          </table:table-cell>
          <table:table-cell table:style-name="Default" table:formula="of:=SUBSTITUTE(['RAW Linphone'.D230];&quot;line:&quot;;&quot;&quot;)" office:value-type="string" office:string-value="1165">
            <text:p>1165</text:p>
          </table:table-cell>
          <table:table-cell table:style-name="Default" table:formula="of:=SUBSTITUTE(['RAW Linphone'.F230];&quot;returntype:&quot;;&quot;&quot;)" office:value-type="string" office:string-value="int">
            <text:p>int</text:p>
          </table:table-cell>
          <table:table-cell table:style-name="Default" table:formula="of:=['RAW Linphone'.A230]" office:value-type="string" office:string-value="linphone_core_get_inc_timeout">
            <text:p>linphone_core_get_inc_timeout</text:p>
          </table:table-cell>
          <table:table-cell table:style-name="Default" table:formula="of:=['RAW Linphone'.E23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1]" office:value-type="string" office:string-value="coreapi/linphonecore.h">
            <text:p>coreapi/linphonecore.h</text:p>
          </table:table-cell>
          <table:table-cell table:style-name="Default" table:formula="of:=SUBSTITUTE(['RAW Linphone'.D231];&quot;line:&quot;;&quot;&quot;)" office:value-type="string" office:string-value="1407">
            <text:p>1407</text:p>
          </table:table-cell>
          <table:table-cell table:style-name="Default" table:formula="of:=SUBSTITUTE(['RAW Linphone'.F231];&quot;returntype:&quot;;&quot;&quot;)" office:value-type="string" office:string-value="int">
            <text:p>int</text:p>
          </table:table-cell>
          <table:table-cell table:style-name="Default" table:formula="of:=['RAW Linphone'.A231]" office:value-type="string" office:string-value="linphone_core_get_max_calls">
            <text:p>linphone_core_get_max_calls</text:p>
          </table:table-cell>
          <table:table-cell table:style-name="Default" table:formula="of:=['RAW Linphone'.E2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2]" office:value-type="string" office:string-value="coreapi/linphonecore.h">
            <text:p>coreapi/linphonecore.h</text:p>
          </table:table-cell>
          <table:table-cell table:style-name="Default" table:formula="of:=SUBSTITUTE(['RAW Linphone'.D232];&quot;line:&quot;;&quot;&quot;)" office:value-type="string" office:string-value="1418">
            <text:p>1418</text:p>
          </table:table-cell>
          <table:table-cell table:style-name="Default" table:formula="of:=SUBSTITUTE(['RAW Linphone'.F232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232]" office:value-type="string" office:string-value="linphone_core_get_media_encryption">
            <text:p>linphone_core_get_media_encryption</text:p>
          </table:table-cell>
          <table:table-cell table:style-name="Default" table:formula="of:=['RAW Linphone'.E23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3]" office:value-type="string" office:string-value="coreapi/linphonecore.h">
            <text:p>coreapi/linphonecore.h</text:p>
          </table:table-cell>
          <table:table-cell table:style-name="Default" table:formula="of:=SUBSTITUTE(['RAW Linphone'.D233];&quot;line:&quot;;&quot;&quot;)" office:value-type="string" office:string-value="1200">
            <text:p>1200</text:p>
          </table:table-cell>
          <table:table-cell table:style-name="Default" table:formula="of:=SUBSTITUTE(['RAW Linphone'.F233];&quot;returntype:&quot;;&quot;&quot;)" office:value-type="string" office:string-value="float">
            <text:p>float</text:p>
          </table:table-cell>
          <table:table-cell table:style-name="Default" table:formula="of:=['RAW Linphone'.A233]" office:value-type="string" office:string-value="linphone_core_get_mic_gain_db">
            <text:p>linphone_core_get_mic_gain_db</text:p>
          </table:table-cell>
          <table:table-cell table:style-name="Default" table:formula="of:=['RAW Linphone'.E23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4]" office:value-type="string" office:string-value="coreapi/linphonecore.h">
            <text:p>coreapi/linphonecore.h</text:p>
          </table:table-cell>
          <table:table-cell table:style-name="Default" table:formula="of:=SUBSTITUTE(['RAW Linphone'.D234];&quot;line:&quot;;&quot;&quot;)" office:value-type="string" office:string-value="1252">
            <text:p>1252</text:p>
          </table:table-cell>
          <table:table-cell table:style-name="Default" table:formula="of:=SUBSTITUTE(['RAW Linphone'.F234];&quot;returntype:&quot;;&quot;&quot;)" office:value-type="string" office:string-value="int">
            <text:p>int</text:p>
          </table:table-cell>
          <table:table-cell table:style-name="Default" table:formula="of:=['RAW Linphone'.A234]" office:value-type="string" office:string-value="linphone_core_get_missed_calls_count">
            <text:p>linphone_core_get_missed_calls_count</text:p>
          </table:table-cell>
          <table:table-cell table:style-name="Default" table:formula="of:=['RAW Linphone'.E23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5]" office:value-type="string" office:string-value="coreapi/linphonecore.h">
            <text:p>coreapi/linphonecore.h</text:p>
          </table:table-cell>
          <table:table-cell table:style-name="Default" table:formula="of:=SUBSTITUTE(['RAW Linphone'.D235];&quot;line:&quot;;&quot;&quot;)" office:value-type="string" office:string-value="1319">
            <text:p>1319</text:p>
          </table:table-cell>
          <table:table-cell table:style-name="Default" table:formula="of:=SUBSTITUTE(['RAW Linphone'.F235];&quot;returntype:&quot;;&quot;&quot;)" office:value-type="string" office:string-value="int">
            <text:p>int</text:p>
          </table:table-cell>
          <table:table-cell table:style-name="Default" table:formula="of:=['RAW Linphone'.A235]" office:value-type="string" office:string-value="linphone_core_get_mtu">
            <text:p>linphone_core_get_mtu</text:p>
          </table:table-cell>
          <table:table-cell table:style-name="Default" table:formula="of:=['RAW Linphone'.E23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6]" office:value-type="string" office:string-value="coreapi/linphonecore.h">
            <text:p>coreapi/linphonecore.h</text:p>
          </table:table-cell>
          <table:table-cell table:style-name="Default" table:formula="of:=SUBSTITUTE(['RAW Linphone'.D236];&quot;line:&quot;;&quot;&quot;)" office:value-type="string" office:string-value="1177">
            <text:p>1177</text:p>
          </table:table-cell>
          <table:table-cell table:style-name="Default" table:formula="of:=SUBSTITUTE(['RAW Linphone'.F236];&quot;returntype:&quot;;&quot;&quot;)" office:value-type="string" office:string-value="const char*">
            <text:p>const char*</text:p>
          </table:table-cell>
          <table:table-cell table:style-name="Default" table:formula="of:=['RAW Linphone'.A236]" office:value-type="string" office:string-value="linphone_core_get_nat_address">
            <text:p>linphone_core_get_nat_address</text:p>
          </table:table-cell>
          <table:table-cell table:style-name="Default" table:formula="of:=['RAW Linphone'.E23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7]" office:value-type="string" office:string-value="coreapi/linphonecore.h">
            <text:p>coreapi/linphonecore.h</text:p>
          </table:table-cell>
          <table:table-cell table:style-name="Default" table:formula="of:=SUBSTITUTE(['RAW Linphone'.D237];&quot;line:&quot;;&quot;&quot;)" office:value-type="string" office:string-value="1298">
            <text:p>1298</text:p>
          </table:table-cell>
          <table:table-cell table:style-name="Default" table:formula="of:=SUBSTITUTE(['RAW Linphone'.F237];&quot;returntype:&quot;;&quot;&quot;)" office:value-type="string" office:string-value="unsigned long">
            <text:p>unsigned long</text:p>
          </table:table-cell>
          <table:table-cell table:style-name="Default" table:formula="of:=['RAW Linphone'.A237]" office:value-type="string" office:string-value="linphone_core_get_native_preview_window_id">
            <text:p>linphone_core_get_native_preview_window_id</text:p>
          </table:table-cell>
          <table:table-cell table:style-name="Default" table:formula="of:=['RAW Linphone'.E23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8]" office:value-type="string" office:string-value="coreapi/linphonecore.h">
            <text:p>coreapi/linphonecore.h</text:p>
          </table:table-cell>
          <table:table-cell table:style-name="Default" table:formula="of:=SUBSTITUTE(['RAW Linphone'.D238];&quot;line:&quot;;&quot;&quot;)" office:value-type="string" office:string-value="1295">
            <text:p>1295</text:p>
          </table:table-cell>
          <table:table-cell table:style-name="Default" table:formula="of:=SUBSTITUTE(['RAW Linphone'.F238];&quot;returntype:&quot;;&quot;&quot;)" office:value-type="string" office:string-value="unsigned long">
            <text:p>unsigned long</text:p>
          </table:table-cell>
          <table:table-cell table:style-name="Default" table:formula="of:=['RAW Linphone'.A238]" office:value-type="string" office:string-value="linphone_core_get_native_video_window_id">
            <text:p>linphone_core_get_native_video_window_id</text:p>
          </table:table-cell>
          <table:table-cell table:style-name="Default" table:formula="of:=['RAW Linphone'.E23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9]" office:value-type="string" office:string-value="coreapi/linphonecore.h">
            <text:p>coreapi/linphonecore.h</text:p>
          </table:table-cell>
          <table:table-cell table:style-name="Default" table:formula="of:=SUBSTITUTE(['RAW Linphone'.D239];&quot;line:&quot;;&quot;&quot;)" office:value-type="string" office:string-value="1128">
            <text:p>1128</text:p>
          </table:table-cell>
          <table:table-cell table:style-name="Default" table:formula="of:=SUBSTITUTE(['RAW Linphone'.F239];&quot;returntype:&quot;;&quot;&quot;)" office:value-type="string" office:string-value="int">
            <text:p>int</text:p>
          </table:table-cell>
          <table:table-cell table:style-name="Default" table:formula="of:=['RAW Linphone'.A239]" office:value-type="string" office:string-value="linphone_core_get_nortp_timeout">
            <text:p>linphone_core_get_nortp_timeout</text:p>
          </table:table-cell>
          <table:table-cell table:style-name="Default" table:formula="of:=['RAW Linphone'.E23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0]" office:value-type="string" office:string-value="coreapi/linphonecore.h">
            <text:p>coreapi/linphonecore.h</text:p>
          </table:table-cell>
          <table:table-cell table:style-name="Default" table:formula="of:=SUBSTITUTE(['RAW Linphone'.D240];&quot;line:&quot;;&quot;&quot;)" office:value-type="string" office:string-value="1066">
            <text:p>1066</text:p>
          </table:table-cell>
          <table:table-cell table:style-name="Default" table:formula="of:=SUBSTITUTE(['RAW Linphone'.F240];&quot;returntype:&quot;;&quot;&quot;)" office:value-type="string" office:string-value="const char*">
            <text:p>const char*</text:p>
          </table:table-cell>
          <table:table-cell table:style-name="Default" table:formula="of:=['RAW Linphone'.A240]" office:value-type="string" office:string-value="linphone_core_get_payload_type_description">
            <text:p>linphone_core_get_payload_type_description</text:p>
          </table:table-cell>
          <table:table-cell table:style-name="Default" table:formula="of:=['RAW Linphone'.E24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41]" office:value-type="string" office:string-value="coreapi/linphonecore.h">
            <text:p>coreapi/linphonecore.h</text:p>
          </table:table-cell>
          <table:table-cell table:style-name="Default" table:formula="of:=SUBSTITUTE(['RAW Linphone'.D241];&quot;line:&quot;;&quot;&quot;)" office:value-type="string" office:string-value="1064">
            <text:p>1064</text:p>
          </table:table-cell>
          <table:table-cell table:style-name="Default" table:formula="of:=SUBSTITUTE(['RAW Linphone'.F241];&quot;returntype:&quot;;&quot;&quot;)" office:value-type="string" office:string-value="int">
            <text:p>int</text:p>
          </table:table-cell>
          <table:table-cell table:style-name="Default" table:formula="of:=['RAW Linphone'.A241]" office:value-type="string" office:string-value="linphone_core_get_payload_type_number">
            <text:p>linphone_core_get_payload_type_number</text:p>
          </table:table-cell>
          <table:table-cell table:style-name="Default" table:formula="of:=['RAW Linphone'.E241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42]" office:value-type="string" office:string-value="coreapi/linphonecore.h">
            <text:p>coreapi/linphonecore.h</text:p>
          </table:table-cell>
          <table:table-cell table:style-name="Default" table:formula="of:=SUBSTITUTE(['RAW Linphone'.D242];&quot;line:&quot;;&quot;&quot;)" office:value-type="string" office:string-value="1194">
            <text:p>1194</text:p>
          </table:table-cell>
          <table:table-cell table:style-name="Default" table:formula="of:=SUBSTITUTE(['RAW Linphone'.F242];&quot;returntype:&quot;;&quot;&quot;)" office:value-type="string" office:string-value="int">
            <text:p>int</text:p>
          </table:table-cell>
          <table:table-cell table:style-name="Default" table:formula="of:=['RAW Linphone'.A242]" office:value-type="string" office:string-value="linphone_core_get_play_level">
            <text:p>linphone_core_get_play_level</text:p>
          </table:table-cell>
          <table:table-cell table:style-name="Default" table:formula="of:=['RAW Linphone'.E24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3]" office:value-type="string" office:string-value="coreapi/linphonecore.h">
            <text:p>coreapi/linphonecore.h</text:p>
          </table:table-cell>
          <table:table-cell table:style-name="Default" table:formula="of:=SUBSTITUTE(['RAW Linphone'.D243];&quot;line:&quot;;&quot;&quot;)" office:value-type="string" office:string-value="1206">
            <text:p>1206</text:p>
          </table:table-cell>
          <table:table-cell table:style-name="Default" table:formula="of:=SUBSTITUTE(['RAW Linphone'.F243];&quot;returntype:&quot;;&quot;&quot;)" office:value-type="string" office:string-value="const char*">
            <text:p>const char*</text:p>
          </table:table-cell>
          <table:table-cell table:style-name="Default" table:formula="of:=['RAW Linphone'.A243]" office:value-type="string" office:string-value="linphone_core_get_playback_device">
            <text:p>linphone_core_get_playback_device</text:p>
          </table:table-cell>
          <table:table-cell table:style-name="Default" table:formula="of:=['RAW Linphone'.E24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4]" office:value-type="string" office:string-value="coreapi/linphonecore.h">
            <text:p>coreapi/linphonecore.h</text:p>
          </table:table-cell>
          <table:table-cell table:style-name="Default" table:formula="of:=SUBSTITUTE(['RAW Linphone'.D244];&quot;line:&quot;;&quot;&quot;)" office:value-type="string" office:string-value="1202">
            <text:p>1202</text:p>
          </table:table-cell>
          <table:table-cell table:style-name="Default" table:formula="of:=SUBSTITUTE(['RAW Linphone'.F244];&quot;returntype:&quot;;&quot;&quot;)" office:value-type="string" office:string-value="float">
            <text:p>float</text:p>
          </table:table-cell>
          <table:table-cell table:style-name="Default" table:formula="of:=['RAW Linphone'.A244]" office:value-type="string" office:string-value="linphone_core_get_playback_gain_db">
            <text:p>linphone_core_get_playback_gain_db</text:p>
          </table:table-cell>
          <table:table-cell table:style-name="Default" table:formula="of:=['RAW Linphone'.E24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5]" office:value-type="string" office:string-value="coreapi/linphonecore.h">
            <text:p>coreapi/linphonecore.h</text:p>
          </table:table-cell>
          <table:table-cell table:style-name="Default" table:formula="of:=SUBSTITUTE(['RAW Linphone'.D245];&quot;line:&quot;;&quot;&quot;)" office:value-type="string" office:string-value="1270">
            <text:p>1270</text:p>
          </table:table-cell>
          <table:table-cell table:style-name="Default" table:formula="of:=SUBSTITUTE(['RAW Linphone'.F245];&quot;returntype:&quot;;&quot;&quot;)" office:value-type="string" office:string-value="MSVideoSize">
            <text:p>MSVideoSize</text:p>
          </table:table-cell>
          <table:table-cell table:style-name="Default" table:formula="of:=['RAW Linphone'.A245]" office:value-type="string" office:string-value="linphone_core_get_preferred_video_size">
            <text:p>linphone_core_get_preferred_video_size</text:p>
          </table:table-cell>
          <table:table-cell table:style-name="Default" table:formula="of:=['RAW Linphone'.E2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6]" office:value-type="string" office:string-value="coreapi/linphonecore.h">
            <text:p>coreapi/linphonecore.h</text:p>
          </table:table-cell>
          <table:table-cell table:style-name="Default" table:formula="of:=SUBSTITUTE(['RAW Linphone'.D246];&quot;line:&quot;;&quot;&quot;)" office:value-type="string" office:string-value="992">
            <text:p>992</text:p>
          </table:table-cell>
          <table:table-cell table:style-name="Default" table:formula="of:=SUBSTITUTE(['RAW Linphone'.F246];&quot;returntype:&quot;;&quot;&quot;)" office:value-type="string" office:string-value="const char*">
            <text:p>const char*</text:p>
          </table:table-cell>
          <table:table-cell table:style-name="Default" table:formula="of:=['RAW Linphone'.A246]" office:value-type="string" office:string-value="linphone_core_get_primary_contact">
            <text:p>linphone_core_get_primary_contact</text:p>
          </table:table-cell>
          <table:table-cell table:style-name="Default" table:formula="of:=['RAW Linphone'.E24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7]" office:value-type="string" office:string-value="coreapi/linphonecore.h">
            <text:p>coreapi/linphonecore.h</text:p>
          </table:table-cell>
          <table:table-cell table:style-name="Default" table:formula="of:=SUBSTITUTE(['RAW Linphone'.D247];&quot;line:&quot;;&quot;&quot;)" office:value-type="string" office:string-value="1002">
            <text:p>1002</text:p>
          </table:table-cell>
          <table:table-cell table:style-name="Default" table:formula="of:=SUBSTITUTE(['RAW Linphone'.F247];&quot;returntype:&quot;;&quot;&quot;)" office:value-type="string" office:string-value="LinphoneAddress*">
            <text:p>LinphoneAddress*</text:p>
          </table:table-cell>
          <table:table-cell table:style-name="Default" table:formula="of:=['RAW Linphone'.A247]" office:value-type="string" office:string-value="linphone_core_get_primary_contact_parsed">
            <text:p>linphone_core_get_primary_contact_parsed</text:p>
          </table:table-cell>
          <table:table-cell table:style-name="Default" table:formula="of:=['RAW Linphone'.E24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8]" office:value-type="string" office:string-value="coreapi/linphonecore.h">
            <text:p>coreapi/linphonecore.h</text:p>
          </table:table-cell>
          <table:table-cell table:style-name="Default" table:formula="of:=SUBSTITUTE(['RAW Linphone'.D248];&quot;line:&quot;;&quot;&quot;)" office:value-type="string" office:string-value="1084">
            <text:p>1084</text:p>
          </table:table-cell>
          <table:table-cell table:style-name="Default" table:formula="of:=SUBSTITUTE(['RAW Linphone'.F248];&quot;returntype:&quot;;&quot;&quot;)" office:value-type="string" office:string-value="constMSList*">
            <text:p>constMSList*</text:p>
          </table:table-cell>
          <table:table-cell table:style-name="Default" table:formula="of:=['RAW Linphone'.A248]" office:value-type="string" office:string-value="linphone_core_get_proxy_config_list">
            <text:p>linphone_core_get_proxy_config_list</text:p>
          </table:table-cell>
          <table:table-cell table:style-name="Default" table:formula="of:=['RAW Linphone'.E24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9]" office:value-type="string" office:string-value="coreapi/linphonecore.h">
            <text:p>coreapi/linphonecore.h</text:p>
          </table:table-cell>
          <table:table-cell table:style-name="Default" table:formula="of:=SUBSTITUTE(['RAW Linphone'.D249];&quot;line:&quot;;&quot;&quot;)" office:value-type="string" office:string-value="1195">
            <text:p>1195</text:p>
          </table:table-cell>
          <table:table-cell table:style-name="Default" table:formula="of:=SUBSTITUTE(['RAW Linphone'.F249];&quot;returntype:&quot;;&quot;&quot;)" office:value-type="string" office:string-value="int">
            <text:p>int</text:p>
          </table:table-cell>
          <table:table-cell table:style-name="Default" table:formula="of:=['RAW Linphone'.A249]" office:value-type="string" office:string-value="linphone_core_get_rec_level">
            <text:p>linphone_core_get_rec_level</text:p>
          </table:table-cell>
          <table:table-cell table:style-name="Default" table:formula="of:=['RAW Linphone'.E24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0]" office:value-type="string" office:string-value="coreapi/linphonecore.h">
            <text:p>coreapi/linphonecore.h</text:p>
          </table:table-cell>
          <table:table-cell table:style-name="Default" table:formula="of:=SUBSTITUTE(['RAW Linphone'.D250];&quot;line:&quot;;&quot;&quot;)" office:value-type="string" office:string-value="1183">
            <text:p>1183</text:p>
          </table:table-cell>
          <table:table-cell table:style-name="Default" table:formula="of:=SUBSTITUTE(['RAW Linphone'.F250];&quot;returntype:&quot;;&quot;&quot;)" office:value-type="string" office:string-value="const char*">
            <text:p>const char*</text:p>
          </table:table-cell>
          <table:table-cell table:style-name="Default" table:formula="of:=['RAW Linphone'.A250]" office:value-type="string" office:string-value="linphone_core_get_relay_addr">
            <text:p>linphone_core_get_relay_addr</text:p>
          </table:table-cell>
          <table:table-cell table:style-name="Default" table:formula="of:=['RAW Linphone'.E25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1]" office:value-type="string" office:string-value="coreapi/linphonecore.h">
            <text:p>coreapi/linphonecore.h</text:p>
          </table:table-cell>
          <table:table-cell table:style-name="Default" table:formula="of:=SUBSTITUTE(['RAW Linphone'.D251];&quot;line:&quot;;&quot;&quot;)" office:value-type="string" office:string-value="1222">
            <text:p>1222</text:p>
          </table:table-cell>
          <table:table-cell table:style-name="Default" table:formula="of:=SUBSTITUTE(['RAW Linphone'.F251];&quot;returntype:&quot;;&quot;&quot;)" office:value-type="string" office:string-value="const char*">
            <text:p>const char*</text:p>
          </table:table-cell>
          <table:table-cell table:style-name="Default" table:formula="of:=['RAW Linphone'.A251]" office:value-type="string" office:string-value="linphone_core_get_remote_ringback_tone">
            <text:p>linphone_core_get_remote_ringback_tone</text:p>
          </table:table-cell>
          <table:table-cell table:style-name="Default" table:formula="of:=['RAW Linphone'.E25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2]" office:value-type="string" office:string-value="coreapi/linphonecore.h">
            <text:p>coreapi/linphonecore.h</text:p>
          </table:table-cell>
          <table:table-cell table:style-name="Default" table:formula="of:=SUBSTITUTE(['RAW Linphone'.D252];&quot;line:&quot;;&quot;&quot;)" office:value-type="string" office:string-value="1214">
            <text:p>1214</text:p>
          </table:table-cell>
          <table:table-cell table:style-name="Default" table:formula="of:=SUBSTITUTE(['RAW Linphone'.F252];&quot;returntype:&quot;;&quot;&quot;)" office:value-type="string" office:string-value="const char*">
            <text:p>const char*</text:p>
          </table:table-cell>
          <table:table-cell table:style-name="Default" table:formula="of:=['RAW Linphone'.A252]" office:value-type="string" office:string-value="linphone_core_get_ring">
            <text:p>linphone_core_get_ring</text:p>
          </table:table-cell>
          <table:table-cell table:style-name="Default" table:formula="of:=['RAW Linphone'.E25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3]" office:value-type="string" office:string-value="coreapi/linphonecore.h">
            <text:p>coreapi/linphonecore.h</text:p>
          </table:table-cell>
          <table:table-cell table:style-name="Default" table:formula="of:=SUBSTITUTE(['RAW Linphone'.D253];&quot;line:&quot;;&quot;&quot;)" office:value-type="string" office:string-value="1193">
            <text:p>1193</text:p>
          </table:table-cell>
          <table:table-cell table:style-name="Default" table:formula="of:=SUBSTITUTE(['RAW Linphone'.F253];&quot;returntype:&quot;;&quot;&quot;)" office:value-type="string" office:string-value="int">
            <text:p>int</text:p>
          </table:table-cell>
          <table:table-cell table:style-name="Default" table:formula="of:=['RAW Linphone'.A253]" office:value-type="string" office:string-value="linphone_core_get_ring_level">
            <text:p>linphone_core_get_ring_level</text:p>
          </table:table-cell>
          <table:table-cell table:style-name="Default" table:formula="of:=['RAW Linphone'.E25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4]" office:value-type="string" office:string-value="coreapi/linphonecore.h">
            <text:p>coreapi/linphonecore.h</text:p>
          </table:table-cell>
          <table:table-cell table:style-name="Default" table:formula="of:=SUBSTITUTE(['RAW Linphone'.D254];&quot;line:&quot;;&quot;&quot;)" office:value-type="string" office:string-value="1219">
            <text:p>1219</text:p>
          </table:table-cell>
          <table:table-cell table:style-name="Default" table:formula="of:=SUBSTITUTE(['RAW Linphone'.F254];&quot;returntype:&quot;;&quot;&quot;)" office:value-type="string" office:string-value="const char*">
            <text:p>const char*</text:p>
          </table:table-cell>
          <table:table-cell table:style-name="Default" table:formula="of:=['RAW Linphone'.A254]" office:value-type="string" office:string-value="linphone_core_get_ringback">
            <text:p>linphone_core_get_ringback</text:p>
          </table:table-cell>
          <table:table-cell table:style-name="Default" table:formula="of:=['RAW Linphone'.E25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5]" office:value-type="string" office:string-value="coreapi/linphonecore.h">
            <text:p>coreapi/linphonecore.h</text:p>
          </table:table-cell>
          <table:table-cell table:style-name="Default" table:formula="of:=SUBSTITUTE(['RAW Linphone'.D255];&quot;line:&quot;;&quot;&quot;)" office:value-type="string" office:string-value="1205">
            <text:p>1205</text:p>
          </table:table-cell>
          <table:table-cell table:style-name="Default" table:formula="of:=SUBSTITUTE(['RAW Linphone'.F255];&quot;returntype:&quot;;&quot;&quot;)" office:value-type="string" office:string-value="const char*">
            <text:p>const char*</text:p>
          </table:table-cell>
          <table:table-cell table:style-name="Default" table:formula="of:=['RAW Linphone'.A255]" office:value-type="string" office:string-value="linphone_core_get_ringer_device">
            <text:p>linphone_core_get_ringer_device</text:p>
          </table:table-cell>
          <table:table-cell table:style-name="Default" table:formula="of:=['RAW Linphone'.E2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6]" office:value-type="string" office:string-value="coreapi/linphonecore.h">
            <text:p>coreapi/linphonecore.h</text:p>
          </table:table-cell>
          <table:table-cell table:style-name="Default" table:formula="of:=SUBSTITUTE(['RAW Linphone'.D256];&quot;line:&quot;;&quot;&quot;)" office:value-type="string" office:string-value="1217">
            <text:p>1217</text:p>
          </table:table-cell>
          <table:table-cell table:style-name="Default" table:formula="of:=SUBSTITUTE(['RAW Linphone'.F256];&quot;returntype:&quot;;&quot;&quot;)" office:value-type="string" office:string-value="const char*">
            <text:p>const char*</text:p>
          </table:table-cell>
          <table:table-cell table:style-name="Default" table:formula="of:=['RAW Linphone'.A256]" office:value-type="string" office:string-value="linphone_core_get_root_ca">
            <text:p>linphone_core_get_root_ca</text:p>
          </table:table-cell>
          <table:table-cell table:style-name="Default" table:formula="of:=['RAW Linphone'.E25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7]" office:value-type="string" office:string-value="coreapi/linphonecore.h">
            <text:p>coreapi/linphonecore.h</text:p>
          </table:table-cell>
          <table:table-cell table:style-name="Default" table:formula="of:=SUBSTITUTE(['RAW Linphone'.D257];&quot;line:&quot;;&quot;&quot;)" office:value-type="string" office:string-value="1245">
            <text:p>1245</text:p>
          </table:table-cell>
          <table:table-cell table:style-name="Default" table:formula="of:=SUBSTITUTE(['RAW Linphone'.F257];&quot;returntype:&quot;;&quot;&quot;)" office:value-type="string" office:string-value="bool_t">
            <text:p>bool_t</text:p>
          </table:table-cell>
          <table:table-cell table:style-name="Default" table:formula="of:=['RAW Linphone'.A257]" office:value-type="string" office:string-value="linphone_core_get_rtp_no_xmit_on_audio_mute">
            <text:p>linphone_core_get_rtp_no_xmit_on_audio_mute</text:p>
          </table:table-cell>
          <table:table-cell table:style-name="Default" table:formula="of:=['RAW Linphone'.E25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8]" office:value-type="string" office:string-value="coreapi/linphonecore.h">
            <text:p>coreapi/linphonecore.h</text:p>
          </table:table-cell>
          <table:table-cell table:style-name="Default" table:formula="of:=SUBSTITUTE(['RAW Linphone'.D258];&quot;line:&quot;;&quot;&quot;)" office:value-type="string" office:string-value="1444">
            <text:p>1444</text:p>
          </table:table-cell>
          <table:table-cell table:style-name="Default" table:formula="of:=SUBSTITUTE(['RAW Linphone'.F258];&quot;returntype:&quot;;&quot;&quot;)" office:value-type="string" office:string-value="int">
            <text:p>int</text:p>
          </table:table-cell>
          <table:table-cell table:style-name="Default" table:formula="of:=['RAW Linphone'.A258]" office:value-type="string" office:string-value="linphone_core_get_sip_dscp">
            <text:p>linphone_core_get_sip_dscp</text:p>
          </table:table-cell>
          <table:table-cell table:style-name="Default" table:formula="of:=['RAW Linphone'.E25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9]" office:value-type="string" office:string-value="coreapi/linphonecore.h">
            <text:p>coreapi/linphonecore.h</text:p>
          </table:table-cell>
          <table:table-cell table:style-name="Default" table:formula="of:=SUBSTITUTE(['RAW Linphone'.D259];&quot;line:&quot;;&quot;&quot;)" office:value-type="string" office:string-value="1150">
            <text:p>1150</text:p>
          </table:table-cell>
          <table:table-cell table:style-name="Default" table:formula="of:=SUBSTITUTE(['RAW Linphone'.F259];&quot;returntype:&quot;;&quot;&quot;)" office:value-type="string" office:string-value="int">
            <text:p>int</text:p>
          </table:table-cell>
          <table:table-cell table:style-name="Default" table:formula="of:=['RAW Linphone'.A259]" office:value-type="string" office:string-value="linphone_core_get_sip_port">
            <text:p>linphone_core_get_sip_port</text:p>
          </table:table-cell>
          <table:table-cell table:style-name="Default" table:formula="of:=['RAW Linphone'.E2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0]" office:value-type="string" office:string-value="coreapi/linphonecore.h">
            <text:p>coreapi/linphonecore.h</text:p>
          </table:table-cell>
          <table:table-cell table:style-name="Default" table:formula="of:=SUBSTITUTE(['RAW Linphone'.D260];&quot;line:&quot;;&quot;&quot;)" office:value-type="string" office:string-value="1357">
            <text:p>1357</text:p>
          </table:table-cell>
          <table:table-cell table:style-name="Default" table:formula="of:=SUBSTITUTE(['RAW Linphone'.F260];&quot;returntype:&quot;;&quot;&quot;)" office:value-type="string" office:string-value="constMSList*">
            <text:p>constMSList*</text:p>
          </table:table-cell>
          <table:table-cell table:style-name="Default" table:formula="of:=['RAW Linphone'.A260]" office:value-type="string" office:string-value="linphone_core_get_sip_setups">
            <text:p>linphone_core_get_sip_setups</text:p>
          </table:table-cell>
          <table:table-cell table:style-name="Default" table:formula="of:=['RAW Linphone'.E26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1]" office:value-type="string" office:string-value="coreapi/linphonecore.h">
            <text:p>coreapi/linphonecore.h</text:p>
          </table:table-cell>
          <table:table-cell table:style-name="Default" table:formula="of:=SUBSTITUTE(['RAW Linphone'.D261];&quot;line:&quot;;&quot;&quot;)" office:value-type="string" office:string-value="1161">
            <text:p>1161</text:p>
          </table:table-cell>
          <table:table-cell table:style-name="Default" table:formula="of:=SUBSTITUTE(['RAW Linphone'.F261];&quot;returntype:&quot;;&quot;&quot;)" office:value-type="string" office:string-value="ortp_socket_t">
            <text:p>ortp_socket_t</text:p>
          </table:table-cell>
          <table:table-cell table:style-name="Default" table:formula="of:=['RAW Linphone'.A261]" office:value-type="string" office:string-value="linphone_core_get_sip_socket">
            <text:p>linphone_core_get_sip_socket</text:p>
          </table:table-cell>
          <table:table-cell table:style-name="Default" table:formula="of:=['RAW Linphone'.E26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2]" office:value-type="string" office:string-value="coreapi/linphonecore.h">
            <text:p>coreapi/linphonecore.h</text:p>
          </table:table-cell>
          <table:table-cell table:style-name="Default" table:formula="of:=SUBSTITUTE(['RAW Linphone'.D262];&quot;line:&quot;;&quot;&quot;)" office:value-type="string" office:string-value="1154">
            <text:p>1154</text:p>
          </table:table-cell>
          <table:table-cell table:style-name="Default" table:formula="of:=SUBSTITUTE(['RAW Linphone'.F262];&quot;returntype:&quot;;&quot;&quot;)" office:value-type="string" office:string-value="int">
            <text:p>int</text:p>
          </table:table-cell>
          <table:table-cell table:style-name="Default" table:formula="of:=['RAW Linphone'.A262]" office:value-type="string" office:string-value="linphone_core_get_sip_transports">
            <text:p>linphone_core_get_sip_transports</text:p>
          </table:table-cell>
          <table:table-cell table:style-name="Default" table:formula="of:=['RAW Linphone'.E262]" office:value-type="string" office:string-value="signature:(LinphoneCore *lc, LCSipTransports *transports)">
            <text:p>signature:(LinphoneCore *lc,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263]" office:value-type="string" office:string-value="coreapi/linphonecore.h">
            <text:p>coreapi/linphonecore.h</text:p>
          </table:table-cell>
          <table:table-cell table:style-name="Default" table:formula="of:=SUBSTITUTE(['RAW Linphone'.D263];&quot;line:&quot;;&quot;&quot;)" office:value-type="string" office:string-value="1189">
            <text:p>1189</text:p>
          </table:table-cell>
          <table:table-cell table:style-name="Default" table:formula="of:=SUBSTITUTE(['RAW Linphone'.F263];&quot;returntype:&quot;;&quot;&quot;)" office:value-type="string" office:string-value="const char**">
            <text:p>const char**</text:p>
          </table:table-cell>
          <table:table-cell table:style-name="Default" table:formula="of:=['RAW Linphone'.A263]" office:value-type="string" office:string-value="linphone_core_get_sound_devices">
            <text:p>linphone_core_get_sound_devices</text:p>
          </table:table-cell>
          <table:table-cell table:style-name="Default" table:formula="of:=['RAW Linphone'.E26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4]" office:value-type="string" office:string-value="coreapi/linphonecore.h">
            <text:p>coreapi/linphonecore.h</text:p>
          </table:table-cell>
          <table:table-cell table:style-name="Default" table:formula="of:=SUBSTITUTE(['RAW Linphone'.D264];&quot;line:&quot;;&quot;&quot;)" office:value-type="string" office:string-value="1211">
            <text:p>1211</text:p>
          </table:table-cell>
          <table:table-cell table:style-name="Default" table:formula="of:=SUBSTITUTE(['RAW Linphone'.F264];&quot;returntype:&quot;;&quot;&quot;)" office:value-type="string" office:string-value="char">
            <text:p>char</text:p>
          </table:table-cell>
          <table:table-cell table:style-name="Default" table:formula="of:=['RAW Linphone'.A264]" office:value-type="string" office:string-value="linphone_core_get_sound_source">
            <text:p>linphone_core_get_sound_source</text:p>
          </table:table-cell>
          <table:table-cell table:style-name="Default" table:formula="of:=['RAW Linphone'.E26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5]" office:value-type="string" office:string-value="coreapi/linphonecore.h">
            <text:p>coreapi/linphonecore.h</text:p>
          </table:table-cell>
          <table:table-cell table:style-name="Default" table:formula="of:=SUBSTITUTE(['RAW Linphone'.D265];&quot;line:&quot;;&quot;&quot;)" office:value-type="string" office:string-value="1288">
            <text:p>1288</text:p>
          </table:table-cell>
          <table:table-cell table:style-name="Default" table:formula="of:=SUBSTITUTE(['RAW Linphone'.F265];&quot;returntype:&quot;;&quot;&quot;)" office:value-type="string" office:string-value="const char*">
            <text:p>const char*</text:p>
          </table:table-cell>
          <table:table-cell table:style-name="Default" table:formula="of:=['RAW Linphone'.A265]" office:value-type="string" office:string-value="linphone_core_get_static_picture">
            <text:p>linphone_core_get_static_picture</text:p>
          </table:table-cell>
          <table:table-cell table:style-name="Default" table:formula="of:=['RAW Linphone'.E26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6]" office:value-type="string" office:string-value="coreapi/linphonecore.h">
            <text:p>coreapi/linphonecore.h</text:p>
          </table:table-cell>
          <table:table-cell table:style-name="Default" table:formula="of:=SUBSTITUTE(['RAW Linphone'.D266];&quot;line:&quot;;&quot;&quot;)" office:value-type="string" office:string-value="1292">
            <text:p>1292</text:p>
          </table:table-cell>
          <table:table-cell table:style-name="Default" table:formula="of:=SUBSTITUTE(['RAW Linphone'.F266];&quot;returntype:&quot;;&quot;&quot;)" office:value-type="string" office:string-value="float">
            <text:p>float</text:p>
          </table:table-cell>
          <table:table-cell table:style-name="Default" table:formula="of:=['RAW Linphone'.A266]" office:value-type="string" office:string-value="linphone_core_get_static_picture_fps">
            <text:p>linphone_core_get_static_picture_fps</text:p>
          </table:table-cell>
          <table:table-cell table:style-name="Default" table:formula="of:=['RAW Linphone'.E26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7]" office:value-type="string" office:string-value="coreapi/linphonecore.h">
            <text:p>coreapi/linphonecore.h</text:p>
          </table:table-cell>
          <table:table-cell table:style-name="Default" table:formula="of:=SUBSTITUTE(['RAW Linphone'.D267];&quot;line:&quot;;&quot;&quot;)" office:value-type="string" office:string-value="1173">
            <text:p>1173</text:p>
          </table:table-cell>
          <table:table-cell table:style-name="Default" table:formula="of:=SUBSTITUTE(['RAW Linphone'.F267];&quot;returntype:&quot;;&quot;&quot;)" office:value-type="string" office:string-value="const char*">
            <text:p>const char*</text:p>
          </table:table-cell>
          <table:table-cell table:style-name="Default" table:formula="of:=['RAW Linphone'.A267]" office:value-type="string" office:string-value="linphone_core_get_stun_server">
            <text:p>linphone_core_get_stun_server</text:p>
          </table:table-cell>
          <table:table-cell table:style-name="Default" table:formula="of:=['RAW Linphone'.E26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8]" office:value-type="string" office:string-value="coreapi/linphonecore.h">
            <text:p>coreapi/linphonecore.h</text:p>
          </table:table-cell>
          <table:table-cell table:style-name="Default" table:formula="of:=SUBSTITUTE(['RAW Linphone'.D268];&quot;line:&quot;;&quot;&quot;)" office:value-type="string" office:string-value="1268">
            <text:p>1268</text:p>
          </table:table-cell>
          <table:table-cell table:style-name="Default" table:formula="of:=SUBSTITUTE(['RAW Linphone'.F268];&quot;returntype:&quot;;&quot;&quot;)" office:value-type="string" office:string-value="constMSVideoSizeDef*">
            <text:p>constMSVideoSizeDef*</text:p>
          </table:table-cell>
          <table:table-cell table:style-name="Default" table:formula="of:=['RAW Linphone'.A268]" office:value-type="string" office:string-value="linphone_core_get_supported_video_sizes">
            <text:p>linphone_core_get_supported_video_sizes</text:p>
          </table:table-cell>
          <table:table-cell table:style-name="Default" table:formula="of:=['RAW Linphone'.E26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9]" office:value-type="string" office:string-value="coreapi/linphonecore.h">
            <text:p>coreapi/linphonecore.h</text:p>
          </table:table-cell>
          <table:table-cell table:style-name="Default" table:formula="of:=SUBSTITUTE(['RAW Linphone'.D269];&quot;line:&quot;;&quot;&quot;)" office:value-type="string" office:string-value="1441">
            <text:p>1441</text:p>
          </table:table-cell>
          <table:table-cell table:style-name="Default" table:formula="of:=SUBSTITUTE(['RAW Linphone'.F269];&quot;returntype:&quot;;&quot;&quot;)" office:value-type="string" office:string-value="LinphoneTunnel*">
            <text:p>LinphoneTunnel*</text:p>
          </table:table-cell>
          <table:table-cell table:style-name="Default" table:formula="of:=['RAW Linphone'.A269]" office:value-type="string" office:string-value="linphone_core_get_tunnel">
            <text:p>linphone_core_get_tunnel</text:p>
          </table:table-cell>
          <table:table-cell table:style-name="Default" table:formula="of:=['RAW Linphone'.E26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0]" office:value-type="string" office:string-value="coreapi/linphonecore.h">
            <text:p>coreapi/linphonecore.h</text:p>
          </table:table-cell>
          <table:table-cell table:style-name="Default" table:formula="of:=SUBSTITUTE(['RAW Linphone'.D270];&quot;line:&quot;;&quot;&quot;)" office:value-type="string" office:string-value="1009">
            <text:p>1009</text:p>
          </table:table-cell>
          <table:table-cell table:style-name="Default" table:formula="of:=SUBSTITUTE(['RAW Linphone'.F270];&quot;returntype:&quot;;&quot;&quot;)" office:value-type="string" office:string-value="int">
            <text:p>int</text:p>
          </table:table-cell>
          <table:table-cell table:style-name="Default" table:formula="of:=['RAW Linphone'.A270]" office:value-type="string" office:string-value="linphone_core_get_upload_bandwidth">
            <text:p>linphone_core_get_upload_bandwidth</text:p>
          </table:table-cell>
          <table:table-cell table:style-name="Default" table:formula="of:=['RAW Linphone'.E27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1]" office:value-type="string" office:string-value="coreapi/linphonecore.h">
            <text:p>coreapi/linphonecore.h</text:p>
          </table:table-cell>
          <table:table-cell table:style-name="Default" table:formula="of:=SUBSTITUTE(['RAW Linphone'.D271];&quot;line:&quot;;&quot;&quot;)" office:value-type="string" office:string-value="1027">
            <text:p>1027</text:p>
          </table:table-cell>
          <table:table-cell table:style-name="Default" table:formula="of:=SUBSTITUTE(['RAW Linphone'.F271];&quot;returntype:&quot;;&quot;&quot;)" office:value-type="string" office:string-value="int">
            <text:p>int</text:p>
          </table:table-cell>
          <table:table-cell table:style-name="Default" table:formula="of:=['RAW Linphone'.A271]" office:value-type="string" office:string-value="linphone_core_get_upload_ptime">
            <text:p>linphone_core_get_upload_ptime</text:p>
          </table:table-cell>
          <table:table-cell table:style-name="Default" table:formula="of:=['RAW Linphone'.E27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2]" office:value-type="string" office:string-value="coreapi/linphonecore.h">
            <text:p>coreapi/linphonecore.h</text:p>
          </table:table-cell>
          <table:table-cell table:style-name="Default" table:formula="of:=SUBSTITUTE(['RAW Linphone'.D272];&quot;line:&quot;;&quot;&quot;)" office:value-type="string" office:string-value="1142">
            <text:p>1142</text:p>
          </table:table-cell>
          <table:table-cell table:style-name="Default" table:formula="of:=SUBSTITUTE(['RAW Linphone'.F272];&quot;returntype:&quot;;&quot;&quot;)" office:value-type="string" office:string-value="bool_t">
            <text:p>bool_t</text:p>
          </table:table-cell>
          <table:table-cell table:style-name="Default" table:formula="of:=['RAW Linphone'.A272]" office:value-type="string" office:string-value="linphone_core_get_use_info_for_dtmf">
            <text:p>linphone_core_get_use_info_for_dtmf</text:p>
          </table:table-cell>
          <table:table-cell table:style-name="Default" table:formula="of:=['RAW Linphone'.E27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3]" office:value-type="string" office:string-value="coreapi/linphonecore.h">
            <text:p>coreapi/linphonecore.h</text:p>
          </table:table-cell>
          <table:table-cell table:style-name="Default" table:formula="of:=SUBSTITUTE(['RAW Linphone'.D273];&quot;line:&quot;;&quot;&quot;)" office:value-type="string" office:string-value="1146">
            <text:p>1146</text:p>
          </table:table-cell>
          <table:table-cell table:style-name="Default" table:formula="of:=SUBSTITUTE(['RAW Linphone'.F273];&quot;returntype:&quot;;&quot;&quot;)" office:value-type="string" office:string-value="bool_t">
            <text:p>bool_t</text:p>
          </table:table-cell>
          <table:table-cell table:style-name="Default" table:formula="of:=['RAW Linphone'.A273]" office:value-type="string" office:string-value="linphone_core_get_use_rfc2833_for_dtmf">
            <text:p>linphone_core_get_use_rfc2833_for_dtmf</text:p>
          </table:table-cell>
          <table:table-cell table:style-name="Default" table:formula="of:=['RAW Linphone'.E2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4]" office:value-type="string" office:string-value="coreapi/linphonecore.h">
            <text:p>coreapi/linphonecore.h</text:p>
          </table:table-cell>
          <table:table-cell table:style-name="Default" table:formula="of:=SUBSTITUTE(['RAW Linphone'.D274];&quot;line:&quot;;&quot;&quot;)" office:value-type="string" office:string-value="912">
            <text:p>912</text:p>
          </table:table-cell>
          <table:table-cell table:style-name="Default" table:formula="of:=SUBSTITUTE(['RAW Linphone'.F274];&quot;returntype:&quot;;&quot;&quot;)" office:value-type="string" office:string-value="const char*">
            <text:p>const char*</text:p>
          </table:table-cell>
          <table:table-cell table:style-name="Default" table:formula="of:=['RAW Linphone'.A274]" office:value-type="string" office:string-value="linphone_core_get_user_agent_name">
            <text:p>linphone_core_get_user_agent_name</text:p>
          </table:table-cell>
          <table:table-cell table:style-name="Default" table:formula="of:=['RAW Linphone'.E274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75]" office:value-type="string" office:string-value="coreapi/linphonecore.h">
            <text:p>coreapi/linphonecore.h</text:p>
          </table:table-cell>
          <table:table-cell table:style-name="Default" table:formula="of:=SUBSTITUTE(['RAW Linphone'.D275];&quot;line:&quot;;&quot;&quot;)" office:value-type="string" office:string-value="913">
            <text:p>913</text:p>
          </table:table-cell>
          <table:table-cell table:style-name="Default" table:formula="of:=SUBSTITUTE(['RAW Linphone'.F275];&quot;returntype:&quot;;&quot;&quot;)" office:value-type="string" office:string-value="const char*">
            <text:p>const char*</text:p>
          </table:table-cell>
          <table:table-cell table:style-name="Default" table:formula="of:=['RAW Linphone'.A275]" office:value-type="string" office:string-value="linphone_core_get_user_agent_version">
            <text:p>linphone_core_get_user_agent_version</text:p>
          </table:table-cell>
          <table:table-cell table:style-name="Default" table:formula="of:=['RAW Linphone'.E275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76]" office:value-type="string" office:string-value="coreapi/linphonecore.h">
            <text:p>coreapi/linphonecore.h</text:p>
          </table:table-cell>
          <table:table-cell table:style-name="Default" table:formula="of:=SUBSTITUTE(['RAW Linphone'.D276];&quot;line:&quot;;&quot;&quot;)" office:value-type="string" office:string-value="1346">
            <text:p>1346</text:p>
          </table:table-cell>
          <table:table-cell table:style-name="Default" table:formula="of:=SUBSTITUTE(['RAW Linphone'.F276];&quot;returntype:&quot;;&quot;&quot;)" office:value-type="string" office:string-value="void*">
            <text:p>void*</text:p>
          </table:table-cell>
          <table:table-cell table:style-name="Default" table:formula="of:=['RAW Linphone'.A276]" office:value-type="string" office:string-value="linphone_core_get_user_data">
            <text:p>linphone_core_get_user_data</text:p>
          </table:table-cell>
          <table:table-cell table:style-name="Default" table:formula="of:=['RAW Linphone'.E2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7]" office:value-type="string" office:string-value="coreapi/linphonecore.h">
            <text:p>coreapi/linphonecore.h</text:p>
          </table:table-cell>
          <table:table-cell table:style-name="Default" table:formula="of:=SUBSTITUTE(['RAW Linphone'.D277];&quot;line:&quot;;&quot;&quot;)" office:value-type="string" office:string-value="911">
            <text:p>911</text:p>
          </table:table-cell>
          <table:table-cell table:style-name="Default" table:formula="of:=SUBSTITUTE(['RAW Linphone'.F277];&quot;returntype:&quot;;&quot;&quot;)" office:value-type="string" office:string-value="const char*">
            <text:p>const char*</text:p>
          </table:table-cell>
          <table:table-cell table:style-name="Default" table:formula="of:=['RAW Linphone'.A277]" office:value-type="string" office:string-value="linphone_core_get_version">
            <text:p>linphone_core_get_version</text:p>
          </table:table-cell>
          <table:table-cell table:style-name="Default" table:formula="of:=['RAW Linphone'.E277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78]" office:value-type="string" office:string-value="coreapi/linphonecore.h">
            <text:p>coreapi/linphonecore.h</text:p>
          </table:table-cell>
          <table:table-cell table:style-name="Default" table:formula="of:=SUBSTITUTE(['RAW Linphone'.D278];&quot;line:&quot;;&quot;&quot;)" office:value-type="string" office:string-value="1034">
            <text:p>1034</text:p>
          </table:table-cell>
          <table:table-cell table:style-name="Default" table:formula="of:=SUBSTITUTE(['RAW Linphone'.F278];&quot;returntype:&quot;;&quot;&quot;)" office:value-type="string" office:string-value="constMSList*">
            <text:p>constMSList*</text:p>
          </table:table-cell>
          <table:table-cell table:style-name="Default" table:formula="of:=['RAW Linphone'.A278]" office:value-type="string" office:string-value="linphone_core_get_video_codecs">
            <text:p>linphone_core_get_video_codecs</text:p>
          </table:table-cell>
          <table:table-cell table:style-name="Default" table:formula="of:=['RAW Linphone'.E27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9]" office:value-type="string" office:string-value="coreapi/linphonecore.h">
            <text:p>coreapi/linphonecore.h</text:p>
          </table:table-cell>
          <table:table-cell table:style-name="Default" table:formula="of:=SUBSTITUTE(['RAW Linphone'.D279];&quot;line:&quot;;&quot;&quot;)" office:value-type="string" office:string-value="1284">
            <text:p>1284</text:p>
          </table:table-cell>
          <table:table-cell table:style-name="Default" table:formula="of:=SUBSTITUTE(['RAW Linphone'.F279];&quot;returntype:&quot;;&quot;&quot;)" office:value-type="string" office:string-value="const char*">
            <text:p>const char*</text:p>
          </table:table-cell>
          <table:table-cell table:style-name="Default" table:formula="of:=['RAW Linphone'.A279]" office:value-type="string" office:string-value="linphone_core_get_video_device">
            <text:p>linphone_core_get_video_device</text:p>
          </table:table-cell>
          <table:table-cell table:style-name="Default" table:formula="of:=['RAW Linphone'.E27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0]" office:value-type="string" office:string-value="coreapi/linphonecore.h">
            <text:p>coreapi/linphonecore.h</text:p>
          </table:table-cell>
          <table:table-cell table:style-name="Default" table:formula="of:=SUBSTITUTE(['RAW Linphone'.D280];&quot;line:&quot;;&quot;&quot;)" office:value-type="string" office:string-value="1282">
            <text:p>1282</text:p>
          </table:table-cell>
          <table:table-cell table:style-name="Default" table:formula="of:=SUBSTITUTE(['RAW Linphone'.F280];&quot;returntype:&quot;;&quot;&quot;)" office:value-type="string" office:string-value="const char**">
            <text:p>const char**</text:p>
          </table:table-cell>
          <table:table-cell table:style-name="Default" table:formula="of:=['RAW Linphone'.A280]" office:value-type="string" office:string-value="linphone_core_get_video_devices">
            <text:p>linphone_core_get_video_devices</text:p>
          </table:table-cell>
          <table:table-cell table:style-name="Default" table:formula="of:=['RAW Linphone'.E28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1]" office:value-type="string" office:string-value="coreapi/linphonecore.h">
            <text:p>coreapi/linphonecore.h</text:p>
          </table:table-cell>
          <table:table-cell table:style-name="Default" table:formula="of:=SUBSTITUTE(['RAW Linphone'.D281];&quot;line:&quot;;&quot;&quot;)" office:value-type="string" office:string-value="1450">
            <text:p>1450</text:p>
          </table:table-cell>
          <table:table-cell table:style-name="Default" table:formula="of:=SUBSTITUTE(['RAW Linphone'.F281];&quot;returntype:&quot;;&quot;&quot;)" office:value-type="string" office:string-value="int">
            <text:p>int</text:p>
          </table:table-cell>
          <table:table-cell table:style-name="Default" table:formula="of:=['RAW Linphone'.A281]" office:value-type="string" office:string-value="linphone_core_get_video_dscp">
            <text:p>linphone_core_get_video_dscp</text:p>
          </table:table-cell>
          <table:table-cell table:style-name="Default" table:formula="of:=['RAW Linphone'.E28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2]" office:value-type="string" office:string-value="coreapi/linphonecore.h">
            <text:p>coreapi/linphonecore.h</text:p>
          </table:table-cell>
          <table:table-cell table:style-name="Default" table:formula="of:=SUBSTITUTE(['RAW Linphone'.D282];&quot;line:&quot;;&quot;&quot;)" office:value-type="string" office:string-value="1116">
            <text:p>1116</text:p>
          </table:table-cell>
          <table:table-cell table:style-name="Default" table:formula="of:=SUBSTITUTE(['RAW Linphone'.F282];&quot;returntype:&quot;;&quot;&quot;)" office:value-type="string" office:string-value="int">
            <text:p>int</text:p>
          </table:table-cell>
          <table:table-cell table:style-name="Default" table:formula="of:=['RAW Linphone'.A282]" office:value-type="string" office:string-value="linphone_core_get_video_jittcomp">
            <text:p>linphone_core_get_video_jittcomp</text:p>
          </table:table-cell>
          <table:table-cell table:style-name="Default" table:formula="of:=['RAW Linphone'.E2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3]" office:value-type="string" office:string-value="coreapi/linphonecore.h">
            <text:p>coreapi/linphonecore.h</text:p>
          </table:table-cell>
          <table:table-cell table:style-name="Default" table:formula="of:=SUBSTITUTE(['RAW Linphone'.D283];&quot;line:&quot;;&quot;&quot;)" office:value-type="string" office:string-value="1261">
            <text:p>1261</text:p>
          </table:table-cell>
          <table:table-cell table:style-name="Default" table:formula="of:=SUBSTITUTE(['RAW Linphone'.F283];&quot;returntype:&quot;;&quot;&quot;)" office:value-type="string" office:string-value="constLinphoneVideoPolicy*">
            <text:p>constLinphoneVideoPolicy*</text:p>
          </table:table-cell>
          <table:table-cell table:style-name="Default" table:formula="of:=['RAW Linphone'.A283]" office:value-type="string" office:string-value="linphone_core_get_video_policy">
            <text:p>linphone_core_get_video_policy</text:p>
          </table:table-cell>
          <table:table-cell table:style-name="Default" table:formula="of:=['RAW Linphone'.E28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4]" office:value-type="string" office:string-value="coreapi/linphonecore.h">
            <text:p>coreapi/linphonecore.h</text:p>
          </table:table-cell>
          <table:table-cell table:style-name="Default" table:formula="of:=SUBSTITUTE(['RAW Linphone'.D284];&quot;line:&quot;;&quot;&quot;)" office:value-type="string" office:string-value="1124">
            <text:p>1124</text:p>
          </table:table-cell>
          <table:table-cell table:style-name="Default" table:formula="of:=SUBSTITUTE(['RAW Linphone'.F284];&quot;returntype:&quot;;&quot;&quot;)" office:value-type="string" office:string-value="int">
            <text:p>int</text:p>
          </table:table-cell>
          <table:table-cell table:style-name="Default" table:formula="of:=['RAW Linphone'.A284]" office:value-type="string" office:string-value="linphone_core_get_video_port">
            <text:p>linphone_core_get_video_port</text:p>
          </table:table-cell>
          <table:table-cell table:style-name="Default" table:formula="of:=['RAW Linphone'.E28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5]" office:value-type="string" office:string-value="coreapi/linphonecore.h">
            <text:p>coreapi/linphonecore.h</text:p>
          </table:table-cell>
          <table:table-cell table:style-name="Default" table:formula="of:=SUBSTITUTE(['RAW Linphone'.D285];&quot;line:&quot;;&quot;&quot;)" office:value-type="string" office:string-value="1126">
            <text:p>1126</text:p>
          </table:table-cell>
          <table:table-cell table:style-name="Default" table:formula="of:=SUBSTITUTE(['RAW Linphone'.F285];&quot;returntype:&quot;;&quot;&quot;)" office:value-type="string" office:string-value="void">
            <text:p>void</text:p>
          </table:table-cell>
          <table:table-cell table:style-name="Default" table:formula="of:=['RAW Linphone'.A285]" office:value-type="string" office:string-value="linphone_core_get_video_port_range">
            <text:p>linphone_core_get_video_port_range</text:p>
          </table:table-cell>
          <table:table-cell table:style-name="Default" table:formula="of:=['RAW Linphone'.E285]" office:value-type="string" office:string-value="signature:(const LinphoneCore *lc, int *min_port, int *max_port)">
            <text:p>signature:(const LinphoneCore *lc, int *min_port, int *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86]" office:value-type="string" office:string-value="coreapi/linphonecore.h">
            <text:p>coreapi/linphonecore.h</text:p>
          </table:table-cell>
          <table:table-cell table:style-name="Default" table:formula="of:=SUBSTITUTE(['RAW Linphone'.D286];&quot;line:&quot;;&quot;&quot;)" office:value-type="string" office:string-value="1392">
            <text:p>1392</text:p>
          </table:table-cell>
          <table:table-cell table:style-name="Default" table:formula="of:=SUBSTITUTE(['RAW Linphone'.F286];&quot;returntype:&quot;;&quot;&quot;)" office:value-type="string" office:string-value="const char*">
            <text:p>const char*</text:p>
          </table:table-cell>
          <table:table-cell table:style-name="Default" table:formula="of:=['RAW Linphone'.A286]" office:value-type="string" office:string-value="linphone_core_get_zrtp_secrets_file">
            <text:p>linphone_core_get_zrtp_secrets_file</text:p>
          </table:table-cell>
          <table:table-cell table:style-name="Default" table:formula="of:=['RAW Linphone'.E28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7]" office:value-type="string" office:string-value="coreapi/linphonecore.h">
            <text:p>coreapi/linphonecore.h</text:p>
          </table:table-cell>
          <table:table-cell table:style-name="Default" table:formula="of:=SUBSTITUTE(['RAW Linphone'.D287];&quot;line:&quot;;&quot;&quot;)" office:value-type="string" office:string-value="956">
            <text:p>956</text:p>
          </table:table-cell>
          <table:table-cell table:style-name="Default" table:formula="of:=SUBSTITUTE(['RAW Linphone'.F287];&quot;returntype:&quot;;&quot;&quot;)" office:value-type="string" office:string-value="bool_t">
            <text:p>bool_t</text:p>
          </table:table-cell>
          <table:table-cell table:style-name="Default" table:formula="of:=['RAW Linphone'.A287]" office:value-type="string" office:string-value="linphone_core_in_call">
            <text:p>linphone_core_in_call</text:p>
          </table:table-cell>
          <table:table-cell table:style-name="Default" table:formula="of:=['RAW Linphone'.E28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8]" office:value-type="string" office:string-value="coreapi/linphonecore.h">
            <text:p>coreapi/linphonecore.h</text:p>
          </table:table-cell>
          <table:table-cell table:style-name="Default" table:formula="of:=SUBSTITUTE(['RAW Linphone'.D288];&quot;line:&quot;;&quot;&quot;)" office:value-type="string" office:string-value="954">
            <text:p>954</text:p>
          </table:table-cell>
          <table:table-cell table:style-name="Default" table:formula="of:=SUBSTITUTE(['RAW Linphone'.F288];&quot;returntype:&quot;;&quot;&quot;)" office:value-type="string" office:string-value="bool_t">
            <text:p>bool_t</text:p>
          </table:table-cell>
          <table:table-cell table:style-name="Default" table:formula="of:=['RAW Linphone'.A288]" office:value-type="string" office:string-value="linphone_core_inc_invite_pending">
            <text:p>linphone_core_inc_invite_pending</text:p>
          </table:table-cell>
          <table:table-cell table:style-name="Default" table:formula="of:=['RAW Linphone'.E288]" office:value-type="string" office:string-value="signature:(LinphoneCore*lc)">
            <text:p>signature:(LinphoneCore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9]" office:value-type="string" office:string-value="coreapi/linphonecore.h">
            <text:p>coreapi/linphonecore.h</text:p>
          </table:table-cell>
          <table:table-cell table:style-name="Default" table:formula="of:=SUBSTITUTE(['RAW Linphone'.D289];&quot;line:&quot;;&quot;&quot;)" office:value-type="string" office:string-value="1430">
            <text:p>1430</text:p>
          </table:table-cell>
          <table:table-cell table:style-name="Default" table:formula="of:=SUBSTITUTE(['RAW Linphone'.F289];&quot;returntype:&quot;;&quot;&quot;)" office:value-type="string" office:string-value="void">
            <text:p>void</text:p>
          </table:table-cell>
          <table:table-cell table:style-name="Default" table:formula="of:=['RAW Linphone'.A289]" office:value-type="string" office:string-value="linphone_core_init_default_params">
            <text:p>linphone_core_init_default_params</text:p>
          </table:table-cell>
          <table:table-cell table:style-name="Default" table:formula="of:=['RAW Linphone'.E289]" office:value-type="string" office:string-value="signature:(LinphoneCore*lc, LinphoneCallParams *params)">
            <text:p>signature:(LinphoneCore*lc,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90]" office:value-type="string" office:string-value="coreapi/linphonecore.h">
            <text:p>coreapi/linphonecore.h</text:p>
          </table:table-cell>
          <table:table-cell table:style-name="Default" table:formula="of:=SUBSTITUTE(['RAW Linphone'.D290];&quot;line:&quot;;&quot;&quot;)" office:value-type="string" office:string-value="940">
            <text:p>940</text:p>
          </table:table-cell>
          <table:table-cell table:style-name="Default" table:formula="of:=SUBSTITUTE(['RAW Linphone'.F290];&quot;returntype:&quot;;&quot;&quot;)" office:value-type="string" office:string-value="LinphoneAddress*">
            <text:p>LinphoneAddress*</text:p>
          </table:table-cell>
          <table:table-cell table:style-name="Default" table:formula="of:=['RAW Linphone'.A290]" office:value-type="string" office:string-value="linphone_core_interpret_url">
            <text:p>linphone_core_interpret_url</text:p>
          </table:table-cell>
          <table:table-cell table:style-name="Default" table:formula="of:=['RAW Linphone'.E290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91]" office:value-type="string" office:string-value="coreapi/linphonecore.h">
            <text:p>coreapi/linphonecore.h</text:p>
          </table:table-cell>
          <table:table-cell table:style-name="Default" table:formula="of:=SUBSTITUTE(['RAW Linphone'.D291];&quot;line:&quot;;&quot;&quot;)" office:value-type="string" office:string-value="942">
            <text:p>942</text:p>
          </table:table-cell>
          <table:table-cell table:style-name="Default" table:formula="of:=SUBSTITUTE(['RAW Linphone'.F291];&quot;returntype:&quot;;&quot;&quot;)" office:value-type="string" office:string-value="LinphoneCall*">
            <text:p>LinphoneCall*</text:p>
          </table:table-cell>
          <table:table-cell table:style-name="Default" table:formula="of:=['RAW Linphone'.A291]" office:value-type="string" office:string-value="linphone_core_invite">
            <text:p>linphone_core_invite</text:p>
          </table:table-cell>
          <table:table-cell table:style-name="Default" table:formula="of:=['RAW Linphone'.E291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92]" office:value-type="string" office:string-value="coreapi/linphonecore.h">
            <text:p>coreapi/linphonecore.h</text:p>
          </table:table-cell>
          <table:table-cell table:style-name="Default" table:formula="of:=SUBSTITUTE(['RAW Linphone'.D292];&quot;line:&quot;;&quot;&quot;)" office:value-type="string" office:string-value="944">
            <text:p>944</text:p>
          </table:table-cell>
          <table:table-cell table:style-name="Default" table:formula="of:=SUBSTITUTE(['RAW Linphone'.F292];&quot;returntype:&quot;;&quot;&quot;)" office:value-type="string" office:string-value="LinphoneCall*">
            <text:p>LinphoneCall*</text:p>
          </table:table-cell>
          <table:table-cell table:style-name="Default" table:formula="of:=['RAW Linphone'.A292]" office:value-type="string" office:string-value="linphone_core_invite_address">
            <text:p>linphone_core_invite_address</text:p>
          </table:table-cell>
          <table:table-cell table:style-name="Default" table:formula="of:=['RAW Linphone'.E292]" office:value-type="string" office:string-value="signature:(LinphoneCore *lc, const LinphoneAddress *addr)">
            <text:p>signature:(LinphoneCore *lc, const LinphoneAddress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293]" office:value-type="string" office:string-value="coreapi/linphonecore.h">
            <text:p>coreapi/linphonecore.h</text:p>
          </table:table-cell>
          <table:table-cell table:style-name="Default" table:formula="of:=SUBSTITUTE(['RAW Linphone'.D293];&quot;line:&quot;;&quot;&quot;)" office:value-type="string" office:string-value="948">
            <text:p>948</text:p>
          </table:table-cell>
          <table:table-cell table:style-name="Default" table:formula="of:=SUBSTITUTE(['RAW Linphone'.F293];&quot;returntype:&quot;;&quot;&quot;)" office:value-type="string" office:string-value="LinphoneCall*">
            <text:p>LinphoneCall*</text:p>
          </table:table-cell>
          <table:table-cell table:style-name="Default" table:formula="of:=['RAW Linphone'.A293]" office:value-type="string" office:string-value="linphone_core_invite_address_with_params">
            <text:p>linphone_core_invite_address_with_params</text:p>
          </table:table-cell>
          <table:table-cell table:style-name="Default" table:formula="of:=['RAW Linphone'.E293]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94]" office:value-type="string" office:string-value="coreapi/linphonecore.h">
            <text:p>coreapi/linphonecore.h</text:p>
          </table:table-cell>
          <table:table-cell table:style-name="Default" table:formula="of:=SUBSTITUTE(['RAW Linphone'.D294];&quot;line:&quot;;&quot;&quot;)" office:value-type="string" office:string-value="946">
            <text:p>946</text:p>
          </table:table-cell>
          <table:table-cell table:style-name="Default" table:formula="of:=SUBSTITUTE(['RAW Linphone'.F294];&quot;returntype:&quot;;&quot;&quot;)" office:value-type="string" office:string-value="LinphoneCall*">
            <text:p>LinphoneCall*</text:p>
          </table:table-cell>
          <table:table-cell table:style-name="Default" table:formula="of:=['RAW Linphone'.A294]" office:value-type="string" office:string-value="linphone_core_invite_with_params">
            <text:p>linphone_core_invite_with_params</text:p>
          </table:table-cell>
          <table:table-cell table:style-name="Default" table:formula="of:=['RAW Linphone'.E294]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95]" office:value-type="string" office:string-value="coreapi/linphonecore.h">
            <text:p>coreapi/linphonecore.h</text:p>
          </table:table-cell>
          <table:table-cell table:style-name="Default" table:formula="of:=SUBSTITUTE(['RAW Linphone'.D295];&quot;line:&quot;;&quot;&quot;)" office:value-type="string" office:string-value="999">
            <text:p>999</text:p>
          </table:table-cell>
          <table:table-cell table:style-name="Default" table:formula="of:=SUBSTITUTE(['RAW Linphone'.F295];&quot;returntype:&quot;;&quot;&quot;)" office:value-type="string" office:string-value="bool_t">
            <text:p>bool_t</text:p>
          </table:table-cell>
          <table:table-cell table:style-name="Default" table:formula="of:=['RAW Linphone'.A295]" office:value-type="string" office:string-value="linphone_core_ipv6_enabled">
            <text:p>linphone_core_ipv6_enabled</text:p>
          </table:table-cell>
          <table:table-cell table:style-name="Default" table:formula="of:=['RAW Linphone'.E2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6]" office:value-type="string" office:string-value="coreapi/linphonecore.h">
            <text:p>coreapi/linphonecore.h</text:p>
          </table:table-cell>
          <table:table-cell table:style-name="Default" table:formula="of:=SUBSTITUTE(['RAW Linphone'.D296];&quot;line:&quot;;&quot;&quot;)" office:value-type="string" office:string-value="1242">
            <text:p>1242</text:p>
          </table:table-cell>
          <table:table-cell table:style-name="Default" table:formula="of:=SUBSTITUTE(['RAW Linphone'.F296];&quot;returntype:&quot;;&quot;&quot;)" office:value-type="string" office:string-value="bool_t">
            <text:p>bool_t</text:p>
          </table:table-cell>
          <table:table-cell table:style-name="Default" table:formula="of:=['RAW Linphone'.A296]" office:value-type="string" office:string-value="linphone_core_is_audio_muted">
            <text:p>linphone_core_is_audio_muted</text:p>
          </table:table-cell>
          <table:table-cell table:style-name="Default" table:formula="of:=['RAW Linphone'.E29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7]" office:value-type="string" office:string-value="coreapi/linphonecore.h">
            <text:p>coreapi/linphonecore.h</text:p>
          </table:table-cell>
          <table:table-cell table:style-name="Default" table:formula="of:=SUBSTITUTE(['RAW Linphone'.D297];&quot;line:&quot;;&quot;&quot;)" office:value-type="string" office:string-value="1399">
            <text:p>1399</text:p>
          </table:table-cell>
          <table:table-cell table:style-name="Default" table:formula="of:=SUBSTITUTE(['RAW Linphone'.F297];&quot;returntype:&quot;;&quot;&quot;)" office:value-type="string" office:string-value="bool_t">
            <text:p>bool_t</text:p>
          </table:table-cell>
          <table:table-cell table:style-name="Default" table:formula="of:=['RAW Linphone'.A297]" office:value-type="string" office:string-value="linphone_core_is_in_conference">
            <text:p>linphone_core_is_in_conference</text:p>
          </table:table-cell>
          <table:table-cell table:style-name="Default" table:formula="of:=['RAW Linphone'.E29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8]" office:value-type="string" office:string-value="coreapi/linphonecore.h">
            <text:p>coreapi/linphonecore.h</text:p>
          </table:table-cell>
          <table:table-cell table:style-name="Default" table:formula="of:=SUBSTITUTE(['RAW Linphone'.D298];&quot;line:&quot;;&quot;&quot;)" office:value-type="string" office:string-value="1420">
            <text:p>1420</text:p>
          </table:table-cell>
          <table:table-cell table:style-name="Default" table:formula="of:=SUBSTITUTE(['RAW Linphone'.F298];&quot;returntype:&quot;;&quot;&quot;)" office:value-type="string" office:string-value="bool_t">
            <text:p>bool_t</text:p>
          </table:table-cell>
          <table:table-cell table:style-name="Default" table:formula="of:=['RAW Linphone'.A298]" office:value-type="string" office:string-value="linphone_core_is_media_encryption_mandatory">
            <text:p>linphone_core_is_media_encryption_mandatory</text:p>
          </table:table-cell>
          <table:table-cell table:style-name="Default" table:formula="of:=['RAW Linphone'.E2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9]" office:value-type="string" office:string-value="coreapi/linphonecore.h">
            <text:p>coreapi/linphonecore.h</text:p>
          </table:table-cell>
          <table:table-cell table:style-name="Default" table:formula="of:=SUBSTITUTE(['RAW Linphone'.D299];&quot;line:&quot;;&quot;&quot;)" office:value-type="string" office:string-value="1240">
            <text:p>1240</text:p>
          </table:table-cell>
          <table:table-cell table:style-name="Default" table:formula="of:=SUBSTITUTE(['RAW Linphone'.F299];&quot;returntype:&quot;;&quot;&quot;)" office:value-type="string" office:string-value="bool_t">
            <text:p>bool_t</text:p>
          </table:table-cell>
          <table:table-cell table:style-name="Default" table:formula="of:=['RAW Linphone'.A299]" office:value-type="string" office:string-value="linphone_core_is_mic_muted">
            <text:p>linphone_core_is_mic_muted</text:p>
          </table:table-cell>
          <table:table-cell table:style-name="Default" table:formula="of:=['RAW Linphone'.E29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0]" office:value-type="string" office:string-value="coreapi/linphonecore.h">
            <text:p>coreapi/linphonecore.h</text:p>
          </table:table-cell>
          <table:table-cell table:style-name="Default" table:formula="of:=SUBSTITUTE(['RAW Linphone'.D300];&quot;line:&quot;;&quot;&quot;)" office:value-type="string" office:string-value="1333">
            <text:p>1333</text:p>
          </table:table-cell>
          <table:table-cell table:style-name="Default" table:formula="of:=SUBSTITUTE(['RAW Linphone'.F300];&quot;returntype:&quot;;&quot;&quot;)" office:value-type="string" office:string-value="bool_t">
            <text:p>bool_t</text:p>
          </table:table-cell>
          <table:table-cell table:style-name="Default" table:formula="of:=['RAW Linphone'.A300]" office:value-type="string" office:string-value="linphone_core_is_network_reachable">
            <text:p>linphone_core_is_network_reachable</text:p>
          </table:table-cell>
          <table:table-cell table:style-name="Default" table:formula="of:=['RAW Linphone'.E300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01]" office:value-type="string" office:string-value="coreapi/linphonecore.h">
            <text:p>coreapi/linphonecore.h</text:p>
          </table:table-cell>
          <table:table-cell table:style-name="Default" table:formula="of:=SUBSTITUTE(['RAW Linphone'.D301];&quot;line:&quot;;&quot;&quot;)" office:value-type="string" office:string-value="1243">
            <text:p>1243</text:p>
          </table:table-cell>
          <table:table-cell table:style-name="Default" table:formula="of:=SUBSTITUTE(['RAW Linphone'.F301];&quot;returntype:&quot;;&quot;&quot;)" office:value-type="string" office:string-value="bool_t">
            <text:p>bool_t</text:p>
          </table:table-cell>
          <table:table-cell table:style-name="Default" table:formula="of:=['RAW Linphone'.A301]" office:value-type="string" office:string-value="linphone_core_is_rtp_muted">
            <text:p>linphone_core_is_rtp_muted</text:p>
          </table:table-cell>
          <table:table-cell table:style-name="Default" table:formula="of:=['RAW Linphone'.E30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2]" office:value-type="string" office:string-value="coreapi/linphonecore.h">
            <text:p>coreapi/linphonecore.h</text:p>
          </table:table-cell>
          <table:table-cell table:style-name="Default" table:formula="of:=SUBSTITUTE(['RAW Linphone'.D302];&quot;line:&quot;;&quot;&quot;)" office:value-type="string" office:string-value="920">
            <text:p>920</text:p>
          </table:table-cell>
          <table:table-cell table:style-name="Default" table:formula="of:=SUBSTITUTE(['RAW Linphone'.F302];&quot;returntype:&quot;;&quot;&quot;)" office:value-type="string" office:string-value="void">
            <text:p>void</text:p>
          </table:table-cell>
          <table:table-cell table:style-name="Default" table:formula="of:=['RAW Linphone'.A302]" office:value-type="string" office:string-value="linphone_core_iterate">
            <text:p>linphone_core_iterate</text:p>
          </table:table-cell>
          <table:table-cell table:style-name="Default" table:formula="of:=['RAW Linphone'.E30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3]" office:value-type="string" office:string-value="coreapi/linphonecore.h">
            <text:p>coreapi/linphonecore.h</text:p>
          </table:table-cell>
          <table:table-cell table:style-name="Default" table:formula="of:=SUBSTITUTE(['RAW Linphone'.D303];&quot;line:&quot;;&quot;&quot;)" office:value-type="string" office:string-value="1344">
            <text:p>1344</text:p>
          </table:table-cell>
          <table:table-cell table:style-name="Default" table:formula="of:=SUBSTITUTE(['RAW Linphone'.F303];&quot;returntype:&quot;;&quot;&quot;)" office:value-type="string" office:string-value="bool_t">
            <text:p>bool_t</text:p>
          </table:table-cell>
          <table:table-cell table:style-name="Default" table:formula="of:=['RAW Linphone'.A303]" office:value-type="string" office:string-value="linphone_core_keep_alive_enabled">
            <text:p>linphone_core_keep_alive_enabled</text:p>
          </table:table-cell>
          <table:table-cell table:style-name="Default" table:formula="of:=['RAW Linphone'.E303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04]" office:value-type="string" office:string-value="coreapi/linphonecore.h">
            <text:p>coreapi/linphonecore.h</text:p>
          </table:table-cell>
          <table:table-cell table:style-name="Default" table:formula="of:=SUBSTITUTE(['RAW Linphone'.D304];&quot;line:&quot;;&quot;&quot;)" office:value-type="string" office:string-value="1401">
            <text:p>1401</text:p>
          </table:table-cell>
          <table:table-cell table:style-name="Default" table:formula="of:=SUBSTITUTE(['RAW Linphone'.F304];&quot;returntype:&quot;;&quot;&quot;)" office:value-type="string" office:string-value="int">
            <text:p>int</text:p>
          </table:table-cell>
          <table:table-cell table:style-name="Default" table:formula="of:=['RAW Linphone'.A304]" office:value-type="string" office:string-value="linphone_core_leave_conference">
            <text:p>linphone_core_leave_conference</text:p>
          </table:table-cell>
          <table:table-cell table:style-name="Default" table:formula="of:=['RAW Linphone'.E30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5]" office:value-type="string" office:string-value="coreapi/linphonecore.h">
            <text:p>coreapi/linphonecore.h</text:p>
          </table:table-cell>
          <table:table-cell table:style-name="Default" table:formula="of:=SUBSTITUTE(['RAW Linphone'.D305];&quot;line:&quot;;&quot;&quot;)" office:value-type="string" office:string-value="1412">
            <text:p>1412</text:p>
          </table:table-cell>
          <table:table-cell table:style-name="Default" table:formula="of:=SUBSTITUTE(['RAW Linphone'.F305];&quot;returntype:&quot;;&quot;&quot;)" office:value-type="string" office:string-value="bool_t">
            <text:p>bool_t</text:p>
          </table:table-cell>
          <table:table-cell table:style-name="Default" table:formula="of:=['RAW Linphone'.A305]" office:value-type="string" office:string-value="linphone_core_media_encryption_supported">
            <text:p>linphone_core_media_encryption_supported</text:p>
          </table:table-cell>
          <table:table-cell table:style-name="Default" table:formula="of:=['RAW Linphone'.E305]" office:value-type="string" office:string-value="signature:(const LinphoneCore *lc, LinphoneMediaEncryption menc)">
            <text:p>signature:(const LinphoneCore *lc,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306]" office:value-type="string" office:string-value="coreapi/linphonecore.h">
            <text:p>coreapi/linphonecore.h</text:p>
          </table:table-cell>
          <table:table-cell table:style-name="Default" table:formula="of:=SUBSTITUTE(['RAW Linphone'.D306];&quot;line:&quot;;&quot;&quot;)" office:value-type="string" office:string-value="1234">
            <text:p>1234</text:p>
          </table:table-cell>
          <table:table-cell table:style-name="Default" table:formula="of:=SUBSTITUTE(['RAW Linphone'.F306];&quot;returntype:&quot;;&quot;&quot;)" office:value-type="string" office:string-value="void">
            <text:p>void</text:p>
          </table:table-cell>
          <table:table-cell table:style-name="Default" table:formula="of:=['RAW Linphone'.A306]" office:value-type="string" office:string-value="linphone_core_mute_mic">
            <text:p>linphone_core_mute_mic</text:p>
          </table:table-cell>
          <table:table-cell table:style-name="Default" table:formula="of:=['RAW Linphone'.E306]" office:value-type="string" office:string-value="signature:(LinphoneCore *lc, bool_t muted)">
            <text:p>signature:(LinphoneCore *lc, bool_t muted)</text:p>
          </table:table-cell>
          <table:table-cell table:number-columns-repeated="1018"/>
        </table:table-row>
        <table:table-row table:style-name="ro1">
          <table:table-cell table:style-name="Default" table:formula="of:=['RAW Linphone'.B307]" office:value-type="string" office:string-value="coreapi/linphonecore.h">
            <text:p>coreapi/linphonecore.h</text:p>
          </table:table-cell>
          <table:table-cell table:style-name="Default" table:formula="of:=SUBSTITUTE(['RAW Linphone'.D307];&quot;line:&quot;;&quot;&quot;)" office:value-type="string" office:string-value="915">
            <text:p>915</text:p>
          </table:table-cell>
          <table:table-cell table:style-name="Default" table:formula="of:=SUBSTITUTE(['RAW Linphone'.F307];&quot;returntype:&quot;;&quot;&quot;)" office:value-type="string" office:string-value="LinphoneCore*">
            <text:p>LinphoneCore*</text:p>
          </table:table-cell>
          <table:table-cell table:style-name="Default" table:formula="of:=['RAW Linphone'.A307]" office:value-type="string" office:string-value="linphone_core_new">
            <text:p>linphone_core_new</text:p>
          </table:table-cell>
          <table:table-cell table:style-name="Default" table:formula="of:=['RAW Linphone'.E307]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08]" office:value-type="string" office:string-value="coreapi/linphonecore.h">
            <text:p>coreapi/linphonecore.h</text:p>
          </table:table-cell>
          <table:table-cell table:style-name="Default" table:formula="of:=SUBSTITUTE(['RAW Linphone'.D308];&quot;line:&quot;;&quot;&quot;)" office:value-type="string" office:string-value="974">
            <text:p>974</text:p>
          </table:table-cell>
          <table:table-cell table:style-name="Default" table:formula="of:=SUBSTITUTE(['RAW Linphone'.F308];&quot;returntype:&quot;;&quot;&quot;)" office:value-type="string" office:string-value="int">
            <text:p>int</text:p>
          </table:table-cell>
          <table:table-cell table:style-name="Default" table:formula="of:=['RAW Linphone'.A308]" office:value-type="string" office:string-value="linphone_core_pause_all_calls">
            <text:p>linphone_core_pause_all_calls</text:p>
          </table:table-cell>
          <table:table-cell table:style-name="Default" table:formula="of:=['RAW Linphone'.E30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9]" office:value-type="string" office:string-value="coreapi/linphonecore.h">
            <text:p>coreapi/linphonecore.h</text:p>
          </table:table-cell>
          <table:table-cell table:style-name="Default" table:formula="of:=SUBSTITUTE(['RAW Linphone'.D309];&quot;line:&quot;;&quot;&quot;)" office:value-type="string" office:string-value="972">
            <text:p>972</text:p>
          </table:table-cell>
          <table:table-cell table:style-name="Default" table:formula="of:=SUBSTITUTE(['RAW Linphone'.F309];&quot;returntype:&quot;;&quot;&quot;)" office:value-type="string" office:string-value="int">
            <text:p>int</text:p>
          </table:table-cell>
          <table:table-cell table:style-name="Default" table:formula="of:=['RAW Linphone'.A309]" office:value-type="string" office:string-value="linphone_core_pause_call">
            <text:p>linphone_core_pause_call</text:p>
          </table:table-cell>
          <table:table-cell table:style-name="Default" table:formula="of:=['RAW Linphone'.E30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10]" office:value-type="string" office:string-value="coreapi/linphonecore.h">
            <text:p>coreapi/linphonecore.h</text:p>
          </table:table-cell>
          <table:table-cell table:style-name="Default" table:formula="of:=SUBSTITUTE(['RAW Linphone'.D310];&quot;line:&quot;;&quot;&quot;)" office:value-type="string" office:string-value="1038">
            <text:p>1038</text:p>
          </table:table-cell>
          <table:table-cell table:style-name="Default" table:formula="of:=SUBSTITUTE(['RAW Linphone'.F310];&quot;returntype:&quot;;&quot;&quot;)" office:value-type="string" office:string-value="bool_t">
            <text:p>bool_t</text:p>
          </table:table-cell>
          <table:table-cell table:style-name="Default" table:formula="of:=['RAW Linphone'.A310]" office:value-type="string" office:string-value="linphone_core_payload_type_enabled">
            <text:p>linphone_core_payload_type_enabled</text:p>
          </table:table-cell>
          <table:table-cell table:style-name="Default" table:formula="of:=['RAW Linphone'.E310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311]" office:value-type="string" office:string-value="coreapi/linphonecore.h">
            <text:p>coreapi/linphonecore.h</text:p>
          </table:table-cell>
          <table:table-cell table:style-name="Default" table:formula="of:=SUBSTITUTE(['RAW Linphone'.D311];&quot;line:&quot;;&quot;&quot;)" office:value-type="string" office:string-value="1313">
            <text:p>1313</text:p>
          </table:table-cell>
          <table:table-cell table:style-name="Default" table:formula="of:=SUBSTITUTE(['RAW Linphone'.F311];&quot;returntype:&quot;;&quot;&quot;)" office:value-type="string" office:string-value="void">
            <text:p>void</text:p>
          </table:table-cell>
          <table:table-cell table:style-name="Default" table:formula="of:=['RAW Linphone'.A311]" office:value-type="string" office:string-value="linphone_core_play_dtmf">
            <text:p>linphone_core_play_dtmf</text:p>
          </table:table-cell>
          <table:table-cell table:style-name="Default" table:formula="of:=['RAW Linphone'.E311]" office:value-type="string" office:string-value="signature:(LinphoneCore *lc, char dtmf, int duration_ms)">
            <text:p>signature:(LinphoneCore *lc, char 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Linphone'.B312]" office:value-type="string" office:string-value="coreapi/linphonecore.h">
            <text:p>coreapi/linphonecore.h</text:p>
          </table:table-cell>
          <table:table-cell table:style-name="Default" table:formula="of:=SUBSTITUTE(['RAW Linphone'.D312];&quot;line:&quot;;&quot;&quot;)" office:value-type="string" office:string-value="1224">
            <text:p>1224</text:p>
          </table:table-cell>
          <table:table-cell table:style-name="Default" table:formula="of:=SUBSTITUTE(['RAW Linphone'.F312];&quot;returntype:&quot;;&quot;&quot;)" office:value-type="string" office:string-value="int">
            <text:p>int</text:p>
          </table:table-cell>
          <table:table-cell table:style-name="Default" table:formula="of:=['RAW Linphone'.A312]" office:value-type="string" office:string-value="linphone_core_preview_ring">
            <text:p>linphone_core_preview_ring</text:p>
          </table:table-cell>
          <table:table-cell table:style-name="Default" table:formula="of:=['RAW Linphone'.E312]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13]" office:value-type="string" office:string-value="coreapi/linphonecore.h">
            <text:p>coreapi/linphonecore.h</text:p>
          </table:table-cell>
          <table:table-cell table:style-name="Default" table:formula="of:=SUBSTITUTE(['RAW Linphone'.D313];&quot;line:&quot;;&quot;&quot;)" office:value-type="string" office:string-value="966">
            <text:p>966</text:p>
          </table:table-cell>
          <table:table-cell table:style-name="Default" table:formula="of:=SUBSTITUTE(['RAW Linphone'.F313];&quot;returntype:&quot;;&quot;&quot;)" office:value-type="string" office:string-value="int">
            <text:p>int</text:p>
          </table:table-cell>
          <table:table-cell table:style-name="Default" table:formula="of:=['RAW Linphone'.A313]" office:value-type="string" office:string-value="linphone_core_redirect_call">
            <text:p>linphone_core_redirect_call</text:p>
          </table:table-cell>
          <table:table-cell table:style-name="Default" table:formula="of:=['RAW Linphone'.E313]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number-columns-repeated="1018"/>
        </table:table-row>
        <table:table-row table:style-name="ro1">
          <table:table-cell table:style-name="Default" table:formula="of:=['RAW Linphone'.B314]" office:value-type="string" office:string-value="coreapi/linphonecore.h">
            <text:p>coreapi/linphonecore.h</text:p>
          </table:table-cell>
          <table:table-cell table:style-name="Default" table:formula="of:=SUBSTITUTE(['RAW Linphone'.D314];&quot;line:&quot;;&quot;&quot;)" office:value-type="string" office:string-value="1388">
            <text:p>1388</text:p>
          </table:table-cell>
          <table:table-cell table:style-name="Default" table:formula="of:=SUBSTITUTE(['RAW Linphone'.F314];&quot;returntype:&quot;;&quot;&quot;)" office:value-type="string" office:string-value="void">
            <text:p>void</text:p>
          </table:table-cell>
          <table:table-cell table:style-name="Default" table:formula="of:=['RAW Linphone'.A314]" office:value-type="string" office:string-value="linphone_core_refresh_registers">
            <text:p>linphone_core_refresh_registers</text:p>
          </table:table-cell>
          <table:table-cell table:style-name="Default" table:formula="of:=['RAW Linphone'.E314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15]" office:value-type="string" office:string-value="coreapi/linphonecore.h">
            <text:p>coreapi/linphonecore.h</text:p>
          </table:table-cell>
          <table:table-cell table:style-name="Default" table:formula="of:=SUBSTITUTE(['RAW Linphone'.D315];&quot;line:&quot;;&quot;&quot;)" office:value-type="string" office:string-value="1190">
            <text:p>1190</text:p>
          </table:table-cell>
          <table:table-cell table:style-name="Default" table:formula="of:=SUBSTITUTE(['RAW Linphone'.F315];&quot;returntype:&quot;;&quot;&quot;)" office:value-type="string" office:string-value="void">
            <text:p>void</text:p>
          </table:table-cell>
          <table:table-cell table:style-name="Default" table:formula="of:=['RAW Linphone'.A315]" office:value-type="string" office:string-value="linphone_core_reload_sound_devices">
            <text:p>linphone_core_reload_sound_devices</text:p>
          </table:table-cell>
          <table:table-cell table:style-name="Default" table:formula="of:=['RAW Linphone'.E3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6]" office:value-type="string" office:string-value="coreapi/linphonecore.h">
            <text:p>coreapi/linphonecore.h</text:p>
          </table:table-cell>
          <table:table-cell table:style-name="Default" table:formula="of:=SUBSTITUTE(['RAW Linphone'.D316];&quot;line:&quot;;&quot;&quot;)" office:value-type="string" office:string-value="1281">
            <text:p>1281</text:p>
          </table:table-cell>
          <table:table-cell table:style-name="Default" table:formula="of:=SUBSTITUTE(['RAW Linphone'.F316];&quot;returntype:&quot;;&quot;&quot;)" office:value-type="string" office:string-value="void">
            <text:p>void</text:p>
          </table:table-cell>
          <table:table-cell table:style-name="Default" table:formula="of:=['RAW Linphone'.A316]" office:value-type="string" office:string-value="linphone_core_reload_video_devices">
            <text:p>linphone_core_reload_video_devices</text:p>
          </table:table-cell>
          <table:table-cell table:style-name="Default" table:formula="of:=['RAW Linphone'.E31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7]" office:value-type="string" office:string-value="coreapi/linphonecore.h">
            <text:p>coreapi/linphonecore.h</text:p>
          </table:table-cell>
          <table:table-cell table:style-name="Default" table:formula="of:=SUBSTITUTE(['RAW Linphone'.D317];&quot;line:&quot;;&quot;&quot;)" office:value-type="string" office:string-value="1094">
            <text:p>1094</text:p>
          </table:table-cell>
          <table:table-cell table:style-name="Default" table:formula="of:=SUBSTITUTE(['RAW Linphone'.F317];&quot;returntype:&quot;;&quot;&quot;)" office:value-type="string" office:string-value="void">
            <text:p>void</text:p>
          </table:table-cell>
          <table:table-cell table:style-name="Default" table:formula="of:=['RAW Linphone'.A317]" office:value-type="string" office:string-value="linphone_core_remove_auth_info">
            <text:p>linphone_core_remove_auth_info</text:p>
          </table:table-cell>
          <table:table-cell table:style-name="Default" table:formula="of:=['RAW Linphone'.E317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18]" office:value-type="string" office:string-value="coreapi/linphonecore.h">
            <text:p>coreapi/linphonecore.h</text:p>
          </table:table-cell>
          <table:table-cell table:style-name="Default" table:formula="of:=SUBSTITUTE(['RAW Linphone'.D318];&quot;line:&quot;;&quot;&quot;)" office:value-type="string" office:string-value="1254">
            <text:p>1254</text:p>
          </table:table-cell>
          <table:table-cell table:style-name="Default" table:formula="of:=SUBSTITUTE(['RAW Linphone'.F318];&quot;returntype:&quot;;&quot;&quot;)" office:value-type="string" office:string-value="void">
            <text:p>void</text:p>
          </table:table-cell>
          <table:table-cell table:style-name="Default" table:formula="of:=['RAW Linphone'.A318]" office:value-type="string" office:string-value="linphone_core_remove_call_log">
            <text:p>linphone_core_remove_call_log</text:p>
          </table:table-cell>
          <table:table-cell table:style-name="Default" table:formula="of:=['RAW Linphone'.E318]" office:value-type="string" office:string-value="signature:(LinphoneCore *lc, LinphoneCallLog *call_log)">
            <text:p>signature:(LinphoneCore *lc, LinphoneCallLog *call_log)</text:p>
          </table:table-cell>
          <table:table-cell table:number-columns-repeated="1018"/>
        </table:table-row>
        <table:table-row table:style-name="ro1">
          <table:table-cell table:style-name="Default" table:formula="of:=['RAW Linphone'.B319]" office:value-type="string" office:string-value="coreapi/linphonecore.h">
            <text:p>coreapi/linphonecore.h</text:p>
          </table:table-cell>
          <table:table-cell table:style-name="Default" table:formula="of:=SUBSTITUTE(['RAW Linphone'.D319];&quot;line:&quot;;&quot;&quot;)" office:value-type="string" office:string-value="1398">
            <text:p>1398</text:p>
          </table:table-cell>
          <table:table-cell table:style-name="Default" table:formula="of:=SUBSTITUTE(['RAW Linphone'.F319];&quot;returntype:&quot;;&quot;&quot;)" office:value-type="string" office:string-value="int">
            <text:p>int</text:p>
          </table:table-cell>
          <table:table-cell table:style-name="Default" table:formula="of:=['RAW Linphone'.A319]" office:value-type="string" office:string-value="linphone_core_remove_from_conference">
            <text:p>linphone_core_remove_from_conference</text:p>
          </table:table-cell>
          <table:table-cell table:style-name="Default" table:formula="of:=['RAW Linphone'.E31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20]" office:value-type="string" office:string-value="coreapi/linphonecore.h">
            <text:p>coreapi/linphonecore.h</text:p>
          </table:table-cell>
          <table:table-cell table:style-name="Default" table:formula="of:=SUBSTITUTE(['RAW Linphone'.D320];&quot;line:&quot;;&quot;&quot;)" office:value-type="string" office:string-value="1082">
            <text:p>1082</text:p>
          </table:table-cell>
          <table:table-cell table:style-name="Default" table:formula="of:=SUBSTITUTE(['RAW Linphone'.F320];&quot;returntype:&quot;;&quot;&quot;)" office:value-type="string" office:string-value="void">
            <text:p>void</text:p>
          </table:table-cell>
          <table:table-cell table:style-name="Default" table:formula="of:=['RAW Linphone'.A320]" office:value-type="string" office:string-value="linphone_core_remove_proxy_config">
            <text:p>linphone_core_remove_proxy_config</text:p>
          </table:table-cell>
          <table:table-cell table:style-name="Default" table:formula="of:=['RAW Linphone'.E320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321]" office:value-type="string" office:string-value="coreapi/linphonecore.h">
            <text:p>coreapi/linphonecore.h</text:p>
          </table:table-cell>
          <table:table-cell table:style-name="Default" table:formula="of:=SUBSTITUTE(['RAW Linphone'.D321];&quot;line:&quot;;&quot;&quot;)" office:value-type="string" office:string-value="1253">
            <text:p>1253</text:p>
          </table:table-cell>
          <table:table-cell table:style-name="Default" table:formula="of:=SUBSTITUTE(['RAW Linphone'.F321];&quot;returntype:&quot;;&quot;&quot;)" office:value-type="string" office:string-value="void">
            <text:p>void</text:p>
          </table:table-cell>
          <table:table-cell table:style-name="Default" table:formula="of:=['RAW Linphone'.A321]" office:value-type="string" office:string-value="linphone_core_reset_missed_calls_count">
            <text:p>linphone_core_reset_missed_calls_count</text:p>
          </table:table-cell>
          <table:table-cell table:style-name="Default" table:formula="of:=['RAW Linphone'.E32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22]" office:value-type="string" office:string-value="coreapi/linphonecore.h">
            <text:p>coreapi/linphonecore.h</text:p>
          </table:table-cell>
          <table:table-cell table:style-name="Default" table:formula="of:=SUBSTITUTE(['RAW Linphone'.D322];&quot;line:&quot;;&quot;&quot;)" office:value-type="string" office:string-value="976">
            <text:p>976</text:p>
          </table:table-cell>
          <table:table-cell table:style-name="Default" table:formula="of:=SUBSTITUTE(['RAW Linphone'.F322];&quot;returntype:&quot;;&quot;&quot;)" office:value-type="string" office:string-value="int">
            <text:p>int</text:p>
          </table:table-cell>
          <table:table-cell table:style-name="Default" table:formula="of:=['RAW Linphone'.A322]" office:value-type="string" office:string-value="linphone_core_resume_call">
            <text:p>linphone_core_resume_call</text:p>
          </table:table-cell>
          <table:table-cell table:style-name="Default" table:formula="of:=['RAW Linphone'.E322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23]" office:value-type="string" office:string-value="coreapi/linphonecore.h">
            <text:p>coreapi/linphonecore.h</text:p>
          </table:table-cell>
          <table:table-cell table:style-name="Default" table:formula="of:=SUBSTITUTE(['RAW Linphone'.D323];&quot;line:&quot;;&quot;&quot;)" office:value-type="string" office:string-value="1277">
            <text:p>1277</text:p>
          </table:table-cell>
          <table:table-cell table:style-name="Default" table:formula="of:=SUBSTITUTE(['RAW Linphone'.F323];&quot;returntype:&quot;;&quot;&quot;)" office:value-type="string" office:string-value="bool_t">
            <text:p>bool_t</text:p>
          </table:table-cell>
          <table:table-cell table:style-name="Default" table:formula="of:=['RAW Linphone'.A323]" office:value-type="string" office:string-value="linphone_core_self_view_enabled">
            <text:p>linphone_core_self_view_enabled</text:p>
          </table:table-cell>
          <table:table-cell table:style-name="Default" table:formula="of:=['RAW Linphone'.E32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24]" office:value-type="string" office:string-value="coreapi/linphonecore.h">
            <text:p>coreapi/linphonecore.h</text:p>
          </table:table-cell>
          <table:table-cell table:style-name="Default" table:formula="of:=SUBSTITUTE(['RAW Linphone'.D324];&quot;line:&quot;;&quot;&quot;)" office:value-type="string" office:string-value="988">
            <text:p>988</text:p>
          </table:table-cell>
          <table:table-cell table:style-name="Default" table:formula="of:=SUBSTITUTE(['RAW Linphone'.F324];&quot;returntype:&quot;;&quot;&quot;)" office:value-type="string" office:string-value="void">
            <text:p>void</text:p>
          </table:table-cell>
          <table:table-cell table:style-name="Default" table:formula="of:=['RAW Linphone'.A324]" office:value-type="string" office:string-value="linphone_core_send_dtmf">
            <text:p>linphone_core_send_dtmf</text:p>
          </table:table-cell>
          <table:table-cell table:style-name="Default" table:formula="of:=['RAW Linphone'.E324]" office:value-type="string" office:string-value="signature:(LinphoneCore *lc,char dtmf)">
            <text:p>signature:(LinphoneCore *lc,char dtmf)</text:p>
          </table:table-cell>
          <table:table-cell table:number-columns-repeated="1018"/>
        </table:table-row>
        <table:table-row table:style-name="ro1">
          <table:table-cell table:style-name="Default" table:formula="of:=['RAW Linphone'.B325]" office:value-type="string" office:string-value="coreapi/linphonecore.h">
            <text:p>coreapi/linphonecore.h</text:p>
          </table:table-cell>
          <table:table-cell table:style-name="Default" table:formula="of:=SUBSTITUTE(['RAW Linphone'.D325];&quot;line:&quot;;&quot;&quot;)" office:value-type="string" office:string-value="1032">
            <text:p>1032</text:p>
          </table:table-cell>
          <table:table-cell table:style-name="Default" table:formula="of:=SUBSTITUTE(['RAW Linphone'.F325];&quot;returntype:&quot;;&quot;&quot;)" office:value-type="string" office:string-value="int">
            <text:p>int</text:p>
          </table:table-cell>
          <table:table-cell table:style-name="Default" table:formula="of:=['RAW Linphone'.A325]" office:value-type="string" office:string-value="linphone_core_set_audio_codecs">
            <text:p>linphone_core_set_audio_codecs</text:p>
          </table:table-cell>
          <table:table-cell table:style-name="Default" table:formula="of:=['RAW Linphone'.E325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26]" office:value-type="string" office:string-value="coreapi/linphonecore.h">
            <text:p>coreapi/linphonecore.h</text:p>
          </table:table-cell>
          <table:table-cell table:style-name="Default" table:formula="of:=SUBSTITUTE(['RAW Linphone'.D326];&quot;line:&quot;;&quot;&quot;)" office:value-type="string" office:string-value="1446">
            <text:p>1446</text:p>
          </table:table-cell>
          <table:table-cell table:style-name="Default" table:formula="of:=SUBSTITUTE(['RAW Linphone'.F326];&quot;returntype:&quot;;&quot;&quot;)" office:value-type="string" office:string-value="void">
            <text:p>void</text:p>
          </table:table-cell>
          <table:table-cell table:style-name="Default" table:formula="of:=['RAW Linphone'.A326]" office:value-type="string" office:string-value="linphone_core_set_audio_dscp">
            <text:p>linphone_core_set_audio_dscp</text:p>
          </table:table-cell>
          <table:table-cell table:style-name="Default" table:formula="of:=['RAW Linphone'.E326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327]" office:value-type="string" office:string-value="coreapi/linphonecore.h">
            <text:p>coreapi/linphonecore.h</text:p>
          </table:table-cell>
          <table:table-cell table:style-name="Default" table:formula="of:=SUBSTITUTE(['RAW Linphone'.D327];&quot;line:&quot;;&quot;&quot;)" office:value-type="string" office:string-value="1110">
            <text:p>1110</text:p>
          </table:table-cell>
          <table:table-cell table:style-name="Default" table:formula="of:=SUBSTITUTE(['RAW Linphone'.F327];&quot;returntype:&quot;;&quot;&quot;)" office:value-type="string" office:string-value="void">
            <text:p>void</text:p>
          </table:table-cell>
          <table:table-cell table:style-name="Default" table:formula="of:=['RAW Linphone'.A327]" office:value-type="string" office:string-value="linphone_core_set_audio_jittcomp">
            <text:p>linphone_core_set_audio_jittcomp</text:p>
          </table:table-cell>
          <table:table-cell table:style-name="Default" table:formula="of:=['RAW Linphone'.E327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28]" office:value-type="string" office:string-value="coreapi/linphonecore.h">
            <text:p>coreapi/linphonecore.h</text:p>
          </table:table-cell>
          <table:table-cell table:style-name="Default" table:formula="of:=SUBSTITUTE(['RAW Linphone'.D328];&quot;line:&quot;;&quot;&quot;)" office:value-type="string" office:string-value="1130">
            <text:p>1130</text:p>
          </table:table-cell>
          <table:table-cell table:style-name="Default" table:formula="of:=SUBSTITUTE(['RAW Linphone'.F328];&quot;returntype:&quot;;&quot;&quot;)" office:value-type="string" office:string-value="void">
            <text:p>void</text:p>
          </table:table-cell>
          <table:table-cell table:style-name="Default" table:formula="of:=['RAW Linphone'.A328]" office:value-type="string" office:string-value="linphone_core_set_audio_port">
            <text:p>linphone_core_set_audio_port</text:p>
          </table:table-cell>
          <table:table-cell table:style-name="Default" table:formula="of:=['RAW Linphone'.E328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29]" office:value-type="string" office:string-value="coreapi/linphonecore.h">
            <text:p>coreapi/linphonecore.h</text:p>
          </table:table-cell>
          <table:table-cell table:style-name="Default" table:formula="of:=SUBSTITUTE(['RAW Linphone'.D329];&quot;line:&quot;;&quot;&quot;)" office:value-type="string" office:string-value="1132">
            <text:p>1132</text:p>
          </table:table-cell>
          <table:table-cell table:style-name="Default" table:formula="of:=SUBSTITUTE(['RAW Linphone'.F329];&quot;returntype:&quot;;&quot;&quot;)" office:value-type="string" office:string-value="void">
            <text:p>void</text:p>
          </table:table-cell>
          <table:table-cell table:style-name="Default" table:formula="of:=['RAW Linphone'.A329]" office:value-type="string" office:string-value="linphone_core_set_audio_port_range">
            <text:p>linphone_core_set_audio_port_range</text:p>
          </table:table-cell>
          <table:table-cell table:style-name="Default" table:formula="of:=['RAW Linphone'.E329]" office:value-type="string" office:string-value="signature:(LinphoneCore *lc, int min_port, int max_port)">
            <text:p>signature:(LinphoneCore *lc, int min_port, int 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30]" office:value-type="string" office:string-value="coreapi/linphonecore.h">
            <text:p>coreapi/linphonecore.h</text:p>
          </table:table-cell>
          <table:table-cell table:style-name="Default" table:formula="of:=SUBSTITUTE(['RAW Linphone'.D330];&quot;line:&quot;;&quot;&quot;)" office:value-type="string" office:string-value="1210">
            <text:p>1210</text:p>
          </table:table-cell>
          <table:table-cell table:style-name="Default" table:formula="of:=SUBSTITUTE(['RAW Linphone'.F330];&quot;returntype:&quot;;&quot;&quot;)" office:value-type="string" office:string-value="int">
            <text:p>int</text:p>
          </table:table-cell>
          <table:table-cell table:style-name="Default" table:formula="of:=['RAW Linphone'.A330]" office:value-type="string" office:string-value="linphone_core_set_capture_device">
            <text:p>linphone_core_set_capture_device</text:p>
          </table:table-cell>
          <table:table-cell table:style-name="Default" table:formula="of:=['RAW Linphone'.E330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31]" office:value-type="string" office:string-value="coreapi/linphonecore.h">
            <text:p>coreapi/linphonecore.h</text:p>
          </table:table-cell>
          <table:table-cell table:style-name="Default" table:formula="of:=SUBSTITUTE(['RAW Linphone'.D331];&quot;line:&quot;;&quot;&quot;)" office:value-type="string" office:string-value="1086">
            <text:p>1086</text:p>
          </table:table-cell>
          <table:table-cell table:style-name="Default" table:formula="of:=SUBSTITUTE(['RAW Linphone'.F331];&quot;returntype:&quot;;&quot;&quot;)" office:value-type="string" office:string-value="void">
            <text:p>void</text:p>
          </table:table-cell>
          <table:table-cell table:style-name="Default" table:formula="of:=['RAW Linphone'.A331]" office:value-type="string" office:string-value="linphone_core_set_default_proxy">
            <text:p>linphone_core_set_default_proxy</text:p>
          </table:table-cell>
          <table:table-cell table:style-name="Default" table:formula="of:=['RAW Linphone'.E331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332]" office:value-type="string" office:string-value="coreapi/linphonecore.h">
            <text:p>coreapi/linphonecore.h</text:p>
          </table:table-cell>
          <table:table-cell table:style-name="Default" table:formula="of:=SUBSTITUTE(['RAW Linphone'.D332];&quot;line:&quot;;&quot;&quot;)" office:value-type="string" office:string-value="1088">
            <text:p>1088</text:p>
          </table:table-cell>
          <table:table-cell table:style-name="Default" table:formula="of:=SUBSTITUTE(['RAW Linphone'.F332];&quot;returntype:&quot;;&quot;&quot;)" office:value-type="string" office:string-value="void">
            <text:p>void</text:p>
          </table:table-cell>
          <table:table-cell table:style-name="Default" table:formula="of:=['RAW Linphone'.A332]" office:value-type="string" office:string-value="linphone_core_set_default_proxy_index">
            <text:p>linphone_core_set_default_proxy_index</text:p>
          </table:table-cell>
          <table:table-cell table:style-name="Default" table:formula="of:=['RAW Linphone'.E332]" office:value-type="string" office:string-value="signature:(LinphoneCore *lc, int index)">
            <text:p>signature:(LinphoneCore *lc, int index)</text:p>
          </table:table-cell>
          <table:table-cell table:number-columns-repeated="1018"/>
        </table:table-row>
        <table:table-row table:style-name="ro1">
          <table:table-cell table:style-name="Default" table:formula="of:=['RAW Linphone'.B333]" office:value-type="string" office:string-value="coreapi/linphonecore.h">
            <text:p>coreapi/linphonecore.h</text:p>
          </table:table-cell>
          <table:table-cell table:style-name="Default" table:formula="of:=SUBSTITUTE(['RAW Linphone'.D333];&quot;line:&quot;;&quot;&quot;)" office:value-type="string" office:string-value="1303">
            <text:p>1303</text:p>
          </table:table-cell>
          <table:table-cell table:style-name="Default" table:formula="of:=SUBSTITUTE(['RAW Linphone'.F333];&quot;returntype:&quot;;&quot;&quot;)" office:value-type="string" office:string-value="void">
            <text:p>void</text:p>
          </table:table-cell>
          <table:table-cell table:style-name="Default" table:formula="of:=['RAW Linphone'.A333]" office:value-type="string" office:string-value="linphone_core_set_device_rotation">
            <text:p>linphone_core_set_device_rotation</text:p>
          </table:table-cell>
          <table:table-cell table:style-name="Default" table:formula="of:=['RAW Linphone'.E333]" office:value-type="string" office:string-value="signature:(LinphoneCore *lc, int rotation)">
            <text:p>signature:(LinphoneCore *lc, int rotation)</text:p>
          </table:table-cell>
          <table:table-cell table:number-columns-repeated="1018"/>
        </table:table-row>
        <table:table-row table:style-name="ro1">
          <table:table-cell table:style-name="Default" table:formula="of:=['RAW Linphone'.B334]" office:value-type="string" office:string-value="coreapi/linphonecore.h">
            <text:p>coreapi/linphonecore.h</text:p>
          </table:table-cell>
          <table:table-cell table:style-name="Default" table:formula="of:=SUBSTITUTE(['RAW Linphone'.D334];&quot;line:&quot;;&quot;&quot;)" office:value-type="string" office:string-value="1005">
            <text:p>1005</text:p>
          </table:table-cell>
          <table:table-cell table:style-name="Default" table:formula="of:=SUBSTITUTE(['RAW Linphone'.F334];&quot;returntype:&quot;;&quot;&quot;)" office:value-type="string" office:string-value="void">
            <text:p>void</text:p>
          </table:table-cell>
          <table:table-cell table:style-name="Default" table:formula="of:=['RAW Linphone'.A334]" office:value-type="string" office:string-value="linphone_core_set_download_bandwidth">
            <text:p>linphone_core_set_download_bandwidth</text:p>
          </table:table-cell>
          <table:table-cell table:style-name="Default" table:formula="of:=['RAW Linphone'.E334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35]" office:value-type="string" office:string-value="coreapi/linphonecore.h">
            <text:p>coreapi/linphonecore.h</text:p>
          </table:table-cell>
          <table:table-cell table:style-name="Default" table:formula="of:=SUBSTITUTE(['RAW Linphone'.D335];&quot;line:&quot;;&quot;&quot;)" office:value-type="string" office:string-value="1018">
            <text:p>1018</text:p>
          </table:table-cell>
          <table:table-cell table:style-name="Default" table:formula="of:=SUBSTITUTE(['RAW Linphone'.F335];&quot;returntype:&quot;;&quot;&quot;)" office:value-type="string" office:string-value="void">
            <text:p>void</text:p>
          </table:table-cell>
          <table:table-cell table:style-name="Default" table:formula="of:=['RAW Linphone'.A335]" office:value-type="string" office:string-value="linphone_core_set_download_ptime">
            <text:p>linphone_core_set_download_ptime</text:p>
          </table:table-cell>
          <table:table-cell table:style-name="Default" table:formula="of:=['RAW Linphone'.E335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36]" office:value-type="string" office:string-value="coreapi/linphonecore.h">
            <text:p>coreapi/linphonecore.h</text:p>
          </table:table-cell>
          <table:table-cell table:style-name="Default" table:formula="of:=SUBSTITUTE(['RAW Linphone'.D336];&quot;line:&quot;;&quot;&quot;)" office:value-type="string" office:string-value="1179">
            <text:p>1179</text:p>
          </table:table-cell>
          <table:table-cell table:style-name="Default" table:formula="of:=SUBSTITUTE(['RAW Linphone'.F336];&quot;returntype:&quot;;&quot;&quot;)" office:value-type="string" office:string-value="void">
            <text:p>void</text:p>
          </table:table-cell>
          <table:table-cell table:style-name="Default" table:formula="of:=['RAW Linphone'.A336]" office:value-type="string" office:string-value="linphone_core_set_firewall_policy">
            <text:p>linphone_core_set_firewall_policy</text:p>
          </table:table-cell>
          <table:table-cell table:style-name="Default" table:formula="of:=['RAW Linphone'.E336]" office:value-type="string" office:string-value="signature:(LinphoneCore *lc, LinphoneFirewallPolicy pol)">
            <text:p>signature:(LinphoneCore *lc, LinphoneFirewallPolicy pol)</text:p>
          </table:table-cell>
          <table:table-cell table:number-columns-repeated="1018"/>
        </table:table-row>
        <table:table-row table:style-name="ro1">
          <table:table-cell table:style-name="Default" table:formula="of:=['RAW Linphone'.B337]" office:value-type="string" office:string-value="coreapi/linphonecore.h">
            <text:p>coreapi/linphonecore.h</text:p>
          </table:table-cell>
          <table:table-cell table:style-name="Default" table:formula="of:=SUBSTITUTE(['RAW Linphone'.D337];&quot;line:&quot;;&quot;&quot;)" office:value-type="string" office:string-value="996">
            <text:p>996</text:p>
          </table:table-cell>
          <table:table-cell table:style-name="Default" table:formula="of:=SUBSTITUTE(['RAW Linphone'.F337];&quot;returntype:&quot;;&quot;&quot;)" office:value-type="string" office:string-value="void">
            <text:p>void</text:p>
          </table:table-cell>
          <table:table-cell table:style-name="Default" table:formula="of:=['RAW Linphone'.A337]" office:value-type="string" office:string-value="linphone_core_set_guess_hostname">
            <text:p>linphone_core_set_guess_hostname</text:p>
          </table:table-cell>
          <table:table-cell table:style-name="Default" table:formula="of:=['RAW Linphone'.E337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38]" office:value-type="string" office:string-value="coreapi/linphonecore.h">
            <text:p>coreapi/linphonecore.h</text:p>
          </table:table-cell>
          <table:table-cell table:style-name="Default" table:formula="of:=SUBSTITUTE(['RAW Linphone'.D338];&quot;line:&quot;;&quot;&quot;)" office:value-type="string" office:string-value="1167">
            <text:p>1167</text:p>
          </table:table-cell>
          <table:table-cell table:style-name="Default" table:formula="of:=SUBSTITUTE(['RAW Linphone'.F338];&quot;returntype:&quot;;&quot;&quot;)" office:value-type="string" office:string-value="void">
            <text:p>void</text:p>
          </table:table-cell>
          <table:table-cell table:style-name="Default" table:formula="of:=['RAW Linphone'.A338]" office:value-type="string" office:string-value="linphone_core_set_in_call_timeout">
            <text:p>linphone_core_set_in_call_timeout</text:p>
          </table:table-cell>
          <table:table-cell table:style-name="Default" table:formula="of:=['RAW Linphone'.E338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339]" office:value-type="string" office:string-value="coreapi/linphonecore.h">
            <text:p>coreapi/linphonecore.h</text:p>
          </table:table-cell>
          <table:table-cell table:style-name="Default" table:formula="of:=SUBSTITUTE(['RAW Linphone'.D339];&quot;line:&quot;;&quot;&quot;)" office:value-type="string" office:string-value="1163">
            <text:p>1163</text:p>
          </table:table-cell>
          <table:table-cell table:style-name="Default" table:formula="of:=SUBSTITUTE(['RAW Linphone'.F339];&quot;returntype:&quot;;&quot;&quot;)" office:value-type="string" office:string-value="void">
            <text:p>void</text:p>
          </table:table-cell>
          <table:table-cell table:style-name="Default" table:formula="of:=['RAW Linphone'.A339]" office:value-type="string" office:string-value="linphone_core_set_inc_timeout">
            <text:p>linphone_core_set_inc_timeout</text:p>
          </table:table-cell>
          <table:table-cell table:style-name="Default" table:formula="of:=['RAW Linphone'.E339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340]" office:value-type="string" office:string-value="coreapi/linphonecore.h">
            <text:p>coreapi/linphonecore.h</text:p>
          </table:table-cell>
          <table:table-cell table:style-name="Default" table:formula="of:=SUBSTITUTE(['RAW Linphone'.D340];&quot;line:&quot;;&quot;&quot;)" office:value-type="string" office:string-value="1408">
            <text:p>1408</text:p>
          </table:table-cell>
          <table:table-cell table:style-name="Default" table:formula="of:=SUBSTITUTE(['RAW Linphone'.F340];&quot;returntype:&quot;;&quot;&quot;)" office:value-type="string" office:string-value="void">
            <text:p>void</text:p>
          </table:table-cell>
          <table:table-cell table:style-name="Default" table:formula="of:=['RAW Linphone'.A340]" office:value-type="string" office:string-value="linphone_core_set_max_calls">
            <text:p>linphone_core_set_max_calls</text:p>
          </table:table-cell>
          <table:table-cell table:style-name="Default" table:formula="of:=['RAW Linphone'.E340]" office:value-type="string" office:string-value="signature:(LinphoneCore *lc, int max)">
            <text:p>signature:(LinphoneCore *lc, int max)</text:p>
          </table:table-cell>
          <table:table-cell table:number-columns-repeated="1018"/>
        </table:table-row>
        <table:table-row table:style-name="ro1">
          <table:table-cell table:style-name="Default" table:formula="of:=['RAW Linphone'.B341]" office:value-type="string" office:string-value="coreapi/linphonecore.h">
            <text:p>coreapi/linphonecore.h</text:p>
          </table:table-cell>
          <table:table-cell table:style-name="Default" table:formula="of:=SUBSTITUTE(['RAW Linphone'.D341];&quot;line:&quot;;&quot;&quot;)" office:value-type="string" office:string-value="1417">
            <text:p>1417</text:p>
          </table:table-cell>
          <table:table-cell table:style-name="Default" table:formula="of:=SUBSTITUTE(['RAW Linphone'.F341];&quot;returntype:&quot;;&quot;&quot;)" office:value-type="string" office:string-value="int">
            <text:p>int</text:p>
          </table:table-cell>
          <table:table-cell table:style-name="Default" table:formula="of:=['RAW Linphone'.A341]" office:value-type="string" office:string-value="linphone_core_set_media_encryption">
            <text:p>linphone_core_set_media_encryption</text:p>
          </table:table-cell>
          <table:table-cell table:style-name="Default" table:formula="of:=['RAW Linphone'.E341]" office:value-type="string" office:string-value="signature:(LinphoneCore *lc, enum LinphoneMediaEncryption menc)">
            <text:p>signature:(LinphoneCore *lc, enum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342]" office:value-type="string" office:string-value="coreapi/linphonecore.h">
            <text:p>coreapi/linphonecore.h</text:p>
          </table:table-cell>
          <table:table-cell table:style-name="Default" table:formula="of:=SUBSTITUTE(['RAW Linphone'.D342];&quot;line:&quot;;&quot;&quot;)" office:value-type="string" office:string-value="1425">
            <text:p>1425</text:p>
          </table:table-cell>
          <table:table-cell table:style-name="Default" table:formula="of:=SUBSTITUTE(['RAW Linphone'.F342];&quot;returntype:&quot;;&quot;&quot;)" office:value-type="string" office:string-value="void">
            <text:p>void</text:p>
          </table:table-cell>
          <table:table-cell table:style-name="Default" table:formula="of:=['RAW Linphone'.A342]" office:value-type="string" office:string-value="linphone_core_set_media_encryption_mandatory">
            <text:p>linphone_core_set_media_encryption_mandatory</text:p>
          </table:table-cell>
          <table:table-cell table:style-name="Default" table:formula="of:=['RAW Linphone'.E342]" office:value-type="string" office:string-value="signature:(LinphoneCore *lc, bool_t m)">
            <text:p>signature:(LinphoneCore *lc, bool_t m)</text:p>
          </table:table-cell>
          <table:table-cell table:number-columns-repeated="1018"/>
        </table:table-row>
        <table:table-row table:style-name="ro1">
          <table:table-cell table:style-name="Default" table:formula="of:=['RAW Linphone'.B343]" office:value-type="string" office:string-value="coreapi/linphonecore.h">
            <text:p>coreapi/linphonecore.h</text:p>
          </table:table-cell>
          <table:table-cell table:style-name="Default" table:formula="of:=SUBSTITUTE(['RAW Linphone'.D343];&quot;line:&quot;;&quot;&quot;)" office:value-type="string" office:string-value="1199">
            <text:p>1199</text:p>
          </table:table-cell>
          <table:table-cell table:style-name="Default" table:formula="of:=SUBSTITUTE(['RAW Linphone'.F343];&quot;returntype:&quot;;&quot;&quot;)" office:value-type="string" office:string-value="void">
            <text:p>void</text:p>
          </table:table-cell>
          <table:table-cell table:style-name="Default" table:formula="of:=['RAW Linphone'.A343]" office:value-type="string" office:string-value="linphone_core_set_mic_gain_db">
            <text:p>linphone_core_set_mic_gain_db</text:p>
          </table:table-cell>
          <table:table-cell table:style-name="Default" table:formula="of:=['RAW Linphone'.E343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44]" office:value-type="string" office:string-value="coreapi/linphonecore.h">
            <text:p>coreapi/linphonecore.h</text:p>
          </table:table-cell>
          <table:table-cell table:style-name="Default" table:formula="of:=SUBSTITUTE(['RAW Linphone'.D344];&quot;line:&quot;;&quot;&quot;)" office:value-type="string" office:string-value="1320">
            <text:p>1320</text:p>
          </table:table-cell>
          <table:table-cell table:style-name="Default" table:formula="of:=SUBSTITUTE(['RAW Linphone'.F344];&quot;returntype:&quot;;&quot;&quot;)" office:value-type="string" office:string-value="void">
            <text:p>void</text:p>
          </table:table-cell>
          <table:table-cell table:style-name="Default" table:formula="of:=['RAW Linphone'.A344]" office:value-type="string" office:string-value="linphone_core_set_mtu">
            <text:p>linphone_core_set_mtu</text:p>
          </table:table-cell>
          <table:table-cell table:style-name="Default" table:formula="of:=['RAW Linphone'.E344]" office:value-type="string" office:string-value="signature:(LinphoneCore *lc, int mtu)">
            <text:p>signature:(LinphoneCore *lc, int mtu)</text:p>
          </table:table-cell>
          <table:table-cell table:number-columns-repeated="1018"/>
        </table:table-row>
        <table:table-row table:style-name="ro1">
          <table:table-cell table:style-name="Default" table:formula="of:=['RAW Linphone'.B345]" office:value-type="string" office:string-value="coreapi/linphonecore.h">
            <text:p>coreapi/linphonecore.h</text:p>
          </table:table-cell>
          <table:table-cell table:style-name="Default" table:formula="of:=SUBSTITUTE(['RAW Linphone'.D345];&quot;line:&quot;;&quot;&quot;)" office:value-type="string" office:string-value="1175">
            <text:p>1175</text:p>
          </table:table-cell>
          <table:table-cell table:style-name="Default" table:formula="of:=SUBSTITUTE(['RAW Linphone'.F345];&quot;returntype:&quot;;&quot;&quot;)" office:value-type="string" office:string-value="void">
            <text:p>void</text:p>
          </table:table-cell>
          <table:table-cell table:style-name="Default" table:formula="of:=['RAW Linphone'.A345]" office:value-type="string" office:string-value="linphone_core_set_nat_address">
            <text:p>linphone_core_set_nat_address</text:p>
          </table:table-cell>
          <table:table-cell table:style-name="Default" table:formula="of:=['RAW Linphone'.E345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46]" office:value-type="string" office:string-value="coreapi/linphonecore.h">
            <text:p>coreapi/linphonecore.h</text:p>
          </table:table-cell>
          <table:table-cell table:style-name="Default" table:formula="of:=SUBSTITUTE(['RAW Linphone'.D346];&quot;line:&quot;;&quot;&quot;)" office:value-type="string" office:string-value="1299">
            <text:p>1299</text:p>
          </table:table-cell>
          <table:table-cell table:style-name="Default" table:formula="of:=SUBSTITUTE(['RAW Linphone'.F346];&quot;returntype:&quot;;&quot;&quot;)" office:value-type="string" office:string-value="void">
            <text:p>void</text:p>
          </table:table-cell>
          <table:table-cell table:style-name="Default" table:formula="of:=['RAW Linphone'.A346]" office:value-type="string" office:string-value="linphone_core_set_native_preview_window_id">
            <text:p>linphone_core_set_native_preview_window_id</text:p>
          </table:table-cell>
          <table:table-cell table:style-name="Default" table:formula="of:=['RAW Linphone'.E346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47]" office:value-type="string" office:string-value="coreapi/linphonecore.h">
            <text:p>coreapi/linphonecore.h</text:p>
          </table:table-cell>
          <table:table-cell table:style-name="Default" table:formula="of:=SUBSTITUTE(['RAW Linphone'.D347];&quot;line:&quot;;&quot;&quot;)" office:value-type="string" office:string-value="1296">
            <text:p>1296</text:p>
          </table:table-cell>
          <table:table-cell table:style-name="Default" table:formula="of:=SUBSTITUTE(['RAW Linphone'.F347];&quot;returntype:&quot;;&quot;&quot;)" office:value-type="string" office:string-value="void">
            <text:p>void</text:p>
          </table:table-cell>
          <table:table-cell table:style-name="Default" table:formula="of:=['RAW Linphone'.A347]" office:value-type="string" office:string-value="linphone_core_set_native_video_window_id">
            <text:p>linphone_core_set_native_video_window_id</text:p>
          </table:table-cell>
          <table:table-cell table:style-name="Default" table:formula="of:=['RAW Linphone'.E347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48]" office:value-type="string" office:string-value="coreapi/linphonecore.h">
            <text:p>coreapi/linphonecore.h</text:p>
          </table:table-cell>
          <table:table-cell table:style-name="Default" table:formula="of:=SUBSTITUTE(['RAW Linphone'.D348];&quot;line:&quot;;&quot;&quot;)" office:value-type="string" office:string-value="1328">
            <text:p>1328</text:p>
          </table:table-cell>
          <table:table-cell table:style-name="Default" table:formula="of:=SUBSTITUTE(['RAW Linphone'.F348];&quot;returntype:&quot;;&quot;&quot;)" office:value-type="string" office:string-value="void">
            <text:p>void</text:p>
          </table:table-cell>
          <table:table-cell table:style-name="Default" table:formula="of:=['RAW Linphone'.A348]" office:value-type="string" office:string-value="linphone_core_set_network_reachable">
            <text:p>linphone_core_set_network_reachable</text:p>
          </table:table-cell>
          <table:table-cell table:style-name="Default" table:formula="of:=['RAW Linphone'.E348]" office:value-type="string" office:string-value="signature:(LinphoneCore* lc,bool_t value)">
            <text:p>signature:(LinphoneCore* lc,bool_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49]" office:value-type="string" office:string-value="coreapi/linphonecore.h">
            <text:p>coreapi/linphonecore.h</text:p>
          </table:table-cell>
          <table:table-cell table:style-name="Default" table:formula="of:=SUBSTITUTE(['RAW Linphone'.D349];&quot;line:&quot;;&quot;&quot;)" office:value-type="string" office:string-value="1138">
            <text:p>1138</text:p>
          </table:table-cell>
          <table:table-cell table:style-name="Default" table:formula="of:=SUBSTITUTE(['RAW Linphone'.F349];&quot;returntype:&quot;;&quot;&quot;)" office:value-type="string" office:string-value="void">
            <text:p>void</text:p>
          </table:table-cell>
          <table:table-cell table:style-name="Default" table:formula="of:=['RAW Linphone'.A349]" office:value-type="string" office:string-value="linphone_core_set_nortp_timeout">
            <text:p>linphone_core_set_nortp_timeout</text:p>
          </table:table-cell>
          <table:table-cell table:style-name="Default" table:formula="of:=['RAW Linphone'.E349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50]" office:value-type="string" office:string-value="coreapi/linphonecore.h">
            <text:p>coreapi/linphonecore.h</text:p>
          </table:table-cell>
          <table:table-cell table:style-name="Default" table:formula="of:=SUBSTITUTE(['RAW Linphone'.D350];&quot;line:&quot;;&quot;&quot;)" office:value-type="string" office:string-value="1310">
            <text:p>1310</text:p>
          </table:table-cell>
          <table:table-cell table:style-name="Default" table:formula="of:=SUBSTITUTE(['RAW Linphone'.F350];&quot;returntype:&quot;;&quot;&quot;)" office:value-type="string" office:string-value="void">
            <text:p>void</text:p>
          </table:table-cell>
          <table:table-cell table:style-name="Default" table:formula="of:=['RAW Linphone'.A350]" office:value-type="string" office:string-value="linphone_core_set_play_file">
            <text:p>linphone_core_set_play_file</text:p>
          </table:table-cell>
          <table:table-cell table:style-name="Default" table:formula="of:=['RAW Linphone'.E350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51]" office:value-type="string" office:string-value="coreapi/linphonecore.h">
            <text:p>coreapi/linphonecore.h</text:p>
          </table:table-cell>
          <table:table-cell table:style-name="Default" table:formula="of:=SUBSTITUTE(['RAW Linphone'.D351];&quot;line:&quot;;&quot;&quot;)" office:value-type="string" office:string-value="1197">
            <text:p>1197</text:p>
          </table:table-cell>
          <table:table-cell table:style-name="Default" table:formula="of:=SUBSTITUTE(['RAW Linphone'.F351];&quot;returntype:&quot;;&quot;&quot;)" office:value-type="string" office:string-value="void">
            <text:p>void</text:p>
          </table:table-cell>
          <table:table-cell table:style-name="Default" table:formula="of:=['RAW Linphone'.A351]" office:value-type="string" office:string-value="linphone_core_set_play_level">
            <text:p>linphone_core_set_play_level</text:p>
          </table:table-cell>
          <table:table-cell table:style-name="Default" table:formula="of:=['RAW Linphone'.E351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52]" office:value-type="string" office:string-value="coreapi/linphonecore.h">
            <text:p>coreapi/linphonecore.h</text:p>
          </table:table-cell>
          <table:table-cell table:style-name="Default" table:formula="of:=SUBSTITUTE(['RAW Linphone'.D352];&quot;line:&quot;;&quot;&quot;)" office:value-type="string" office:string-value="1209">
            <text:p>1209</text:p>
          </table:table-cell>
          <table:table-cell table:style-name="Default" table:formula="of:=SUBSTITUTE(['RAW Linphone'.F352];&quot;returntype:&quot;;&quot;&quot;)" office:value-type="string" office:string-value="int">
            <text:p>int</text:p>
          </table:table-cell>
          <table:table-cell table:style-name="Default" table:formula="of:=['RAW Linphone'.A352]" office:value-type="string" office:string-value="linphone_core_set_playback_device">
            <text:p>linphone_core_set_playback_device</text:p>
          </table:table-cell>
          <table:table-cell table:style-name="Default" table:formula="of:=['RAW Linphone'.E352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53]" office:value-type="string" office:string-value="coreapi/linphonecore.h">
            <text:p>coreapi/linphonecore.h</text:p>
          </table:table-cell>
          <table:table-cell table:style-name="Default" table:formula="of:=SUBSTITUTE(['RAW Linphone'.D353];&quot;line:&quot;;&quot;&quot;)" office:value-type="string" office:string-value="1201">
            <text:p>1201</text:p>
          </table:table-cell>
          <table:table-cell table:style-name="Default" table:formula="of:=SUBSTITUTE(['RAW Linphone'.F353];&quot;returntype:&quot;;&quot;&quot;)" office:value-type="string" office:string-value="void">
            <text:p>void</text:p>
          </table:table-cell>
          <table:table-cell table:style-name="Default" table:formula="of:=['RAW Linphone'.A353]" office:value-type="string" office:string-value="linphone_core_set_playback_gain_db">
            <text:p>linphone_core_set_playback_gain_db</text:p>
          </table:table-cell>
          <table:table-cell table:style-name="Default" table:formula="of:=['RAW Linphone'.E353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54]" office:value-type="string" office:string-value="coreapi/linphonecore.h">
            <text:p>coreapi/linphonecore.h</text:p>
          </table:table-cell>
          <table:table-cell table:style-name="Default" table:formula="of:=SUBSTITUTE(['RAW Linphone'.D354];&quot;line:&quot;;&quot;&quot;)" office:value-type="string" office:string-value="1269">
            <text:p>1269</text:p>
          </table:table-cell>
          <table:table-cell table:style-name="Default" table:formula="of:=SUBSTITUTE(['RAW Linphone'.F354];&quot;returntype:&quot;;&quot;&quot;)" office:value-type="string" office:string-value="void">
            <text:p>void</text:p>
          </table:table-cell>
          <table:table-cell table:style-name="Default" table:formula="of:=['RAW Linphone'.A354]" office:value-type="string" office:string-value="linphone_core_set_preferred_video_size">
            <text:p>linphone_core_set_preferred_video_size</text:p>
          </table:table-cell>
          <table:table-cell table:style-name="Default" table:formula="of:=['RAW Linphone'.E354]" office:value-type="string" office:string-value="signature:(LinphoneCore *lc, MSVideoSize vsize)">
            <text:p>signature:(LinphoneCore *lc, MSVideoSize vsize)</text:p>
          </table:table-cell>
          <table:table-cell table:number-columns-repeated="1018"/>
        </table:table-row>
        <table:table-row table:style-name="ro1">
          <table:table-cell table:style-name="Default" table:formula="of:=['RAW Linphone'.B355]" office:value-type="string" office:string-value="coreapi/linphonecore.h">
            <text:p>coreapi/linphonecore.h</text:p>
          </table:table-cell>
          <table:table-cell table:style-name="Default" table:formula="of:=SUBSTITUTE(['RAW Linphone'.D355];&quot;line:&quot;;&quot;&quot;)" office:value-type="string" office:string-value="1271">
            <text:p>1271</text:p>
          </table:table-cell>
          <table:table-cell table:style-name="Default" table:formula="of:=SUBSTITUTE(['RAW Linphone'.F355];&quot;returntype:&quot;;&quot;&quot;)" office:value-type="string" office:string-value="void">
            <text:p>void</text:p>
          </table:table-cell>
          <table:table-cell table:style-name="Default" table:formula="of:=['RAW Linphone'.A355]" office:value-type="string" office:string-value="linphone_core_set_preferred_video_size_by_name">
            <text:p>linphone_core_set_preferred_video_size_by_name</text:p>
          </table:table-cell>
          <table:table-cell table:style-name="Default" table:formula="of:=['RAW Linphone'.E355]" office:value-type="string" office:string-value="signature:(LinphoneCore *lc, const char *name)">
            <text:p>signature:(LinphoneCore *lc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356]" office:value-type="string" office:string-value="coreapi/linphonecore.h">
            <text:p>coreapi/linphonecore.h</text:p>
          </table:table-cell>
          <table:table-cell table:style-name="Default" table:formula="of:=SUBSTITUTE(['RAW Linphone'.D356];&quot;line:&quot;;&quot;&quot;)" office:value-type="string" office:string-value="990">
            <text:p>990</text:p>
          </table:table-cell>
          <table:table-cell table:style-name="Default" table:formula="of:=SUBSTITUTE(['RAW Linphone'.F356];&quot;returntype:&quot;;&quot;&quot;)" office:value-type="string" office:string-value="int">
            <text:p>int</text:p>
          </table:table-cell>
          <table:table-cell table:style-name="Default" table:formula="of:=['RAW Linphone'.A356]" office:value-type="string" office:string-value="linphone_core_set_primary_contact">
            <text:p>linphone_core_set_primary_contact</text:p>
          </table:table-cell>
          <table:table-cell table:style-name="Default" table:formula="of:=['RAW Linphone'.E356]" office:value-type="string" office:string-value="signature:(LinphoneCore *lc, const char *contact)">
            <text:p>signature:(LinphoneCore *lc, const char *contact)</text:p>
          </table:table-cell>
          <table:table-cell table:number-columns-repeated="1018"/>
        </table:table-row>
        <table:table-row table:style-name="ro1">
          <table:table-cell table:style-name="Default" table:formula="of:=['RAW Linphone'.B357]" office:value-type="string" office:string-value="coreapi/linphonecore.h">
            <text:p>coreapi/linphonecore.h</text:p>
          </table:table-cell>
          <table:table-cell table:style-name="Default" table:formula="of:=SUBSTITUTE(['RAW Linphone'.D357];&quot;line:&quot;;&quot;&quot;)" office:value-type="string" office:string-value="1204">
            <text:p>1204</text:p>
          </table:table-cell>
          <table:table-cell table:style-name="Default" table:formula="of:=SUBSTITUTE(['RAW Linphone'.F357];&quot;returntype:&quot;;&quot;&quot;)" office:value-type="string" office:string-value="void">
            <text:p>void</text:p>
          </table:table-cell>
          <table:table-cell table:style-name="Default" table:formula="of:=['RAW Linphone'.A357]" office:value-type="string" office:string-value="linphone_core_set_rec_level">
            <text:p>linphone_core_set_rec_level</text:p>
          </table:table-cell>
          <table:table-cell table:style-name="Default" table:formula="of:=['RAW Linphone'.E357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58]" office:value-type="string" office:string-value="coreapi/linphonecore.h">
            <text:p>coreapi/linphonecore.h</text:p>
          </table:table-cell>
          <table:table-cell table:style-name="Default" table:formula="of:=SUBSTITUTE(['RAW Linphone'.D358];&quot;line:&quot;;&quot;&quot;)" office:value-type="string" office:string-value="1311">
            <text:p>1311</text:p>
          </table:table-cell>
          <table:table-cell table:style-name="Default" table:formula="of:=SUBSTITUTE(['RAW Linphone'.F358];&quot;returntype:&quot;;&quot;&quot;)" office:value-type="string" office:string-value="void">
            <text:p>void</text:p>
          </table:table-cell>
          <table:table-cell table:style-name="Default" table:formula="of:=['RAW Linphone'.A358]" office:value-type="string" office:string-value="linphone_core_set_record_file">
            <text:p>linphone_core_set_record_file</text:p>
          </table:table-cell>
          <table:table-cell table:style-name="Default" table:formula="of:=['RAW Linphone'.E358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59]" office:value-type="string" office:string-value="coreapi/linphonecore.h">
            <text:p>coreapi/linphonecore.h</text:p>
          </table:table-cell>
          <table:table-cell table:style-name="Default" table:formula="of:=SUBSTITUTE(['RAW Linphone'.D359];&quot;line:&quot;;&quot;&quot;)" office:value-type="string" office:string-value="1185">
            <text:p>1185</text:p>
          </table:table-cell>
          <table:table-cell table:style-name="Default" table:formula="of:=SUBSTITUTE(['RAW Linphone'.F359];&quot;returntype:&quot;;&quot;&quot;)" office:value-type="string" office:string-value="int">
            <text:p>int</text:p>
          </table:table-cell>
          <table:table-cell table:style-name="Default" table:formula="of:=['RAW Linphone'.A359]" office:value-type="string" office:string-value="linphone_core_set_relay_addr">
            <text:p>linphone_core_set_relay_addr</text:p>
          </table:table-cell>
          <table:table-cell table:style-name="Default" table:formula="of:=['RAW Linphone'.E359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60]" office:value-type="string" office:string-value="coreapi/linphonecore.h">
            <text:p>coreapi/linphonecore.h</text:p>
          </table:table-cell>
          <table:table-cell table:style-name="Default" table:formula="of:=SUBSTITUTE(['RAW Linphone'.D360];&quot;line:&quot;;&quot;&quot;)" office:value-type="string" office:string-value="1221">
            <text:p>1221</text:p>
          </table:table-cell>
          <table:table-cell table:style-name="Default" table:formula="of:=SUBSTITUTE(['RAW Linphone'.F360];&quot;returntype:&quot;;&quot;&quot;)" office:value-type="string" office:string-value="void">
            <text:p>void</text:p>
          </table:table-cell>
          <table:table-cell table:style-name="Default" table:formula="of:=['RAW Linphone'.A360]" office:value-type="string" office:string-value="linphone_core_set_remote_ringback_tone">
            <text:p>linphone_core_set_remote_ringback_tone</text:p>
          </table:table-cell>
          <table:table-cell table:style-name="Default" table:formula="of:=['RAW Linphone'.E360]" office:value-type="string" office:string-value="signature:(LinphoneCore *lc,const char *)">
            <text:p>signature:(LinphoneCore *lc,const char *)</text:p>
          </table:table-cell>
          <table:table-cell table:number-columns-repeated="1018"/>
        </table:table-row>
        <table:table-row table:style-name="ro1">
          <table:table-cell table:style-name="Default" table:formula="of:=['RAW Linphone'.B361]" office:value-type="string" office:string-value="coreapi/linphonecore.h">
            <text:p>coreapi/linphonecore.h</text:p>
          </table:table-cell>
          <table:table-cell table:style-name="Default" table:formula="of:=SUBSTITUTE(['RAW Linphone'.D361];&quot;line:&quot;;&quot;&quot;)" office:value-type="string" office:string-value="1213">
            <text:p>1213</text:p>
          </table:table-cell>
          <table:table-cell table:style-name="Default" table:formula="of:=SUBSTITUTE(['RAW Linphone'.F361];&quot;returntype:&quot;;&quot;&quot;)" office:value-type="string" office:string-value="void">
            <text:p>void</text:p>
          </table:table-cell>
          <table:table-cell table:style-name="Default" table:formula="of:=['RAW Linphone'.A361]" office:value-type="string" office:string-value="linphone_core_set_ring">
            <text:p>linphone_core_set_ring</text:p>
          </table:table-cell>
          <table:table-cell table:style-name="Default" table:formula="of:=['RAW Linphone'.E361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62]" office:value-type="string" office:string-value="coreapi/linphonecore.h">
            <text:p>coreapi/linphonecore.h</text:p>
          </table:table-cell>
          <table:table-cell table:style-name="Default" table:formula="of:=SUBSTITUTE(['RAW Linphone'.D362];&quot;line:&quot;;&quot;&quot;)" office:value-type="string" office:string-value="1196">
            <text:p>1196</text:p>
          </table:table-cell>
          <table:table-cell table:style-name="Default" table:formula="of:=SUBSTITUTE(['RAW Linphone'.F362];&quot;returntype:&quot;;&quot;&quot;)" office:value-type="string" office:string-value="void">
            <text:p>void</text:p>
          </table:table-cell>
          <table:table-cell table:style-name="Default" table:formula="of:=['RAW Linphone'.A362]" office:value-type="string" office:string-value="linphone_core_set_ring_level">
            <text:p>linphone_core_set_ring_level</text:p>
          </table:table-cell>
          <table:table-cell table:style-name="Default" table:formula="of:=['RAW Linphone'.E362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63]" office:value-type="string" office:string-value="coreapi/linphonecore.h">
            <text:p>coreapi/linphonecore.h</text:p>
          </table:table-cell>
          <table:table-cell table:style-name="Default" table:formula="of:=SUBSTITUTE(['RAW Linphone'.D363];&quot;line:&quot;;&quot;&quot;)" office:value-type="string" office:string-value="1218">
            <text:p>1218</text:p>
          </table:table-cell>
          <table:table-cell table:style-name="Default" table:formula="of:=SUBSTITUTE(['RAW Linphone'.F363];&quot;returntype:&quot;;&quot;&quot;)" office:value-type="string" office:string-value="void">
            <text:p>void</text:p>
          </table:table-cell>
          <table:table-cell table:style-name="Default" table:formula="of:=['RAW Linphone'.A363]" office:value-type="string" office:string-value="linphone_core_set_ringback">
            <text:p>linphone_core_set_ringback</text:p>
          </table:table-cell>
          <table:table-cell table:style-name="Default" table:formula="of:=['RAW Linphone'.E363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64]" office:value-type="string" office:string-value="coreapi/linphonecore.h">
            <text:p>coreapi/linphonecore.h</text:p>
          </table:table-cell>
          <table:table-cell table:style-name="Default" table:formula="of:=SUBSTITUTE(['RAW Linphone'.D364];&quot;line:&quot;;&quot;&quot;)" office:value-type="string" office:string-value="1208">
            <text:p>1208</text:p>
          </table:table-cell>
          <table:table-cell table:style-name="Default" table:formula="of:=SUBSTITUTE(['RAW Linphone'.F364];&quot;returntype:&quot;;&quot;&quot;)" office:value-type="string" office:string-value="int">
            <text:p>int</text:p>
          </table:table-cell>
          <table:table-cell table:style-name="Default" table:formula="of:=['RAW Linphone'.A364]" office:value-type="string" office:string-value="linphone_core_set_ringer_device">
            <text:p>linphone_core_set_ringer_device</text:p>
          </table:table-cell>
          <table:table-cell table:style-name="Default" table:formula="of:=['RAW Linphone'.E364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65]" office:value-type="string" office:string-value="coreapi/linphonecore.h">
            <text:p>coreapi/linphonecore.h</text:p>
          </table:table-cell>
          <table:table-cell table:style-name="Default" table:formula="of:=SUBSTITUTE(['RAW Linphone'.D365];&quot;line:&quot;;&quot;&quot;)" office:value-type="string" office:string-value="1216">
            <text:p>1216</text:p>
          </table:table-cell>
          <table:table-cell table:style-name="Default" table:formula="of:=SUBSTITUTE(['RAW Linphone'.F365];&quot;returntype:&quot;;&quot;&quot;)" office:value-type="string" office:string-value="void">
            <text:p>void</text:p>
          </table:table-cell>
          <table:table-cell table:style-name="Default" table:formula="of:=['RAW Linphone'.A365]" office:value-type="string" office:string-value="linphone_core_set_root_ca">
            <text:p>linphone_core_set_root_ca</text:p>
          </table:table-cell>
          <table:table-cell table:style-name="Default" table:formula="of:=['RAW Linphone'.E365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66]" office:value-type="string" office:string-value="coreapi/linphonecore.h">
            <text:p>coreapi/linphonecore.h</text:p>
          </table:table-cell>
          <table:table-cell table:style-name="Default" table:formula="of:=SUBSTITUTE(['RAW Linphone'.D366];&quot;line:&quot;;&quot;&quot;)" office:value-type="string" office:string-value="1246">
            <text:p>1246</text:p>
          </table:table-cell>
          <table:table-cell table:style-name="Default" table:formula="of:=SUBSTITUTE(['RAW Linphone'.F366];&quot;returntype:&quot;;&quot;&quot;)" office:value-type="string" office:string-value="void">
            <text:p>void</text:p>
          </table:table-cell>
          <table:table-cell table:style-name="Default" table:formula="of:=['RAW Linphone'.A366]" office:value-type="string" office:string-value="linphone_core_set_rtp_no_xmit_on_audio_mute">
            <text:p>linphone_core_set_rtp_no_xmit_on_audio_mute</text:p>
          </table:table-cell>
          <table:table-cell table:style-name="Default" table:formula="of:=['RAW Linphone'.E366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7]" office:value-type="string" office:string-value="coreapi/linphonecore.h">
            <text:p>coreapi/linphonecore.h</text:p>
          </table:table-cell>
          <table:table-cell table:style-name="Default" table:formula="of:=SUBSTITUTE(['RAW Linphone'.D367];&quot;line:&quot;;&quot;&quot;)" office:value-type="string" office:string-value="1375">
            <text:p>1375</text:p>
          </table:table-cell>
          <table:table-cell table:style-name="Default" table:formula="of:=SUBSTITUTE(['RAW Linphone'.F367];&quot;returntype:&quot;;&quot;&quot;)" office:value-type="string" office:string-value="void">
            <text:p>void</text:p>
          </table:table-cell>
          <table:table-cell table:style-name="Default" table:formula="of:=['RAW Linphone'.A367]" office:value-type="string" office:string-value="linphone_core_set_rtp_transport_factories">
            <text:p>linphone_core_set_rtp_transport_factories</text:p>
          </table:table-cell>
          <table:table-cell table:style-name="Default" table:formula="of:=['RAW Linphone'.E367]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number-columns-repeated="1018"/>
        </table:table-row>
        <table:table-row table:style-name="ro1">
          <table:table-cell table:style-name="Default" table:formula="of:=['RAW Linphone'.B368]" office:value-type="string" office:string-value="coreapi/linphonecore.h">
            <text:p>coreapi/linphonecore.h</text:p>
          </table:table-cell>
          <table:table-cell table:style-name="Default" table:formula="of:=SUBSTITUTE(['RAW Linphone'.D368];&quot;line:&quot;;&quot;&quot;)" office:value-type="string" office:string-value="1443">
            <text:p>1443</text:p>
          </table:table-cell>
          <table:table-cell table:style-name="Default" table:formula="of:=SUBSTITUTE(['RAW Linphone'.F368];&quot;returntype:&quot;;&quot;&quot;)" office:value-type="string" office:string-value="void">
            <text:p>void</text:p>
          </table:table-cell>
          <table:table-cell table:style-name="Default" table:formula="of:=['RAW Linphone'.A368]" office:value-type="string" office:string-value="linphone_core_set_sip_dscp">
            <text:p>linphone_core_set_sip_dscp</text:p>
          </table:table-cell>
          <table:table-cell table:style-name="Default" table:formula="of:=['RAW Linphone'.E368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369]" office:value-type="string" office:string-value="coreapi/linphonecore.h">
            <text:p>coreapi/linphonecore.h</text:p>
          </table:table-cell>
          <table:table-cell table:style-name="Default" table:formula="of:=SUBSTITUTE(['RAW Linphone'.D369];&quot;line:&quot;;&quot;&quot;)" office:value-type="string" office:string-value="1148">
            <text:p>1148</text:p>
          </table:table-cell>
          <table:table-cell table:style-name="Default" table:formula="of:=SUBSTITUTE(['RAW Linphone'.F369];&quot;returntype:&quot;;&quot;&quot;)" office:value-type="string" office:string-value="void">
            <text:p>void</text:p>
          </table:table-cell>
          <table:table-cell table:style-name="Default" table:formula="of:=['RAW Linphone'.A369]" office:value-type="string" office:string-value="linphone_core_set_sip_port">
            <text:p>linphone_core_set_sip_port</text:p>
          </table:table-cell>
          <table:table-cell table:style-name="Default" table:formula="of:=['RAW Linphone'.E369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70]" office:value-type="string" office:string-value="coreapi/linphonecore.h">
            <text:p>coreapi/linphonecore.h</text:p>
          </table:table-cell>
          <table:table-cell table:style-name="Default" table:formula="of:=SUBSTITUTE(['RAW Linphone'.D370];&quot;line:&quot;;&quot;&quot;)" office:value-type="string" office:string-value="1152">
            <text:p>1152</text:p>
          </table:table-cell>
          <table:table-cell table:style-name="Default" table:formula="of:=SUBSTITUTE(['RAW Linphone'.F370];&quot;returntype:&quot;;&quot;&quot;)" office:value-type="string" office:string-value="int">
            <text:p>int</text:p>
          </table:table-cell>
          <table:table-cell table:style-name="Default" table:formula="of:=['RAW Linphone'.A370]" office:value-type="string" office:string-value="linphone_core_set_sip_transports">
            <text:p>linphone_core_set_sip_transports</text:p>
          </table:table-cell>
          <table:table-cell table:style-name="Default" table:formula="of:=['RAW Linphone'.E370]" office:value-type="string" office:string-value="signature:(LinphoneCore *lc, const LCSipTransports *transports)">
            <text:p>signature:(LinphoneCore *lc, const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371]" office:value-type="string" office:string-value="coreapi/linphonecore.h">
            <text:p>coreapi/linphonecore.h</text:p>
          </table:table-cell>
          <table:table-cell table:style-name="Default" table:formula="of:=SUBSTITUTE(['RAW Linphone'.D371];&quot;line:&quot;;&quot;&quot;)" office:value-type="string" office:string-value="1212">
            <text:p>1212</text:p>
          </table:table-cell>
          <table:table-cell table:style-name="Default" table:formula="of:=SUBSTITUTE(['RAW Linphone'.F371];&quot;returntype:&quot;;&quot;&quot;)" office:value-type="string" office:string-value="void">
            <text:p>void</text:p>
          </table:table-cell>
          <table:table-cell table:style-name="Default" table:formula="of:=['RAW Linphone'.A371]" office:value-type="string" office:string-value="linphone_core_set_sound_source">
            <text:p>linphone_core_set_sound_source</text:p>
          </table:table-cell>
          <table:table-cell table:style-name="Default" table:formula="of:=['RAW Linphone'.E371]" office:value-type="string" office:string-value="signature:(LinphoneCore *lc, char source)">
            <text:p>signature:(LinphoneCore *lc, char source)</text:p>
          </table:table-cell>
          <table:table-cell table:number-columns-repeated="1018"/>
        </table:table-row>
        <table:table-row table:style-name="ro1">
          <table:table-cell table:style-name="Default" table:formula="of:=['RAW Linphone'.B372]" office:value-type="string" office:string-value="coreapi/linphonecore.h">
            <text:p>coreapi/linphonecore.h</text:p>
          </table:table-cell>
          <table:table-cell table:style-name="Default" table:formula="of:=SUBSTITUTE(['RAW Linphone'.D372];&quot;line:&quot;;&quot;&quot;)" office:value-type="string" office:string-value="1287">
            <text:p>1287</text:p>
          </table:table-cell>
          <table:table-cell table:style-name="Default" table:formula="of:=SUBSTITUTE(['RAW Linphone'.F372];&quot;returntype:&quot;;&quot;&quot;)" office:value-type="string" office:string-value="int">
            <text:p>int</text:p>
          </table:table-cell>
          <table:table-cell table:style-name="Default" table:formula="of:=['RAW Linphone'.A372]" office:value-type="string" office:string-value="linphone_core_set_static_picture">
            <text:p>linphone_core_set_static_picture</text:p>
          </table:table-cell>
          <table:table-cell table:style-name="Default" table:formula="of:=['RAW Linphone'.E372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73]" office:value-type="string" office:string-value="coreapi/linphonecore.h">
            <text:p>coreapi/linphonecore.h</text:p>
          </table:table-cell>
          <table:table-cell table:style-name="Default" table:formula="of:=SUBSTITUTE(['RAW Linphone'.D373];&quot;line:&quot;;&quot;&quot;)" office:value-type="string" office:string-value="1291">
            <text:p>1291</text:p>
          </table:table-cell>
          <table:table-cell table:style-name="Default" table:formula="of:=SUBSTITUTE(['RAW Linphone'.F373];&quot;returntype:&quot;;&quot;&quot;)" office:value-type="string" office:string-value="int">
            <text:p>int</text:p>
          </table:table-cell>
          <table:table-cell table:style-name="Default" table:formula="of:=['RAW Linphone'.A373]" office:value-type="string" office:string-value="linphone_core_set_static_picture_fps">
            <text:p>linphone_core_set_static_picture_fps</text:p>
          </table:table-cell>
          <table:table-cell table:style-name="Default" table:formula="of:=['RAW Linphone'.E373]" office:value-type="string" office:string-value="signature:(LinphoneCore *lc, float fps)">
            <text:p>signature:(LinphoneCore *lc, float fps)</text:p>
          </table:table-cell>
          <table:table-cell table:number-columns-repeated="1018"/>
        </table:table-row>
        <table:table-row table:style-name="ro1">
          <table:table-cell table:style-name="Default" table:formula="of:=['RAW Linphone'.B374]" office:value-type="string" office:string-value="coreapi/linphonecore.h">
            <text:p>coreapi/linphonecore.h</text:p>
          </table:table-cell>
          <table:table-cell table:style-name="Default" table:formula="of:=SUBSTITUTE(['RAW Linphone'.D374];&quot;line:&quot;;&quot;&quot;)" office:value-type="string" office:string-value="1171">
            <text:p>1171</text:p>
          </table:table-cell>
          <table:table-cell table:style-name="Default" table:formula="of:=SUBSTITUTE(['RAW Linphone'.F374];&quot;returntype:&quot;;&quot;&quot;)" office:value-type="string" office:string-value="void">
            <text:p>void</text:p>
          </table:table-cell>
          <table:table-cell table:style-name="Default" table:formula="of:=['RAW Linphone'.A374]" office:value-type="string" office:string-value="linphone_core_set_stun_server">
            <text:p>linphone_core_set_stun_server</text:p>
          </table:table-cell>
          <table:table-cell table:style-name="Default" table:formula="of:=['RAW Linphone'.E374]" office:value-type="string" office:string-value="signature:(LinphoneCore *lc, const char *server)">
            <text:p>signature:(LinphoneCore *lc, const char *server)</text:p>
          </table:table-cell>
          <table:table-cell table:number-columns-repeated="1018"/>
        </table:table-row>
        <table:table-row table:style-name="ro1">
          <table:table-cell table:style-name="Default" table:formula="of:=['RAW Linphone'.B375]" office:value-type="string" office:string-value="coreapi/linphonecore.h">
            <text:p>coreapi/linphonecore.h</text:p>
          </table:table-cell>
          <table:table-cell table:style-name="Default" table:formula="of:=SUBSTITUTE(['RAW Linphone'.D375];&quot;line:&quot;;&quot;&quot;)" office:value-type="string" office:string-value="1006">
            <text:p>1006</text:p>
          </table:table-cell>
          <table:table-cell table:style-name="Default" table:formula="of:=SUBSTITUTE(['RAW Linphone'.F375];&quot;returntype:&quot;;&quot;&quot;)" office:value-type="string" office:string-value="void">
            <text:p>void</text:p>
          </table:table-cell>
          <table:table-cell table:style-name="Default" table:formula="of:=['RAW Linphone'.A375]" office:value-type="string" office:string-value="linphone_core_set_upload_bandwidth">
            <text:p>linphone_core_set_upload_bandwidth</text:p>
          </table:table-cell>
          <table:table-cell table:style-name="Default" table:formula="of:=['RAW Linphone'.E375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76]" office:value-type="string" office:string-value="coreapi/linphonecore.h">
            <text:p>coreapi/linphonecore.h</text:p>
          </table:table-cell>
          <table:table-cell table:style-name="Default" table:formula="of:=SUBSTITUTE(['RAW Linphone'.D376];&quot;line:&quot;;&quot;&quot;)" office:value-type="string" office:string-value="1025">
            <text:p>1025</text:p>
          </table:table-cell>
          <table:table-cell table:style-name="Default" table:formula="of:=SUBSTITUTE(['RAW Linphone'.F376];&quot;returntype:&quot;;&quot;&quot;)" office:value-type="string" office:string-value="void">
            <text:p>void</text:p>
          </table:table-cell>
          <table:table-cell table:style-name="Default" table:formula="of:=['RAW Linphone'.A376]" office:value-type="string" office:string-value="linphone_core_set_upload_ptime">
            <text:p>linphone_core_set_upload_ptime</text:p>
          </table:table-cell>
          <table:table-cell table:style-name="Default" table:formula="of:=['RAW Linphone'.E376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77]" office:value-type="string" office:string-value="coreapi/linphonecore.h">
            <text:p>coreapi/linphonecore.h</text:p>
          </table:table-cell>
          <table:table-cell table:style-name="Default" table:formula="of:=SUBSTITUTE(['RAW Linphone'.D377];&quot;line:&quot;;&quot;&quot;)" office:value-type="string" office:string-value="1140">
            <text:p>1140</text:p>
          </table:table-cell>
          <table:table-cell table:style-name="Default" table:formula="of:=SUBSTITUTE(['RAW Linphone'.F377];&quot;returntype:&quot;;&quot;&quot;)" office:value-type="string" office:string-value="void">
            <text:p>void</text:p>
          </table:table-cell>
          <table:table-cell table:style-name="Default" table:formula="of:=['RAW Linphone'.A377]" office:value-type="string" office:string-value="linphone_core_set_use_info_for_dtmf">
            <text:p>linphone_core_set_use_info_for_dtmf</text:p>
          </table:table-cell>
          <table:table-cell table:style-name="Default" table:formula="of:=['RAW Linphone'.E377]" office:value-type="string" office:string-value="signature:(LinphoneCore *lc, bool_t use_info)">
            <text:p>signature:(LinphoneCore *lc, bool_t use_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78]" office:value-type="string" office:string-value="coreapi/linphonecore.h">
            <text:p>coreapi/linphonecore.h</text:p>
          </table:table-cell>
          <table:table-cell table:style-name="Default" table:formula="of:=SUBSTITUTE(['RAW Linphone'.D378];&quot;line:&quot;;&quot;&quot;)" office:value-type="string" office:string-value="1144">
            <text:p>1144</text:p>
          </table:table-cell>
          <table:table-cell table:style-name="Default" table:formula="of:=SUBSTITUTE(['RAW Linphone'.F378];&quot;returntype:&quot;;&quot;&quot;)" office:value-type="string" office:string-value="void">
            <text:p>void</text:p>
          </table:table-cell>
          <table:table-cell table:style-name="Default" table:formula="of:=['RAW Linphone'.A378]" office:value-type="string" office:string-value="linphone_core_set_use_rfc2833_for_dtmf">
            <text:p>linphone_core_set_use_rfc2833_for_dtmf</text:p>
          </table:table-cell>
          <table:table-cell table:style-name="Default" table:formula="of:=['RAW Linphone'.E378]" office:value-type="string" office:string-value="signature:(LinphoneCore *lc,bool_t use_rfc2833)">
            <text:p>signature:(LinphoneCore *lc,bool_t use_rfc2833)</text:p>
          </table:table-cell>
          <table:table-cell table:number-columns-repeated="1018"/>
        </table:table-row>
        <table:table-row table:style-name="ro1">
          <table:table-cell table:style-name="Default" table:formula="of:=['RAW Linphone'.B379]" office:value-type="string" office:string-value="coreapi/linphonecore.h">
            <text:p>coreapi/linphonecore.h</text:p>
          </table:table-cell>
          <table:table-cell table:style-name="Default" table:formula="of:=SUBSTITUTE(['RAW Linphone'.D379];&quot;line:&quot;;&quot;&quot;)" office:value-type="string" office:string-value="910">
            <text:p>910</text:p>
          </table:table-cell>
          <table:table-cell table:style-name="Default" table:formula="of:=SUBSTITUTE(['RAW Linphone'.F379];&quot;returntype:&quot;;&quot;&quot;)" office:value-type="string" office:string-value="void">
            <text:p>void</text:p>
          </table:table-cell>
          <table:table-cell table:style-name="Default" table:formula="of:=['RAW Linphone'.A379]" office:value-type="string" office:string-value="linphone_core_set_user_agent">
            <text:p>linphone_core_set_user_agent</text:p>
          </table:table-cell>
          <table:table-cell table:style-name="Default" table:formula="of:=['RAW Linphone'.E379]" office:value-type="string" office:string-value="signature:(const char *ua_name, const char *version)">
            <text:p>signature:(const char *ua_name, const char *version)</text:p>
          </table:table-cell>
          <table:table-cell table:number-columns-repeated="1018"/>
        </table:table-row>
        <table:table-row table:style-name="ro1">
          <table:table-cell table:style-name="Default" table:formula="of:=['RAW Linphone'.B380]" office:value-type="string" office:string-value="coreapi/linphonecore.h">
            <text:p>coreapi/linphonecore.h</text:p>
          </table:table-cell>
          <table:table-cell table:style-name="Default" table:formula="of:=SUBSTITUTE(['RAW Linphone'.D380];&quot;line:&quot;;&quot;&quot;)" office:value-type="string" office:string-value="1347">
            <text:p>1347</text:p>
          </table:table-cell>
          <table:table-cell table:style-name="Default" table:formula="of:=SUBSTITUTE(['RAW Linphone'.F380];&quot;returntype:&quot;;&quot;&quot;)" office:value-type="string" office:string-value="void">
            <text:p>void</text:p>
          </table:table-cell>
          <table:table-cell table:style-name="Default" table:formula="of:=['RAW Linphone'.A380]" office:value-type="string" office:string-value="linphone_core_set_user_data">
            <text:p>linphone_core_set_user_data</text:p>
          </table:table-cell>
          <table:table-cell table:style-name="Default" table:formula="of:=['RAW Linphone'.E380]" office:value-type="string" office:string-value="signature:(LinphoneCore *lc, void *userdata)">
            <text:p>signature:(LinphoneCore *lc, void *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81]" office:value-type="string" office:string-value="coreapi/linphonecore.h">
            <text:p>coreapi/linphonecore.h</text:p>
          </table:table-cell>
          <table:table-cell table:style-name="Default" table:formula="of:=SUBSTITUTE(['RAW Linphone'.D381];&quot;line:&quot;;&quot;&quot;)" office:value-type="string" office:string-value="1036">
            <text:p>1036</text:p>
          </table:table-cell>
          <table:table-cell table:style-name="Default" table:formula="of:=SUBSTITUTE(['RAW Linphone'.F381];&quot;returntype:&quot;;&quot;&quot;)" office:value-type="string" office:string-value="int">
            <text:p>int</text:p>
          </table:table-cell>
          <table:table-cell table:style-name="Default" table:formula="of:=['RAW Linphone'.A381]" office:value-type="string" office:string-value="linphone_core_set_video_codecs">
            <text:p>linphone_core_set_video_codecs</text:p>
          </table:table-cell>
          <table:table-cell table:style-name="Default" table:formula="of:=['RAW Linphone'.E381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82]" office:value-type="string" office:string-value="coreapi/linphonecore.h">
            <text:p>coreapi/linphonecore.h</text:p>
          </table:table-cell>
          <table:table-cell table:style-name="Default" table:formula="of:=SUBSTITUTE(['RAW Linphone'.D382];&quot;line:&quot;;&quot;&quot;)" office:value-type="string" office:string-value="1283">
            <text:p>1283</text:p>
          </table:table-cell>
          <table:table-cell table:style-name="Default" table:formula="of:=SUBSTITUTE(['RAW Linphone'.F382];&quot;returntype:&quot;;&quot;&quot;)" office:value-type="string" office:string-value="int">
            <text:p>int</text:p>
          </table:table-cell>
          <table:table-cell table:style-name="Default" table:formula="of:=['RAW Linphone'.A382]" office:value-type="string" office:string-value="linphone_core_set_video_device">
            <text:p>linphone_core_set_video_device</text:p>
          </table:table-cell>
          <table:table-cell table:style-name="Default" table:formula="of:=['RAW Linphone'.E382]" office:value-type="string" office:string-value="signature:(LinphoneCore *lc, const char *id)">
            <text:p>signature:(LinphoneCore *lc, const char *id)</text:p>
          </table:table-cell>
          <table:table-cell table:number-columns-repeated="1018"/>
        </table:table-row>
        <table:table-row table:style-name="ro1">
          <table:table-cell table:style-name="Default" table:formula="of:=['RAW Linphone'.B383]" office:value-type="string" office:string-value="coreapi/linphonecore.h">
            <text:p>coreapi/linphonecore.h</text:p>
          </table:table-cell>
          <table:table-cell table:style-name="Default" table:formula="of:=SUBSTITUTE(['RAW Linphone'.D383];&quot;line:&quot;;&quot;&quot;)" office:value-type="string" office:string-value="1449">
            <text:p>1449</text:p>
          </table:table-cell>
          <table:table-cell table:style-name="Default" table:formula="of:=SUBSTITUTE(['RAW Linphone'.F383];&quot;returntype:&quot;;&quot;&quot;)" office:value-type="string" office:string-value="void">
            <text:p>void</text:p>
          </table:table-cell>
          <table:table-cell table:style-name="Default" table:formula="of:=['RAW Linphone'.A383]" office:value-type="string" office:string-value="linphone_core_set_video_dscp">
            <text:p>linphone_core_set_video_dscp</text:p>
          </table:table-cell>
          <table:table-cell table:style-name="Default" table:formula="of:=['RAW Linphone'.E383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384]" office:value-type="string" office:string-value="coreapi/linphonecore.h">
            <text:p>coreapi/linphonecore.h</text:p>
          </table:table-cell>
          <table:table-cell table:style-name="Default" table:formula="of:=SUBSTITUTE(['RAW Linphone'.D384];&quot;line:&quot;;&quot;&quot;)" office:value-type="string" office:string-value="1118">
            <text:p>1118</text:p>
          </table:table-cell>
          <table:table-cell table:style-name="Default" table:formula="of:=SUBSTITUTE(['RAW Linphone'.F384];&quot;returntype:&quot;;&quot;&quot;)" office:value-type="string" office:string-value="void">
            <text:p>void</text:p>
          </table:table-cell>
          <table:table-cell table:style-name="Default" table:formula="of:=['RAW Linphone'.A384]" office:value-type="string" office:string-value="linphone_core_set_video_jittcomp">
            <text:p>linphone_core_set_video_jittcomp</text:p>
          </table:table-cell>
          <table:table-cell table:style-name="Default" table:formula="of:=['RAW Linphone'.E384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85]" office:value-type="string" office:string-value="coreapi/linphonecore.h">
            <text:p>coreapi/linphonecore.h</text:p>
          </table:table-cell>
          <table:table-cell table:style-name="Default" table:formula="of:=SUBSTITUTE(['RAW Linphone'.D385];&quot;line:&quot;;&quot;&quot;)" office:value-type="string" office:string-value="1260">
            <text:p>1260</text:p>
          </table:table-cell>
          <table:table-cell table:style-name="Default" table:formula="of:=SUBSTITUTE(['RAW Linphone'.F385];&quot;returntype:&quot;;&quot;&quot;)" office:value-type="string" office:string-value="void">
            <text:p>void</text:p>
          </table:table-cell>
          <table:table-cell table:style-name="Default" table:formula="of:=['RAW Linphone'.A385]" office:value-type="string" office:string-value="linphone_core_set_video_policy">
            <text:p>linphone_core_set_video_policy</text:p>
          </table:table-cell>
          <table:table-cell table:style-name="Default" table:formula="of:=['RAW Linphone'.E385]" office:value-type="string" office:string-value="signature:(LinphoneCore *lc, const LinphoneVideoPolicy *policy)">
            <text:p>signature:(LinphoneCore *lc, const LinphoneVideoPolicy *policy)</text:p>
          </table:table-cell>
          <table:table-cell table:number-columns-repeated="1018"/>
        </table:table-row>
        <table:table-row table:style-name="ro1">
          <table:table-cell table:style-name="Default" table:formula="of:=['RAW Linphone'.B386]" office:value-type="string" office:string-value="coreapi/linphonecore.h">
            <text:p>coreapi/linphonecore.h</text:p>
          </table:table-cell>
          <table:table-cell table:style-name="Default" table:formula="of:=SUBSTITUTE(['RAW Linphone'.D386];&quot;line:&quot;;&quot;&quot;)" office:value-type="string" office:string-value="1134">
            <text:p>1134</text:p>
          </table:table-cell>
          <table:table-cell table:style-name="Default" table:formula="of:=SUBSTITUTE(['RAW Linphone'.F386];&quot;returntype:&quot;;&quot;&quot;)" office:value-type="string" office:string-value="void">
            <text:p>void</text:p>
          </table:table-cell>
          <table:table-cell table:style-name="Default" table:formula="of:=['RAW Linphone'.A386]" office:value-type="string" office:string-value="linphone_core_set_video_port">
            <text:p>linphone_core_set_video_port</text:p>
          </table:table-cell>
          <table:table-cell table:style-name="Default" table:formula="of:=['RAW Linphone'.E386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87]" office:value-type="string" office:string-value="coreapi/linphonecore.h">
            <text:p>coreapi/linphonecore.h</text:p>
          </table:table-cell>
          <table:table-cell table:style-name="Default" table:formula="of:=SUBSTITUTE(['RAW Linphone'.D387];&quot;line:&quot;;&quot;&quot;)" office:value-type="string" office:string-value="1136">
            <text:p>1136</text:p>
          </table:table-cell>
          <table:table-cell table:style-name="Default" table:formula="of:=SUBSTITUTE(['RAW Linphone'.F387];&quot;returntype:&quot;;&quot;&quot;)" office:value-type="string" office:string-value="void">
            <text:p>void</text:p>
          </table:table-cell>
          <table:table-cell table:style-name="Default" table:formula="of:=['RAW Linphone'.A387]" office:value-type="string" office:string-value="linphone_core_set_video_port_range">
            <text:p>linphone_core_set_video_port_range</text:p>
          </table:table-cell>
          <table:table-cell table:style-name="Default" table:formula="of:=['RAW Linphone'.E387]" office:value-type="string" office:string-value="signature:(LinphoneCore *lc, int min_port, int max_port)">
            <text:p>signature:(LinphoneCore *lc, int min_port, int 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88]" office:value-type="string" office:string-value="coreapi/linphonecore.h">
            <text:p>coreapi/linphonecore.h</text:p>
          </table:table-cell>
          <table:table-cell table:style-name="Default" table:formula="of:=SUBSTITUTE(['RAW Linphone'.D388];&quot;line:&quot;;&quot;&quot;)" office:value-type="string" office:string-value="1354">
            <text:p>1354</text:p>
          </table:table-cell>
          <table:table-cell table:style-name="Default" table:formula="of:=SUBSTITUTE(['RAW Linphone'.F388];&quot;returntype:&quot;;&quot;&quot;)" office:value-type="string" office:string-value="void">
            <text:p>void</text:p>
          </table:table-cell>
          <table:table-cell table:style-name="Default" table:formula="of:=['RAW Linphone'.A388]" office:value-type="string" office:string-value="linphone_core_set_waiting_callback">
            <text:p>linphone_core_set_waiting_callback</text:p>
          </table:table-cell>
          <table:table-cell table:style-name="Default" table:formula="of:=['RAW Linphone'.E388]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number-columns-repeated="1018"/>
        </table:table-row>
        <table:table-row table:style-name="ro1">
          <table:table-cell table:style-name="Default" table:formula="of:=['RAW Linphone'.B389]" office:value-type="string" office:string-value="coreapi/linphonecore.h">
            <text:p>coreapi/linphonecore.h</text:p>
          </table:table-cell>
          <table:table-cell table:style-name="Default" table:formula="of:=SUBSTITUTE(['RAW Linphone'.D389];&quot;line:&quot;;&quot;&quot;)" office:value-type="string" office:string-value="1391">
            <text:p>1391</text:p>
          </table:table-cell>
          <table:table-cell table:style-name="Default" table:formula="of:=SUBSTITUTE(['RAW Linphone'.F389];&quot;returntype:&quot;;&quot;&quot;)" office:value-type="string" office:string-value="void">
            <text:p>void</text:p>
          </table:table-cell>
          <table:table-cell table:style-name="Default" table:formula="of:=['RAW Linphone'.A389]" office:value-type="string" office:string-value="linphone_core_set_zrtp_secrets_file">
            <text:p>linphone_core_set_zrtp_secrets_file</text:p>
          </table:table-cell>
          <table:table-cell table:style-name="Default" table:formula="of:=['RAW Linphone'.E389]" office:value-type="string" office:string-value="signature:(LinphoneCore *lc, const char* file)">
            <text:p>signature:(LinphoneCore *lc, const char* 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90]" office:value-type="string" office:string-value="coreapi/linphonecore.h">
            <text:p>coreapi/linphonecore.h</text:p>
          </table:table-cell>
          <table:table-cell table:style-name="Default" table:formula="of:=SUBSTITUTE(['RAW Linphone'.D390];&quot;line:&quot;;&quot;&quot;)" office:value-type="string" office:string-value="1306">
            <text:p>1306</text:p>
          </table:table-cell>
          <table:table-cell table:style-name="Default" table:formula="of:=SUBSTITUTE(['RAW Linphone'.F390];&quot;returntype:&quot;;&quot;&quot;)" office:value-type="string" office:string-value="void">
            <text:p>void</text:p>
          </table:table-cell>
          <table:table-cell table:style-name="Default" table:formula="of:=['RAW Linphone'.A390]" office:value-type="string" office:string-value="linphone_core_show_video">
            <text:p>linphone_core_show_video</text:p>
          </table:table-cell>
          <table:table-cell table:style-name="Default" table:formula="of:=['RAW Linphone'.E390]" office:value-type="string" office:string-value="signature:(LinphoneCore *lc, bool_t show)">
            <text:p>signature:(LinphoneCore *lc, bool_t show)</text:p>
          </table:table-cell>
          <table:table-cell table:number-columns-repeated="1018"/>
        </table:table-row>
        <table:table-row table:style-name="ro1">
          <table:table-cell table:style-name="Default" table:formula="of:=['RAW Linphone'.B391]" office:value-type="string" office:string-value="coreapi/linphonecore.h">
            <text:p>coreapi/linphonecore.h</text:p>
          </table:table-cell>
          <table:table-cell table:style-name="Default" table:formula="of:=SUBSTITUTE(['RAW Linphone'.D391];&quot;line:&quot;;&quot;&quot;)" office:value-type="string" office:string-value="1191">
            <text:p>1191</text:p>
          </table:table-cell>
          <table:table-cell table:style-name="Default" table:formula="of:=SUBSTITUTE(['RAW Linphone'.F391];&quot;returntype:&quot;;&quot;&quot;)" office:value-type="string" office:string-value="bool_t">
            <text:p>bool_t</text:p>
          </table:table-cell>
          <table:table-cell table:style-name="Default" table:formula="of:=['RAW Linphone'.A391]" office:value-type="string" office:string-value="linphone_core_sound_device_can_capture">
            <text:p>linphone_core_sound_device_can_capture</text:p>
          </table:table-cell>
          <table:table-cell table:style-name="Default" table:formula="of:=['RAW Linphone'.E391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92]" office:value-type="string" office:string-value="coreapi/linphonecore.h">
            <text:p>coreapi/linphonecore.h</text:p>
          </table:table-cell>
          <table:table-cell table:style-name="Default" table:formula="of:=SUBSTITUTE(['RAW Linphone'.D392];&quot;line:&quot;;&quot;&quot;)" office:value-type="string" office:string-value="1192">
            <text:p>1192</text:p>
          </table:table-cell>
          <table:table-cell table:style-name="Default" table:formula="of:=SUBSTITUTE(['RAW Linphone'.F392];&quot;returntype:&quot;;&quot;&quot;)" office:value-type="string" office:string-value="bool_t">
            <text:p>bool_t</text:p>
          </table:table-cell>
          <table:table-cell table:style-name="Default" table:formula="of:=['RAW Linphone'.A392]" office:value-type="string" office:string-value="linphone_core_sound_device_can_playback">
            <text:p>linphone_core_sound_device_can_playback</text:p>
          </table:table-cell>
          <table:table-cell table:style-name="Default" table:formula="of:=['RAW Linphone'.E392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93]" office:value-type="string" office:string-value="coreapi/linphonecore.h">
            <text:p>coreapi/linphonecore.h</text:p>
          </table:table-cell>
          <table:table-cell table:style-name="Default" table:formula="of:=SUBSTITUTE(['RAW Linphone'.D393];&quot;line:&quot;;&quot;&quot;)" office:value-type="string" office:string-value="1410">
            <text:p>1410</text:p>
          </table:table-cell>
          <table:table-cell table:style-name="Default" table:formula="of:=SUBSTITUTE(['RAW Linphone'.F393];&quot;returntype:&quot;;&quot;&quot;)" office:value-type="string" office:string-value="bool_t">
            <text:p>bool_t</text:p>
          </table:table-cell>
          <table:table-cell table:style-name="Default" table:formula="of:=['RAW Linphone'.A393]" office:value-type="string" office:string-value="linphone_core_sound_resources_locked">
            <text:p>linphone_core_sound_resources_locked</text:p>
          </table:table-cell>
          <table:table-cell table:style-name="Default" table:formula="of:=['RAW Linphone'.E39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4]" office:value-type="string" office:string-value="coreapi/linphonecore.h">
            <text:p>coreapi/linphonecore.h</text:p>
          </table:table-cell>
          <table:table-cell table:style-name="Default" table:formula="of:=SUBSTITUTE(['RAW Linphone'.D394];&quot;line:&quot;;&quot;&quot;)" office:value-type="string" office:string-value="1314">
            <text:p>1314</text:p>
          </table:table-cell>
          <table:table-cell table:style-name="Default" table:formula="of:=SUBSTITUTE(['RAW Linphone'.F394];&quot;returntype:&quot;;&quot;&quot;)" office:value-type="string" office:string-value="void">
            <text:p>void</text:p>
          </table:table-cell>
          <table:table-cell table:style-name="Default" table:formula="of:=['RAW Linphone'.A394]" office:value-type="string" office:string-value="linphone_core_stop_dtmf">
            <text:p>linphone_core_stop_dtmf</text:p>
          </table:table-cell>
          <table:table-cell table:style-name="Default" table:formula="of:=['RAW Linphone'.E39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5]" office:value-type="string" office:string-value="coreapi/linphonecore.h">
            <text:p>coreapi/linphonecore.h</text:p>
          </table:table-cell>
          <table:table-cell table:style-name="Default" table:formula="of:=SUBSTITUTE(['RAW Linphone'.D395];&quot;line:&quot;;&quot;&quot;)" office:value-type="string" office:string-value="970">
            <text:p>970</text:p>
          </table:table-cell>
          <table:table-cell table:style-name="Default" table:formula="of:=SUBSTITUTE(['RAW Linphone'.F395];&quot;returntype:&quot;;&quot;&quot;)" office:value-type="string" office:string-value="int">
            <text:p>int</text:p>
          </table:table-cell>
          <table:table-cell table:style-name="Default" table:formula="of:=['RAW Linphone'.A395]" office:value-type="string" office:string-value="linphone_core_terminate_all_calls">
            <text:p>linphone_core_terminate_all_calls</text:p>
          </table:table-cell>
          <table:table-cell table:style-name="Default" table:formula="of:=['RAW Linphone'.E3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6]" office:value-type="string" office:string-value="coreapi/linphonecore.h">
            <text:p>coreapi/linphonecore.h</text:p>
          </table:table-cell>
          <table:table-cell table:style-name="Default" table:formula="of:=SUBSTITUTE(['RAW Linphone'.D396];&quot;line:&quot;;&quot;&quot;)" office:value-type="string" office:string-value="964">
            <text:p>964</text:p>
          </table:table-cell>
          <table:table-cell table:style-name="Default" table:formula="of:=SUBSTITUTE(['RAW Linphone'.F396];&quot;returntype:&quot;;&quot;&quot;)" office:value-type="string" office:string-value="int">
            <text:p>int</text:p>
          </table:table-cell>
          <table:table-cell table:style-name="Default" table:formula="of:=['RAW Linphone'.A396]" office:value-type="string" office:string-value="linphone_core_terminate_call">
            <text:p>linphone_core_terminate_call</text:p>
          </table:table-cell>
          <table:table-cell table:style-name="Default" table:formula="of:=['RAW Linphone'.E39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97]" office:value-type="string" office:string-value="coreapi/linphonecore.h">
            <text:p>coreapi/linphonecore.h</text:p>
          </table:table-cell>
          <table:table-cell table:style-name="Default" table:formula="of:=SUBSTITUTE(['RAW Linphone'.D397];&quot;line:&quot;;&quot;&quot;)" office:value-type="string" office:string-value="1404">
            <text:p>1404</text:p>
          </table:table-cell>
          <table:table-cell table:style-name="Default" table:formula="of:=SUBSTITUTE(['RAW Linphone'.F397];&quot;returntype:&quot;;&quot;&quot;)" office:value-type="string" office:string-value="int">
            <text:p>int</text:p>
          </table:table-cell>
          <table:table-cell table:style-name="Default" table:formula="of:=['RAW Linphone'.A397]" office:value-type="string" office:string-value="linphone_core_terminate_conference">
            <text:p>linphone_core_terminate_conference</text:p>
          </table:table-cell>
          <table:table-cell table:style-name="Default" table:formula="of:=['RAW Linphone'.E39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8]" office:value-type="string" office:string-value="coreapi/linphonecore.h">
            <text:p>coreapi/linphonecore.h</text:p>
          </table:table-cell>
          <table:table-cell table:style-name="Default" table:formula="of:=SUBSTITUTE(['RAW Linphone'.D398];&quot;line:&quot;;&quot;&quot;)" office:value-type="string" office:string-value="950">
            <text:p>950</text:p>
          </table:table-cell>
          <table:table-cell table:style-name="Default" table:formula="of:=SUBSTITUTE(['RAW Linphone'.F398];&quot;returntype:&quot;;&quot;&quot;)" office:value-type="string" office:string-value="int">
            <text:p>int</text:p>
          </table:table-cell>
          <table:table-cell table:style-name="Default" table:formula="of:=['RAW Linphone'.A398]" office:value-type="string" office:string-value="linphone_core_transfer_call">
            <text:p>linphone_core_transfer_call</text:p>
          </table:table-cell>
          <table:table-cell table:style-name="Default" table:formula="of:=['RAW Linphone'.E398]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Linphone'.B399]" office:value-type="string" office:string-value="coreapi/linphonecore.h">
            <text:p>coreapi/linphonecore.h</text:p>
          </table:table-cell>
          <table:table-cell table:style-name="Default" table:formula="of:=SUBSTITUTE(['RAW Linphone'.D399];&quot;line:&quot;;&quot;&quot;)" office:value-type="string" office:string-value="952">
            <text:p>952</text:p>
          </table:table-cell>
          <table:table-cell table:style-name="Default" table:formula="of:=SUBSTITUTE(['RAW Linphone'.F399];&quot;returntype:&quot;;&quot;&quot;)" office:value-type="string" office:string-value="int">
            <text:p>int</text:p>
          </table:table-cell>
          <table:table-cell table:style-name="Default" table:formula="of:=['RAW Linphone'.A399]" office:value-type="string" office:string-value="linphone_core_transfer_call_to_another">
            <text:p>linphone_core_transfer_call_to_another</text:p>
          </table:table-cell>
          <table:table-cell table:style-name="Default" table:formula="of:=['RAW Linphone'.E399]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number-columns-repeated="1018"/>
        </table:table-row>
        <table:table-row table:style-name="ro1">
          <table:table-cell table:style-name="Default" table:formula="of:=['RAW Linphone'.B400]" office:value-type="string" office:string-value="coreapi/linphonecore.h">
            <text:p>coreapi/linphonecore.h</text:p>
          </table:table-cell>
          <table:table-cell table:style-name="Default" table:formula="of:=SUBSTITUTE(['RAW Linphone'.D400];&quot;line:&quot;;&quot;&quot;)" office:value-type="string" office:string-value="1435">
            <text:p>1435</text:p>
          </table:table-cell>
          <table:table-cell table:style-name="Default" table:formula="of:=SUBSTITUTE(['RAW Linphone'.F400];&quot;returntype:&quot;;&quot;&quot;)" office:value-type="string" office:string-value="bool_t">
            <text:p>bool_t</text:p>
          </table:table-cell>
          <table:table-cell table:style-name="Default" table:formula="of:=['RAW Linphone'.A400]" office:value-type="string" office:string-value="linphone_core_tunnel_available">
            <text:p>linphone_core_tunnel_available</text:p>
          </table:table-cell>
          <table:table-cell table:style-name="Default" table:formula="of:=['RAW Linphone'.E400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01]" office:value-type="string" office:string-value="coreapi/linphonecore.h">
            <text:p>coreapi/linphonecore.h</text:p>
          </table:table-cell>
          <table:table-cell table:style-name="Default" table:formula="of:=SUBSTITUTE(['RAW Linphone'.D401];&quot;line:&quot;;&quot;&quot;)" office:value-type="string" office:string-value="978">
            <text:p>978</text:p>
          </table:table-cell>
          <table:table-cell table:style-name="Default" table:formula="of:=SUBSTITUTE(['RAW Linphone'.F401];&quot;returntype:&quot;;&quot;&quot;)" office:value-type="string" office:string-value="int">
            <text:p>int</text:p>
          </table:table-cell>
          <table:table-cell table:style-name="Default" table:formula="of:=['RAW Linphone'.A401]" office:value-type="string" office:string-value="linphone_core_update_call">
            <text:p>linphone_core_update_call</text:p>
          </table:table-cell>
          <table:table-cell table:style-name="Default" table:formula="of:=['RAW Linphone'.E401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402]" office:value-type="string" office:string-value="coreapi/linphonecore.h">
            <text:p>coreapi/linphonecore.h</text:p>
          </table:table-cell>
          <table:table-cell table:style-name="Default" table:formula="of:=SUBSTITUTE(['RAW Linphone'.D402];&quot;line:&quot;;&quot;&quot;)" office:value-type="string" office:string-value="1309">
            <text:p>1309</text:p>
          </table:table-cell>
          <table:table-cell table:style-name="Default" table:formula="of:=SUBSTITUTE(['RAW Linphone'.F402];&quot;returntype:&quot;;&quot;&quot;)" office:value-type="string" office:string-value="void">
            <text:p>void</text:p>
          </table:table-cell>
          <table:table-cell table:style-name="Default" table:formula="of:=['RAW Linphone'.A402]" office:value-type="string" office:string-value="linphone_core_use_files">
            <text:p>linphone_core_use_files</text:p>
          </table:table-cell>
          <table:table-cell table:style-name="Default" table:formula="of:=['RAW Linphone'.E402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03]" office:value-type="string" office:string-value="coreapi/linphonecore.h">
            <text:p>coreapi/linphonecore.h</text:p>
          </table:table-cell>
          <table:table-cell table:style-name="Default" table:formula="of:=SUBSTITUTE(['RAW Linphone'.D403];&quot;line:&quot;;&quot;&quot;)" office:value-type="string" office:string-value="1301">
            <text:p>1301</text:p>
          </table:table-cell>
          <table:table-cell table:style-name="Default" table:formula="of:=SUBSTITUTE(['RAW Linphone'.F403];&quot;returntype:&quot;;&quot;&quot;)" office:value-type="string" office:string-value="void">
            <text:p>void</text:p>
          </table:table-cell>
          <table:table-cell table:style-name="Default" table:formula="of:=['RAW Linphone'.A403]" office:value-type="string" office:string-value="linphone_core_use_preview_window">
            <text:p>linphone_core_use_preview_window</text:p>
          </table:table-cell>
          <table:table-cell table:style-name="Default" table:formula="of:=['RAW Linphone'.E403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04]" office:value-type="string" office:string-value="coreapi/linphonecore.h">
            <text:p>coreapi/linphonecore.h</text:p>
          </table:table-cell>
          <table:table-cell table:style-name="Default" table:formula="of:=SUBSTITUTE(['RAW Linphone'.D404];&quot;line:&quot;;&quot;&quot;)" office:value-type="string" office:string-value="1215">
            <text:p>1215</text:p>
          </table:table-cell>
          <table:table-cell table:style-name="Default" table:formula="of:=SUBSTITUTE(['RAW Linphone'.F404];&quot;returntype:&quot;;&quot;&quot;)" office:value-type="string" office:string-value="void">
            <text:p>void</text:p>
          </table:table-cell>
          <table:table-cell table:style-name="Default" table:formula="of:=['RAW Linphone'.A404]" office:value-type="string" office:string-value="linphone_core_verify_server_certificates">
            <text:p>linphone_core_verify_server_certificates</text:p>
          </table:table-cell>
          <table:table-cell table:style-name="Default" table:formula="of:=['RAW Linphone'.E404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05]" office:value-type="string" office:string-value="coreapi/linphonecore.h">
            <text:p>coreapi/linphonecore.h</text:p>
          </table:table-cell>
          <table:table-cell table:style-name="Default" table:formula="of:=SUBSTITUTE(['RAW Linphone'.D405];&quot;line:&quot;;&quot;&quot;)" office:value-type="string" office:string-value="1114">
            <text:p>1114</text:p>
          </table:table-cell>
          <table:table-cell table:style-name="Default" table:formula="of:=SUBSTITUTE(['RAW Linphone'.F405];&quot;returntype:&quot;;&quot;&quot;)" office:value-type="string" office:string-value="bool_t">
            <text:p>bool_t</text:p>
          </table:table-cell>
          <table:table-cell table:style-name="Default" table:formula="of:=['RAW Linphone'.A405]" office:value-type="string" office:string-value="linphone_core_video_adaptive_jittcomp_enabled">
            <text:p>linphone_core_video_adaptive_jittcomp_enabled</text:p>
          </table:table-cell>
          <table:table-cell table:style-name="Default" table:formula="of:=['RAW Linphone'.E40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6]" office:value-type="string" office:string-value="coreapi/linphonecore.h">
            <text:p>coreapi/linphonecore.h</text:p>
          </table:table-cell>
          <table:table-cell table:style-name="Default" table:formula="of:=SUBSTITUTE(['RAW Linphone'.D406];&quot;line:&quot;;&quot;&quot;)" office:value-type="string" office:string-value="1259">
            <text:p>1259</text:p>
          </table:table-cell>
          <table:table-cell table:style-name="Default" table:formula="of:=SUBSTITUTE(['RAW Linphone'.F406];&quot;returntype:&quot;;&quot;&quot;)" office:value-type="string" office:string-value="bool_t">
            <text:p>bool_t</text:p>
          </table:table-cell>
          <table:table-cell table:style-name="Default" table:formula="of:=['RAW Linphone'.A406]" office:value-type="string" office:string-value="linphone_core_video_enabled">
            <text:p>linphone_core_video_enabled</text:p>
          </table:table-cell>
          <table:table-cell table:style-name="Default" table:formula="of:=['RAW Linphone'.E40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7]" office:value-type="string" office:string-value="coreapi/linphonecore.h">
            <text:p>coreapi/linphonecore.h</text:p>
          </table:table-cell>
          <table:table-cell table:style-name="Default" table:formula="of:=SUBSTITUTE(['RAW Linphone'.D407];&quot;line:&quot;;&quot;&quot;)" office:value-type="string" office:string-value="1274">
            <text:p>1274</text:p>
          </table:table-cell>
          <table:table-cell table:style-name="Default" table:formula="of:=SUBSTITUTE(['RAW Linphone'.F407];&quot;returntype:&quot;;&quot;&quot;)" office:value-type="string" office:string-value="bool_t">
            <text:p>bool_t</text:p>
          </table:table-cell>
          <table:table-cell table:style-name="Default" table:formula="of:=['RAW Linphone'.A407]" office:value-type="string" office:string-value="linphone_core_video_preview_enabled">
            <text:p>linphone_core_video_preview_enabled</text:p>
          </table:table-cell>
          <table:table-cell table:style-name="Default" table:formula="of:=['RAW Linphone'.E4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8]" office:value-type="string" office:string-value="coreapi/linphonecore.h">
            <text:p>coreapi/linphonecore.h</text:p>
          </table:table-cell>
          <table:table-cell table:style-name="Default" table:formula="of:=SUBSTITUTE(['RAW Linphone'.D408];&quot;line:&quot;;&quot;&quot;)" office:value-type="string" office:string-value="1257">
            <text:p>1257</text:p>
          </table:table-cell>
          <table:table-cell table:style-name="Default" table:formula="of:=SUBSTITUTE(['RAW Linphone'.F408];&quot;returntype:&quot;;&quot;&quot;)" office:value-type="string" office:string-value="bool_t">
            <text:p>bool_t</text:p>
          </table:table-cell>
          <table:table-cell table:style-name="Default" table:formula="of:=['RAW Linphone'.A408]" office:value-type="string" office:string-value="linphone_core_video_supported">
            <text:p>linphone_core_video_supported</text:p>
          </table:table-cell>
          <table:table-cell table:style-name="Default" table:formula="of:=['RAW Linphone'.E40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9]" office:value-type="string" office:string-value="coreapi/linphonecore.h">
            <text:p>coreapi/linphonecore.h</text:p>
          </table:table-cell>
          <table:table-cell table:style-name="Default" table:formula="of:=SUBSTITUTE(['RAW Linphone'.D409];&quot;line:&quot;;&quot;&quot;)" office:value-type="string" office:string-value="774">
            <text:p>774</text:p>
          </table:table-cell>
          <table:table-cell table:style-name="Default" table:formula="of:=SUBSTITUTE(['RAW Linphone'.F409];&quot;returntype:&quot;;&quot;&quot;)" office:value-type="string" office:string-value="const char*">
            <text:p>const char*</text:p>
          </table:table-cell>
          <table:table-cell table:style-name="Default" table:formula="of:=['RAW Linphone'.A409]" office:value-type="string" office:string-value="linphone_global_state_to_string">
            <text:p>linphone_global_state_to_string</text:p>
          </table:table-cell>
          <table:table-cell table:style-name="Default" table:formula="of:=['RAW Linphone'.E409]" office:value-type="string" office:string-value="signature:(LinphoneGlobalState gs)">
            <text:p>signature:(LinphoneGlobalState gs)</text:p>
          </table:table-cell>
          <table:table-cell table:number-columns-repeated="1018"/>
        </table:table-row>
        <table:table-row table:style-name="ro1">
          <table:table-cell table:style-name="Default" table:formula="of:=['RAW Linphone'.B410]" office:value-type="string" office:string-value="coreapi/linphonecore.h">
            <text:p>coreapi/linphonecore.h</text:p>
          </table:table-cell>
          <table:table-cell table:style-name="Default" table:formula="of:=SUBSTITUTE(['RAW Linphone'.D410];&quot;line:&quot;;&quot;&quot;)" office:value-type="string" office:string-value="526">
            <text:p>526</text:p>
          </table:table-cell>
          <table:table-cell table:style-name="Default" table:formula="of:=SUBSTITUTE(['RAW Linphone'.F410];&quot;returntype:&quot;;&quot;&quot;)" office:value-type="string" office:string-value="void">
            <text:p>void</text:p>
          </table:table-cell>
          <table:table-cell table:style-name="Default" table:formula="of:=['RAW Linphone'.A410]" office:value-type="string" office:string-value="linphone_proxy_config_destroy">
            <text:p>linphone_proxy_config_destroy</text:p>
          </table:table-cell>
          <table:table-cell table:style-name="Default" table:formula="of:=['RAW Linphone'.E410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11]" office:value-type="string" office:string-value="coreapi/linphonecore.h">
            <text:p>coreapi/linphonecore.h</text:p>
          </table:table-cell>
          <table:table-cell table:style-name="Default" table:formula="of:=SUBSTITUTE(['RAW Linphone'.D411];&quot;line:&quot;;&quot;&quot;)" office:value-type="string" office:string-value="493">
            <text:p>493</text:p>
          </table:table-cell>
          <table:table-cell table:style-name="Default" table:formula="of:=SUBSTITUTE(['RAW Linphone'.F411];&quot;returntype:&quot;;&quot;&quot;)" office:value-type="string" office:string-value="int">
            <text:p>int</text:p>
          </table:table-cell>
          <table:table-cell table:style-name="Default" table:formula="of:=['RAW Linphone'.A411]" office:value-type="string" office:string-value="linphone_proxy_config_done">
            <text:p>linphone_proxy_config_done</text:p>
          </table:table-cell>
          <table:table-cell table:style-name="Default" table:formula="of:=['RAW Linphone'.E411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2]" office:value-type="string" office:string-value="coreapi/linphonecore.h">
            <text:p>coreapi/linphonecore.h</text:p>
          </table:table-cell>
          <table:table-cell table:style-name="Default" table:formula="of:=SUBSTITUTE(['RAW Linphone'.D412];&quot;line:&quot;;&quot;&quot;)" office:value-type="string" office:string-value="492">
            <text:p>492</text:p>
          </table:table-cell>
          <table:table-cell table:style-name="Default" table:formula="of:=SUBSTITUTE(['RAW Linphone'.F412];&quot;returntype:&quot;;&quot;&quot;)" office:value-type="string" office:string-value="void">
            <text:p>void</text:p>
          </table:table-cell>
          <table:table-cell table:style-name="Default" table:formula="of:=['RAW Linphone'.A412]" office:value-type="string" office:string-value="linphone_proxy_config_edit">
            <text:p>linphone_proxy_config_edit</text:p>
          </table:table-cell>
          <table:table-cell table:style-name="Default" table:formula="of:=['RAW Linphone'.E412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3]" office:value-type="string" office:string-value="coreapi/linphonecore.h">
            <text:p>coreapi/linphonecore.h</text:p>
          </table:table-cell>
          <table:table-cell table:style-name="Default" table:formula="of:=SUBSTITUTE(['RAW Linphone'.D413];&quot;line:&quot;;&quot;&quot;)" office:value-type="string" office:string-value="501">
            <text:p>501</text:p>
          </table:table-cell>
          <table:table-cell table:style-name="Default" table:formula="of:=SUBSTITUTE(['RAW Linphone'.F413];&quot;returntype:&quot;;&quot;&quot;)" office:value-type="string" office:string-value="void">
            <text:p>void</text:p>
          </table:table-cell>
          <table:table-cell table:style-name="Default" table:formula="of:=['RAW Linphone'.A413]" office:value-type="string" office:string-value="linphone_proxy_config_enable_publish">
            <text:p>linphone_proxy_config_enable_publish</text:p>
          </table:table-cell>
          <table:table-cell table:style-name="Default" table:formula="of:=['RAW Linphone'.E413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14]" office:value-type="string" office:string-value="coreapi/linphonecore.h">
            <text:p>coreapi/linphonecore.h</text:p>
          </table:table-cell>
          <table:table-cell table:style-name="Default" table:formula="of:=SUBSTITUTE(['RAW Linphone'.D414];&quot;line:&quot;;&quot;&quot;)" office:value-type="string" office:string-value="490">
            <text:p>490</text:p>
          </table:table-cell>
          <table:table-cell table:style-name="Default" table:formula="of:=SUBSTITUTE(['RAW Linphone'.F414];&quot;returntype:&quot;;&quot;&quot;)" office:value-type="string" office:string-value="void">
            <text:p>void</text:p>
          </table:table-cell>
          <table:table-cell table:style-name="Default" table:formula="of:=['RAW Linphone'.A414]" office:value-type="string" office:string-value="linphone_proxy_config_enable_register">
            <text:p>linphone_proxy_config_enable_register</text:p>
          </table:table-cell>
          <table:table-cell table:style-name="Default" table:formula="of:=['RAW Linphone'.E414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15]" office:value-type="string" office:string-value="coreapi/linphonecore.h">
            <text:p>coreapi/linphonecore.h</text:p>
          </table:table-cell>
          <table:table-cell table:style-name="Default" table:formula="of:=SUBSTITUTE(['RAW Linphone'.D415];&quot;line:&quot;;&quot;&quot;)" office:value-type="string" office:string-value="483">
            <text:p>483</text:p>
          </table:table-cell>
          <table:table-cell table:style-name="Default" table:formula="of:=SUBSTITUTE(['RAW Linphone'.F415];&quot;returntype:&quot;;&quot;&quot;)" office:value-type="string" office:string-value="void">
            <text:p>void</text:p>
          </table:table-cell>
          <table:table-cell table:style-name="Default" table:formula="of:=['RAW Linphone'.A415]" office:value-type="string" office:string-value="linphone_proxy_config_expires">
            <text:p>linphone_proxy_config_expires</text:p>
          </table:table-cell>
          <table:table-cell table:style-name="Default" table:formula="of:=['RAW Linphone'.E415]" office:value-type="string" office:string-value="signature:(LinphoneProxyConfig *obj, int expires)">
            <text:p>signature:(LinphoneProxyConfig *obj, int expires)</text:p>
          </table:table-cell>
          <table:table-cell table:number-columns-repeated="1018"/>
        </table:table-row>
        <table:table-row table:style-name="ro1">
          <table:table-cell table:style-name="Default" table:formula="of:=['RAW Linphone'.B416]" office:value-type="string" office:string-value="coreapi/linphonecore.h">
            <text:p>coreapi/linphonecore.h</text:p>
          </table:table-cell>
          <table:table-cell table:style-name="Default" table:formula="of:=SUBSTITUTE(['RAW Linphone'.D416];&quot;line:&quot;;&quot;&quot;)" office:value-type="string" office:string-value="512">
            <text:p>512</text:p>
          </table:table-cell>
          <table:table-cell table:style-name="Default" table:formula="of:=SUBSTITUTE(['RAW Linphone'.F416];&quot;returntype:&quot;;&quot;&quot;)" office:value-type="string" office:string-value="const char*">
            <text:p>const char*</text:p>
          </table:table-cell>
          <table:table-cell table:style-name="Default" table:formula="of:=['RAW Linphone'.A416]" office:value-type="string" office:string-value="linphone_proxy_config_get_addr">
            <text:p>linphone_proxy_config_get_addr</text:p>
          </table:table-cell>
          <table:table-cell table:style-name="Default" table:formula="of:=['RAW Linphone'.E41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7]" office:value-type="string" office:string-value="coreapi/linphonecore.h">
            <text:p>coreapi/linphonecore.h</text:p>
          </table:table-cell>
          <table:table-cell table:style-name="Default" table:formula="of:=SUBSTITUTE(['RAW Linphone'.D417];&quot;line:&quot;;&quot;&quot;)" office:value-type="string" office:string-value="516">
            <text:p>516</text:p>
          </table:table-cell>
          <table:table-cell table:style-name="Default" table:formula="of:=SUBSTITUTE(['RAW Linphone'.F417];&quot;returntype:&quot;;&quot;&quot;)" office:value-type="string" office:string-value="const char*">
            <text:p>const char*</text:p>
          </table:table-cell>
          <table:table-cell table:style-name="Default" table:formula="of:=['RAW Linphone'.A417]" office:value-type="string" office:string-value="linphone_proxy_config_get_contact_parameters">
            <text:p>linphone_proxy_config_get_contact_parameters</text:p>
          </table:table-cell>
          <table:table-cell table:style-name="Default" table:formula="of:=['RAW Linphone'.E417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8]" office:value-type="string" office:string-value="coreapi/linphonecore.h">
            <text:p>coreapi/linphonecore.h</text:p>
          </table:table-cell>
          <table:table-cell table:style-name="Default" table:formula="of:=SUBSTITUTE(['RAW Linphone'.D418];&quot;line:&quot;;&quot;&quot;)" office:value-type="string" office:string-value="518">
            <text:p>518</text:p>
          </table:table-cell>
          <table:table-cell table:style-name="Default" table:formula="of:=SUBSTITUTE(['RAW Linphone'.F418];&quot;returntype:&quot;;&quot;&quot;)" office:value-type="string" office:string-value="struct_LinphoneCore*">
            <text:p>struct_LinphoneCore*</text:p>
          </table:table-cell>
          <table:table-cell table:style-name="Default" table:formula="of:=['RAW Linphone'.A418]" office:value-type="string" office:string-value="linphone_proxy_config_get_core">
            <text:p>linphone_proxy_config_get_core</text:p>
          </table:table-cell>
          <table:table-cell table:style-name="Default" table:formula="of:=['RAW Linphone'.E41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9]" office:value-type="string" office:string-value="coreapi/linphonecore.h">
            <text:p>coreapi/linphonecore.h</text:p>
          </table:table-cell>
          <table:table-cell table:style-name="Default" table:formula="of:=SUBSTITUTE(['RAW Linphone'.D419];&quot;line:&quot;;&quot;&quot;)" office:value-type="string" office:string-value="520">
            <text:p>520</text:p>
          </table:table-cell>
          <table:table-cell table:style-name="Default" table:formula="of:=SUBSTITUTE(['RAW Linphone'.F419];&quot;returntype:&quot;;&quot;&quot;)" office:value-type="string" office:string-value="bool_t">
            <text:p>bool_t</text:p>
          </table:table-cell>
          <table:table-cell table:style-name="Default" table:formula="of:=['RAW Linphone'.A419]" office:value-type="string" office:string-value="linphone_proxy_config_get_dial_escape_plus">
            <text:p>linphone_proxy_config_get_dial_escape_plus</text:p>
          </table:table-cell>
          <table:table-cell table:style-name="Default" table:formula="of:=['RAW Linphone'.E419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0]" office:value-type="string" office:string-value="coreapi/linphonecore.h">
            <text:p>coreapi/linphonecore.h</text:p>
          </table:table-cell>
          <table:table-cell table:style-name="Default" table:formula="of:=SUBSTITUTE(['RAW Linphone'.D420];&quot;line:&quot;;&quot;&quot;)" office:value-type="string" office:string-value="521">
            <text:p>521</text:p>
          </table:table-cell>
          <table:table-cell table:style-name="Default" table:formula="of:=SUBSTITUTE(['RAW Linphone'.F420];&quot;returntype:&quot;;&quot;&quot;)" office:value-type="string" office:string-value="const char*">
            <text:p>const char*</text:p>
          </table:table-cell>
          <table:table-cell table:style-name="Default" table:formula="of:=['RAW Linphone'.A420]" office:value-type="string" office:string-value="linphone_proxy_config_get_dial_prefix">
            <text:p>linphone_proxy_config_get_dial_prefix</text:p>
          </table:table-cell>
          <table:table-cell table:style-name="Default" table:formula="of:=['RAW Linphone'.E420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1]" office:value-type="string" office:string-value="coreapi/linphonecore.h">
            <text:p>coreapi/linphonecore.h</text:p>
          </table:table-cell>
          <table:table-cell table:style-name="Default" table:formula="of:=SUBSTITUTE(['RAW Linphone'.D421];&quot;line:&quot;;&quot;&quot;)" office:value-type="string" office:string-value="507">
            <text:p>507</text:p>
          </table:table-cell>
          <table:table-cell table:style-name="Default" table:formula="of:=SUBSTITUTE(['RAW Linphone'.F421];&quot;returntype:&quot;;&quot;&quot;)" office:value-type="string" office:string-value="const char*">
            <text:p>const char*</text:p>
          </table:table-cell>
          <table:table-cell table:style-name="Default" table:formula="of:=['RAW Linphone'.A421]" office:value-type="string" office:string-value="linphone_proxy_config_get_domain">
            <text:p>linphone_proxy_config_get_domain</text:p>
          </table:table-cell>
          <table:table-cell table:style-name="Default" table:formula="of:=['RAW Linphone'.E421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2]" office:value-type="string" office:string-value="coreapi/linphonecore.h">
            <text:p>coreapi/linphonecore.h</text:p>
          </table:table-cell>
          <table:table-cell table:style-name="Default" table:formula="of:=SUBSTITUTE(['RAW Linphone'.D422];&quot;line:&quot;;&quot;&quot;)" office:value-type="string" office:string-value="523">
            <text:p>523</text:p>
          </table:table-cell>
          <table:table-cell table:style-name="Default" table:formula="of:=SUBSTITUTE(['RAW Linphone'.F422];&quot;returntype:&quot;;&quot;&quot;)" office:value-type="string" office:string-value="LinphoneReason">
            <text:p>LinphoneReason</text:p>
          </table:table-cell>
          <table:table-cell table:style-name="Default" table:formula="of:=['RAW Linphone'.A422]" office:value-type="string" office:string-value="linphone_proxy_config_get_error">
            <text:p>linphone_proxy_config_get_error</text:p>
          </table:table-cell>
          <table:table-cell table:style-name="Default" table:formula="of:=['RAW Linphone'.E422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3]" office:value-type="string" office:string-value="coreapi/linphonecore.h">
            <text:p>coreapi/linphonecore.h</text:p>
          </table:table-cell>
          <table:table-cell table:style-name="Default" table:formula="of:=SUBSTITUTE(['RAW Linphone'.D423];&quot;line:&quot;;&quot;&quot;)" office:value-type="string" office:string-value="513">
            <text:p>513</text:p>
          </table:table-cell>
          <table:table-cell table:style-name="Default" table:formula="of:=SUBSTITUTE(['RAW Linphone'.F423];&quot;returntype:&quot;;&quot;&quot;)" office:value-type="string" office:string-value="int">
            <text:p>int</text:p>
          </table:table-cell>
          <table:table-cell table:style-name="Default" table:formula="of:=['RAW Linphone'.A423]" office:value-type="string" office:string-value="linphone_proxy_config_get_expires">
            <text:p>linphone_proxy_config_get_expires</text:p>
          </table:table-cell>
          <table:table-cell table:style-name="Default" table:formula="of:=['RAW Linphone'.E42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4]" office:value-type="string" office:string-value="coreapi/linphonecore.h">
            <text:p>coreapi/linphonecore.h</text:p>
          </table:table-cell>
          <table:table-cell table:style-name="Default" table:formula="of:=SUBSTITUTE(['RAW Linphone'.D424];&quot;line:&quot;;&quot;&quot;)" office:value-type="string" office:string-value="510">
            <text:p>510</text:p>
          </table:table-cell>
          <table:table-cell table:style-name="Default" table:formula="of:=SUBSTITUTE(['RAW Linphone'.F424];&quot;returntype:&quot;;&quot;&quot;)" office:value-type="string" office:string-value="const char*">
            <text:p>const char*</text:p>
          </table:table-cell>
          <table:table-cell table:style-name="Default" table:formula="of:=['RAW Linphone'.A424]" office:value-type="string" office:string-value="linphone_proxy_config_get_identity">
            <text:p>linphone_proxy_config_get_identity</text:p>
          </table:table-cell>
          <table:table-cell table:style-name="Default" table:formula="of:=['RAW Linphone'.E424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5]" office:value-type="string" office:string-value="coreapi/linphonecore.h">
            <text:p>coreapi/linphonecore.h</text:p>
          </table:table-cell>
          <table:table-cell table:style-name="Default" table:formula="of:=SUBSTITUTE(['RAW Linphone'.D425];&quot;line:&quot;;&quot;&quot;)" office:value-type="string" office:string-value="509">
            <text:p>509</text:p>
          </table:table-cell>
          <table:table-cell table:style-name="Default" table:formula="of:=SUBSTITUTE(['RAW Linphone'.F425];&quot;returntype:&quot;;&quot;&quot;)" office:value-type="string" office:string-value="const char*">
            <text:p>const char*</text:p>
          </table:table-cell>
          <table:table-cell table:style-name="Default" table:formula="of:=['RAW Linphone'.A425]" office:value-type="string" office:string-value="linphone_proxy_config_get_route">
            <text:p>linphone_proxy_config_get_route</text:p>
          </table:table-cell>
          <table:table-cell table:style-name="Default" table:formula="of:=['RAW Linphone'.E42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6]" office:value-type="string" office:string-value="coreapi/linphonecore.h">
            <text:p>coreapi/linphonecore.h</text:p>
          </table:table-cell>
          <table:table-cell table:style-name="Default" table:formula="of:=SUBSTITUTE(['RAW Linphone'.D426];&quot;line:&quot;;&quot;&quot;)" office:value-type="string" office:string-value="529">
            <text:p>529</text:p>
          </table:table-cell>
          <table:table-cell table:style-name="Default" table:formula="of:=SUBSTITUTE(['RAW Linphone'.F426];&quot;returntype:&quot;;&quot;&quot;)" office:value-type="string" office:string-value="SipSetup*">
            <text:p>SipSetup*</text:p>
          </table:table-cell>
          <table:table-cell table:style-name="Default" table:formula="of:=['RAW Linphone'.A426]" office:value-type="string" office:string-value="linphone_proxy_config_get_sip_setup">
            <text:p>linphone_proxy_config_get_sip_setup</text:p>
          </table:table-cell>
          <table:table-cell table:style-name="Default" table:formula="of:=['RAW Linphone'.E426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7]" office:value-type="string" office:string-value="coreapi/linphonecore.h">
            <text:p>coreapi/linphonecore.h</text:p>
          </table:table-cell>
          <table:table-cell table:style-name="Default" table:formula="of:=SUBSTITUTE(['RAW Linphone'.D427];&quot;line:&quot;;&quot;&quot;)" office:value-type="string" office:string-value="528">
            <text:p>528</text:p>
          </table:table-cell>
          <table:table-cell table:style-name="Default" table:formula="of:=SUBSTITUTE(['RAW Linphone'.F427];&quot;returntype:&quot;;&quot;&quot;)" office:value-type="string" office:string-value="SipSetupContext*">
            <text:p>SipSetupContext*</text:p>
          </table:table-cell>
          <table:table-cell table:style-name="Default" table:formula="of:=['RAW Linphone'.A427]" office:value-type="string" office:string-value="linphone_proxy_config_get_sip_setup_context">
            <text:p>linphone_proxy_config_get_sip_setup_context</text:p>
          </table:table-cell>
          <table:table-cell table:style-name="Default" table:formula="of:=['RAW Linphone'.E427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8]" office:value-type="string" office:string-value="coreapi/linphonecore.h">
            <text:p>coreapi/linphonecore.h</text:p>
          </table:table-cell>
          <table:table-cell table:style-name="Default" table:formula="of:=SUBSTITUTE(['RAW Linphone'.D428];&quot;line:&quot;;&quot;&quot;)" office:value-type="string" office:string-value="505">
            <text:p>505</text:p>
          </table:table-cell>
          <table:table-cell table:style-name="Default" table:formula="of:=SUBSTITUTE(['RAW Linphone'.F428];&quot;returntype:&quot;;&quot;&quot;)" office:value-type="string" office:string-value="LinphoneRegistrationState">
            <text:p>LinphoneRegistrationState</text:p>
          </table:table-cell>
          <table:table-cell table:style-name="Default" table:formula="of:=['RAW Linphone'.A428]" office:value-type="string" office:string-value="linphone_proxy_config_get_state">
            <text:p>linphone_proxy_config_get_state</text:p>
          </table:table-cell>
          <table:table-cell table:style-name="Default" table:formula="of:=['RAW Linphone'.E42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9]" office:value-type="string" office:string-value="coreapi/linphonecore.h">
            <text:p>coreapi/linphonecore.h</text:p>
          </table:table-cell>
          <table:table-cell table:style-name="Default" table:formula="of:=SUBSTITUTE(['RAW Linphone'.D429];&quot;line:&quot;;&quot;&quot;)" office:value-type="string" office:string-value="541">
            <text:p>541</text:p>
          </table:table-cell>
          <table:table-cell table:style-name="Default" table:formula="of:=SUBSTITUTE(['RAW Linphone'.F429];&quot;returntype:&quot;;&quot;&quot;)" office:value-type="string" office:string-value="void*">
            <text:p>void*</text:p>
          </table:table-cell>
          <table:table-cell table:style-name="Default" table:formula="of:=['RAW Linphone'.A429]" office:value-type="string" office:string-value="linphone_proxy_config_get_user_data">
            <text:p>linphone_proxy_config_get_user_data</text:p>
          </table:table-cell>
          <table:table-cell table:style-name="Default" table:formula="of:=['RAW Linphone'.E429]" office:value-type="string" office:string-value="signature:(LinphoneProxyConfig *cr)">
            <text:p>signature:(LinphoneProxyConfig *cr)</text:p>
          </table:table-cell>
          <table:table-cell table:number-columns-repeated="1018"/>
        </table:table-row>
        <table:table-row table:style-name="ro1">
          <table:table-cell table:style-name="Default" table:formula="of:=['RAW Linphone'.B430]" office:value-type="string" office:string-value="coreapi/linphonecore.h">
            <text:p>coreapi/linphonecore.h</text:p>
          </table:table-cell>
          <table:table-cell table:style-name="Default" table:formula="of:=SUBSTITUTE(['RAW Linphone'.D430];&quot;line:&quot;;&quot;&quot;)" office:value-type="string" office:string-value="506">
            <text:p>506</text:p>
          </table:table-cell>
          <table:table-cell table:style-name="Default" table:formula="of:=SUBSTITUTE(['RAW Linphone'.F430];&quot;returntype:&quot;;&quot;&quot;)" office:value-type="string" office:string-value="bool_t">
            <text:p>bool_t</text:p>
          </table:table-cell>
          <table:table-cell table:style-name="Default" table:formula="of:=['RAW Linphone'.A430]" office:value-type="string" office:string-value="linphone_proxy_config_is_registered">
            <text:p>linphone_proxy_config_is_registered</text:p>
          </table:table-cell>
          <table:table-cell table:style-name="Default" table:formula="of:=['RAW Linphone'.E430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1]" office:value-type="string" office:string-value="coreapi/linphonecore.h">
            <text:p>coreapi/linphonecore.h</text:p>
          </table:table-cell>
          <table:table-cell table:style-name="Default" table:formula="of:=SUBSTITUTE(['RAW Linphone'.D431];&quot;line:&quot;;&quot;&quot;)" office:value-type="string" office:string-value="479">
            <text:p>479</text:p>
          </table:table-cell>
          <table:table-cell table:style-name="Default" table:formula="of:=SUBSTITUTE(['RAW Linphone'.F431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431]" office:value-type="string" office:string-value="linphone_proxy_config_new">
            <text:p>linphone_proxy_config_new</text:p>
          </table:table-cell>
          <table:table-cell table:style-name="Default" table:formula="of:=['RAW Linphone'.E43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32]" office:value-type="string" office:string-value="coreapi/linphonecore.h">
            <text:p>coreapi/linphonecore.h</text:p>
          </table:table-cell>
          <table:table-cell table:style-name="Default" table:formula="of:=SUBSTITUTE(['RAW Linphone'.D432];&quot;line:&quot;;&quot;&quot;)" office:value-type="string" office:string-value="533">
            <text:p>533</text:p>
          </table:table-cell>
          <table:table-cell table:style-name="Default" table:formula="of:=SUBSTITUTE(['RAW Linphone'.F432];&quot;returntype:&quot;;&quot;&quot;)" office:value-type="string" office:string-value="int">
            <text:p>int</text:p>
          </table:table-cell>
          <table:table-cell table:style-name="Default" table:formula="of:=['RAW Linphone'.A432]" office:value-type="string" office:string-value="linphone_proxy_config_normalize_number">
            <text:p>linphone_proxy_config_normalize_number</text:p>
          </table:table-cell>
          <table:table-cell table:style-name="Default" table:formula="of:=['RAW Linphone'.E432]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433]" office:value-type="string" office:string-value="coreapi/linphonecore.h">
            <text:p>coreapi/linphonecore.h</text:p>
          </table:table-cell>
          <table:table-cell table:style-name="Default" table:formula="of:=SUBSTITUTE(['RAW Linphone'.D433];&quot;line:&quot;;&quot;&quot;)" office:value-type="string" office:string-value="511">
            <text:p>511</text:p>
          </table:table-cell>
          <table:table-cell table:style-name="Default" table:formula="of:=SUBSTITUTE(['RAW Linphone'.F433];&quot;returntype:&quot;;&quot;&quot;)" office:value-type="string" office:string-value="bool_t">
            <text:p>bool_t</text:p>
          </table:table-cell>
          <table:table-cell table:style-name="Default" table:formula="of:=['RAW Linphone'.A433]" office:value-type="string" office:string-value="linphone_proxy_config_publish_enabled">
            <text:p>linphone_proxy_config_publish_enabled</text:p>
          </table:table-cell>
          <table:table-cell table:style-name="Default" table:formula="of:=['RAW Linphone'.E43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4]" office:value-type="string" office:string-value="coreapi/linphonecore.h">
            <text:p>coreapi/linphonecore.h</text:p>
          </table:table-cell>
          <table:table-cell table:style-name="Default" table:formula="of:=SUBSTITUTE(['RAW Linphone'.D434];&quot;line:&quot;;&quot;&quot;)" office:value-type="string" office:string-value="515">
            <text:p>515</text:p>
          </table:table-cell>
          <table:table-cell table:style-name="Default" table:formula="of:=SUBSTITUTE(['RAW Linphone'.F434];&quot;returntype:&quot;;&quot;&quot;)" office:value-type="string" office:string-value="void">
            <text:p>void</text:p>
          </table:table-cell>
          <table:table-cell table:style-name="Default" table:formula="of:=['RAW Linphone'.A434]" office:value-type="string" office:string-value="linphone_proxy_config_refresh_register">
            <text:p>linphone_proxy_config_refresh_register</text:p>
          </table:table-cell>
          <table:table-cell table:style-name="Default" table:formula="of:=['RAW Linphone'.E434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5]" office:value-type="string" office:string-value="coreapi/linphonecore.h">
            <text:p>coreapi/linphonecore.h</text:p>
          </table:table-cell>
          <table:table-cell table:style-name="Default" table:formula="of:=SUBSTITUTE(['RAW Linphone'.D435];&quot;line:&quot;;&quot;&quot;)" office:value-type="string" office:string-value="514">
            <text:p>514</text:p>
          </table:table-cell>
          <table:table-cell table:style-name="Default" table:formula="of:=SUBSTITUTE(['RAW Linphone'.F435];&quot;returntype:&quot;;&quot;&quot;)" office:value-type="string" office:string-value="bool_t">
            <text:p>bool_t</text:p>
          </table:table-cell>
          <table:table-cell table:style-name="Default" table:formula="of:=['RAW Linphone'.A435]" office:value-type="string" office:string-value="linphone_proxy_config_register_enabled">
            <text:p>linphone_proxy_config_register_enabled</text:p>
          </table:table-cell>
          <table:table-cell table:style-name="Default" table:formula="of:=['RAW Linphone'.E43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6]" office:value-type="string" office:string-value="coreapi/linphonecore.h">
            <text:p>coreapi/linphonecore.h</text:p>
          </table:table-cell>
          <table:table-cell table:style-name="Default" table:formula="of:=SUBSTITUTE(['RAW Linphone'.D436];&quot;line:&quot;;&quot;&quot;)" office:value-type="string" office:string-value="517">
            <text:p>517</text:p>
          </table:table-cell>
          <table:table-cell table:style-name="Default" table:formula="of:=SUBSTITUTE(['RAW Linphone'.F436];&quot;returntype:&quot;;&quot;&quot;)" office:value-type="string" office:string-value="void">
            <text:p>void</text:p>
          </table:table-cell>
          <table:table-cell table:style-name="Default" table:formula="of:=['RAW Linphone'.A436]" office:value-type="string" office:string-value="linphone_proxy_config_set_contact_parameters">
            <text:p>linphone_proxy_config_set_contact_parameters</text:p>
          </table:table-cell>
          <table:table-cell table:style-name="Default" table:formula="of:=['RAW Linphone'.E436]" office:value-type="string" office:string-value="signature:(LinphoneProxyConfig *obj, const char *contact_params)">
            <text:p>signature:(LinphoneProxyConfig *obj, const char *contact_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437]" office:value-type="string" office:string-value="coreapi/linphonecore.h">
            <text:p>coreapi/linphonecore.h</text:p>
          </table:table-cell>
          <table:table-cell table:style-name="Default" table:formula="of:=SUBSTITUTE(['RAW Linphone'.D437];&quot;line:&quot;;&quot;&quot;)" office:value-type="string" office:string-value="502">
            <text:p>502</text:p>
          </table:table-cell>
          <table:table-cell table:style-name="Default" table:formula="of:=SUBSTITUTE(['RAW Linphone'.F437];&quot;returntype:&quot;;&quot;&quot;)" office:value-type="string" office:string-value="void">
            <text:p>void</text:p>
          </table:table-cell>
          <table:table-cell table:style-name="Default" table:formula="of:=['RAW Linphone'.A437]" office:value-type="string" office:string-value="linphone_proxy_config_set_dial_escape_plus">
            <text:p>linphone_proxy_config_set_dial_escape_plus</text:p>
          </table:table-cell>
          <table:table-cell table:style-name="Default" table:formula="of:=['RAW Linphone'.E437]" office:value-type="string" office:string-value="signature:(LinphoneProxyConfig *cfg, bool_t val)">
            <text:p>signature:(LinphoneProxyConfig *cfg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38]" office:value-type="string" office:string-value="coreapi/linphonecore.h">
            <text:p>coreapi/linphonecore.h</text:p>
          </table:table-cell>
          <table:table-cell table:style-name="Default" table:formula="of:=SUBSTITUTE(['RAW Linphone'.D438];&quot;line:&quot;;&quot;&quot;)" office:value-type="string" office:string-value="503">
            <text:p>503</text:p>
          </table:table-cell>
          <table:table-cell table:style-name="Default" table:formula="of:=SUBSTITUTE(['RAW Linphone'.F438];&quot;returntype:&quot;;&quot;&quot;)" office:value-type="string" office:string-value="void">
            <text:p>void</text:p>
          </table:table-cell>
          <table:table-cell table:style-name="Default" table:formula="of:=['RAW Linphone'.A438]" office:value-type="string" office:string-value="linphone_proxy_config_set_dial_prefix">
            <text:p>linphone_proxy_config_set_dial_prefix</text:p>
          </table:table-cell>
          <table:table-cell table:style-name="Default" table:formula="of:=['RAW Linphone'.E438]" office:value-type="string" office:string-value="signature:(LinphoneProxyConfig *cfg, const char *prefix)">
            <text:p>signature:(LinphoneProxyConfig *cfg, const char *prefix)</text:p>
          </table:table-cell>
          <table:table-cell table:number-columns-repeated="1018"/>
        </table:table-row>
        <table:table-row table:style-name="ro1">
          <table:table-cell table:style-name="Default" table:formula="of:=['RAW Linphone'.B439]" office:value-type="string" office:string-value="coreapi/linphonecore.h">
            <text:p>coreapi/linphonecore.h</text:p>
          </table:table-cell>
          <table:table-cell table:style-name="Default" table:formula="of:=SUBSTITUTE(['RAW Linphone'.D439];&quot;line:&quot;;&quot;&quot;)" office:value-type="string" office:string-value="481">
            <text:p>481</text:p>
          </table:table-cell>
          <table:table-cell table:style-name="Default" table:formula="of:=SUBSTITUTE(['RAW Linphone'.F439];&quot;returntype:&quot;;&quot;&quot;)" office:value-type="string" office:string-value="int">
            <text:p>int</text:p>
          </table:table-cell>
          <table:table-cell table:style-name="Default" table:formula="of:=['RAW Linphone'.A439]" office:value-type="string" office:string-value="linphone_proxy_config_set_identity">
            <text:p>linphone_proxy_config_set_identity</text:p>
          </table:table-cell>
          <table:table-cell table:style-name="Default" table:formula="of:=['RAW Linphone'.E439]" office:value-type="string" office:string-value="signature:(LinphoneProxyConfig *obj, const char *identity)">
            <text:p>signature:(LinphoneProxyConfig *obj, const char *identity)</text:p>
          </table:table-cell>
          <table:table-cell table:number-columns-repeated="1018"/>
        </table:table-row>
        <table:table-row table:style-name="ro1">
          <table:table-cell table:style-name="Default" table:formula="of:=['RAW Linphone'.B440]" office:value-type="string" office:string-value="coreapi/linphonecore.h">
            <text:p>coreapi/linphonecore.h</text:p>
          </table:table-cell>
          <table:table-cell table:style-name="Default" table:formula="of:=SUBSTITUTE(['RAW Linphone'.D440];&quot;line:&quot;;&quot;&quot;)" office:value-type="string" office:string-value="482">
            <text:p>482</text:p>
          </table:table-cell>
          <table:table-cell table:style-name="Default" table:formula="of:=SUBSTITUTE(['RAW Linphone'.F440];&quot;returntype:&quot;;&quot;&quot;)" office:value-type="string" office:string-value="int">
            <text:p>int</text:p>
          </table:table-cell>
          <table:table-cell table:style-name="Default" table:formula="of:=['RAW Linphone'.A440]" office:value-type="string" office:string-value="linphone_proxy_config_set_route">
            <text:p>linphone_proxy_config_set_route</text:p>
          </table:table-cell>
          <table:table-cell table:style-name="Default" table:formula="of:=['RAW Linphone'.E440]" office:value-type="string" office:string-value="signature:(LinphoneProxyConfig *obj, const char *route)">
            <text:p>signature:(LinphoneProxyConfig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41]" office:value-type="string" office:string-value="coreapi/linphonecore.h">
            <text:p>coreapi/linphonecore.h</text:p>
          </table:table-cell>
          <table:table-cell table:style-name="Default" table:formula="of:=SUBSTITUTE(['RAW Linphone'.D441];&quot;line:&quot;;&quot;&quot;)" office:value-type="string" office:string-value="480">
            <text:p>480</text:p>
          </table:table-cell>
          <table:table-cell table:style-name="Default" table:formula="of:=SUBSTITUTE(['RAW Linphone'.F441];&quot;returntype:&quot;;&quot;&quot;)" office:value-type="string" office:string-value="int">
            <text:p>int</text:p>
          </table:table-cell>
          <table:table-cell table:style-name="Default" table:formula="of:=['RAW Linphone'.A441]" office:value-type="string" office:string-value="linphone_proxy_config_set_server_addr">
            <text:p>linphone_proxy_config_set_server_addr</text:p>
          </table:table-cell>
          <table:table-cell table:style-name="Default" table:formula="of:=['RAW Linphone'.E441]" office:value-type="string" office:string-value="signature:(LinphoneProxyConfig *obj, const char *server_addr)">
            <text:p>signature:(LinphoneProxyConfig *obj, const char *server_addr)</text:p>
          </table:table-cell>
          <table:table-cell table:number-columns-repeated="1018"/>
        </table:table-row>
        <table:table-row table:style-name="ro1">
          <table:table-cell table:style-name="Default" table:formula="of:=['RAW Linphone'.B442]" office:value-type="string" office:string-value="coreapi/linphonecore.h">
            <text:p>coreapi/linphonecore.h</text:p>
          </table:table-cell>
          <table:table-cell table:style-name="Default" table:formula="of:=SUBSTITUTE(['RAW Linphone'.D442];&quot;line:&quot;;&quot;&quot;)" office:value-type="string" office:string-value="527">
            <text:p>527</text:p>
          </table:table-cell>
          <table:table-cell table:style-name="Default" table:formula="of:=SUBSTITUTE(['RAW Linphone'.F442];&quot;returntype:&quot;;&quot;&quot;)" office:value-type="string" office:string-value="void">
            <text:p>void</text:p>
          </table:table-cell>
          <table:table-cell table:style-name="Default" table:formula="of:=['RAW Linphone'.A442]" office:value-type="string" office:string-value="linphone_proxy_config_set_sip_setup">
            <text:p>linphone_proxy_config_set_sip_setup</text:p>
          </table:table-cell>
          <table:table-cell table:style-name="Default" table:formula="of:=['RAW Linphone'.E442]" office:value-type="string" office:string-value="signature:(LinphoneProxyConfig *cfg, const char *type)">
            <text:p>signature:(LinphoneProxyConfig *cfg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43]" office:value-type="string" office:string-value="coreapi/linphonecore.h">
            <text:p>coreapi/linphonecore.h</text:p>
          </table:table-cell>
          <table:table-cell table:style-name="Default" table:formula="of:=SUBSTITUTE(['RAW Linphone'.D443];&quot;line:&quot;;&quot;&quot;)" office:value-type="string" office:string-value="537">
            <text:p>537</text:p>
          </table:table-cell>
          <table:table-cell table:style-name="Default" table:formula="of:=SUBSTITUTE(['RAW Linphone'.F443];&quot;returntype:&quot;;&quot;&quot;)" office:value-type="string" office:string-value="void">
            <text:p>void</text:p>
          </table:table-cell>
          <table:table-cell table:style-name="Default" table:formula="of:=['RAW Linphone'.A443]" office:value-type="string" office:string-value="linphone_proxy_config_set_user_data">
            <text:p>linphone_proxy_config_set_user_data</text:p>
          </table:table-cell>
          <table:table-cell table:style-name="Default" table:formula="of:=['RAW Linphone'.E443]" office:value-type="string" office:string-value="signature:(LinphoneProxyConfig *cr, void * ud)">
            <text:p>signature:(LinphoneProxyConfig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444]" office:value-type="string" office:string-value="coreapi/linphonecore.h">
            <text:p>coreapi/linphonecore.h</text:p>
          </table:table-cell>
          <table:table-cell table:style-name="Default" table:formula="of:=SUBSTITUTE(['RAW Linphone'.D444];&quot;line:&quot;;&quot;&quot;)" office:value-type="string" office:string-value="235">
            <text:p>235</text:p>
          </table:table-cell>
          <table:table-cell table:style-name="Default" table:formula="of:=SUBSTITUTE(['RAW Linphone'.F444];&quot;returntype:&quot;;&quot;&quot;)" office:value-type="string" office:string-value="const char*">
            <text:p>const char*</text:p>
          </table:table-cell>
          <table:table-cell table:style-name="Default" table:formula="of:=['RAW Linphone'.A444]" office:value-type="string" office:string-value="linphone_reason_to_string">
            <text:p>linphone_reason_to_string</text:p>
          </table:table-cell>
          <table:table-cell table:style-name="Default" table:formula="of:=['RAW Linphone'.E444]" office:value-type="string" office:string-value="signature:(LinphoneReason err)">
            <text:p>signature:(LinphoneReason err)</text:p>
          </table:table-cell>
          <table:table-cell table:number-columns-repeated="1018"/>
        </table:table-row>
        <table:table-row table:style-name="ro1">
          <table:table-cell table:style-name="Default" table:formula="of:=['RAW Linphone'.B445]" office:value-type="string" office:string-value="coreapi/linphonecore.h">
            <text:p>coreapi/linphonecore.h</text:p>
          </table:table-cell>
          <table:table-cell table:style-name="Default" table:formula="of:=SUBSTITUTE(['RAW Linphone'.D445];&quot;line:&quot;;&quot;&quot;)" office:value-type="string" office:string-value="477">
            <text:p>477</text:p>
          </table:table-cell>
          <table:table-cell table:style-name="Default" table:formula="of:=SUBSTITUTE(['RAW Linphone'.F445];&quot;returntype:&quot;;&quot;&quot;)" office:value-type="string" office:string-value="const char*">
            <text:p>const char*</text:p>
          </table:table-cell>
          <table:table-cell table:style-name="Default" table:formula="of:=['RAW Linphone'.A445]" office:value-type="string" office:string-value="linphone_registration_state_to_string">
            <text:p>linphone_registration_state_to_string</text:p>
          </table:table-cell>
          <table:table-cell table:style-name="Default" table:formula="of:=['RAW Linphone'.E445]" office:value-type="string" office:string-value="signature:(LinphoneRegistrationState cs)">
            <text:p>signature:(LinphoneRegistration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446]" office:value-type="string" office:string-value="coreapi/linphonecore.h">
            <text:p>coreapi/linphonecore.h</text:p>
          </table:table-cell>
          <table:table-cell table:style-name="Default" table:formula="of:=SUBSTITUTE(['RAW Linphone'.D446];&quot;line:&quot;;&quot;&quot;)" office:value-type="string" office:string-value="153">
            <text:p>153</text:p>
          </table:table-cell>
          <table:table-cell table:style-name="Default" table:formula="of:=SUBSTITUTE(['RAW Linphone'.F446];&quot;returntype:&quot;;&quot;&quot;)">
            <text:p/>
          </table:table-cell>
          <table:table-cell table:style-name="Default" table:formula="of:=['RAW Linphone'.A446]" office:value-type="string" office:string-value="local_stats">
            <text:p>local_stats</text:p>
          </table:table-cell>
          <table:table-cell table:style-name="Default" table:formula="of:=['RAW Linphone'.E44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7]" office:value-type="string" office:string-value="coreapi/linphonecore.h">
            <text:p>coreapi/linphonecore.h</text:p>
          </table:table-cell>
          <table:table-cell table:style-name="Default" table:formula="of:=SUBSTITUTE(['RAW Linphone'.D447];&quot;line:&quot;;&quot;&quot;)" office:value-type="string" office:string-value="862">
            <text:p>862</text:p>
          </table:table-cell>
          <table:table-cell table:style-name="Default" table:formula="of:=SUBSTITUTE(['RAW Linphone'.F447];&quot;returntype:&quot;;&quot;&quot;)">
            <text:p/>
          </table:table-cell>
          <table:table-cell table:style-name="Default" table:formula="of:=['RAW Linphone'.A447]" office:value-type="string" office:string-value="message_received">
            <text:p>message_received</text:p>
          </table:table-cell>
          <table:table-cell table:style-name="Default" table:formula="of:=['RAW Linphone'.E44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48];&quot;line:&quot;;&quot;&quot;)" office:value-type="string" office:string-value="62">
            <text:p>62</text:p>
          </table:table-cell>
          <table:table-cell table:style-name="Default" table:formula="of:=SUBSTITUTE(['RAW Linphone'.F448];&quot;returntype:&quot;;&quot;&quot;)">
            <text:p/>
          </table:table-cell>
          <table:table-cell table:style-name="Default" table:formula="of:=['RAW Linphone'.A448]" office:value-type="string" office:string-value="mime_type">
            <text:p>mime_type</text:p>
          </table:table-cell>
          <table:table-cell table:style-name="Default" table:formula="of:=['RAW Linphone'.E44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49]" office:value-type="string" office:string-value="coreapi/linphonecore.h">
            <text:p>coreapi/linphonecore.h</text:p>
          </table:table-cell>
          <table:table-cell table:style-name="Default" table:formula="of:=SUBSTITUTE(['RAW Linphone'.D449];&quot;line:&quot;;&quot;&quot;)" office:value-type="string" office:string-value="1265">
            <text:p>1265</text:p>
          </table:table-cell>
          <table:table-cell table:style-name="Default" table:formula="of:=SUBSTITUTE(['RAW Linphone'.F449];&quot;returntype:&quot;;&quot;&quot;)">
            <text:p/>
          </table:table-cell>
          <table:table-cell table:style-name="Default" table:formula="of:=['RAW Linphone'.A449]" office:value-type="string" office:string-value="name">
            <text:p>name</text:p>
          </table:table-cell>
          <table:table-cell table:style-name="Default" table:formula="of:=['RAW Linphone'.E449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50]" office:value-type="string" office:string-value="coreapi/linphonecore.h">
            <text:p>coreapi/linphonecore.h</text:p>
          </table:table-cell>
          <table:table-cell table:style-name="Default" table:formula="of:=SUBSTITUTE(['RAW Linphone'.D450];&quot;line:&quot;;&quot;&quot;)" office:value-type="string" office:string-value="858">
            <text:p>858</text:p>
          </table:table-cell>
          <table:table-cell table:style-name="Default" table:formula="of:=SUBSTITUTE(['RAW Linphone'.F450];&quot;returntype:&quot;;&quot;&quot;)">
            <text:p/>
          </table:table-cell>
          <table:table-cell table:style-name="Default" table:formula="of:=['RAW Linphone'.A450]" office:value-type="string" office:string-value="new_subscription_request">
            <text:p>new_subscription_request</text:p>
          </table:table-cell>
          <table:table-cell table:style-name="Default" table:formula="of:=['RAW Linphone'.E45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1];&quot;line:&quot;;&quot;&quot;)" office:value-type="string" office:string-value="61">
            <text:p>61</text:p>
          </table:table-cell>
          <table:table-cell table:style-name="Default" table:formula="of:=SUBSTITUTE(['RAW Linphone'.F451];&quot;returntype:&quot;;&quot;&quot;)">
            <text:p/>
          </table:table-cell>
          <table:table-cell table:style-name="Default" table:formula="of:=['RAW Linphone'.A451]" office:value-type="string" office:string-value="normal_bitrate">
            <text:p>normal_bitrate</text:p>
          </table:table-cell>
          <table:table-cell table:style-name="Default" table:formula="of:=['RAW Linphone'.E45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2]" office:value-type="string" office:string-value="coreapi/linphonecore.h">
            <text:p>coreapi/linphonecore.h</text:p>
          </table:table-cell>
          <table:table-cell table:style-name="Default" table:formula="of:=SUBSTITUTE(['RAW Linphone'.D452];&quot;line:&quot;;&quot;&quot;)" office:value-type="string" office:string-value="857">
            <text:p>857</text:p>
          </table:table-cell>
          <table:table-cell table:style-name="Default" table:formula="of:=SUBSTITUTE(['RAW Linphone'.F452];&quot;returntype:&quot;;&quot;&quot;)">
            <text:p/>
          </table:table-cell>
          <table:table-cell table:style-name="Default" table:formula="of:=['RAW Linphone'.A452]" office:value-type="string" office:string-value="notify_presence_recv">
            <text:p>notify_presence_recv</text:p>
          </table:table-cell>
          <table:table-cell table:style-name="Default" table:formula="of:=['RAW Linphone'.E45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3]" office:value-type="string" office:string-value="coreapi/linphonecore.h">
            <text:p>coreapi/linphonecore.h</text:p>
          </table:table-cell>
          <table:table-cell table:style-name="Default" table:formula="of:=SUBSTITUTE(['RAW Linphone'.D453];&quot;line:&quot;;&quot;&quot;)" office:value-type="string" office:string-value="868">
            <text:p>868</text:p>
          </table:table-cell>
          <table:table-cell table:style-name="Default" table:formula="of:=SUBSTITUTE(['RAW Linphone'.F453];&quot;returntype:&quot;;&quot;&quot;)">
            <text:p/>
          </table:table-cell>
          <table:table-cell table:style-name="Default" table:formula="of:=['RAW Linphone'.A453]" office:value-type="string" office:string-value="notify_recv">
            <text:p>notify_recv</text:p>
          </table:table-cell>
          <table:table-cell table:style-name="Default" table:formula="of:=['RAW Linphone'.E45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4]" office:value-type="string" office:string-value="coreapi/linphonecore.h">
            <text:p>coreapi/linphonecore.h</text:p>
          </table:table-cell>
          <table:table-cell table:style-name="Default" table:formula="of:=SUBSTITUTE(['RAW Linphone'.D454];&quot;line:&quot;;&quot;&quot;)" office:value-type="string" office:string-value="551">
            <text:p>551</text:p>
          </table:table-cell>
          <table:table-cell table:style-name="Default" table:formula="of:=SUBSTITUTE(['RAW Linphone'.F454];&quot;returntype:&quot;;&quot;&quot;)">
            <text:p/>
          </table:table-cell>
          <table:table-cell table:style-name="Default" table:formula="of:=['RAW Linphone'.A454]" office:value-type="string" office:string-value="password">
            <text:p>password</text:p>
          </table:table-cell>
          <table:table-cell table:style-name="Default" table:formula="of:=['RAW Linphone'.E45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5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5];&quot;line:&quot;;&quot;&quot;)" office:value-type="string" office:string-value="59">
            <text:p>59</text:p>
          </table:table-cell>
          <table:table-cell table:style-name="Default" table:formula="of:=SUBSTITUTE(['RAW Linphone'.F455];&quot;returntype:&quot;;&quot;&quot;)">
            <text:p/>
          </table:table-cell>
          <table:table-cell table:style-name="Default" table:formula="of:=['RAW Linphone'.A455]" office:value-type="string" office:string-value="pattern_length">
            <text:p>pattern_length</text:p>
          </table:table-cell>
          <table:table-cell table:style-name="Default" table:formula="of:=['RAW Linphone'.E455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6];&quot;line:&quot;;&quot;&quot;)" office:value-type="string" office:string-value="86">
            <text:p>86</text:p>
          </table:table-cell>
          <table:table-cell table:style-name="Default" table:formula="of:=SUBSTITUTE(['RAW Linphone'.F456];&quot;returntype:&quot;;&quot;&quot;)" office:value-type="string" office:string-value="ORTP_PUBLIC void">
            <text:p>ORTP_PUBLIC void</text:p>
          </table:table-cell>
          <table:table-cell table:style-name="Default" table:formula="of:=['RAW Linphone'.A456]" office:value-type="string" office:string-value="payload_type_append_recv_fmtp">
            <text:p>payload_type_append_recv_fmtp</text:p>
          </table:table-cell>
          <table:table-cell table:style-name="Default" table:formula="of:=['RAW Linphone'.E456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5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7];&quot;line:&quot;;&quot;&quot;)" office:value-type="string" office:string-value="87">
            <text:p>87</text:p>
          </table:table-cell>
          <table:table-cell table:style-name="Default" table:formula="of:=SUBSTITUTE(['RAW Linphone'.F457];&quot;returntype:&quot;;&quot;&quot;)" office:value-type="string" office:string-value="ORTP_PUBLIC void">
            <text:p>ORTP_PUBLIC void</text:p>
          </table:table-cell>
          <table:table-cell table:style-name="Default" table:formula="of:=['RAW Linphone'.A457]" office:value-type="string" office:string-value="payload_type_append_send_fmtp">
            <text:p>payload_type_append_send_fmtp</text:p>
          </table:table-cell>
          <table:table-cell table:style-name="Default" table:formula="of:=['RAW Linphone'.E457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5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8];&quot;line:&quot;;&quot;&quot;)" office:value-type="string" office:string-value="81">
            <text:p>81</text:p>
          </table:table-cell>
          <table:table-cell table:style-name="Default" table:formula="of:=SUBSTITUTE(['RAW Linphone'.F458];&quot;returntype:&quot;;&quot;&quot;)" office:value-type="string" office:string-value="ORTP_PUBLICPayloadType*">
            <text:p>ORTP_PUBLICPayloadType*</text:p>
          </table:table-cell>
          <table:table-cell table:style-name="Default" table:formula="of:=['RAW Linphone'.A458]" office:value-type="string" office:string-value="payload_type_clone">
            <text:p>payload_type_clone</text:p>
          </table:table-cell>
          <table:table-cell table:style-name="Default" table:formula="of:=['RAW Linphone'.E458]" office:value-type="string" office:string-value="signature:(PayloadType *payload)">
            <text:p>signature:(PayloadType *payload)</text:p>
          </table:table-cell>
          <table:table-cell table:number-columns-repeated="1018"/>
        </table:table-row>
        <table:table-row table:style-name="ro1">
          <table:table-cell table:style-name="Default" table:formula="of:=['RAW Linphone'.B45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9];&quot;line:&quot;;&quot;&quot;)" office:value-type="string" office:string-value="83">
            <text:p>83</text:p>
          </table:table-cell>
          <table:table-cell table:style-name="Default" table:formula="of:=SUBSTITUTE(['RAW Linphone'.F459];&quot;returntype:&quot;;&quot;&quot;)" office:value-type="string" office:string-value="ORTP_PUBLIC void">
            <text:p>ORTP_PUBLIC void</text:p>
          </table:table-cell>
          <table:table-cell table:style-name="Default" table:formula="of:=['RAW Linphone'.A459]" office:value-type="string" office:string-value="payload_type_destroy">
            <text:p>payload_type_destroy</text:p>
          </table:table-cell>
          <table:table-cell table:style-name="Default" table:formula="of:=['RAW Linphone'.E459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6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0];&quot;line:&quot;;&quot;&quot;)" office:value-type="string" office:string-value="82">
            <text:p>82</text:p>
          </table:table-cell>
          <table:table-cell table:style-name="Default" table:formula="of:=SUBSTITUTE(['RAW Linphone'.F460];&quot;returntype:&quot;;&quot;&quot;)" office:value-type="string" office:string-value="ORTP_PUBLIC char*">
            <text:p>ORTP_PUBLIC char*</text:p>
          </table:table-cell>
          <table:table-cell table:style-name="Default" table:formula="of:=['RAW Linphone'.A460]" office:value-type="string" office:string-value="payload_type_get_rtpmap">
            <text:p>payload_type_get_rtpmap</text:p>
          </table:table-cell>
          <table:table-cell table:style-name="Default" table:formula="of:=['RAW Linphone'.E460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6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1];&quot;line:&quot;;&quot;&quot;)" office:value-type="string" office:string-value="80">
            <text:p>80</text:p>
          </table:table-cell>
          <table:table-cell table:style-name="Default" table:formula="of:=SUBSTITUTE(['RAW Linphone'.F461];&quot;returntype:&quot;;&quot;&quot;)" office:value-type="string" office:string-value="ORTP_PUBLICPayloadType*">
            <text:p>ORTP_PUBLICPayloadType*</text:p>
          </table:table-cell>
          <table:table-cell table:style-name="Default" table:formula="of:=['RAW Linphone'.A461]" office:value-type="string" office:string-value="payload_type_new">
            <text:p>payload_type_new</text:p>
          </table:table-cell>
          <table:table-cell table:style-name="Default" table:formula="of:=['RAW Linphone'.E46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6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2];&quot;line:&quot;;&quot;&quot;)" office:value-type="string" office:string-value="84">
            <text:p>84</text:p>
          </table:table-cell>
          <table:table-cell table:style-name="Default" table:formula="of:=SUBSTITUTE(['RAW Linphone'.F462];&quot;returntype:&quot;;&quot;&quot;)" office:value-type="string" office:string-value="ORTP_PUBLIC void">
            <text:p>ORTP_PUBLIC void</text:p>
          </table:table-cell>
          <table:table-cell table:style-name="Default" table:formula="of:=['RAW Linphone'.A462]" office:value-type="string" office:string-value="payload_type_set_recv_fmtp">
            <text:p>payload_type_set_recv_fmtp</text:p>
          </table:table-cell>
          <table:table-cell table:style-name="Default" table:formula="of:=['RAW Linphone'.E462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6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3];&quot;line:&quot;;&quot;&quot;)" office:value-type="string" office:string-value="85">
            <text:p>85</text:p>
          </table:table-cell>
          <table:table-cell table:style-name="Default" table:formula="of:=SUBSTITUTE(['RAW Linphone'.F463];&quot;returntype:&quot;;&quot;&quot;)" office:value-type="string" office:string-value="ORTP_PUBLIC void">
            <text:p>ORTP_PUBLIC void</text:p>
          </table:table-cell>
          <table:table-cell table:style-name="Default" table:formula="of:=['RAW Linphone'.A463]" office:value-type="string" office:string-value="payload_type_set_send_fmtp">
            <text:p>payload_type_set_send_fmtp</text:p>
          </table:table-cell>
          <table:table-cell table:style-name="Default" table:formula="of:=['RAW Linphone'.E463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64]" office:value-type="string" office:string-value="coreapi/linphonecore.h">
            <text:p>coreapi/linphonecore.h</text:p>
          </table:table-cell>
          <table:table-cell table:style-name="Default" table:formula="of:=SUBSTITUTE(['RAW Linphone'.D464];&quot;line:&quot;;&quot;&quot;)" office:value-type="string" office:string-value="155">
            <text:p>155</text:p>
          </table:table-cell>
          <table:table-cell table:style-name="Default" table:formula="of:=SUBSTITUTE(['RAW Linphone'.F464];&quot;returntype:&quot;;&quot;&quot;)">
            <text:p/>
          </table:table-cell>
          <table:table-cell table:style-name="Default" table:formula="of:=['RAW Linphone'.A464]" office:value-type="string" office:string-value="quality">
            <text:p>quality</text:p>
          </table:table-cell>
          <table:table-cell table:style-name="Default" table:formula="of:=['RAW Linphone'.E46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5]" office:value-type="string" office:string-value="coreapi/linphonecore.h">
            <text:p>coreapi/linphonecore.h</text:p>
          </table:table-cell>
          <table:table-cell table:style-name="Default" table:formula="of:=SUBSTITUTE(['RAW Linphone'.D465];&quot;line:&quot;;&quot;&quot;)" office:value-type="string" office:string-value="313">
            <text:p>313</text:p>
          </table:table-cell>
          <table:table-cell table:style-name="Default" table:formula="of:=SUBSTITUTE(['RAW Linphone'.F465];&quot;returntype:&quot;;&quot;&quot;)">
            <text:p/>
          </table:table-cell>
          <table:table-cell table:style-name="Default" table:formula="of:=['RAW Linphone'.A465]" office:value-type="string" office:string-value="received_rtcp">
            <text:p>received_rtcp</text:p>
          </table:table-cell>
          <table:table-cell table:style-name="Default" table:formula="of:=['RAW Linphone'.E465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6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6];&quot;line:&quot;;&quot;&quot;)" office:value-type="string" office:string-value="64">
            <text:p>64</text:p>
          </table:table-cell>
          <table:table-cell table:style-name="Default" table:formula="of:=SUBSTITUTE(['RAW Linphone'.F466];&quot;returntype:&quot;;&quot;&quot;)">
            <text:p/>
          </table:table-cell>
          <table:table-cell table:style-name="Default" table:formula="of:=['RAW Linphone'.A466]" office:value-type="string" office:string-value="recv_fmtp">
            <text:p>recv_fmtp</text:p>
          </table:table-cell>
          <table:table-cell table:style-name="Default" table:formula="of:=['RAW Linphone'.E466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67]" office:value-type="string" office:string-value="coreapi/linphonecore.h">
            <text:p>coreapi/linphonecore.h</text:p>
          </table:table-cell>
          <table:table-cell table:style-name="Default" table:formula="of:=SUBSTITUTE(['RAW Linphone'.D467];&quot;line:&quot;;&quot;&quot;)" office:value-type="string" office:string-value="864">
            <text:p>864</text:p>
          </table:table-cell>
          <table:table-cell table:style-name="Default" table:formula="of:=SUBSTITUTE(['RAW Linphone'.F467];&quot;returntype:&quot;;&quot;&quot;)">
            <text:p/>
          </table:table-cell>
          <table:table-cell table:style-name="Default" table:formula="of:=['RAW Linphone'.A467]" office:value-type="string" office:string-value="refer_received">
            <text:p>refer_received</text:p>
          </table:table-cell>
          <table:table-cell table:style-name="Default" table:formula="of:=['RAW Linphone'.E46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68]" office:value-type="string" office:string-value="coreapi/linphonecore.h">
            <text:p>coreapi/linphonecore.h</text:p>
          </table:table-cell>
          <table:table-cell table:style-name="Default" table:formula="of:=SUBSTITUTE(['RAW Linphone'.D468];&quot;line:&quot;;&quot;&quot;)" office:value-type="string" office:string-value="151">
            <text:p>151</text:p>
          </table:table-cell>
          <table:table-cell table:style-name="Default" table:formula="of:=SUBSTITUTE(['RAW Linphone'.F468];&quot;returntype:&quot;;&quot;&quot;)">
            <text:p/>
          </table:table-cell>
          <table:table-cell table:style-name="Default" table:formula="of:=['RAW Linphone'.A468]" office:value-type="string" office:string-value="refkey">
            <text:p>refkey</text:p>
          </table:table-cell>
          <table:table-cell table:style-name="Default" table:formula="of:=['RAW Linphone'.E46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9]" office:value-type="string" office:string-value="coreapi/linphonecore.h">
            <text:p>coreapi/linphonecore.h</text:p>
          </table:table-cell>
          <table:table-cell table:style-name="Default" table:formula="of:=SUBSTITUTE(['RAW Linphone'.D469];&quot;line:&quot;;&quot;&quot;)" office:value-type="string" office:string-value="855">
            <text:p>855</text:p>
          </table:table-cell>
          <table:table-cell table:style-name="Default" table:formula="of:=SUBSTITUTE(['RAW Linphone'.F469];&quot;returntype:&quot;;&quot;&quot;)">
            <text:p/>
          </table:table-cell>
          <table:table-cell table:style-name="Default" table:formula="of:=['RAW Linphone'.A469]" office:value-type="string" office:string-value="registration_state_changed">
            <text:p>registration_state_changed</text:p>
          </table:table-cell>
          <table:table-cell table:style-name="Default" table:formula="of:=['RAW Linphone'.E469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70]" office:value-type="string" office:string-value="coreapi/linphonecore.h">
            <text:p>coreapi/linphonecore.h</text:p>
          </table:table-cell>
          <table:table-cell table:style-name="Default" table:formula="of:=SUBSTITUTE(['RAW Linphone'.D470];&quot;line:&quot;;&quot;&quot;)" office:value-type="string" office:string-value="154">
            <text:p>154</text:p>
          </table:table-cell>
          <table:table-cell table:style-name="Default" table:formula="of:=SUBSTITUTE(['RAW Linphone'.F470];&quot;returntype:&quot;;&quot;&quot;)">
            <text:p/>
          </table:table-cell>
          <table:table-cell table:style-name="Default" table:formula="of:=['RAW Linphone'.A470]" office:value-type="string" office:string-value="remote_stats">
            <text:p>remote_stats</text:p>
          </table:table-cell>
          <table:table-cell table:style-name="Default" table:formula="of:=['RAW Linphone'.E470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71]" office:value-type="string" office:string-value="coreapi/linphonecore.h">
            <text:p>coreapi/linphonecore.h</text:p>
          </table:table-cell>
          <table:table-cell table:style-name="Default" table:formula="of:=SUBSTITUTE(['RAW Linphone'.D471];&quot;line:&quot;;&quot;&quot;)" office:value-type="string" office:string-value="315">
            <text:p>315</text:p>
          </table:table-cell>
          <table:table-cell table:style-name="Default" table:formula="of:=SUBSTITUTE(['RAW Linphone'.F471];&quot;returntype:&quot;;&quot;&quot;)">
            <text:p/>
          </table:table-cell>
          <table:table-cell table:style-name="Default" table:formula="of:=['RAW Linphone'.A471]" office:value-type="string" office:string-value="round_trip_delay">
            <text:p>round_trip_delay</text:p>
          </table:table-cell>
          <table:table-cell table:style-name="Default" table:formula="of:=['RAW Linphone'.E471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72]" office:value-type="string" office:string-value="coreapi/linphonecore.h">
            <text:p>coreapi/linphonecore.h</text:p>
          </table:table-cell>
          <table:table-cell table:style-name="Default" table:formula="of:=SUBSTITUTE(['RAW Linphone'.D472];&quot;line:&quot;;&quot;&quot;)" office:value-type="string" office:string-value="553">
            <text:p>553</text:p>
          </table:table-cell>
          <table:table-cell table:style-name="Default" table:formula="of:=SUBSTITUTE(['RAW Linphone'.F472];&quot;returntype:&quot;;&quot;&quot;)">
            <text:p/>
          </table:table-cell>
          <table:table-cell table:style-name="Default" table:formula="of:=['RAW Linphone'.A472]" office:value-type="string" office:string-value="route">
            <text:p>route</text:p>
          </table:table-cell>
          <table:table-cell table:style-name="Default" table:formula="of:=['RAW Linphone'.E472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7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73];&quot;line:&quot;;&quot;&quot;)" office:value-type="string" office:string-value="65">
            <text:p>65</text:p>
          </table:table-cell>
          <table:table-cell table:style-name="Default" table:formula="of:=SUBSTITUTE(['RAW Linphone'.F473];&quot;returntype:&quot;;&quot;&quot;)">
            <text:p/>
          </table:table-cell>
          <table:table-cell table:style-name="Default" table:formula="of:=['RAW Linphone'.A473]" office:value-type="string" office:string-value="send_fmtp">
            <text:p>send_fmtp</text:p>
          </table:table-cell>
          <table:table-cell table:style-name="Default" table:formula="of:=['RAW Linphone'.E473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74]" office:value-type="string" office:string-value="coreapi/linphonecore.h">
            <text:p>coreapi/linphonecore.h</text:p>
          </table:table-cell>
          <table:table-cell table:style-name="Default" table:formula="of:=SUBSTITUTE(['RAW Linphone'.D474];&quot;line:&quot;;&quot;&quot;)" office:value-type="string" office:string-value="314">
            <text:p>314</text:p>
          </table:table-cell>
          <table:table-cell table:style-name="Default" table:formula="of:=SUBSTITUTE(['RAW Linphone'.F474];&quot;returntype:&quot;;&quot;&quot;)">
            <text:p/>
          </table:table-cell>
          <table:table-cell table:style-name="Default" table:formula="of:=['RAW Linphone'.A474]" office:value-type="string" office:string-value="sent_rtcp">
            <text:p>sent_rtcp</text:p>
          </table:table-cell>
          <table:table-cell table:style-name="Default" table:formula="of:=['RAW Linphone'.E474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75]" office:value-type="string" office:string-value="coreapi/linphonecore.h">
            <text:p>coreapi/linphonecore.h</text:p>
          </table:table-cell>
          <table:table-cell table:style-name="Default" table:formula="of:=SUBSTITUTE(['RAW Linphone'.D475];&quot;line:&quot;;&quot;&quot;)" office:value-type="string" office:string-value="874">
            <text:p>874</text:p>
          </table:table-cell>
          <table:table-cell table:style-name="Default" table:formula="of:=SUBSTITUTE(['RAW Linphone'.F475];&quot;returntype:&quot;;&quot;&quot;)">
            <text:p/>
          </table:table-cell>
          <table:table-cell table:style-name="Default" table:formula="of:=['RAW Linphone'.A475]" office:value-type="string" office:string-value="show">
            <text:p>show</text:p>
          </table:table-cell>
          <table:table-cell table:style-name="Default" table:formula="of:=['RAW Linphone'.E47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76]" office:value-type="string" office:string-value="coreapi/linphonecore.h">
            <text:p>coreapi/linphonecore.h</text:p>
          </table:table-cell>
          <table:table-cell table:style-name="Default" table:formula="of:=SUBSTITUTE(['RAW Linphone'.D476];&quot;line:&quot;;&quot;&quot;)" office:value-type="string" office:string-value="549">
            <text:p>549</text:p>
          </table:table-cell>
          <table:table-cell table:style-name="Default" table:formula="of:=SUBSTITUTE(['RAW Linphone'.F476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476]" office:value-type="string" office:string-value="ssctx">
            <text:p>ssctx</text:p>
          </table:table-cell>
          <table:table-cell table:style-name="Default" table:formula="of:=['RAW Linphone'.E476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77]" office:value-type="string" office:string-value="coreapi/linphonecore.h">
            <text:p>coreapi/linphonecore.h</text:p>
          </table:table-cell>
          <table:table-cell table:style-name="Default" table:formula="of:=SUBSTITUTE(['RAW Linphone'.D477];&quot;line:&quot;;&quot;&quot;)" office:value-type="string" office:string-value="149">
            <text:p>149</text:p>
          </table:table-cell>
          <table:table-cell table:style-name="Default" table:formula="of:=SUBSTITUTE(['RAW Linphone'.F477];&quot;returntype:&quot;;&quot;&quot;)">
            <text:p/>
          </table:table-cell>
          <table:table-cell table:style-name="Default" table:formula="of:=['RAW Linphone'.A477]" office:value-type="string" office:string-value="start_date">
            <text:p>start_date</text:p>
          </table:table-cell>
          <table:table-cell table:style-name="Default" table:formula="of:=['RAW Linphone'.E47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78]" office:value-type="string" office:string-value="coreapi/linphonecore.h">
            <text:p>coreapi/linphonecore.h</text:p>
          </table:table-cell>
          <table:table-cell table:style-name="Default" table:formula="of:=SUBSTITUTE(['RAW Linphone'.D478];&quot;line:&quot;;&quot;&quot;)" office:value-type="string" office:string-value="158">
            <text:p>158</text:p>
          </table:table-cell>
          <table:table-cell table:style-name="Default" table:formula="of:=SUBSTITUTE(['RAW Linphone'.F478];&quot;returntype:&quot;;&quot;&quot;)">
            <text:p/>
          </table:table-cell>
          <table:table-cell table:style-name="Default" table:formula="of:=['RAW Linphone'.A478]" office:value-type="string" office:string-value="start_date_time">
            <text:p>start_date_time</text:p>
          </table:table-cell>
          <table:table-cell table:style-name="Default" table:formula="of:=['RAW Linphone'.E47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79]" office:value-type="string" office:string-value="coreapi/linphonecore.h">
            <text:p>coreapi/linphonecore.h</text:p>
          </table:table-cell>
          <table:table-cell table:style-name="Default" table:formula="of:=SUBSTITUTE(['RAW Linphone'.D479];&quot;line:&quot;;&quot;&quot;)" office:value-type="string" office:string-value="146">
            <text:p>146</text:p>
          </table:table-cell>
          <table:table-cell table:style-name="Default" table:formula="of:=SUBSTITUTE(['RAW Linphone'.F479];&quot;returntype:&quot;;&quot;&quot;)">
            <text:p/>
          </table:table-cell>
          <table:table-cell table:style-name="Default" table:formula="of:=['RAW Linphone'.A479]" office:value-type="string" office:string-value="status">
            <text:p>status</text:p>
          </table:table-cell>
          <table:table-cell table:style-name="Default" table:formula="of:=['RAW Linphone'.E47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80]" office:value-type="string" office:string-value="coreapi/linphonecore.h">
            <text:p>coreapi/linphonecore.h</text:p>
          </table:table-cell>
          <table:table-cell table:style-name="Default" table:formula="of:=SUBSTITUTE(['RAW Linphone'.D480];&quot;line:&quot;;&quot;&quot;)" office:value-type="string" office:string-value="556">
            <text:p>556</text:p>
          </table:table-cell>
          <table:table-cell table:style-name="Default" table:formula="of:=SUBSTITUTE(['RAW Linphone'.F480];&quot;returntype:&quot;;&quot;&quot;)">
            <text:p/>
          </table:table-cell>
          <table:table-cell table:style-name="Default" table:formula="of:=['RAW Linphone'.A480]" office:value-type="string" office:string-value="succeeded">
            <text:p>succeeded</text:p>
          </table:table-cell>
          <table:table-cell table:style-name="Default" table:formula="of:=['RAW Linphone'.E48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81]" office:value-type="string" office:string-value="coreapi/linphonecore.h">
            <text:p>coreapi/linphonecore.h</text:p>
          </table:table-cell>
          <table:table-cell table:style-name="Default" table:formula="of:=SUBSTITUTE(['RAW Linphone'.D481];&quot;line:&quot;;&quot;&quot;)" office:value-type="string" office:string-value="555">
            <text:p>555</text:p>
          </table:table-cell>
          <table:table-cell table:style-name="Default" table:formula="of:=SUBSTITUTE(['RAW Linphone'.F481];&quot;returntype:&quot;;&quot;&quot;)">
            <text:p/>
          </table:table-cell>
          <table:table-cell table:style-name="Default" table:formula="of:=['RAW Linphone'.A481]" office:value-type="string" office:string-value="suscribe">
            <text:p>suscribe</text:p>
          </table:table-cell>
          <table:table-cell table:style-name="Default" table:formula="of:=['RAW Linphone'.E481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82]" office:value-type="string" office:string-value="coreapi/linphonecore.h">
            <text:p>coreapi/linphonecore.h</text:p>
          </table:table-cell>
          <table:table-cell table:style-name="Default" table:formula="of:=SUBSTITUTE(['RAW Linphone'.D482];&quot;line:&quot;;&quot;&quot;)" office:value-type="string" office:string-value="54">
            <text:p>54</text:p>
          </table:table-cell>
          <table:table-cell table:style-name="Default" table:formula="of:=SUBSTITUTE(['RAW Linphone'.F482];&quot;returntype:&quot;;&quot;&quot;)">
            <text:p/>
          </table:table-cell>
          <table:table-cell table:style-name="Default" table:formula="of:=['RAW Linphone'.A482]" office:value-type="string" office:string-value="tcp_port">
            <text:p>tcp_port</text:p>
          </table:table-cell>
          <table:table-cell table:style-name="Default" table:formula="of:=['RAW Linphone'.E482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83]" office:value-type="string" office:string-value="coreapi/linphonecore.h">
            <text:p>coreapi/linphonecore.h</text:p>
          </table:table-cell>
          <table:table-cell table:style-name="Default" table:formula="of:=SUBSTITUTE(['RAW Linphone'.D483];&quot;line:&quot;;&quot;&quot;)" office:value-type="string" office:string-value="861">
            <text:p>861</text:p>
          </table:table-cell>
          <table:table-cell table:style-name="Default" table:formula="of:=SUBSTITUTE(['RAW Linphone'.F483];&quot;returntype:&quot;;&quot;&quot;)">
            <text:p/>
          </table:table-cell>
          <table:table-cell table:style-name="Default" table:formula="of:=['RAW Linphone'.A483]" office:value-type="string" office:string-value="text_received">
            <text:p>text_received</text:p>
          </table:table-cell>
          <table:table-cell table:style-name="Default" table:formula="of:=['RAW Linphone'.E48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84]" office:value-type="string" office:string-value="coreapi/linphonecore.h">
            <text:p>coreapi/linphonecore.h</text:p>
          </table:table-cell>
          <table:table-cell table:style-name="Default" table:formula="of:=SUBSTITUTE(['RAW Linphone'.D484];&quot;line:&quot;;&quot;&quot;)" office:value-type="string" office:string-value="56">
            <text:p>56</text:p>
          </table:table-cell>
          <table:table-cell table:style-name="Default" table:formula="of:=SUBSTITUTE(['RAW Linphone'.F484];&quot;returntype:&quot;;&quot;&quot;)">
            <text:p/>
          </table:table-cell>
          <table:table-cell table:style-name="Default" table:formula="of:=['RAW Linphone'.A484]" office:value-type="string" office:string-value="tls_port">
            <text:p>tls_port</text:p>
          </table:table-cell>
          <table:table-cell table:style-name="Default" table:formula="of:=['RAW Linphone'.E484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85]" office:value-type="string" office:string-value="coreapi/linphonecore.h">
            <text:p>coreapi/linphonecore.h</text:p>
          </table:table-cell>
          <table:table-cell table:style-name="Default" table:formula="of:=SUBSTITUTE(['RAW Linphone'.D485];&quot;line:&quot;;&quot;&quot;)" office:value-type="string" office:string-value="148">
            <text:p>148</text:p>
          </table:table-cell>
          <table:table-cell table:style-name="Default" table:formula="of:=SUBSTITUTE(['RAW Linphone'.F485];&quot;returntype:&quot;;&quot;&quot;)">
            <text:p/>
          </table:table-cell>
          <table:table-cell table:style-name="Default" table:formula="of:=['RAW Linphone'.A485]" office:value-type="string" office:string-value="to">
            <text:p>to</text:p>
          </table:table-cell>
          <table:table-cell table:style-name="Default" table:formula="of:=['RAW Linphone'.E48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86]" office:value-type="string" office:string-value="coreapi/linphonecore.h">
            <text:p>coreapi/linphonecore.h</text:p>
          </table:table-cell>
          <table:table-cell table:style-name="Default" table:formula="of:=SUBSTITUTE(['RAW Linphone'.D486];&quot;line:&quot;;&quot;&quot;)" office:value-type="string" office:string-value="866">
            <text:p>866</text:p>
          </table:table-cell>
          <table:table-cell table:style-name="Default" table:formula="of:=SUBSTITUTE(['RAW Linphone'.F486];&quot;returntype:&quot;;&quot;&quot;)">
            <text:p/>
          </table:table-cell>
          <table:table-cell table:style-name="Default" table:formula="of:=['RAW Linphone'.A486]" office:value-type="string" office:string-value="transfer_state_changed">
            <text:p>transfer_state_changed</text:p>
          </table:table-cell>
          <table:table-cell table:style-name="Default" table:formula="of:=['RAW Linphone'.E48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87]" office:value-type="string" office:string-value="coreapi/linphonecore.h">
            <text:p>coreapi/linphonecore.h</text:p>
          </table:table-cell>
          <table:table-cell table:style-name="Default" table:formula="of:=SUBSTITUTE(['RAW Linphone'.D487];&quot;line:&quot;;&quot;&quot;)" office:value-type="string" office:string-value="311">
            <text:p>311</text:p>
          </table:table-cell>
          <table:table-cell table:style-name="Default" table:formula="of:=SUBSTITUTE(['RAW Linphone'.F487];&quot;returntype:&quot;;&quot;&quot;)">
            <text:p/>
          </table:table-cell>
          <table:table-cell table:style-name="Default" table:formula="of:=['RAW Linphone'.A487]" office:value-type="string" office:string-value="type">
            <text:p>type</text:p>
          </table:table-cell>
          <table:table-cell table:style-name="Default" table:formula="of:=['RAW Linphone'.E487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8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88];&quot;line:&quot;;&quot;&quot;)" office:value-type="string" office:string-value="55">
            <text:p>55</text:p>
          </table:table-cell>
          <table:table-cell table:style-name="Default" table:formula="of:=SUBSTITUTE(['RAW Linphone'.F488];&quot;returntype:&quot;;&quot;&quot;)">
            <text:p/>
          </table:table-cell>
          <table:table-cell table:style-name="Default" table:formula="of:=['RAW Linphone'.A488]" office:value-type="string" office:string-value="type">
            <text:p>type</text:p>
          </table:table-cell>
          <table:table-cell table:style-name="Default" table:formula="of:=['RAW Linphone'.E48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89]" office:value-type="string" office:string-value="coreapi/linphonecore.h">
            <text:p>coreapi/linphonecore.h</text:p>
          </table:table-cell>
          <table:table-cell table:style-name="Default" table:formula="of:=SUBSTITUTE(['RAW Linphone'.D489];&quot;line:&quot;;&quot;&quot;)" office:value-type="string" office:string-value="53">
            <text:p>53</text:p>
          </table:table-cell>
          <table:table-cell table:style-name="Default" table:formula="of:=SUBSTITUTE(['RAW Linphone'.F489];&quot;returntype:&quot;;&quot;&quot;)">
            <text:p/>
          </table:table-cell>
          <table:table-cell table:style-name="Default" table:formula="of:=['RAW Linphone'.A489]" office:value-type="string" office:string-value="udp_port">
            <text:p>udp_port</text:p>
          </table:table-cell>
          <table:table-cell table:style-name="Default" table:formula="of:=['RAW Linphone'.E489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90]" office:value-type="string" office:string-value="coreapi/linphonecore.h">
            <text:p>coreapi/linphonecore.h</text:p>
          </table:table-cell>
          <table:table-cell table:style-name="Default" table:formula="of:=SUBSTITUTE(['RAW Linphone'.D490];&quot;line:&quot;;&quot;&quot;)" office:value-type="string" office:string-value="244">
            <text:p>244</text:p>
          </table:table-cell>
          <table:table-cell table:style-name="Default" table:formula="of:=SUBSTITUTE(['RAW Linphone'.F490];&quot;returntype:&quot;;&quot;&quot;)">
            <text:p/>
          </table:table-cell>
          <table:table-cell table:style-name="Default" table:formula="of:=['RAW Linphone'.A490]" office:value-type="string" office:string-value="unused">
            <text:p>unused</text:p>
          </table:table-cell>
          <table:table-cell table:style-name="Default" table:formula="of:=['RAW Linphone'.E49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491]" office:value-type="string" office:string-value="coreapi/linphonecore.h">
            <text:p>coreapi/linphonecore.h</text:p>
          </table:table-cell>
          <table:table-cell table:style-name="Default" table:formula="of:=SUBSTITUTE(['RAW Linphone'.D491];&quot;line:&quot;;&quot;&quot;)" office:value-type="string" office:string-value="318">
            <text:p>318</text:p>
          </table:table-cell>
          <table:table-cell table:style-name="Default" table:formula="of:=SUBSTITUTE(['RAW Linphone'.F491];&quot;returntype:&quot;;&quot;&quot;)">
            <text:p/>
          </table:table-cell>
          <table:table-cell table:style-name="Default" table:formula="of:=['RAW Linphone'.A491]" office:value-type="string" office:string-value="upload_bandwidth">
            <text:p>upload_bandwidth</text:p>
          </table:table-cell>
          <table:table-cell table:style-name="Default" table:formula="of:=['RAW Linphone'.E491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9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92];&quot;line:&quot;;&quot;&quot;)" office:value-type="string" office:string-value="67">
            <text:p>67</text:p>
          </table:table-cell>
          <table:table-cell table:style-name="Default" table:formula="of:=SUBSTITUTE(['RAW Linphone'.F492];&quot;returntype:&quot;;&quot;&quot;)">
            <text:p/>
          </table:table-cell>
          <table:table-cell table:style-name="Default" table:formula="of:=['RAW Linphone'.A492]" office:value-type="string" office:string-value="user_data">
            <text:p>user_data</text:p>
          </table:table-cell>
          <table:table-cell table:style-name="Default" table:formula="of:=['RAW Linphone'.E492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93]" office:value-type="string" office:string-value="coreapi/linphonecore.h">
            <text:p>coreapi/linphonecore.h</text:p>
          </table:table-cell>
          <table:table-cell table:style-name="Default" table:formula="of:=SUBSTITUTE(['RAW Linphone'.D493];&quot;line:&quot;;&quot;&quot;)" office:value-type="string" office:string-value="152">
            <text:p>152</text:p>
          </table:table-cell>
          <table:table-cell table:style-name="Default" table:formula="of:=SUBSTITUTE(['RAW Linphone'.F493];&quot;returntype:&quot;;&quot;&quot;)">
            <text:p/>
          </table:table-cell>
          <table:table-cell table:style-name="Default" table:formula="of:=['RAW Linphone'.A493]" office:value-type="string" office:string-value="user_pointer">
            <text:p>user_pointer</text:p>
          </table:table-cell>
          <table:table-cell table:style-name="Default" table:formula="of:=['RAW Linphone'.E49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94]" office:value-type="string" office:string-value="coreapi/linphonecore.h">
            <text:p>coreapi/linphonecore.h</text:p>
          </table:table-cell>
          <table:table-cell table:style-name="Default" table:formula="of:=SUBSTITUTE(['RAW Linphone'.D494];&quot;line:&quot;;&quot;&quot;)" office:value-type="string" office:string-value="550">
            <text:p>550</text:p>
          </table:table-cell>
          <table:table-cell table:style-name="Default" table:formula="of:=SUBSTITUTE(['RAW Linphone'.F494];&quot;returntype:&quot;;&quot;&quot;)">
            <text:p/>
          </table:table-cell>
          <table:table-cell table:style-name="Default" table:formula="of:=['RAW Linphone'.A494]" office:value-type="string" office:string-value="username">
            <text:p>username</text:p>
          </table:table-cell>
          <table:table-cell table:style-name="Default" table:formula="of:=['RAW Linphone'.E49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95]" office:value-type="string" office:string-value="coreapi/linphonecore.h">
            <text:p>coreapi/linphonecore.h</text:p>
          </table:table-cell>
          <table:table-cell table:style-name="Default" table:formula="of:=SUBSTITUTE(['RAW Linphone'.D495];&quot;line:&quot;;&quot;&quot;)" office:value-type="string" office:string-value="156">
            <text:p>156</text:p>
          </table:table-cell>
          <table:table-cell table:style-name="Default" table:formula="of:=SUBSTITUTE(['RAW Linphone'.F495];&quot;returntype:&quot;;&quot;&quot;)">
            <text:p/>
          </table:table-cell>
          <table:table-cell table:style-name="Default" table:formula="of:=['RAW Linphone'.A495]" office:value-type="string" office:string-value="video_enabled">
            <text:p>video_enabled</text:p>
          </table:table-cell>
          <table:table-cell table:style-name="Default" table:formula="of:=['RAW Linphone'.E49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96]" office:value-type="string" office:string-value="coreapi/linphonecore.h">
            <text:p>coreapi/linphonecore.h</text:p>
          </table:table-cell>
          <table:table-cell table:style-name="Default" table:formula="of:=SUBSTITUTE(['RAW Linphone'.D496];&quot;line:&quot;;&quot;&quot;)" office:value-type="string" office:string-value="1370">
            <text:p>1370</text:p>
          </table:table-cell>
          <table:table-cell table:style-name="Default" table:formula="of:=SUBSTITUTE(['RAW Linphone'.F496];&quot;returntype:&quot;;&quot;&quot;)">
            <text:p/>
          </table:table-cell>
          <table:table-cell table:style-name="Default" table:formula="of:=['RAW Linphone'.A496]" office:value-type="string" office:string-value="video_rtcp_func">
            <text:p>video_rtcp_func</text:p>
          </table:table-cell>
          <table:table-cell table:style-name="Default" table:formula="of:=['RAW Linphone'.E49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97]" office:value-type="string" office:string-value="coreapi/linphonecore.h">
            <text:p>coreapi/linphonecore.h</text:p>
          </table:table-cell>
          <table:table-cell table:style-name="Default" table:formula="of:=SUBSTITUTE(['RAW Linphone'.D497];&quot;line:&quot;;&quot;&quot;)" office:value-type="string" office:string-value="1371">
            <text:p>1371</text:p>
          </table:table-cell>
          <table:table-cell table:style-name="Default" table:formula="of:=SUBSTITUTE(['RAW Linphone'.F497];&quot;returntype:&quot;;&quot;&quot;)">
            <text:p/>
          </table:table-cell>
          <table:table-cell table:style-name="Default" table:formula="of:=['RAW Linphone'.A497]" office:value-type="string" office:string-value="video_rtcp_func_data">
            <text:p>video_rtcp_func_data</text:p>
          </table:table-cell>
          <table:table-cell table:style-name="Default" table:formula="of:=['RAW Linphone'.E49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98]" office:value-type="string" office:string-value="coreapi/linphonecore.h">
            <text:p>coreapi/linphonecore.h</text:p>
          </table:table-cell>
          <table:table-cell table:style-name="Default" table:formula="of:=SUBSTITUTE(['RAW Linphone'.D498];&quot;line:&quot;;&quot;&quot;)" office:value-type="string" office:string-value="1368">
            <text:p>1368</text:p>
          </table:table-cell>
          <table:table-cell table:style-name="Default" table:formula="of:=SUBSTITUTE(['RAW Linphone'.F498];&quot;returntype:&quot;;&quot;&quot;)">
            <text:p/>
          </table:table-cell>
          <table:table-cell table:style-name="Default" table:formula="of:=['RAW Linphone'.A498]" office:value-type="string" office:string-value="video_rtp_func">
            <text:p>video_rtp_func</text:p>
          </table:table-cell>
          <table:table-cell table:style-name="Default" table:formula="of:=['RAW Linphone'.E498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99]" office:value-type="string" office:string-value="coreapi/linphonecore.h">
            <text:p>coreapi/linphonecore.h</text:p>
          </table:table-cell>
          <table:table-cell table:style-name="Default" table:formula="of:=SUBSTITUTE(['RAW Linphone'.D499];&quot;line:&quot;;&quot;&quot;)" office:value-type="string" office:string-value="1369">
            <text:p>1369</text:p>
          </table:table-cell>
          <table:table-cell table:style-name="Default" table:formula="of:=SUBSTITUTE(['RAW Linphone'.F499];&quot;returntype:&quot;;&quot;&quot;)">
            <text:p/>
          </table:table-cell>
          <table:table-cell table:style-name="Default" table:formula="of:=['RAW Linphone'.A499]" office:value-type="string" office:string-value="video_rtp_func_data">
            <text:p>video_rtp_func_data</text:p>
          </table:table-cell>
          <table:table-cell table:style-name="Default" table:formula="of:=['RAW Linphone'.E499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00]" office:value-type="string" office:string-value="coreapi/linphonecore.h">
            <text:p>coreapi/linphonecore.h</text:p>
          </table:table-cell>
          <table:table-cell table:style-name="Default" table:formula="of:=SUBSTITUTE(['RAW Linphone'.D500];&quot;line:&quot;;&quot;&quot;)" office:value-type="string" office:string-value="1264">
            <text:p>1264</text:p>
          </table:table-cell>
          <table:table-cell table:style-name="Default" table:formula="of:=SUBSTITUTE(['RAW Linphone'.F500];&quot;returntype:&quot;;&quot;&quot;)">
            <text:p/>
          </table:table-cell>
          <table:table-cell table:style-name="Default" table:formula="of:=['RAW Linphone'.A500]" office:value-type="string" office:string-value="vsize">
            <text:p>vsize</text:p>
          </table:table-cell>
          <table:table-cell table:style-name="Default" table:formula="of:=['RAW Linphone'.E500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501]" office:value-type="string" office:string-value="oRTP/include/ortp/payloadtype.h">
            <text:p>oRTP/include/ortp/payloadtype.h</text:p>
          </table:table-cell>
          <table:table-cell table:style-name="Default" table:formula="of:=SUBSTITUTE(['RAW Linphone'.D501];&quot;line:&quot;;&quot;&quot;)" office:value-type="string" office:string-value="58">
            <text:p>58</text:p>
          </table:table-cell>
          <table:table-cell table:style-name="Default" table:formula="of:=SUBSTITUTE(['RAW Linphone'.F501];&quot;returntype:&quot;;&quot;&quot;)">
            <text:p/>
          </table:table-cell>
          <table:table-cell table:style-name="Default" table:formula="of:=['RAW Linphone'.A501]" office:value-type="string" office:string-value="zero_pattern">
            <text:p>zero_pattern</text:p>
          </table:table-cell>
          <table:table-cell table:style-name="Default" table:formula="of:=['RAW Linphone'.E50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 table:number-rows-repeated="10">
          <table:table-cell table:style-name="Default" table:number-columns-repeated="5"/>
          <table:table-cell table:number-columns-repeated="1018"/>
        </table:table-row>
        <table:table-row table:style-name="ro1" table:number-rows-repeated="10480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AW Linphone" table:style-name="ta1"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5">
          <table:table-cell office:value-type="string">
            <text:p>anjuta-tags --c-kinds=pm --fields=-k+n+S+T -f - <text:s/>coreapi/linphonecore.h oRTP/include/ortp/payloadtype.h | perl -pe '1 while s/\/\^(.*)\t(.*)\/\;/\/\^\1 \2\/\;/gc'</text:p>
          </table:table-cell>
          <table:table-cell table:number-columns-repeated="5"/>
        </table:table-row>
        <table:table-row table:style-name="ro5">
          <table:table-cell office:value-type="string">
            <text:p>_func</text:p>
          </table:table-cell>
          <table:table-cell office:value-type="string">
            <text:p>coreapi/linphonecore.h</text:p>
          </table:table-cell>
          <table:table-cell office:value-type="string">
            <text:p>/^ <text:s/>LinphoneCoreCbFunc _func;$/;"</text:p>
          </table:table-cell>
          <table:table-cell office:value-type="string">
            <text:p>line:883</text:p>
          </table:table-cell>
          <table:table-cell office:value-type="string">
            <text:p>struct:_LCCallbackObj</text:p>
          </table:table-cell>
          <table:table-cell/>
        </table:table-row>
        <table:table-row table:style-name="ro5">
          <table:table-cell office:value-type="string">
            <text:p>_user_data</text:p>
          </table:table-cell>
          <table:table-cell office:value-type="string">
            <text:p>coreapi/linphonecore.h</text:p>
          </table:table-cell>
          <table:table-cell office:value-type="string">
            <text:p>/^ <text:s/>void * _user_data;$/;"</text:p>
          </table:table-cell>
          <table:table-cell office:value-type="string">
            <text:p>line:884</text:p>
          </table:table-cell>
          <table:table-cell office:value-type="string">
            <text:p>struct:_LCCallbackObj</text:p>
          </table:table-cell>
          <table:table-cell/>
        </table:table-row>
        <table:table-row table:style-name="ro5">
          <table:table-cell office:value-type="string">
            <text:p>audi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cp_func;$/;"</text:p>
          </table:table-cell>
          <table:table-cell office:value-type="string">
            <text:p>line:1366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c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cp_func_data;$/;"</text:p>
          </table:table-cell>
          <table:table-cell office:value-type="string">
            <text:p>line:1367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p_func;$/;"</text:p>
          </table:table-cell>
          <table:table-cell office:value-type="string">
            <text:p>line:1364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p_func_data;$/;"</text:p>
          </table:table-cell>
          <table:table-cell office:value-type="string">
            <text:p>line:1365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th_info_requested</text:p>
          </table:table-cell>
          <table:table-cell office:value-type="string">
            <text:p>coreapi/linphonecore.h</text:p>
          </table:table-cell>
          <table:table-cell office:value-type="string">
            <text:p>/^ AuthInfoRequested auth_info_requested; \/**&lt; Ask the application some authentication information *\/$/;"</text:p>
          </table:table-cell>
          <table:table-cell office:value-type="string">
            <text:p>line:85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automatically_accept</text:p>
          </table:table-cell>
          <table:table-cell office:value-type="string">
            <text:p>coreapi/linphonecore.h</text:p>
          </table:table-cell>
          <table:table-cell office:value-type="string">
            <text:p>/^ bool_t automatically_accept; \/**&lt;Whether video shall be automatically accepted for incoming calls*\/$/;"</text:p>
          </table:table-cell>
          <table:table-cell office:value-type="string">
            <text:p>line:243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automatically_initiate</text:p>
          </table:table-cell>
          <table:table-cell office:value-type="string">
            <text:p>coreapi/linphonecore.h</text:p>
          </table:table-cell>
          <table:table-cell office:value-type="string">
            <text:p>/^ bool_t automatically_initiate; \/**&lt;Whether video shall be automatically proposed for outgoing calls.*\/ $/;"</text:p>
          </table:table-cell>
          <table:table-cell office:value-type="string">
            <text:p>line:242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bits_per_sample</text:p>
          </table:table-cell>
          <table:table-cell office:value-type="string">
            <text:p>oRTP/include/ortp/payloadtype.h</text:p>
          </table:table-cell>
          <table:table-cell office:value-type="string">
            <text:p>/^ char bits_per_sample; \/* in case of continuous audio data *\/$/;"</text:p>
          </table:table-cell>
          <table:table-cell office:value-type="string">
            <text:p>line:57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buddy_info_updated</text:p>
          </table:table-cell>
          <table:table-cell office:value-type="string">
            <text:p>coreapi/linphonecore.h</text:p>
          </table:table-cell>
          <table:table-cell office:value-type="string">
            <text:p>/^ BuddyInfoUpdated buddy_info_updated; \/**&lt; a LinphoneFriend's BuddyInfo has changed*\/$/;"</text:p>
          </table:table-cell>
          <table:table-cell office:value-type="string">
            <text:p>line:86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encryption_changed</text:p>
          </table:table-cell>
          <table:table-cell office:value-type="string">
            <text:p>coreapi/linphonecore.h</text:p>
          </table:table-cell>
          <table:table-cell office:value-type="string">
            <text:p>/^ CallEncryptionChangedCb call_encryption_changed; \/**&lt;Notifies on change in the encryption of call streams *\/$/;"</text:p>
          </table:table-cell>
          <table:table-cell office:value-type="string">
            <text:p>line:86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id</text:p>
          </table:table-cell>
          <table:table-cell office:value-type="string">
            <text:p>coreapi/linphonecore.h</text:p>
          </table:table-cell>
          <table:table-cell office:value-type="string">
            <text:p>/^ const char* call_id; \/**unique id of a call*\/$/;"</text:p>
          </table:table-cell>
          <table:table-cell office:value-type="string">
            <text:p>line:15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call_log_updated</text:p>
          </table:table-cell>
          <table:table-cell office:value-type="string">
            <text:p>coreapi/linphonecore.h</text:p>
          </table:table-cell>
          <table:table-cell office:value-type="string">
            <text:p>/^ CallLogUpdated call_log_updated; \/**&lt; Notifies that call log list has been updated *\/$/;"</text:p>
          </table:table-cell>
          <table:table-cell office:value-type="string">
            <text:p>line:86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CallStateCb call_state_changed;\/**&lt;Notifies call state changes*\/$/;"</text:p>
          </table:table-cell>
          <table:table-cell office:value-type="string">
            <text:p>line:85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stats_updated</text:p>
          </table:table-cell>
          <table:table-cell office:value-type="string">
            <text:p>coreapi/linphonecore.h</text:p>
          </table:table-cell>
          <table:table-cell office:value-type="string">
            <text:p>/^ CallStatsUpdated call_stats_updated; \/**&lt;Notifies on refreshing of call's statistics. *\/$/;"</text:p>
          </table:table-cell>
          <table:table-cell office:value-type="string">
            <text:p>line:86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hannels</text:p>
          </table:table-cell>
          <table:table-cell office:value-type="string">
            <text:p>oRTP/include/ortp/payloadtype.h</text:p>
          </table:table-cell>
          <table:table-cell office:value-type="string">
            <text:p>/^ int channels; \/**&lt; number of channels of audio *\/$/;"</text:p>
          </table:table-cell>
          <table:table-cell office:value-type="string">
            <text:p>line:63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clock_rate</text:p>
          </table:table-cell>
          <table:table-cell office:value-type="string">
            <text:p>oRTP/include/ortp/payloadtype.h</text:p>
          </table:table-cell>
          <table:table-cell office:value-type="string">
            <text:p>/^ int clock_rate; \/**&lt; rtp clock rate*\/$/;"</text:p>
          </table:table-cell>
          <table:table-cell office:value-type="string">
            <text:p>line:56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dir</text:p>
          </table:table-cell>
          <table:table-cell office:value-type="string">
            <text:p>coreapi/linphonecore.h</text:p>
          </table:table-cell>
          <table:table-cell office:value-type="string">
            <text:p>/^ LinphoneCallDir dir; \/**&lt; The direction of the call*\/$/;"</text:p>
          </table:table-cell>
          <table:table-cell office:value-type="string">
            <text:p>line:14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display_message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message;\/**&lt; DEPRECATED Callback to display a message to the user *\/$/;"</text:p>
          </table:table-cell>
          <table:table-cell office:value-type="string">
            <text:p>line:87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status</text:p>
          </table:table-cell>
          <table:table-cell office:value-type="string">
            <text:p>coreapi/linphonecore.h</text:p>
          </table:table-cell>
          <table:table-cell office:value-type="string">
            <text:p>/^ DisplayStatusCb display_status; \/**&lt; DEPRECATED Callback that notifies various events with human readable text.*\/$/;"</text:p>
          </table:table-cell>
          <table:table-cell office:value-type="string">
            <text:p>line:87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url</text:p>
          </table:table-cell>
          <table:table-cell office:value-type="string">
            <text:p>coreapi/linphonecore.h</text:p>
          </table:table-cell>
          <table:table-cell office:value-type="string">
            <text:p>/^ DisplayUrlCb display_url; \/**&lt; DEPRECATED *\/$/;"</text:p>
          </table:table-cell>
          <table:table-cell office:value-type="string">
            <text:p>line:87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warning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warning;\/**&lt; DEPRECATED Callback to display a warning to the user *\/$/;"</text:p>
          </table:table-cell>
          <table:table-cell office:value-type="string">
            <text:p>line:87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omain</text:p>
          </table:table-cell>
          <table:table-cell office:value-type="string">
            <text:p>coreapi/linphonecore.h</text:p>
          </table:table-cell>
          <table:table-cell office:value-type="string">
            <text:p>/^ char *domain;$/;"</text:p>
          </table:table-cell>
          <table:table-cell office:value-type="string">
            <text:p>line:552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download_bandwidth</text:p>
          </table:table-cell>
          <table:table-cell office:value-type="string">
            <text:p>coreapi/linphonecore.h</text:p>
          </table:table-cell>
          <table:table-cell office:value-type="string">
            <text:p>/^ float download_bandwidth; \/**&lt;Download bandwidth measurement of received stream, expressed in kbit\/s, including IP\/UDP\/RTP headers*\/$/;"</text:p>
          </table:table-cell>
          <table:table-cell office:value-type="string">
            <text:p>line:317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dtls_port</text:p>
          </table:table-cell>
          <table:table-cell office:value-type="string">
            <text:p>coreapi/linphonecore.h</text:p>
          </table:table-cell>
          <table:table-cell office:value-type="string">
            <text:p>/^ int dtls_port;$/;"</text:p>
          </table:table-cell>
          <table:table-cell office:value-type="string">
            <text:p>line:55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dtmf_received</text:p>
          </table:table-cell>
          <table:table-cell office:value-type="string">
            <text:p>coreapi/linphonecore.h</text:p>
          </table:table-cell>
          <table:table-cell office:value-type="string">
            <text:p>/^ DtmfReceived dtmf_received; \/**&lt; A dtmf has been received received *\/$/;"</text:p>
          </table:table-cell>
          <table:table-cell office:value-type="string">
            <text:p>line:86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uration</text:p>
          </table:table-cell>
          <table:table-cell office:value-type="string">
            <text:p>coreapi/linphonecore.h</text:p>
          </table:table-cell>
          <table:table-cell office:value-type="string">
            <text:p>/^ int duration; \/**&lt;Duration of the call in seconds*\/$/;"</text:p>
          </table:table-cell>
          <table:table-cell office:value-type="string">
            <text:p>line:150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email</text:p>
          </table:table-cell>
          <table:table-cell office:value-type="string">
            <text:p>coreapi/linphonecore.h</text:p>
          </table:table-cell>
          <table:table-cell office:value-type="string">
            <text:p>/^ char *email;$/;"</text:p>
          </table:table-cell>
          <table:table-cell office:value-type="string">
            <text:p>line:554</text:p>
          </table:table-cell>
          <table:table-cell office:value-type="string">
            <text:p>struct:_LinphoneAccountCreator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flags</text:p>
          </table:table-cell>
          <table:table-cell office:value-type="string">
            <text:p>oRTP/include/ortp/payloadtype.h</text:p>
          </table:table-cell>
          <table:table-cell office:value-type="string">
            <text:p>/^ int flags;$/;"</text:p>
          </table:table-cell>
          <table:table-cell office:value-type="string">
            <text:p>line:66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fmtp_get_value</text:p>
          </table:table-cell>
          <table:table-cell office:value-type="string">
            <text:p>oRTP/include/ortp/payloadtype.h</text:p>
          </table:table-cell>
          <table:table-cell office:value-type="string">
            <text:p>/^ORTP_PUBLIC bool_t fmtp_get_value(const char *fmtp, const char *param_name, char *result, size_t result_len);$/;"</text:p>
          </table:table-cell>
          <table:table-cell office:value-type="string">
            <text:p>line:93</text:p>
          </table:table-cell>
          <table:table-cell office:value-type="string">
            <text:p>signature:(const char *fmtp, const char *param_name, char *result, size_t result_len)</text:p>
          </table:table-cell>
          <table:table-cell office:value-type="string">
            <text:p>returntype:ORTP_PUBLICbool_t</text:p>
          </table:table-cell>
        </table:table-row>
        <table:table-row table:style-name="ro5">
          <table:table-cell office:value-type="string">
            <text:p>from</text:p>
          </table:table-cell>
          <table:table-cell office:value-type="string">
            <text:p>coreapi/linphonecore.h</text:p>
          </table:table-cell>
          <table:table-cell office:value-type="string">
            <text:p>/^ LinphoneAddress *from; \/**&lt;Originator of the call as a LinphoneAddress object*\/$/;"</text:p>
          </table:table-cell>
          <table:table-cell office:value-type="string">
            <text:p>line:147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globa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GlobalStateCb global_state_changed; \/**&lt;Notifies globlal state changes*\/$/;"</text:p>
          </table:table-cell>
          <table:table-cell office:value-type="string">
            <text:p>line:854</text:p>
          </table:table-cell>
          <table:table-cell office:value-type="string">
            <text:p>struct:_LinphoneVTable</text:p>
          </table:table-cell>
          <table:table-cell office:value-type="string">
            <text:p>typeref:struct:_LinphoneCallLog::</text:p>
          </table:table-cell>
        </table:table-row>
        <table:table-row table:style-name="ro5">
          <table:table-cell office:value-type="string">
            <text:p>ice_state</text:p>
          </table:table-cell>
          <table:table-cell office:value-type="string">
            <text:p>coreapi/linphonecore.h</text:p>
          </table:table-cell>
          <table:table-cell office:value-type="string">
            <text:p>/^ LinphoneIceState ice_state; \/**&lt; State of ICE processing. *\/$/;"</text:p>
          </table:table-cell>
          <table:table-cell office:value-type="string">
            <text:p>line:316</text:p>
          </table:table-cell>
          <table:table-cell office:value-type="string">
            <text:p>struct:_LinphoneCallStats</text:p>
          </table:table-cell>
          <table:table-cell office:value-type="string">
            <text:p>typeref:struct:_LinphoneAccountCreator::</text:p>
          </table:table-cell>
        </table:table-row>
        <table:table-row table:style-name="ro5">
          <table:table-cell office:value-type="string">
            <text:p>jitter_stats</text:p>
          </table:table-cell>
          <table:table-cell office:value-type="string">
            <text:p>coreapi/linphonecore.h</text:p>
          </table:table-cell>
          <table:table-cell office:value-type="string">
            <text:p>/^ jitter_stats_t jitter_stats; \/**&lt;jitter buffer statistics, see oRTP documentation for details *\/$/;"</text:p>
          </table:table-cell>
          <table:table-cell office:value-type="string">
            <text:p>line:312</text:p>
          </table:table-cell>
          <table:table-cell office:value-type="string">
            <text:p>struct:_LinphoneCallStats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157</text:p>
          </table:table-cell>
          <table:table-cell office:value-type="string">
            <text:p>struct:_LinphoneCallLog</text:p>
          </table:table-cell>
          <table:table-cell office:value-type="string">
            <text:p>typeref:struct:_LinphoneCallLog::</text:p>
          </table:table-cell>
        </table:table-row>
        <table:table-row table:style-name="ro5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548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5">
          <table:table-cell office:value-type="string">
            <text:p>linphone_account_creator_destroy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571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get_domain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56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566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new</text:p>
          </table:table-cell>
          <table:table-cell office:value-type="string">
            <text:p>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559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5">
          <table:table-cell office:value-type="string">
            <text:p>linphone_account_creator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562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email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564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password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561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rout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563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suscrib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565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560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test_existence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56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test_validation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569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validate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570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as_string_uri_only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clean</text:p>
          </table:table-cell>
          <table:table-cell office:value-type="string">
            <text:p>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clone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destroy</text:p>
          </table:table-cell>
          <table:table-cell office:value-type="string">
            <text:p>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get_display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</text:p>
          </table:table-cell>
          <table:table-cell office:value-type="string">
            <text:p>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_int</text:p>
          </table:table-cell>
          <table:table-cell office:value-type="string">
            <text:p>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ddress_get_sche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new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set_display_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_in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weak_equal</text:p>
          </table:table-cell>
          <table:table-cell office:value-type="string">
            <text:p>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auth_info_destroy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612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get_passw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608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i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609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607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new</text:p>
          </table:table-cell>
          <table:table-cell office:value-type="string">
            <text:p>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601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new_from_config_file</text:p>
          </table:table-cell>
          <table:table-cell office:value-type="string">
            <text:p>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613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set_passw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603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i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605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604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asked_to_autoanswer</text:p>
          </table:table-cell>
          <table:table-cell office:value-type="string">
            <text:p>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363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camera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78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416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43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nable_camera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377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410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424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get_audi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32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get_authentication_token</text:p>
          </table:table-cell>
          <table:table-cell office:value-type="string">
            <text:p>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86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87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get_average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85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call_log</text:p>
          </table:table-cell>
          <table:table-cell office:value-type="string">
            <text:p>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37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5">
          <table:table-cell office:value-type="string">
            <text:p>linphone_call_get_core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36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all_get_current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37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current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8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dir</text:p>
          </table:table-cell>
          <table:table-cell office:value-type="string">
            <text:p>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36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5">
          <table:table-cell office:value-type="string">
            <text:p>linphone_call_get_duration</text:p>
          </table:table-cell>
          <table:table-cell office:value-type="string">
            <text:p>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37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get_play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82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ason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8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call_get_record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83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fer_to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37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36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all_get_remot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36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get_remote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376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remote_user_agent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81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placed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373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get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36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transfer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93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90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get_vide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32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has_transfer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37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all_is_in_conference(const LinphoneCall *call);$/;"</text:p>
          </table:table-cell>
          <table:table-cell office:value-type="string">
            <text:p>line:40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log_get_local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8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ref_key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81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log_get_remote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83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9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log_set_ref_key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80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78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to_str</text:p>
          </table:table-cell>
          <table:table-cell office:value-type="string">
            <text:p>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84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params_copy</text:p>
          </table:table-cell>
          <table:table-cell office:value-type="string">
            <text:p>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9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all_params_destroy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206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arly_media_sending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203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enable_early_media_sending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202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98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200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all_params_get_used_audi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get_used_vide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9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local_conference_mode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20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low_bandwidt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w_bandwidth_enabled(const LinphoneCallParams *cp);$/;"</text:p>
          </table:table-cell>
          <table:table-cell office:value-type="string">
            <text:p>line:21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set_audio_bandwidth_limit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205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set_media_encryption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201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9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ref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368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send_vfu_request</text:p>
          </table:table-cell>
          <table:table-cell office:value-type="string">
            <text:p>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89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88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next_video_frame_decoded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92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91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359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take_video_snapshot</text:p>
          </table:table-cell>
          <table:table-cell office:value-type="string">
            <text:p>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79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unref</text:p>
          </table:table-cell>
          <table:table-cell office:value-type="string">
            <text:p>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369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zoom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394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message_clone</text:p>
          </table:table-cell>
          <table:table-cell office:value-type="string">
            <text:p>coreapi/linphonecore.h</text:p>
          </table:table-cell>
          <table:table-cell office:value-type="string">
            <text:p>/^LinphoneChatMessage* linphone_chat_message_clone(const LinphoneChatMessage* message);$/;"</text:p>
          </table:table-cell>
          <table:table-cell office:value-type="string">
            <text:p>line:686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LinphoneChatMessage*</text:p>
          </table:table-cell>
        </table:table-row>
        <table:table-row table:style-name="ro5">
          <table:table-cell office:value-type="string">
            <text:p>linphone_chat_message_get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* linphone_chat_message_get_chat_room(LinphoneChatMessage *msg);$/;"</text:p>
          </table:table-cell>
          <table:table-cell office:value-type="string">
            <text:p>line:747</text:p>
          </table:table-cell>
          <table:table-cell office:value-type="string">
            <text:p>signature:(LinphoneChatMessage *msg)</text:p>
          </table:table-cell>
          <table:table-cell office:value-type="string">
            <text:p>returntype:LinphoneChatRoom*</text:p>
          </table:table-cell>
        </table:table-row>
        <table:table-row table:style-name="ro5">
          <table:table-cell office:value-type="string">
            <text:p>linphone_chat_message_get_external_body_url</text:p>
          </table:table-cell>
          <table:table-cell office:value-type="string">
            <text:p>coreapi/linphonecore.h</text:p>
          </table:table-cell>
          <table:table-cell office:value-type="string">
            <text:p>/^const char* linphone_chat_message_get_external_body_url(const LinphoneChatMessage* message);$/;"</text:p>
          </table:table-cell>
          <table:table-cell office:value-type="string">
            <text:p>line:706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hat_message_get_from</text:p>
          </table:table-cell>
          <table:table-cell office:value-type="string">
            <text:p>coreapi/linphonecore.h</text:p>
          </table:table-cell>
          <table:table-cell office:value-type="string">
            <text:p>/^LinphoneAddress* linphone_chat_message_get_from(const LinphoneChatMessage* message);$/;"</text:p>
          </table:table-cell>
          <table:table-cell office:value-type="string">
            <text:p>line:699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hat_message_get_message</text:p>
          </table:table-cell>
          <table:table-cell office:value-type="string">
            <text:p>coreapi/linphonecore.h</text:p>
          </table:table-cell>
          <table:table-cell office:value-type="string">
            <text:p>/^char* linphone_chat_message_get_message(LinphoneChatMessage *msg);$/;"</text:p>
          </table:table-cell>
          <table:table-cell office:value-type="string">
            <text:p>line:748</text:p>
          </table:table-cell>
          <table:table-cell office:value-type="string">
            <text:p>signature:(LinphoneChatMessage *msg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hat_message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message_get_peer_address(LinphoneChatMessage *msg);$/;"</text:p>
          </table:table-cell>
          <table:table-cell office:value-type="string">
            <text:p>line:749</text:p>
          </table:table-cell>
          <table:table-cell office:value-type="string">
            <text:p>signature:(LinphoneChatMessage *msg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hat_message_get_text</text:p>
          </table:table-cell>
          <table:table-cell office:value-type="string">
            <text:p>coreapi/linphonecore.h</text:p>
          </table:table-cell>
          <table:table-cell office:value-type="string">
            <text:p>/^const char * linphone_chat_message_get_text(const LinphoneChatMessage* message); $/;"</text:p>
          </table:table-cell>
          <table:table-cell office:value-type="string">
            <text:p>line:720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hat_message_get_user_data</text:p>
          </table:table-cell>
          <table:table-cell office:value-type="string">
            <text:p>coreapi/linphonecore.h</text:p>
          </table:table-cell>
          <table:table-cell office:value-type="string">
            <text:p>/^void* linphone_chat_message_get_user_data(const LinphoneChatMessage* message);$/;"</text:p>
          </table:table-cell>
          <table:table-cell office:value-type="string">
            <text:p>line:725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hat_message_set_external_body_url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external_body_url(LinphoneChatMessage* message,const char* url);$/;"</text:p>
          </table:table-cell>
          <table:table-cell office:value-type="string">
            <text:p>line:714</text:p>
          </table:table-cell>
          <table:table-cell office:value-type="string">
            <text:p>signature:(LinphoneChatMessage* message,const char* ur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message_set_from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from(LinphoneChatMessage* message, const LinphoneAddress* from);$/;"</text:p>
          </table:table-cell>
          <table:table-cell office:value-type="string">
            <text:p>line:692</text:p>
          </table:table-cell>
          <table:table-cell office:value-type="string">
            <text:p>signature:(LinphoneChatMessage* message, const LinphoneAddress* from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messag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user_data(LinphoneChatMessage* message,void*);$/;"</text:p>
          </table:table-cell>
          <table:table-cell office:value-type="string">
            <text:p>line:729</text:p>
          </table:table-cell>
          <table:table-cell office:value-type="string">
            <text:p>signature:(LinphoneChatMessage* message,void*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message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* linphone_chat_message_state_to_string(const LinphoneChatMessageState state);$/;"</text:p>
          </table:table-cell>
          <table:table-cell office:value-type="string">
            <text:p>line:679</text:p>
          </table:table-cell>
          <table:table-cell office:value-type="string">
            <text:p>signature:(const LinphoneChatMessageState state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hat_room_create_message</text:p>
          </table:table-cell>
          <table:table-cell office:value-type="string">
            <text:p>coreapi/linphonecore.h</text:p>
          </table:table-cell>
          <table:table-cell office:value-type="string">
            <text:p>/^LinphoneChatMessage* linphone_chat_room_create_message(const LinphoneChatRoom *cr,const char* message);$/;"</text:p>
          </table:table-cell>
          <table:table-cell office:value-type="string">
            <text:p>line:650</text:p>
          </table:table-cell>
          <table:table-cell office:value-type="string">
            <text:p>signature:(const LinphoneChatRoom *cr,const char* message)</text:p>
          </table:table-cell>
          <table:table-cell office:value-type="string">
            <text:p>returntype:LinphoneChatMessage*</text:p>
          </table:table-cell>
        </table:table-row>
        <table:table-row table:style-name="ro5">
          <table:table-cell office:value-type="string">
            <text:p>linphone_chat_room_destroy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645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get_lc</text:p>
          </table:table-cell>
          <table:table-cell office:value-type="string">
            <text:p>coreapi/linphonecore.h</text:p>
          </table:table-cell>
          <table:table-cell office:value-type="string">
            <text:p>/^LinphoneCore* linphone_chat_room_get_lc(LinphoneChatRoom *cr);$/;"</text:p>
          </table:table-cell>
          <table:table-cell office:value-type="string">
            <text:p>line:746</text:p>
          </table:table-cell>
          <table:table-cell office:value-type="string">
            <text:p>signature:(LinphoneChatRoom *cr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hat_room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658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hat_room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751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hat_room_send_message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664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send_message2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2(LinphoneChatRoom *cr, LinphoneChatMessage* msg,LinphoneChatMessageStateChangeCb status_cb,void* ud);$/;"</text:p>
          </table:table-cell>
          <table:table-cell office:value-type="string">
            <text:p>line:745</text:p>
          </table:table-cell>
          <table:table-cell office:value-type="string">
            <text:p>signature:(LinphoneChatRoom *cr, LinphoneChatMessage* msg,LinphoneChatMessageStateChangeCb status_cb,void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750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bort_authentic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1100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ccep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96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982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with_params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962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aptive_rate_control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101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add_all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39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1092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dd_proxy_config</text:p>
          </table:table-cell>
          <table:table-cell office:value-type="string">
            <text:p>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1078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39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gc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123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audio_adaptive_jittcomp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udio_adaptive_jittcomp_enabled(LinphoneCore *lc);$/;"</text:p>
          </table:table-cell>
          <table:table-cell office:value-type="string">
            <text:p>line:110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heck_payload_type_usability</text:p>
          </table:table-cell>
          <table:table-cell office:value-type="string">
            <text:p>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1068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lear_all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1102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call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125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108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reate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640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5">
          <table:table-cell office:value-type="string">
            <text:p>linphone_core_create_default_call_parameters</text:p>
          </table:table-cell>
          <table:table-cell office:value-type="string">
            <text:p>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98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ore_create_proxy_config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core_create_proxy_config(LinphoneCore *lc);$/;"</text:p>
          </table:table-cell>
          <table:table-cell office:value-type="string">
            <text:p>line:1076</text:p>
          </table:table-cell>
          <table:table-cell office:value-type="string">
            <text:p>signature:(LinphoneCore *lc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core_declin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decline_call(LinphoneCore *lc, LinphoneCall * call, LinphoneReason reason);$/;"</text:p>
          </table:table-cell>
          <table:table-cell office:value-type="string">
            <text:p>line:968</text:p>
          </table:table-cell>
          <table:table-cell office:value-type="string">
            <text:p>signature:(LinphoneCore *lc, LinphoneCall * call, LinphoneReason reason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defer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98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destroy</text:p>
          </table:table-cell>
          <table:table-cell office:value-type="string">
            <text:p>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359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dis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908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122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122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nable_adaptive_rate_control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1011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agc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123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audio_adaptive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udio_adaptive_jittcomp(LinphoneCore *lc, bool_t enable);$/;"</text:p>
          </table:table-cell>
          <table:table-cell office:value-type="string">
            <text:p>line:1104</text:p>
          </table:table-cell>
          <table:table-cell office:value-type="string">
            <text:p>signature:(LinphoneCore *lc, bool_t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122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122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ipv6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100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keep_alive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339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906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_with_cb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907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payload_type</text:p>
          </table:table-cell>
          <table:table-cell office:value-type="string">
            <text:p>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1040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enable_self_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127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1258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_adaptive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adaptive_jittcomp(LinphoneCore *lc, bool_t enable);$/;"</text:p>
          </table:table-cell>
          <table:table-cell office:value-type="string">
            <text:p>line:1112</text:p>
          </table:table-cell>
          <table:table-cell office:value-type="string">
            <text:p>signature:(LinphoneCore *lc, bool_t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_pre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127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ter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40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find_auth_info</text:p>
          </table:table-cell>
          <table:table-cell office:value-type="string">
            <text:p>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1098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5">
          <table:table-cell office:value-type="string">
            <text:p>linphone_core_find_call_from_uri</text:p>
          </table:table-cell>
          <table:table-cell office:value-type="string">
            <text:p>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394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5">
          <table:table-cell office:value-type="string">
            <text:p>linphone_core_find_payload_type</text:p>
          </table:table-cell>
          <table:table-cell office:value-type="string">
            <text:p>coreapi/linphonecore.h</text:p>
          </table:table-cell>
          <table:table-cell office:value-type="string">
            <text:p>/^PayloadType* linphone_core_find_payload_type(LinphoneCore* lc, const char* type, int rate, int channels) ;$/;"</text:p>
          </table:table-cell>
          <table:table-cell office:value-type="string">
            <text:p>line:1062</text:p>
          </table:table-cell>
          <table:table-cell office:value-type="string">
            <text:p>signature:(LinphoneCore* lc, const char* type, int rate, int channels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linphone_core_get_audi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103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audio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dscp(const LinphoneCore *lc);$/;"</text:p>
          </table:table-cell>
          <table:table-cell office:value-type="string">
            <text:p>line:1447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di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110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di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112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di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get_audio_port_range(const LinphoneCore *lc, int *min_port, int *max_port);$/;"</text:p>
          </table:table-cell>
          <table:table-cell office:value-type="string">
            <text:p>line:1122</text:p>
          </table:table-cell>
          <table:table-cell office:value-type="string">
            <text:p>signature:(const LinphoneCore *lc, int *min_port, int *max_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get_auth_info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109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_by_remo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986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all_log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1250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381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s_nb</text:p>
          </table:table-cell>
          <table:table-cell office:value-type="string">
            <text:p>coreapi/linphonecore.h</text:p>
          </table:table-cell>
          <table:table-cell office:value-type="string">
            <text:p>/^int linphone_core_get_calls_nb(const LinphoneCore *lc);$/;"</text:p>
          </table:table-cell>
          <table:table-cell office:value-type="string">
            <text:p>line:137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apture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120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conference_local_input_volume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402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conference_size</text:p>
          </table:table-cell>
          <table:table-cell office:value-type="string">
            <text:p>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40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onfig</text:p>
          </table:table-cell>
          <table:table-cell office:value-type="string">
            <text:p>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351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5">
          <table:table-cell office:value-type="string">
            <text:p>linphone_core_get_current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958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urrent_call_dur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316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urrent_call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364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ore_get_current_call_sta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377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fault_proxy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1090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vice_rot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302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1008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ptime</text:p>
          </table:table-cell>
          <table:table-cell office:value-type="string">
            <text:p>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102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firewall_policy</text:p>
          </table:table-cell>
          <table:table-cell office:value-type="string">
            <text:p>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1181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5">
          <table:table-cell office:value-type="string">
            <text:p>linphone_core_get_global_state</text:p>
          </table:table-cell>
          <table:table-cell office:value-type="string">
            <text:p>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383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5">
          <table:table-cell office:value-type="string">
            <text:p>linphone_core_get_guess_hostnam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99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1003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994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n_call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_call_timeout(LinphoneCore *lc);$/;"</text:p>
          </table:table-cell>
          <table:table-cell office:value-type="string">
            <text:p>line:116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inc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116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ax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40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418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ore_get_mic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mic_gain_db(LinphoneCore *lc);$/;"</text:p>
          </table:table-cell>
          <table:table-cell office:value-type="string">
            <text:p>line:1200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missed_calls_count</text:p>
          </table:table-cell>
          <table:table-cell office:value-type="string">
            <text:p>coreapi/linphonecore.h</text:p>
          </table:table-cell>
          <table:table-cell office:value-type="string">
            <text:p>/^int linphone_core_get_missed_calls_count(LinphoneCore *lc);$/;"</text:p>
          </table:table-cell>
          <table:table-cell office:value-type="string">
            <text:p>line:125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tu</text:p>
          </table:table-cell>
          <table:table-cell office:value-type="string">
            <text:p>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31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nat_address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1177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298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295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ortp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1128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ayload_type_descript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1066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ayload_type_number</text:p>
          </table:table-cell>
          <table:table-cell office:value-type="string">
            <text:p>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1064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119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back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1206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layback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1202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preferred_video_size</text:p>
          </table:table-cell>
          <table:table-cell office:value-type="string">
            <text:p>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1270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5">
          <table:table-cell office:value-type="string">
            <text:p>linphone_core_get_primary_contact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99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rimary_contact_parsed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1002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get_proxy_config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108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rec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119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elay_add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118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emote_ringback_ton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122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121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119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ingback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121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er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1205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oot_ca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oot_ca(LinphoneCore *lc);$/;"</text:p>
          </table:table-cell>
          <table:table-cell office:value-type="string">
            <text:p>line:121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124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sip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dscp(const LinphoneCore *lc);$/;"</text:p>
          </table:table-cell>
          <table:table-cell office:value-type="string">
            <text:p>line:144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ip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115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ip_setup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357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sip_socket</text:p>
          </table:table-cell>
          <table:table-cell office:value-type="string">
            <text:p>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1161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5">
          <table:table-cell office:value-type="string">
            <text:p>linphone_core_g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1154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ound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1189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sound_source</text:p>
          </table:table-cell>
          <table:table-cell office:value-type="string">
            <text:p>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1211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5">
          <table:table-cell office:value-type="string">
            <text:p>linphone_core_get_static_pictur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static_picture(LinphoneCore *lc);$/;"</text:p>
          </table:table-cell>
          <table:table-cell office:value-type="string">
            <text:p>line:128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static_picture_fps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292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stun_serve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117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supported_video_sizes</text:p>
          </table:table-cell>
          <table:table-cell office:value-type="string">
            <text:p>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1268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5">
          <table:table-cell office:value-type="string">
            <text:p>linphone_core_get_tunnel</text:p>
          </table:table-cell>
          <table:table-cell office:value-type="string">
            <text:p>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441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5">
          <table:table-cell office:value-type="string">
            <text:p>linphone_core_get_up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100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pload_ptime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102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se_info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114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_rfc2833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114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r_agent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user_agent_name(void);$/;"</text:p>
          </table:table-cell>
          <table:table-cell office:value-type="string">
            <text:p>line:912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user_agen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user_agent_version(void);$/;"</text:p>
          </table:table-cell>
          <table:table-cell office:value-type="string">
            <text:p>line:913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user_data</text:p>
          </table:table-cell>
          <table:table-cell office:value-type="string">
            <text:p>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346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ore_ge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911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103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video_devic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28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128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video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dscp(const LinphoneCore *lc);$/;"</text:p>
          </table:table-cell>
          <table:table-cell office:value-type="string">
            <text:p>line:145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vide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jittcomp(LinphoneCore *lc);$/;"</text:p>
          </table:table-cell>
          <table:table-cell office:value-type="string">
            <text:p>line:11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video_policy</text:p>
          </table:table-cell>
          <table:table-cell office:value-type="string">
            <text:p>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1261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5">
          <table:table-cell office:value-type="string">
            <text:p>linphone_core_get_vide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112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vide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get_video_port_range(const LinphoneCore *lc, int *min_port, int *max_port);$/;"</text:p>
          </table:table-cell>
          <table:table-cell office:value-type="string">
            <text:p>line:1126</text:p>
          </table:table-cell>
          <table:table-cell office:value-type="string">
            <text:p>signature:(const LinphoneCore *lc, int *min_port, int *max_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get_zrtp_secrets_fil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zrtp_secrets_file(LinphoneCore *lc);$/;"</text:p>
          </table:table-cell>
          <table:table-cell office:value-type="string">
            <text:p>line:139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in_call</text:p>
          </table:table-cell>
          <table:table-cell office:value-type="string">
            <text:p>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956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c_invite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954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it_default_params</text:p>
          </table:table-cell>
          <table:table-cell office:value-type="string">
            <text:p>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430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interpret_url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940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invite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942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944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948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946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pv6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99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audio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124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39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42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ic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124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network_reach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network_reachable(LinphoneCore* lc);$/;"</text:p>
          </table:table-cell>
          <table:table-cell office:value-type="string">
            <text:p>line:1333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rtp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124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terate</text:p>
          </table:table-cell>
          <table:table-cell office:value-type="string">
            <text:p>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92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keep_aliv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344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leav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40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media_encryption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412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mute_mic</text:p>
          </table:table-cell>
          <table:table-cell office:value-type="string">
            <text:p>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1234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new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915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ore_paus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97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us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97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yload_typ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1038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play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313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preview_ring</text:p>
          </table:table-cell>
          <table:table-cell office:value-type="string">
            <text:p>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1224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direc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966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fresh_registers</text:p>
          </table:table-cell>
          <table:table-cell office:value-type="string">
            <text:p>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388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sound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119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video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128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1094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call_lo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call_log(LinphoneCore *lc, LinphoneCallLog *call_log);$/;"</text:p>
          </table:table-cell>
          <table:table-cell office:value-type="string">
            <text:p>line:1254</text:p>
          </table:table-cell>
          <table:table-cell office:value-type="string">
            <text:p>signature:(LinphoneCore *lc, LinphoneCallLog *call_lo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from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398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move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1082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set_missed_calls_count</text:p>
          </table:table-cell>
          <table:table-cell office:value-type="string">
            <text:p>coreapi/linphonecore.h</text:p>
          </table:table-cell>
          <table:table-cell office:value-type="string">
            <text:p>/^void linphone_core_reset_missed_calls_count(LinphoneCore *lc);$/;"</text:p>
          </table:table-cell>
          <table:table-cell office:value-type="string">
            <text:p>line:1253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sum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97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lf_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127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end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988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1032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audio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dscp(LinphoneCore *lc, int dscp);$/;"</text:p>
          </table:table-cell>
          <table:table-cell office:value-type="string">
            <text:p>line:1446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1110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1130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_range(LinphoneCore *lc, int min_port, int max_port);$/;"</text:p>
          </table:table-cell>
          <table:table-cell office:value-type="string">
            <text:p>line:1132</text:p>
          </table:table-cell>
          <table:table-cell office:value-type="string">
            <text:p>signature:(LinphoneCore *lc, int min_port, int max_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capture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1210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default_prox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1086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fault_proxy_index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1088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vice_rot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303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1005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1018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firewall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1179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guess_host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99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in_call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_call_timeout(LinphoneCore *lc, int seconds);$/;"</text:p>
          </table:table-cell>
          <table:table-cell office:value-type="string">
            <text:p>line:1167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inc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1163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ax_call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408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edia_encryption</text:p>
          </table:table-cell>
          <table:table-cell office:value-type="string">
            <text:p>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417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425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ic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ic_gain_db(LinphoneCore *lc, float level);$/;"</text:p>
          </table:table-cell>
          <table:table-cell office:value-type="string">
            <text:p>line:1199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tu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320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_addres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1175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299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296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etwork_reachab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328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ortp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1138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310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1197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back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1209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playback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1201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1269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_by_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1271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imary_contact</text:p>
          </table:table-cell>
          <table:table-cell office:value-type="string">
            <text:p>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990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c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1204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cord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311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lay_addr</text:p>
          </table:table-cell>
          <table:table-cell office:value-type="string">
            <text:p>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1185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mote_ringback_ton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1221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1213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1196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1218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er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1208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oot_c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1216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124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transport_factorie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375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dscp(LinphoneCore *lc, int dscp);$/;"</text:p>
          </table:table-cell>
          <table:table-cell office:value-type="string">
            <text:p>line:1443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1148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1152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ound_sourc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1212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tatic_picture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287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atic_picture_fp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291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un_server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1171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1006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1025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info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1140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rfc2833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1144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agen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910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347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1036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283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dscp(LinphoneCore *lc, int dscp);$/;"</text:p>
          </table:table-cell>
          <table:table-cell office:value-type="string">
            <text:p>line:1449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jittcomp(LinphoneCore *lc, int value);$/;"</text:p>
          </table:table-cell>
          <table:table-cell office:value-type="string">
            <text:p>line:1118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1260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1134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_range(LinphoneCore *lc, int min_port, int max_port);$/;"</text:p>
          </table:table-cell>
          <table:table-cell office:value-type="string">
            <text:p>line:1136</text:p>
          </table:table-cell>
          <table:table-cell office:value-type="string">
            <text:p>signature:(LinphoneCore *lc, int min_port, int max_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waiting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354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zrtp_secrets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391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how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306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ound_device_can_capture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1191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device_can_playback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1192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resources_lock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41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top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314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terminat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97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964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40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950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_to_another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952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unnel_avail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435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upd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978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use_files</text:p>
          </table:table-cell>
          <table:table-cell office:value-type="string">
            <text:p>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309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use_preview_window</text:p>
          </table:table-cell>
          <table:table-cell office:value-type="string">
            <text:p>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301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erify_server_certificates</text:p>
          </table:table-cell>
          <table:table-cell office:value-type="string">
            <text:p>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121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ideo_adaptive_jittcomp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adaptive_jittcomp_enabled(LinphoneCore *lc);$/;"</text:p>
          </table:table-cell>
          <table:table-cell office:value-type="string">
            <text:p>line:111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125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pre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127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125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globa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774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destroy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526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don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93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edit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92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publish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501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490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xpire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483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get_addr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51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contact_parameters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contact_parameters(const LinphoneProxyConfig *obj);$/;"</text:p>
          </table:table-cell>
          <table:table-cell office:value-type="string">
            <text:p>line:516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core</text:p>
          </table:table-cell>
          <table:table-cell office:value-type="string">
            <text:p>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51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5">
          <table:table-cell office:value-type="string">
            <text:p>linphone_proxy_config_get_dial_escape_plus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520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get_dial_prefix</text:p>
          </table:table-cell>
          <table:table-cell office:value-type="string">
            <text:p>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521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507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error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523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proxy_config_get_expires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51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51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route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50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sip_setup</text:p>
          </table:table-cell>
          <table:table-cell office:value-type="string">
            <text:p>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529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5">
          <table:table-cell office:value-type="string">
            <text:p>linphone_proxy_config_get_sip_setup_context</text:p>
          </table:table-cell>
          <table:table-cell office:value-type="string">
            <text:p>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528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5">
          <table:table-cell office:value-type="string">
            <text:p>linphone_proxy_config_get_state</text:p>
          </table:table-cell>
          <table:table-cell office:value-type="string">
            <text:p>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50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5">
          <table:table-cell office:value-type="string">
            <text:p>linphone_proxy_config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541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proxy_config_is_register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506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new</text:p>
          </table:table-cell>
          <table:table-cell office:value-type="string">
            <text:p>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479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proxy_config_normalize_numbe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533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publis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51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refresh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515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regis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51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set_contact_parameter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contact_parameters(LinphoneProxyConfig *obj, const char *contact_params);$/;"</text:p>
          </table:table-cell>
          <table:table-cell office:value-type="string">
            <text:p>line:517</text:p>
          </table:table-cell>
          <table:table-cell office:value-type="string">
            <text:p>signature:(LinphoneProxyConfig *obj, const char *contact_para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dial_escape_plu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502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dial_prefix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503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identity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481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rout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482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erver_add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480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ip_setup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527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537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reason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35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registration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477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ocal_stats</text:p>
          </table:table-cell>
          <table:table-cell office:value-type="string">
            <text:p>coreapi/linphonecore.h</text:p>
          </table:table-cell>
          <table:table-cell office:value-type="string">
            <text:p>/^ rtp_stats_t local_stats;$/;"</text:p>
          </table:table-cell>
          <table:table-cell office:value-type="string">
            <text:p>line:153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message_received</text:p>
          </table:table-cell>
          <table:table-cell office:value-type="string">
            <text:p>coreapi/linphonecore.h</text:p>
          </table:table-cell>
          <table:table-cell office:value-type="string">
            <text:p>/^ MessageReceived message_received; \/** a message is received, can be text or external body*\/$/;"</text:p>
          </table:table-cell>
          <table:table-cell office:value-type="string">
            <text:p>line:86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mime_type</text:p>
          </table:table-cell>
          <table:table-cell office:value-type="string">
            <text:p>oRTP/include/ortp/payloadtype.h</text:p>
          </table:table-cell>
          <table:table-cell office:value-type="string">
            <text:p>/^ char *mime_type; \/**&lt;actually the submime, ex: pcm, pcma, gsm*\/$/;"</text:p>
          </table:table-cell>
          <table:table-cell office:value-type="string">
            <text:p>line:62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ame</text:p>
          </table:table-cell>
          <table:table-cell office:value-type="string">
            <text:p>coreapi/linphonecore.h</text:p>
          </table:table-cell>
          <table:table-cell office:value-type="string">
            <text:p>/^ const char *name;$/;"</text:p>
          </table:table-cell>
          <table:table-cell office:value-type="string">
            <text:p>line:1265</text:p>
          </table:table-cell>
          <table:table-cell office:value-type="string">
            <text:p>struct:MSVideoSizeDef</text:p>
          </table:table-cell>
          <table:table-cell/>
        </table:table-row>
        <table:table-row table:style-name="ro5">
          <table:table-cell office:value-type="string">
            <text:p>new_subscription_request</text:p>
          </table:table-cell>
          <table:table-cell office:value-type="string">
            <text:p>coreapi/linphonecore.h</text:p>
          </table:table-cell>
          <table:table-cell office:value-type="string">
            <text:p>/^ NewSubscribtionRequestCb new_subscription_request; \/**&lt; Notify about pending subscription request *\/$/;"</text:p>
          </table:table-cell>
          <table:table-cell office:value-type="string">
            <text:p>line:85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normal_bitrate</text:p>
          </table:table-cell>
          <table:table-cell office:value-type="string">
            <text:p>oRTP/include/ortp/payloadtype.h</text:p>
          </table:table-cell>
          <table:table-cell office:value-type="string">
            <text:p>/^ int normal_bitrate; \/*in bit\/s *\/$/;"</text:p>
          </table:table-cell>
          <table:table-cell office:value-type="string">
            <text:p>line:61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otify_presence_recv</text:p>
          </table:table-cell>
          <table:table-cell office:value-type="string">
            <text:p>coreapi/linphonecore.h</text:p>
          </table:table-cell>
          <table:table-cell office:value-type="string">
            <text:p>/^ NotifyPresenceReceivedCb notify_presence_recv; \/**&lt; Notify received presence events*\/$/;"</text:p>
          </table:table-cell>
          <table:table-cell office:value-type="string">
            <text:p>line:85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notify_recv</text:p>
          </table:table-cell>
          <table:table-cell office:value-type="string">
            <text:p>coreapi/linphonecore.h</text:p>
          </table:table-cell>
          <table:table-cell office:value-type="string">
            <text:p>/^ NotifyReceivedCb notify_recv; \/**&lt; Other notifications*\/$/;"</text:p>
          </table:table-cell>
          <table:table-cell office:value-type="string">
            <text:p>line:86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password</text:p>
          </table:table-cell>
          <table:table-cell office:value-type="string">
            <text:p>coreapi/linphonecore.h</text:p>
          </table:table-cell>
          <table:table-cell office:value-type="string">
            <text:p>/^ char *password;$/;"</text:p>
          </table:table-cell>
          <table:table-cell office:value-type="string">
            <text:p>line:551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pattern_length</text:p>
          </table:table-cell>
          <table:table-cell office:value-type="string">
            <text:p>oRTP/include/ortp/payloadtype.h</text:p>
          </table:table-cell>
          <table:table-cell office:value-type="string">
            <text:p>/^ int pattern_length;$/;"</text:p>
          </table:table-cell>
          <table:table-cell office:value-type="string">
            <text:p>line:59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payload_type_append_recv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append_recv_fmtp(PayloadType *pt, const char *fmtp);$/;"</text:p>
          </table:table-cell>
          <table:table-cell office:value-type="string">
            <text:p>line:86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5">
          <table:table-cell office:value-type="string">
            <text:p>payload_type_append_send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append_send_fmtp(PayloadType *pt, const char *fmtp);$/;"</text:p>
          </table:table-cell>
          <table:table-cell office:value-type="string">
            <text:p>line:87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5">
          <table:table-cell office:value-type="string">
            <text:p>payload_type_clone</text:p>
          </table:table-cell>
          <table:table-cell office:value-type="string">
            <text:p>oRTP/include/ortp/payloadtype.h</text:p>
          </table:table-cell>
          <table:table-cell office:value-type="string">
            <text:p>/^ORTP_PUBLIC PayloadType *payload_type_clone(PayloadType *payload);$/;"</text:p>
          </table:table-cell>
          <table:table-cell office:value-type="string">
            <text:p>line:81</text:p>
          </table:table-cell>
          <table:table-cell office:value-type="string">
            <text:p>signature:(PayloadType *payload)</text:p>
          </table:table-cell>
          <table:table-cell office:value-type="string">
            <text:p>returntype:ORTP_PUBLICPayloadType*</text:p>
          </table:table-cell>
        </table:table-row>
        <table:table-row table:style-name="ro5">
          <table:table-cell office:value-type="string">
            <text:p>payload_type_destroy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destroy(PayloadType *pt);$/;"</text:p>
          </table:table-cell>
          <table:table-cell office:value-type="string">
            <text:p>line:83</text:p>
          </table:table-cell>
          <table:table-cell office:value-type="string">
            <text:p>signature:(PayloadType *pt)</text:p>
          </table:table-cell>
          <table:table-cell office:value-type="string">
            <text:p>returntype:ORTP_PUBLIC void</text:p>
          </table:table-cell>
        </table:table-row>
        <table:table-row table:style-name="ro5">
          <table:table-cell office:value-type="string">
            <text:p>payload_type_get_rtpmap</text:p>
          </table:table-cell>
          <table:table-cell office:value-type="string">
            <text:p>oRTP/include/ortp/payloadtype.h</text:p>
          </table:table-cell>
          <table:table-cell office:value-type="string">
            <text:p>/^ORTP_PUBLIC char *payload_type_get_rtpmap(PayloadType *pt);$/;"</text:p>
          </table:table-cell>
          <table:table-cell office:value-type="string">
            <text:p>line:82</text:p>
          </table:table-cell>
          <table:table-cell office:value-type="string">
            <text:p>signature:(PayloadType *pt)</text:p>
          </table:table-cell>
          <table:table-cell office:value-type="string">
            <text:p>returntype:ORTP_PUBLIC char*</text:p>
          </table:table-cell>
        </table:table-row>
        <table:table-row table:style-name="ro5">
          <table:table-cell office:value-type="string">
            <text:p>payload_type_new</text:p>
          </table:table-cell>
          <table:table-cell office:value-type="string">
            <text:p>oRTP/include/ortp/payloadtype.h</text:p>
          </table:table-cell>
          <table:table-cell office:value-type="string">
            <text:p>/^ORTP_PUBLIC PayloadType *payload_type_new(void);$/;"</text:p>
          </table:table-cell>
          <table:table-cell office:value-type="string">
            <text:p>line:80</text:p>
          </table:table-cell>
          <table:table-cell office:value-type="string">
            <text:p>signature:(void)</text:p>
          </table:table-cell>
          <table:table-cell office:value-type="string">
            <text:p>returntype:ORTP_PUBLICPayloadType*</text:p>
          </table:table-cell>
        </table:table-row>
        <table:table-row table:style-name="ro5">
          <table:table-cell office:value-type="string">
            <text:p>payload_type_set_recv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set_recv_fmtp(PayloadType *pt, const char *fmtp);$/;"</text:p>
          </table:table-cell>
          <table:table-cell office:value-type="string">
            <text:p>line:84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5">
          <table:table-cell office:value-type="string">
            <text:p>payload_type_set_send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set_send_fmtp(PayloadType *pt, const char *fmtp);$/;"</text:p>
          </table:table-cell>
          <table:table-cell office:value-type="string">
            <text:p>line:85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5">
          <table:table-cell office:value-type="string">
            <text:p>quality</text:p>
          </table:table-cell>
          <table:table-cell office:value-type="string">
            <text:p>coreapi/linphonecore.h</text:p>
          </table:table-cell>
          <table:table-cell office:value-type="string">
            <text:p>/^ float quality;$/;"</text:p>
          </table:table-cell>
          <table:table-cell office:value-type="string">
            <text:p>line:15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eceived_rtcp</text:p>
          </table:table-cell>
          <table:table-cell office:value-type="string">
            <text:p>coreapi/linphonecore.h</text:p>
          </table:table-cell>
          <table:table-cell office:value-type="string">
            <text:p>/^ mblk_t* <text:s/>received_rtcp; \/**&lt;Last RTCP packet received, as a mblk_t structure. See oRTP documentation for details how to extract information from it*\/$/;"</text:p>
          </table:table-cell>
          <table:table-cell office:value-type="string">
            <text:p>line:313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recv_fmtp</text:p>
          </table:table-cell>
          <table:table-cell office:value-type="string">
            <text:p>oRTP/include/ortp/payloadtype.h</text:p>
          </table:table-cell>
          <table:table-cell office:value-type="string">
            <text:p>/^ char *recv_fmtp; \/* various format parameters for the incoming stream *\/$/;"</text:p>
          </table:table-cell>
          <table:table-cell office:value-type="string">
            <text:p>line:64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refer_received</text:p>
          </table:table-cell>
          <table:table-cell office:value-type="string">
            <text:p>coreapi/linphonecore.h</text:p>
          </table:table-cell>
          <table:table-cell office:value-type="string">
            <text:p>/^ ReferReceived refer_received; \/**&lt; An out of call refer was received *\/$/;"</text:p>
          </table:table-cell>
          <table:table-cell office:value-type="string">
            <text:p>line:86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fkey</text:p>
          </table:table-cell>
          <table:table-cell office:value-type="string">
            <text:p>coreapi/linphonecore.h</text:p>
          </table:table-cell>
          <table:table-cell office:value-type="string">
            <text:p>/^ char *refkey;$/;"</text:p>
          </table:table-cell>
          <table:table-cell office:value-type="string">
            <text:p>line:151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egistration_state_changed</text:p>
          </table:table-cell>
          <table:table-cell office:value-type="string">
            <text:p>coreapi/linphonecore.h</text:p>
          </table:table-cell>
          <table:table-cell office:value-type="string">
            <text:p>/^ LinphoneRegistrationStateCb registration_state_changed;\/**&lt;Notifies registration state changes*\/$/;"</text:p>
          </table:table-cell>
          <table:table-cell office:value-type="string">
            <text:p>line:85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mote_stats</text:p>
          </table:table-cell>
          <table:table-cell office:value-type="string">
            <text:p>coreapi/linphonecore.h</text:p>
          </table:table-cell>
          <table:table-cell office:value-type="string">
            <text:p>/^ rtp_stats_t remote_stats;$/;"</text:p>
          </table:table-cell>
          <table:table-cell office:value-type="string">
            <text:p>line:154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ound_trip_delay</text:p>
          </table:table-cell>
          <table:table-cell office:value-type="string">
            <text:p>coreapi/linphonecore.h</text:p>
          </table:table-cell>
          <table:table-cell office:value-type="string">
            <text:p>/^ float <text:s/>round_trip_delay; \/**&lt;Round trip propagation time in seconds if known, -1 if unknown.*\/$/;"</text:p>
          </table:table-cell>
          <table:table-cell office:value-type="string">
            <text:p>line:315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route</text:p>
          </table:table-cell>
          <table:table-cell office:value-type="string">
            <text:p>coreapi/linphonecore.h</text:p>
          </table:table-cell>
          <table:table-cell office:value-type="string">
            <text:p>/^ char *route;$/;"</text:p>
          </table:table-cell>
          <table:table-cell office:value-type="string">
            <text:p>line:553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send_fmtp</text:p>
          </table:table-cell>
          <table:table-cell office:value-type="string">
            <text:p>oRTP/include/ortp/payloadtype.h</text:p>
          </table:table-cell>
          <table:table-cell office:value-type="string">
            <text:p>/^ char *send_fmtp; \/* various format parameters for the outgoing stream *\/$/;"</text:p>
          </table:table-cell>
          <table:table-cell office:value-type="string">
            <text:p>line:65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sent_rtcp</text:p>
          </table:table-cell>
          <table:table-cell office:value-type="string">
            <text:p>coreapi/linphonecore.h</text:p>
          </table:table-cell>
          <table:table-cell office:value-type="string">
            <text:p>/^ mblk_t* <text:s/>sent_rtcp;\/**&lt;Last RTCP packet sent, as a mblk_t structure. See oRTP documentation for details how to extract information from it*\/$/;"</text:p>
          </table:table-cell>
          <table:table-cell office:value-type="string">
            <text:p>line:314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show</text:p>
          </table:table-cell>
          <table:table-cell office:value-type="string">
            <text:p>coreapi/linphonecore.h</text:p>
          </table:table-cell>
          <table:table-cell office:value-type="string">
            <text:p>/^ ShowInterfaceCb show; \/**&lt; DEPRECATED Notifies the application that it should show up*\/$/;"</text:p>
          </table:table-cell>
          <table:table-cell office:value-type="string">
            <text:p>line:87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ssctx</text:p>
          </table:table-cell>
          <table:table-cell office:value-type="string">
            <text:p>coreapi/linphonecore.h</text:p>
          </table:table-cell>
          <table:table-cell office:value-type="string">
            <text:p>/^ struct _SipSetupContext *ssctx;$/;"</text:p>
          </table:table-cell>
          <table:table-cell office:value-type="string">
            <text:p>line:549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5">
          <table:table-cell office:value-type="string">
            <text:p>start_date</text:p>
          </table:table-cell>
          <table:table-cell office:value-type="string">
            <text:p>coreapi/linphonecore.h</text:p>
          </table:table-cell>
          <table:table-cell office:value-type="string">
            <text:p>/^ char start_date[128]; \/**&lt;Human readable string containing the start date*\/$/;"</text:p>
          </table:table-cell>
          <table:table-cell office:value-type="string">
            <text:p>line:14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start_date_time</text:p>
          </table:table-cell>
          <table:table-cell office:value-type="string">
            <text:p>coreapi/linphonecore.h</text:p>
          </table:table-cell>
          <table:table-cell office:value-type="string">
            <text:p>/^ time_t start_date_time; \/**Start date of the call in seconds as expressed in a time_t *\/$/;"</text:p>
          </table:table-cell>
          <table:table-cell office:value-type="string">
            <text:p>line:15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status</text:p>
          </table:table-cell>
          <table:table-cell office:value-type="string">
            <text:p>coreapi/linphonecore.h</text:p>
          </table:table-cell>
          <table:table-cell office:value-type="string">
            <text:p>/^ LinphoneCallStatus status; \/**&lt; The status of the call*\/$/;"</text:p>
          </table:table-cell>
          <table:table-cell office:value-type="string">
            <text:p>line:14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succeeded</text:p>
          </table:table-cell>
          <table:table-cell office:value-type="string">
            <text:p>coreapi/linphonecore.h</text:p>
          </table:table-cell>
          <table:table-cell office:value-type="string">
            <text:p>/^ bool_t succeeded;$/;"</text:p>
          </table:table-cell>
          <table:table-cell office:value-type="string">
            <text:p>line:556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suscribe</text:p>
          </table:table-cell>
          <table:table-cell office:value-type="string">
            <text:p>coreapi/linphonecore.h</text:p>
          </table:table-cell>
          <table:table-cell office:value-type="string">
            <text:p>/^ int suscribe;$/;"</text:p>
          </table:table-cell>
          <table:table-cell office:value-type="string">
            <text:p>line:555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tcp_port</text:p>
          </table:table-cell>
          <table:table-cell office:value-type="string">
            <text:p>coreapi/linphonecore.h</text:p>
          </table:table-cell>
          <table:table-cell office:value-type="string">
            <text:p>/^ int tcp_port;$/;"</text:p>
          </table:table-cell>
          <table:table-cell office:value-type="string">
            <text:p>line:54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text_received</text:p>
          </table:table-cell>
          <table:table-cell office:value-type="string">
            <text:p>coreapi/linphonecore.h</text:p>
          </table:table-cell>
          <table:table-cell office:value-type="string">
            <text:p>/^ TextMessageReceived text_received; \/** @deprecated, use #message_received instead &lt;br&gt; A text message has been received *\/$/;"</text:p>
          </table:table-cell>
          <table:table-cell office:value-type="string">
            <text:p>line:86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tls_port</text:p>
          </table:table-cell>
          <table:table-cell office:value-type="string">
            <text:p>coreapi/linphonecore.h</text:p>
          </table:table-cell>
          <table:table-cell office:value-type="string">
            <text:p>/^ int tls_port;$/;"</text:p>
          </table:table-cell>
          <table:table-cell office:value-type="string">
            <text:p>line:56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to</text:p>
          </table:table-cell>
          <table:table-cell office:value-type="string">
            <text:p>coreapi/linphonecore.h</text:p>
          </table:table-cell>
          <table:table-cell office:value-type="string">
            <text:p>/^ LinphoneAddress *to; \/**&lt;Destination of the call as a LinphoneAddress object*\/$/;"</text:p>
          </table:table-cell>
          <table:table-cell office:value-type="string">
            <text:p>line:14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transfer_state_changed</text:p>
          </table:table-cell>
          <table:table-cell office:value-type="string">
            <text:p>coreapi/linphonecore.h</text:p>
          </table:table-cell>
          <table:table-cell office:value-type="string">
            <text:p>/^ LinphoneTransferStateChanged transfer_state_changed; \/**&lt;Notifies when a transfer is in progress *\/$/;"</text:p>
          </table:table-cell>
          <table:table-cell office:value-type="string">
            <text:p>line:86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type</text:p>
          </table:table-cell>
          <table:table-cell office:value-type="string">
            <text:p>coreapi/linphonecore.h</text:p>
          </table:table-cell>
          <table:table-cell office:value-type="string">
            <text:p>/^ int <text:s/>type; \/**&lt; Can be either LINPHONE_CALL_STATS_AUDIO or LINPHONE_CALL_STATS_VIDEO*\/$/;"</text:p>
          </table:table-cell>
          <table:table-cell office:value-type="string">
            <text:p>line:311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type</text:p>
          </table:table-cell>
          <table:table-cell office:value-type="string">
            <text:p>oRTP/include/ortp/payloadtype.h</text:p>
          </table:table-cell>
          <table:table-cell office:value-type="string">
            <text:p>/^ int type; \/**&lt; one of PAYLOAD_* macros*\/$/;"</text:p>
          </table:table-cell>
          <table:table-cell office:value-type="string">
            <text:p>line:55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udp_port</text:p>
          </table:table-cell>
          <table:table-cell office:value-type="string">
            <text:p>coreapi/linphonecore.h</text:p>
          </table:table-cell>
          <table:table-cell office:value-type="string">
            <text:p>/^ int udp_port;$/;"</text:p>
          </table:table-cell>
          <table:table-cell office:value-type="string">
            <text:p>line:53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unused</text:p>
          </table:table-cell>
          <table:table-cell office:value-type="string">
            <text:p>coreapi/linphonecore.h</text:p>
          </table:table-cell>
          <table:table-cell office:value-type="string">
            <text:p>/^ bool_t unused[2];$/;"</text:p>
          </table:table-cell>
          <table:table-cell office:value-type="string">
            <text:p>line:244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upload_bandwidth</text:p>
          </table:table-cell>
          <table:table-cell office:value-type="string">
            <text:p>coreapi/linphonecore.h</text:p>
          </table:table-cell>
          <table:table-cell office:value-type="string">
            <text:p>/^ float upload_bandwidth; \/**&lt;Download bandwidth measurement of sent stream, expressed in kbit\/s, including IP\/UDP\/RTP headers*\/$/;"</text:p>
          </table:table-cell>
          <table:table-cell office:value-type="string">
            <text:p>line:318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user_data</text:p>
          </table:table-cell>
          <table:table-cell office:value-type="string">
            <text:p>oRTP/include/ortp/payloadtype.h</text:p>
          </table:table-cell>
          <table:table-cell office:value-type="string">
            <text:p>/^ void *user_data;$/;"</text:p>
          </table:table-cell>
          <table:table-cell office:value-type="string">
            <text:p>line:67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user_pointer</text:p>
          </table:table-cell>
          <table:table-cell office:value-type="string">
            <text:p>coreapi/linphonecore.h</text:p>
          </table:table-cell>
          <table:table-cell office:value-type="string">
            <text:p>/^ void *user_pointer;$/;"</text:p>
          </table:table-cell>
          <table:table-cell office:value-type="string">
            <text:p>line:152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username</text:p>
          </table:table-cell>
          <table:table-cell office:value-type="string">
            <text:p>coreapi/linphonecore.h</text:p>
          </table:table-cell>
          <table:table-cell office:value-type="string">
            <text:p>/^ char *username;$/;"</text:p>
          </table:table-cell>
          <table:table-cell office:value-type="string">
            <text:p>line:550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video_enabled</text:p>
          </table:table-cell>
          <table:table-cell office:value-type="string">
            <text:p>coreapi/linphonecore.h</text:p>
          </table:table-cell>
          <table:table-cell office:value-type="string">
            <text:p>/^ <text:s text:c="3"/>int video_enabled;$/;"</text:p>
          </table:table-cell>
          <table:table-cell office:value-type="string">
            <text:p>line:15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vide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cp_func;$/;"</text:p>
          </table:table-cell>
          <table:table-cell office:value-type="string">
            <text:p>line:1370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c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cp_func_data;$/;"</text:p>
          </table:table-cell>
          <table:table-cell office:value-type="string">
            <text:p>line:1371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p_func;$/;"</text:p>
          </table:table-cell>
          <table:table-cell office:value-type="string">
            <text:p>line:1368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p_func_data;$/;"</text:p>
          </table:table-cell>
          <table:table-cell office:value-type="string">
            <text:p>line:1369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size</text:p>
          </table:table-cell>
          <table:table-cell office:value-type="string">
            <text:p>coreapi/linphonecore.h</text:p>
          </table:table-cell>
          <table:table-cell office:value-type="string">
            <text:p>/^ MSVideoSize vsize;$/;"</text:p>
          </table:table-cell>
          <table:table-cell office:value-type="string">
            <text:p>line:1264</text:p>
          </table:table-cell>
          <table:table-cell office:value-type="string">
            <text:p>struct:MSVideoSizeDef</text:p>
          </table:table-cell>
          <table:table-cell/>
        </table:table-row>
        <table:table-row table:style-name="ro5">
          <table:table-cell office:value-type="string">
            <text:p>zero_pattern</text:p>
          </table:table-cell>
          <table:table-cell office:value-type="string">
            <text:p>oRTP/include/ortp/payloadtype.h</text:p>
          </table:table-cell>
          <table:table-cell office:value-type="string">
            <text:p>/^ char *zero_pattern;$/;"</text:p>
          </table:table-cell>
          <table:table-cell office:value-type="string">
            <text:p>line:58</text:p>
          </table:table-cell>
          <table:table-cell office:value-type="string">
            <text:p>struct:_PayloadType</text:p>
          </table:table-cell>
          <table:table-cell/>
        </table:table-row>
        <table:table-row table:style-name="ro1" table:number-rows-repeated="10480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" table:default-cell-style-name="Default"/>
        <table:table-row table:style-name="ro5">
          <table:table-cell office:value-type="string">
            <text:p>anjuta-tags --c-kinds=p --fields=-k+n+S+T <text:s/>-f - *.h | perl -pe '1 while s/\/\^(.*)\t(.*)\/\;/\/\^\1 \2\/\;/gc'</text:p>
          </table:table-cell>
          <table:table-cell table:number-columns-repeated="6"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LinphoneAddress *address);$/;"</text:p>
          </table:table-cell>
          <table:table-cell office:value-type="string">
            <text:p>line:13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LinphoneAddress *address);$/;"</text:p>
          </table:table-cell>
          <table:table-cell office:value-type="string">
            <text:p>line:14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std::string &amp;uri);$/;"</text:p>
          </table:table-cell>
          <table:table-cell office:value-type="string">
            <text:p>line:1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1">
          <table:table-cell office:value-type="string">
            <text:p>AsyncGe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FB::SimpleStreamHelperPtr AsyncGet(const FB::BrowserHostPtr&amp; host, const FB::URI&amp; uri, const HttpCallback&amp; callback,$/;"</text:p>
          </table:table-cell>
          <table:table-cell office:value-type="string">
            <text:p>line:43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HttpCallback&amp; callback, const HttpProgressCallback&amp; progressCallback = HttpProgressCallback(), bool cache = true, size_t bufferSize = 128*1024)</text:p>
          </table:table-cell>
          <table:table-cell office:value-type="string">
            <text:p>returntype:FB::SimpleStreamHelperPtr</text:p>
          </table:table-cell>
        </table:table-row>
        <table:table-row table:style-name="ro1">
          <table:table-cell office:value-type="string">
            <text:p>AsyncPos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FB::SimpleStreamHelperPtr AsyncPost(const FB::BrowserHostPtr&amp; host, const FB::URI&amp; uri, const std::string&amp; postdata, const HttpCallback&amp; callback,$/;"</text:p>
          </table:table-cell>
          <table:table-cell office:value-type="string">
            <text:p>line:46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std::string&amp; postdata, const HttpCallback&amp; callback, const HttpProgressCallback&amp; progressCallback = HttpProgressCallback(), bool cache = true, size_t bufferSize = 128*1024)</text:p>
          </table:table-cell>
          <table:table-cell office:value-type="string">
            <text:p>returntype:FB::SimpleStreamHelperPtr</text:p>
          </table:table-cell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LinphoneAuthInfo *authInfo);$/;"</text:p>
          </table:table-cell>
          <table:table-cell office:value-type="string">
            <text:p>line:1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LinphoneAuthInfo *authInfo);$/;"</text:p>
          </table:table-cell>
          <table:table-cell office:value-type="string">
            <text:p>line:14</text:p>
          </table:table-cell>
          <table:table-cell office:value-type="string">
            <text:p>class:AuthInfoAPI</text:p>
          </table:table-cell>
          <table:table-cell office:value-type="string">
            <text:p>signature:(const 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std::string &amp;username, const std::string &amp;userid,$/;"</text:p>
          </table:table-cell>
          <table:table-cell office:value-type="string">
            <text:p>line:17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1">
          <table:table-cell office:value-type="string">
            <text:p>CHARPTR_TO_STRING</text:p>
          </table:table-cell>
          <table:table-cell office:value-type="string">
            <text:p>utils.h</text:p>
          </table:table-cell>
          <table:table-cell office:value-type="string">
            <text:p>/^std::string CHARPTR_TO_STRING(const char *str);$/;"</text:p>
          </table:table-cell>
          <table:table-cell office:value-type="string">
            <text:p>line:91</text:p>
          </table:table-cell>
          <table:table-cell office:value-type="string">
            <text:p>signature:(const char *str)</text:p>
          </table:table-cell>
          <table:table-cell office:value-type="string">
            <text:p>returntype:std::string</text:p>
          </table:table-cell>
          <table:table-cell/>
        </table:table-row>
        <table:table-row table:style-name="ro1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 CallAPI(LinphoneCall *call);$/;"</text:p>
          </table:table-cell>
          <table:table-cell office:value-type="string">
            <text:p>line:17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1">
          <table:table-cell office:value-type="string">
            <text:p>CallLogAPI</text:p>
          </table:table-cell>
          <table:table-cell office:value-type="string">
            <text:p>calllogapi.h</text:p>
          </table:table-cell>
          <table:table-cell office:value-type="string">
            <text:p>/^ CallLogAPI(LinphoneCallLog *callLog);$/;"</text:p>
          </table:table-cell>
          <table:table-cell office:value-type="string">
            <text:p>line:12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LinphoneCallParams *callParams);$/;"</text:p>
          </table:table-cell>
          <table:table-cell office:value-type="string">
            <text:p>line:13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const LinphoneCallParams *callParams);$/;"</text:p>
          </table:table-cell>
          <table:table-cell office:value-type="string">
            <text:p>line:14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/>
        </table:table-row>
        <table:table-row table:style-name="ro1">
          <table:table-cell office:value-type="string">
            <text:p>CallStatsAPI</text:p>
          </table:table-cell>
          <table:table-cell office:value-type="string">
            <text:p>callstatsapi.h</text:p>
          </table:table-cell>
          <table:table-cell office:value-type="string">
            <text:p>/^ CallStatsAPI(const LinphoneCallStats *callStats);$/;"</text:p>
          </table:table-cell>
          <table:table-cell office:value-type="string">
            <text:p>line:13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/>
        </table:table-row>
        <table:table-row table:style-name="ro1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 CoreAPI(const corePtr&amp; plugin, const FB::BrowserHostPtr&amp; host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const corePtr&amp; plugin, const FB::BrowserHostPtr&amp; host)</text:p>
          </table:table-cell>
          <table:table-cell/>
        </table:table-row>
        <table:table-row table:style-name="ro1">
          <table:table-cell office:value-type="string">
            <text:p>FB_FORWARD_PTR</text:p>
          </table:table-cell>
          <table:table-cell office:value-type="string">
            <text:p>SimpleStreamHelper.h</text:p>
          </table:table-cell>
          <table:table-cell office:value-type="string">
            <text:p>/^ <text:s text:c="3"/>FB_FORWARD_PTR(BrowserHost);$/;"</text:p>
          </table:table-cell>
          <table:table-cell office:value-type="string">
            <text:p>line:8</text:p>
          </table:table-cell>
          <table:table-cell office:value-type="string">
            <text:p>namespace:FB</text:p>
          </table:table-cell>
          <table:table-cell office:value-type="string">
            <text:p>signature:(BrowserHost)</text:p>
          </table:table-cell>
          <table:table-cell/>
        </table:table-row>
        <table:table-row table:style-name="ro1">
          <table:table-cell office:value-type="string">
            <text:p>FB_FORWARD_PTR</text:p>
          </table:table-cell>
          <table:table-cell office:value-type="string">
            <text:p>SimpleStreamHelper.h</text:p>
          </table:table-cell>
          <table:table-cell office:value-type="string">
            <text:p>/^ <text:s text:c="3"/>FB_FORWARD_PTR(SimpleStreamHelper);$/;"</text:p>
          </table:table-cell>
          <table:table-cell office:value-type="string">
            <text:p>line:9</text:p>
          </table:table-cell>
          <table:table-cell office:value-type="string">
            <text:p>namespace:FB</text:p>
          </table:table-cell>
          <table:table-cell office:value-type="string">
            <text:p>signature:(SimpleStreamHelper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authInfoRequested, 3, (CoreAPIPtr, const std::string&amp;, const std::string&amp;));$/;"</text:p>
          </table:table-cell>
          <table:table-cell office:value-type="string">
            <text:p>line:307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callStateChanged, 4, (CoreAPIPtr, CallAPIPtr, const int&amp;, const std::string&amp;));$/;"</text:p>
          </table:table-cell>
          <table:table-cell office:value-type="string">
            <text:p>line:305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Message, 2, (CoreAPIPtr, const std::string&amp;));$/;"</text:p>
          </table:table-cell>
          <table:table-cell office:value-type="string">
            <text:p>line:310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Status, 2, (CoreAPIPtr, const std::string&amp;));$/;"</text:p>
          </table:table-cell>
          <table:table-cell office:value-type="string">
            <text:p>line:309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Url, 3, (CoreAPIPtr, const std::string&amp;, const std::string&amp;));$/;"</text:p>
          </table:table-cell>
          <table:table-cell office:value-type="string">
            <text:p>line:312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Warning, 2, (CoreAPIPtr, const std::string&amp;));$/;"</text:p>
          </table:table-cell>
          <table:table-cell office:value-type="string">
            <text:p>line:311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globalStateChanged, 3, (CoreAPIPtr, const int&amp;, const std::string&amp;));$/;"</text:p>
          </table:table-cell>
          <table:table-cell office:value-type="string">
            <text:p>line:304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ferReceived, 2, (CoreAPIPtr, const std::string&amp;));$/;"</text:p>
          </table:table-cell>
          <table:table-cell office:value-type="string">
            <text:p>line:308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gistrationStateChanged, 4, (CoreAPIPtr, ProxyConfigAPIPtr, const int&amp;, const std::string&amp;));$/;"</text:p>
          </table:table-cell>
          <table:table-cell office:value-type="string">
            <text:p>line:306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show, 1, (CoreAPIPtr));$/;"</text:p>
          </table:table-cell>
          <table:table-cell office:value-type="string">
            <text:p>line:313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FILE_TO_URI</text:p>
          </table:table-cell>
          <table:table-cell office:value-type="string">
            <text:p>utils.h</text:p>
          </table:table-cell>
          <table:table-cell office:value-type="string">
            <text:p>/^FB::URI FILE_TO_URI(const std::string &amp;file);$/;"</text:p>
          </table:table-cell>
          <table:table-cell office:value-type="string">
            <text:p>line:95</text:p>
          </table:table-cell>
          <table:table-cell office:value-type="string">
            <text:p>signature:(const std::string &amp;file)</text:p>
          </table:table-cell>
          <table:table-cell office:value-type="string">
            <text:p>returntype:FB::URI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PayloadType *payloadType);$/;"</text:p>
          </table:table-cell>
          <table:table-cell office:value-type="string">
            <text:p>line:14</text:p>
          </table:table-cell>
          <table:table-cell office:value-type="string">
            <text:p>class:PayloadTypeAPI</text:p>
          </table:table-cell>
          <table:table-cell office:value-type="string">
            <text:p>signature:(PayloadType *payload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PayloadType *payloadType);$/;"</text:p>
          </table:table-cell>
          <table:table-cell office:value-type="string">
            <text:p>line:15</text:p>
          </table:table-cell>
          <table:table-cell office:value-type="string">
            <text:p>class:PayloadTypeAPI</text:p>
          </table:table-cell>
          <table:table-cell office:value-type="string">
            <text:p>signature:(const PayloadType *payload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);$/;"</text:p>
          </table:table-cell>
          <table:table-cell office:value-type="string">
            <text:p>line:1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LinphoneProxyConfig *proxyConfig);$/;"</text:p>
          </table:table-cell>
          <table:table-cell office:value-type="string">
            <text:p>line:14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SimpleStreamHelper</text:p>
          </table:table-cell>
          <table:table-cell office:value-type="string">
            <text:p>SimpleStreamHelper.h</text:p>
          </table:table-cell>
          <table:table-cell office:value-type="string">
            <text:p>/^ <text:s text:c="7"/>SimpleStreamHelper( const BrowserHostPtr&amp; host, const HttpCallback&amp; callback, const HttpProgressCallback&amp; progressCallback = HttpProgressCallback(), const size_t blockSize = 128*1024 );$/;"</text:p>
          </table:table-cell>
          <table:table-cell office:value-type="string">
            <text:p>line:56</text:p>
          </table:table-cell>
          <table:table-cell office:value-type="string">
            <text:p>class:FB::SimpleStreamHelper</text:p>
          </table:table-cell>
          <table:table-cell office:value-type="string">
            <text:p>signature:( const BrowserHostPtr&amp; host, const HttpCallback&amp; callback, const HttpProgressCallback&amp; progressCallback = HttpProgressCallback(), const size_t blockSize = 128*1024 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2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4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1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ynchronousGe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HttpStreamResponsePtr SynchronousGet(const FB::BrowserHostPtr&amp; host, const FB::URI&amp; uri,$/;"</text:p>
          </table:table-cell>
          <table:table-cell office:value-type="string">
            <text:p>line:49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bool cache = true, const size_t bufferSize = 128*1024)</text:p>
          </table:table-cell>
          <table:table-cell office:value-type="string">
            <text:p>returntype:HttpStreamResponsePtr</text:p>
          </table:table-cell>
        </table:table-row>
        <table:table-row table:style-name="ro1">
          <table:table-cell office:value-type="string">
            <text:p>SynchronousPos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HttpStreamResponsePtr SynchronousPost(const FB::BrowserHostPtr&amp; host, const FB::URI&amp; uri, const std::string&amp; postdata, const bool cache = true, const size_t bufferSize = 128*1024);$/;"</text:p>
          </table:table-cell>
          <table:table-cell office:value-type="string">
            <text:p>line:52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std::string&amp; postdata, const bool cache = true, const size_t bufferSize = 128*1024)</text:p>
          </table:table-cell>
          <table:table-cell office:value-type="string">
            <text:p>returntype:HttpStreamResponsePtr</text:p>
          </table:table-cell>
        </table:table-row>
        <table:table-row table:style-name="ro5">
          <table:table-cell office:value-type="string">
            <text:p>URI_IS_FILE</text:p>
          </table:table-cell>
          <table:table-cell office:value-type="string">
            <text:p>utils.h</text:p>
          </table:table-cell>
          <table:table-cell office:value-type="string">
            <text:p>/^bool URI_IS_FILE(const FB::URI &amp;uri);$/;"</text:p>
          </table:table-cell>
          <table:table-cell office:value-type="string">
            <text:p>line:92</text:p>
          </table:table-cell>
          <table:table-cell office:value-type="string">
            <text:p>signature:(const FB::URI &amp;uri)</text:p>
          </table:table-cell>
          <table:table-cell office:value-type="string">
            <text:p>returntype:bool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URI_IS_HTTP</text:p>
          </table:table-cell>
          <table:table-cell office:value-type="string">
            <text:p>utils.h</text:p>
          </table:table-cell>
          <table:table-cell office:value-type="string">
            <text:p>/^bool URI_IS_HTTP(const FB::URI &amp;uri);$/;"</text:p>
          </table:table-cell>
          <table:table-cell office:value-type="string">
            <text:p>line:93</text:p>
          </table:table-cell>
          <table:table-cell office:value-type="string">
            <text:p>signature:(const FB::URI &amp;uri)</text:p>
          </table:table-cell>
          <table:table-cell office:value-type="string">
            <text:p>returntype:bool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URI_TO_FILE</text:p>
          </table:table-cell>
          <table:table-cell office:value-type="string">
            <text:p>utils.h</text:p>
          </table:table-cell>
          <table:table-cell office:value-type="string">
            <text:p>/^std::string URI_TO_FILE(const FB::URI &amp;uri);$/;"</text:p>
          </table:table-cell>
          <table:table-cell office:value-type="string">
            <text:p>line:94</text:p>
          </table:table-cell>
          <table:table-cell office:value-type="string">
            <text:p>signature:(const FB::URI &amp;uri)</text:p>
          </table:table-cell>
          <table:table-cell office:value-type="string">
            <text:p>returntype:std::string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 VideoAPI(const videoPtr&amp; plugin, const FB::BrowserHostPtr&amp; host);$/;"</text:p>
          </table:table-cell>
          <table:table-cell office:value-type="string">
            <text:p>line:9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bortAuthentication</text:p>
          </table:table-cell>
          <table:table-cell office:value-type="string">
            <text:p>coreapi.h</text:p>
          </table:table-cell>
          <table:table-cell office:value-type="string">
            <text:p>/^ void abortAuthentication(const AuthInfoAPIPtr &amp;authInfo);$/;"</text:p>
          </table:table-cell>
          <table:table-cell office:value-type="string">
            <text:p>line:259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 int acceptCall(const CallAPIPtr &amp;call)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Update</text:p>
          </table:table-cell>
          <table:table-cell office:value-type="string">
            <text:p>coreapi.h</text:p>
          </table:table-cell>
          <table:table-cell office:value-type="string">
            <text:p>/^ int acceptCallUpdate(const CallAPIPtr &amp;call, const CallParamsAPIPtr &amp;params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WithParams</text:p>
          </table:table-cell>
          <table:table-cell office:value-type="string">
            <text:p>coreapi.h</text:p>
          </table:table-cell>
          <table:table-cell office:value-type="string">
            <text:p>/^ int acceptCallWithParams(const CallAPIPtr &amp;call, const CallParamsAPIPtr &amp;params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aptiveRateControlEnabled</text:p>
          </table:table-cell>
          <table:table-cell office:value-type="string">
            <text:p>coreapi.h</text:p>
          </table:table-cell>
          <table:table-cell office:value-type="string">
            <text:p>/^ bool adaptiveRateControlEnabled() const;$/;"</text:p>
          </table:table-cell>
          <table:table-cell office:value-type="string">
            <text:p>line:24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addAllToConference</text:p>
          </table:table-cell>
          <table:table-cell office:value-type="string">
            <text:p>coreapi.h</text:p>
          </table:table-cell>
          <table:table-cell office:value-type="string">
            <text:p>/^ int addAllToConference();$/;"</text:p>
          </table:table-cell>
          <table:table-cell office:value-type="string">
            <text:p>line:13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 void addAuthInfo(const AuthInfoAPIPtr &amp;authInfo);$/;"</text:p>
          </table:table-cell>
          <table:table-cell office:value-type="string">
            <text:p>line:258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 int addProxyConfig(const ProxyConfigAPIPtr &amp;config);$/;"</text:p>
          </table:table-cell>
          <table:table-cell office:value-type="string">
            <text:p>line:199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dToConference</text:p>
          </table:table-cell>
          <table:table-cell office:value-type="string">
            <text:p>coreapi.h</text:p>
          </table:table-cell>
          <table:table-cell office:value-type="string">
            <text:p>/^ int addToConference(const CallAPIPtr &amp;call)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 std::string asString() const;$/;"</text:p>
          </table:table-cell>
          <table:table-cell office:value-type="string">
            <text:p>line:21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 std::string asStringUriOnly() const;$/;"</text:p>
          </table:table-cell>
          <table:table-cell office:value-type="string">
            <text:p>line:22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kedToAutoanswer</text:p>
          </table:table-cell>
          <table:table-cell office:value-type="string">
            <text:p>callapi.h</text:p>
          </table:table-cell>
          <table:table-cell office:value-type="string">
            <text:p>/^ bool askedToAutoanswer() const;$/;"</text:p>
          </table:table-cell>
          <table:table-cell office:value-type="string">
            <text:p>line:5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audioAdaptiveJittcompEnabled</text:p>
          </table:table-cell>
          <table:table-cell office:value-type="string">
            <text:p>coreapi.h</text:p>
          </table:table-cell>
          <table:table-cell office:value-type="string">
            <text:p>/^ bool audioAdaptiveJittcompEnabled() const;$/;"</text:p>
          </table:table-cell>
          <table:table-cell office:value-type="string">
            <text:p>line:24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ameraEnabled</text:p>
          </table:table-cell>
          <table:table-cell office:value-type="string">
            <text:p>callapi.h</text:p>
          </table:table-cell>
          <table:table-cell office:value-type="string">
            <text:p>/^ bool cameraEnabled() const;$/;"</text:p>
          </table:table-cell>
          <table:table-cell office:value-type="string">
            <text:p>line:4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 void clean();$/;"</text:p>
          </table:table-cell>
          <table:table-cell office:value-type="string">
            <text:p>line:23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AllAuthInfo</text:p>
          </table:table-cell>
          <table:table-cell office:value-type="string">
            <text:p>coreapi.h</text:p>
          </table:table-cell>
          <table:table-cell office:value-type="string">
            <text:p>/^ void clearAllAuthInfo();$/;"</text:p>
          </table:table-cell>
          <table:table-cell office:value-type="string">
            <text:p>line:26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 void clearProxyConfig();$/;"</text:p>
          </table:table-cell>
          <table:table-cell office:value-type="string">
            <text:p>line:20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 AddressAPIPtr clone() const;$/;"</text:p>
          </table:table-cell>
          <table:table-cell office:value-type="string">
            <text:p>line:24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payloadtypeapi.h</text:p>
          </table:table-cell>
          <table:table-cell office:value-type="string">
            <text:p>/^ PayloadTypeAPIPtr clone() const;$/;"</text:p>
          </table:table-cell>
          <table:table-cell office:value-type="string">
            <text:p>line:2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string">
            <text:p>callparamsapi.h</text:p>
          </table:table-cell>
          <table:table-cell office:value-type="string">
            <text:p>/^ CallParamsAPIPtr copy() const;$/;"</text:p>
          </table:table-cell>
          <table:table-cell office:value-type="string">
            <text:p>line:30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5">
          <table:table-cell office:value-type="string">
            <text:p>core</text:p>
          </table:table-cell>
          <table:table-cell office:value-type="string">
            <text:p>coreplugin.h</text:p>
          </table:table-cell>
          <table:table-cell office:value-type="string">
            <text:p>/^ core();$/;"</text:p>
          </table:table-cell>
          <table:table-cell office:value-type="string">
            <text:p>line:18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 static VideoWindowPtr create();$/;"</text:p>
          </table:table-cell>
          <table:table-cell office:value-type="string">
            <text:p>line: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DefaultCallParameters</text:p>
          </table:table-cell>
          <table:table-cell office:value-type="string">
            <text:p>coreapi.h</text:p>
          </table:table-cell>
          <table:table-cell office:value-type="string">
            <text:p>/^ CallParamsAPIPtr createDefaultCallParameters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2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22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declineCall</text:p>
          </table:table-cell>
          <table:table-cell office:value-type="string">
            <text:p>coreapi.h</text:p>
          </table:table-cell>
          <table:table-cell office:value-type="string">
            <text:p>/^ int declineCall(const CallAPIPtr &amp;call, int reason);$/;"</text:p>
          </table:table-cell>
          <table:table-cell office:value-type="string">
            <text:p>line:116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int reason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eferCallUpdate</text:p>
          </table:table-cell>
          <table:table-cell office:value-type="string">
            <text:p>coreapi.h</text:p>
          </table:table-cell>
          <table:table-cell office:value-type="string">
            <text:p>/^ int deferCallUpdate(const CallAPIPtr &amp;call);$/;"</text:p>
          </table:table-cell>
          <table:table-cell office:value-type="string">
            <text:p>line:123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 int done();$/;"</text:p>
          </table:table-cell>
          <table:table-cell office:value-type="string">
            <text:p>line:61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ownload</text:p>
          </table:table-cell>
          <table:table-cell office:value-type="string">
            <text:p>coreapi.h</text:p>
          </table:table-cell>
          <table:table-cell office:value-type="string">
            <text:p>/^ void download(const std::string&amp; url, const FB::JSObjectPtr&amp; callback);$/;"</text:p>
          </table:table-cell>
          <table:table-cell office:value-type="string">
            <text:p>line:296</text:p>
          </table:table-cell>
          <table:table-cell office:value-type="string">
            <text:p>class:CoreAPI</text:p>
          </table:table-cell>
          <table:table-cell office:value-type="string">
            <text:p>signature:(const std::string&amp; url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ownloadCallback</text:p>
          </table:table-cell>
          <table:table-cell office:value-type="string">
            <text:p>coreapi.h</text:p>
          </table:table-cell>
          <table:table-cell office:value-type="string">
            <text:p>/^ void downloadCallback(const FB::URI&amp; url, bool success, const FB::HeaderMap&amp; headers,$/;"</text:p>
          </table:table-cell>
          <table:table-cell office:value-type="string">
            <text:p>line:298</text:p>
          </table:table-cell>
          <table:table-cell office:value-type="string">
            <text:p>class:CoreAPI</text:p>
          </table:table-cell>
          <table:table-cell office:value-type="string">
            <text:p>signature:(const FB::URI&amp; url, bool success, const FB::HeaderMap&amp; headers, const boost::shared_array&lt;uint8_t&gt;&amp; data, const size_t size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ownloadProgressCallback</text:p>
          </table:table-cell>
          <table:table-cell office:value-type="string">
            <text:p>coreapi.h</text:p>
          </table:table-cell>
          <table:table-cell office:value-type="string">
            <text:p>/^ void downloadProgressCallback(const FB::URI&amp; url, const size_t received, const size_t total, const FB::JSObjectPtr&amp; callback);$/;"</text:p>
          </table:table-cell>
          <table:table-cell office:value-type="string">
            <text:p>line:300</text:p>
          </table:table-cell>
          <table:table-cell office:value-type="string">
            <text:p>class:CoreAPI</text:p>
          </table:table-cell>
          <table:table-cell office:value-type="string">
            <text:p>signature:(const FB::URI&amp; url, const size_t received, const size_t total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arlyMediaSendingEnabled</text:p>
          </table:table-cell>
          <table:table-cell office:value-type="string">
            <text:p>callparamsapi.h</text:p>
          </table:table-cell>
          <table:table-cell office:value-type="string">
            <text:p>/^ bool earlyMediaSendingEnabled() const;$/;"</text:p>
          </table:table-cell>
          <table:table-cell office:value-type="string">
            <text:p>line:21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all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4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ore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28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all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5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ore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28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 void edit();$/;"</text:p>
          </table:table-cell>
          <table:table-cell office:value-type="string">
            <text:p>line:60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AdaptiveRateControl</text:p>
          </table:table-cell>
          <table:table-cell office:value-type="string">
            <text:p>coreapi.h</text:p>
          </table:table-cell>
          <table:table-cell office:value-type="string">
            <text:p>/^ void enableAdaptiveRateControl(bool enable);$/;"</text:p>
          </table:table-cell>
          <table:table-cell office:value-type="string">
            <text:p>line:245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AudioAdaptiveJittcomp</text:p>
          </table:table-cell>
          <table:table-cell office:value-type="string">
            <text:p>coreapi.h</text:p>
          </table:table-cell>
          <table:table-cell office:value-type="string">
            <text:p>/^ void enableAudioAdaptiveJittcomp(bool enable);$/;"</text:p>
          </table:table-cell>
          <table:table-cell office:value-type="string">
            <text:p>line:24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Camera</text:p>
          </table:table-cell>
          <table:table-cell office:value-type="string">
            <text:p>callapi.h</text:p>
          </table:table-cell>
          <table:table-cell office:value-type="string">
            <text:p>/^ void enableCamera(bool enabled);$/;"</text:p>
          </table:table-cell>
          <table:table-cell office:value-type="string">
            <text:p>line:47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arlyMediaSending</text:p>
          </table:table-cell>
          <table:table-cell office:value-type="string">
            <text:p>callparamsapi.h</text:p>
          </table:table-cell>
          <table:table-cell office:value-type="string">
            <text:p>/^ void enableEarlyMediaSending(bool enable);$/;"</text:p>
          </table:table-cell>
          <table:table-cell office:value-type="string">
            <text:p>line:22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allapi.h</text:p>
          </table:table-cell>
          <table:table-cell office:value-type="string">
            <text:p>/^ void enableEchoCancellation(bool enabled);$/;"</text:p>
          </table:table-cell>
          <table:table-cell office:value-type="string">
            <text:p>line:49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oreapi.h</text:p>
          </table:table-cell>
          <table:table-cell office:value-type="string">
            <text:p>/^ void enableEchoCancellation(bool enable);$/;"</text:p>
          </table:table-cell>
          <table:table-cell office:value-type="string">
            <text:p>line:281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allapi.h</text:p>
          </table:table-cell>
          <table:table-cell office:value-type="string">
            <text:p>/^ void enableEchoLimiter(bool enabled);$/;"</text:p>
          </table:table-cell>
          <table:table-cell office:value-type="string">
            <text:p>line:51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oreapi.h</text:p>
          </table:table-cell>
          <table:table-cell office:value-type="string">
            <text:p>/^ void enableEchoLimiter(bool enable);$/;"</text:p>
          </table:table-cell>
          <table:table-cell office:value-type="string">
            <text:p>line:283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Ipv6</text:p>
          </table:table-cell>
          <table:table-cell office:value-type="string">
            <text:p>coreapi.h</text:p>
          </table:table-cell>
          <table:table-cell office:value-type="string">
            <text:p>/^ void enableIpv6(bool enable);$/;"</text:p>
          </table:table-cell>
          <table:table-cell office:value-type="string">
            <text:p>line:232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KeepAlive</text:p>
          </table:table-cell>
          <table:table-cell office:value-type="string">
            <text:p>coreapi.h</text:p>
          </table:table-cell>
          <table:table-cell office:value-type="string">
            <text:p>/^ void enableKeepAlive(bool enable);$/;"</text:p>
          </table:table-cell>
          <table:table-cell office:value-type="string">
            <text:p>line:234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ayloadType</text:p>
          </table:table-cell>
          <table:table-cell office:value-type="string">
            <text:p>coreapi.h</text:p>
          </table:table-cell>
          <table:table-cell office:value-type="string">
            <text:p>/^ void enablePayloadType(const PayloadTypeAPIPtr &amp;payloadType, bool enable)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, 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ublish</text:p>
          </table:table-cell>
          <table:table-cell office:value-type="string">
            <text:p>proxyconfigapi.h</text:p>
          </table:table-cell>
          <table:table-cell office:value-type="string">
            <text:p>/^ void enablePublish(bool enable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 void enableRegister(bool val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SelfView</text:p>
          </table:table-cell>
          <table:table-cell office:value-type="string">
            <text:p>coreapi.h</text:p>
          </table:table-cell>
          <table:table-cell office:value-type="string">
            <text:p>/^ void enableSelfView(bool enable)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allparamsapi.h</text:p>
          </table:table-cell>
          <table:table-cell office:value-type="string">
            <text:p>/^ void enableVideo(bool enable);$/;"</text:p>
          </table:table-cell>
          <table:table-cell office:value-type="string">
            <text:p>line:28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 void enableVideo(bool enable);$/;"</text:p>
          </table:table-cell>
          <table:table-cell office:value-type="string">
            <text:p>line:15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AdaptiveJittcomp</text:p>
          </table:table-cell>
          <table:table-cell office:value-type="string">
            <text:p>coreapi.h</text:p>
          </table:table-cell>
          <table:table-cell office:value-type="string">
            <text:p>/^ void enableVideoAdaptiveJittcomp(bool enable);$/;"</text:p>
          </table:table-cell>
          <table:table-cell office:value-type="string">
            <text:p>line:251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 void enableVideoPreview(bool enable);$/;"</text:p>
          </table:table-cell>
          <table:table-cell office:value-type="string">
            <text:p>line:161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terConference</text:p>
          </table:table-cell>
          <table:table-cell office:value-type="string">
            <text:p>coreapi.h</text:p>
          </table:table-cell>
          <table:table-cell office:value-type="string">
            <text:p>/^ int enterConference(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findAuthInfo</text:p>
          </table:table-cell>
          <table:table-cell office:value-type="string">
            <text:p>coreapi.h</text:p>
          </table:table-cell>
          <table:table-cell office:value-type="string">
            <text:p>/^ AuthInfoAPIPtr findAuthInfo(const std::string &amp;realm, const std::string &amp;username);$/;"</text:p>
          </table:table-cell>
          <table:table-cell office:value-type="string">
            <text:p>line:26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realm, const std::string &amp;username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LinphoneAddress *address);$/;"</text:p>
          </table:table-cell>
          <table:table-cell office:value-type="string">
            <text:p>line:41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const LinphoneAddress *address);$/;"</text:p>
          </table:table-cell>
          <table:table-cell office:value-type="string">
            <text:p>line:42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 static AuthInfoAPIPtr get(LinphoneAuthInfo *authInfo);$/;"</text:p>
          </table:table-cell>
          <table:table-cell office:value-type="string">
            <text:p>line:35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 static AuthInfoAPIPtr get(const LinphoneAuthInfo *authInfo);$/;"</text:p>
          </table:table-cell>
          <table:table-cell office:value-type="string">
            <text:p>line:36</text:p>
          </table:table-cell>
          <table:table-cell office:value-type="string">
            <text:p>class:AuthInfoAPI</text:p>
          </table:table-cell>
          <table:table-cell office:value-type="string">
            <text:p>signature:(const 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 static CallAPIPtr get(LinphoneCall *call);$/;"</text:p>
          </table:table-cell>
          <table:table-cell office:value-type="string">
            <text:p>line:62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logapi.h</text:p>
          </table:table-cell>
          <table:table-cell office:value-type="string">
            <text:p>/^ static CallLogAPIPtr get(LinphoneCallLog *callLog);$/;"</text:p>
          </table:table-cell>
          <table:table-cell office:value-type="string">
            <text:p>line:27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LinphoneCallParams *callParams);$/;"</text:p>
          </table:table-cell>
          <table:table-cell office:value-type="string">
            <text:p>line:37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const LinphoneCallParams *callParams);$/;"</text:p>
          </table:table-cell>
          <table:table-cell office:value-type="string">
            <text:p>line:38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statsapi.h</text:p>
          </table:table-cell>
          <table:table-cell office:value-type="string">
            <text:p>/^ static CallStatsAPIPtr get(const LinphoneCallStats *callStats);$/;"</text:p>
          </table:table-cell>
          <table:table-cell office:value-type="string">
            <text:p>line:29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oreapi.h</text:p>
          </table:table-cell>
          <table:table-cell office:value-type="string">
            <text:p>/^ static CoreAPIPtr get(LinphoneCore *core);$/;"</text:p>
          </table:table-cell>
          <table:table-cell office:value-type="string">
            <text:p>line:319</text:p>
          </table:table-cell>
          <table:table-cell office:value-type="string">
            <text:p>class:CoreAPI</text:p>
          </table:table-cell>
          <table:table-cell office:value-type="string">
            <text:p>signature:(LinphoneCore *core)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PayloadType *payloadType);$/;"</text:p>
          </table:table-cell>
          <table:table-cell office:value-type="string">
            <text:p>line:59</text:p>
          </table:table-cell>
          <table:table-cell office:value-type="string">
            <text:p>class:PayloadTypeAPI</text:p>
          </table:table-cell>
          <table:table-cell office:value-type="string">
            <text:p>signature:(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PayloadType *payloadType);$/;"</text:p>
          </table:table-cell>
          <table:table-cell office:value-type="string">
            <text:p>line:60</text:p>
          </table:table-cell>
          <table:table-cell office:value-type="string">
            <text:p>class:PayloadTypeAPI</text:p>
          </table:table-cell>
          <table:table-cell office:value-type="string">
            <text:p>signature:(const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 static ProxyConfigAPIPtr get(LinphoneProxyConfig *proxyConfig);$/;"</text:p>
          </table:table-cell>
          <table:table-cell office:value-type="string">
            <text:p>line:70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 FB::VariantList getAudioCodecs() const;$/;"</text:p>
          </table:table-cell>
          <table:table-cell office:value-type="string">
            <text:p>line:19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dioDscp</text:p>
          </table:table-cell>
          <table:table-cell office:value-type="string">
            <text:p>coreapi.h</text:p>
          </table:table-cell>
          <table:table-cell office:value-type="string">
            <text:p>/^ int getAudioDscp() const;$/;"</text:p>
          </table:table-cell>
          <table:table-cell office:value-type="string">
            <text:p>line:23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Jittcomp</text:p>
          </table:table-cell>
          <table:table-cell office:value-type="string">
            <text:p>coreapi.h</text:p>
          </table:table-cell>
          <table:table-cell office:value-type="string">
            <text:p>/^ int getAudioJittcomp() const;$/;"</text:p>
          </table:table-cell>
          <table:table-cell office:value-type="string">
            <text:p>line:25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Port</text:p>
          </table:table-cell>
          <table:table-cell office:value-type="string">
            <text:p>coreapi.h</text:p>
          </table:table-cell>
          <table:table-cell office:value-type="string">
            <text:p>/^ int getAudioPort() const;$/;"</text:p>
          </table:table-cell>
          <table:table-cell office:value-type="string">
            <text:p>line:21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Stats</text:p>
          </table:table-cell>
          <table:table-cell office:value-type="string">
            <text:p>callapi.h</text:p>
          </table:table-cell>
          <table:table-cell office:value-type="string">
            <text:p>/^ CallStatsAPIPtr getAudioStats() const;$/;"</text:p>
          </table:table-cell>
          <table:table-cell office:value-type="string">
            <text:p>line:2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AuthInfoList</text:p>
          </table:table-cell>
          <table:table-cell office:value-type="string">
            <text:p>coreapi.h</text:p>
          </table:table-cell>
          <table:table-cell office:value-type="string">
            <text:p>/^ FB::VariantList getAuthInfoList() const;$/;"</text:p>
          </table:table-cell>
          <table:table-cell office:value-type="string">
            <text:p>line:26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thenticationToken</text:p>
          </table:table-cell>
          <table:table-cell office:value-type="string">
            <text:p>callapi.h</text:p>
          </table:table-cell>
          <table:table-cell office:value-type="string">
            <text:p>/^ std::string getAuthenticationToken() const;$/;"</text:p>
          </table:table-cell>
          <table:table-cell office:value-type="string">
            <text:p>line:2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AuthenticationTokenVerified</text:p>
          </table:table-cell>
          <table:table-cell office:value-type="string">
            <text:p>callapi.h</text:p>
          </table:table-cell>
          <table:table-cell office:value-type="string">
            <text:p>/^ bool getAuthenticationTokenVerified() const;$/;"</text:p>
          </table:table-cell>
          <table:table-cell office:value-type="string">
            <text:p>line:2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AverageQuality</text:p>
          </table:table-cell>
          <table:table-cell office:value-type="string">
            <text:p>callapi.h</text:p>
          </table:table-cell>
          <table:table-cell office:value-type="string">
            <text:p>/^ float getAverageQuality() const;$/;"</text:p>
          </table:table-cell>
          <table:table-cell office:value-type="string">
            <text:p>line:2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 int getBitsPerSample() const;$/;"</text:p>
          </table:table-cell>
          <table:table-cell office:value-type="string">
            <text:p>line:2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allLog</text:p>
          </table:table-cell>
          <table:table-cell office:value-type="string">
            <text:p>callapi.h</text:p>
          </table:table-cell>
          <table:table-cell office:value-type="string">
            <text:p>/^ CallLogAPIPtr getCallLog() const;$/;"</text:p>
          </table:table-cell>
          <table:table-cell office:value-type="string">
            <text:p>line:2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 std::string getCaptureDevice() const;$/;"</text:p>
          </table:table-cell>
          <table:table-cell office:value-type="string">
            <text:p>line:18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 int getChannels() const;$/;"</text:p>
          </table:table-cell>
          <table:table-cell office:value-type="string">
            <text:p>line:4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 int getClockRate() const;$/;"</text:p>
          </table:table-cell>
          <table:table-cell office:value-type="string">
            <text:p>line:2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nferenceSize</text:p>
          </table:table-cell>
          <table:table-cell office:value-type="string">
            <text:p>coreapi.h</text:p>
          </table:table-cell>
          <table:table-cell office:value-type="string">
            <text:p>/^ int getConferenceSize() const;$/;"</text:p>
          </table:table-cell>
          <table:table-cell office:value-type="string">
            <text:p>line:13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ntactParameters</text:p>
          </table:table-cell>
          <table:table-cell office:value-type="string">
            <text:p>proxyconfigapi.h</text:p>
          </table:table-cell>
          <table:table-cell office:value-type="string">
            <text:p>/^ std::string getContactParameters() const;$/;"</text:p>
          </table:table-cell>
          <table:table-cell office:value-type="string">
            <text:p>line:2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callapi.h</text:p>
          </table:table-cell>
          <table:table-cell office:value-type="string">
            <text:p>/^ CoreAPIPtr getCore() const;$/;"</text:p>
          </table:table-cell>
          <table:table-cell office:value-type="string">
            <text:p>line:2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proxyconfigapi.h</text:p>
          </table:table-cell>
          <table:table-cell office:value-type="string">
            <text:p>/^ CoreAPIPtr getCore() const;$/;"</text:p>
          </table:table-cell>
          <table:table-cell office:value-type="string">
            <text:p>line:2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urrentCall</text:p>
          </table:table-cell>
          <table:table-cell office:value-type="string">
            <text:p>coreapi.h</text:p>
          </table:table-cell>
          <table:table-cell office:value-type="string">
            <text:p>/^ CallAPIPtr getCurrentCall();$/;"</text:p>
          </table:table-cell>
          <table:table-cell office:value-type="string">
            <text:p>line:11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CurrentParams</text:p>
          </table:table-cell>
          <table:table-cell office:value-type="string">
            <text:p>callapi.h</text:p>
          </table:table-cell>
          <table:table-cell office:value-type="string">
            <text:p>/^ CallParamsAPIPtr getCurrentParams() const;$/;"</text:p>
          </table:table-cell>
          <table:table-cell office:value-type="string">
            <text:p>line:2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urrentQuality</text:p>
          </table:table-cell>
          <table:table-cell office:value-type="string">
            <text:p>callapi.h</text:p>
          </table:table-cell>
          <table:table-cell office:value-type="string">
            <text:p>/^ float getCurrentQuality() const;$/;"</text:p>
          </table:table-cell>
          <table:table-cell office:value-type="string">
            <text:p>line:2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 ProxyConfigAPIPtr getDefaultProxy() const;$/;"</text:p>
          </table:table-cell>
          <table:table-cell office:value-type="string">
            <text:p>line:20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DialEscapePlus</text:p>
          </table:table-cell>
          <table:table-cell office:value-type="string">
            <text:p>proxyconfigapi.h</text:p>
          </table:table-cell>
          <table:table-cell office:value-type="string">
            <text:p>/^ bool getDialEscapePlus() const;$/;"</text:p>
          </table:table-cell>
          <table:table-cell office:value-type="string">
            <text:p>line:2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DialPrefix</text:p>
          </table:table-cell>
          <table:table-cell office:value-type="string">
            <text:p>proxyconfigapi.h</text:p>
          </table:table-cell>
          <table:table-cell office:value-type="string">
            <text:p>/^ std::string getDialPrefix() const;$/;"</text:p>
          </table:table-cell>
          <table:table-cell office:value-type="string">
            <text:p>line:2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 int getDir() const;$/;"</text:p>
          </table:table-cell>
          <table:table-cell office:value-type="string">
            <text:p>line:3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 std::string getDisplayName() const;$/;"</text:p>
          </table:table-cell>
          <table:table-cell office:value-type="string">
            <text:p>line:25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 std::string getDomain() const;$/;"</text:p>
          </table:table-cell>
          <table:table-cell office:value-type="string">
            <text:p>line:26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proxyconfigapi.h</text:p>
          </table:table-cell>
          <table:table-cell office:value-type="string">
            <text:p>/^ std::string getDomain() const;$/;"</text:p>
          </table:table-cell>
          <table:table-cell office:value-type="string">
            <text:p>line:3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wnloadBandwidth</text:p>
          </table:table-cell>
          <table:table-cell office:value-type="string">
            <text:p>coreapi.h</text:p>
          </table:table-cell>
          <table:table-cell office:value-type="string">
            <text:p>/^ int getDownloadBandwidth() const;$/;"</text:p>
          </table:table-cell>
          <table:table-cell office:value-type="string">
            <text:p>line:21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ownloadPtime</text:p>
          </table:table-cell>
          <table:table-cell office:value-type="string">
            <text:p>coreapi.h</text:p>
          </table:table-cell>
          <table:table-cell office:value-type="string">
            <text:p>/^ int getDownloadPtime() const;$/;"</text:p>
          </table:table-cell>
          <table:table-cell office:value-type="string">
            <text:p>line:21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uration</text:p>
          </table:table-cell>
          <table:table-cell office:value-type="string">
            <text:p>callapi.h</text:p>
          </table:table-cell>
          <table:table-cell office:value-type="string">
            <text:p>/^ int getDuration() const;$/;"</text:p>
          </table:table-cell>
          <table:table-cell office:value-type="string">
            <text:p>line:3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rror</text:p>
          </table:table-cell>
          <table:table-cell office:value-type="string">
            <text:p>proxyconfigapi.h</text:p>
          </table:table-cell>
          <table:table-cell office:value-type="string">
            <text:p>/^ int getError() const;$/;"</text:p>
          </table:table-cell>
          <table:table-cell office:value-type="string">
            <text:p>line:3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 int getExpires() const;$/;"</text:p>
          </table:table-cell>
          <table:table-cell office:value-type="string">
            <text:p>line:53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 int getFlags() const;$/;"</text:p>
          </table:table-cell>
          <table:table-cell office:value-type="string">
            <text:p>line:5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GuessHostname</text:p>
          </table:table-cell>
          <table:table-cell office:value-type="string">
            <text:p>coreapi.h</text:p>
          </table:table-cell>
          <table:table-cell office:value-type="string">
            <text:p>/^ bool getGuessHostname() const;$/;"</text:p>
          </table:table-cell>
          <table:table-cell office:value-type="string">
            <text:p>line:23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 virtual unsigned long getId() = 0;$/;"</text:p>
          </table:table-cell>
          <table:table-cell office:value-type="string">
            <text:p>line:1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1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 std::string getIdentity() const;$/;"</text:p>
          </table:table-cell>
          <table:table-cell office:value-type="string">
            <text:p>line:4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InCallTimeout</text:p>
          </table:table-cell>
          <table:table-cell office:value-type="string">
            <text:p>coreapi.h</text:p>
          </table:table-cell>
          <table:table-cell office:value-type="string">
            <text:p>/^ int getInCallTimeout() const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IncTimeout</text:p>
          </table:table-cell>
          <table:table-cell office:value-type="string">
            <text:p>coreapi.h</text:p>
          </table:table-cell>
          <table:table-cell office:value-type="string">
            <text:p>/^ int getIncTimeout() const;$/;"</text:p>
          </table:table-cell>
          <table:table-cell office:value-type="string">
            <text:p>line:12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 const std::string &amp;getMagic() const;$/;"</text:p>
          </table:table-cell>
          <table:table-cell office:value-type="string">
            <text:p>line:102</text:p>
          </table:table-cell>
          <table:table-cell office:value-type="string">
            <text:p>class:CoreAPI::std</text:p>
          </table:table-cell>
          <table:table-cell office:value-type="string">
            <text:p>signature:() const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16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xCalls</text:p>
          </table:table-cell>
          <table:table-cell office:value-type="string">
            <text:p>coreapi.h</text:p>
          </table:table-cell>
          <table:table-cell office:value-type="string">
            <text:p>/^ int getMaxCalls() const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MicGainDb</text:p>
          </table:table-cell>
          <table:table-cell office:value-type="string">
            <text:p>coreapi.h</text:p>
          </table:table-cell>
          <table:table-cell office:value-type="string">
            <text:p>/^ float getMicGainDb() const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 std::string getMimeType() const;$/;"</text:p>
          </table:table-cell>
          <table:table-cell office:value-type="string">
            <text:p>line:4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Mtu</text:p>
          </table:table-cell>
          <table:table-cell office:value-type="string">
            <text:p>coreapi.h</text:p>
          </table:table-cell>
          <table:table-cell office:value-type="string">
            <text:p>/^ int getMtu() const;$/;"</text:p>
          </table:table-cell>
          <table:table-cell office:value-type="string">
            <text:p>line:22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NatAddress</text:p>
          </table:table-cell>
          <table:table-cell office:value-type="string">
            <text:p>coreapi.h</text:p>
          </table:table-cell>
          <table:table-cell office:value-type="string">
            <text:p>/^ std::string getNatAddress() const;$/;"</text:p>
          </table:table-cell>
          <table:table-cell office:value-type="string">
            <text:p>line:22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 unsigned long getNativePreviewWindowId() const;$/;"</text:p>
          </table:table-cell>
          <table:table-cell office:value-type="string">
            <text:p>line:16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 unsigned long getNativeVideoWindowId() const;$/;"</text:p>
          </table:table-cell>
          <table:table-cell office:value-type="string">
            <text:p>line:16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 int getNormalBitrate() const;$/;"</text:p>
          </table:table-cell>
          <table:table-cell office:value-type="string">
            <text:p>line:3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 std::string getPasswd() const;$/;"</text:p>
          </table:table-cell>
          <table:table-cell office:value-type="string">
            <text:p>line:27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 int getPatternLength() const;$/;"</text:p>
          </table:table-cell>
          <table:table-cell office:value-type="string">
            <text:p>line:3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 int getPlayLevel() const;$/;"</text:p>
          </table:table-cell>
          <table:table-cell office:value-type="string">
            <text:p>line:14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Volume</text:p>
          </table:table-cell>
          <table:table-cell office:value-type="string">
            <text:p>callapi.h</text:p>
          </table:table-cell>
          <table:table-cell office:value-type="string">
            <text:p>/^ float getPlayVolume() const;$/;"</text:p>
          </table:table-cell>
          <table:table-cell office:value-type="string">
            <text:p>line:3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 std::string getPlaybackDevice() const;$/;"</text:p>
          </table:table-cell>
          <table:table-cell office:value-type="string">
            <text:p>line:18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aybackGainDb</text:p>
          </table:table-cell>
          <table:table-cell office:value-type="string">
            <text:p>coreapi.h</text:p>
          </table:table-cell>
          <table:table-cell office:value-type="string">
            <text:p>/^ float getPlaybackGainDb() const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 corePtr getPlugin();$/;"</text:p>
          </table:table-cell>
          <table:table-cell office:value-type="string">
            <text:p>line:9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orePtr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 videoPtr getPlugin();$/;"</text:p>
          </table:table-cell>
          <table:table-cell office:value-type="string">
            <text:p>line:13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1">
          <table:table-cell office:value-type="string">
            <text:p>getPluginVersion</text:p>
          </table:table-cell>
          <table:table-cell office:value-type="string">
            <text:p>coreapi.h</text:p>
          </table:table-cell>
          <table:table-cell office:value-type="string">
            <text:p>/^ std::string getPluginVersion() const;$/;"</text:p>
          </table:table-cell>
          <table:table-cell office:value-type="string">
            <text:p>line:9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 std::string getPort() const;$/;"</text:p>
          </table:table-cell>
          <table:table-cell office:value-type="string">
            <text:p>line:27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 int getPortInt() const;$/;"</text:p>
          </table:table-cell>
          <table:table-cell office:value-type="string">
            <text:p>line:28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rimaryContact</text:p>
          </table:table-cell>
          <table:table-cell office:value-type="string">
            <text:p>coreapi.h</text:p>
          </table:table-cell>
          <table:table-cell office:value-type="string">
            <text:p>/^ std::string getPrimaryContact() const;$/;"</text:p>
          </table:table-cell>
          <table:table-cell office:value-type="string">
            <text:p>line:20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 FB::VariantList getProxyConfigList() const;$/;"</text:p>
          </table:table-cell>
          <table:table-cell office:value-type="string">
            <text:p>line:20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Reason</text:p>
          </table:table-cell>
          <table:table-cell office:value-type="string">
            <text:p>callapi.h</text:p>
          </table:table-cell>
          <table:table-cell office:value-type="string">
            <text:p>/^ int getReason() const;$/;"</text:p>
          </table:table-cell>
          <table:table-cell office:value-type="string">
            <text:p>line:3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 int getRecLevel() const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ordVolume</text:p>
          </table:table-cell>
          <table:table-cell office:value-type="string">
            <text:p>callapi.h</text:p>
          </table:table-cell>
          <table:table-cell office:value-type="string">
            <text:p>/^ float getRecordVolume() const;$/;"</text:p>
          </table:table-cell>
          <table:table-cell office:value-type="string">
            <text:p>line:3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 std::string getRecvFmtp() const;$/;"</text:p>
          </table:table-cell>
          <table:table-cell office:value-type="string">
            <text:p>line:4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Key</text:p>
          </table:table-cell>
          <table:table-cell office:value-type="string">
            <text:p>calllogapi.h</text:p>
          </table:table-cell>
          <table:table-cell office:value-type="string">
            <text:p>/^ std::string getRefKey() const;$/;"</text:p>
          </table:table-cell>
          <table:table-cell office:value-type="string">
            <text:p>line:18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erTo</text:p>
          </table:table-cell>
          <table:table-cell office:value-type="string">
            <text:p>callapi.h</text:p>
          </table:table-cell>
          <table:table-cell office:value-type="string">
            <text:p>/^ std::string getReferTo() const;$/;"</text:p>
          </table:table-cell>
          <table:table-cell office:value-type="string">
            <text:p>line:3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layAddr</text:p>
          </table:table-cell>
          <table:table-cell office:value-type="string">
            <text:p>coreapi.h</text:p>
          </table:table-cell>
          <table:table-cell office:value-type="string">
            <text:p>/^ std::string getRelayAddr() const;$/;"</text:p>
          </table:table-cell>
          <table:table-cell office:value-type="string">
            <text:p>line:22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 AddressAPIPtr getRemoteAddress() const;$/;"</text:p>
          </table:table-cell>
          <table:table-cell office:value-type="string">
            <text:p>line:3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RemoteAddressAsString</text:p>
          </table:table-cell>
          <table:table-cell office:value-type="string">
            <text:p>callapi.h</text:p>
          </table:table-cell>
          <table:table-cell office:value-type="string">
            <text:p>/^ std::string getRemoteAddressAsString() const;$/;"</text:p>
          </table:table-cell>
          <table:table-cell office:value-type="string">
            <text:p>line:3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Params</text:p>
          </table:table-cell>
          <table:table-cell office:value-type="string">
            <text:p>callapi.h</text:p>
          </table:table-cell>
          <table:table-cell office:value-type="string">
            <text:p>/^ CallParamsAPIPtr getRemoteParams() const;$/;"</text:p>
          </table:table-cell>
          <table:table-cell office:value-type="string">
            <text:p>line:3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RemoteUserAgent</text:p>
          </table:table-cell>
          <table:table-cell office:value-type="string">
            <text:p>callapi.h</text:p>
          </table:table-cell>
          <table:table-cell office:value-type="string">
            <text:p>/^ std::string getRemoteUserAgent() const;$/;"</text:p>
          </table:table-cell>
          <table:table-cell office:value-type="string">
            <text:p>line:3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placedCall</text:p>
          </table:table-cell>
          <table:table-cell office:value-type="string">
            <text:p>callapi.h</text:p>
          </table:table-cell>
          <table:table-cell office:value-type="string">
            <text:p>/^ CallAPIPtr getReplacedCall() const;$/;"</text:p>
          </table:table-cell>
          <table:table-cell office:value-type="string">
            <text:p>line:4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Ring</text:p>
          </table:table-cell>
          <table:table-cell office:value-type="string">
            <text:p>coreapi.h</text:p>
          </table:table-cell>
          <table:table-cell office:value-type="string">
            <text:p>/^ std::string getRing() const; void setRing(const std::string &amp;arg); std::string getRing_file() const { std::string ret = getRing(); FB::URI uri = FILE_TO_URI(ret); if(URI_IS_FILE(uri)) { return uri.toString(); } else { FBLOG_DEBUG("CoreAPI" "::" "getRing" "_file", "Invalid file:" &lt;&lt; ret); } return std::string(); } void setRing_file(const std::string &amp;arg) { FB::URI uri(arg); std::string file = URI_TO_FILE(uri); if(file.length()) { setRing(file); } else { FBLOG_DEBUG("CoreAPI" "::" "setRing" "_file", "Invalid file:" &lt;&lt; arg); } };$/;"</text:p>
          </table:table-cell>
          <table:table-cell office:value-type="string">
            <text:p>line:28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 int getRingLevel() const;$/;"</text:p>
          </table:table-cell>
          <table:table-cell office:value-type="string">
            <text:p>line:14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ingback</text:p>
          </table:table-cell>
          <table:table-cell office:value-type="string">
            <text:p>coreapi.h</text:p>
          </table:table-cell>
          <table:table-cell office:value-type="string">
            <text:p>/^ std::string getRingback() const; void setRingback(const std::string &amp;arg); std::string getRingback_file() const { std::string ret = getRingback(); FB::URI uri = FILE_TO_URI(ret); if(URI_IS_FILE(uri)) { return uri.toString(); } else { FBLOG_DEBUG("CoreAPI" "::" "getRingback" "_file", "Invalid file:" &lt;&lt; ret); } return std::string(); } void setRingback_file(const std::string &amp;arg) { FB::URI uri(arg); std::string file = URI_TO_FILE(uri); if(file.length()) { setRingback(file); } else { FBLOG_DEBUG("CoreAPI" "::" "setRingback" "_file", "Invalid file:" &lt;&lt; arg); } };$/;"</text:p>
          </table:table-cell>
          <table:table-cell office:value-type="string">
            <text:p>line:29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 std::string getRingerDevice() const;$/;"</text:p>
          </table:table-cell>
          <table:table-cell office:value-type="string">
            <text:p>line:18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otCa</text:p>
          </table:table-cell>
          <table:table-cell office:value-type="string">
            <text:p>coreapi.h</text:p>
          </table:table-cell>
          <table:table-cell office:value-type="string">
            <text:p>/^ std::string getRootCa() const; void setRootCa(const std::string &amp;arg); std::string getRootCa_file() const { std::string ret = getRootCa(); FB::URI uri = FILE_TO_URI(ret); if(URI_IS_FILE(uri)) { return uri.toString(); } else { FBLOG_DEBUG("CoreAPI" "::" "getRootCa" "_file", "Invalid file:" &lt;&lt; ret); } return std::string(); } void setRootCa_file(const std::string &amp;arg) { FB::URI uri(arg); std::string file = URI_TO_FILE(uri); if(file.length()) { setRootCa(file); } else { FBLOG_DEBUG("CoreAPI" "::" "setRootCa" "_file", "Invalid file:" &lt;&lt; arg); } };$/;"</text:p>
          </table:table-cell>
          <table:table-cell office:value-type="string">
            <text:p>line:29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undTripDelay</text:p>
          </table:table-cell>
          <table:table-cell office:value-type="string">
            <text:p>callstatsapi.h</text:p>
          </table:table-cell>
          <table:table-cell office:value-type="string">
            <text:p>/^ float getRoundTripDelay() const;$/;"</text:p>
          </table:table-cell>
          <table:table-cell office:value-type="string">
            <text:p>line:22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 std::string getRoute() const;$/;"</text:p>
          </table:table-cell>
          <table:table-cell office:value-type="string">
            <text:p>line:5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tpmap</text:p>
          </table:table-cell>
          <table:table-cell office:value-type="string">
            <text:p>payloadtypeapi.h</text:p>
          </table:table-cell>
          <table:table-cell office:value-type="string">
            <text:p>/^ std::string getRtpmap() const;$/;"</text:p>
          </table:table-cell>
          <table:table-cell office:value-type="string">
            <text:p>line:2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 std::string getScheme() const;$/;"</text:p>
          </table:table-cell>
          <table:table-cell office:value-type="string">
            <text:p>line:29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 std::string getSendFmtp() const;$/;"</text:p>
          </table:table-cell>
          <table:table-cell office:value-type="string">
            <text:p>line:5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 std::string getServerAddr() const;$/;"</text:p>
          </table:table-cell>
          <table:table-cell office:value-type="string">
            <text:p>line:4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Dscp</text:p>
          </table:table-cell>
          <table:table-cell office:value-type="string">
            <text:p>coreapi.h</text:p>
          </table:table-cell>
          <table:table-cell office:value-type="string">
            <text:p>/^ int getSipDscp() const;$/;"</text:p>
          </table:table-cell>
          <table:table-cell office:value-type="string">
            <text:p>line:23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 int getSipPort() const;$/;"</text:p>
          </table:table-cell>
          <table:table-cell office:value-type="string">
            <text:p>line:24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Setup</text:p>
          </table:table-cell>
          <table:table-cell office:value-type="string">
            <text:p>proxyconfigapi.h</text:p>
          </table:table-cell>
          <table:table-cell office:value-type="string">
            <text:p>/^ std::string getSipSetup() const;$/;"</text:p>
          </table:table-cell>
          <table:table-cell office:value-type="string">
            <text:p>line:3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 FB::VariantList getSoundDevices() const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 int getState() const;$/;"</text:p>
          </table:table-cell>
          <table:table-cell office:value-type="string">
            <text:p>line:4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 int getState();$/;"</text:p>
          </table:table-cell>
          <table:table-cell office:value-type="string">
            <text:p>line:5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icPicture</text:p>
          </table:table-cell>
          <table:table-cell office:value-type="string">
            <text:p>coreapi.h</text:p>
          </table:table-cell>
          <table:table-cell office:value-type="string">
            <text:p>/^ std::string getStaticPicture() const; void setStaticPicture(const std::string &amp;arg); std::string getStaticPicture_file() const { std::string ret = getStaticPicture(); FB::URI uri = FILE_TO_URI(ret); if(URI_IS_FILE(uri)) { return uri.toString(); } else { FBLOG_DEBUG("CoreAPI" "::" "getStaticPicture" "_file", "Invalid file:" &lt;&lt; ret); } return std::string(); } void setStaticPicture_file(const std::string &amp;arg) { FB::URI uri(arg); std::string file = URI_TO_FILE(uri); if(file.length()) { setStaticPicture(file); } else { FBLOG_DEBUG("CoreAPI" "::" "setStaticPicture" "_file", "Invalid file:" &lt;&lt; arg); } };$/;"</text:p>
          </table:table-cell>
          <table:table-cell office:value-type="string">
            <text:p>line:29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taticPictureFps</text:p>
          </table:table-cell>
          <table:table-cell office:value-type="string">
            <text:p>coreapi.h</text:p>
          </table:table-cell>
          <table:table-cell office:value-type="string">
            <text:p>/^ float getStaticPictureFps() const;$/;"</text:p>
          </table:table-cell>
          <table:table-cell office:value-type="string">
            <text:p>line:28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StunServer</text:p>
          </table:table-cell>
          <table:table-cell office:value-type="string">
            <text:p>coreapi.h</text:p>
          </table:table-cell>
          <table:table-cell office:value-type="string">
            <text:p>/^ std::string getStunServer() const;$/;"</text:p>
          </table:table-cell>
          <table:table-cell office:value-type="string">
            <text:p>line:22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TransferState</text:p>
          </table:table-cell>
          <table:table-cell office:value-type="string">
            <text:p>callapi.h</text:p>
          </table:table-cell>
          <table:table-cell office:value-type="string">
            <text:p>/^ int getTransferState() const;$/;"</text:p>
          </table:table-cell>
          <table:table-cell office:value-type="string">
            <text:p>line:4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callstatsapi.h</text:p>
          </table:table-cell>
          <table:table-cell office:value-type="string">
            <text:p>/^ int getType() const;$/;"</text:p>
          </table:table-cell>
          <table:table-cell office:value-type="string">
            <text:p>line:19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 int getType() const;$/;"</text:p>
          </table:table-cell>
          <table:table-cell office:value-type="string">
            <text:p>line:2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ploadBandwidth</text:p>
          </table:table-cell>
          <table:table-cell office:value-type="string">
            <text:p>coreapi.h</text:p>
          </table:table-cell>
          <table:table-cell office:value-type="string">
            <text:p>/^ int getUploadBandwidth() const;$/;"</text:p>
          </table:table-cell>
          <table:table-cell office:value-type="string">
            <text:p>line:21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ploadPtime</text:p>
          </table:table-cell>
          <table:table-cell office:value-type="string">
            <text:p>coreapi.h</text:p>
          </table:table-cell>
          <table:table-cell office:value-type="string">
            <text:p>/^ int getUploadPtime() const;$/;"</text:p>
          </table:table-cell>
          <table:table-cell office:value-type="string">
            <text:p>line:22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seInfoForDtmf</text:p>
          </table:table-cell>
          <table:table-cell office:value-type="string">
            <text:p>coreapi.h</text:p>
          </table:table-cell>
          <table:table-cell office:value-type="string">
            <text:p>/^ bool getUseInfoForDtmf() const;$/;"</text:p>
          </table:table-cell>
          <table:table-cell office:value-type="string">
            <text:p>line:27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PreviewWindow</text:p>
          </table:table-cell>
          <table:table-cell office:value-type="string">
            <text:p>coreapi.h</text:p>
          </table:table-cell>
          <table:table-cell office:value-type="string">
            <text:p>/^ bool getUsePreviewWindow() const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fc2833ForDtmf</text:p>
          </table:table-cell>
          <table:table-cell office:value-type="string">
            <text:p>coreapi.h</text:p>
          </table:table-cell>
          <table:table-cell office:value-type="string">
            <text:p>/^ bool getUseRfc2833ForDtmf() const;$/;"</text:p>
          </table:table-cell>
          <table:table-cell office:value-type="string">
            <text:p>line:27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 std::string getUserid() const;$/;"</text:p>
          </table:table-cell>
          <table:table-cell office:value-type="string">
            <text:p>line:21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30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24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 std::string getVersion() const;$/;"</text:p>
          </table:table-cell>
          <table:table-cell office:value-type="string">
            <text:p>line:9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 FB::VariantList getVideoCodecs() const;$/;"</text:p>
          </table:table-cell>
          <table:table-cell office:value-type="string">
            <text:p>line:19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 std::string getVideoDevice() const;$/;"</text:p>
          </table:table-cell>
          <table:table-cell office:value-type="string">
            <text:p>line:18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 FB::VariantList getVideoDevices() const;$/;"</text:p>
          </table:table-cell>
          <table:table-cell office:value-type="string">
            <text:p>line:18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scp</text:p>
          </table:table-cell>
          <table:table-cell office:value-type="string">
            <text:p>coreapi.h</text:p>
          </table:table-cell>
          <table:table-cell office:value-type="string">
            <text:p>/^ int getVideoDscp() const;$/;"</text:p>
          </table:table-cell>
          <table:table-cell office:value-type="string">
            <text:p>line:24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ideoJittcomp</text:p>
          </table:table-cell>
          <table:table-cell office:value-type="string">
            <text:p>coreapi.h</text:p>
          </table:table-cell>
          <table:table-cell office:value-type="string">
            <text:p>/^ int getVideoJittcomp() const;$/;"</text:p>
          </table:table-cell>
          <table:table-cell office:value-type="string">
            <text:p>line:25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ideoPort</text:p>
          </table:table-cell>
          <table:table-cell office:value-type="string">
            <text:p>coreapi.h</text:p>
          </table:table-cell>
          <table:table-cell office:value-type="string">
            <text:p>/^ int getVideoPort() const;$/;"</text:p>
          </table:table-cell>
          <table:table-cell office:value-type="string">
            <text:p>line:21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ideoStats</text:p>
          </table:table-cell>
          <table:table-cell office:value-type="string">
            <text:p>callapi.h</text:p>
          </table:table-cell>
          <table:table-cell office:value-type="string">
            <text:p>/^ CallStatsAPIPtr getVideoStats() const;$/;"</text:p>
          </table:table-cell>
          <table:table-cell office:value-type="string">
            <text:p>line:4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 unsigned long getWindow();$/;"</text:p>
          </table:table-cell>
          <table:table-cell office:value-type="string">
            <text:p>line:18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 std::string getZeroPattern() const;$/;"</text:p>
          </table:table-cell>
          <table:table-cell office:value-type="string">
            <text:p>line:3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ZrtpSecretsFile</text:p>
          </table:table-cell>
          <table:table-cell office:value-type="string">
            <text:p>coreapi.h</text:p>
          </table:table-cell>
          <table:table-cell office:value-type="string">
            <text:p>/^ std::string getZrtpSecretsFile() const; void setZrtpSecretsFile(const std::string &amp;arg); std::string getZrtpSecretsFile_file() const { std::string ret = getZrtpSecretsFile(); FB::URI uri = FILE_TO_URI(ret); if(URI_IS_FILE(uri)) { return uri.toString(); } else { FBLOG_DEBUG("CoreAPI" "::" "getZrtpSecretsFile" "_file", "Invalid file:" &lt;&lt; ret); } return std::string(); } void setZrtpSecretsFile_file(const std::string &amp;arg) { FB::URI uri(arg); std::string file = URI_TO_FILE(uri); if(file.length()) { setZrtpSecretsFile(file); } else { FBLOG_DEBUG("CoreAPI" "::" "setZrtpSecretsFile" "_file", "Invalid file:" &lt;&lt; arg); } };$/;"</text:p>
          </table:table-cell>
          <table:table-cell office:value-type="string">
            <text:p>line:29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hasTransferPending</text:p>
          </table:table-cell>
          <table:table-cell office:value-type="string">
            <text:p>callapi.h</text:p>
          </table:table-cell>
          <table:table-cell office:value-type="string">
            <text:p>/^ bool hasTransferPending() const;$/;"</text:p>
          </table:table-cell>
          <table:table-cell office:value-type="string">
            <text:p>line:5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Conference</text:p>
          </table:table-cell>
          <table:table-cell office:value-type="string">
            <text:p>callapi.h</text:p>
          </table:table-cell>
          <table:table-cell office:value-type="string">
            <text:p>/^ bool inConference() const;$/;"</text:p>
          </table:table-cell>
          <table:table-cell office:value-type="string">
            <text:p>line:4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 int init();$/;"</text:p>
          </table:table-cell>
          <table:table-cell office:value-type="string">
            <text:p>line:28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 void initProxy();$/;"</text:p>
          </table:table-cell>
          <table:table-cell office:value-type="string">
            <text:p>line:1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 void initProxy();$/;"</text:p>
          </table:table-cell>
          <table:table-cell office:value-type="string">
            <text:p>line:18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logapi.h</text:p>
          </table:table-cell>
          <table:table-cell office:value-type="string">
            <text:p>/^ void initProxy();$/;"</text:p>
          </table:table-cell>
          <table:table-cell office:value-type="string">
            <text:p>line:14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paramsapi.h</text:p>
          </table:table-cell>
          <table:table-cell office:value-type="string">
            <text:p>/^ void initProxy();$/;"</text:p>
          </table:table-cell>
          <table:table-cell office:value-type="string">
            <text:p>line:16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stats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 void initProxy();$/;"</text:p>
          </table:table-cell>
          <table:table-cell office:value-type="string">
            <text:p>line:3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 void initProxy();$/;"</text:p>
          </table:table-cell>
          <table:table-cell office:value-type="string">
            <text:p>line:16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vite</text:p>
          </table:table-cell>
          <table:table-cell office:value-type="string">
            <text:p>coreapi.h</text:p>
          </table:table-cell>
          <table:table-cell office:value-type="string">
            <text:p>/^ CallAPIPtr invite ( const std::string &amp; paramater_0); void invite_async ( const std::string &amp; paramater_0, FB::JSObjectPtr callback) { CallAPIPtr value = invite( paramater_0); callback-&gt;InvokeAsync("", FB::variant_list_of(shared_from_this())(value)); };$/;"</text:p>
          </table:table-cell>
          <table:table-cell office:value-type="string">
            <text:p>line:106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</text:p>
          </table:table-cell>
          <table:table-cell office:value-type="string">
            <text:p>coreapi.h</text:p>
          </table:table-cell>
          <table:table-cell office:value-type="string">
            <text:p>/^ CallAPIPtr inviteAddress ( const AddressAPIPtr &amp; paramater_0); void inviteAddress_async ( const AddressAPIPtr &amp; paramater_0, FB::JSObjectPtr callback) { CallAPIPtr value = inviteAddress( paramater_0); callback-&gt;InvokeAsync("", FB::variant_list_of(shared_from_this())(value)); };$/;"</text:p>
          </table:table-cell>
          <table:table-cell office:value-type="string">
            <text:p>line:107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WithParams</text:p>
          </table:table-cell>
          <table:table-cell office:value-type="string">
            <text:p>coreapi.h</text:p>
          </table:table-cell>
          <table:table-cell office:value-type="string">
            <text:p>/^ CallAPIPtr inviteAddressWithParams ( const AddressAPIPtr &amp; paramater_0 , const CallParamsAPIPtr &amp; paramater_1); void inviteAddressWithParams_async ( const AddressAPIPtr &amp; paramater_0 , const CallParamsAPIPtr &amp; paramater_1, FB::JSObjectPtr callback) { CallAPIPtr value = inviteAddressWithParams( paramater_0 , paramater_1); callback-&gt;InvokeAsync("", FB::variant_list_of(shared_from_this())(value)); }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 , const CallParamsAPIPtr &amp; paramater_1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WithParams</text:p>
          </table:table-cell>
          <table:table-cell office:value-type="string">
            <text:p>coreapi.h</text:p>
          </table:table-cell>
          <table:table-cell office:value-type="string">
            <text:p>/^ CallAPIPtr inviteWithParams ( const std::string &amp; paramater_0 , const CallParamsAPIPtr &amp; paramater_1); void inviteWithParams_async ( const std::string &amp; paramater_0 , const CallParamsAPIPtr &amp; paramater_1, FB::JSObjectPtr callback) { CallAPIPtr value = inviteWithParams( paramater_0 , paramater_1); callback-&gt;InvokeAsync("", FB::variant_list_of(shared_from_this())(value)); };$/;"</text:p>
          </table:table-cell>
          <table:table-cell office:value-type="string">
            <text:p>line:108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 , const CallParamsAPIPtr &amp; paramater_1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pv6Enabled</text:p>
          </table:table-cell>
          <table:table-cell office:value-type="string">
            <text:p>coreapi.h</text:p>
          </table:table-cell>
          <table:table-cell office:value-type="string">
            <text:p>/^ bool ipv6Enabled() const;$/;"</text:p>
          </table:table-cell>
          <table:table-cell office:value-type="string">
            <text:p>line:23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InConference</text:p>
          </table:table-cell>
          <table:table-cell office:value-type="string">
            <text:p>coreapi.h</text:p>
          </table:table-cell>
          <table:table-cell office:value-type="string">
            <text:p>/^ bool isInConference() const;$/;"</text:p>
          </table:table-cell>
          <table:table-cell office:value-type="string">
            <text:p>line:13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MicMuted</text:p>
          </table:table-cell>
          <table:table-cell office:value-type="string">
            <text:p>coreapi.h</text:p>
          </table:table-cell>
          <table:table-cell office:value-type="string">
            <text:p>/^ bool isMicMuted() const;$/;"</text:p>
          </table:table-cell>
          <table:table-cell office:value-type="string">
            <text:p>line:15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NetworkReachable</text:p>
          </table:table-cell>
          <table:table-cell office:value-type="string">
            <text:p>coreapi.h</text:p>
          </table:table-cell>
          <table:table-cell office:value-type="string">
            <text:p>/^ bool isNetworkReachable() const;$/;"</text:p>
          </table:table-cell>
          <table:table-cell office:value-type="string">
            <text:p>line:24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Registered</text:p>
          </table:table-cell>
          <table:table-cell office:value-type="string">
            <text:p>proxyconfigapi.h</text:p>
          </table:table-cell>
          <table:table-cell office:value-type="string">
            <text:p>/^ bool isRegistered() const;$/;"</text:p>
          </table:table-cell>
          <table:table-cell office:value-type="string">
            <text:p>line:4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AliveEnabled</text:p>
          </table:table-cell>
          <table:table-cell office:value-type="string">
            <text:p>coreapi.h</text:p>
          </table:table-cell>
          <table:table-cell office:value-type="string">
            <text:p>/^ bool keepAliveEnabled() const;$/;"</text:p>
          </table:table-cell>
          <table:table-cell office:value-type="string">
            <text:p>line:23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Reference</text:p>
          </table:table-cell>
          <table:table-cell office:value-type="string">
            <text:p>SimpleStreamHelper.h</text:p>
          </table:table-cell>
          <table:table-cell office:value-type="string">
            <text:p>/^ <text:s text:c="7"/>void keepReference(const SimpleStreamHelperPtr&amp; ptr);$/;"</text:p>
          </table:table-cell>
          <table:table-cell office:value-type="string">
            <text:p>line:74</text:p>
          </table:table-cell>
          <table:table-cell office:value-type="string">
            <text:p>class:FB::SimpleStreamHelper</text:p>
          </table:table-cell>
          <table:table-cell office:value-type="string">
            <text:p>signature:(const SimpleStreamHelperPtr&amp; pt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eaveConference</text:p>
          </table:table-cell>
          <table:table-cell office:value-type="string">
            <text:p>coreapi.h</text:p>
          </table:table-cell>
          <table:table-cell office:value-type="string">
            <text:p>/^ int leaveConference();$/;"</text:p>
          </table:table-cell>
          <table:table-cell office:value-type="string">
            <text:p>line:13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ocalConferenceMode</text:p>
          </table:table-cell>
          <table:table-cell office:value-type="string">
            <text:p>callparamsapi.h</text:p>
          </table:table-cell>
          <table:table-cell office:value-type="string">
            <text:p>/^ bool localConferenceMode() const;$/;"</text:p>
          </table:table-cell>
          <table:table-cell office:value-type="string">
            <text:p>line:23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muteMic</text:p>
          </table:table-cell>
          <table:table-cell office:value-type="string">
            <text:p>coreapi.h</text:p>
          </table:table-cell>
          <table:table-cell office:value-type="string">
            <text:p>/^ void muteMic(bool muted);$/;"</text:p>
          </table:table-cell>
          <table:table-cell office:value-type="string">
            <text:p>line:150</text:p>
          </table:table-cell>
          <table:table-cell office:value-type="string">
            <text:p>class:CoreAPI</text:p>
          </table:table-cell>
          <table:table-cell office:value-type="string">
            <text:p>signature:(bool mut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 mythread_group(mythread_group const&amp;);$/;"</text:p>
          </table:table-cell>
          <table:table-cell office:value-type="string">
            <text:p>line:8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 AuthInfoAPIPtr newAuthInfo(const std::string &amp;username, const std::string &amp;userid,$/;"</text:p>
          </table:table-cell>
          <table:table-cell office:value-type="string">
            <text:p>line:26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 ProxyConfigAPIPtr newProxyConfig();$/;"</text:p>
          </table:table-cell>
          <table:table-cell office:value-type="string">
            <text:p>line:26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normalizeNumber</text:p>
          </table:table-cell>
          <table:table-cell office:value-type="string">
            <text:p>proxyconfigapi.h</text:p>
          </table:table-cell>
          <table:table-cell office:value-type="string">
            <text:p>/^ std::string normalizeNumber(const std::string &amp;username) const;$/;"</text:p>
          </table:table-cell>
          <table:table-cell office:value-type="string">
            <text:p>line:6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usernam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 virtual bool onDraw(FB::RefreshEvent *evt, FB::PluginWindow* win);$/;"</text:p>
          </table:table-cell>
          <table:table-cell office:value-type="string">
            <text:p>line:47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45</text:p>
          </table:table-cell>
          <table:table-cell office:value-type="string">
            <text:p>class:cor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42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47</text:p>
          </table:table-cell>
          <table:table-cell office:value-type="string">
            <text:p>class:cor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46</text:p>
          </table:table-cell>
          <table:table-cell office:value-type="string">
            <text:p>class:cor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 void onPluginReady();$/;"</text:p>
          </table:table-cell>
          <table:table-cell office:value-type="string">
            <text:p>line:22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 void onPluginReady();$/;"</text:p>
          </table:table-cell>
          <table:table-cell office:value-type="string">
            <text:p>line:1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StreamCompleted</text:p>
          </table:table-cell>
          <table:table-cell office:value-type="string">
            <text:p>SimpleStreamHelper.h</text:p>
          </table:table-cell>
          <table:table-cell office:value-type="string">
            <text:p>/^ <text:s text:c="7"/>virtual bool onStreamCompleted(FB::StreamCompletedEvent *evt, FB::BrowserStream *);$/;"</text:p>
          </table:table-cell>
          <table:table-cell office:value-type="string">
            <text:p>line:60</text:p>
          </table:table-cell>
          <table:table-cell office:value-type="string">
            <text:p>class:FB::SimpleStreamHelper</text:p>
          </table:table-cell>
          <table:table-cell office:value-type="string">
            <text:p>signature:(FB::StreamCompletedEvent *evt, FB::BrowserStream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StreamDataArrived</text:p>
          </table:table-cell>
          <table:table-cell office:value-type="string">
            <text:p>SimpleStreamHelper.h</text:p>
          </table:table-cell>
          <table:table-cell office:value-type="string">
            <text:p>/^ <text:s text:c="7"/>virtual bool onStreamDataArrived(FB::StreamDataArrivedEvent *evt, FB::BrowserStream *);$/;"</text:p>
          </table:table-cell>
          <table:table-cell office:value-type="string">
            <text:p>line:58</text:p>
          </table:table-cell>
          <table:table-cell office:value-type="string">
            <text:p>class:FB::SimpleStreamHelper</text:p>
          </table:table-cell>
          <table:table-cell office:value-type="string">
            <text:p>signature:(FB::StreamDataArrivedEvent *evt, FB::BrowserStream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StreamOpened</text:p>
          </table:table-cell>
          <table:table-cell office:value-type="string">
            <text:p>SimpleStreamHelper.h</text:p>
          </table:table-cell>
          <table:table-cell office:value-type="string">
            <text:p>/^ <text:s text:c="7"/>virtual bool onStreamOpened(FB::StreamOpenedEvent *evt, FB::BrowserStream *);$/;"</text:p>
          </table:table-cell>
          <table:table-cell office:value-type="string">
            <text:p>line:59</text:p>
          </table:table-cell>
          <table:table-cell office:value-type="string">
            <text:p>class:FB::SimpleStreamHelper</text:p>
          </table:table-cell>
          <table:table-cell office:value-type="string">
            <text:p>signature:(FB::StreamOpenedEvent *evt, FB::BrowserStream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48</text:p>
          </table:table-cell>
          <table:table-cell office:value-type="string">
            <text:p>class:cor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49</text:p>
          </table:table-cell>
          <table:table-cell office:value-type="string">
            <text:p>class:cor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 mythread_group&amp; operator=(mythread_group const&amp;);$/;"</text:p>
          </table:table-cell>
          <table:table-cell office:value-type="string">
            <text:p>line: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1">
          <table:table-cell office:value-type="string">
            <text:p>parse_http_headers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FB::HeaderMap parse_http_headers(const std::string&amp; headers );$/;"</text:p>
          </table:table-cell>
          <table:table-cell office:value-type="string">
            <text:p>line:61</text:p>
          </table:table-cell>
          <table:table-cell office:value-type="string">
            <text:p>class:FB::SimpleStreamHelper</text:p>
          </table:table-cell>
          <table:table-cell office:value-type="string">
            <text:p>signature:(const std::string&amp; headers )</text:p>
          </table:table-cell>
          <table:table-cell office:value-type="string">
            <text:p>returntype:FB::HeaderMap</text:p>
          </table:table-cell>
        </table:table-row>
        <table:table-row table:style-name="ro1">
          <table:table-cell office:value-type="string">
            <text:p>pauseAllCalls</text:p>
          </table:table-cell>
          <table:table-cell office:value-type="string">
            <text:p>coreapi.h</text:p>
          </table:table-cell>
          <table:table-cell office:value-type="string">
            <text:p>/^ int pauseAllCalls(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useCall</text:p>
          </table:table-cell>
          <table:table-cell office:value-type="string">
            <text:p>coreapi.h</text:p>
          </table:table-cell>
          <table:table-cell office:value-type="string">
            <text:p>/^ int pauseCall(const CallAPIPtr &amp;call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yloadTypeEnabled</text:p>
          </table:table-cell>
          <table:table-cell office:value-type="string">
            <text:p>coreapi.h</text:p>
          </table:table-cell>
          <table:table-cell office:value-type="string">
            <text:p>/^ bool payloadTypeEnabled(const PayloadTypeAPIPtr &amp;payloadType) const;$/;"</text:p>
          </table:table-cell>
          <table:table-cell office:value-type="string">
            <text:p>line:195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playDtmf</text:p>
          </table:table-cell>
          <table:table-cell office:value-type="string">
            <text:p>coreapi.h</text:p>
          </table:table-cell>
          <table:table-cell office:value-type="string">
            <text:p>/^ void playDtmf(const std::string &amp;dtmf, int duration_ms);$/;"</text:p>
          </table:table-cell>
          <table:table-cell office:value-type="string">
            <text:p>line:27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ublishEnabled</text:p>
          </table:table-cell>
          <table:table-cell office:value-type="string">
            <text:p>proxyconfigapi.h</text:p>
          </table:table-cell>
          <table:table-cell office:value-type="string">
            <text:p>/^ bool publishEnabled() const;$/;"</text:p>
          </table:table-cell>
          <table:table-cell office:value-type="string">
            <text:p>line:3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directCall</text:p>
          </table:table-cell>
          <table:table-cell office:value-type="string">
            <text:p>coreapi.h</text:p>
          </table:table-cell>
          <table:table-cell office:value-type="string">
            <text:p>/^ int redirectCall(const CallAPIPtr &amp;call, const std::string &amp;uri);$/;"</text:p>
          </table:table-cell>
          <table:table-cell office:value-type="string">
            <text:p>line:115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efreshRegister</text:p>
          </table:table-cell>
          <table:table-cell office:value-type="string">
            <text:p>proxyconfigapi.h</text:p>
          </table:table-cell>
          <table:table-cell office:value-type="string">
            <text:p>/^ void refreshRegister();$/;"</text:p>
          </table:table-cell>
          <table:table-cell office:value-type="string">
            <text:p>line:64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freshRegisters</text:p>
          </table:table-cell>
          <table:table-cell office:value-type="string">
            <text:p>coreapi.h</text:p>
          </table:table-cell>
          <table:table-cell office:value-type="string">
            <text:p>/^ void refreshRegisters();$/;"</text:p>
          </table:table-cell>
          <table:table-cell office:value-type="string">
            <text:p>line:20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 bool registerEnabled() const;$/;"</text:p>
          </table:table-cell>
          <table:table-cell office:value-type="string">
            <text:p>line:56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 void reloadSoundDevices()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 void reloadVideoDevices();$/;"</text:p>
          </table:table-cell>
          <table:table-cell office:value-type="string">
            <text:p>line:18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AuthInfo</text:p>
          </table:table-cell>
          <table:table-cell office:value-type="string">
            <text:p>coreapi.h</text:p>
          </table:table-cell>
          <table:table-cell office:value-type="string">
            <text:p>/^ void removeAuthInfo(const AuthInfoAPIPtr &amp;authInfo);$/;"</text:p>
          </table:table-cell>
          <table:table-cell office:value-type="string">
            <text:p>line:260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FromConference</text:p>
          </table:table-cell>
          <table:table-cell office:value-type="string">
            <text:p>coreapi.h</text:p>
          </table:table-cell>
          <table:table-cell office:value-type="string">
            <text:p>/^ int removeFromConference(const CallAPIPtr &amp;call)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 void removeProxyConfig(const ProxyConfigAPIPtr &amp;config);$/;"</text:p>
          </table:table-cell>
          <table:table-cell office:value-type="string">
            <text:p>line:201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sumeCall</text:p>
          </table:table-cell>
          <table:table-cell office:value-type="string">
            <text:p>coreapi.h</text:p>
          </table:table-cell>
          <table:table-cell office:value-type="string">
            <text:p>/^ int resumeCall(const CallAPIPtr &amp;call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selfViewEnabled</text:p>
          </table:table-cell>
          <table:table-cell office:value-type="string">
            <text:p>coreapi.h</text:p>
          </table:table-cell>
          <table:table-cell office:value-type="string">
            <text:p>/^ bool selfViewEnabled() const;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 void sendDtmf(const std::string &amp;dtmf);$/;"</text:p>
          </table:table-cell>
          <table:table-cell office:value-type="string">
            <text:p>line:27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VfuRequest</text:p>
          </table:table-cell>
          <table:table-cell office:value-type="string">
            <text:p>callapi.h</text:p>
          </table:table-cell>
          <table:table-cell office:value-type="string">
            <text:p>/^ void sendVfuRequest();$/;"</text:p>
          </table:table-cell>
          <table:table-cell office:value-type="string">
            <text:p>line:55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BandwidthLimit</text:p>
          </table:table-cell>
          <table:table-cell office:value-type="string">
            <text:p>callparamsapi.h</text:p>
          </table:table-cell>
          <table:table-cell office:value-type="string">
            <text:p>/^ void setAudioBandwidthLimit(int bw);$/;"</text:p>
          </table:table-cell>
          <table:table-cell office:value-type="string">
            <text:p>line:20</text:p>
          </table:table-cell>
          <table:table-cell office:value-type="string">
            <text:p>class:CallParamsAPI</text:p>
          </table:table-cell>
          <table:table-cell office:value-type="string">
            <text:p>signature:(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 void setAudioCodecs(const std::vector&lt;FB::JSAPIPtr&gt; &amp;list);$/;"</text:p>
          </table:table-cell>
          <table:table-cell office:value-type="string">
            <text:p>line:193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Dscp</text:p>
          </table:table-cell>
          <table:table-cell office:value-type="string">
            <text:p>coreapi.h</text:p>
          </table:table-cell>
          <table:table-cell office:value-type="string">
            <text:p>/^ void setAudioDscp(int port);$/;"</text:p>
          </table:table-cell>
          <table:table-cell office:value-type="string">
            <text:p>line:236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Jittcomp</text:p>
          </table:table-cell>
          <table:table-cell office:value-type="string">
            <text:p>coreapi.h</text:p>
          </table:table-cell>
          <table:table-cell office:value-type="string">
            <text:p>/^ void setAudioJittcomp(int comp);$/;"</text:p>
          </table:table-cell>
          <table:table-cell office:value-type="string">
            <text:p>line:253</text:p>
          </table:table-cell>
          <table:table-cell office:value-type="string">
            <text:p>class:CoreAPI</text:p>
          </table:table-cell>
          <table:table-cell office:value-type="string">
            <text:p>signature:(int com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Port</text:p>
          </table:table-cell>
          <table:table-cell office:value-type="string">
            <text:p>coreapi.h</text:p>
          </table:table-cell>
          <table:table-cell office:value-type="string">
            <text:p>/^ void setAudioPort(int port)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thenticationTokenVerified</text:p>
          </table:table-cell>
          <table:table-cell office:value-type="string">
            <text:p>callapi.h</text:p>
          </table:table-cell>
          <table:table-cell office:value-type="string">
            <text:p>/^ void setAuthenticationTokenVerified(bool verified);$/;"</text:p>
          </table:table-cell>
          <table:table-cell office:value-type="string">
            <text:p>line:56</text:p>
          </table:table-cell>
          <table:table-cell office:value-type="string">
            <text:p>class:CallAPI</text:p>
          </table:table-cell>
          <table:table-cell office:value-type="string">
            <text:p>signature:(bool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 void setBackgroundColor(int r, int g, int b);$/;"</text:p>
          </table:table-cell>
          <table:table-cell office:value-type="string">
            <text:p>line:20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 virtual void setBackgroundColor(int r, int g, int b) = 0;$/;"</text:p>
          </table:table-cell>
          <table:table-cell office:value-type="string">
            <text:p>line:1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BitsPerSample</text:p>
          </table:table-cell>
          <table:table-cell office:value-type="string">
            <text:p>payloadtypeapi.h</text:p>
          </table:table-cell>
          <table:table-cell office:value-type="string">
            <text:p>/^ void setBitsPerSample(int bps);$/;"</text:p>
          </table:table-cell>
          <table:table-cell office:value-type="string">
            <text:p>line:30</text:p>
          </table:table-cell>
          <table:table-cell office:value-type="string">
            <text:p>class:PayloadTypeAPI</text:p>
          </table:table-cell>
          <table:table-cell office:value-type="string">
            <text:p>signature:(int b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 void setCaptureDevice(const std::string &amp;devid);$/;"</text:p>
          </table:table-cell>
          <table:table-cell office:value-type="string">
            <text:p>line:17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hannels</text:p>
          </table:table-cell>
          <table:table-cell office:value-type="string">
            <text:p>payloadtypeapi.h</text:p>
          </table:table-cell>
          <table:table-cell office:value-type="string">
            <text:p>/^ void setChannels(int channels)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int channel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lockRate</text:p>
          </table:table-cell>
          <table:table-cell office:value-type="string">
            <text:p>payloadtypeapi.h</text:p>
          </table:table-cell>
          <table:table-cell office:value-type="string">
            <text:p>/^ void setClockRate(int rate);$/;"</text:p>
          </table:table-cell>
          <table:table-cell office:value-type="string">
            <text:p>line:27</text:p>
          </table:table-cell>
          <table:table-cell office:value-type="string">
            <text:p>class:PayloadTypeAPI</text:p>
          </table:table-cell>
          <table:table-cell office:value-type="string">
            <text:p>signature:(int 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ontactParameters</text:p>
          </table:table-cell>
          <table:table-cell office:value-type="string">
            <text:p>proxyconfigapi.h</text:p>
          </table:table-cell>
          <table:table-cell office:value-type="string">
            <text:p>/^ void setContactParameters(const std::string &amp;parameter);$/;"</text:p>
          </table:table-cell>
          <table:table-cell office:value-type="string">
            <text:p>line:2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aramet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 void setDefaultProxy(const ProxyConfigAPIPtr &amp;config);$/;"</text:p>
          </table:table-cell>
          <table:table-cell office:value-type="string">
            <text:p>line:203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EscapePlus</text:p>
          </table:table-cell>
          <table:table-cell office:value-type="string">
            <text:p>proxyconfigapi.h</text:p>
          </table:table-cell>
          <table:table-cell office:value-type="string">
            <text:p>/^ void setDialEscapePlus(bool escape);$/;"</text:p>
          </table:table-cell>
          <table:table-cell office:value-type="string">
            <text:p>line:26</text:p>
          </table:table-cell>
          <table:table-cell office:value-type="string">
            <text:p>class:ProxyConfigAPI</text:p>
          </table:table-cell>
          <table:table-cell office:value-type="string">
            <text:p>signature:(bool esca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Prefix</text:p>
          </table:table-cell>
          <table:table-cell office:value-type="string">
            <text:p>proxyconfigapi.h</text:p>
          </table:table-cell>
          <table:table-cell office:value-type="string">
            <text:p>/^ void setDialPrefix(const std::string &amp;prefix);$/;"</text:p>
          </table:table-cell>
          <table:table-cell office:value-type="string">
            <text:p>line:29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 void setDisplayName(const std::string &amp;displayname);$/;"</text:p>
          </table:table-cell>
          <table:table-cell office:value-type="string">
            <text:p>line:31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 void setDomain(const std::string &amp;domain);$/;"</text:p>
          </table:table-cell>
          <table:table-cell office:value-type="string">
            <text:p>line:32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wnloadBandwidth</text:p>
          </table:table-cell>
          <table:table-cell office:value-type="string">
            <text:p>coreapi.h</text:p>
          </table:table-cell>
          <table:table-cell office:value-type="string">
            <text:p>/^ void setDownloadBandwidth(int bandwidth);$/;"</text:p>
          </table:table-cell>
          <table:table-cell office:value-type="string">
            <text:p>line:214</text:p>
          </table:table-cell>
          <table:table-cell office:value-type="string">
            <text:p>class:CoreAPI</text:p>
          </table:table-cell>
          <table:table-cell office:value-type="string">
            <text:p>signature:(int bandwid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wnloadPtime</text:p>
          </table:table-cell>
          <table:table-cell office:value-type="string">
            <text:p>coreapi.h</text:p>
          </table:table-cell>
          <table:table-cell office:value-type="string">
            <text:p>/^ void setDownloadPtime(int ptime);$/;"</text:p>
          </table:table-cell>
          <table:table-cell office:value-type="string">
            <text:p>line:218</text:p>
          </table:table-cell>
          <table:table-cell office:value-type="string">
            <text:p>class:CoreAPI</text:p>
          </table:table-cell>
          <table:table-cell office:value-type="string">
            <text:p>signature:(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 void setExpires(int expires);$/;"</text:p>
          </table:table-cell>
          <table:table-cell office:value-type="string">
            <text:p>line:52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FSPath</text:p>
          </table:table-cell>
          <table:table-cell office:value-type="string">
            <text:p>coreplugin.h</text:p>
          </table:table-cell>
          <table:table-cell office:value-type="string">
            <text:p>/^ virtual void setFSPath (const std::string &amp;path);$/;"</text:p>
          </table:table-cell>
          <table:table-cell office:value-type="string">
            <text:p>line:33</text:p>
          </table:table-cell>
          <table:table-cell office:value-type="string">
            <text:p>class:core</text:p>
          </table:table-cell>
          <table:table-cell office:value-type="string">
            <text:p>signature:(const std::string &amp;path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lags</text:p>
          </table:table-cell>
          <table:table-cell office:value-type="string">
            <text:p>payloadtypeapi.h</text:p>
          </table:table-cell>
          <table:table-cell office:value-type="string">
            <text:p>/^ void setFlags(int flags);$/;"</text:p>
          </table:table-cell>
          <table:table-cell office:value-type="string">
            <text:p>line:54</text:p>
          </table:table-cell>
          <table:table-cell office:value-type="string">
            <text:p>class:PayloadTypeAPI</text:p>
          </table:table-cell>
          <table:table-cell office:value-type="string">
            <text:p>signature:(int flag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GuessHostname</text:p>
          </table:table-cell>
          <table:table-cell office:value-type="string">
            <text:p>coreapi.h</text:p>
          </table:table-cell>
          <table:table-cell office:value-type="string">
            <text:p>/^ void setGuessHostname(bool guess);$/;"</text:p>
          </table:table-cell>
          <table:table-cell office:value-type="string">
            <text:p>line:230</text:p>
          </table:table-cell>
          <table:table-cell office:value-type="string">
            <text:p>class:CoreAPI</text:p>
          </table:table-cell>
          <table:table-cell office:value-type="string">
            <text:p>signature:(bool gues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 void setIdentity(const std::string &amp;identity);$/;"</text:p>
          </table:table-cell>
          <table:table-cell office:value-type="string">
            <text:p>line:4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nCallTimeout</text:p>
          </table:table-cell>
          <table:table-cell office:value-type="string">
            <text:p>coreapi.h</text:p>
          </table:table-cell>
          <table:table-cell office:value-type="string">
            <text:p>/^ void setInCallTimeout(int timeout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int timeou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ncTimeout</text:p>
          </table:table-cell>
          <table:table-cell office:value-type="string">
            <text:p>coreapi.h</text:p>
          </table:table-cell>
          <table:table-cell office:value-type="string">
            <text:p>/^ void setIncTimeout(int timeout);$/;"</text:p>
          </table:table-cell>
          <table:table-cell office:value-type="string">
            <text:p>line:127</text:p>
          </table:table-cell>
          <table:table-cell office:value-type="string">
            <text:p>class:CoreAPI</text:p>
          </table:table-cell>
          <table:table-cell office:value-type="string">
            <text:p>signature:(int timeou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0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7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xCalls</text:p>
          </table:table-cell>
          <table:table-cell office:value-type="string">
            <text:p>coreapi.h</text:p>
          </table:table-cell>
          <table:table-cell office:value-type="string">
            <text:p>/^ void setMaxCalls(int max)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int ma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cGainDb</text:p>
          </table:table-cell>
          <table:table-cell office:value-type="string">
            <text:p>coreapi.h</text:p>
          </table:table-cell>
          <table:table-cell office:value-type="string">
            <text:p>/^ void setMicGainDb(float gain)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float g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meType</text:p>
          </table:table-cell>
          <table:table-cell office:value-type="string">
            <text:p>payloadtypeapi.h</text:p>
          </table:table-cell>
          <table:table-cell office:value-type="string">
            <text:p>/^ void setMimeType(const std::string &amp;mime);$/;"</text:p>
          </table:table-cell>
          <table:table-cell office:value-type="string">
            <text:p>line:42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m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tu</text:p>
          </table:table-cell>
          <table:table-cell office:value-type="string">
            <text:p>coreapi.h</text:p>
          </table:table-cell>
          <table:table-cell office:value-type="string">
            <text:p>/^ void setMtu(int mtu);$/;"</text:p>
          </table:table-cell>
          <table:table-cell office:value-type="string">
            <text:p>line:222</text:p>
          </table:table-cell>
          <table:table-cell office:value-type="string">
            <text:p>class:CoreAPI</text:p>
          </table:table-cell>
          <table:table-cell office:value-type="string">
            <text:p>signature:(int mt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Address</text:p>
          </table:table-cell>
          <table:table-cell office:value-type="string">
            <text:p>coreapi.h</text:p>
          </table:table-cell>
          <table:table-cell office:value-type="string">
            <text:p>/^ void setNatAddress(const std::string &amp;address);$/;"</text:p>
          </table:table-cell>
          <table:table-cell office:value-type="string">
            <text:p>line:22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ddres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 void setNativePreviewWindowId(unsigned long id);$/;"</text:p>
          </table:table-cell>
          <table:table-cell office:value-type="string">
            <text:p>line:167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 void setNativeVideoWindowId(unsigned long id);$/;"</text:p>
          </table:table-cell>
          <table:table-cell office:value-type="string">
            <text:p>line:165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etworkReachable</text:p>
          </table:table-cell>
          <table:table-cell office:value-type="string">
            <text:p>coreapi.h</text:p>
          </table:table-cell>
          <table:table-cell office:value-type="string">
            <text:p>/^ void setNetworkReachable(bool reachable);$/;"</text:p>
          </table:table-cell>
          <table:table-cell office:value-type="string">
            <text:p>line:247</text:p>
          </table:table-cell>
          <table:table-cell office:value-type="string">
            <text:p>class:CoreAPI</text:p>
          </table:table-cell>
          <table:table-cell office:value-type="string">
            <text:p>signature:(bool reach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ormalBitrate</text:p>
          </table:table-cell>
          <table:table-cell office:value-type="string">
            <text:p>payloadtypeapi.h</text:p>
          </table:table-cell>
          <table:table-cell office:value-type="string">
            <text:p>/^ void setNormalBitrate(int bitrate);$/;"</text:p>
          </table:table-cell>
          <table:table-cell office:value-type="string">
            <text:p>line:39</text:p>
          </table:table-cell>
          <table:table-cell office:value-type="string">
            <text:p>class:PayloadTypeAPI</text:p>
          </table:table-cell>
          <table:table-cell office:value-type="string">
            <text:p>signature:(int bit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 void setPasswd(const std::string &amp;passwd);$/;"</text:p>
          </table:table-cell>
          <table:table-cell office:value-type="string">
            <text:p>line:28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tternLength</text:p>
          </table:table-cell>
          <table:table-cell office:value-type="string">
            <text:p>payloadtypeapi.h</text:p>
          </table:table-cell>
          <table:table-cell office:value-type="string">
            <text:p>/^ void setPatternLength(int length);$/;"</text:p>
          </table:table-cell>
          <table:table-cell office:value-type="string">
            <text:p>line:36</text:p>
          </table:table-cell>
          <table:table-cell office:value-type="string">
            <text:p>class:PayloadTypeAPI</text:p>
          </table:table-cell>
          <table:table-cell office:value-type="string">
            <text:p>signature:(int leng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 void setPlayLevel(int level);$/;"</text:p>
          </table:table-cell>
          <table:table-cell office:value-type="string">
            <text:p>line:144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 void setPlaybackDevice(const std::string &amp;devid);$/;"</text:p>
          </table:table-cell>
          <table:table-cell office:value-type="string">
            <text:p>line:17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GainDb</text:p>
          </table:table-cell>
          <table:table-cell office:value-type="string">
            <text:p>coreapi.h</text:p>
          </table:table-cell>
          <table:table-cell office:value-type="string">
            <text:p>/^ void setPlaybackGainDb(float gain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float g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 void setPort(const std::string &amp;port);$/;"</text:p>
          </table:table-cell>
          <table:table-cell office:value-type="string">
            <text:p>line:33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 void setPortInt(int port);$/;"</text:p>
          </table:table-cell>
          <table:table-cell office:value-type="string">
            <text:p>line:34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rimaryContact</text:p>
          </table:table-cell>
          <table:table-cell office:value-type="string">
            <text:p>coreapi.h</text:p>
          </table:table-cell>
          <table:table-cell office:value-type="string">
            <text:p>/^ void setPrimaryContact(const std::string &amp;contact);$/;"</text:p>
          </table:table-cell>
          <table:table-cell office:value-type="string">
            <text:p>line:20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contac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 virtual bool setReady();$/;"</text:p>
          </table:table-cell>
          <table:table-cell office:value-type="string">
            <text:p>line:23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 virtual bool setReady();$/;"</text:p>
          </table:table-cell>
          <table:table-cell office:value-type="string">
            <text:p>line:2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 void setRecLevel(int level)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vFmtp</text:p>
          </table:table-cell>
          <table:table-cell office:value-type="string">
            <text:p>payloadtypeapi.h</text:p>
          </table:table-cell>
          <table:table-cell office:value-type="string">
            <text:p>/^ void setRecvFmtp(const std::string &amp;rfmtp);$/;"</text:p>
          </table:table-cell>
          <table:table-cell office:value-type="string">
            <text:p>line:48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r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fKey</text:p>
          </table:table-cell>
          <table:table-cell office:value-type="string">
            <text:p>calllogapi.h</text:p>
          </table:table-cell>
          <table:table-cell office:value-type="string">
            <text:p>/^ void setRefKey(const std::string &amp;refKey);$/;"</text:p>
          </table:table-cell>
          <table:table-cell office:value-type="string">
            <text:p>line:19</text:p>
          </table:table-cell>
          <table:table-cell office:value-type="string">
            <text:p>class:CallLogAPI</text:p>
          </table:table-cell>
          <table:table-cell office:value-type="string">
            <text:p>signature:(const std::string &amp;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layAddr</text:p>
          </table:table-cell>
          <table:table-cell office:value-type="string">
            <text:p>coreapi.h</text:p>
          </table:table-cell>
          <table:table-cell office:value-type="string">
            <text:p>/^ void setRelayAddr(const std::string &amp;addr);$/;"</text:p>
          </table:table-cell>
          <table:table-cell office:value-type="string">
            <text:p>line:22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</text:p>
          </table:table-cell>
          <table:table-cell office:value-type="string">
            <text:p>coreapi.h</text:p>
          </table:table-cell>
          <table:table-cell office:value-type="string">
            <text:p>/^ std::string getRing() const; void setRing(const std::string &amp;arg); std::string getRing_file() const { std::string ret = getRing(); FB::URI uri = FILE_TO_URI(ret); if(URI_IS_FILE(uri)) { return uri.toString(); } else { FBLOG_DEBUG("CoreAPI" "::" "getRing" "_file", "Invalid file:" &lt;&lt; ret); } return std::string(); } void setRing_file(const std::string &amp;arg) { FB::URI uri(arg); std::string file = URI_TO_FILE(uri); if(file.length()) { setRing(file); } else { FBLOG_DEBUG("CoreAPI" "::" "setRing" "_file", "Invalid file:" &lt;&lt; arg); } };$/;"</text:p>
          </table:table-cell>
          <table:table-cell office:value-type="string">
            <text:p>line:28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 void setRingLevel(int level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back</text:p>
          </table:table-cell>
          <table:table-cell office:value-type="string">
            <text:p>coreapi.h</text:p>
          </table:table-cell>
          <table:table-cell office:value-type="string">
            <text:p>/^ std::string getRingback() const; void setRingback(const std::string &amp;arg); std::string getRingback_file() const { std::string ret = getRingback(); FB::URI uri = FILE_TO_URI(ret); if(URI_IS_FILE(uri)) { return uri.toString(); } else { FBLOG_DEBUG("CoreAPI" "::" "getRingback" "_file", "Invalid file:" &lt;&lt; ret); } return std::string(); } void setRingback_file(const std::string &amp;arg) { FB::URI uri(arg); std::string file = URI_TO_FILE(uri); if(file.length()) { setRingback(file); } else { FBLOG_DEBUG("CoreAPI" "::" "setRingback" "_file", "Invalid file:" &lt;&lt; arg); } };$/;"</text:p>
          </table:table-cell>
          <table:table-cell office:value-type="string">
            <text:p>line:29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 void setRingerDevice(const std::string &amp;devid)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otCa</text:p>
          </table:table-cell>
          <table:table-cell office:value-type="string">
            <text:p>coreapi.h</text:p>
          </table:table-cell>
          <table:table-cell office:value-type="string">
            <text:p>/^ std::string getRootCa() const; void setRootCa(const std::string &amp;arg); std::string getRootCa_file() const { std::string ret = getRootCa(); FB::URI uri = FILE_TO_URI(ret); if(URI_IS_FILE(uri)) { return uri.toString(); } else { FBLOG_DEBUG("CoreAPI" "::" "getRootCa" "_file", "Invalid file:" &lt;&lt; ret); } return std::string(); } void setRootCa_file(const std::string &amp;arg) { FB::URI uri(arg); std::string file = URI_TO_FILE(uri); if(file.length()) { setRootCa(file); } else { FBLOG_DEBUG("CoreAPI" "::" "setRootCa" "_file", "Invalid file:" &lt;&lt; arg); } };$/;"</text:p>
          </table:table-cell>
          <table:table-cell office:value-type="string">
            <text:p>line:29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ndTripDelay</text:p>
          </table:table-cell>
          <table:table-cell office:value-type="string">
            <text:p>callstatsapi.h</text:p>
          </table:table-cell>
          <table:table-cell office:value-type="string">
            <text:p>/^ void setRoundTripDelay(float delay);$/;"</text:p>
          </table:table-cell>
          <table:table-cell office:value-type="string">
            <text:p>line:23</text:p>
          </table:table-cell>
          <table:table-cell office:value-type="string">
            <text:p>class:CallStatsAPI</text:p>
          </table:table-cell>
          <table:table-cell office:value-type="string">
            <text:p>signature:(float dela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 void setRoute(const std::string &amp;route);$/;"</text:p>
          </table:table-cell>
          <table:table-cell office:value-type="string">
            <text:p>line:49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ndFmtp</text:p>
          </table:table-cell>
          <table:table-cell office:value-type="string">
            <text:p>payloadtypeapi.h</text:p>
          </table:table-cell>
          <table:table-cell office:value-type="string">
            <text:p>/^ void setSendFmtp(const std::string &amp;sfmtp);$/;"</text:p>
          </table:table-cell>
          <table:table-cell office:value-type="string">
            <text:p>line:51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s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 void setServerAddr(const std::string &amp;server_addr);$/;"</text:p>
          </table:table-cell>
          <table:table-cell office:value-type="string">
            <text:p>line:4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Dscp</text:p>
          </table:table-cell>
          <table:table-cell office:value-type="string">
            <text:p>coreapi.h</text:p>
          </table:table-cell>
          <table:table-cell office:value-type="string">
            <text:p>/^ void setSipDscp(int port);$/;"</text:p>
          </table:table-cell>
          <table:table-cell office:value-type="string">
            <text:p>line:238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Port</text:p>
          </table:table-cell>
          <table:table-cell office:value-type="string">
            <text:p>coreapi.h</text:p>
          </table:table-cell>
          <table:table-cell office:value-type="string">
            <text:p>/^ void setSipPort(int port);$/;"</text:p>
          </table:table-cell>
          <table:table-cell office:value-type="string">
            <text:p>line:243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Setup</text:p>
          </table:table-cell>
          <table:table-cell office:value-type="string">
            <text:p>proxyconfigapi.h</text:p>
          </table:table-cell>
          <table:table-cell office:value-type="string">
            <text:p>/^ void setSipSetup(const std::string &amp;sip_setup);$/;"</text:p>
          </table:table-cell>
          <table:table-cell office:value-type="string">
            <text:p>line:38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ip_set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aticPicture</text:p>
          </table:table-cell>
          <table:table-cell office:value-type="string">
            <text:p>coreapi.h</text:p>
          </table:table-cell>
          <table:table-cell office:value-type="string">
            <text:p>/^ std::string getStaticPicture() const; void setStaticPicture(const std::string &amp;arg); std::string getStaticPicture_file() const { std::string ret = getStaticPicture(); FB::URI uri = FILE_TO_URI(ret); if(URI_IS_FILE(uri)) { return uri.toString(); } else { FBLOG_DEBUG("CoreAPI" "::" "getStaticPicture" "_file", "Invalid file:" &lt;&lt; ret); } return std::string(); } void setStaticPicture_file(const std::string &amp;arg) { FB::URI uri(arg); std::string file = URI_TO_FILE(uri); if(file.length()) { setStaticPicture(file); } else { FBLOG_DEBUG("CoreAPI" "::" "setStaticPicture" "_file", "Invalid file:" &lt;&lt; arg); } };$/;"</text:p>
          </table:table-cell>
          <table:table-cell office:value-type="string">
            <text:p>line:29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aticPictureFps</text:p>
          </table:table-cell>
          <table:table-cell office:value-type="string">
            <text:p>coreapi.h</text:p>
          </table:table-cell>
          <table:table-cell office:value-type="string">
            <text:p>/^ void setStaticPictureFps(float fps);$/;"</text:p>
          </table:table-cell>
          <table:table-cell office:value-type="string">
            <text:p>line:285</text:p>
          </table:table-cell>
          <table:table-cell office:value-type="string">
            <text:p>class:CoreAPI</text:p>
          </table:table-cell>
          <table:table-cell office:value-type="string">
            <text:p>signature:(float f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unServer</text:p>
          </table:table-cell>
          <table:table-cell office:value-type="string">
            <text:p>coreapi.h</text:p>
          </table:table-cell>
          <table:table-cell office:value-type="string">
            <text:p>/^ void setStunServer(const std::string &amp;server);$/;"</text:p>
          </table:table-cell>
          <table:table-cell office:value-type="string">
            <text:p>line:22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serv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callstatsapi.h</text:p>
          </table:table-cell>
          <table:table-cell office:value-type="string">
            <text:p>/^ void setType(int type);$/;"</text:p>
          </table:table-cell>
          <table:table-cell office:value-type="string">
            <text:p>line:20</text:p>
          </table:table-cell>
          <table:table-cell office:value-type="string">
            <text:p>class:CallStats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payloadtypeapi.h</text:p>
          </table:table-cell>
          <table:table-cell office:value-type="string">
            <text:p>/^ void setType(int type);$/;"</text:p>
          </table:table-cell>
          <table:table-cell office:value-type="string">
            <text:p>line:24</text:p>
          </table:table-cell>
          <table:table-cell office:value-type="string">
            <text:p>class:PayloadType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ploadBandwidth</text:p>
          </table:table-cell>
          <table:table-cell office:value-type="string">
            <text:p>coreapi.h</text:p>
          </table:table-cell>
          <table:table-cell office:value-type="string">
            <text:p>/^ void setUploadBandwidth(int bandwidth);$/;"</text:p>
          </table:table-cell>
          <table:table-cell office:value-type="string">
            <text:p>line:216</text:p>
          </table:table-cell>
          <table:table-cell office:value-type="string">
            <text:p>class:CoreAPI</text:p>
          </table:table-cell>
          <table:table-cell office:value-type="string">
            <text:p>signature:(int bandwid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ploadPtime</text:p>
          </table:table-cell>
          <table:table-cell office:value-type="string">
            <text:p>coreapi.h</text:p>
          </table:table-cell>
          <table:table-cell office:value-type="string">
            <text:p>/^ void setUploadPtime(int ptime);$/;"</text:p>
          </table:table-cell>
          <table:table-cell office:value-type="string">
            <text:p>line:220</text:p>
          </table:table-cell>
          <table:table-cell office:value-type="string">
            <text:p>class:CoreAPI</text:p>
          </table:table-cell>
          <table:table-cell office:value-type="string">
            <text:p>signature:(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InfoForDtmf</text:p>
          </table:table-cell>
          <table:table-cell office:value-type="string">
            <text:p>coreapi.h</text:p>
          </table:table-cell>
          <table:table-cell office:value-type="string">
            <text:p>/^ void setUseInfoForDtmf(bool enable);$/;"</text:p>
          </table:table-cell>
          <table:table-cell office:value-type="string">
            <text:p>line:275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PreviewWindow</text:p>
          </table:table-cell>
          <table:table-cell office:value-type="string">
            <text:p>coreapi.h</text:p>
          </table:table-cell>
          <table:table-cell office:value-type="string">
            <text:p>/^ void setUsePreviewWindow(bool enable)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fc2833ForDtmf</text:p>
          </table:table-cell>
          <table:table-cell office:value-type="string">
            <text:p>coreapi.h</text:p>
          </table:table-cell>
          <table:table-cell office:value-type="string">
            <text:p>/^ void setUseRfc2833ForDtmf(bool enable);$/;"</text:p>
          </table:table-cell>
          <table:table-cell office:value-type="string">
            <text:p>line:277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 void setUserid(const std::string &amp;userid);$/;"</text:p>
          </table:table-cell>
          <table:table-cell office:value-type="string">
            <text:p>line:22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3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25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 void setVideoCodecs(const std::vector&lt;FB::JSAPIPtr&gt; &amp;list);$/;"</text:p>
          </table:table-cell>
          <table:table-cell office:value-type="string">
            <text:p>line:194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 void setVideoDevice(const std::string &amp;devid);$/;"</text:p>
          </table:table-cell>
          <table:table-cell office:value-type="string">
            <text:p>line:18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scp</text:p>
          </table:table-cell>
          <table:table-cell office:value-type="string">
            <text:p>coreapi.h</text:p>
          </table:table-cell>
          <table:table-cell office:value-type="string">
            <text:p>/^ void setVideoDscp(int port);$/;"</text:p>
          </table:table-cell>
          <table:table-cell office:value-type="string">
            <text:p>line:240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Jittcomp</text:p>
          </table:table-cell>
          <table:table-cell office:value-type="string">
            <text:p>coreapi.h</text:p>
          </table:table-cell>
          <table:table-cell office:value-type="string">
            <text:p>/^ void setVideoJittcomp(int comp);$/;"</text:p>
          </table:table-cell>
          <table:table-cell office:value-type="string">
            <text:p>line:255</text:p>
          </table:table-cell>
          <table:table-cell office:value-type="string">
            <text:p>class:CoreAPI</text:p>
          </table:table-cell>
          <table:table-cell office:value-type="string">
            <text:p>signature:(int com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Port</text:p>
          </table:table-cell>
          <table:table-cell office:value-type="string">
            <text:p>coreapi.h</text:p>
          </table:table-cell>
          <table:table-cell office:value-type="string">
            <text:p>/^ void setVideoPort(int port);$/;"</text:p>
          </table:table-cell>
          <table:table-cell office:value-type="string">
            <text:p>line:212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 void setWindow(FB::PluginWindow *window);$/;"</text:p>
          </table:table-cell>
          <table:table-cell office:value-type="string">
            <text:p>line:12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 virtual void setWindow(FB::PluginWindow *window) = 0;$/;"</text:p>
          </table:table-cell>
          <table:table-cell office:value-type="string">
            <text:p>line:1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ZeroPattern</text:p>
          </table:table-cell>
          <table:table-cell office:value-type="string">
            <text:p>payloadtypeapi.h</text:p>
          </table:table-cell>
          <table:table-cell office:value-type="string">
            <text:p>/^ void setZeroPattern(const std::string &amp;pattern);$/;"</text:p>
          </table:table-cell>
          <table:table-cell office:value-type="string">
            <text:p>line:33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patter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ZrtpSecretsFile</text:p>
          </table:table-cell>
          <table:table-cell office:value-type="string">
            <text:p>coreapi.h</text:p>
          </table:table-cell>
          <table:table-cell office:value-type="string">
            <text:p>/^ std::string getZrtpSecretsFile() const; void setZrtpSecretsFile(const std::string &amp;arg); std::string getZrtpSecretsFile_file() const { std::string ret = getZrtpSecretsFile(); FB::URI uri = FILE_TO_URI(ret); if(URI_IS_FILE(uri)) { return uri.toString(); } else { FBLOG_DEBUG("CoreAPI" "::" "getZrtpSecretsFile" "_file", "Invalid file:" &lt;&lt; ret); } return std::string(); } void setZrtpSecretsFile_file(const std::string &amp;arg) { FB::URI uri(arg); std::string file = URI_TO_FILE(uri); if(file.length()) { setZrtpSecretsFile(file); } else { FBLOG_DEBUG("CoreAPI" "::" "setZrtpSecretsFile" "_file", "Invalid file:" &lt;&lt; arg); } };$/;"</text:p>
          </table:table-cell>
          <table:table-cell office:value-type="string">
            <text:p>line:29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 void shutdown();$/;"</text:p>
          </table:table-cell>
          <table:table-cell office:value-type="string">
            <text:p>line:24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 void shutdown();$/;"</text:p>
          </table:table-cell>
          <table:table-cell office:value-type="string">
            <text:p>line:21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 bool soundDeviceCanCapture(const std::string &amp;devid) const;$/;"</text:p>
          </table:table-cell>
          <table:table-cell office:value-type="string">
            <text:p>line:17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 bool soundDeviceCanPlayback(const std::string &amp;devid) const;$/;"</text:p>
          </table:table-cell>
          <table:table-cell office:value-type="string">
            <text:p>line:17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topDtmf</text:p>
          </table:table-cell>
          <table:table-cell office:value-type="string">
            <text:p>coreapi.h</text:p>
          </table:table-cell>
          <table:table-cell office:value-type="string">
            <text:p>/^ void stopDtmf();$/;"</text:p>
          </table:table-cell>
          <table:table-cell office:value-type="string">
            <text:p>line:27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erminateAllCalls</text:p>
          </table:table-cell>
          <table:table-cell office:value-type="string">
            <text:p>coreapi.h</text:p>
          </table:table-cell>
          <table:table-cell office:value-type="string">
            <text:p>/^ int terminateAllCalls(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 int terminateCall(const CallAPIPtr &amp;call);$/;"</text:p>
          </table:table-cell>
          <table:table-cell office:value-type="string">
            <text:p>line:113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erminateConference</text:p>
          </table:table-cell>
          <table:table-cell office:value-type="string">
            <text:p>coreapi.h</text:p>
          </table:table-cell>
          <table:table-cell office:value-type="string">
            <text:p>/^ int terminateConference()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oStr</text:p>
          </table:table-cell>
          <table:table-cell office:value-type="string">
            <text:p>calllogapi.h</text:p>
          </table:table-cell>
          <table:table-cell office:value-type="string">
            <text:p>/^ std::string toStr() const;$/;"</text:p>
          </table:table-cell>
          <table:table-cell office:value-type="string">
            <text:p>line:21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transferCall</text:p>
          </table:table-cell>
          <table:table-cell office:value-type="string">
            <text:p>coreapi.h</text:p>
          </table:table-cell>
          <table:table-cell office:value-type="string">
            <text:p>/^ int transferCall(const CallAPIPtr &amp;call, const std::string &amp;uri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ransferCallToAnother</text:p>
          </table:table-cell>
          <table:table-cell office:value-type="string">
            <text:p>coreapi.h</text:p>
          </table:table-cell>
          <table:table-cell office:value-type="string">
            <text:p>/^ int transferCallToAnother(const CallAPIPtr &amp;call, const CallAPIPtr &amp;dest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APIPtr &amp;de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updateCall</text:p>
          </table:table-cell>
          <table:table-cell office:value-type="string">
            <text:p>coreapi.h</text:p>
          </table:table-cell>
          <table:table-cell office:value-type="string">
            <text:p>/^ int updateCall(const CallAPIPtr &amp;call, const CallParamsAPIPtr &amp;params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 video();$/;"</text:p>
          </table:table-cell>
          <table:table-cell office:value-type="string">
            <text:p>line:1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AdaptiveJittcompEnabled</text:p>
          </table:table-cell>
          <table:table-cell office:value-type="string">
            <text:p>coreapi.h</text:p>
          </table:table-cell>
          <table:table-cell office:value-type="string">
            <text:p>/^ bool videoAdaptiveJittcompEnabled() const;$/;"</text:p>
          </table:table-cell>
          <table:table-cell office:value-type="string">
            <text:p>line:25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allparamsapi.h</text:p>
          </table:table-cell>
          <table:table-cell office:value-type="string">
            <text:p>/^ bool videoEnabled() const;$/;"</text:p>
          </table:table-cell>
          <table:table-cell office:value-type="string">
            <text:p>line:29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 bool videoEnabled() const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 bool videoPreviewEnabled() const;$/;"</text:p>
          </table:table-cell>
          <table:table-cell office:value-type="string">
            <text:p>line:16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 bool videoSupported() const;$/;"</text:p>
          </table:table-cell>
          <table:table-cell office:value-type="string">
            <text:p>line:15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 static void wrapper_auth_info_requested(LinphoneCore *lc, const char *realm, const char *username);$/;"</text:p>
          </table:table-cell>
          <table:table-cell office:value-type="string">
            <text:p>line:34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 static void wrapper_buddy_info_updated(LinphoneCore *lc, LinphoneFriend *lf);$/;"</text:p>
          </table:table-cell>
          <table:table-cell office:value-type="string">
            <text:p>line:35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 static void wrapper_call_encryption_changed(LinphoneCore *lc, LinphoneCall *call, bool_t on, const char *authentication_token);$/;"</text:p>
          </table:table-cell>
          <table:table-cell office:value-type="string">
            <text:p>line:36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 static void wrapper_call_log_updated(LinphoneCore *lc, LinphoneCallLog *newcl);$/;"</text:p>
          </table:table-cell>
          <table:table-cell office:value-type="string">
            <text:p>line:34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 static void wrapper_call_state_changed(LinphoneCore *lc, LinphoneCall *call, LinphoneCallState cstate, const char *message);$/;"</text:p>
          </table:table-cell>
          <table:table-cell office:value-type="string">
            <text:p>line:34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 static void wrapper_display_message(LinphoneCore *lc, const char *message);$/;"</text:p>
          </table:table-cell>
          <table:table-cell office:value-type="string">
            <text:p>line:356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 static void wrapper_display_status(LinphoneCore *lc, const char *message);$/;"</text:p>
          </table:table-cell>
          <table:table-cell office:value-type="string">
            <text:p>line:35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 static void wrapper_display_url(LinphoneCore *lc, const char *message, const char *url);$/;"</text:p>
          </table:table-cell>
          <table:table-cell office:value-type="string">
            <text:p>line:35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 static void wrapper_display_warning(LinphoneCore *lc, const char *message);$/;"</text:p>
          </table:table-cell>
          <table:table-cell office:value-type="string">
            <text:p>line:357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 static void wrapper_dtmf_received(LinphoneCore *lc, LinphoneCall *call, int dtmf);$/;"</text:p>
          </table:table-cell>
          <table:table-cell office:value-type="string">
            <text:p>line:35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 static void wrapper_global_state_changed(LinphoneCore *lc, LinphoneGlobalState gstate, const char *message);$/;"</text:p>
          </table:table-cell>
          <table:table-cell office:value-type="string">
            <text:p>line:34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 static void wrapper_new_subscription_request(LinphoneCore *lc, LinphoneFriend *lf, const char *url);$/;"</text:p>
          </table:table-cell>
          <table:table-cell office:value-type="string">
            <text:p>line:34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 static void wrapper_notify_presence_recv(LinphoneCore *lc, LinphoneFriend * lf);$/;"</text:p>
          </table:table-cell>
          <table:table-cell office:value-type="string">
            <text:p>line:34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 static void wrapper_notify_recv(LinphoneCore *lc, LinphoneCall *call, const char *from, const char *event);$/;"</text:p>
          </table:table-cell>
          <table:table-cell office:value-type="string">
            <text:p>line:35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 static void wrapper_refer_received(LinphoneCore *lc, const char *refer_to);$/;"</text:p>
          </table:table-cell>
          <table:table-cell office:value-type="string">
            <text:p>line:352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 static void wrapper_registration_state_changed(LinphoneCore *lc, LinphoneProxyConfig *cfg, LinphoneRegistrationState cstate, const char *message);$/;"</text:p>
          </table:table-cell>
          <table:table-cell office:value-type="string">
            <text:p>line:34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 static void wrapper_show(LinphoneCore *lc);$/;"</text:p>
          </table:table-cell>
          <table:table-cell office:value-type="string">
            <text:p>line:359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 static void wrapper_text_received(LinphoneCore *lc, LinphoneChatRoom *room, const LinphoneAddress *from, const char *message);$/;"</text:p>
          </table:table-cell>
          <table:table-cell office:value-type="string">
            <text:p>line:35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zoomVideo</text:p>
          </table:table-cell>
          <table:table-cell office:value-type="string">
            <text:p>callapi.h</text:p>
          </table:table-cell>
          <table:table-cell office:value-type="string">
            <text:p>/^ void zoomVideo(float zoom, float cx, float cy);$/;"</text:p>
          </table:table-cell>
          <table:table-cell office:value-type="string">
            <text:p>line:57</text:p>
          </table:table-cell>
          <table:table-cell office:value-type="string">
            <text:p>class:CallAPI</text:p>
          </table:table-cell>
          <table:table-cell office:value-type="string">
            <text:p>signature:(float zoom, float cx, float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 ~AddressAPI();$/;"</text:p>
          </table:table-cell>
          <table:table-cell office:value-type="string">
            <text:p>line:1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 ~AuthInfoAPI();$/;"</text:p>
          </table:table-cell>
          <table:table-cell office:value-type="string">
            <text:p>line:19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 ~CallAPI();$/;"</text:p>
          </table:table-cell>
          <table:table-cell office:value-type="string">
            <text:p>line:21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LogAPI</text:p>
          </table:table-cell>
          <table:table-cell office:value-type="string">
            <text:p>calllogapi.h</text:p>
          </table:table-cell>
          <table:table-cell office:value-type="string">
            <text:p>/^ ~CallLogAPI();$/;"</text:p>
          </table:table-cell>
          <table:table-cell office:value-type="string">
            <text:p>line:16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ParamsAPI</text:p>
          </table:table-cell>
          <table:table-cell office:value-type="string">
            <text:p>callparamsapi.h</text:p>
          </table:table-cell>
          <table:table-cell office:value-type="string">
            <text:p>/^ ~CallParamsAPI();$/;"</text:p>
          </table:table-cell>
          <table:table-cell office:value-type="string">
            <text:p>line:18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StatsAPI</text:p>
          </table:table-cell>
          <table:table-cell office:value-type="string">
            <text:p>callstatsapi.h</text:p>
          </table:table-cell>
          <table:table-cell office:value-type="string">
            <text:p>/^ ~CallStatsAPI();$/;"</text:p>
          </table:table-cell>
          <table:table-cell office:value-type="string">
            <text:p>line:17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 ~CoreAPI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 ~PayloadTypeAPI();$/;"</text:p>
          </table:table-cell>
          <table:table-cell office:value-type="string">
            <text:p>line:18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 ~ProxyConfigAPI();$/;"</text:p>
          </table:table-cell>
          <table:table-cell office:value-type="string">
            <text:p>line:1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 ~VideoAPI();$/;"</text:p>
          </table:table-cell>
          <table:table-cell office:value-type="string">
            <text:p>line:10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core</text:p>
          </table:table-cell>
          <table:table-cell office:value-type="string">
            <text:p>coreplugin.h</text:p>
          </table:table-cell>
          <table:table-cell office:value-type="string">
            <text:p>/^ virtual ~core();$/;"</text:p>
          </table:table-cell>
          <table:table-cell office:value-type="string">
            <text:p>line:19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 virtual ~video();$/;"</text:p>
          </table:table-cell>
          <table:table-cell office:value-type="string">
            <text:p>line:1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 table:number-rows-repeated="10481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mpl" table:style-name="ta1">
        <office:forms form:automatic-focus="false" form:apply-design-mode="false"/>
        <table:table-column table:style-name="co23" table:default-cell-style-name="ce122"/>
        <table:table-column table:style-name="co38" table:default-cell-style-name="ce122"/>
        <table:table-column table:style-name="co24" table:default-cell-style-name="ce122"/>
        <table:table-column table:style-name="co25" table:number-columns-repeated="2" table:default-cell-style-name="ce122"/>
        <table:table-column table:style-name="co39" table:default-cell-style-name="ce122"/>
        <table:table-column table:style-name="co24" table:default-cell-style-name="ce122"/>
        <table:table-column table:style-name="co12" table:number-columns-repeated="1017" table:default-cell-style-name="ce122"/>
        <table:table-row table:style-name="ro4">
          <table:table-cell table:style-name="ce121" office:value-type="string">
            <text:p>File</text:p>
          </table:table-cell>
          <table:table-cell table:style-name="ce121" office:value-type="string">
            <text:p>Line</text:p>
          </table:table-cell>
          <table:table-cell table:style-name="ce121" office:value-type="string">
            <text:p>Class</text:p>
          </table:table-cell>
          <table:table-cell table:style-name="ce121" office:value-type="string">
            <text:p>Return type</text:p>
          </table:table-cell>
          <table:table-cell table:style-name="ce121" office:value-type="string">
            <text:p>Function</text:p>
          </table:table-cell>
          <table:table-cell table:style-name="ce121" office:value-type="string">
            <text:p>Parameters</text:p>
          </table:table-cell>
          <table:table-cell table:style-name="ce121" table:number-columns-repeated="1018"/>
        </table:table-row>
        <table:table-row table:style-name="ro1">
          <table:table-cell table:style-name="Default" table:formula="of:=['RAW Impl'.B2]" office:value-type="string" office:string-value="addressapi.h">
            <text:p>addressapi.h</text:p>
          </table:table-cell>
          <table:table-cell table:style-name="Default" table:formula="of:=SUBSTITUTE(['RAW Impl'.D2];&quot;line:&quot;;&quot;&quot;)" office:value-type="string" office:string-value="13">
            <text:p>13</text:p>
          </table:table-cell>
          <table:table-cell table:style-name="Default" table:formula="of:=SUBSTITUTE(['RAW Impl'.E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];&quot;returntype:&quot;;&quot;&quot;)">
            <text:p/>
          </table:table-cell>
          <table:table-cell table:style-name="Default" table:formula="of:=['RAW Impl'.A2]" office:value-type="string" office:string-value="AddressAPI">
            <text:p>AddressAPI</text:p>
          </table:table-cell>
          <table:table-cell table:style-name="Default" table:formula="of:=['RAW Impl'.F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3]" office:value-type="string" office:string-value="addressapi.h">
            <text:p>addressapi.h</text:p>
          </table:table-cell>
          <table:table-cell table:style-name="Default" table:formula="of:=SUBSTITUTE(['RAW Impl'.D3];&quot;line:&quot;;&quot;&quot;)" office:value-type="string" office:string-value="14">
            <text:p>14</text:p>
          </table:table-cell>
          <table:table-cell table:style-name="Default" table:formula="of:=SUBSTITUTE(['RAW Impl'.E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];&quot;returntype:&quot;;&quot;&quot;)">
            <text:p/>
          </table:table-cell>
          <table:table-cell table:style-name="Default" table:formula="of:=['RAW Impl'.A3]" office:value-type="string" office:string-value="AddressAPI">
            <text:p>AddressAPI</text:p>
          </table:table-cell>
          <table:table-cell table:style-name="Default" table:formula="of:=['RAW Impl'.F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4]" office:value-type="string" office:string-value="addressapi.h">
            <text:p>addressapi.h</text:p>
          </table:table-cell>
          <table:table-cell table:style-name="Default" table:formula="of:=SUBSTITUTE(['RAW Impl'.D4];&quot;line:&quot;;&quot;&quot;)" office:value-type="string" office:string-value="15">
            <text:p>15</text:p>
          </table:table-cell>
          <table:table-cell table:style-name="Default" table:formula="of:=SUBSTITUTE(['RAW Impl'.E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];&quot;returntype:&quot;;&quot;&quot;)">
            <text:p/>
          </table:table-cell>
          <table:table-cell table:style-name="Default" table:formula="of:=['RAW Impl'.A4]" office:value-type="string" office:string-value="AddressAPI">
            <text:p>AddressAPI</text:p>
          </table:table-cell>
          <table:table-cell table:style-name="Default" table:formula="of:=['RAW Impl'.F4]" office:value-type="string" office:string-value="signature:(const std::string &amp;uri)">
            <text:p>signature:(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]" office:value-type="string" office:string-value="SimpleStreamHelper.h">
            <text:p>SimpleStreamHelper.h</text:p>
          </table:table-cell>
          <table:table-cell table:style-name="Default" table:formula="of:=SUBSTITUTE(['RAW Impl'.D5];&quot;line:&quot;;&quot;&quot;)" office:value-type="string" office:string-value="43">
            <text:p>43</text:p>
          </table:table-cell>
          <table:table-cell table:style-name="Default" table:formula="of:=SUBSTITUTE(['RAW Impl'.E5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5];&quot;returntype:&quot;;&quot;&quot;)" office:value-type="string" office:string-value="FB::SimpleStreamHelperPtr">
            <text:p>FB::SimpleStreamHelperPtr</text:p>
          </table:table-cell>
          <table:table-cell table:style-name="Default" table:formula="of:=['RAW Impl'.A5]" office:value-type="string" office:string-value="AsyncGet">
            <text:p>AsyncGet</text:p>
          </table:table-cell>
          <table:table-cell table:style-name="Default" table:formula="of:=['RAW Impl'.F5]" office:value-type="string" office:string-value="signature:(const FB::BrowserHostPtr&amp; host, const FB::URI&amp; uri, const HttpCallback&amp; callback, const HttpProgressCallback&amp; progressCallback = HttpProgressCallback(), bool cache = true, size_t bufferSize = 128*1024)">
            <text:p>signature:(const FB::BrowserHostPtr&amp; host, const FB::URI&amp; uri, const HttpCallback&amp; callback, const HttpProgressCallback&amp; progressCallback = HttpProgressCallback(), bool cache = true,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6]" office:value-type="string" office:string-value="SimpleStreamHelper.h">
            <text:p>SimpleStreamHelper.h</text:p>
          </table:table-cell>
          <table:table-cell table:style-name="Default" table:formula="of:=SUBSTITUTE(['RAW Impl'.D6];&quot;line:&quot;;&quot;&quot;)" office:value-type="string" office:string-value="46">
            <text:p>46</text:p>
          </table:table-cell>
          <table:table-cell table:style-name="Default" table:formula="of:=SUBSTITUTE(['RAW Impl'.E6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6];&quot;returntype:&quot;;&quot;&quot;)" office:value-type="string" office:string-value="FB::SimpleStreamHelperPtr">
            <text:p>FB::SimpleStreamHelperPtr</text:p>
          </table:table-cell>
          <table:table-cell table:style-name="Default" table:formula="of:=['RAW Impl'.A6]" office:value-type="string" office:string-value="AsyncPost">
            <text:p>AsyncPost</text:p>
          </table:table-cell>
          <table:table-cell table:style-name="Default" table:formula="of:=['RAW Impl'.F6]" office:value-type="string" office:string-value="signature:(const FB::BrowserHostPtr&amp; host, const FB::URI&amp; uri, const std::string&amp; postdata, const HttpCallback&amp; callback, const HttpProgressCallback&amp; progressCallback = HttpProgressCallback(), bool cache = true, size_t bufferSize = 128*1024)">
            <text:p>signature:(const FB::BrowserHostPtr&amp; host, const FB::URI&amp; uri, const std::string&amp; postdata, const HttpCallback&amp; callback, const HttpProgressCallback&amp; progressCallback = HttpProgressCallback(), bool cache = true,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7]" office:value-type="string" office:string-value="authinfoapi.h">
            <text:p>authinfoapi.h</text:p>
          </table:table-cell>
          <table:table-cell table:style-name="Default" table:formula="of:=SUBSTITUTE(['RAW Impl'.D7];&quot;line:&quot;;&quot;&quot;)" office:value-type="string" office:string-value="13">
            <text:p>13</text:p>
          </table:table-cell>
          <table:table-cell table:style-name="Default" table:formula="of:=SUBSTITUTE(['RAW Impl'.E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7];&quot;returntype:&quot;;&quot;&quot;)">
            <text:p/>
          </table:table-cell>
          <table:table-cell table:style-name="Default" table:formula="of:=['RAW Impl'.A7]" office:value-type="string" office:string-value="AuthInfoAPI">
            <text:p>AuthInfoAPI</text:p>
          </table:table-cell>
          <table:table-cell table:style-name="Default" table:formula="of:=['RAW Impl'.F7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8]" office:value-type="string" office:string-value="authinfoapi.h">
            <text:p>authinfoapi.h</text:p>
          </table:table-cell>
          <table:table-cell table:style-name="Default" table:formula="of:=SUBSTITUTE(['RAW Impl'.D8];&quot;line:&quot;;&quot;&quot;)" office:value-type="string" office:string-value="14">
            <text:p>14</text:p>
          </table:table-cell>
          <table:table-cell table:style-name="Default" table:formula="of:=SUBSTITUTE(['RAW Impl'.E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8];&quot;returntype:&quot;;&quot;&quot;)">
            <text:p/>
          </table:table-cell>
          <table:table-cell table:style-name="Default" table:formula="of:=['RAW Impl'.A8]" office:value-type="string" office:string-value="AuthInfoAPI">
            <text:p>AuthInfoAPI</text:p>
          </table:table-cell>
          <table:table-cell table:style-name="Default" table:formula="of:=['RAW Impl'.F8]" office:value-type="string" office:string-value="signature:(const LinphoneAuthInfo *authInfo)">
            <text:p>signature:(const 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9]" office:value-type="string" office:string-value="authinfoapi.h">
            <text:p>authinfoapi.h</text:p>
          </table:table-cell>
          <table:table-cell table:style-name="Default" table:formula="of:=SUBSTITUTE(['RAW Impl'.D9];&quot;line:&quot;;&quot;&quot;)" office:value-type="string" office:string-value="17">
            <text:p>17</text:p>
          </table:table-cell>
          <table:table-cell table:style-name="Default" table:formula="of:=SUBSTITUTE(['RAW Impl'.E9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9];&quot;returntype:&quot;;&quot;&quot;)">
            <text:p/>
          </table:table-cell>
          <table:table-cell table:style-name="Default" table:formula="of:=['RAW Impl'.A9]" office:value-type="string" office:string-value="AuthInfoAPI">
            <text:p>AuthInfoAPI</text:p>
          </table:table-cell>
          <table:table-cell table:style-name="Default" table:formula="of:=['RAW Impl'.F9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10]" office:value-type="string" office:string-value="utils.h">
            <text:p>utils.h</text:p>
          </table:table-cell>
          <table:table-cell table:style-name="Default" table:formula="of:=SUBSTITUTE(['RAW Impl'.D10];&quot;line:&quot;;&quot;&quot;)" office:value-type="string" office:string-value="91">
            <text:p>91</text:p>
          </table:table-cell>
          <table:table-cell table:style-name="Default" table:formula="of:=SUBSTITUTE(['RAW Impl'.E10];&quot;returntype:&quot;;&quot;&quot;)" office:value-type="string" office:string-value="signature:(const char *str)">
            <text:p>signature:(const char *str)</text:p>
          </table:table-cell>
          <table:table-cell table:style-name="Default" table:formula="of:=SUBSTITUTE(['RAW Impl'.G10];&quot;returntype:&quot;;&quot;&quot;)">
            <text:p/>
          </table:table-cell>
          <table:table-cell table:style-name="Default" table:formula="of:=['RAW Impl'.A10]" office:value-type="string" office:string-value="CHARPTR_TO_STRING">
            <text:p>CHARPTR_TO_STRING</text:p>
          </table:table-cell>
          <table:table-cell table:style-name="Default" table:formula="of:=['RAW Impl'.F10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11]" office:value-type="string" office:string-value="callapi.h">
            <text:p>callapi.h</text:p>
          </table:table-cell>
          <table:table-cell table:style-name="Default" table:formula="of:=SUBSTITUTE(['RAW Impl'.D11];&quot;line:&quot;;&quot;&quot;)" office:value-type="string" office:string-value="17">
            <text:p>17</text:p>
          </table:table-cell>
          <table:table-cell table:style-name="Default" table:formula="of:=SUBSTITUTE(['RAW Impl'.E11];&quot;returntype:&quot;;&quot;&quot;)" office:value-type="string" office:string-value="class:CallAPI">
            <text:p>class:CallAPI</text:p>
          </table:table-cell>
          <table:table-cell table:style-name="Default" table:formula="of:=SUBSTITUTE(['RAW Impl'.G11];&quot;returntype:&quot;;&quot;&quot;)">
            <text:p/>
          </table:table-cell>
          <table:table-cell table:style-name="Default" table:formula="of:=['RAW Impl'.A11]" office:value-type="string" office:string-value="CallAPI">
            <text:p>CallAPI</text:p>
          </table:table-cell>
          <table:table-cell table:style-name="Default" table:formula="of:=['RAW Impl'.F1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12]" office:value-type="string" office:string-value="calllogapi.h">
            <text:p>calllogapi.h</text:p>
          </table:table-cell>
          <table:table-cell table:style-name="Default" table:formula="of:=SUBSTITUTE(['RAW Impl'.D12];&quot;line:&quot;;&quot;&quot;)" office:value-type="string" office:string-value="12">
            <text:p>12</text:p>
          </table:table-cell>
          <table:table-cell table:style-name="Default" table:formula="of:=SUBSTITUTE(['RAW Impl'.E12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2];&quot;returntype:&quot;;&quot;&quot;)">
            <text:p/>
          </table:table-cell>
          <table:table-cell table:style-name="Default" table:formula="of:=['RAW Impl'.A12]" office:value-type="string" office:string-value="CallLogAPI">
            <text:p>CallLogAPI</text:p>
          </table:table-cell>
          <table:table-cell table:style-name="Default" table:formula="of:=['RAW Impl'.F12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13]" office:value-type="string" office:string-value="callparamsapi.h">
            <text:p>callparamsapi.h</text:p>
          </table:table-cell>
          <table:table-cell table:style-name="Default" table:formula="of:=SUBSTITUTE(['RAW Impl'.D13];&quot;line:&quot;;&quot;&quot;)" office:value-type="string" office:string-value="13">
            <text:p>13</text:p>
          </table:table-cell>
          <table:table-cell table:style-name="Default" table:formula="of:=SUBSTITUTE(['RAW Impl'.E1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3];&quot;returntype:&quot;;&quot;&quot;)">
            <text:p/>
          </table:table-cell>
          <table:table-cell table:style-name="Default" table:formula="of:=['RAW Impl'.A13]" office:value-type="string" office:string-value="CallParamsAPI">
            <text:p>CallParamsAPI</text:p>
          </table:table-cell>
          <table:table-cell table:style-name="Default" table:formula="of:=['RAW Impl'.F13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4]" office:value-type="string" office:string-value="callparamsapi.h">
            <text:p>callparamsapi.h</text:p>
          </table:table-cell>
          <table:table-cell table:style-name="Default" table:formula="of:=SUBSTITUTE(['RAW Impl'.D14];&quot;line:&quot;;&quot;&quot;)" office:value-type="string" office:string-value="14">
            <text:p>14</text:p>
          </table:table-cell>
          <table:table-cell table:style-name="Default" table:formula="of:=SUBSTITUTE(['RAW Impl'.E1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4];&quot;returntype:&quot;;&quot;&quot;)">
            <text:p/>
          </table:table-cell>
          <table:table-cell table:style-name="Default" table:formula="of:=['RAW Impl'.A14]" office:value-type="string" office:string-value="CallParamsAPI">
            <text:p>CallParamsAPI</text:p>
          </table:table-cell>
          <table:table-cell table:style-name="Default" table:formula="of:=['RAW Impl'.F14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5]" office:value-type="string" office:string-value="callstatsapi.h">
            <text:p>callstatsapi.h</text:p>
          </table:table-cell>
          <table:table-cell table:style-name="Default" table:formula="of:=SUBSTITUTE(['RAW Impl'.D15];&quot;line:&quot;;&quot;&quot;)" office:value-type="string" office:string-value="13">
            <text:p>13</text:p>
          </table:table-cell>
          <table:table-cell table:style-name="Default" table:formula="of:=SUBSTITUTE(['RAW Impl'.E15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5];&quot;returntype:&quot;;&quot;&quot;)">
            <text:p/>
          </table:table-cell>
          <table:table-cell table:style-name="Default" table:formula="of:=['RAW Impl'.A15]" office:value-type="string" office:string-value="CallStatsAPI">
            <text:p>CallStatsAPI</text:p>
          </table:table-cell>
          <table:table-cell table:style-name="Default" table:formula="of:=['RAW Impl'.F15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6]" office:value-type="string" office:string-value="coreapi.h">
            <text:p>coreapi.h</text:p>
          </table:table-cell>
          <table:table-cell table:style-name="Default" table:formula="of:=SUBSTITUTE(['RAW Impl'.D16];&quot;line:&quot;;&quot;&quot;)" office:value-type="string" office:string-value="92">
            <text:p>92</text:p>
          </table:table-cell>
          <table:table-cell table:style-name="Default" table:formula="of:=SUBSTITUTE(['RAW Impl'.E16];&quot;returntype:&quot;;&quot;&quot;)" office:value-type="string" office:string-value="class:CoreAPI">
            <text:p>class:CoreAPI</text:p>
          </table:table-cell>
          <table:table-cell table:style-name="Default" table:formula="of:=SUBSTITUTE(['RAW Impl'.G16];&quot;returntype:&quot;;&quot;&quot;)">
            <text:p/>
          </table:table-cell>
          <table:table-cell table:style-name="Default" table:formula="of:=['RAW Impl'.A16]" office:value-type="string" office:string-value="CoreAPI">
            <text:p>CoreAPI</text:p>
          </table:table-cell>
          <table:table-cell table:style-name="Default" table:formula="of:=['RAW Impl'.F16]" office:value-type="string" office:string-value="signature:(const corePtr&amp; plugin, const FB::BrowserHostPtr&amp; host)">
            <text:p>signature:(const core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17]" office:value-type="string" office:string-value="SimpleStreamHelper.h">
            <text:p>SimpleStreamHelper.h</text:p>
          </table:table-cell>
          <table:table-cell table:style-name="Default" table:formula="of:=SUBSTITUTE(['RAW Impl'.D17];&quot;line:&quot;;&quot;&quot;)" office:value-type="string" office:string-value="8">
            <text:p>8</text:p>
          </table:table-cell>
          <table:table-cell table:style-name="Default" table:formula="of:=SUBSTITUTE(['RAW Impl'.E17];&quot;returntype:&quot;;&quot;&quot;)" office:value-type="string" office:string-value="namespace:FB">
            <text:p>namespace:FB</text:p>
          </table:table-cell>
          <table:table-cell table:style-name="Default" table:formula="of:=SUBSTITUTE(['RAW Impl'.G17];&quot;returntype:&quot;;&quot;&quot;)">
            <text:p/>
          </table:table-cell>
          <table:table-cell table:style-name="Default" table:formula="of:=['RAW Impl'.A17]" office:value-type="string" office:string-value="FB_FORWARD_PTR">
            <text:p>FB_FORWARD_PTR</text:p>
          </table:table-cell>
          <table:table-cell table:style-name="Default" table:formula="of:=['RAW Impl'.F17]" office:value-type="string" office:string-value="signature:(BrowserHost)">
            <text:p>signature:(BrowserHost)</text:p>
          </table:table-cell>
          <table:table-cell table:number-columns-repeated="1018"/>
        </table:table-row>
        <table:table-row table:style-name="ro1">
          <table:table-cell table:style-name="Default" table:formula="of:=['RAW Impl'.B18]" office:value-type="string" office:string-value="SimpleStreamHelper.h">
            <text:p>SimpleStreamHelper.h</text:p>
          </table:table-cell>
          <table:table-cell table:style-name="Default" table:formula="of:=SUBSTITUTE(['RAW Impl'.D18];&quot;line:&quot;;&quot;&quot;)" office:value-type="string" office:string-value="9">
            <text:p>9</text:p>
          </table:table-cell>
          <table:table-cell table:style-name="Default" table:formula="of:=SUBSTITUTE(['RAW Impl'.E18];&quot;returntype:&quot;;&quot;&quot;)" office:value-type="string" office:string-value="namespace:FB">
            <text:p>namespace:FB</text:p>
          </table:table-cell>
          <table:table-cell table:style-name="Default" table:formula="of:=SUBSTITUTE(['RAW Impl'.G18];&quot;returntype:&quot;;&quot;&quot;)">
            <text:p/>
          </table:table-cell>
          <table:table-cell table:style-name="Default" table:formula="of:=['RAW Impl'.A18]" office:value-type="string" office:string-value="FB_FORWARD_PTR">
            <text:p>FB_FORWARD_PTR</text:p>
          </table:table-cell>
          <table:table-cell table:style-name="Default" table:formula="of:=['RAW Impl'.F18]" office:value-type="string" office:string-value="signature:(SimpleStreamHelper)">
            <text:p>signature:(SimpleStreamHelper)</text:p>
          </table:table-cell>
          <table:table-cell table:number-columns-repeated="1018"/>
        </table:table-row>
        <table:table-row table:style-name="ro1">
          <table:table-cell table:style-name="Default" table:formula="of:=['RAW Impl'.B19]" office:value-type="string" office:string-value="coreapi.h">
            <text:p>coreapi.h</text:p>
          </table:table-cell>
          <table:table-cell table:style-name="Default" table:formula="of:=SUBSTITUTE(['RAW Impl'.D19];&quot;line:&quot;;&quot;&quot;)" office:value-type="string" office:string-value="307">
            <text:p>307</text:p>
          </table:table-cell>
          <table:table-cell table:style-name="Default" table:formula="of:=SUBSTITUTE(['RAW Impl'.E19];&quot;returntype:&quot;;&quot;&quot;)" office:value-type="string" office:string-value="class:CoreAPI">
            <text:p>class:CoreAPI</text:p>
          </table:table-cell>
          <table:table-cell table:style-name="Default" table:formula="of:=SUBSTITUTE(['RAW Impl'.G19];&quot;returntype:&quot;;&quot;&quot;)">
            <text:p/>
          </table:table-cell>
          <table:table-cell table:style-name="Default" table:formula="of:=['RAW Impl'.A19]" office:value-type="string" office:string-value="FB_JSAPI_EVENT">
            <text:p>FB_JSAPI_EVENT</text:p>
          </table:table-cell>
          <table:table-cell table:style-name="Default" table:formula="of:=['RAW Impl'.F19]" office:value-type="string" office:string-value="signature:(authInfoRequested, 3, (CoreAPIPtr, const std::string&amp;, const std::string&amp;))">
            <text:p>signature:(authInfoRequested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0]" office:value-type="string" office:string-value="coreapi.h">
            <text:p>coreapi.h</text:p>
          </table:table-cell>
          <table:table-cell table:style-name="Default" table:formula="of:=SUBSTITUTE(['RAW Impl'.D20];&quot;line:&quot;;&quot;&quot;)" office:value-type="string" office:string-value="305">
            <text:p>305</text:p>
          </table:table-cell>
          <table:table-cell table:style-name="Default" table:formula="of:=SUBSTITUTE(['RAW Impl'.E20];&quot;returntype:&quot;;&quot;&quot;)" office:value-type="string" office:string-value="class:CoreAPI">
            <text:p>class:CoreAPI</text:p>
          </table:table-cell>
          <table:table-cell table:style-name="Default" table:formula="of:=SUBSTITUTE(['RAW Impl'.G20];&quot;returntype:&quot;;&quot;&quot;)">
            <text:p/>
          </table:table-cell>
          <table:table-cell table:style-name="Default" table:formula="of:=['RAW Impl'.A20]" office:value-type="string" office:string-value="FB_JSAPI_EVENT">
            <text:p>FB_JSAPI_EVENT</text:p>
          </table:table-cell>
          <table:table-cell table:style-name="Default" table:formula="of:=['RAW Impl'.F20]" office:value-type="string" office:string-value="signature:(callStateChanged, 4, (CoreAPIPtr, CallAPIPtr, const int&amp;, const std::string&amp;))">
            <text:p>signature:(callStateChanged, 4, (CoreAPIPtr, Call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1]" office:value-type="string" office:string-value="coreapi.h">
            <text:p>coreapi.h</text:p>
          </table:table-cell>
          <table:table-cell table:style-name="Default" table:formula="of:=SUBSTITUTE(['RAW Impl'.D21];&quot;line:&quot;;&quot;&quot;)" office:value-type="string" office:string-value="310">
            <text:p>310</text:p>
          </table:table-cell>
          <table:table-cell table:style-name="Default" table:formula="of:=SUBSTITUTE(['RAW Impl'.E21];&quot;returntype:&quot;;&quot;&quot;)" office:value-type="string" office:string-value="class:CoreAPI">
            <text:p>class:CoreAPI</text:p>
          </table:table-cell>
          <table:table-cell table:style-name="Default" table:formula="of:=SUBSTITUTE(['RAW Impl'.G21];&quot;returntype:&quot;;&quot;&quot;)">
            <text:p/>
          </table:table-cell>
          <table:table-cell table:style-name="Default" table:formula="of:=['RAW Impl'.A21]" office:value-type="string" office:string-value="FB_JSAPI_EVENT">
            <text:p>FB_JSAPI_EVENT</text:p>
          </table:table-cell>
          <table:table-cell table:style-name="Default" table:formula="of:=['RAW Impl'.F21]" office:value-type="string" office:string-value="signature:(displayMessage, 2, (CoreAPIPtr, const std::string&amp;))">
            <text:p>signature:(displayMessage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2]" office:value-type="string" office:string-value="coreapi.h">
            <text:p>coreapi.h</text:p>
          </table:table-cell>
          <table:table-cell table:style-name="Default" table:formula="of:=SUBSTITUTE(['RAW Impl'.D22];&quot;line:&quot;;&quot;&quot;)" office:value-type="string" office:string-value="309">
            <text:p>309</text:p>
          </table:table-cell>
          <table:table-cell table:style-name="Default" table:formula="of:=SUBSTITUTE(['RAW Impl'.E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];&quot;returntype:&quot;;&quot;&quot;)">
            <text:p/>
          </table:table-cell>
          <table:table-cell table:style-name="Default" table:formula="of:=['RAW Impl'.A22]" office:value-type="string" office:string-value="FB_JSAPI_EVENT">
            <text:p>FB_JSAPI_EVENT</text:p>
          </table:table-cell>
          <table:table-cell table:style-name="Default" table:formula="of:=['RAW Impl'.F22]" office:value-type="string" office:string-value="signature:(displayStatus, 2, (CoreAPIPtr, const std::string&amp;))">
            <text:p>signature:(displayStatus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3]" office:value-type="string" office:string-value="coreapi.h">
            <text:p>coreapi.h</text:p>
          </table:table-cell>
          <table:table-cell table:style-name="Default" table:formula="of:=SUBSTITUTE(['RAW Impl'.D23];&quot;line:&quot;;&quot;&quot;)" office:value-type="string" office:string-value="312">
            <text:p>312</text:p>
          </table:table-cell>
          <table:table-cell table:style-name="Default" table:formula="of:=SUBSTITUTE(['RAW Impl'.E23];&quot;returntype:&quot;;&quot;&quot;)" office:value-type="string" office:string-value="class:CoreAPI">
            <text:p>class:CoreAPI</text:p>
          </table:table-cell>
          <table:table-cell table:style-name="Default" table:formula="of:=SUBSTITUTE(['RAW Impl'.G23];&quot;returntype:&quot;;&quot;&quot;)">
            <text:p/>
          </table:table-cell>
          <table:table-cell table:style-name="Default" table:formula="of:=['RAW Impl'.A23]" office:value-type="string" office:string-value="FB_JSAPI_EVENT">
            <text:p>FB_JSAPI_EVENT</text:p>
          </table:table-cell>
          <table:table-cell table:style-name="Default" table:formula="of:=['RAW Impl'.F23]" office:value-type="string" office:string-value="signature:(displayUrl, 3, (CoreAPIPtr, const std::string&amp;, const std::string&amp;))">
            <text:p>signature:(displayUrl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4]" office:value-type="string" office:string-value="coreapi.h">
            <text:p>coreapi.h</text:p>
          </table:table-cell>
          <table:table-cell table:style-name="Default" table:formula="of:=SUBSTITUTE(['RAW Impl'.D24];&quot;line:&quot;;&quot;&quot;)" office:value-type="string" office:string-value="311">
            <text:p>311</text:p>
          </table:table-cell>
          <table:table-cell table:style-name="Default" table:formula="of:=SUBSTITUTE(['RAW Impl'.E24];&quot;returntype:&quot;;&quot;&quot;)" office:value-type="string" office:string-value="class:CoreAPI">
            <text:p>class:CoreAPI</text:p>
          </table:table-cell>
          <table:table-cell table:style-name="Default" table:formula="of:=SUBSTITUTE(['RAW Impl'.G24];&quot;returntype:&quot;;&quot;&quot;)">
            <text:p/>
          </table:table-cell>
          <table:table-cell table:style-name="Default" table:formula="of:=['RAW Impl'.A24]" office:value-type="string" office:string-value="FB_JSAPI_EVENT">
            <text:p>FB_JSAPI_EVENT</text:p>
          </table:table-cell>
          <table:table-cell table:style-name="Default" table:formula="of:=['RAW Impl'.F24]" office:value-type="string" office:string-value="signature:(displayWarning, 2, (CoreAPIPtr, const std::string&amp;))">
            <text:p>signature:(displayWarning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5]" office:value-type="string" office:string-value="coreapi.h">
            <text:p>coreapi.h</text:p>
          </table:table-cell>
          <table:table-cell table:style-name="Default" table:formula="of:=SUBSTITUTE(['RAW Impl'.D25];&quot;line:&quot;;&quot;&quot;)" office:value-type="string" office:string-value="304">
            <text:p>304</text:p>
          </table:table-cell>
          <table:table-cell table:style-name="Default" table:formula="of:=SUBSTITUTE(['RAW Impl'.E25];&quot;returntype:&quot;;&quot;&quot;)" office:value-type="string" office:string-value="class:CoreAPI">
            <text:p>class:CoreAPI</text:p>
          </table:table-cell>
          <table:table-cell table:style-name="Default" table:formula="of:=SUBSTITUTE(['RAW Impl'.G25];&quot;returntype:&quot;;&quot;&quot;)">
            <text:p/>
          </table:table-cell>
          <table:table-cell table:style-name="Default" table:formula="of:=['RAW Impl'.A25]" office:value-type="string" office:string-value="FB_JSAPI_EVENT">
            <text:p>FB_JSAPI_EVENT</text:p>
          </table:table-cell>
          <table:table-cell table:style-name="Default" table:formula="of:=['RAW Impl'.F25]" office:value-type="string" office:string-value="signature:(globalStateChanged, 3, (CoreAPIPtr, const int&amp;, const std::string&amp;))">
            <text:p>signature:(globalStateChanged, 3, (Core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6]" office:value-type="string" office:string-value="coreapi.h">
            <text:p>coreapi.h</text:p>
          </table:table-cell>
          <table:table-cell table:style-name="Default" table:formula="of:=SUBSTITUTE(['RAW Impl'.D26];&quot;line:&quot;;&quot;&quot;)" office:value-type="string" office:string-value="308">
            <text:p>308</text:p>
          </table:table-cell>
          <table:table-cell table:style-name="Default" table:formula="of:=SUBSTITUTE(['RAW Impl'.E26];&quot;returntype:&quot;;&quot;&quot;)" office:value-type="string" office:string-value="class:CoreAPI">
            <text:p>class:CoreAPI</text:p>
          </table:table-cell>
          <table:table-cell table:style-name="Default" table:formula="of:=SUBSTITUTE(['RAW Impl'.G26];&quot;returntype:&quot;;&quot;&quot;)">
            <text:p/>
          </table:table-cell>
          <table:table-cell table:style-name="Default" table:formula="of:=['RAW Impl'.A26]" office:value-type="string" office:string-value="FB_JSAPI_EVENT">
            <text:p>FB_JSAPI_EVENT</text:p>
          </table:table-cell>
          <table:table-cell table:style-name="Default" table:formula="of:=['RAW Impl'.F26]" office:value-type="string" office:string-value="signature:(referReceived, 2, (CoreAPIPtr, const std::string&amp;))">
            <text:p>signature:(referReceived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7]" office:value-type="string" office:string-value="coreapi.h">
            <text:p>coreapi.h</text:p>
          </table:table-cell>
          <table:table-cell table:style-name="Default" table:formula="of:=SUBSTITUTE(['RAW Impl'.D27];&quot;line:&quot;;&quot;&quot;)" office:value-type="string" office:string-value="306">
            <text:p>306</text:p>
          </table:table-cell>
          <table:table-cell table:style-name="Default" table:formula="of:=SUBSTITUTE(['RAW Impl'.E27];&quot;returntype:&quot;;&quot;&quot;)" office:value-type="string" office:string-value="class:CoreAPI">
            <text:p>class:CoreAPI</text:p>
          </table:table-cell>
          <table:table-cell table:style-name="Default" table:formula="of:=SUBSTITUTE(['RAW Impl'.G27];&quot;returntype:&quot;;&quot;&quot;)" office:value-type="string" office:string-value="void">
            <text:p>void</text:p>
          </table:table-cell>
          <table:table-cell table:style-name="Default" table:formula="of:=['RAW Impl'.A27]" office:value-type="string" office:string-value="FB_JSAPI_EVENT">
            <text:p>FB_JSAPI_EVENT</text:p>
          </table:table-cell>
          <table:table-cell table:style-name="Default" table:formula="of:=['RAW Impl'.F27]" office:value-type="string" office:string-value="signature:(registrationStateChanged, 4, (CoreAPIPtr, ProxyConfigAPIPtr, const int&amp;, const std::string&amp;))">
            <text:p>signature:(registrationStateChanged, 4, (CoreAPIPtr, ProxyConfig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8]" office:value-type="string" office:string-value="coreapi.h">
            <text:p>coreapi.h</text:p>
          </table:table-cell>
          <table:table-cell table:style-name="Default" table:formula="of:=SUBSTITUTE(['RAW Impl'.D28];&quot;line:&quot;;&quot;&quot;)" office:value-type="string" office:string-value="313">
            <text:p>313</text:p>
          </table:table-cell>
          <table:table-cell table:style-name="Default" table:formula="of:=SUBSTITUTE(['RAW Impl'.E28];&quot;returntype:&quot;;&quot;&quot;)" office:value-type="string" office:string-value="class:CoreAPI">
            <text:p>class:CoreAPI</text:p>
          </table:table-cell>
          <table:table-cell table:style-name="Default" table:formula="of:=SUBSTITUTE(['RAW Impl'.G28];&quot;returntype:&quot;;&quot;&quot;)" office:value-type="string" office:string-value="void">
            <text:p>void</text:p>
          </table:table-cell>
          <table:table-cell table:style-name="Default" table:formula="of:=['RAW Impl'.A28]" office:value-type="string" office:string-value="FB_JSAPI_EVENT">
            <text:p>FB_JSAPI_EVENT</text:p>
          </table:table-cell>
          <table:table-cell table:style-name="Default" table:formula="of:=['RAW Impl'.F28]" office:value-type="string" office:string-value="signature:(show, 1, (CoreAPIPtr))">
            <text:p>signature:(show, 1, (CoreAPIPtr))</text:p>
          </table:table-cell>
          <table:table-cell table:number-columns-repeated="1018"/>
        </table:table-row>
        <table:table-row table:style-name="ro1">
          <table:table-cell table:style-name="Default" table:formula="of:=['RAW Impl'.B29]" office:value-type="string" office:string-value="utils.h">
            <text:p>utils.h</text:p>
          </table:table-cell>
          <table:table-cell table:style-name="Default" table:formula="of:=SUBSTITUTE(['RAW Impl'.D29];&quot;line:&quot;;&quot;&quot;)" office:value-type="string" office:string-value="95">
            <text:p>95</text:p>
          </table:table-cell>
          <table:table-cell table:style-name="Default" table:formula="of:=SUBSTITUTE(['RAW Impl'.E29];&quot;returntype:&quot;;&quot;&quot;)" office:value-type="string" office:string-value="signature:(const std::string &amp;file)">
            <text:p>signature:(const std::string &amp;file)</text:p>
          </table:table-cell>
          <table:table-cell table:style-name="Default" table:formula="of:=SUBSTITUTE(['RAW Impl'.G29];&quot;returntype:&quot;;&quot;&quot;)" office:value-type="string" office:string-value="void">
            <text:p>void</text:p>
          </table:table-cell>
          <table:table-cell table:style-name="Default" table:formula="of:=['RAW Impl'.A29]" office:value-type="string" office:string-value="FILE_TO_URI">
            <text:p>FILE_TO_URI</text:p>
          </table:table-cell>
          <table:table-cell table:style-name="Default" table:formula="of:=['RAW Impl'.F29]" office:value-type="string" office:string-value="returntype:FB::URI">
            <text:p>returntype:FB::URI</text:p>
          </table:table-cell>
          <table:table-cell table:number-columns-repeated="1018"/>
        </table:table-row>
        <table:table-row table:style-name="ro1">
          <table:table-cell table:style-name="Default" table:formula="of:=['RAW Impl'.B30]" office:value-type="string" office:string-value="payloadtypeapi.h">
            <text:p>payloadtypeapi.h</text:p>
          </table:table-cell>
          <table:table-cell table:style-name="Default" table:formula="of:=SUBSTITUTE(['RAW Impl'.D30];&quot;line:&quot;;&quot;&quot;)" office:value-type="string" office:string-value="14">
            <text:p>14</text:p>
          </table:table-cell>
          <table:table-cell table:style-name="Default" table:formula="of:=SUBSTITUTE(['RAW Impl'.E3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];&quot;returntype:&quot;;&quot;&quot;)" office:value-type="string" office:string-value="void">
            <text:p>void</text:p>
          </table:table-cell>
          <table:table-cell table:style-name="Default" table:formula="of:=['RAW Impl'.A30]" office:value-type="string" office:string-value="PayloadTypeAPI">
            <text:p>PayloadTypeAPI</text:p>
          </table:table-cell>
          <table:table-cell table:style-name="Default" table:formula="of:=['RAW Impl'.F30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31]" office:value-type="string" office:string-value="payloadtypeapi.h">
            <text:p>payloadtypeapi.h</text:p>
          </table:table-cell>
          <table:table-cell table:style-name="Default" table:formula="of:=SUBSTITUTE(['RAW Impl'.D31];&quot;line:&quot;;&quot;&quot;)" office:value-type="string" office:string-value="15">
            <text:p>15</text:p>
          </table:table-cell>
          <table:table-cell table:style-name="Default" table:formula="of:=SUBSTITUTE(['RAW Impl'.E3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1];&quot;returntype:&quot;;&quot;&quot;)" office:value-type="string" office:string-value="void">
            <text:p>void</text:p>
          </table:table-cell>
          <table:table-cell table:style-name="Default" table:formula="of:=['RAW Impl'.A31]" office:value-type="string" office:string-value="PayloadTypeAPI">
            <text:p>PayloadTypeAPI</text:p>
          </table:table-cell>
          <table:table-cell table:style-name="Default" table:formula="of:=['RAW Impl'.F31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32]" office:value-type="string" office:string-value="proxyconfigapi.h">
            <text:p>proxyconfigapi.h</text:p>
          </table:table-cell>
          <table:table-cell table:style-name="Default" table:formula="of:=SUBSTITUTE(['RAW Impl'.D32];&quot;line:&quot;;&quot;&quot;)" office:value-type="string" office:string-value="17">
            <text:p>17</text:p>
          </table:table-cell>
          <table:table-cell table:style-name="Default" table:formula="of:=SUBSTITUTE(['RAW Impl'.E3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2];&quot;returntype:&quot;;&quot;&quot;)" office:value-type="string" office:string-value="void">
            <text:p>void</text:p>
          </table:table-cell>
          <table:table-cell table:style-name="Default" table:formula="of:=['RAW Impl'.A32]" office:value-type="string" office:string-value="ProxyConfigAPI">
            <text:p>ProxyConfigAPI</text:p>
          </table:table-cell>
          <table:table-cell table:style-name="Default" table:formula="of:=['RAW Impl'.F3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]" office:value-type="string" office:string-value="proxyconfigapi.h">
            <text:p>proxyconfigapi.h</text:p>
          </table:table-cell>
          <table:table-cell table:style-name="Default" table:formula="of:=SUBSTITUTE(['RAW Impl'.D33];&quot;line:&quot;;&quot;&quot;)" office:value-type="string" office:string-value="14">
            <text:p>14</text:p>
          </table:table-cell>
          <table:table-cell table:style-name="Default" table:formula="of:=SUBSTITUTE(['RAW Impl'.E3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3];&quot;returntype:&quot;;&quot;&quot;)" office:value-type="string" office:string-value="int">
            <text:p>int</text:p>
          </table:table-cell>
          <table:table-cell table:style-name="Default" table:formula="of:=['RAW Impl'.A33]" office:value-type="string" office:string-value="ProxyConfigAPI">
            <text:p>ProxyConfigAPI</text:p>
          </table:table-cell>
          <table:table-cell table:style-name="Default" table:formula="of:=['RAW Impl'.F33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34]" office:value-type="string" office:string-value="SimpleStreamHelper.h">
            <text:p>SimpleStreamHelper.h</text:p>
          </table:table-cell>
          <table:table-cell table:style-name="Default" table:formula="of:=SUBSTITUTE(['RAW Impl'.D34];&quot;line:&quot;;&quot;&quot;)" office:value-type="string" office:string-value="56">
            <text:p>56</text:p>
          </table:table-cell>
          <table:table-cell table:style-name="Default" table:formula="of:=SUBSTITUTE(['RAW Impl'.E34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34];&quot;returntype:&quot;;&quot;&quot;)" office:value-type="string" office:string-value="void">
            <text:p>void</text:p>
          </table:table-cell>
          <table:table-cell table:style-name="Default" table:formula="of:=['RAW Impl'.A34]" office:value-type="string" office:string-value="SimpleStreamHelper">
            <text:p>SimpleStreamHelper</text:p>
          </table:table-cell>
          <table:table-cell table:style-name="Default" table:formula="of:=['RAW Impl'.F34]" office:value-type="string" office:string-value="signature:( const BrowserHostPtr&amp; host, const HttpCallback&amp; callback, const HttpProgressCallback&amp; progressCallback = HttpProgressCallback(), const size_t blockSize = 128*1024 )">
            <text:p>signature:( const BrowserHostPtr&amp; host, const HttpCallback&amp; callback, const HttpProgressCallback&amp; progressCallback = HttpProgressCallback(), const size_t blockSize = 128*1024 )</text:p>
          </table:table-cell>
          <table:table-cell table:number-columns-repeated="1018"/>
        </table:table-row>
        <table:table-row table:style-name="ro1">
          <table:table-cell table:style-name="Default" table:formula="of:=['RAW Impl'.B35]" office:value-type="string" office:string-value="coreplugin.h">
            <text:p>coreplugin.h</text:p>
          </table:table-cell>
          <table:table-cell table:style-name="Default" table:formula="of:=SUBSTITUTE(['RAW Impl'.D35];&quot;line:&quot;;&quot;&quot;)" office:value-type="string" office:string-value="15">
            <text:p>15</text:p>
          </table:table-cell>
          <table:table-cell table:style-name="Default" table:formula="of:=SUBSTITUTE(['RAW Impl'.E35];&quot;returntype:&quot;;&quot;&quot;)" office:value-type="string" office:string-value="class:core">
            <text:p>class:core</text:p>
          </table:table-cell>
          <table:table-cell table:style-name="Default" table:formula="of:=SUBSTITUTE(['RAW Impl'.G35];&quot;returntype:&quot;;&quot;&quot;)" office:value-type="string" office:string-value="void">
            <text:p>void</text:p>
          </table:table-cell>
          <table:table-cell table:style-name="Default" table:formula="of:=['RAW Impl'.A35]" office:value-type="string" office:string-value="StaticDeinitialize">
            <text:p>StaticDeinitialize</text:p>
          </table:table-cell>
          <table:table-cell table:style-name="Default" table:formula="of:=['RAW Impl'.F3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6]" office:value-type="string" office:string-value="videoplugin.h">
            <text:p>videoplugin.h</text:p>
          </table:table-cell>
          <table:table-cell table:style-name="Default" table:formula="of:=SUBSTITUTE(['RAW Impl'.D36];&quot;line:&quot;;&quot;&quot;)" office:value-type="string" office:string-value="12">
            <text:p>12</text:p>
          </table:table-cell>
          <table:table-cell table:style-name="Default" table:formula="of:=SUBSTITUTE(['RAW Impl'.E36];&quot;returntype:&quot;;&quot;&quot;)" office:value-type="string" office:string-value="class:video">
            <text:p>class:video</text:p>
          </table:table-cell>
          <table:table-cell table:style-name="Default" table:formula="of:=SUBSTITUTE(['RAW Impl'.G36];&quot;returntype:&quot;;&quot;&quot;)" office:value-type="string" office:string-value="void">
            <text:p>void</text:p>
          </table:table-cell>
          <table:table-cell table:style-name="Default" table:formula="of:=['RAW Impl'.A36]" office:value-type="string" office:string-value="StaticDeinitialize">
            <text:p>StaticDeinitialize</text:p>
          </table:table-cell>
          <table:table-cell table:style-name="Default" table:formula="of:=['RAW Impl'.F3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7]" office:value-type="string" office:string-value="coreplugin.h">
            <text:p>coreplugin.h</text:p>
          </table:table-cell>
          <table:table-cell table:style-name="Default" table:formula="of:=SUBSTITUTE(['RAW Impl'.D37];&quot;line:&quot;;&quot;&quot;)" office:value-type="string" office:string-value="14">
            <text:p>14</text:p>
          </table:table-cell>
          <table:table-cell table:style-name="Default" table:formula="of:=SUBSTITUTE(['RAW Impl'.E37];&quot;returntype:&quot;;&quot;&quot;)" office:value-type="string" office:string-value="class:core">
            <text:p>class:core</text:p>
          </table:table-cell>
          <table:table-cell table:style-name="Default" table:formula="of:=SUBSTITUTE(['RAW Impl'.G37];&quot;returntype:&quot;;&quot;&quot;)" office:value-type="string" office:string-value="void">
            <text:p>void</text:p>
          </table:table-cell>
          <table:table-cell table:style-name="Default" table:formula="of:=['RAW Impl'.A37]" office:value-type="string" office:string-value="StaticInitialize">
            <text:p>StaticInitialize</text:p>
          </table:table-cell>
          <table:table-cell table:style-name="Default" table:formula="of:=['RAW Impl'.F3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]" office:value-type="string" office:string-value="videoplugin.h">
            <text:p>videoplugin.h</text:p>
          </table:table-cell>
          <table:table-cell table:style-name="Default" table:formula="of:=SUBSTITUTE(['RAW Impl'.D38];&quot;line:&quot;;&quot;&quot;)" office:value-type="string" office:string-value="11">
            <text:p>11</text:p>
          </table:table-cell>
          <table:table-cell table:style-name="Default" table:formula="of:=SUBSTITUTE(['RAW Impl'.E38];&quot;returntype:&quot;;&quot;&quot;)" office:value-type="string" office:string-value="class:video">
            <text:p>class:video</text:p>
          </table:table-cell>
          <table:table-cell table:style-name="Default" table:formula="of:=SUBSTITUTE(['RAW Impl'.G38];&quot;returntype:&quot;;&quot;&quot;)" office:value-type="string" office:string-value="void">
            <text:p>void</text:p>
          </table:table-cell>
          <table:table-cell table:style-name="Default" table:formula="of:=['RAW Impl'.A38]" office:value-type="string" office:string-value="StaticInitialize">
            <text:p>StaticInitialize</text:p>
          </table:table-cell>
          <table:table-cell table:style-name="Default" table:formula="of:=['RAW Impl'.F3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]" office:value-type="string" office:string-value="SimpleStreamHelper.h">
            <text:p>SimpleStreamHelper.h</text:p>
          </table:table-cell>
          <table:table-cell table:style-name="Default" table:formula="of:=SUBSTITUTE(['RAW Impl'.D39];&quot;line:&quot;;&quot;&quot;)" office:value-type="string" office:string-value="49">
            <text:p>49</text:p>
          </table:table-cell>
          <table:table-cell table:style-name="Default" table:formula="of:=SUBSTITUTE(['RAW Impl'.E39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39];&quot;returntype:&quot;;&quot;&quot;)" office:value-type="string" office:string-value="HttpStreamResponsePtr">
            <text:p>HttpStreamResponsePtr</text:p>
          </table:table-cell>
          <table:table-cell table:style-name="Default" table:formula="of:=['RAW Impl'.A39]" office:value-type="string" office:string-value="SynchronousGet">
            <text:p>SynchronousGet</text:p>
          </table:table-cell>
          <table:table-cell table:style-name="Default" table:formula="of:=['RAW Impl'.F39]" office:value-type="string" office:string-value="signature:(const FB::BrowserHostPtr&amp; host, const FB::URI&amp; uri, const bool cache = true, const size_t bufferSize = 128*1024)">
            <text:p>signature:(const FB::BrowserHostPtr&amp; host, const FB::URI&amp; uri, const bool cache = true, const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40]" office:value-type="string" office:string-value="SimpleStreamHelper.h">
            <text:p>SimpleStreamHelper.h</text:p>
          </table:table-cell>
          <table:table-cell table:style-name="Default" table:formula="of:=SUBSTITUTE(['RAW Impl'.D40];&quot;line:&quot;;&quot;&quot;)" office:value-type="string" office:string-value="52">
            <text:p>52</text:p>
          </table:table-cell>
          <table:table-cell table:style-name="Default" table:formula="of:=SUBSTITUTE(['RAW Impl'.E40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40];&quot;returntype:&quot;;&quot;&quot;)" office:value-type="string" office:string-value="HttpStreamResponsePtr">
            <text:p>HttpStreamResponsePtr</text:p>
          </table:table-cell>
          <table:table-cell table:style-name="Default" table:formula="of:=['RAW Impl'.A40]" office:value-type="string" office:string-value="SynchronousPost">
            <text:p>SynchronousPost</text:p>
          </table:table-cell>
          <table:table-cell table:style-name="Default" table:formula="of:=['RAW Impl'.F40]" office:value-type="string" office:string-value="signature:(const FB::BrowserHostPtr&amp; host, const FB::URI&amp; uri, const std::string&amp; postdata, const bool cache = true, const size_t bufferSize = 128*1024)">
            <text:p>signature:(const FB::BrowserHostPtr&amp; host, const FB::URI&amp; uri, const std::string&amp; postdata, const bool cache = true, const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41]" office:value-type="string" office:string-value="utils.h">
            <text:p>utils.h</text:p>
          </table:table-cell>
          <table:table-cell table:style-name="Default" table:formula="of:=SUBSTITUTE(['RAW Impl'.D41];&quot;line:&quot;;&quot;&quot;)" office:value-type="string" office:string-value="92">
            <text:p>92</text:p>
          </table:table-cell>
          <table:table-cell table:style-name="Default" table:formula="of:=SUBSTITUTE(['RAW Impl'.E41];&quot;returntype:&quot;;&quot;&quot;)" office:value-type="string" office:string-value="signature:(const FB::URI &amp;uri)">
            <text:p>signature:(const FB::URI &amp;uri)</text:p>
          </table:table-cell>
          <table:table-cell table:style-name="Default" table:formula="of:=SUBSTITUTE(['RAW Impl'.G41];&quot;returntype:&quot;;&quot;&quot;)" office:value-type="string" office:string-value="bool">
            <text:p>bool</text:p>
          </table:table-cell>
          <table:table-cell table:style-name="Default" table:formula="of:=['RAW Impl'.A41]" office:value-type="string" office:string-value="URI_IS_FILE">
            <text:p>URI_IS_FILE</text:p>
          </table:table-cell>
          <table:table-cell table:style-name="Default" table:formula="of:=['RAW Impl'.F41]" office:value-type="string" office:string-value="returntype:bool">
            <text:p>returntype:bool</text:p>
          </table:table-cell>
          <table:table-cell table:number-columns-repeated="1018"/>
        </table:table-row>
        <table:table-row table:style-name="ro1">
          <table:table-cell table:style-name="Default" table:formula="of:=['RAW Impl'.B42]" office:value-type="string" office:string-value="utils.h">
            <text:p>utils.h</text:p>
          </table:table-cell>
          <table:table-cell table:style-name="Default" table:formula="of:=SUBSTITUTE(['RAW Impl'.D42];&quot;line:&quot;;&quot;&quot;)" office:value-type="string" office:string-value="93">
            <text:p>93</text:p>
          </table:table-cell>
          <table:table-cell table:style-name="Default" table:formula="of:=SUBSTITUTE(['RAW Impl'.E42];&quot;returntype:&quot;;&quot;&quot;)" office:value-type="string" office:string-value="signature:(const FB::URI &amp;uri)">
            <text:p>signature:(const FB::URI &amp;uri)</text:p>
          </table:table-cell>
          <table:table-cell table:style-name="Default" table:formula="of:=SUBSTITUTE(['RAW Impl'.G42];&quot;returntype:&quot;;&quot;&quot;)" office:value-type="string" office:string-value="void">
            <text:p>void</text:p>
          </table:table-cell>
          <table:table-cell table:style-name="Default" table:formula="of:=['RAW Impl'.A42]" office:value-type="string" office:string-value="URI_IS_HTTP">
            <text:p>URI_IS_HTTP</text:p>
          </table:table-cell>
          <table:table-cell table:style-name="Default" table:formula="of:=['RAW Impl'.F42]" office:value-type="string" office:string-value="returntype:bool">
            <text:p>returntype:bool</text:p>
          </table:table-cell>
          <table:table-cell table:number-columns-repeated="1018"/>
        </table:table-row>
        <table:table-row table:style-name="ro1">
          <table:table-cell table:style-name="Default" table:formula="of:=['RAW Impl'.B43]" office:value-type="string" office:string-value="utils.h">
            <text:p>utils.h</text:p>
          </table:table-cell>
          <table:table-cell table:style-name="Default" table:formula="of:=SUBSTITUTE(['RAW Impl'.D43];&quot;line:&quot;;&quot;&quot;)" office:value-type="string" office:string-value="94">
            <text:p>94</text:p>
          </table:table-cell>
          <table:table-cell table:style-name="Default" table:formula="of:=SUBSTITUTE(['RAW Impl'.E43];&quot;returntype:&quot;;&quot;&quot;)" office:value-type="string" office:string-value="signature:(const FB::URI &amp;uri)">
            <text:p>signature:(const FB::URI &amp;uri)</text:p>
          </table:table-cell>
          <table:table-cell table:style-name="Default" table:formula="of:=SUBSTITUTE(['RAW Impl'.G43];&quot;returntype:&quot;;&quot;&quot;)" office:value-type="string" office:string-value="void">
            <text:p>void</text:p>
          </table:table-cell>
          <table:table-cell table:style-name="Default" table:formula="of:=['RAW Impl'.A43]" office:value-type="string" office:string-value="URI_TO_FILE">
            <text:p>URI_TO_FILE</text:p>
          </table:table-cell>
          <table:table-cell table:style-name="Default" table:formula="of:=['RAW Impl'.F43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44]" office:value-type="string" office:string-value="videoapi.h">
            <text:p>videoapi.h</text:p>
          </table:table-cell>
          <table:table-cell table:style-name="Default" table:formula="of:=SUBSTITUTE(['RAW Impl'.D44];&quot;line:&quot;;&quot;&quot;)" office:value-type="string" office:string-value="9">
            <text:p>9</text:p>
          </table:table-cell>
          <table:table-cell table:style-name="Default" table:formula="of:=SUBSTITUTE(['RAW Impl'.E44];&quot;returntype:&quot;;&quot;&quot;)" office:value-type="string" office:string-value="class:VideoAPI">
            <text:p>class:VideoAPI</text:p>
          </table:table-cell>
          <table:table-cell table:style-name="Default" table:formula="of:=SUBSTITUTE(['RAW Impl'.G44];&quot;returntype:&quot;;&quot;&quot;)" office:value-type="string" office:string-value="int">
            <text:p>int</text:p>
          </table:table-cell>
          <table:table-cell table:style-name="Default" table:formula="of:=['RAW Impl'.A44]" office:value-type="string" office:string-value="VideoAPI">
            <text:p>VideoAPI</text:p>
          </table:table-cell>
          <table:table-cell table:style-name="Default" table:formula="of:=['RAW Impl'.F44]" office:value-type="string" office:string-value="signature:(const videoPtr&amp; plugin, const FB::BrowserHostPtr&amp; host)">
            <text:p>signature:(const video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45]" office:value-type="string" office:string-value="coreapi.h">
            <text:p>coreapi.h</text:p>
          </table:table-cell>
          <table:table-cell table:style-name="Default" table:formula="of:=SUBSTITUTE(['RAW Impl'.D45];&quot;line:&quot;;&quot;&quot;)" office:value-type="string" office:string-value="259">
            <text:p>259</text:p>
          </table:table-cell>
          <table:table-cell table:style-name="Default" table:formula="of:=SUBSTITUTE(['RAW Impl'.E45];&quot;returntype:&quot;;&quot;&quot;)" office:value-type="string" office:string-value="class:CoreAPI">
            <text:p>class:CoreAPI</text:p>
          </table:table-cell>
          <table:table-cell table:style-name="Default" table:formula="of:=SUBSTITUTE(['RAW Impl'.G45];&quot;returntype:&quot;;&quot;&quot;)" office:value-type="string" office:string-value="void">
            <text:p>void</text:p>
          </table:table-cell>
          <table:table-cell table:style-name="Default" table:formula="of:=['RAW Impl'.A45]" office:value-type="string" office:string-value="abortAuthentication">
            <text:p>abortAuthentication</text:p>
          </table:table-cell>
          <table:table-cell table:style-name="Default" table:formula="of:=['RAW Impl'.F45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46]" office:value-type="string" office:string-value="coreapi.h">
            <text:p>coreapi.h</text:p>
          </table:table-cell>
          <table:table-cell table:style-name="Default" table:formula="of:=SUBSTITUTE(['RAW Impl'.D46];&quot;line:&quot;;&quot;&quot;)" office:value-type="string" office:string-value="110">
            <text:p>110</text:p>
          </table:table-cell>
          <table:table-cell table:style-name="Default" table:formula="of:=SUBSTITUTE(['RAW Impl'.E46];&quot;returntype:&quot;;&quot;&quot;)" office:value-type="string" office:string-value="class:CoreAPI">
            <text:p>class:CoreAPI</text:p>
          </table:table-cell>
          <table:table-cell table:style-name="Default" table:formula="of:=SUBSTITUTE(['RAW Impl'.G46];&quot;returntype:&quot;;&quot;&quot;)" office:value-type="string" office:string-value="int">
            <text:p>int</text:p>
          </table:table-cell>
          <table:table-cell table:style-name="Default" table:formula="of:=['RAW Impl'.A46]" office:value-type="string" office:string-value="acceptCall">
            <text:p>acceptCall</text:p>
          </table:table-cell>
          <table:table-cell table:style-name="Default" table:formula="of:=['RAW Impl'.F46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47]" office:value-type="string" office:string-value="coreapi.h">
            <text:p>coreapi.h</text:p>
          </table:table-cell>
          <table:table-cell table:style-name="Default" table:formula="of:=SUBSTITUTE(['RAW Impl'.D47];&quot;line:&quot;;&quot;&quot;)" office:value-type="string" office:string-value="124">
            <text:p>124</text:p>
          </table:table-cell>
          <table:table-cell table:style-name="Default" table:formula="of:=SUBSTITUTE(['RAW Impl'.E47];&quot;returntype:&quot;;&quot;&quot;)" office:value-type="string" office:string-value="class:CoreAPI">
            <text:p>class:CoreAPI</text:p>
          </table:table-cell>
          <table:table-cell table:style-name="Default" table:formula="of:=SUBSTITUTE(['RAW Impl'.G47];&quot;returntype:&quot;;&quot;&quot;)" office:value-type="string" office:string-value="int">
            <text:p>int</text:p>
          </table:table-cell>
          <table:table-cell table:style-name="Default" table:formula="of:=['RAW Impl'.A47]" office:value-type="string" office:string-value="acceptCallUpdate">
            <text:p>acceptCallUpdate</text:p>
          </table:table-cell>
          <table:table-cell table:style-name="Default" table:formula="of:=['RAW Impl'.F47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48]" office:value-type="string" office:string-value="coreapi.h">
            <text:p>coreapi.h</text:p>
          </table:table-cell>
          <table:table-cell table:style-name="Default" table:formula="of:=SUBSTITUTE(['RAW Impl'.D48];&quot;line:&quot;;&quot;&quot;)" office:value-type="string" office:string-value="111">
            <text:p>111</text:p>
          </table:table-cell>
          <table:table-cell table:style-name="Default" table:formula="of:=SUBSTITUTE(['RAW Impl'.E48];&quot;returntype:&quot;;&quot;&quot;)" office:value-type="string" office:string-value="class:CoreAPI">
            <text:p>class:CoreAPI</text:p>
          </table:table-cell>
          <table:table-cell table:style-name="Default" table:formula="of:=SUBSTITUTE(['RAW Impl'.G48];&quot;returntype:&quot;;&quot;&quot;)" office:value-type="string" office:string-value="int">
            <text:p>int</text:p>
          </table:table-cell>
          <table:table-cell table:style-name="Default" table:formula="of:=['RAW Impl'.A48]" office:value-type="string" office:string-value="acceptCallWithParams">
            <text:p>acceptCallWithParams</text:p>
          </table:table-cell>
          <table:table-cell table:style-name="Default" table:formula="of:=['RAW Impl'.F48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49]" office:value-type="string" office:string-value="coreapi.h">
            <text:p>coreapi.h</text:p>
          </table:table-cell>
          <table:table-cell table:style-name="Default" table:formula="of:=SUBSTITUTE(['RAW Impl'.D49];&quot;line:&quot;;&quot;&quot;)" office:value-type="string" office:string-value="244">
            <text:p>244</text:p>
          </table:table-cell>
          <table:table-cell table:style-name="Default" table:formula="of:=SUBSTITUTE(['RAW Impl'.E49];&quot;returntype:&quot;;&quot;&quot;)" office:value-type="string" office:string-value="class:CoreAPI">
            <text:p>class:CoreAPI</text:p>
          </table:table-cell>
          <table:table-cell table:style-name="Default" table:formula="of:=SUBSTITUTE(['RAW Impl'.G49];&quot;returntype:&quot;;&quot;&quot;)" office:value-type="string" office:string-value="bool">
            <text:p>bool</text:p>
          </table:table-cell>
          <table:table-cell table:style-name="Default" table:formula="of:=['RAW Impl'.A49]" office:value-type="string" office:string-value="adaptiveRateControlEnabled">
            <text:p>adaptiveRateControlEnabled</text:p>
          </table:table-cell>
          <table:table-cell table:style-name="Default" table:formula="of:=['RAW Impl'.F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0]" office:value-type="string" office:string-value="coreapi.h">
            <text:p>coreapi.h</text:p>
          </table:table-cell>
          <table:table-cell table:style-name="Default" table:formula="of:=SUBSTITUTE(['RAW Impl'.D50];&quot;line:&quot;;&quot;&quot;)" office:value-type="string" office:string-value="134">
            <text:p>134</text:p>
          </table:table-cell>
          <table:table-cell table:style-name="Default" table:formula="of:=SUBSTITUTE(['RAW Impl'.E50];&quot;returntype:&quot;;&quot;&quot;)" office:value-type="string" office:string-value="class:CoreAPI">
            <text:p>class:CoreAPI</text:p>
          </table:table-cell>
          <table:table-cell table:style-name="Default" table:formula="of:=SUBSTITUTE(['RAW Impl'.G50];&quot;returntype:&quot;;&quot;&quot;)" office:value-type="string" office:string-value="int">
            <text:p>int</text:p>
          </table:table-cell>
          <table:table-cell table:style-name="Default" table:formula="of:=['RAW Impl'.A50]" office:value-type="string" office:string-value="addAllToConference">
            <text:p>addAllToConference</text:p>
          </table:table-cell>
          <table:table-cell table:style-name="Default" table:formula="of:=['RAW Impl'.F5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1]" office:value-type="string" office:string-value="coreapi.h">
            <text:p>coreapi.h</text:p>
          </table:table-cell>
          <table:table-cell table:style-name="Default" table:formula="of:=SUBSTITUTE(['RAW Impl'.D51];&quot;line:&quot;;&quot;&quot;)" office:value-type="string" office:string-value="258">
            <text:p>258</text:p>
          </table:table-cell>
          <table:table-cell table:style-name="Default" table:formula="of:=SUBSTITUTE(['RAW Impl'.E51];&quot;returntype:&quot;;&quot;&quot;)" office:value-type="string" office:string-value="class:CoreAPI">
            <text:p>class:CoreAPI</text:p>
          </table:table-cell>
          <table:table-cell table:style-name="Default" table:formula="of:=SUBSTITUTE(['RAW Impl'.G51];&quot;returntype:&quot;;&quot;&quot;)" office:value-type="string" office:string-value="void">
            <text:p>void</text:p>
          </table:table-cell>
          <table:table-cell table:style-name="Default" table:formula="of:=['RAW Impl'.A51]" office:value-type="string" office:string-value="addAuthInfo">
            <text:p>addAuthInfo</text:p>
          </table:table-cell>
          <table:table-cell table:style-name="Default" table:formula="of:=['RAW Impl'.F51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52]" office:value-type="string" office:string-value="coreapi.h">
            <text:p>coreapi.h</text:p>
          </table:table-cell>
          <table:table-cell table:style-name="Default" table:formula="of:=SUBSTITUTE(['RAW Impl'.D52];&quot;line:&quot;;&quot;&quot;)" office:value-type="string" office:string-value="199">
            <text:p>199</text:p>
          </table:table-cell>
          <table:table-cell table:style-name="Default" table:formula="of:=SUBSTITUTE(['RAW Impl'.E52];&quot;returntype:&quot;;&quot;&quot;)" office:value-type="string" office:string-value="class:CoreAPI">
            <text:p>class:CoreAPI</text:p>
          </table:table-cell>
          <table:table-cell table:style-name="Default" table:formula="of:=SUBSTITUTE(['RAW Impl'.G52];&quot;returntype:&quot;;&quot;&quot;)" office:value-type="string" office:string-value="int">
            <text:p>int</text:p>
          </table:table-cell>
          <table:table-cell table:style-name="Default" table:formula="of:=['RAW Impl'.A52]" office:value-type="string" office:string-value="addProxyConfig">
            <text:p>addProxyConfig</text:p>
          </table:table-cell>
          <table:table-cell table:style-name="Default" table:formula="of:=['RAW Impl'.F52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53]" office:value-type="string" office:string-value="coreapi.h">
            <text:p>coreapi.h</text:p>
          </table:table-cell>
          <table:table-cell table:style-name="Default" table:formula="of:=SUBSTITUTE(['RAW Impl'.D53];&quot;line:&quot;;&quot;&quot;)" office:value-type="string" office:string-value="135">
            <text:p>135</text:p>
          </table:table-cell>
          <table:table-cell table:style-name="Default" table:formula="of:=SUBSTITUTE(['RAW Impl'.E53];&quot;returntype:&quot;;&quot;&quot;)" office:value-type="string" office:string-value="class:CoreAPI">
            <text:p>class:CoreAPI</text:p>
          </table:table-cell>
          <table:table-cell table:style-name="Default" table:formula="of:=SUBSTITUTE(['RAW Impl'.G53];&quot;returntype:&quot;;&quot;&quot;)" office:value-type="string" office:string-value="int">
            <text:p>int</text:p>
          </table:table-cell>
          <table:table-cell table:style-name="Default" table:formula="of:=['RAW Impl'.A53]" office:value-type="string" office:string-value="addToConference">
            <text:p>addToConference</text:p>
          </table:table-cell>
          <table:table-cell table:style-name="Default" table:formula="of:=['RAW Impl'.F5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54]" office:value-type="string" office:string-value="addressapi.h">
            <text:p>addressapi.h</text:p>
          </table:table-cell>
          <table:table-cell table:style-name="Default" table:formula="of:=SUBSTITUTE(['RAW Impl'.D54];&quot;line:&quot;;&quot;&quot;)" office:value-type="string" office:string-value="21">
            <text:p>21</text:p>
          </table:table-cell>
          <table:table-cell table:style-name="Default" table:formula="of:=SUBSTITUTE(['RAW Impl'.E5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4];&quot;returntype:&quot;;&quot;&quot;)" office:value-type="string" office:string-value="std::string">
            <text:p>std::string</text:p>
          </table:table-cell>
          <table:table-cell table:style-name="Default" table:formula="of:=['RAW Impl'.A54]" office:value-type="string" office:string-value="asString">
            <text:p>asString</text:p>
          </table:table-cell>
          <table:table-cell table:style-name="Default" table:formula="of:=['RAW Impl'.F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5]" office:value-type="string" office:string-value="addressapi.h">
            <text:p>addressapi.h</text:p>
          </table:table-cell>
          <table:table-cell table:style-name="Default" table:formula="of:=SUBSTITUTE(['RAW Impl'.D55];&quot;line:&quot;;&quot;&quot;)" office:value-type="string" office:string-value="22">
            <text:p>22</text:p>
          </table:table-cell>
          <table:table-cell table:style-name="Default" table:formula="of:=SUBSTITUTE(['RAW Impl'.E5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5];&quot;returntype:&quot;;&quot;&quot;)" office:value-type="string" office:string-value="std::string">
            <text:p>std::string</text:p>
          </table:table-cell>
          <table:table-cell table:style-name="Default" table:formula="of:=['RAW Impl'.A55]" office:value-type="string" office:string-value="asStringUriOnly">
            <text:p>asStringUriOnly</text:p>
          </table:table-cell>
          <table:table-cell table:style-name="Default" table:formula="of:=['RAW Impl'.F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6]" office:value-type="string" office:string-value="callapi.h">
            <text:p>callapi.h</text:p>
          </table:table-cell>
          <table:table-cell table:style-name="Default" table:formula="of:=SUBSTITUTE(['RAW Impl'.D56];&quot;line:&quot;;&quot;&quot;)" office:value-type="string" office:string-value="53">
            <text:p>53</text:p>
          </table:table-cell>
          <table:table-cell table:style-name="Default" table:formula="of:=SUBSTITUTE(['RAW Impl'.E56];&quot;returntype:&quot;;&quot;&quot;)" office:value-type="string" office:string-value="class:CallAPI">
            <text:p>class:CallAPI</text:p>
          </table:table-cell>
          <table:table-cell table:style-name="Default" table:formula="of:=SUBSTITUTE(['RAW Impl'.G56];&quot;returntype:&quot;;&quot;&quot;)" office:value-type="string" office:string-value="bool">
            <text:p>bool</text:p>
          </table:table-cell>
          <table:table-cell table:style-name="Default" table:formula="of:=['RAW Impl'.A56]" office:value-type="string" office:string-value="askedToAutoanswer">
            <text:p>askedToAutoanswer</text:p>
          </table:table-cell>
          <table:table-cell table:style-name="Default" table:formula="of:=['RAW Impl'.F5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7]" office:value-type="string" office:string-value="coreapi.h">
            <text:p>coreapi.h</text:p>
          </table:table-cell>
          <table:table-cell table:style-name="Default" table:formula="of:=SUBSTITUTE(['RAW Impl'.D57];&quot;line:&quot;;&quot;&quot;)" office:value-type="string" office:string-value="248">
            <text:p>248</text:p>
          </table:table-cell>
          <table:table-cell table:style-name="Default" table:formula="of:=SUBSTITUTE(['RAW Impl'.E57];&quot;returntype:&quot;;&quot;&quot;)" office:value-type="string" office:string-value="class:CoreAPI">
            <text:p>class:CoreAPI</text:p>
          </table:table-cell>
          <table:table-cell table:style-name="Default" table:formula="of:=SUBSTITUTE(['RAW Impl'.G57];&quot;returntype:&quot;;&quot;&quot;)" office:value-type="string" office:string-value="bool">
            <text:p>bool</text:p>
          </table:table-cell>
          <table:table-cell table:style-name="Default" table:formula="of:=['RAW Impl'.A57]" office:value-type="string" office:string-value="audioAdaptiveJittcompEnabled">
            <text:p>audioAdaptiveJittcompEnabled</text:p>
          </table:table-cell>
          <table:table-cell table:style-name="Default" table:formula="of:=['RAW Impl'.F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8]" office:value-type="string" office:string-value="callapi.h">
            <text:p>callapi.h</text:p>
          </table:table-cell>
          <table:table-cell table:style-name="Default" table:formula="of:=SUBSTITUTE(['RAW Impl'.D58];&quot;line:&quot;;&quot;&quot;)" office:value-type="string" office:string-value="46">
            <text:p>46</text:p>
          </table:table-cell>
          <table:table-cell table:style-name="Default" table:formula="of:=SUBSTITUTE(['RAW Impl'.E58];&quot;returntype:&quot;;&quot;&quot;)" office:value-type="string" office:string-value="class:CallAPI">
            <text:p>class:CallAPI</text:p>
          </table:table-cell>
          <table:table-cell table:style-name="Default" table:formula="of:=SUBSTITUTE(['RAW Impl'.G58];&quot;returntype:&quot;;&quot;&quot;)" office:value-type="string" office:string-value="bool">
            <text:p>bool</text:p>
          </table:table-cell>
          <table:table-cell table:style-name="Default" table:formula="of:=['RAW Impl'.A58]" office:value-type="string" office:string-value="cameraEnabled">
            <text:p>cameraEnabled</text:p>
          </table:table-cell>
          <table:table-cell table:style-name="Default" table:formula="of:=['RAW Impl'.F5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9]" office:value-type="string" office:string-value="addressapi.h">
            <text:p>addressapi.h</text:p>
          </table:table-cell>
          <table:table-cell table:style-name="Default" table:formula="of:=SUBSTITUTE(['RAW Impl'.D59];&quot;line:&quot;;&quot;&quot;)" office:value-type="string" office:string-value="23">
            <text:p>23</text:p>
          </table:table-cell>
          <table:table-cell table:style-name="Default" table:formula="of:=SUBSTITUTE(['RAW Impl'.E5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9];&quot;returntype:&quot;;&quot;&quot;)" office:value-type="string" office:string-value="void">
            <text:p>void</text:p>
          </table:table-cell>
          <table:table-cell table:style-name="Default" table:formula="of:=['RAW Impl'.A59]" office:value-type="string" office:string-value="clean">
            <text:p>clean</text:p>
          </table:table-cell>
          <table:table-cell table:style-name="Default" table:formula="of:=['RAW Impl'.F5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0]" office:value-type="string" office:string-value="coreapi.h">
            <text:p>coreapi.h</text:p>
          </table:table-cell>
          <table:table-cell table:style-name="Default" table:formula="of:=SUBSTITUTE(['RAW Impl'.D60];&quot;line:&quot;;&quot;&quot;)" office:value-type="string" office:string-value="263">
            <text:p>263</text:p>
          </table:table-cell>
          <table:table-cell table:style-name="Default" table:formula="of:=SUBSTITUTE(['RAW Impl'.E60];&quot;returntype:&quot;;&quot;&quot;)" office:value-type="string" office:string-value="class:CoreAPI">
            <text:p>class:CoreAPI</text:p>
          </table:table-cell>
          <table:table-cell table:style-name="Default" table:formula="of:=SUBSTITUTE(['RAW Impl'.G60];&quot;returntype:&quot;;&quot;&quot;)" office:value-type="string" office:string-value="void">
            <text:p>void</text:p>
          </table:table-cell>
          <table:table-cell table:style-name="Default" table:formula="of:=['RAW Impl'.A60]" office:value-type="string" office:string-value="clearAllAuthInfo">
            <text:p>clearAllAuthInfo</text:p>
          </table:table-cell>
          <table:table-cell table:style-name="Default" table:formula="of:=['RAW Impl'.F6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1]" office:value-type="string" office:string-value="coreapi.h">
            <text:p>coreapi.h</text:p>
          </table:table-cell>
          <table:table-cell table:style-name="Default" table:formula="of:=SUBSTITUTE(['RAW Impl'.D61];&quot;line:&quot;;&quot;&quot;)" office:value-type="string" office:string-value="200">
            <text:p>200</text:p>
          </table:table-cell>
          <table:table-cell table:style-name="Default" table:formula="of:=SUBSTITUTE(['RAW Impl'.E61];&quot;returntype:&quot;;&quot;&quot;)" office:value-type="string" office:string-value="class:CoreAPI">
            <text:p>class:CoreAPI</text:p>
          </table:table-cell>
          <table:table-cell table:style-name="Default" table:formula="of:=SUBSTITUTE(['RAW Impl'.G61];&quot;returntype:&quot;;&quot;&quot;)" office:value-type="string" office:string-value="void">
            <text:p>void</text:p>
          </table:table-cell>
          <table:table-cell table:style-name="Default" table:formula="of:=['RAW Impl'.A61]" office:value-type="string" office:string-value="clearProxyConfig">
            <text:p>clearProxyConfig</text:p>
          </table:table-cell>
          <table:table-cell table:style-name="Default" table:formula="of:=['RAW Impl'.F6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2]" office:value-type="string" office:string-value="addressapi.h">
            <text:p>addressapi.h</text:p>
          </table:table-cell>
          <table:table-cell table:style-name="Default" table:formula="of:=SUBSTITUTE(['RAW Impl'.D62];&quot;line:&quot;;&quot;&quot;)" office:value-type="string" office:string-value="24">
            <text:p>24</text:p>
          </table:table-cell>
          <table:table-cell table:style-name="Default" table:formula="of:=SUBSTITUTE(['RAW Impl'.E6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62];&quot;returntype:&quot;;&quot;&quot;)" office:value-type="string" office:string-value="AddressAPIPtr">
            <text:p>AddressAPIPtr</text:p>
          </table:table-cell>
          <table:table-cell table:style-name="Default" table:formula="of:=['RAW Impl'.A62]" office:value-type="string" office:string-value="clone">
            <text:p>clone</text:p>
          </table:table-cell>
          <table:table-cell table:style-name="Default" table:formula="of:=['RAW Impl'.F6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3]" office:value-type="string" office:string-value="payloadtypeapi.h">
            <text:p>payloadtypeapi.h</text:p>
          </table:table-cell>
          <table:table-cell table:style-name="Default" table:formula="of:=SUBSTITUTE(['RAW Impl'.D63];&quot;line:&quot;;&quot;&quot;)" office:value-type="string" office:string-value="20">
            <text:p>20</text:p>
          </table:table-cell>
          <table:table-cell table:style-name="Default" table:formula="of:=SUBSTITUTE(['RAW Impl'.E6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63];&quot;returntype:&quot;;&quot;&quot;)" office:value-type="string" office:string-value="PayloadTypeAPIPtr">
            <text:p>PayloadTypeAPIPtr</text:p>
          </table:table-cell>
          <table:table-cell table:style-name="Default" table:formula="of:=['RAW Impl'.A63]" office:value-type="string" office:string-value="clone">
            <text:p>clone</text:p>
          </table:table-cell>
          <table:table-cell table:style-name="Default" table:formula="of:=['RAW Impl'.F6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4]" office:value-type="string" office:string-value="callparamsapi.h">
            <text:p>callparamsapi.h</text:p>
          </table:table-cell>
          <table:table-cell table:style-name="Default" table:formula="of:=SUBSTITUTE(['RAW Impl'.D64];&quot;line:&quot;;&quot;&quot;)" office:value-type="string" office:string-value="30">
            <text:p>30</text:p>
          </table:table-cell>
          <table:table-cell table:style-name="Default" table:formula="of:=SUBSTITUTE(['RAW Impl'.E6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64];&quot;returntype:&quot;;&quot;&quot;)" office:value-type="string" office:string-value="CallParamsAPIPtr">
            <text:p>CallParamsAPIPtr</text:p>
          </table:table-cell>
          <table:table-cell table:style-name="Default" table:formula="of:=['RAW Impl'.A64]" office:value-type="string" office:string-value="copy">
            <text:p>copy</text:p>
          </table:table-cell>
          <table:table-cell table:style-name="Default" table:formula="of:=['RAW Impl'.F6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5]" office:value-type="string" office:string-value="coreplugin.h">
            <text:p>coreplugin.h</text:p>
          </table:table-cell>
          <table:table-cell table:style-name="Default" table:formula="of:=SUBSTITUTE(['RAW Impl'.D65];&quot;line:&quot;;&quot;&quot;)" office:value-type="string" office:string-value="18">
            <text:p>18</text:p>
          </table:table-cell>
          <table:table-cell table:style-name="Default" table:formula="of:=SUBSTITUTE(['RAW Impl'.E65];&quot;returntype:&quot;;&quot;&quot;)" office:value-type="string" office:string-value="class:core">
            <text:p>class:core</text:p>
          </table:table-cell>
          <table:table-cell table:style-name="Default" table:formula="of:=SUBSTITUTE(['RAW Impl'.G65];&quot;returntype:&quot;;&quot;&quot;)" office:value-type="string" office:string-value="VideoWindowPtr">
            <text:p>VideoWindowPtr</text:p>
          </table:table-cell>
          <table:table-cell table:style-name="Default" table:formula="of:=['RAW Impl'.A65]" office:value-type="string" office:string-value="core">
            <text:p>core</text:p>
          </table:table-cell>
          <table:table-cell table:style-name="Default" table:formula="of:=['RAW Impl'.F6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6]" office:value-type="string" office:string-value="videowindow.h">
            <text:p>videowindow.h</text:p>
          </table:table-cell>
          <table:table-cell table:style-name="Default" table:formula="of:=SUBSTITUTE(['RAW Impl'.D66];&quot;line:&quot;;&quot;&quot;)" office:value-type="string" office:string-value="9">
            <text:p>9</text:p>
          </table:table-cell>
          <table:table-cell table:style-name="Default" table:formula="of:=SUBSTITUTE(['RAW Impl'.E66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66];&quot;returntype:&quot;;&quot;&quot;)" office:value-type="string" office:string-value="VideoWindowPtr">
            <text:p>VideoWindowPtr</text:p>
          </table:table-cell>
          <table:table-cell table:style-name="Default" table:formula="of:=['RAW Impl'.A66]" office:value-type="string" office:string-value="create">
            <text:p>create</text:p>
          </table:table-cell>
          <table:table-cell table:style-name="Default" table:formula="of:=['RAW Impl'.F6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7]" office:value-type="string" office:string-value="coreapi.h">
            <text:p>coreapi.h</text:p>
          </table:table-cell>
          <table:table-cell table:style-name="Default" table:formula="of:=SUBSTITUTE(['RAW Impl'.D67];&quot;line:&quot;;&quot;&quot;)" office:value-type="string" office:string-value="125">
            <text:p>125</text:p>
          </table:table-cell>
          <table:table-cell table:style-name="Default" table:formula="of:=SUBSTITUTE(['RAW Impl'.E67];&quot;returntype:&quot;;&quot;&quot;)" office:value-type="string" office:string-value="class:CoreAPI">
            <text:p>class:CoreAPI</text:p>
          </table:table-cell>
          <table:table-cell table:style-name="Default" table:formula="of:=SUBSTITUTE(['RAW Impl'.G67];&quot;returntype:&quot;;&quot;&quot;)" office:value-type="string" office:string-value="CallParamsAPIPtr">
            <text:p>CallParamsAPIPtr</text:p>
          </table:table-cell>
          <table:table-cell table:style-name="Default" table:formula="of:=['RAW Impl'.A67]" office:value-type="string" office:string-value="createDefaultCallParameters">
            <text:p>createDefaultCallParameters</text:p>
          </table:table-cell>
          <table:table-cell table:style-name="Default" table:formula="of:=['RAW Impl'.F6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8]" office:value-type="string" office:string-value="coreplugin.h">
            <text:p>coreplugin.h</text:p>
          </table:table-cell>
          <table:table-cell table:style-name="Default" table:formula="of:=SUBSTITUTE(['RAW Impl'.D68];&quot;line:&quot;;&quot;&quot;)" office:value-type="string" office:string-value="25">
            <text:p>25</text:p>
          </table:table-cell>
          <table:table-cell table:style-name="Default" table:formula="of:=SUBSTITUTE(['RAW Impl'.E68];&quot;returntype:&quot;;&quot;&quot;)" office:value-type="string" office:string-value="class:core">
            <text:p>class:core</text:p>
          </table:table-cell>
          <table:table-cell table:style-name="Default" table:formula="of:=SUBSTITUTE(['RAW Impl'.G68];&quot;returntype:&quot;;&quot;&quot;)" office:value-type="string" office:string-value="virtualFB::JSAPIPtr">
            <text:p>virtualFB::JSAPIPtr</text:p>
          </table:table-cell>
          <table:table-cell table:style-name="Default" table:formula="of:=['RAW Impl'.A68]" office:value-type="string" office:string-value="createJSAPI">
            <text:p>createJSAPI</text:p>
          </table:table-cell>
          <table:table-cell table:style-name="Default" table:formula="of:=['RAW Impl'.F6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9]" office:value-type="string" office:string-value="videoplugin.h">
            <text:p>videoplugin.h</text:p>
          </table:table-cell>
          <table:table-cell table:style-name="Default" table:formula="of:=SUBSTITUTE(['RAW Impl'.D69];&quot;line:&quot;;&quot;&quot;)" office:value-type="string" office:string-value="22">
            <text:p>22</text:p>
          </table:table-cell>
          <table:table-cell table:style-name="Default" table:formula="of:=SUBSTITUTE(['RAW Impl'.E69];&quot;returntype:&quot;;&quot;&quot;)" office:value-type="string" office:string-value="class:video">
            <text:p>class:video</text:p>
          </table:table-cell>
          <table:table-cell table:style-name="Default" table:formula="of:=SUBSTITUTE(['RAW Impl'.G69];&quot;returntype:&quot;;&quot;&quot;)" office:value-type="string" office:string-value="virtualFB::JSAPIPtr">
            <text:p>virtualFB::JSAPIPtr</text:p>
          </table:table-cell>
          <table:table-cell table:style-name="Default" table:formula="of:=['RAW Impl'.A69]" office:value-type="string" office:string-value="createJSAPI">
            <text:p>createJSAPI</text:p>
          </table:table-cell>
          <table:table-cell table:style-name="Default" table:formula="of:=['RAW Impl'.F6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70]" office:value-type="string" office:string-value="coreapi.h">
            <text:p>coreapi.h</text:p>
          </table:table-cell>
          <table:table-cell table:style-name="Default" table:formula="of:=SUBSTITUTE(['RAW Impl'.D70];&quot;line:&quot;;&quot;&quot;)" office:value-type="string" office:string-value="116">
            <text:p>116</text:p>
          </table:table-cell>
          <table:table-cell table:style-name="Default" table:formula="of:=SUBSTITUTE(['RAW Impl'.E70];&quot;returntype:&quot;;&quot;&quot;)" office:value-type="string" office:string-value="class:CoreAPI">
            <text:p>class:CoreAPI</text:p>
          </table:table-cell>
          <table:table-cell table:style-name="Default" table:formula="of:=SUBSTITUTE(['RAW Impl'.G70];&quot;returntype:&quot;;&quot;&quot;)" office:value-type="string" office:string-value="int">
            <text:p>int</text:p>
          </table:table-cell>
          <table:table-cell table:style-name="Default" table:formula="of:=['RAW Impl'.A70]" office:value-type="string" office:string-value="declineCall">
            <text:p>declineCall</text:p>
          </table:table-cell>
          <table:table-cell table:style-name="Default" table:formula="of:=['RAW Impl'.F70]" office:value-type="string" office:string-value="signature:(const CallAPIPtr &amp;call, int reason)">
            <text:p>signature:(const CallAPIPtr &amp;call, int reason)</text:p>
          </table:table-cell>
          <table:table-cell table:number-columns-repeated="1018"/>
        </table:table-row>
        <table:table-row table:style-name="ro1">
          <table:table-cell table:style-name="Default" table:formula="of:=['RAW Impl'.B71]" office:value-type="string" office:string-value="coreapi.h">
            <text:p>coreapi.h</text:p>
          </table:table-cell>
          <table:table-cell table:style-name="Default" table:formula="of:=SUBSTITUTE(['RAW Impl'.D71];&quot;line:&quot;;&quot;&quot;)" office:value-type="string" office:string-value="123">
            <text:p>123</text:p>
          </table:table-cell>
          <table:table-cell table:style-name="Default" table:formula="of:=SUBSTITUTE(['RAW Impl'.E71];&quot;returntype:&quot;;&quot;&quot;)" office:value-type="string" office:string-value="class:CoreAPI">
            <text:p>class:CoreAPI</text:p>
          </table:table-cell>
          <table:table-cell table:style-name="Default" table:formula="of:=SUBSTITUTE(['RAW Impl'.G71];&quot;returntype:&quot;;&quot;&quot;)" office:value-type="string" office:string-value="int">
            <text:p>int</text:p>
          </table:table-cell>
          <table:table-cell table:style-name="Default" table:formula="of:=['RAW Impl'.A71]" office:value-type="string" office:string-value="deferCallUpdate">
            <text:p>deferCallUpdate</text:p>
          </table:table-cell>
          <table:table-cell table:style-name="Default" table:formula="of:=['RAW Impl'.F71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72]" office:value-type="string" office:string-value="proxyconfigapi.h">
            <text:p>proxyconfigapi.h</text:p>
          </table:table-cell>
          <table:table-cell table:style-name="Default" table:formula="of:=SUBSTITUTE(['RAW Impl'.D72];&quot;line:&quot;;&quot;&quot;)" office:value-type="string" office:string-value="61">
            <text:p>61</text:p>
          </table:table-cell>
          <table:table-cell table:style-name="Default" table:formula="of:=SUBSTITUTE(['RAW Impl'.E7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72];&quot;returntype:&quot;;&quot;&quot;)" office:value-type="string" office:string-value="int">
            <text:p>int</text:p>
          </table:table-cell>
          <table:table-cell table:style-name="Default" table:formula="of:=['RAW Impl'.A72]" office:value-type="string" office:string-value="done">
            <text:p>done</text:p>
          </table:table-cell>
          <table:table-cell table:style-name="Default" table:formula="of:=['RAW Impl'.F7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73]" office:value-type="string" office:string-value="coreapi.h">
            <text:p>coreapi.h</text:p>
          </table:table-cell>
          <table:table-cell table:style-name="Default" table:formula="of:=SUBSTITUTE(['RAW Impl'.D73];&quot;line:&quot;;&quot;&quot;)" office:value-type="string" office:string-value="296">
            <text:p>296</text:p>
          </table:table-cell>
          <table:table-cell table:style-name="Default" table:formula="of:=SUBSTITUTE(['RAW Impl'.E73];&quot;returntype:&quot;;&quot;&quot;)" office:value-type="string" office:string-value="class:CoreAPI">
            <text:p>class:CoreAPI</text:p>
          </table:table-cell>
          <table:table-cell table:style-name="Default" table:formula="of:=SUBSTITUTE(['RAW Impl'.G73];&quot;returntype:&quot;;&quot;&quot;)" office:value-type="string" office:string-value="void">
            <text:p>void</text:p>
          </table:table-cell>
          <table:table-cell table:style-name="Default" table:formula="of:=['RAW Impl'.A73]" office:value-type="string" office:string-value="download">
            <text:p>download</text:p>
          </table:table-cell>
          <table:table-cell table:style-name="Default" table:formula="of:=['RAW Impl'.F73]" office:value-type="string" office:string-value="signature:(const std::string&amp; url, const FB::JSObjectPtr&amp; callback)">
            <text:p>signature:(const std::string&amp; url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74]" office:value-type="string" office:string-value="coreapi.h">
            <text:p>coreapi.h</text:p>
          </table:table-cell>
          <table:table-cell table:style-name="Default" table:formula="of:=SUBSTITUTE(['RAW Impl'.D74];&quot;line:&quot;;&quot;&quot;)" office:value-type="string" office:string-value="298">
            <text:p>298</text:p>
          </table:table-cell>
          <table:table-cell table:style-name="Default" table:formula="of:=SUBSTITUTE(['RAW Impl'.E74];&quot;returntype:&quot;;&quot;&quot;)" office:value-type="string" office:string-value="class:CoreAPI">
            <text:p>class:CoreAPI</text:p>
          </table:table-cell>
          <table:table-cell table:style-name="Default" table:formula="of:=SUBSTITUTE(['RAW Impl'.G74];&quot;returntype:&quot;;&quot;&quot;)" office:value-type="string" office:string-value="void">
            <text:p>void</text:p>
          </table:table-cell>
          <table:table-cell table:style-name="Default" table:formula="of:=['RAW Impl'.A74]" office:value-type="string" office:string-value="downloadCallback">
            <text:p>downloadCallback</text:p>
          </table:table-cell>
          <table:table-cell table:style-name="Default" table:formula="of:=['RAW Impl'.F74]" office:value-type="string" office:string-value="signature:(const FB::URI&amp; url, bool success, const FB::HeaderMap&amp; headers, const boost::shared_array&lt;uint8_t&gt;&amp; data, const size_t size, const FB::JSObjectPtr&amp; callback)">
            <text:p>signature:(const FB::URI&amp; url, bool success, const FB::HeaderMap&amp; headers, const boost::shared_array&lt;uint8_t&gt;&amp; data, const size_t size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75]" office:value-type="string" office:string-value="coreapi.h">
            <text:p>coreapi.h</text:p>
          </table:table-cell>
          <table:table-cell table:style-name="Default" table:formula="of:=SUBSTITUTE(['RAW Impl'.D75];&quot;line:&quot;;&quot;&quot;)" office:value-type="string" office:string-value="300">
            <text:p>300</text:p>
          </table:table-cell>
          <table:table-cell table:style-name="Default" table:formula="of:=SUBSTITUTE(['RAW Impl'.E75];&quot;returntype:&quot;;&quot;&quot;)" office:value-type="string" office:string-value="class:CoreAPI">
            <text:p>class:CoreAPI</text:p>
          </table:table-cell>
          <table:table-cell table:style-name="Default" table:formula="of:=SUBSTITUTE(['RAW Impl'.G75];&quot;returntype:&quot;;&quot;&quot;)" office:value-type="string" office:string-value="void">
            <text:p>void</text:p>
          </table:table-cell>
          <table:table-cell table:style-name="Default" table:formula="of:=['RAW Impl'.A75]" office:value-type="string" office:string-value="downloadProgressCallback">
            <text:p>downloadProgressCallback</text:p>
          </table:table-cell>
          <table:table-cell table:style-name="Default" table:formula="of:=['RAW Impl'.F75]" office:value-type="string" office:string-value="signature:(const FB::URI&amp; url, const size_t received, const size_t total, const FB::JSObjectPtr&amp; callback)">
            <text:p>signature:(const FB::URI&amp; url, const size_t received, const size_t total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76]" office:value-type="string" office:string-value="callparamsapi.h">
            <text:p>callparamsapi.h</text:p>
          </table:table-cell>
          <table:table-cell table:style-name="Default" table:formula="of:=SUBSTITUTE(['RAW Impl'.D76];&quot;line:&quot;;&quot;&quot;)" office:value-type="string" office:string-value="21">
            <text:p>21</text:p>
          </table:table-cell>
          <table:table-cell table:style-name="Default" table:formula="of:=SUBSTITUTE(['RAW Impl'.E7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76];&quot;returntype:&quot;;&quot;&quot;)" office:value-type="string" office:string-value="bool">
            <text:p>bool</text:p>
          </table:table-cell>
          <table:table-cell table:style-name="Default" table:formula="of:=['RAW Impl'.A76]" office:value-type="string" office:string-value="earlyMediaSendingEnabled">
            <text:p>earlyMediaSendingEnabled</text:p>
          </table:table-cell>
          <table:table-cell table:style-name="Default" table:formula="of:=['RAW Impl'.F7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7]" office:value-type="string" office:string-value="callapi.h">
            <text:p>callapi.h</text:p>
          </table:table-cell>
          <table:table-cell table:style-name="Default" table:formula="of:=SUBSTITUTE(['RAW Impl'.D77];&quot;line:&quot;;&quot;&quot;)" office:value-type="string" office:string-value="48">
            <text:p>48</text:p>
          </table:table-cell>
          <table:table-cell table:style-name="Default" table:formula="of:=SUBSTITUTE(['RAW Impl'.E77];&quot;returntype:&quot;;&quot;&quot;)" office:value-type="string" office:string-value="class:CallAPI">
            <text:p>class:CallAPI</text:p>
          </table:table-cell>
          <table:table-cell table:style-name="Default" table:formula="of:=SUBSTITUTE(['RAW Impl'.G77];&quot;returntype:&quot;;&quot;&quot;)" office:value-type="string" office:string-value="bool">
            <text:p>bool</text:p>
          </table:table-cell>
          <table:table-cell table:style-name="Default" table:formula="of:=['RAW Impl'.A77]" office:value-type="string" office:string-value="echoCancellationEnabled">
            <text:p>echoCancellationEnabled</text:p>
          </table:table-cell>
          <table:table-cell table:style-name="Default" table:formula="of:=['RAW Impl'.F7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8]" office:value-type="string" office:string-value="coreapi.h">
            <text:p>coreapi.h</text:p>
          </table:table-cell>
          <table:table-cell table:style-name="Default" table:formula="of:=SUBSTITUTE(['RAW Impl'.D78];&quot;line:&quot;;&quot;&quot;)" office:value-type="string" office:string-value="282">
            <text:p>282</text:p>
          </table:table-cell>
          <table:table-cell table:style-name="Default" table:formula="of:=SUBSTITUTE(['RAW Impl'.E78];&quot;returntype:&quot;;&quot;&quot;)" office:value-type="string" office:string-value="class:CoreAPI">
            <text:p>class:CoreAPI</text:p>
          </table:table-cell>
          <table:table-cell table:style-name="Default" table:formula="of:=SUBSTITUTE(['RAW Impl'.G78];&quot;returntype:&quot;;&quot;&quot;)" office:value-type="string" office:string-value="bool">
            <text:p>bool</text:p>
          </table:table-cell>
          <table:table-cell table:style-name="Default" table:formula="of:=['RAW Impl'.A78]" office:value-type="string" office:string-value="echoCancellationEnabled">
            <text:p>echoCancellationEnabled</text:p>
          </table:table-cell>
          <table:table-cell table:style-name="Default" table:formula="of:=['RAW Impl'.F7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9]" office:value-type="string" office:string-value="callapi.h">
            <text:p>callapi.h</text:p>
          </table:table-cell>
          <table:table-cell table:style-name="Default" table:formula="of:=SUBSTITUTE(['RAW Impl'.D79];&quot;line:&quot;;&quot;&quot;)" office:value-type="string" office:string-value="50">
            <text:p>50</text:p>
          </table:table-cell>
          <table:table-cell table:style-name="Default" table:formula="of:=SUBSTITUTE(['RAW Impl'.E79];&quot;returntype:&quot;;&quot;&quot;)" office:value-type="string" office:string-value="class:CallAPI">
            <text:p>class:CallAPI</text:p>
          </table:table-cell>
          <table:table-cell table:style-name="Default" table:formula="of:=SUBSTITUTE(['RAW Impl'.G79];&quot;returntype:&quot;;&quot;&quot;)" office:value-type="string" office:string-value="bool">
            <text:p>bool</text:p>
          </table:table-cell>
          <table:table-cell table:style-name="Default" table:formula="of:=['RAW Impl'.A79]" office:value-type="string" office:string-value="echoLimiterEnabled">
            <text:p>echoLimiterEnabled</text:p>
          </table:table-cell>
          <table:table-cell table:style-name="Default" table:formula="of:=['RAW Impl'.F7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0]" office:value-type="string" office:string-value="coreapi.h">
            <text:p>coreapi.h</text:p>
          </table:table-cell>
          <table:table-cell table:style-name="Default" table:formula="of:=SUBSTITUTE(['RAW Impl'.D80];&quot;line:&quot;;&quot;&quot;)" office:value-type="string" office:string-value="284">
            <text:p>284</text:p>
          </table:table-cell>
          <table:table-cell table:style-name="Default" table:formula="of:=SUBSTITUTE(['RAW Impl'.E80];&quot;returntype:&quot;;&quot;&quot;)" office:value-type="string" office:string-value="class:CoreAPI">
            <text:p>class:CoreAPI</text:p>
          </table:table-cell>
          <table:table-cell table:style-name="Default" table:formula="of:=SUBSTITUTE(['RAW Impl'.G80];&quot;returntype:&quot;;&quot;&quot;)" office:value-type="string" office:string-value="bool">
            <text:p>bool</text:p>
          </table:table-cell>
          <table:table-cell table:style-name="Default" table:formula="of:=['RAW Impl'.A80]" office:value-type="string" office:string-value="echoLimiterEnabled">
            <text:p>echoLimiterEnabled</text:p>
          </table:table-cell>
          <table:table-cell table:style-name="Default" table:formula="of:=['RAW Impl'.F8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1]" office:value-type="string" office:string-value="proxyconfigapi.h">
            <text:p>proxyconfigapi.h</text:p>
          </table:table-cell>
          <table:table-cell table:style-name="Default" table:formula="of:=SUBSTITUTE(['RAW Impl'.D81];&quot;line:&quot;;&quot;&quot;)" office:value-type="string" office:string-value="60">
            <text:p>60</text:p>
          </table:table-cell>
          <table:table-cell table:style-name="Default" table:formula="of:=SUBSTITUTE(['RAW Impl'.E8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81];&quot;returntype:&quot;;&quot;&quot;)" office:value-type="string" office:string-value="void">
            <text:p>void</text:p>
          </table:table-cell>
          <table:table-cell table:style-name="Default" table:formula="of:=['RAW Impl'.A81]" office:value-type="string" office:string-value="edit">
            <text:p>edit</text:p>
          </table:table-cell>
          <table:table-cell table:style-name="Default" table:formula="of:=['RAW Impl'.F8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82]" office:value-type="string" office:string-value="coreapi.h">
            <text:p>coreapi.h</text:p>
          </table:table-cell>
          <table:table-cell table:style-name="Default" table:formula="of:=SUBSTITUTE(['RAW Impl'.D82];&quot;line:&quot;;&quot;&quot;)" office:value-type="string" office:string-value="245">
            <text:p>245</text:p>
          </table:table-cell>
          <table:table-cell table:style-name="Default" table:formula="of:=SUBSTITUTE(['RAW Impl'.E82];&quot;returntype:&quot;;&quot;&quot;)" office:value-type="string" office:string-value="class:CoreAPI">
            <text:p>class:CoreAPI</text:p>
          </table:table-cell>
          <table:table-cell table:style-name="Default" table:formula="of:=SUBSTITUTE(['RAW Impl'.G82];&quot;returntype:&quot;;&quot;&quot;)" office:value-type="string" office:string-value="void">
            <text:p>void</text:p>
          </table:table-cell>
          <table:table-cell table:style-name="Default" table:formula="of:=['RAW Impl'.A82]" office:value-type="string" office:string-value="enableAdaptiveRateControl">
            <text:p>enableAdaptiveRateControl</text:p>
          </table:table-cell>
          <table:table-cell table:style-name="Default" table:formula="of:=['RAW Impl'.F82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3]" office:value-type="string" office:string-value="coreapi.h">
            <text:p>coreapi.h</text:p>
          </table:table-cell>
          <table:table-cell table:style-name="Default" table:formula="of:=SUBSTITUTE(['RAW Impl'.D83];&quot;line:&quot;;&quot;&quot;)" office:value-type="string" office:string-value="249">
            <text:p>249</text:p>
          </table:table-cell>
          <table:table-cell table:style-name="Default" table:formula="of:=SUBSTITUTE(['RAW Impl'.E83];&quot;returntype:&quot;;&quot;&quot;)" office:value-type="string" office:string-value="class:CoreAPI">
            <text:p>class:CoreAPI</text:p>
          </table:table-cell>
          <table:table-cell table:style-name="Default" table:formula="of:=SUBSTITUTE(['RAW Impl'.G83];&quot;returntype:&quot;;&quot;&quot;)" office:value-type="string" office:string-value="void">
            <text:p>void</text:p>
          </table:table-cell>
          <table:table-cell table:style-name="Default" table:formula="of:=['RAW Impl'.A83]" office:value-type="string" office:string-value="enableAudioAdaptiveJittcomp">
            <text:p>enableAudioAdaptiveJittcomp</text:p>
          </table:table-cell>
          <table:table-cell table:style-name="Default" table:formula="of:=['RAW Impl'.F83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4]" office:value-type="string" office:string-value="callapi.h">
            <text:p>callapi.h</text:p>
          </table:table-cell>
          <table:table-cell table:style-name="Default" table:formula="of:=SUBSTITUTE(['RAW Impl'.D84];&quot;line:&quot;;&quot;&quot;)" office:value-type="string" office:string-value="47">
            <text:p>47</text:p>
          </table:table-cell>
          <table:table-cell table:style-name="Default" table:formula="of:=SUBSTITUTE(['RAW Impl'.E84];&quot;returntype:&quot;;&quot;&quot;)" office:value-type="string" office:string-value="class:CallAPI">
            <text:p>class:CallAPI</text:p>
          </table:table-cell>
          <table:table-cell table:style-name="Default" table:formula="of:=SUBSTITUTE(['RAW Impl'.G84];&quot;returntype:&quot;;&quot;&quot;)" office:value-type="string" office:string-value="void">
            <text:p>void</text:p>
          </table:table-cell>
          <table:table-cell table:style-name="Default" table:formula="of:=['RAW Impl'.A84]" office:value-type="string" office:string-value="enableCamera">
            <text:p>enableCamera</text:p>
          </table:table-cell>
          <table:table-cell table:style-name="Default" table:formula="of:=['RAW Impl'.F84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85]" office:value-type="string" office:string-value="callparamsapi.h">
            <text:p>callparamsapi.h</text:p>
          </table:table-cell>
          <table:table-cell table:style-name="Default" table:formula="of:=SUBSTITUTE(['RAW Impl'.D85];&quot;line:&quot;;&quot;&quot;)" office:value-type="string" office:string-value="22">
            <text:p>22</text:p>
          </table:table-cell>
          <table:table-cell table:style-name="Default" table:formula="of:=SUBSTITUTE(['RAW Impl'.E8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85];&quot;returntype:&quot;;&quot;&quot;)" office:value-type="string" office:string-value="void">
            <text:p>void</text:p>
          </table:table-cell>
          <table:table-cell table:style-name="Default" table:formula="of:=['RAW Impl'.A85]" office:value-type="string" office:string-value="enableEarlyMediaSending">
            <text:p>enableEarlyMediaSending</text:p>
          </table:table-cell>
          <table:table-cell table:style-name="Default" table:formula="of:=['RAW Impl'.F8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6]" office:value-type="string" office:string-value="callapi.h">
            <text:p>callapi.h</text:p>
          </table:table-cell>
          <table:table-cell table:style-name="Default" table:formula="of:=SUBSTITUTE(['RAW Impl'.D86];&quot;line:&quot;;&quot;&quot;)" office:value-type="string" office:string-value="49">
            <text:p>49</text:p>
          </table:table-cell>
          <table:table-cell table:style-name="Default" table:formula="of:=SUBSTITUTE(['RAW Impl'.E86];&quot;returntype:&quot;;&quot;&quot;)" office:value-type="string" office:string-value="class:CallAPI">
            <text:p>class:CallAPI</text:p>
          </table:table-cell>
          <table:table-cell table:style-name="Default" table:formula="of:=SUBSTITUTE(['RAW Impl'.G86];&quot;returntype:&quot;;&quot;&quot;)" office:value-type="string" office:string-value="void">
            <text:p>void</text:p>
          </table:table-cell>
          <table:table-cell table:style-name="Default" table:formula="of:=['RAW Impl'.A86]" office:value-type="string" office:string-value="enableEchoCancellation">
            <text:p>enableEchoCancellation</text:p>
          </table:table-cell>
          <table:table-cell table:style-name="Default" table:formula="of:=['RAW Impl'.F86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87]" office:value-type="string" office:string-value="coreapi.h">
            <text:p>coreapi.h</text:p>
          </table:table-cell>
          <table:table-cell table:style-name="Default" table:formula="of:=SUBSTITUTE(['RAW Impl'.D87];&quot;line:&quot;;&quot;&quot;)" office:value-type="string" office:string-value="281">
            <text:p>281</text:p>
          </table:table-cell>
          <table:table-cell table:style-name="Default" table:formula="of:=SUBSTITUTE(['RAW Impl'.E87];&quot;returntype:&quot;;&quot;&quot;)" office:value-type="string" office:string-value="class:CoreAPI">
            <text:p>class:CoreAPI</text:p>
          </table:table-cell>
          <table:table-cell table:style-name="Default" table:formula="of:=SUBSTITUTE(['RAW Impl'.G87];&quot;returntype:&quot;;&quot;&quot;)" office:value-type="string" office:string-value="void">
            <text:p>void</text:p>
          </table:table-cell>
          <table:table-cell table:style-name="Default" table:formula="of:=['RAW Impl'.A87]" office:value-type="string" office:string-value="enableEchoCancellation">
            <text:p>enableEchoCancellation</text:p>
          </table:table-cell>
          <table:table-cell table:style-name="Default" table:formula="of:=['RAW Impl'.F8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8]" office:value-type="string" office:string-value="callapi.h">
            <text:p>callapi.h</text:p>
          </table:table-cell>
          <table:table-cell table:style-name="Default" table:formula="of:=SUBSTITUTE(['RAW Impl'.D88];&quot;line:&quot;;&quot;&quot;)" office:value-type="string" office:string-value="51">
            <text:p>51</text:p>
          </table:table-cell>
          <table:table-cell table:style-name="Default" table:formula="of:=SUBSTITUTE(['RAW Impl'.E88];&quot;returntype:&quot;;&quot;&quot;)" office:value-type="string" office:string-value="class:CallAPI">
            <text:p>class:CallAPI</text:p>
          </table:table-cell>
          <table:table-cell table:style-name="Default" table:formula="of:=SUBSTITUTE(['RAW Impl'.G88];&quot;returntype:&quot;;&quot;&quot;)" office:value-type="string" office:string-value="void">
            <text:p>void</text:p>
          </table:table-cell>
          <table:table-cell table:style-name="Default" table:formula="of:=['RAW Impl'.A88]" office:value-type="string" office:string-value="enableEchoLimiter">
            <text:p>enableEchoLimiter</text:p>
          </table:table-cell>
          <table:table-cell table:style-name="Default" table:formula="of:=['RAW Impl'.F88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89]" office:value-type="string" office:string-value="coreapi.h">
            <text:p>coreapi.h</text:p>
          </table:table-cell>
          <table:table-cell table:style-name="Default" table:formula="of:=SUBSTITUTE(['RAW Impl'.D89];&quot;line:&quot;;&quot;&quot;)" office:value-type="string" office:string-value="283">
            <text:p>283</text:p>
          </table:table-cell>
          <table:table-cell table:style-name="Default" table:formula="of:=SUBSTITUTE(['RAW Impl'.E89];&quot;returntype:&quot;;&quot;&quot;)" office:value-type="string" office:string-value="class:CoreAPI">
            <text:p>class:CoreAPI</text:p>
          </table:table-cell>
          <table:table-cell table:style-name="Default" table:formula="of:=SUBSTITUTE(['RAW Impl'.G89];&quot;returntype:&quot;;&quot;&quot;)" office:value-type="string" office:string-value="void">
            <text:p>void</text:p>
          </table:table-cell>
          <table:table-cell table:style-name="Default" table:formula="of:=['RAW Impl'.A89]" office:value-type="string" office:string-value="enableEchoLimiter">
            <text:p>enableEchoLimiter</text:p>
          </table:table-cell>
          <table:table-cell table:style-name="Default" table:formula="of:=['RAW Impl'.F8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0]" office:value-type="string" office:string-value="coreapi.h">
            <text:p>coreapi.h</text:p>
          </table:table-cell>
          <table:table-cell table:style-name="Default" table:formula="of:=SUBSTITUTE(['RAW Impl'.D90];&quot;line:&quot;;&quot;&quot;)" office:value-type="string" office:string-value="232">
            <text:p>232</text:p>
          </table:table-cell>
          <table:table-cell table:style-name="Default" table:formula="of:=SUBSTITUTE(['RAW Impl'.E90];&quot;returntype:&quot;;&quot;&quot;)" office:value-type="string" office:string-value="class:CoreAPI">
            <text:p>class:CoreAPI</text:p>
          </table:table-cell>
          <table:table-cell table:style-name="Default" table:formula="of:=SUBSTITUTE(['RAW Impl'.G90];&quot;returntype:&quot;;&quot;&quot;)" office:value-type="string" office:string-value="void">
            <text:p>void</text:p>
          </table:table-cell>
          <table:table-cell table:style-name="Default" table:formula="of:=['RAW Impl'.A90]" office:value-type="string" office:string-value="enableIpv6">
            <text:p>enableIpv6</text:p>
          </table:table-cell>
          <table:table-cell table:style-name="Default" table:formula="of:=['RAW Impl'.F9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1]" office:value-type="string" office:string-value="coreapi.h">
            <text:p>coreapi.h</text:p>
          </table:table-cell>
          <table:table-cell table:style-name="Default" table:formula="of:=SUBSTITUTE(['RAW Impl'.D91];&quot;line:&quot;;&quot;&quot;)" office:value-type="string" office:string-value="234">
            <text:p>234</text:p>
          </table:table-cell>
          <table:table-cell table:style-name="Default" table:formula="of:=SUBSTITUTE(['RAW Impl'.E91];&quot;returntype:&quot;;&quot;&quot;)" office:value-type="string" office:string-value="class:CoreAPI">
            <text:p>class:CoreAPI</text:p>
          </table:table-cell>
          <table:table-cell table:style-name="Default" table:formula="of:=SUBSTITUTE(['RAW Impl'.G91];&quot;returntype:&quot;;&quot;&quot;)" office:value-type="string" office:string-value="void">
            <text:p>void</text:p>
          </table:table-cell>
          <table:table-cell table:style-name="Default" table:formula="of:=['RAW Impl'.A91]" office:value-type="string" office:string-value="enableKeepAlive">
            <text:p>enableKeepAlive</text:p>
          </table:table-cell>
          <table:table-cell table:style-name="Default" table:formula="of:=['RAW Impl'.F91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2]" office:value-type="string" office:string-value="coreapi.h">
            <text:p>coreapi.h</text:p>
          </table:table-cell>
          <table:table-cell table:style-name="Default" table:formula="of:=SUBSTITUTE(['RAW Impl'.D92];&quot;line:&quot;;&quot;&quot;)" office:value-type="string" office:string-value="196">
            <text:p>196</text:p>
          </table:table-cell>
          <table:table-cell table:style-name="Default" table:formula="of:=SUBSTITUTE(['RAW Impl'.E92];&quot;returntype:&quot;;&quot;&quot;)" office:value-type="string" office:string-value="class:CoreAPI">
            <text:p>class:CoreAPI</text:p>
          </table:table-cell>
          <table:table-cell table:style-name="Default" table:formula="of:=SUBSTITUTE(['RAW Impl'.G92];&quot;returntype:&quot;;&quot;&quot;)" office:value-type="string" office:string-value="void">
            <text:p>void</text:p>
          </table:table-cell>
          <table:table-cell table:style-name="Default" table:formula="of:=['RAW Impl'.A92]" office:value-type="string" office:string-value="enablePayloadType">
            <text:p>enablePayloadType</text:p>
          </table:table-cell>
          <table:table-cell table:style-name="Default" table:formula="of:=['RAW Impl'.F92]" office:value-type="string" office:string-value="signature:(const PayloadTypeAPIPtr &amp;payloadType, bool enable)">
            <text:p>signature:(const PayloadTypeAPIPtr &amp;payloadType, 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3]" office:value-type="string" office:string-value="proxyconfigapi.h">
            <text:p>proxyconfigapi.h</text:p>
          </table:table-cell>
          <table:table-cell table:style-name="Default" table:formula="of:=SUBSTITUTE(['RAW Impl'.D93];&quot;line:&quot;;&quot;&quot;)" office:value-type="string" office:string-value="35">
            <text:p>35</text:p>
          </table:table-cell>
          <table:table-cell table:style-name="Default" table:formula="of:=SUBSTITUTE(['RAW Impl'.E9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3];&quot;returntype:&quot;;&quot;&quot;)" office:value-type="string" office:string-value="void">
            <text:p>void</text:p>
          </table:table-cell>
          <table:table-cell table:style-name="Default" table:formula="of:=['RAW Impl'.A93]" office:value-type="string" office:string-value="enablePublish">
            <text:p>enablePublish</text:p>
          </table:table-cell>
          <table:table-cell table:style-name="Default" table:formula="of:=['RAW Impl'.F93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4]" office:value-type="string" office:string-value="proxyconfigapi.h">
            <text:p>proxyconfigapi.h</text:p>
          </table:table-cell>
          <table:table-cell table:style-name="Default" table:formula="of:=SUBSTITUTE(['RAW Impl'.D94];&quot;line:&quot;;&quot;&quot;)" office:value-type="string" office:string-value="55">
            <text:p>55</text:p>
          </table:table-cell>
          <table:table-cell table:style-name="Default" table:formula="of:=SUBSTITUTE(['RAW Impl'.E9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4];&quot;returntype:&quot;;&quot;&quot;)" office:value-type="string" office:string-value="void">
            <text:p>void</text:p>
          </table:table-cell>
          <table:table-cell table:style-name="Default" table:formula="of:=['RAW Impl'.A94]" office:value-type="string" office:string-value="enableRegister">
            <text:p>enableRegister</text:p>
          </table:table-cell>
          <table:table-cell table:style-name="Default" table:formula="of:=['RAW Impl'.F94]" office:value-type="string" office:string-value="signature:(bool val)">
            <text:p>signature:(bool val)</text:p>
          </table:table-cell>
          <table:table-cell table:number-columns-repeated="1018"/>
        </table:table-row>
        <table:table-row table:style-name="ro1">
          <table:table-cell table:style-name="Default" table:formula="of:=['RAW Impl'.B95]" office:value-type="string" office:string-value="coreapi.h">
            <text:p>coreapi.h</text:p>
          </table:table-cell>
          <table:table-cell table:style-name="Default" table:formula="of:=SUBSTITUTE(['RAW Impl'.D95];&quot;line:&quot;;&quot;&quot;)" office:value-type="string" office:string-value="163">
            <text:p>163</text:p>
          </table:table-cell>
          <table:table-cell table:style-name="Default" table:formula="of:=SUBSTITUTE(['RAW Impl'.E95];&quot;returntype:&quot;;&quot;&quot;)" office:value-type="string" office:string-value="class:CoreAPI">
            <text:p>class:CoreAPI</text:p>
          </table:table-cell>
          <table:table-cell table:style-name="Default" table:formula="of:=SUBSTITUTE(['RAW Impl'.G95];&quot;returntype:&quot;;&quot;&quot;)" office:value-type="string" office:string-value="void">
            <text:p>void</text:p>
          </table:table-cell>
          <table:table-cell table:style-name="Default" table:formula="of:=['RAW Impl'.A95]" office:value-type="string" office:string-value="enableSelfView">
            <text:p>enableSelfView</text:p>
          </table:table-cell>
          <table:table-cell table:style-name="Default" table:formula="of:=['RAW Impl'.F9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6]" office:value-type="string" office:string-value="callparamsapi.h">
            <text:p>callparamsapi.h</text:p>
          </table:table-cell>
          <table:table-cell table:style-name="Default" table:formula="of:=SUBSTITUTE(['RAW Impl'.D96];&quot;line:&quot;;&quot;&quot;)" office:value-type="string" office:string-value="28">
            <text:p>28</text:p>
          </table:table-cell>
          <table:table-cell table:style-name="Default" table:formula="of:=SUBSTITUTE(['RAW Impl'.E9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96];&quot;returntype:&quot;;&quot;&quot;)" office:value-type="string" office:string-value="void">
            <text:p>void</text:p>
          </table:table-cell>
          <table:table-cell table:style-name="Default" table:formula="of:=['RAW Impl'.A96]" office:value-type="string" office:string-value="enableVideo">
            <text:p>enableVideo</text:p>
          </table:table-cell>
          <table:table-cell table:style-name="Default" table:formula="of:=['RAW Impl'.F9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7]" office:value-type="string" office:string-value="coreapi.h">
            <text:p>coreapi.h</text:p>
          </table:table-cell>
          <table:table-cell table:style-name="Default" table:formula="of:=SUBSTITUTE(['RAW Impl'.D97];&quot;line:&quot;;&quot;&quot;)" office:value-type="string" office:string-value="159">
            <text:p>159</text:p>
          </table:table-cell>
          <table:table-cell table:style-name="Default" table:formula="of:=SUBSTITUTE(['RAW Impl'.E97];&quot;returntype:&quot;;&quot;&quot;)" office:value-type="string" office:string-value="class:CoreAPI">
            <text:p>class:CoreAPI</text:p>
          </table:table-cell>
          <table:table-cell table:style-name="Default" table:formula="of:=SUBSTITUTE(['RAW Impl'.G97];&quot;returntype:&quot;;&quot;&quot;)" office:value-type="string" office:string-value="void">
            <text:p>void</text:p>
          </table:table-cell>
          <table:table-cell table:style-name="Default" table:formula="of:=['RAW Impl'.A97]" office:value-type="string" office:string-value="enableVideo">
            <text:p>enableVideo</text:p>
          </table:table-cell>
          <table:table-cell table:style-name="Default" table:formula="of:=['RAW Impl'.F9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8]" office:value-type="string" office:string-value="coreapi.h">
            <text:p>coreapi.h</text:p>
          </table:table-cell>
          <table:table-cell table:style-name="Default" table:formula="of:=SUBSTITUTE(['RAW Impl'.D98];&quot;line:&quot;;&quot;&quot;)" office:value-type="string" office:string-value="251">
            <text:p>251</text:p>
          </table:table-cell>
          <table:table-cell table:style-name="Default" table:formula="of:=SUBSTITUTE(['RAW Impl'.E98];&quot;returntype:&quot;;&quot;&quot;)" office:value-type="string" office:string-value="class:CoreAPI">
            <text:p>class:CoreAPI</text:p>
          </table:table-cell>
          <table:table-cell table:style-name="Default" table:formula="of:=SUBSTITUTE(['RAW Impl'.G98];&quot;returntype:&quot;;&quot;&quot;)" office:value-type="string" office:string-value="void">
            <text:p>void</text:p>
          </table:table-cell>
          <table:table-cell table:style-name="Default" table:formula="of:=['RAW Impl'.A98]" office:value-type="string" office:string-value="enableVideoAdaptiveJittcomp">
            <text:p>enableVideoAdaptiveJittcomp</text:p>
          </table:table-cell>
          <table:table-cell table:style-name="Default" table:formula="of:=['RAW Impl'.F9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9]" office:value-type="string" office:string-value="coreapi.h">
            <text:p>coreapi.h</text:p>
          </table:table-cell>
          <table:table-cell table:style-name="Default" table:formula="of:=SUBSTITUTE(['RAW Impl'.D99];&quot;line:&quot;;&quot;&quot;)" office:value-type="string" office:string-value="161">
            <text:p>161</text:p>
          </table:table-cell>
          <table:table-cell table:style-name="Default" table:formula="of:=SUBSTITUTE(['RAW Impl'.E99];&quot;returntype:&quot;;&quot;&quot;)" office:value-type="string" office:string-value="class:CoreAPI">
            <text:p>class:CoreAPI</text:p>
          </table:table-cell>
          <table:table-cell table:style-name="Default" table:formula="of:=SUBSTITUTE(['RAW Impl'.G99];&quot;returntype:&quot;;&quot;&quot;)" office:value-type="string" office:string-value="void">
            <text:p>void</text:p>
          </table:table-cell>
          <table:table-cell table:style-name="Default" table:formula="of:=['RAW Impl'.A99]" office:value-type="string" office:string-value="enableVideoPreview">
            <text:p>enableVideoPreview</text:p>
          </table:table-cell>
          <table:table-cell table:style-name="Default" table:formula="of:=['RAW Impl'.F9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00]" office:value-type="string" office:string-value="coreapi.h">
            <text:p>coreapi.h</text:p>
          </table:table-cell>
          <table:table-cell table:style-name="Default" table:formula="of:=SUBSTITUTE(['RAW Impl'.D100];&quot;line:&quot;;&quot;&quot;)" office:value-type="string" office:string-value="136">
            <text:p>136</text:p>
          </table:table-cell>
          <table:table-cell table:style-name="Default" table:formula="of:=SUBSTITUTE(['RAW Impl'.E100];&quot;returntype:&quot;;&quot;&quot;)" office:value-type="string" office:string-value="class:CoreAPI">
            <text:p>class:CoreAPI</text:p>
          </table:table-cell>
          <table:table-cell table:style-name="Default" table:formula="of:=SUBSTITUTE(['RAW Impl'.G100];&quot;returntype:&quot;;&quot;&quot;)" office:value-type="string" office:string-value="int">
            <text:p>int</text:p>
          </table:table-cell>
          <table:table-cell table:style-name="Default" table:formula="of:=['RAW Impl'.A100]" office:value-type="string" office:string-value="enterConference">
            <text:p>enterConference</text:p>
          </table:table-cell>
          <table:table-cell table:style-name="Default" table:formula="of:=['RAW Impl'.F10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1]" office:value-type="string" office:string-value="coreapi.h">
            <text:p>coreapi.h</text:p>
          </table:table-cell>
          <table:table-cell table:style-name="Default" table:formula="of:=SUBSTITUTE(['RAW Impl'.D101];&quot;line:&quot;;&quot;&quot;)" office:value-type="string" office:string-value="261">
            <text:p>261</text:p>
          </table:table-cell>
          <table:table-cell table:style-name="Default" table:formula="of:=SUBSTITUTE(['RAW Impl'.E101];&quot;returntype:&quot;;&quot;&quot;)" office:value-type="string" office:string-value="class:CoreAPI">
            <text:p>class:CoreAPI</text:p>
          </table:table-cell>
          <table:table-cell table:style-name="Default" table:formula="of:=SUBSTITUTE(['RAW Impl'.G101];&quot;returntype:&quot;;&quot;&quot;)" office:value-type="string" office:string-value="AuthInfoAPIPtr">
            <text:p>AuthInfoAPIPtr</text:p>
          </table:table-cell>
          <table:table-cell table:style-name="Default" table:formula="of:=['RAW Impl'.A101]" office:value-type="string" office:string-value="findAuthInfo">
            <text:p>findAuthInfo</text:p>
          </table:table-cell>
          <table:table-cell table:style-name="Default" table:formula="of:=['RAW Impl'.F101]" office:value-type="string" office:string-value="signature:(const std::string &amp;realm, const std::string &amp;username)">
            <text:p>signature:(const std::string &amp;realm, 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102]" office:value-type="string" office:string-value="addressapi.h">
            <text:p>addressapi.h</text:p>
          </table:table-cell>
          <table:table-cell table:style-name="Default" table:formula="of:=SUBSTITUTE(['RAW Impl'.D102];&quot;line:&quot;;&quot;&quot;)" office:value-type="string" office:string-value="41">
            <text:p>41</text:p>
          </table:table-cell>
          <table:table-cell table:style-name="Default" table:formula="of:=SUBSTITUTE(['RAW Impl'.E10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2];&quot;returntype:&quot;;&quot;&quot;)" office:value-type="string" office:string-value="AddressAPIPtr">
            <text:p>AddressAPIPtr</text:p>
          </table:table-cell>
          <table:table-cell table:style-name="Default" table:formula="of:=['RAW Impl'.A102]" office:value-type="string" office:string-value="get">
            <text:p>get</text:p>
          </table:table-cell>
          <table:table-cell table:style-name="Default" table:formula="of:=['RAW Impl'.F10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103]" office:value-type="string" office:string-value="addressapi.h">
            <text:p>addressapi.h</text:p>
          </table:table-cell>
          <table:table-cell table:style-name="Default" table:formula="of:=SUBSTITUTE(['RAW Impl'.D103];&quot;line:&quot;;&quot;&quot;)" office:value-type="string" office:string-value="42">
            <text:p>42</text:p>
          </table:table-cell>
          <table:table-cell table:style-name="Default" table:formula="of:=SUBSTITUTE(['RAW Impl'.E10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3];&quot;returntype:&quot;;&quot;&quot;)" office:value-type="string" office:string-value="AddressAPIPtr">
            <text:p>AddressAPIPtr</text:p>
          </table:table-cell>
          <table:table-cell table:style-name="Default" table:formula="of:=['RAW Impl'.A103]" office:value-type="string" office:string-value="get">
            <text:p>get</text:p>
          </table:table-cell>
          <table:table-cell table:style-name="Default" table:formula="of:=['RAW Impl'.F10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104]" office:value-type="string" office:string-value="authinfoapi.h">
            <text:p>authinfoapi.h</text:p>
          </table:table-cell>
          <table:table-cell table:style-name="Default" table:formula="of:=SUBSTITUTE(['RAW Impl'.D104];&quot;line:&quot;;&quot;&quot;)" office:value-type="string" office:string-value="35">
            <text:p>35</text:p>
          </table:table-cell>
          <table:table-cell table:style-name="Default" table:formula="of:=SUBSTITUTE(['RAW Impl'.E10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04];&quot;returntype:&quot;;&quot;&quot;)" office:value-type="string" office:string-value="AuthInfoAPIPtr">
            <text:p>AuthInfoAPIPtr</text:p>
          </table:table-cell>
          <table:table-cell table:style-name="Default" table:formula="of:=['RAW Impl'.A104]" office:value-type="string" office:string-value="get">
            <text:p>get</text:p>
          </table:table-cell>
          <table:table-cell table:style-name="Default" table:formula="of:=['RAW Impl'.F104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105]" office:value-type="string" office:string-value="authinfoapi.h">
            <text:p>authinfoapi.h</text:p>
          </table:table-cell>
          <table:table-cell table:style-name="Default" table:formula="of:=SUBSTITUTE(['RAW Impl'.D105];&quot;line:&quot;;&quot;&quot;)" office:value-type="string" office:string-value="36">
            <text:p>36</text:p>
          </table:table-cell>
          <table:table-cell table:style-name="Default" table:formula="of:=SUBSTITUTE(['RAW Impl'.E10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05];&quot;returntype:&quot;;&quot;&quot;)" office:value-type="string" office:string-value="AuthInfoAPIPtr">
            <text:p>AuthInfoAPIPtr</text:p>
          </table:table-cell>
          <table:table-cell table:style-name="Default" table:formula="of:=['RAW Impl'.A105]" office:value-type="string" office:string-value="get">
            <text:p>get</text:p>
          </table:table-cell>
          <table:table-cell table:style-name="Default" table:formula="of:=['RAW Impl'.F105]" office:value-type="string" office:string-value="signature:(const LinphoneAuthInfo *authInfo)">
            <text:p>signature:(const 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106]" office:value-type="string" office:string-value="callapi.h">
            <text:p>callapi.h</text:p>
          </table:table-cell>
          <table:table-cell table:style-name="Default" table:formula="of:=SUBSTITUTE(['RAW Impl'.D106];&quot;line:&quot;;&quot;&quot;)" office:value-type="string" office:string-value="62">
            <text:p>62</text:p>
          </table:table-cell>
          <table:table-cell table:style-name="Default" table:formula="of:=SUBSTITUTE(['RAW Impl'.E106];&quot;returntype:&quot;;&quot;&quot;)" office:value-type="string" office:string-value="class:CallAPI">
            <text:p>class:CallAPI</text:p>
          </table:table-cell>
          <table:table-cell table:style-name="Default" table:formula="of:=SUBSTITUTE(['RAW Impl'.G106];&quot;returntype:&quot;;&quot;&quot;)" office:value-type="string" office:string-value="CallAPIPtr">
            <text:p>CallAPIPtr</text:p>
          </table:table-cell>
          <table:table-cell table:style-name="Default" table:formula="of:=['RAW Impl'.A106]" office:value-type="string" office:string-value="get">
            <text:p>get</text:p>
          </table:table-cell>
          <table:table-cell table:style-name="Default" table:formula="of:=['RAW Impl'.F10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107]" office:value-type="string" office:string-value="calllogapi.h">
            <text:p>calllogapi.h</text:p>
          </table:table-cell>
          <table:table-cell table:style-name="Default" table:formula="of:=SUBSTITUTE(['RAW Impl'.D107];&quot;line:&quot;;&quot;&quot;)" office:value-type="string" office:string-value="27">
            <text:p>27</text:p>
          </table:table-cell>
          <table:table-cell table:style-name="Default" table:formula="of:=SUBSTITUTE(['RAW Impl'.E107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07];&quot;returntype:&quot;;&quot;&quot;)" office:value-type="string" office:string-value="CallLogAPIPtr">
            <text:p>CallLogAPIPtr</text:p>
          </table:table-cell>
          <table:table-cell table:style-name="Default" table:formula="of:=['RAW Impl'.A107]" office:value-type="string" office:string-value="get">
            <text:p>get</text:p>
          </table:table-cell>
          <table:table-cell table:style-name="Default" table:formula="of:=['RAW Impl'.F107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108]" office:value-type="string" office:string-value="callparamsapi.h">
            <text:p>callparamsapi.h</text:p>
          </table:table-cell>
          <table:table-cell table:style-name="Default" table:formula="of:=SUBSTITUTE(['RAW Impl'.D108];&quot;line:&quot;;&quot;&quot;)" office:value-type="string" office:string-value="37">
            <text:p>37</text:p>
          </table:table-cell>
          <table:table-cell table:style-name="Default" table:formula="of:=SUBSTITUTE(['RAW Impl'.E108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08];&quot;returntype:&quot;;&quot;&quot;)" office:value-type="string" office:string-value="CallParamsAPIPtr">
            <text:p>CallParamsAPIPtr</text:p>
          </table:table-cell>
          <table:table-cell table:style-name="Default" table:formula="of:=['RAW Impl'.A108]" office:value-type="string" office:string-value="get">
            <text:p>get</text:p>
          </table:table-cell>
          <table:table-cell table:style-name="Default" table:formula="of:=['RAW Impl'.F108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09]" office:value-type="string" office:string-value="callparamsapi.h">
            <text:p>callparamsapi.h</text:p>
          </table:table-cell>
          <table:table-cell table:style-name="Default" table:formula="of:=SUBSTITUTE(['RAW Impl'.D109];&quot;line:&quot;;&quot;&quot;)" office:value-type="string" office:string-value="38">
            <text:p>38</text:p>
          </table:table-cell>
          <table:table-cell table:style-name="Default" table:formula="of:=SUBSTITUTE(['RAW Impl'.E10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09];&quot;returntype:&quot;;&quot;&quot;)" office:value-type="string" office:string-value="CallParamsAPIPtr">
            <text:p>CallParamsAPIPtr</text:p>
          </table:table-cell>
          <table:table-cell table:style-name="Default" table:formula="of:=['RAW Impl'.A109]" office:value-type="string" office:string-value="get">
            <text:p>get</text:p>
          </table:table-cell>
          <table:table-cell table:style-name="Default" table:formula="of:=['RAW Impl'.F109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10]" office:value-type="string" office:string-value="callstatsapi.h">
            <text:p>callstatsapi.h</text:p>
          </table:table-cell>
          <table:table-cell table:style-name="Default" table:formula="of:=SUBSTITUTE(['RAW Impl'.D110];&quot;line:&quot;;&quot;&quot;)" office:value-type="string" office:string-value="29">
            <text:p>29</text:p>
          </table:table-cell>
          <table:table-cell table:style-name="Default" table:formula="of:=SUBSTITUTE(['RAW Impl'.E110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10];&quot;returntype:&quot;;&quot;&quot;)" office:value-type="string" office:string-value="CallStatsAPIPtr">
            <text:p>CallStatsAPIPtr</text:p>
          </table:table-cell>
          <table:table-cell table:style-name="Default" table:formula="of:=['RAW Impl'.A110]" office:value-type="string" office:string-value="get">
            <text:p>get</text:p>
          </table:table-cell>
          <table:table-cell table:style-name="Default" table:formula="of:=['RAW Impl'.F110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11]" office:value-type="string" office:string-value="coreapi.h">
            <text:p>coreapi.h</text:p>
          </table:table-cell>
          <table:table-cell table:style-name="Default" table:formula="of:=SUBSTITUTE(['RAW Impl'.D111];&quot;line:&quot;;&quot;&quot;)" office:value-type="string" office:string-value="319">
            <text:p>319</text:p>
          </table:table-cell>
          <table:table-cell table:style-name="Default" table:formula="of:=SUBSTITUTE(['RAW Impl'.E111];&quot;returntype:&quot;;&quot;&quot;)" office:value-type="string" office:string-value="class:CoreAPI">
            <text:p>class:CoreAPI</text:p>
          </table:table-cell>
          <table:table-cell table:style-name="Default" table:formula="of:=SUBSTITUTE(['RAW Impl'.G111];&quot;returntype:&quot;;&quot;&quot;)" office:value-type="string" office:string-value="CoreAPIPtr">
            <text:p>CoreAPIPtr</text:p>
          </table:table-cell>
          <table:table-cell table:style-name="Default" table:formula="of:=['RAW Impl'.A111]" office:value-type="string" office:string-value="get">
            <text:p>get</text:p>
          </table:table-cell>
          <table:table-cell table:style-name="Default" table:formula="of:=['RAW Impl'.F111]" office:value-type="string" office:string-value="signature:(LinphoneCore *core)">
            <text:p>signature:(LinphoneCore *core)</text:p>
          </table:table-cell>
          <table:table-cell table:number-columns-repeated="1018"/>
        </table:table-row>
        <table:table-row table:style-name="ro1">
          <table:table-cell table:style-name="Default" table:formula="of:=['RAW Impl'.B112]" office:value-type="string" office:string-value="payloadtypeapi.h">
            <text:p>payloadtypeapi.h</text:p>
          </table:table-cell>
          <table:table-cell table:style-name="Default" table:formula="of:=SUBSTITUTE(['RAW Impl'.D112];&quot;line:&quot;;&quot;&quot;)" office:value-type="string" office:string-value="59">
            <text:p>59</text:p>
          </table:table-cell>
          <table:table-cell table:style-name="Default" table:formula="of:=SUBSTITUTE(['RAW Impl'.E11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2];&quot;returntype:&quot;;&quot;&quot;)" office:value-type="string" office:string-value="PayloadTypeAPIPtr">
            <text:p>PayloadTypeAPIPtr</text:p>
          </table:table-cell>
          <table:table-cell table:style-name="Default" table:formula="of:=['RAW Impl'.A112]" office:value-type="string" office:string-value="get">
            <text:p>get</text:p>
          </table:table-cell>
          <table:table-cell table:style-name="Default" table:formula="of:=['RAW Impl'.F112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113]" office:value-type="string" office:string-value="payloadtypeapi.h">
            <text:p>payloadtypeapi.h</text:p>
          </table:table-cell>
          <table:table-cell table:style-name="Default" table:formula="of:=SUBSTITUTE(['RAW Impl'.D113];&quot;line:&quot;;&quot;&quot;)" office:value-type="string" office:string-value="60">
            <text:p>60</text:p>
          </table:table-cell>
          <table:table-cell table:style-name="Default" table:formula="of:=SUBSTITUTE(['RAW Impl'.E11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3];&quot;returntype:&quot;;&quot;&quot;)" office:value-type="string" office:string-value="PayloadTypeAPIPtr">
            <text:p>PayloadTypeAPIPtr</text:p>
          </table:table-cell>
          <table:table-cell table:style-name="Default" table:formula="of:=['RAW Impl'.A113]" office:value-type="string" office:string-value="get">
            <text:p>get</text:p>
          </table:table-cell>
          <table:table-cell table:style-name="Default" table:formula="of:=['RAW Impl'.F113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114]" office:value-type="string" office:string-value="proxyconfigapi.h">
            <text:p>proxyconfigapi.h</text:p>
          </table:table-cell>
          <table:table-cell table:style-name="Default" table:formula="of:=SUBSTITUTE(['RAW Impl'.D114];&quot;line:&quot;;&quot;&quot;)" office:value-type="string" office:string-value="70">
            <text:p>70</text:p>
          </table:table-cell>
          <table:table-cell table:style-name="Default" table:formula="of:=SUBSTITUTE(['RAW Impl'.E11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4];&quot;returntype:&quot;;&quot;&quot;)" office:value-type="string" office:string-value="ProxyConfigAPIPtr">
            <text:p>ProxyConfigAPIPtr</text:p>
          </table:table-cell>
          <table:table-cell table:style-name="Default" table:formula="of:=['RAW Impl'.A114]" office:value-type="string" office:string-value="get">
            <text:p>get</text:p>
          </table:table-cell>
          <table:table-cell table:style-name="Default" table:formula="of:=['RAW Impl'.F114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115]" office:value-type="string" office:string-value="coreapi.h">
            <text:p>coreapi.h</text:p>
          </table:table-cell>
          <table:table-cell table:style-name="Default" table:formula="of:=SUBSTITUTE(['RAW Impl'.D115];&quot;line:&quot;;&quot;&quot;)" office:value-type="string" office:string-value="191">
            <text:p>191</text:p>
          </table:table-cell>
          <table:table-cell table:style-name="Default" table:formula="of:=SUBSTITUTE(['RAW Impl'.E115];&quot;returntype:&quot;;&quot;&quot;)" office:value-type="string" office:string-value="class:CoreAPI">
            <text:p>class:CoreAPI</text:p>
          </table:table-cell>
          <table:table-cell table:style-name="Default" table:formula="of:=SUBSTITUTE(['RAW Impl'.G115];&quot;returntype:&quot;;&quot;&quot;)" office:value-type="string" office:string-value="FB::VariantList">
            <text:p>FB::VariantList</text:p>
          </table:table-cell>
          <table:table-cell table:style-name="Default" table:formula="of:=['RAW Impl'.A115]" office:value-type="string" office:string-value="getAudioCodecs">
            <text:p>getAudioCodecs</text:p>
          </table:table-cell>
          <table:table-cell table:style-name="Default" table:formula="of:=['RAW Impl'.F11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6]" office:value-type="string" office:string-value="coreapi.h">
            <text:p>coreapi.h</text:p>
          </table:table-cell>
          <table:table-cell table:style-name="Default" table:formula="of:=SUBSTITUTE(['RAW Impl'.D116];&quot;line:&quot;;&quot;&quot;)" office:value-type="string" office:string-value="237">
            <text:p>237</text:p>
          </table:table-cell>
          <table:table-cell table:style-name="Default" table:formula="of:=SUBSTITUTE(['RAW Impl'.E116];&quot;returntype:&quot;;&quot;&quot;)" office:value-type="string" office:string-value="class:CoreAPI">
            <text:p>class:CoreAPI</text:p>
          </table:table-cell>
          <table:table-cell table:style-name="Default" table:formula="of:=SUBSTITUTE(['RAW Impl'.G116];&quot;returntype:&quot;;&quot;&quot;)" office:value-type="string" office:string-value="int">
            <text:p>int</text:p>
          </table:table-cell>
          <table:table-cell table:style-name="Default" table:formula="of:=['RAW Impl'.A116]" office:value-type="string" office:string-value="getAudioDscp">
            <text:p>getAudioDscp</text:p>
          </table:table-cell>
          <table:table-cell table:style-name="Default" table:formula="of:=['RAW Impl'.F11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7]" office:value-type="string" office:string-value="coreapi.h">
            <text:p>coreapi.h</text:p>
          </table:table-cell>
          <table:table-cell table:style-name="Default" table:formula="of:=SUBSTITUTE(['RAW Impl'.D117];&quot;line:&quot;;&quot;&quot;)" office:value-type="string" office:string-value="252">
            <text:p>252</text:p>
          </table:table-cell>
          <table:table-cell table:style-name="Default" table:formula="of:=SUBSTITUTE(['RAW Impl'.E117];&quot;returntype:&quot;;&quot;&quot;)" office:value-type="string" office:string-value="class:CoreAPI">
            <text:p>class:CoreAPI</text:p>
          </table:table-cell>
          <table:table-cell table:style-name="Default" table:formula="of:=SUBSTITUTE(['RAW Impl'.G117];&quot;returntype:&quot;;&quot;&quot;)" office:value-type="string" office:string-value="int">
            <text:p>int</text:p>
          </table:table-cell>
          <table:table-cell table:style-name="Default" table:formula="of:=['RAW Impl'.A117]" office:value-type="string" office:string-value="getAudioJittcomp">
            <text:p>getAudioJittcomp</text:p>
          </table:table-cell>
          <table:table-cell table:style-name="Default" table:formula="of:=['RAW Impl'.F11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8]" office:value-type="string" office:string-value="coreapi.h">
            <text:p>coreapi.h</text:p>
          </table:table-cell>
          <table:table-cell table:style-name="Default" table:formula="of:=SUBSTITUTE(['RAW Impl'.D118];&quot;line:&quot;;&quot;&quot;)" office:value-type="string" office:string-value="211">
            <text:p>211</text:p>
          </table:table-cell>
          <table:table-cell table:style-name="Default" table:formula="of:=SUBSTITUTE(['RAW Impl'.E118];&quot;returntype:&quot;;&quot;&quot;)" office:value-type="string" office:string-value="class:CoreAPI">
            <text:p>class:CoreAPI</text:p>
          </table:table-cell>
          <table:table-cell table:style-name="Default" table:formula="of:=SUBSTITUTE(['RAW Impl'.G118];&quot;returntype:&quot;;&quot;&quot;)" office:value-type="string" office:string-value="int">
            <text:p>int</text:p>
          </table:table-cell>
          <table:table-cell table:style-name="Default" table:formula="of:=['RAW Impl'.A118]" office:value-type="string" office:string-value="getAudioPort">
            <text:p>getAudioPort</text:p>
          </table:table-cell>
          <table:table-cell table:style-name="Default" table:formula="of:=['RAW Impl'.F1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9]" office:value-type="string" office:string-value="callapi.h">
            <text:p>callapi.h</text:p>
          </table:table-cell>
          <table:table-cell table:style-name="Default" table:formula="of:=SUBSTITUTE(['RAW Impl'.D119];&quot;line:&quot;;&quot;&quot;)" office:value-type="string" office:string-value="22">
            <text:p>22</text:p>
          </table:table-cell>
          <table:table-cell table:style-name="Default" table:formula="of:=SUBSTITUTE(['RAW Impl'.E119];&quot;returntype:&quot;;&quot;&quot;)" office:value-type="string" office:string-value="class:CallAPI">
            <text:p>class:CallAPI</text:p>
          </table:table-cell>
          <table:table-cell table:style-name="Default" table:formula="of:=SUBSTITUTE(['RAW Impl'.G119];&quot;returntype:&quot;;&quot;&quot;)" office:value-type="string" office:string-value="CallStatsAPIPtr">
            <text:p>CallStatsAPIPtr</text:p>
          </table:table-cell>
          <table:table-cell table:style-name="Default" table:formula="of:=['RAW Impl'.A119]" office:value-type="string" office:string-value="getAudioStats">
            <text:p>getAudioStats</text:p>
          </table:table-cell>
          <table:table-cell table:style-name="Default" table:formula="of:=['RAW Impl'.F11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0]" office:value-type="string" office:string-value="coreapi.h">
            <text:p>coreapi.h</text:p>
          </table:table-cell>
          <table:table-cell table:style-name="Default" table:formula="of:=SUBSTITUTE(['RAW Impl'.D120];&quot;line:&quot;;&quot;&quot;)" office:value-type="string" office:string-value="262">
            <text:p>262</text:p>
          </table:table-cell>
          <table:table-cell table:style-name="Default" table:formula="of:=SUBSTITUTE(['RAW Impl'.E120];&quot;returntype:&quot;;&quot;&quot;)" office:value-type="string" office:string-value="class:CoreAPI">
            <text:p>class:CoreAPI</text:p>
          </table:table-cell>
          <table:table-cell table:style-name="Default" table:formula="of:=SUBSTITUTE(['RAW Impl'.G120];&quot;returntype:&quot;;&quot;&quot;)" office:value-type="string" office:string-value="FB::VariantList">
            <text:p>FB::VariantList</text:p>
          </table:table-cell>
          <table:table-cell table:style-name="Default" table:formula="of:=['RAW Impl'.A120]" office:value-type="string" office:string-value="getAuthInfoList">
            <text:p>getAuthInfoList</text:p>
          </table:table-cell>
          <table:table-cell table:style-name="Default" table:formula="of:=['RAW Impl'.F12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1]" office:value-type="string" office:string-value="callapi.h">
            <text:p>callapi.h</text:p>
          </table:table-cell>
          <table:table-cell table:style-name="Default" table:formula="of:=SUBSTITUTE(['RAW Impl'.D121];&quot;line:&quot;;&quot;&quot;)" office:value-type="string" office:string-value="23">
            <text:p>23</text:p>
          </table:table-cell>
          <table:table-cell table:style-name="Default" table:formula="of:=SUBSTITUTE(['RAW Impl'.E121];&quot;returntype:&quot;;&quot;&quot;)" office:value-type="string" office:string-value="class:CallAPI">
            <text:p>class:CallAPI</text:p>
          </table:table-cell>
          <table:table-cell table:style-name="Default" table:formula="of:=SUBSTITUTE(['RAW Impl'.G121];&quot;returntype:&quot;;&quot;&quot;)" office:value-type="string" office:string-value="std::string">
            <text:p>std::string</text:p>
          </table:table-cell>
          <table:table-cell table:style-name="Default" table:formula="of:=['RAW Impl'.A121]" office:value-type="string" office:string-value="getAuthenticationToken">
            <text:p>getAuthenticationToken</text:p>
          </table:table-cell>
          <table:table-cell table:style-name="Default" table:formula="of:=['RAW Impl'.F1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2]" office:value-type="string" office:string-value="callapi.h">
            <text:p>callapi.h</text:p>
          </table:table-cell>
          <table:table-cell table:style-name="Default" table:formula="of:=SUBSTITUTE(['RAW Impl'.D122];&quot;line:&quot;;&quot;&quot;)" office:value-type="string" office:string-value="24">
            <text:p>24</text:p>
          </table:table-cell>
          <table:table-cell table:style-name="Default" table:formula="of:=SUBSTITUTE(['RAW Impl'.E122];&quot;returntype:&quot;;&quot;&quot;)" office:value-type="string" office:string-value="class:CallAPI">
            <text:p>class:CallAPI</text:p>
          </table:table-cell>
          <table:table-cell table:style-name="Default" table:formula="of:=SUBSTITUTE(['RAW Impl'.G122];&quot;returntype:&quot;;&quot;&quot;)" office:value-type="string" office:string-value="bool">
            <text:p>bool</text:p>
          </table:table-cell>
          <table:table-cell table:style-name="Default" table:formula="of:=['RAW Impl'.A122]" office:value-type="string" office:string-value="getAuthenticationTokenVerified">
            <text:p>getAuthenticationTokenVerified</text:p>
          </table:table-cell>
          <table:table-cell table:style-name="Default" table:formula="of:=['RAW Impl'.F12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3]" office:value-type="string" office:string-value="callapi.h">
            <text:p>callapi.h</text:p>
          </table:table-cell>
          <table:table-cell table:style-name="Default" table:formula="of:=SUBSTITUTE(['RAW Impl'.D123];&quot;line:&quot;;&quot;&quot;)" office:value-type="string" office:string-value="25">
            <text:p>25</text:p>
          </table:table-cell>
          <table:table-cell table:style-name="Default" table:formula="of:=SUBSTITUTE(['RAW Impl'.E123];&quot;returntype:&quot;;&quot;&quot;)" office:value-type="string" office:string-value="class:CallAPI">
            <text:p>class:CallAPI</text:p>
          </table:table-cell>
          <table:table-cell table:style-name="Default" table:formula="of:=SUBSTITUTE(['RAW Impl'.G123];&quot;returntype:&quot;;&quot;&quot;)" office:value-type="string" office:string-value="float">
            <text:p>float</text:p>
          </table:table-cell>
          <table:table-cell table:style-name="Default" table:formula="of:=['RAW Impl'.A123]" office:value-type="string" office:string-value="getAverageQuality">
            <text:p>getAverageQuality</text:p>
          </table:table-cell>
          <table:table-cell table:style-name="Default" table:formula="of:=['RAW Impl'.F12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4]" office:value-type="string" office:string-value="payloadtypeapi.h">
            <text:p>payloadtypeapi.h</text:p>
          </table:table-cell>
          <table:table-cell table:style-name="Default" table:formula="of:=SUBSTITUTE(['RAW Impl'.D124];&quot;line:&quot;;&quot;&quot;)" office:value-type="string" office:string-value="29">
            <text:p>29</text:p>
          </table:table-cell>
          <table:table-cell table:style-name="Default" table:formula="of:=SUBSTITUTE(['RAW Impl'.E12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4];&quot;returntype:&quot;;&quot;&quot;)" office:value-type="string" office:string-value="int">
            <text:p>int</text:p>
          </table:table-cell>
          <table:table-cell table:style-name="Default" table:formula="of:=['RAW Impl'.A124]" office:value-type="string" office:string-value="getBitsPerSample">
            <text:p>getBitsPerSample</text:p>
          </table:table-cell>
          <table:table-cell table:style-name="Default" table:formula="of:=['RAW Impl'.F12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5]" office:value-type="string" office:string-value="callapi.h">
            <text:p>callapi.h</text:p>
          </table:table-cell>
          <table:table-cell table:style-name="Default" table:formula="of:=SUBSTITUTE(['RAW Impl'.D125];&quot;line:&quot;;&quot;&quot;)" office:value-type="string" office:string-value="26">
            <text:p>26</text:p>
          </table:table-cell>
          <table:table-cell table:style-name="Default" table:formula="of:=SUBSTITUTE(['RAW Impl'.E125];&quot;returntype:&quot;;&quot;&quot;)" office:value-type="string" office:string-value="class:CallAPI">
            <text:p>class:CallAPI</text:p>
          </table:table-cell>
          <table:table-cell table:style-name="Default" table:formula="of:=SUBSTITUTE(['RAW Impl'.G125];&quot;returntype:&quot;;&quot;&quot;)" office:value-type="string" office:string-value="CallLogAPIPtr">
            <text:p>CallLogAPIPtr</text:p>
          </table:table-cell>
          <table:table-cell table:style-name="Default" table:formula="of:=['RAW Impl'.A125]" office:value-type="string" office:string-value="getCallLog">
            <text:p>getCallLog</text:p>
          </table:table-cell>
          <table:table-cell table:style-name="Default" table:formula="of:=['RAW Impl'.F12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6]" office:value-type="string" office:string-value="coreapi.h">
            <text:p>coreapi.h</text:p>
          </table:table-cell>
          <table:table-cell table:style-name="Default" table:formula="of:=SUBSTITUTE(['RAW Impl'.D126];&quot;line:&quot;;&quot;&quot;)" office:value-type="string" office:string-value="182">
            <text:p>182</text:p>
          </table:table-cell>
          <table:table-cell table:style-name="Default" table:formula="of:=SUBSTITUTE(['RAW Impl'.E126];&quot;returntype:&quot;;&quot;&quot;)" office:value-type="string" office:string-value="class:CoreAPI">
            <text:p>class:CoreAPI</text:p>
          </table:table-cell>
          <table:table-cell table:style-name="Default" table:formula="of:=SUBSTITUTE(['RAW Impl'.G126];&quot;returntype:&quot;;&quot;&quot;)" office:value-type="string" office:string-value="std::string">
            <text:p>std::string</text:p>
          </table:table-cell>
          <table:table-cell table:style-name="Default" table:formula="of:=['RAW Impl'.A126]" office:value-type="string" office:string-value="getCaptureDevice">
            <text:p>getCaptureDevice</text:p>
          </table:table-cell>
          <table:table-cell table:style-name="Default" table:formula="of:=['RAW Impl'.F12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7]" office:value-type="string" office:string-value="payloadtypeapi.h">
            <text:p>payloadtypeapi.h</text:p>
          </table:table-cell>
          <table:table-cell table:style-name="Default" table:formula="of:=SUBSTITUTE(['RAW Impl'.D127];&quot;line:&quot;;&quot;&quot;)" office:value-type="string" office:string-value="44">
            <text:p>44</text:p>
          </table:table-cell>
          <table:table-cell table:style-name="Default" table:formula="of:=SUBSTITUTE(['RAW Impl'.E12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7];&quot;returntype:&quot;;&quot;&quot;)" office:value-type="string" office:string-value="int">
            <text:p>int</text:p>
          </table:table-cell>
          <table:table-cell table:style-name="Default" table:formula="of:=['RAW Impl'.A127]" office:value-type="string" office:string-value="getChannels">
            <text:p>getChannels</text:p>
          </table:table-cell>
          <table:table-cell table:style-name="Default" table:formula="of:=['RAW Impl'.F12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8]" office:value-type="string" office:string-value="payloadtypeapi.h">
            <text:p>payloadtypeapi.h</text:p>
          </table:table-cell>
          <table:table-cell table:style-name="Default" table:formula="of:=SUBSTITUTE(['RAW Impl'.D128];&quot;line:&quot;;&quot;&quot;)" office:value-type="string" office:string-value="26">
            <text:p>26</text:p>
          </table:table-cell>
          <table:table-cell table:style-name="Default" table:formula="of:=SUBSTITUTE(['RAW Impl'.E12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8];&quot;returntype:&quot;;&quot;&quot;)" office:value-type="string" office:string-value="int">
            <text:p>int</text:p>
          </table:table-cell>
          <table:table-cell table:style-name="Default" table:formula="of:=['RAW Impl'.A128]" office:value-type="string" office:string-value="getClockRate">
            <text:p>getClockRate</text:p>
          </table:table-cell>
          <table:table-cell table:style-name="Default" table:formula="of:=['RAW Impl'.F12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9]" office:value-type="string" office:string-value="coreapi.h">
            <text:p>coreapi.h</text:p>
          </table:table-cell>
          <table:table-cell table:style-name="Default" table:formula="of:=SUBSTITUTE(['RAW Impl'.D129];&quot;line:&quot;;&quot;&quot;)" office:value-type="string" office:string-value="137">
            <text:p>137</text:p>
          </table:table-cell>
          <table:table-cell table:style-name="Default" table:formula="of:=SUBSTITUTE(['RAW Impl'.E129];&quot;returntype:&quot;;&quot;&quot;)" office:value-type="string" office:string-value="class:CoreAPI">
            <text:p>class:CoreAPI</text:p>
          </table:table-cell>
          <table:table-cell table:style-name="Default" table:formula="of:=SUBSTITUTE(['RAW Impl'.G129];&quot;returntype:&quot;;&quot;&quot;)" office:value-type="string" office:string-value="int">
            <text:p>int</text:p>
          </table:table-cell>
          <table:table-cell table:style-name="Default" table:formula="of:=['RAW Impl'.A129]" office:value-type="string" office:string-value="getConferenceSize">
            <text:p>getConferenceSize</text:p>
          </table:table-cell>
          <table:table-cell table:style-name="Default" table:formula="of:=['RAW Impl'.F12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0]" office:value-type="string" office:string-value="proxyconfigapi.h">
            <text:p>proxyconfigapi.h</text:p>
          </table:table-cell>
          <table:table-cell table:style-name="Default" table:formula="of:=SUBSTITUTE(['RAW Impl'.D130];&quot;line:&quot;;&quot;&quot;)" office:value-type="string" office:string-value="22">
            <text:p>22</text:p>
          </table:table-cell>
          <table:table-cell table:style-name="Default" table:formula="of:=SUBSTITUTE(['RAW Impl'.E13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0];&quot;returntype:&quot;;&quot;&quot;)" office:value-type="string" office:string-value="std::string">
            <text:p>std::string</text:p>
          </table:table-cell>
          <table:table-cell table:style-name="Default" table:formula="of:=['RAW Impl'.A130]" office:value-type="string" office:string-value="getContactParameters">
            <text:p>getContactParameters</text:p>
          </table:table-cell>
          <table:table-cell table:style-name="Default" table:formula="of:=['RAW Impl'.F13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1]" office:value-type="string" office:string-value="callapi.h">
            <text:p>callapi.h</text:p>
          </table:table-cell>
          <table:table-cell table:style-name="Default" table:formula="of:=SUBSTITUTE(['RAW Impl'.D131];&quot;line:&quot;;&quot;&quot;)" office:value-type="string" office:string-value="27">
            <text:p>27</text:p>
          </table:table-cell>
          <table:table-cell table:style-name="Default" table:formula="of:=SUBSTITUTE(['RAW Impl'.E131];&quot;returntype:&quot;;&quot;&quot;)" office:value-type="string" office:string-value="class:CallAPI">
            <text:p>class:CallAPI</text:p>
          </table:table-cell>
          <table:table-cell table:style-name="Default" table:formula="of:=SUBSTITUTE(['RAW Impl'.G131];&quot;returntype:&quot;;&quot;&quot;)" office:value-type="string" office:string-value="CoreAPIPtr">
            <text:p>CoreAPIPtr</text:p>
          </table:table-cell>
          <table:table-cell table:style-name="Default" table:formula="of:=['RAW Impl'.A131]" office:value-type="string" office:string-value="getCore">
            <text:p>getCore</text:p>
          </table:table-cell>
          <table:table-cell table:style-name="Default" table:formula="of:=['RAW Impl'.F1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2]" office:value-type="string" office:string-value="proxyconfigapi.h">
            <text:p>proxyconfigapi.h</text:p>
          </table:table-cell>
          <table:table-cell table:style-name="Default" table:formula="of:=SUBSTITUTE(['RAW Impl'.D132];&quot;line:&quot;;&quot;&quot;)" office:value-type="string" office:string-value="20">
            <text:p>20</text:p>
          </table:table-cell>
          <table:table-cell table:style-name="Default" table:formula="of:=SUBSTITUTE(['RAW Impl'.E13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2];&quot;returntype:&quot;;&quot;&quot;)" office:value-type="string" office:string-value="CoreAPIPtr">
            <text:p>CoreAPIPtr</text:p>
          </table:table-cell>
          <table:table-cell table:style-name="Default" table:formula="of:=['RAW Impl'.A132]" office:value-type="string" office:string-value="getCore">
            <text:p>getCore</text:p>
          </table:table-cell>
          <table:table-cell table:style-name="Default" table:formula="of:=['RAW Impl'.F1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3]" office:value-type="string" office:string-value="coreapi.h">
            <text:p>coreapi.h</text:p>
          </table:table-cell>
          <table:table-cell table:style-name="Default" table:formula="of:=SUBSTITUTE(['RAW Impl'.D133];&quot;line:&quot;;&quot;&quot;)" office:value-type="string" office:string-value="112">
            <text:p>112</text:p>
          </table:table-cell>
          <table:table-cell table:style-name="Default" table:formula="of:=SUBSTITUTE(['RAW Impl'.E133];&quot;returntype:&quot;;&quot;&quot;)" office:value-type="string" office:string-value="class:CoreAPI">
            <text:p>class:CoreAPI</text:p>
          </table:table-cell>
          <table:table-cell table:style-name="Default" table:formula="of:=SUBSTITUTE(['RAW Impl'.G133];&quot;returntype:&quot;;&quot;&quot;)" office:value-type="string" office:string-value="CallAPIPtr">
            <text:p>CallAPIPtr</text:p>
          </table:table-cell>
          <table:table-cell table:style-name="Default" table:formula="of:=['RAW Impl'.A133]" office:value-type="string" office:string-value="getCurrentCall">
            <text:p>getCurrentCall</text:p>
          </table:table-cell>
          <table:table-cell table:style-name="Default" table:formula="of:=['RAW Impl'.F13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4]" office:value-type="string" office:string-value="callapi.h">
            <text:p>callapi.h</text:p>
          </table:table-cell>
          <table:table-cell table:style-name="Default" table:formula="of:=SUBSTITUTE(['RAW Impl'.D134];&quot;line:&quot;;&quot;&quot;)" office:value-type="string" office:string-value="28">
            <text:p>28</text:p>
          </table:table-cell>
          <table:table-cell table:style-name="Default" table:formula="of:=SUBSTITUTE(['RAW Impl'.E134];&quot;returntype:&quot;;&quot;&quot;)" office:value-type="string" office:string-value="class:CallAPI">
            <text:p>class:CallAPI</text:p>
          </table:table-cell>
          <table:table-cell table:style-name="Default" table:formula="of:=SUBSTITUTE(['RAW Impl'.G134];&quot;returntype:&quot;;&quot;&quot;)" office:value-type="string" office:string-value="CallParamsAPIPtr">
            <text:p>CallParamsAPIPtr</text:p>
          </table:table-cell>
          <table:table-cell table:style-name="Default" table:formula="of:=['RAW Impl'.A134]" office:value-type="string" office:string-value="getCurrentParams">
            <text:p>getCurrentParams</text:p>
          </table:table-cell>
          <table:table-cell table:style-name="Default" table:formula="of:=['RAW Impl'.F13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5]" office:value-type="string" office:string-value="callapi.h">
            <text:p>callapi.h</text:p>
          </table:table-cell>
          <table:table-cell table:style-name="Default" table:formula="of:=SUBSTITUTE(['RAW Impl'.D135];&quot;line:&quot;;&quot;&quot;)" office:value-type="string" office:string-value="29">
            <text:p>29</text:p>
          </table:table-cell>
          <table:table-cell table:style-name="Default" table:formula="of:=SUBSTITUTE(['RAW Impl'.E135];&quot;returntype:&quot;;&quot;&quot;)" office:value-type="string" office:string-value="class:CallAPI">
            <text:p>class:CallAPI</text:p>
          </table:table-cell>
          <table:table-cell table:style-name="Default" table:formula="of:=SUBSTITUTE(['RAW Impl'.G135];&quot;returntype:&quot;;&quot;&quot;)" office:value-type="string" office:string-value="float">
            <text:p>float</text:p>
          </table:table-cell>
          <table:table-cell table:style-name="Default" table:formula="of:=['RAW Impl'.A135]" office:value-type="string" office:string-value="getCurrentQuality">
            <text:p>getCurrentQuality</text:p>
          </table:table-cell>
          <table:table-cell table:style-name="Default" table:formula="of:=['RAW Impl'.F13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6]" office:value-type="string" office:string-value="coreapi.h">
            <text:p>coreapi.h</text:p>
          </table:table-cell>
          <table:table-cell table:style-name="Default" table:formula="of:=SUBSTITUTE(['RAW Impl'.D136];&quot;line:&quot;;&quot;&quot;)" office:value-type="string" office:string-value="204">
            <text:p>204</text:p>
          </table:table-cell>
          <table:table-cell table:style-name="Default" table:formula="of:=SUBSTITUTE(['RAW Impl'.E136];&quot;returntype:&quot;;&quot;&quot;)" office:value-type="string" office:string-value="class:CoreAPI">
            <text:p>class:CoreAPI</text:p>
          </table:table-cell>
          <table:table-cell table:style-name="Default" table:formula="of:=SUBSTITUTE(['RAW Impl'.G136];&quot;returntype:&quot;;&quot;&quot;)" office:value-type="string" office:string-value="ProxyConfigAPIPtr">
            <text:p>ProxyConfigAPIPtr</text:p>
          </table:table-cell>
          <table:table-cell table:style-name="Default" table:formula="of:=['RAW Impl'.A136]" office:value-type="string" office:string-value="getDefaultProxy">
            <text:p>getDefaultProxy</text:p>
          </table:table-cell>
          <table:table-cell table:style-name="Default" table:formula="of:=['RAW Impl'.F1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7]" office:value-type="string" office:string-value="proxyconfigapi.h">
            <text:p>proxyconfigapi.h</text:p>
          </table:table-cell>
          <table:table-cell table:style-name="Default" table:formula="of:=SUBSTITUTE(['RAW Impl'.D137];&quot;line:&quot;;&quot;&quot;)" office:value-type="string" office:string-value="25">
            <text:p>25</text:p>
          </table:table-cell>
          <table:table-cell table:style-name="Default" table:formula="of:=SUBSTITUTE(['RAW Impl'.E13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7];&quot;returntype:&quot;;&quot;&quot;)" office:value-type="string" office:string-value="bool">
            <text:p>bool</text:p>
          </table:table-cell>
          <table:table-cell table:style-name="Default" table:formula="of:=['RAW Impl'.A137]" office:value-type="string" office:string-value="getDialEscapePlus">
            <text:p>getDialEscapePlus</text:p>
          </table:table-cell>
          <table:table-cell table:style-name="Default" table:formula="of:=['RAW Impl'.F13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8]" office:value-type="string" office:string-value="proxyconfigapi.h">
            <text:p>proxyconfigapi.h</text:p>
          </table:table-cell>
          <table:table-cell table:style-name="Default" table:formula="of:=SUBSTITUTE(['RAW Impl'.D138];&quot;line:&quot;;&quot;&quot;)" office:value-type="string" office:string-value="28">
            <text:p>28</text:p>
          </table:table-cell>
          <table:table-cell table:style-name="Default" table:formula="of:=SUBSTITUTE(['RAW Impl'.E13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8];&quot;returntype:&quot;;&quot;&quot;)" office:value-type="string" office:string-value="std::string">
            <text:p>std::string</text:p>
          </table:table-cell>
          <table:table-cell table:style-name="Default" table:formula="of:=['RAW Impl'.A138]" office:value-type="string" office:string-value="getDialPrefix">
            <text:p>getDialPrefix</text:p>
          </table:table-cell>
          <table:table-cell table:style-name="Default" table:formula="of:=['RAW Impl'.F1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9]" office:value-type="string" office:string-value="callapi.h">
            <text:p>callapi.h</text:p>
          </table:table-cell>
          <table:table-cell table:style-name="Default" table:formula="of:=SUBSTITUTE(['RAW Impl'.D139];&quot;line:&quot;;&quot;&quot;)" office:value-type="string" office:string-value="30">
            <text:p>30</text:p>
          </table:table-cell>
          <table:table-cell table:style-name="Default" table:formula="of:=SUBSTITUTE(['RAW Impl'.E139];&quot;returntype:&quot;;&quot;&quot;)" office:value-type="string" office:string-value="class:CallAPI">
            <text:p>class:CallAPI</text:p>
          </table:table-cell>
          <table:table-cell table:style-name="Default" table:formula="of:=SUBSTITUTE(['RAW Impl'.G139];&quot;returntype:&quot;;&quot;&quot;)" office:value-type="string" office:string-value="int">
            <text:p>int</text:p>
          </table:table-cell>
          <table:table-cell table:style-name="Default" table:formula="of:=['RAW Impl'.A139]" office:value-type="string" office:string-value="getDir">
            <text:p>getDir</text:p>
          </table:table-cell>
          <table:table-cell table:style-name="Default" table:formula="of:=['RAW Impl'.F1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0]" office:value-type="string" office:string-value="addressapi.h">
            <text:p>addressapi.h</text:p>
          </table:table-cell>
          <table:table-cell table:style-name="Default" table:formula="of:=SUBSTITUTE(['RAW Impl'.D140];&quot;line:&quot;;&quot;&quot;)" office:value-type="string" office:string-value="25">
            <text:p>25</text:p>
          </table:table-cell>
          <table:table-cell table:style-name="Default" table:formula="of:=SUBSTITUTE(['RAW Impl'.E14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40];&quot;returntype:&quot;;&quot;&quot;)" office:value-type="string" office:string-value="std::string">
            <text:p>std::string</text:p>
          </table:table-cell>
          <table:table-cell table:style-name="Default" table:formula="of:=['RAW Impl'.A140]" office:value-type="string" office:string-value="getDisplayName">
            <text:p>getDisplayName</text:p>
          </table:table-cell>
          <table:table-cell table:style-name="Default" table:formula="of:=['RAW Impl'.F1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1]" office:value-type="string" office:string-value="addressapi.h">
            <text:p>addressapi.h</text:p>
          </table:table-cell>
          <table:table-cell table:style-name="Default" table:formula="of:=SUBSTITUTE(['RAW Impl'.D141];&quot;line:&quot;;&quot;&quot;)" office:value-type="string" office:string-value="26">
            <text:p>26</text:p>
          </table:table-cell>
          <table:table-cell table:style-name="Default" table:formula="of:=SUBSTITUTE(['RAW Impl'.E14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41];&quot;returntype:&quot;;&quot;&quot;)" office:value-type="string" office:string-value="std::string">
            <text:p>std::string</text:p>
          </table:table-cell>
          <table:table-cell table:style-name="Default" table:formula="of:=['RAW Impl'.A141]" office:value-type="string" office:string-value="getDomain">
            <text:p>getDomain</text:p>
          </table:table-cell>
          <table:table-cell table:style-name="Default" table:formula="of:=['RAW Impl'.F1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2]" office:value-type="string" office:string-value="proxyconfigapi.h">
            <text:p>proxyconfigapi.h</text:p>
          </table:table-cell>
          <table:table-cell table:style-name="Default" table:formula="of:=SUBSTITUTE(['RAW Impl'.D142];&quot;line:&quot;;&quot;&quot;)" office:value-type="string" office:string-value="31">
            <text:p>31</text:p>
          </table:table-cell>
          <table:table-cell table:style-name="Default" table:formula="of:=SUBSTITUTE(['RAW Impl'.E14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2];&quot;returntype:&quot;;&quot;&quot;)" office:value-type="string" office:string-value="std::string">
            <text:p>std::string</text:p>
          </table:table-cell>
          <table:table-cell table:style-name="Default" table:formula="of:=['RAW Impl'.A142]" office:value-type="string" office:string-value="getDomain">
            <text:p>getDomain</text:p>
          </table:table-cell>
          <table:table-cell table:style-name="Default" table:formula="of:=['RAW Impl'.F1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3]" office:value-type="string" office:string-value="coreapi.h">
            <text:p>coreapi.h</text:p>
          </table:table-cell>
          <table:table-cell table:style-name="Default" table:formula="of:=SUBSTITUTE(['RAW Impl'.D143];&quot;line:&quot;;&quot;&quot;)" office:value-type="string" office:string-value="215">
            <text:p>215</text:p>
          </table:table-cell>
          <table:table-cell table:style-name="Default" table:formula="of:=SUBSTITUTE(['RAW Impl'.E143];&quot;returntype:&quot;;&quot;&quot;)" office:value-type="string" office:string-value="class:CoreAPI">
            <text:p>class:CoreAPI</text:p>
          </table:table-cell>
          <table:table-cell table:style-name="Default" table:formula="of:=SUBSTITUTE(['RAW Impl'.G143];&quot;returntype:&quot;;&quot;&quot;)" office:value-type="string" office:string-value="int">
            <text:p>int</text:p>
          </table:table-cell>
          <table:table-cell table:style-name="Default" table:formula="of:=['RAW Impl'.A143]" office:value-type="string" office:string-value="getDownloadBandwidth">
            <text:p>getDownloadBandwidth</text:p>
          </table:table-cell>
          <table:table-cell table:style-name="Default" table:formula="of:=['RAW Impl'.F1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4]" office:value-type="string" office:string-value="coreapi.h">
            <text:p>coreapi.h</text:p>
          </table:table-cell>
          <table:table-cell table:style-name="Default" table:formula="of:=SUBSTITUTE(['RAW Impl'.D144];&quot;line:&quot;;&quot;&quot;)" office:value-type="string" office:string-value="219">
            <text:p>219</text:p>
          </table:table-cell>
          <table:table-cell table:style-name="Default" table:formula="of:=SUBSTITUTE(['RAW Impl'.E144];&quot;returntype:&quot;;&quot;&quot;)" office:value-type="string" office:string-value="class:CoreAPI">
            <text:p>class:CoreAPI</text:p>
          </table:table-cell>
          <table:table-cell table:style-name="Default" table:formula="of:=SUBSTITUTE(['RAW Impl'.G144];&quot;returntype:&quot;;&quot;&quot;)" office:value-type="string" office:string-value="int">
            <text:p>int</text:p>
          </table:table-cell>
          <table:table-cell table:style-name="Default" table:formula="of:=['RAW Impl'.A144]" office:value-type="string" office:string-value="getDownloadPtime">
            <text:p>getDownloadPtime</text:p>
          </table:table-cell>
          <table:table-cell table:style-name="Default" table:formula="of:=['RAW Impl'.F1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5]" office:value-type="string" office:string-value="callapi.h">
            <text:p>callapi.h</text:p>
          </table:table-cell>
          <table:table-cell table:style-name="Default" table:formula="of:=SUBSTITUTE(['RAW Impl'.D145];&quot;line:&quot;;&quot;&quot;)" office:value-type="string" office:string-value="31">
            <text:p>31</text:p>
          </table:table-cell>
          <table:table-cell table:style-name="Default" table:formula="of:=SUBSTITUTE(['RAW Impl'.E145];&quot;returntype:&quot;;&quot;&quot;)" office:value-type="string" office:string-value="class:CallAPI">
            <text:p>class:CallAPI</text:p>
          </table:table-cell>
          <table:table-cell table:style-name="Default" table:formula="of:=SUBSTITUTE(['RAW Impl'.G145];&quot;returntype:&quot;;&quot;&quot;)" office:value-type="string" office:string-value="int">
            <text:p>int</text:p>
          </table:table-cell>
          <table:table-cell table:style-name="Default" table:formula="of:=['RAW Impl'.A145]" office:value-type="string" office:string-value="getDuration">
            <text:p>getDuration</text:p>
          </table:table-cell>
          <table:table-cell table:style-name="Default" table:formula="of:=['RAW Impl'.F1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6]" office:value-type="string" office:string-value="proxyconfigapi.h">
            <text:p>proxyconfigapi.h</text:p>
          </table:table-cell>
          <table:table-cell table:style-name="Default" table:formula="of:=SUBSTITUTE(['RAW Impl'.D146];&quot;line:&quot;;&quot;&quot;)" office:value-type="string" office:string-value="32">
            <text:p>32</text:p>
          </table:table-cell>
          <table:table-cell table:style-name="Default" table:formula="of:=SUBSTITUTE(['RAW Impl'.E14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6];&quot;returntype:&quot;;&quot;&quot;)" office:value-type="string" office:string-value="int">
            <text:p>int</text:p>
          </table:table-cell>
          <table:table-cell table:style-name="Default" table:formula="of:=['RAW Impl'.A146]" office:value-type="string" office:string-value="getError">
            <text:p>getError</text:p>
          </table:table-cell>
          <table:table-cell table:style-name="Default" table:formula="of:=['RAW Impl'.F14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7]" office:value-type="string" office:string-value="proxyconfigapi.h">
            <text:p>proxyconfigapi.h</text:p>
          </table:table-cell>
          <table:table-cell table:style-name="Default" table:formula="of:=SUBSTITUTE(['RAW Impl'.D147];&quot;line:&quot;;&quot;&quot;)" office:value-type="string" office:string-value="53">
            <text:p>53</text:p>
          </table:table-cell>
          <table:table-cell table:style-name="Default" table:formula="of:=SUBSTITUTE(['RAW Impl'.E14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7];&quot;returntype:&quot;;&quot;&quot;)" office:value-type="string" office:string-value="int">
            <text:p>int</text:p>
          </table:table-cell>
          <table:table-cell table:style-name="Default" table:formula="of:=['RAW Impl'.A147]" office:value-type="string" office:string-value="getExpires">
            <text:p>getExpires</text:p>
          </table:table-cell>
          <table:table-cell table:style-name="Default" table:formula="of:=['RAW Impl'.F1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8]" office:value-type="string" office:string-value="payloadtypeapi.h">
            <text:p>payloadtypeapi.h</text:p>
          </table:table-cell>
          <table:table-cell table:style-name="Default" table:formula="of:=SUBSTITUTE(['RAW Impl'.D148];&quot;line:&quot;;&quot;&quot;)" office:value-type="string" office:string-value="53">
            <text:p>53</text:p>
          </table:table-cell>
          <table:table-cell table:style-name="Default" table:formula="of:=SUBSTITUTE(['RAW Impl'.E14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48];&quot;returntype:&quot;;&quot;&quot;)" office:value-type="string" office:string-value="int">
            <text:p>int</text:p>
          </table:table-cell>
          <table:table-cell table:style-name="Default" table:formula="of:=['RAW Impl'.A148]" office:value-type="string" office:string-value="getFlags">
            <text:p>getFlags</text:p>
          </table:table-cell>
          <table:table-cell table:style-name="Default" table:formula="of:=['RAW Impl'.F1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9]" office:value-type="string" office:string-value="coreapi.h">
            <text:p>coreapi.h</text:p>
          </table:table-cell>
          <table:table-cell table:style-name="Default" table:formula="of:=SUBSTITUTE(['RAW Impl'.D149];&quot;line:&quot;;&quot;&quot;)" office:value-type="string" office:string-value="231">
            <text:p>231</text:p>
          </table:table-cell>
          <table:table-cell table:style-name="Default" table:formula="of:=SUBSTITUTE(['RAW Impl'.E149];&quot;returntype:&quot;;&quot;&quot;)" office:value-type="string" office:string-value="class:CoreAPI">
            <text:p>class:CoreAPI</text:p>
          </table:table-cell>
          <table:table-cell table:style-name="Default" table:formula="of:=SUBSTITUTE(['RAW Impl'.G149];&quot;returntype:&quot;;&quot;&quot;)" office:value-type="string" office:string-value="bool">
            <text:p>bool</text:p>
          </table:table-cell>
          <table:table-cell table:style-name="Default" table:formula="of:=['RAW Impl'.A149]" office:value-type="string" office:string-value="getGuessHostname">
            <text:p>getGuessHostname</text:p>
          </table:table-cell>
          <table:table-cell table:style-name="Default" table:formula="of:=['RAW Impl'.F1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0]" office:value-type="string" office:string-value="videowindow.h">
            <text:p>videowindow.h</text:p>
          </table:table-cell>
          <table:table-cell table:style-name="Default" table:formula="of:=SUBSTITUTE(['RAW Impl'.D150];&quot;line:&quot;;&quot;&quot;)" office:value-type="string" office:string-value="13">
            <text:p>13</text:p>
          </table:table-cell>
          <table:table-cell table:style-name="Default" table:formula="of:=SUBSTITUTE(['RAW Impl'.E150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150];&quot;returntype:&quot;;&quot;&quot;)" office:value-type="string" office:string-value="virtual unsigned long">
            <text:p>virtual unsigned long</text:p>
          </table:table-cell>
          <table:table-cell table:style-name="Default" table:formula="of:=['RAW Impl'.A150]" office:value-type="string" office:string-value="getId">
            <text:p>getId</text:p>
          </table:table-cell>
          <table:table-cell table:style-name="Default" table:formula="of:=['RAW Impl'.F15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1]" office:value-type="string" office:string-value="proxyconfigapi.h">
            <text:p>proxyconfigapi.h</text:p>
          </table:table-cell>
          <table:table-cell table:style-name="Default" table:formula="of:=SUBSTITUTE(['RAW Impl'.D151];&quot;line:&quot;;&quot;&quot;)" office:value-type="string" office:string-value="47">
            <text:p>47</text:p>
          </table:table-cell>
          <table:table-cell table:style-name="Default" table:formula="of:=SUBSTITUTE(['RAW Impl'.E15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51];&quot;returntype:&quot;;&quot;&quot;)" office:value-type="string" office:string-value="std::string">
            <text:p>std::string</text:p>
          </table:table-cell>
          <table:table-cell table:style-name="Default" table:formula="of:=['RAW Impl'.A151]" office:value-type="string" office:string-value="getIdentity">
            <text:p>getIdentity</text:p>
          </table:table-cell>
          <table:table-cell table:style-name="Default" table:formula="of:=['RAW Impl'.F1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2]" office:value-type="string" office:string-value="coreapi.h">
            <text:p>coreapi.h</text:p>
          </table:table-cell>
          <table:table-cell table:style-name="Default" table:formula="of:=SUBSTITUTE(['RAW Impl'.D152];&quot;line:&quot;;&quot;&quot;)" office:value-type="string" office:string-value="128">
            <text:p>128</text:p>
          </table:table-cell>
          <table:table-cell table:style-name="Default" table:formula="of:=SUBSTITUTE(['RAW Impl'.E152];&quot;returntype:&quot;;&quot;&quot;)" office:value-type="string" office:string-value="class:CoreAPI">
            <text:p>class:CoreAPI</text:p>
          </table:table-cell>
          <table:table-cell table:style-name="Default" table:formula="of:=SUBSTITUTE(['RAW Impl'.G152];&quot;returntype:&quot;;&quot;&quot;)" office:value-type="string" office:string-value="int">
            <text:p>int</text:p>
          </table:table-cell>
          <table:table-cell table:style-name="Default" table:formula="of:=['RAW Impl'.A152]" office:value-type="string" office:string-value="getInCallTimeout">
            <text:p>getInCallTimeout</text:p>
          </table:table-cell>
          <table:table-cell table:style-name="Default" table:formula="of:=['RAW Impl'.F1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3]" office:value-type="string" office:string-value="coreapi.h">
            <text:p>coreapi.h</text:p>
          </table:table-cell>
          <table:table-cell table:style-name="Default" table:formula="of:=SUBSTITUTE(['RAW Impl'.D153];&quot;line:&quot;;&quot;&quot;)" office:value-type="string" office:string-value="126">
            <text:p>126</text:p>
          </table:table-cell>
          <table:table-cell table:style-name="Default" table:formula="of:=SUBSTITUTE(['RAW Impl'.E153];&quot;returntype:&quot;;&quot;&quot;)" office:value-type="string" office:string-value="class:CoreAPI">
            <text:p>class:CoreAPI</text:p>
          </table:table-cell>
          <table:table-cell table:style-name="Default" table:formula="of:=SUBSTITUTE(['RAW Impl'.G153];&quot;returntype:&quot;;&quot;&quot;)" office:value-type="string" office:string-value="int">
            <text:p>int</text:p>
          </table:table-cell>
          <table:table-cell table:style-name="Default" table:formula="of:=['RAW Impl'.A153]" office:value-type="string" office:string-value="getIncTimeout">
            <text:p>getIncTimeout</text:p>
          </table:table-cell>
          <table:table-cell table:style-name="Default" table:formula="of:=['RAW Impl'.F15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4]" office:value-type="string" office:string-value="coreapi.h">
            <text:p>coreapi.h</text:p>
          </table:table-cell>
          <table:table-cell table:style-name="Default" table:formula="of:=SUBSTITUTE(['RAW Impl'.D154];&quot;line:&quot;;&quot;&quot;)" office:value-type="string" office:string-value="102">
            <text:p>102</text:p>
          </table:table-cell>
          <table:table-cell table:style-name="Default" table:formula="of:=SUBSTITUTE(['RAW Impl'.E154];&quot;returntype:&quot;;&quot;&quot;)" office:value-type="string" office:string-value="class:CoreAPI::std">
            <text:p>class:CoreAPI::std</text:p>
          </table:table-cell>
          <table:table-cell table:style-name="Default" table:formula="of:=SUBSTITUTE(['RAW Impl'.G154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54]" office:value-type="string" office:string-value="getMagic">
            <text:p>getMagic</text:p>
          </table:table-cell>
          <table:table-cell table:style-name="Default" table:formula="of:=['RAW Impl'.F1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5]" office:value-type="string" office:string-value="videoapi.h">
            <text:p>videoapi.h</text:p>
          </table:table-cell>
          <table:table-cell table:style-name="Default" table:formula="of:=SUBSTITUTE(['RAW Impl'.D155];&quot;line:&quot;;&quot;&quot;)" office:value-type="string" office:string-value="16">
            <text:p>16</text:p>
          </table:table-cell>
          <table:table-cell table:style-name="Default" table:formula="of:=SUBSTITUTE(['RAW Impl'.E155];&quot;returntype:&quot;;&quot;&quot;)" office:value-type="string" office:string-value="class:VideoAPI::std">
            <text:p>class:VideoAPI::std</text:p>
          </table:table-cell>
          <table:table-cell table:style-name="Default" table:formula="of:=SUBSTITUTE(['RAW Impl'.G155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55]" office:value-type="string" office:string-value="getMagic">
            <text:p>getMagic</text:p>
          </table:table-cell>
          <table:table-cell table:style-name="Default" table:formula="of:=['RAW Impl'.F15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6]" office:value-type="string" office:string-value="coreapi.h">
            <text:p>coreapi.h</text:p>
          </table:table-cell>
          <table:table-cell table:style-name="Default" table:formula="of:=SUBSTITUTE(['RAW Impl'.D156];&quot;line:&quot;;&quot;&quot;)" office:value-type="string" office:string-value="130">
            <text:p>130</text:p>
          </table:table-cell>
          <table:table-cell table:style-name="Default" table:formula="of:=SUBSTITUTE(['RAW Impl'.E156];&quot;returntype:&quot;;&quot;&quot;)" office:value-type="string" office:string-value="class:CoreAPI">
            <text:p>class:CoreAPI</text:p>
          </table:table-cell>
          <table:table-cell table:style-name="Default" table:formula="of:=SUBSTITUTE(['RAW Impl'.G156];&quot;returntype:&quot;;&quot;&quot;)" office:value-type="string" office:string-value="int">
            <text:p>int</text:p>
          </table:table-cell>
          <table:table-cell table:style-name="Default" table:formula="of:=['RAW Impl'.A156]" office:value-type="string" office:string-value="getMaxCalls">
            <text:p>getMaxCalls</text:p>
          </table:table-cell>
          <table:table-cell table:style-name="Default" table:formula="of:=['RAW Impl'.F15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7]" office:value-type="string" office:string-value="coreapi.h">
            <text:p>coreapi.h</text:p>
          </table:table-cell>
          <table:table-cell table:style-name="Default" table:formula="of:=SUBSTITUTE(['RAW Impl'.D157];&quot;line:&quot;;&quot;&quot;)" office:value-type="string" office:string-value="152">
            <text:p>152</text:p>
          </table:table-cell>
          <table:table-cell table:style-name="Default" table:formula="of:=SUBSTITUTE(['RAW Impl'.E157];&quot;returntype:&quot;;&quot;&quot;)" office:value-type="string" office:string-value="class:CoreAPI">
            <text:p>class:CoreAPI</text:p>
          </table:table-cell>
          <table:table-cell table:style-name="Default" table:formula="of:=SUBSTITUTE(['RAW Impl'.G157];&quot;returntype:&quot;;&quot;&quot;)" office:value-type="string" office:string-value="float">
            <text:p>float</text:p>
          </table:table-cell>
          <table:table-cell table:style-name="Default" table:formula="of:=['RAW Impl'.A157]" office:value-type="string" office:string-value="getMicGainDb">
            <text:p>getMicGainDb</text:p>
          </table:table-cell>
          <table:table-cell table:style-name="Default" table:formula="of:=['RAW Impl'.F1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8]" office:value-type="string" office:string-value="payloadtypeapi.h">
            <text:p>payloadtypeapi.h</text:p>
          </table:table-cell>
          <table:table-cell table:style-name="Default" table:formula="of:=SUBSTITUTE(['RAW Impl'.D158];&quot;line:&quot;;&quot;&quot;)" office:value-type="string" office:string-value="41">
            <text:p>41</text:p>
          </table:table-cell>
          <table:table-cell table:style-name="Default" table:formula="of:=SUBSTITUTE(['RAW Impl'.E15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8];&quot;returntype:&quot;;&quot;&quot;)" office:value-type="string" office:string-value="std::string">
            <text:p>std::string</text:p>
          </table:table-cell>
          <table:table-cell table:style-name="Default" table:formula="of:=['RAW Impl'.A158]" office:value-type="string" office:string-value="getMimeType">
            <text:p>getMimeType</text:p>
          </table:table-cell>
          <table:table-cell table:style-name="Default" table:formula="of:=['RAW Impl'.F15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9]" office:value-type="string" office:string-value="coreapi.h">
            <text:p>coreapi.h</text:p>
          </table:table-cell>
          <table:table-cell table:style-name="Default" table:formula="of:=SUBSTITUTE(['RAW Impl'.D159];&quot;line:&quot;;&quot;&quot;)" office:value-type="string" office:string-value="223">
            <text:p>223</text:p>
          </table:table-cell>
          <table:table-cell table:style-name="Default" table:formula="of:=SUBSTITUTE(['RAW Impl'.E159];&quot;returntype:&quot;;&quot;&quot;)" office:value-type="string" office:string-value="class:CoreAPI">
            <text:p>class:CoreAPI</text:p>
          </table:table-cell>
          <table:table-cell table:style-name="Default" table:formula="of:=SUBSTITUTE(['RAW Impl'.G159];&quot;returntype:&quot;;&quot;&quot;)" office:value-type="string" office:string-value="int">
            <text:p>int</text:p>
          </table:table-cell>
          <table:table-cell table:style-name="Default" table:formula="of:=['RAW Impl'.A159]" office:value-type="string" office:string-value="getMtu">
            <text:p>getMtu</text:p>
          </table:table-cell>
          <table:table-cell table:style-name="Default" table:formula="of:=['RAW Impl'.F1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0]" office:value-type="string" office:string-value="coreapi.h">
            <text:p>coreapi.h</text:p>
          </table:table-cell>
          <table:table-cell table:style-name="Default" table:formula="of:=SUBSTITUTE(['RAW Impl'.D160];&quot;line:&quot;;&quot;&quot;)" office:value-type="string" office:string-value="229">
            <text:p>229</text:p>
          </table:table-cell>
          <table:table-cell table:style-name="Default" table:formula="of:=SUBSTITUTE(['RAW Impl'.E160];&quot;returntype:&quot;;&quot;&quot;)" office:value-type="string" office:string-value="class:CoreAPI">
            <text:p>class:CoreAPI</text:p>
          </table:table-cell>
          <table:table-cell table:style-name="Default" table:formula="of:=SUBSTITUTE(['RAW Impl'.G160];&quot;returntype:&quot;;&quot;&quot;)" office:value-type="string" office:string-value="std::string">
            <text:p>std::string</text:p>
          </table:table-cell>
          <table:table-cell table:style-name="Default" table:formula="of:=['RAW Impl'.A160]" office:value-type="string" office:string-value="getNatAddress">
            <text:p>getNatAddress</text:p>
          </table:table-cell>
          <table:table-cell table:style-name="Default" table:formula="of:=['RAW Impl'.F16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1]" office:value-type="string" office:string-value="coreapi.h">
            <text:p>coreapi.h</text:p>
          </table:table-cell>
          <table:table-cell table:style-name="Default" table:formula="of:=SUBSTITUTE(['RAW Impl'.D161];&quot;line:&quot;;&quot;&quot;)" office:value-type="string" office:string-value="168">
            <text:p>168</text:p>
          </table:table-cell>
          <table:table-cell table:style-name="Default" table:formula="of:=SUBSTITUTE(['RAW Impl'.E161];&quot;returntype:&quot;;&quot;&quot;)" office:value-type="string" office:string-value="class:CoreAPI">
            <text:p>class:CoreAPI</text:p>
          </table:table-cell>
          <table:table-cell table:style-name="Default" table:formula="of:=SUBSTITUTE(['RAW Impl'.G161];&quot;returntype:&quot;;&quot;&quot;)" office:value-type="string" office:string-value="unsigned long">
            <text:p>unsigned long</text:p>
          </table:table-cell>
          <table:table-cell table:style-name="Default" table:formula="of:=['RAW Impl'.A161]" office:value-type="string" office:string-value="getNativePreviewWindowId">
            <text:p>getNativePreviewWindowId</text:p>
          </table:table-cell>
          <table:table-cell table:style-name="Default" table:formula="of:=['RAW Impl'.F16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2]" office:value-type="string" office:string-value="coreapi.h">
            <text:p>coreapi.h</text:p>
          </table:table-cell>
          <table:table-cell table:style-name="Default" table:formula="of:=SUBSTITUTE(['RAW Impl'.D162];&quot;line:&quot;;&quot;&quot;)" office:value-type="string" office:string-value="166">
            <text:p>166</text:p>
          </table:table-cell>
          <table:table-cell table:style-name="Default" table:formula="of:=SUBSTITUTE(['RAW Impl'.E162];&quot;returntype:&quot;;&quot;&quot;)" office:value-type="string" office:string-value="class:CoreAPI">
            <text:p>class:CoreAPI</text:p>
          </table:table-cell>
          <table:table-cell table:style-name="Default" table:formula="of:=SUBSTITUTE(['RAW Impl'.G162];&quot;returntype:&quot;;&quot;&quot;)" office:value-type="string" office:string-value="unsigned long">
            <text:p>unsigned long</text:p>
          </table:table-cell>
          <table:table-cell table:style-name="Default" table:formula="of:=['RAW Impl'.A162]" office:value-type="string" office:string-value="getNativeVideoWindowId">
            <text:p>getNativeVideoWindowId</text:p>
          </table:table-cell>
          <table:table-cell table:style-name="Default" table:formula="of:=['RAW Impl'.F16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3]" office:value-type="string" office:string-value="payloadtypeapi.h">
            <text:p>payloadtypeapi.h</text:p>
          </table:table-cell>
          <table:table-cell table:style-name="Default" table:formula="of:=SUBSTITUTE(['RAW Impl'.D163];&quot;line:&quot;;&quot;&quot;)" office:value-type="string" office:string-value="38">
            <text:p>38</text:p>
          </table:table-cell>
          <table:table-cell table:style-name="Default" table:formula="of:=SUBSTITUTE(['RAW Impl'.E16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63];&quot;returntype:&quot;;&quot;&quot;)" office:value-type="string" office:string-value="int">
            <text:p>int</text:p>
          </table:table-cell>
          <table:table-cell table:style-name="Default" table:formula="of:=['RAW Impl'.A163]" office:value-type="string" office:string-value="getNormalBitrate">
            <text:p>getNormalBitrate</text:p>
          </table:table-cell>
          <table:table-cell table:style-name="Default" table:formula="of:=['RAW Impl'.F16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4]" office:value-type="string" office:string-value="authinfoapi.h">
            <text:p>authinfoapi.h</text:p>
          </table:table-cell>
          <table:table-cell table:style-name="Default" table:formula="of:=SUBSTITUTE(['RAW Impl'.D164];&quot;line:&quot;;&quot;&quot;)" office:value-type="string" office:string-value="27">
            <text:p>27</text:p>
          </table:table-cell>
          <table:table-cell table:style-name="Default" table:formula="of:=SUBSTITUTE(['RAW Impl'.E16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64];&quot;returntype:&quot;;&quot;&quot;)" office:value-type="string" office:string-value="std::string">
            <text:p>std::string</text:p>
          </table:table-cell>
          <table:table-cell table:style-name="Default" table:formula="of:=['RAW Impl'.A164]" office:value-type="string" office:string-value="getPasswd">
            <text:p>getPasswd</text:p>
          </table:table-cell>
          <table:table-cell table:style-name="Default" table:formula="of:=['RAW Impl'.F16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5]" office:value-type="string" office:string-value="payloadtypeapi.h">
            <text:p>payloadtypeapi.h</text:p>
          </table:table-cell>
          <table:table-cell table:style-name="Default" table:formula="of:=SUBSTITUTE(['RAW Impl'.D165];&quot;line:&quot;;&quot;&quot;)" office:value-type="string" office:string-value="35">
            <text:p>35</text:p>
          </table:table-cell>
          <table:table-cell table:style-name="Default" table:formula="of:=SUBSTITUTE(['RAW Impl'.E16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65];&quot;returntype:&quot;;&quot;&quot;)" office:value-type="string" office:string-value="int">
            <text:p>int</text:p>
          </table:table-cell>
          <table:table-cell table:style-name="Default" table:formula="of:=['RAW Impl'.A165]" office:value-type="string" office:string-value="getPatternLength">
            <text:p>getPatternLength</text:p>
          </table:table-cell>
          <table:table-cell table:style-name="Default" table:formula="of:=['RAW Impl'.F16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6]" office:value-type="string" office:string-value="coreapi.h">
            <text:p>coreapi.h</text:p>
          </table:table-cell>
          <table:table-cell table:style-name="Default" table:formula="of:=SUBSTITUTE(['RAW Impl'.D166];&quot;line:&quot;;&quot;&quot;)" office:value-type="string" office:string-value="145">
            <text:p>145</text:p>
          </table:table-cell>
          <table:table-cell table:style-name="Default" table:formula="of:=SUBSTITUTE(['RAW Impl'.E166];&quot;returntype:&quot;;&quot;&quot;)" office:value-type="string" office:string-value="class:CoreAPI">
            <text:p>class:CoreAPI</text:p>
          </table:table-cell>
          <table:table-cell table:style-name="Default" table:formula="of:=SUBSTITUTE(['RAW Impl'.G166];&quot;returntype:&quot;;&quot;&quot;)" office:value-type="string" office:string-value="int">
            <text:p>int</text:p>
          </table:table-cell>
          <table:table-cell table:style-name="Default" table:formula="of:=['RAW Impl'.A166]" office:value-type="string" office:string-value="getPlayLevel">
            <text:p>getPlayLevel</text:p>
          </table:table-cell>
          <table:table-cell table:style-name="Default" table:formula="of:=['RAW Impl'.F16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7]" office:value-type="string" office:string-value="callapi.h">
            <text:p>callapi.h</text:p>
          </table:table-cell>
          <table:table-cell table:style-name="Default" table:formula="of:=SUBSTITUTE(['RAW Impl'.D167];&quot;line:&quot;;&quot;&quot;)" office:value-type="string" office:string-value="32">
            <text:p>32</text:p>
          </table:table-cell>
          <table:table-cell table:style-name="Default" table:formula="of:=SUBSTITUTE(['RAW Impl'.E167];&quot;returntype:&quot;;&quot;&quot;)" office:value-type="string" office:string-value="class:CallAPI">
            <text:p>class:CallAPI</text:p>
          </table:table-cell>
          <table:table-cell table:style-name="Default" table:formula="of:=SUBSTITUTE(['RAW Impl'.G167];&quot;returntype:&quot;;&quot;&quot;)" office:value-type="string" office:string-value="float">
            <text:p>float</text:p>
          </table:table-cell>
          <table:table-cell table:style-name="Default" table:formula="of:=['RAW Impl'.A167]" office:value-type="string" office:string-value="getPlayVolume">
            <text:p>getPlayVolume</text:p>
          </table:table-cell>
          <table:table-cell table:style-name="Default" table:formula="of:=['RAW Impl'.F16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8]" office:value-type="string" office:string-value="coreapi.h">
            <text:p>coreapi.h</text:p>
          </table:table-cell>
          <table:table-cell table:style-name="Default" table:formula="of:=SUBSTITUTE(['RAW Impl'.D168];&quot;line:&quot;;&quot;&quot;)" office:value-type="string" office:string-value="181">
            <text:p>181</text:p>
          </table:table-cell>
          <table:table-cell table:style-name="Default" table:formula="of:=SUBSTITUTE(['RAW Impl'.E168];&quot;returntype:&quot;;&quot;&quot;)" office:value-type="string" office:string-value="class:CoreAPI">
            <text:p>class:CoreAPI</text:p>
          </table:table-cell>
          <table:table-cell table:style-name="Default" table:formula="of:=SUBSTITUTE(['RAW Impl'.G168];&quot;returntype:&quot;;&quot;&quot;)" office:value-type="string" office:string-value="std::string">
            <text:p>std::string</text:p>
          </table:table-cell>
          <table:table-cell table:style-name="Default" table:formula="of:=['RAW Impl'.A168]" office:value-type="string" office:string-value="getPlaybackDevice">
            <text:p>getPlaybackDevice</text:p>
          </table:table-cell>
          <table:table-cell table:style-name="Default" table:formula="of:=['RAW Impl'.F16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9]" office:value-type="string" office:string-value="coreapi.h">
            <text:p>coreapi.h</text:p>
          </table:table-cell>
          <table:table-cell table:style-name="Default" table:formula="of:=SUBSTITUTE(['RAW Impl'.D169];&quot;line:&quot;;&quot;&quot;)" office:value-type="string" office:string-value="154">
            <text:p>154</text:p>
          </table:table-cell>
          <table:table-cell table:style-name="Default" table:formula="of:=SUBSTITUTE(['RAW Impl'.E169];&quot;returntype:&quot;;&quot;&quot;)" office:value-type="string" office:string-value="class:CoreAPI">
            <text:p>class:CoreAPI</text:p>
          </table:table-cell>
          <table:table-cell table:style-name="Default" table:formula="of:=SUBSTITUTE(['RAW Impl'.G169];&quot;returntype:&quot;;&quot;&quot;)" office:value-type="string" office:string-value="float">
            <text:p>float</text:p>
          </table:table-cell>
          <table:table-cell table:style-name="Default" table:formula="of:=['RAW Impl'.A169]" office:value-type="string" office:string-value="getPlaybackGainDb">
            <text:p>getPlaybackGainDb</text:p>
          </table:table-cell>
          <table:table-cell table:style-name="Default" table:formula="of:=['RAW Impl'.F16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0]" office:value-type="string" office:string-value="coreapi.h">
            <text:p>coreapi.h</text:p>
          </table:table-cell>
          <table:table-cell table:style-name="Default" table:formula="of:=SUBSTITUTE(['RAW Impl'.D170];&quot;line:&quot;;&quot;&quot;)" office:value-type="string" office:string-value="95">
            <text:p>95</text:p>
          </table:table-cell>
          <table:table-cell table:style-name="Default" table:formula="of:=SUBSTITUTE(['RAW Impl'.E170];&quot;returntype:&quot;;&quot;&quot;)" office:value-type="string" office:string-value="class:CoreAPI">
            <text:p>class:CoreAPI</text:p>
          </table:table-cell>
          <table:table-cell table:style-name="Default" table:formula="of:=SUBSTITUTE(['RAW Impl'.G170];&quot;returntype:&quot;;&quot;&quot;)" office:value-type="string" office:string-value="corePtr">
            <text:p>corePtr</text:p>
          </table:table-cell>
          <table:table-cell table:style-name="Default" table:formula="of:=['RAW Impl'.A170]" office:value-type="string" office:string-value="getPlugin">
            <text:p>getPlugin</text:p>
          </table:table-cell>
          <table:table-cell table:style-name="Default" table:formula="of:=['RAW Impl'.F17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1]" office:value-type="string" office:string-value="videoapi.h">
            <text:p>videoapi.h</text:p>
          </table:table-cell>
          <table:table-cell table:style-name="Default" table:formula="of:=SUBSTITUTE(['RAW Impl'.D171];&quot;line:&quot;;&quot;&quot;)" office:value-type="string" office:string-value="13">
            <text:p>13</text:p>
          </table:table-cell>
          <table:table-cell table:style-name="Default" table:formula="of:=SUBSTITUTE(['RAW Impl'.E171];&quot;returntype:&quot;;&quot;&quot;)" office:value-type="string" office:string-value="class:VideoAPI">
            <text:p>class:VideoAPI</text:p>
          </table:table-cell>
          <table:table-cell table:style-name="Default" table:formula="of:=SUBSTITUTE(['RAW Impl'.G171];&quot;returntype:&quot;;&quot;&quot;)" office:value-type="string" office:string-value="videoPtr">
            <text:p>videoPtr</text:p>
          </table:table-cell>
          <table:table-cell table:style-name="Default" table:formula="of:=['RAW Impl'.A171]" office:value-type="string" office:string-value="getPlugin">
            <text:p>getPlugin</text:p>
          </table:table-cell>
          <table:table-cell table:style-name="Default" table:formula="of:=['RAW Impl'.F17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2]" office:value-type="string" office:string-value="coreapi.h">
            <text:p>coreapi.h</text:p>
          </table:table-cell>
          <table:table-cell table:style-name="Default" table:formula="of:=SUBSTITUTE(['RAW Impl'.D172];&quot;line:&quot;;&quot;&quot;)" office:value-type="string" office:string-value="99">
            <text:p>99</text:p>
          </table:table-cell>
          <table:table-cell table:style-name="Default" table:formula="of:=SUBSTITUTE(['RAW Impl'.E172];&quot;returntype:&quot;;&quot;&quot;)" office:value-type="string" office:string-value="class:CoreAPI">
            <text:p>class:CoreAPI</text:p>
          </table:table-cell>
          <table:table-cell table:style-name="Default" table:formula="of:=SUBSTITUTE(['RAW Impl'.G172];&quot;returntype:&quot;;&quot;&quot;)" office:value-type="string" office:string-value="std::string">
            <text:p>std::string</text:p>
          </table:table-cell>
          <table:table-cell table:style-name="Default" table:formula="of:=['RAW Impl'.A172]" office:value-type="string" office:string-value="getPluginVersion">
            <text:p>getPluginVersion</text:p>
          </table:table-cell>
          <table:table-cell table:style-name="Default" table:formula="of:=['RAW Impl'.F17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3]" office:value-type="string" office:string-value="addressapi.h">
            <text:p>addressapi.h</text:p>
          </table:table-cell>
          <table:table-cell table:style-name="Default" table:formula="of:=SUBSTITUTE(['RAW Impl'.D173];&quot;line:&quot;;&quot;&quot;)" office:value-type="string" office:string-value="27">
            <text:p>27</text:p>
          </table:table-cell>
          <table:table-cell table:style-name="Default" table:formula="of:=SUBSTITUTE(['RAW Impl'.E17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73];&quot;returntype:&quot;;&quot;&quot;)" office:value-type="string" office:string-value="std::string">
            <text:p>std::string</text:p>
          </table:table-cell>
          <table:table-cell table:style-name="Default" table:formula="of:=['RAW Impl'.A173]" office:value-type="string" office:string-value="getPort">
            <text:p>getPort</text:p>
          </table:table-cell>
          <table:table-cell table:style-name="Default" table:formula="of:=['RAW Impl'.F17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4]" office:value-type="string" office:string-value="addressapi.h">
            <text:p>addressapi.h</text:p>
          </table:table-cell>
          <table:table-cell table:style-name="Default" table:formula="of:=SUBSTITUTE(['RAW Impl'.D174];&quot;line:&quot;;&quot;&quot;)" office:value-type="string" office:string-value="28">
            <text:p>28</text:p>
          </table:table-cell>
          <table:table-cell table:style-name="Default" table:formula="of:=SUBSTITUTE(['RAW Impl'.E17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74];&quot;returntype:&quot;;&quot;&quot;)" office:value-type="string" office:string-value="int">
            <text:p>int</text:p>
          </table:table-cell>
          <table:table-cell table:style-name="Default" table:formula="of:=['RAW Impl'.A174]" office:value-type="string" office:string-value="getPortInt">
            <text:p>getPortInt</text:p>
          </table:table-cell>
          <table:table-cell table:style-name="Default" table:formula="of:=['RAW Impl'.F17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5]" office:value-type="string" office:string-value="coreapi.h">
            <text:p>coreapi.h</text:p>
          </table:table-cell>
          <table:table-cell table:style-name="Default" table:formula="of:=SUBSTITUTE(['RAW Impl'.D175];&quot;line:&quot;;&quot;&quot;)" office:value-type="string" office:string-value="206">
            <text:p>206</text:p>
          </table:table-cell>
          <table:table-cell table:style-name="Default" table:formula="of:=SUBSTITUTE(['RAW Impl'.E175];&quot;returntype:&quot;;&quot;&quot;)" office:value-type="string" office:string-value="class:CoreAPI">
            <text:p>class:CoreAPI</text:p>
          </table:table-cell>
          <table:table-cell table:style-name="Default" table:formula="of:=SUBSTITUTE(['RAW Impl'.G175];&quot;returntype:&quot;;&quot;&quot;)" office:value-type="string" office:string-value="std::string">
            <text:p>std::string</text:p>
          </table:table-cell>
          <table:table-cell table:style-name="Default" table:formula="of:=['RAW Impl'.A175]" office:value-type="string" office:string-value="getPrimaryContact">
            <text:p>getPrimaryContact</text:p>
          </table:table-cell>
          <table:table-cell table:style-name="Default" table:formula="of:=['RAW Impl'.F1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6]" office:value-type="string" office:string-value="coreapi.h">
            <text:p>coreapi.h</text:p>
          </table:table-cell>
          <table:table-cell table:style-name="Default" table:formula="of:=SUBSTITUTE(['RAW Impl'.D176];&quot;line:&quot;;&quot;&quot;)" office:value-type="string" office:string-value="202">
            <text:p>202</text:p>
          </table:table-cell>
          <table:table-cell table:style-name="Default" table:formula="of:=SUBSTITUTE(['RAW Impl'.E176];&quot;returntype:&quot;;&quot;&quot;)" office:value-type="string" office:string-value="class:CoreAPI">
            <text:p>class:CoreAPI</text:p>
          </table:table-cell>
          <table:table-cell table:style-name="Default" table:formula="of:=SUBSTITUTE(['RAW Impl'.G176];&quot;returntype:&quot;;&quot;&quot;)" office:value-type="string" office:string-value="FB::VariantList">
            <text:p>FB::VariantList</text:p>
          </table:table-cell>
          <table:table-cell table:style-name="Default" table:formula="of:=['RAW Impl'.A176]" office:value-type="string" office:string-value="getProxyConfigList">
            <text:p>getProxyConfigList</text:p>
          </table:table-cell>
          <table:table-cell table:style-name="Default" table:formula="of:=['RAW Impl'.F17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7]" office:value-type="string" office:string-value="callapi.h">
            <text:p>callapi.h</text:p>
          </table:table-cell>
          <table:table-cell table:style-name="Default" table:formula="of:=SUBSTITUTE(['RAW Impl'.D177];&quot;line:&quot;;&quot;&quot;)" office:value-type="string" office:string-value="33">
            <text:p>33</text:p>
          </table:table-cell>
          <table:table-cell table:style-name="Default" table:formula="of:=SUBSTITUTE(['RAW Impl'.E177];&quot;returntype:&quot;;&quot;&quot;)" office:value-type="string" office:string-value="class:CallAPI">
            <text:p>class:CallAPI</text:p>
          </table:table-cell>
          <table:table-cell table:style-name="Default" table:formula="of:=SUBSTITUTE(['RAW Impl'.G177];&quot;returntype:&quot;;&quot;&quot;)" office:value-type="string" office:string-value="int">
            <text:p>int</text:p>
          </table:table-cell>
          <table:table-cell table:style-name="Default" table:formula="of:=['RAW Impl'.A177]" office:value-type="string" office:string-value="getReason">
            <text:p>getReason</text:p>
          </table:table-cell>
          <table:table-cell table:style-name="Default" table:formula="of:=['RAW Impl'.F17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8]" office:value-type="string" office:string-value="coreapi.h">
            <text:p>coreapi.h</text:p>
          </table:table-cell>
          <table:table-cell table:style-name="Default" table:formula="of:=SUBSTITUTE(['RAW Impl'.D178];&quot;line:&quot;;&quot;&quot;)" office:value-type="string" office:string-value="147">
            <text:p>147</text:p>
          </table:table-cell>
          <table:table-cell table:style-name="Default" table:formula="of:=SUBSTITUTE(['RAW Impl'.E178];&quot;returntype:&quot;;&quot;&quot;)" office:value-type="string" office:string-value="class:CoreAPI">
            <text:p>class:CoreAPI</text:p>
          </table:table-cell>
          <table:table-cell table:style-name="Default" table:formula="of:=SUBSTITUTE(['RAW Impl'.G178];&quot;returntype:&quot;;&quot;&quot;)" office:value-type="string" office:string-value="int">
            <text:p>int</text:p>
          </table:table-cell>
          <table:table-cell table:style-name="Default" table:formula="of:=['RAW Impl'.A178]" office:value-type="string" office:string-value="getRecLevel">
            <text:p>getRecLevel</text:p>
          </table:table-cell>
          <table:table-cell table:style-name="Default" table:formula="of:=['RAW Impl'.F17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9]" office:value-type="string" office:string-value="callapi.h">
            <text:p>callapi.h</text:p>
          </table:table-cell>
          <table:table-cell table:style-name="Default" table:formula="of:=SUBSTITUTE(['RAW Impl'.D179];&quot;line:&quot;;&quot;&quot;)" office:value-type="string" office:string-value="34">
            <text:p>34</text:p>
          </table:table-cell>
          <table:table-cell table:style-name="Default" table:formula="of:=SUBSTITUTE(['RAW Impl'.E179];&quot;returntype:&quot;;&quot;&quot;)" office:value-type="string" office:string-value="class:CallAPI">
            <text:p>class:CallAPI</text:p>
          </table:table-cell>
          <table:table-cell table:style-name="Default" table:formula="of:=SUBSTITUTE(['RAW Impl'.G179];&quot;returntype:&quot;;&quot;&quot;)" office:value-type="string" office:string-value="float">
            <text:p>float</text:p>
          </table:table-cell>
          <table:table-cell table:style-name="Default" table:formula="of:=['RAW Impl'.A179]" office:value-type="string" office:string-value="getRecordVolume">
            <text:p>getRecordVolume</text:p>
          </table:table-cell>
          <table:table-cell table:style-name="Default" table:formula="of:=['RAW Impl'.F17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0]" office:value-type="string" office:string-value="payloadtypeapi.h">
            <text:p>payloadtypeapi.h</text:p>
          </table:table-cell>
          <table:table-cell table:style-name="Default" table:formula="of:=SUBSTITUTE(['RAW Impl'.D180];&quot;line:&quot;;&quot;&quot;)" office:value-type="string" office:string-value="47">
            <text:p>47</text:p>
          </table:table-cell>
          <table:table-cell table:style-name="Default" table:formula="of:=SUBSTITUTE(['RAW Impl'.E18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80];&quot;returntype:&quot;;&quot;&quot;)" office:value-type="string" office:string-value="std::string">
            <text:p>std::string</text:p>
          </table:table-cell>
          <table:table-cell table:style-name="Default" table:formula="of:=['RAW Impl'.A180]" office:value-type="string" office:string-value="getRecvFmtp">
            <text:p>getRecvFmtp</text:p>
          </table:table-cell>
          <table:table-cell table:style-name="Default" table:formula="of:=['RAW Impl'.F18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1]" office:value-type="string" office:string-value="calllogapi.h">
            <text:p>calllogapi.h</text:p>
          </table:table-cell>
          <table:table-cell table:style-name="Default" table:formula="of:=SUBSTITUTE(['RAW Impl'.D181];&quot;line:&quot;;&quot;&quot;)" office:value-type="string" office:string-value="18">
            <text:p>18</text:p>
          </table:table-cell>
          <table:table-cell table:style-name="Default" table:formula="of:=SUBSTITUTE(['RAW Impl'.E181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81];&quot;returntype:&quot;;&quot;&quot;)" office:value-type="string" office:string-value="std::string">
            <text:p>std::string</text:p>
          </table:table-cell>
          <table:table-cell table:style-name="Default" table:formula="of:=['RAW Impl'.A181]" office:value-type="string" office:string-value="getRefKey">
            <text:p>getRefKey</text:p>
          </table:table-cell>
          <table:table-cell table:style-name="Default" table:formula="of:=['RAW Impl'.F18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2]" office:value-type="string" office:string-value="callapi.h">
            <text:p>callapi.h</text:p>
          </table:table-cell>
          <table:table-cell table:style-name="Default" table:formula="of:=SUBSTITUTE(['RAW Impl'.D182];&quot;line:&quot;;&quot;&quot;)" office:value-type="string" office:string-value="35">
            <text:p>35</text:p>
          </table:table-cell>
          <table:table-cell table:style-name="Default" table:formula="of:=SUBSTITUTE(['RAW Impl'.E182];&quot;returntype:&quot;;&quot;&quot;)" office:value-type="string" office:string-value="class:CallAPI">
            <text:p>class:CallAPI</text:p>
          </table:table-cell>
          <table:table-cell table:style-name="Default" table:formula="of:=SUBSTITUTE(['RAW Impl'.G182];&quot;returntype:&quot;;&quot;&quot;)" office:value-type="string" office:string-value="std::string">
            <text:p>std::string</text:p>
          </table:table-cell>
          <table:table-cell table:style-name="Default" table:formula="of:=['RAW Impl'.A182]" office:value-type="string" office:string-value="getReferTo">
            <text:p>getReferTo</text:p>
          </table:table-cell>
          <table:table-cell table:style-name="Default" table:formula="of:=['RAW Impl'.F18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3]" office:value-type="string" office:string-value="coreapi.h">
            <text:p>coreapi.h</text:p>
          </table:table-cell>
          <table:table-cell table:style-name="Default" table:formula="of:=SUBSTITUTE(['RAW Impl'.D183];&quot;line:&quot;;&quot;&quot;)" office:value-type="string" office:string-value="227">
            <text:p>227</text:p>
          </table:table-cell>
          <table:table-cell table:style-name="Default" table:formula="of:=SUBSTITUTE(['RAW Impl'.E183];&quot;returntype:&quot;;&quot;&quot;)" office:value-type="string" office:string-value="class:CoreAPI">
            <text:p>class:CoreAPI</text:p>
          </table:table-cell>
          <table:table-cell table:style-name="Default" table:formula="of:=SUBSTITUTE(['RAW Impl'.G183];&quot;returntype:&quot;;&quot;&quot;)" office:value-type="string" office:string-value="std::string">
            <text:p>std::string</text:p>
          </table:table-cell>
          <table:table-cell table:style-name="Default" table:formula="of:=['RAW Impl'.A183]" office:value-type="string" office:string-value="getRelayAddr">
            <text:p>getRelayAddr</text:p>
          </table:table-cell>
          <table:table-cell table:style-name="Default" table:formula="of:=['RAW Impl'.F18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4]" office:value-type="string" office:string-value="callapi.h">
            <text:p>callapi.h</text:p>
          </table:table-cell>
          <table:table-cell table:style-name="Default" table:formula="of:=SUBSTITUTE(['RAW Impl'.D184];&quot;line:&quot;;&quot;&quot;)" office:value-type="string" office:string-value="36">
            <text:p>36</text:p>
          </table:table-cell>
          <table:table-cell table:style-name="Default" table:formula="of:=SUBSTITUTE(['RAW Impl'.E184];&quot;returntype:&quot;;&quot;&quot;)" office:value-type="string" office:string-value="class:CallAPI">
            <text:p>class:CallAPI</text:p>
          </table:table-cell>
          <table:table-cell table:style-name="Default" table:formula="of:=SUBSTITUTE(['RAW Impl'.G184];&quot;returntype:&quot;;&quot;&quot;)" office:value-type="string" office:string-value="AddressAPIPtr">
            <text:p>AddressAPIPtr</text:p>
          </table:table-cell>
          <table:table-cell table:style-name="Default" table:formula="of:=['RAW Impl'.A184]" office:value-type="string" office:string-value="getRemoteAddress">
            <text:p>getRemoteAddress</text:p>
          </table:table-cell>
          <table:table-cell table:style-name="Default" table:formula="of:=['RAW Impl'.F18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5]" office:value-type="string" office:string-value="callapi.h">
            <text:p>callapi.h</text:p>
          </table:table-cell>
          <table:table-cell table:style-name="Default" table:formula="of:=SUBSTITUTE(['RAW Impl'.D185];&quot;line:&quot;;&quot;&quot;)" office:value-type="string" office:string-value="37">
            <text:p>37</text:p>
          </table:table-cell>
          <table:table-cell table:style-name="Default" table:formula="of:=SUBSTITUTE(['RAW Impl'.E185];&quot;returntype:&quot;;&quot;&quot;)" office:value-type="string" office:string-value="class:CallAPI">
            <text:p>class:CallAPI</text:p>
          </table:table-cell>
          <table:table-cell table:style-name="Default" table:formula="of:=SUBSTITUTE(['RAW Impl'.G185];&quot;returntype:&quot;;&quot;&quot;)" office:value-type="string" office:string-value="std::string">
            <text:p>std::string</text:p>
          </table:table-cell>
          <table:table-cell table:style-name="Default" table:formula="of:=['RAW Impl'.A185]" office:value-type="string" office:string-value="getRemoteAddressAsString">
            <text:p>getRemoteAddressAsString</text:p>
          </table:table-cell>
          <table:table-cell table:style-name="Default" table:formula="of:=['RAW Impl'.F18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6]" office:value-type="string" office:string-value="callapi.h">
            <text:p>callapi.h</text:p>
          </table:table-cell>
          <table:table-cell table:style-name="Default" table:formula="of:=SUBSTITUTE(['RAW Impl'.D186];&quot;line:&quot;;&quot;&quot;)" office:value-type="string" office:string-value="38">
            <text:p>38</text:p>
          </table:table-cell>
          <table:table-cell table:style-name="Default" table:formula="of:=SUBSTITUTE(['RAW Impl'.E186];&quot;returntype:&quot;;&quot;&quot;)" office:value-type="string" office:string-value="class:CallAPI">
            <text:p>class:CallAPI</text:p>
          </table:table-cell>
          <table:table-cell table:style-name="Default" table:formula="of:=SUBSTITUTE(['RAW Impl'.G186];&quot;returntype:&quot;;&quot;&quot;)" office:value-type="string" office:string-value="CallParamsAPIPtr">
            <text:p>CallParamsAPIPtr</text:p>
          </table:table-cell>
          <table:table-cell table:style-name="Default" table:formula="of:=['RAW Impl'.A186]" office:value-type="string" office:string-value="getRemoteParams">
            <text:p>getRemoteParams</text:p>
          </table:table-cell>
          <table:table-cell table:style-name="Default" table:formula="of:=['RAW Impl'.F18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7]" office:value-type="string" office:string-value="callapi.h">
            <text:p>callapi.h</text:p>
          </table:table-cell>
          <table:table-cell table:style-name="Default" table:formula="of:=SUBSTITUTE(['RAW Impl'.D187];&quot;line:&quot;;&quot;&quot;)" office:value-type="string" office:string-value="39">
            <text:p>39</text:p>
          </table:table-cell>
          <table:table-cell table:style-name="Default" table:formula="of:=SUBSTITUTE(['RAW Impl'.E187];&quot;returntype:&quot;;&quot;&quot;)" office:value-type="string" office:string-value="class:CallAPI">
            <text:p>class:CallAPI</text:p>
          </table:table-cell>
          <table:table-cell table:style-name="Default" table:formula="of:=SUBSTITUTE(['RAW Impl'.G187];&quot;returntype:&quot;;&quot;&quot;)" office:value-type="string" office:string-value="std::string">
            <text:p>std::string</text:p>
          </table:table-cell>
          <table:table-cell table:style-name="Default" table:formula="of:=['RAW Impl'.A187]" office:value-type="string" office:string-value="getRemoteUserAgent">
            <text:p>getRemoteUserAgent</text:p>
          </table:table-cell>
          <table:table-cell table:style-name="Default" table:formula="of:=['RAW Impl'.F1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8]" office:value-type="string" office:string-value="callapi.h">
            <text:p>callapi.h</text:p>
          </table:table-cell>
          <table:table-cell table:style-name="Default" table:formula="of:=SUBSTITUTE(['RAW Impl'.D188];&quot;line:&quot;;&quot;&quot;)" office:value-type="string" office:string-value="40">
            <text:p>40</text:p>
          </table:table-cell>
          <table:table-cell table:style-name="Default" table:formula="of:=SUBSTITUTE(['RAW Impl'.E188];&quot;returntype:&quot;;&quot;&quot;)" office:value-type="string" office:string-value="class:CallAPI">
            <text:p>class:CallAPI</text:p>
          </table:table-cell>
          <table:table-cell table:style-name="Default" table:formula="of:=SUBSTITUTE(['RAW Impl'.G188];&quot;returntype:&quot;;&quot;&quot;)" office:value-type="string" office:string-value="CallAPIPtr">
            <text:p>CallAPIPtr</text:p>
          </table:table-cell>
          <table:table-cell table:style-name="Default" table:formula="of:=['RAW Impl'.A188]" office:value-type="string" office:string-value="getReplacedCall">
            <text:p>getReplacedCall</text:p>
          </table:table-cell>
          <table:table-cell table:style-name="Default" table:formula="of:=['RAW Impl'.F18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9]" office:value-type="string" office:string-value="coreapi.h">
            <text:p>coreapi.h</text:p>
          </table:table-cell>
          <table:table-cell table:style-name="Default" table:formula="of:=SUBSTITUTE(['RAW Impl'.D189];&quot;line:&quot;;&quot;&quot;)" office:value-type="string" office:string-value="289">
            <text:p>289</text:p>
          </table:table-cell>
          <table:table-cell table:style-name="Default" table:formula="of:=SUBSTITUTE(['RAW Impl'.E189];&quot;returntype:&quot;;&quot;&quot;)" office:value-type="string" office:string-value="class:CoreAPI">
            <text:p>class:CoreAPI</text:p>
          </table:table-cell>
          <table:table-cell table:style-name="Default" table:formula="of:=SUBSTITUTE(['RAW Impl'.G189];&quot;returntype:&quot;;&quot;&quot;)" office:value-type="string" office:string-value="std::string">
            <text:p>std::string</text:p>
          </table:table-cell>
          <table:table-cell table:style-name="Default" table:formula="of:=['RAW Impl'.A189]" office:value-type="string" office:string-value="getRing">
            <text:p>getRing</text:p>
          </table:table-cell>
          <table:table-cell table:style-name="Default" table:formula="of:=['RAW Impl'.F18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0]" office:value-type="string" office:string-value="coreapi.h">
            <text:p>coreapi.h</text:p>
          </table:table-cell>
          <table:table-cell table:style-name="Default" table:formula="of:=SUBSTITUTE(['RAW Impl'.D190];&quot;line:&quot;;&quot;&quot;)" office:value-type="string" office:string-value="149">
            <text:p>149</text:p>
          </table:table-cell>
          <table:table-cell table:style-name="Default" table:formula="of:=SUBSTITUTE(['RAW Impl'.E190];&quot;returntype:&quot;;&quot;&quot;)" office:value-type="string" office:string-value="class:CoreAPI">
            <text:p>class:CoreAPI</text:p>
          </table:table-cell>
          <table:table-cell table:style-name="Default" table:formula="of:=SUBSTITUTE(['RAW Impl'.G190];&quot;returntype:&quot;;&quot;&quot;)" office:value-type="string" office:string-value="int">
            <text:p>int</text:p>
          </table:table-cell>
          <table:table-cell table:style-name="Default" table:formula="of:=['RAW Impl'.A190]" office:value-type="string" office:string-value="getRingLevel">
            <text:p>getRingLevel</text:p>
          </table:table-cell>
          <table:table-cell table:style-name="Default" table:formula="of:=['RAW Impl'.F1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1]" office:value-type="string" office:string-value="coreapi.h">
            <text:p>coreapi.h</text:p>
          </table:table-cell>
          <table:table-cell table:style-name="Default" table:formula="of:=SUBSTITUTE(['RAW Impl'.D191];&quot;line:&quot;;&quot;&quot;)" office:value-type="string" office:string-value="290">
            <text:p>290</text:p>
          </table:table-cell>
          <table:table-cell table:style-name="Default" table:formula="of:=SUBSTITUTE(['RAW Impl'.E191];&quot;returntype:&quot;;&quot;&quot;)" office:value-type="string" office:string-value="class:CoreAPI">
            <text:p>class:CoreAPI</text:p>
          </table:table-cell>
          <table:table-cell table:style-name="Default" table:formula="of:=SUBSTITUTE(['RAW Impl'.G191];&quot;returntype:&quot;;&quot;&quot;)" office:value-type="string" office:string-value="std::string">
            <text:p>std::string</text:p>
          </table:table-cell>
          <table:table-cell table:style-name="Default" table:formula="of:=['RAW Impl'.A191]" office:value-type="string" office:string-value="getRingback">
            <text:p>getRingback</text:p>
          </table:table-cell>
          <table:table-cell table:style-name="Default" table:formula="of:=['RAW Impl'.F1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2]" office:value-type="string" office:string-value="coreapi.h">
            <text:p>coreapi.h</text:p>
          </table:table-cell>
          <table:table-cell table:style-name="Default" table:formula="of:=SUBSTITUTE(['RAW Impl'.D192];&quot;line:&quot;;&quot;&quot;)" office:value-type="string" office:string-value="180">
            <text:p>180</text:p>
          </table:table-cell>
          <table:table-cell table:style-name="Default" table:formula="of:=SUBSTITUTE(['RAW Impl'.E192];&quot;returntype:&quot;;&quot;&quot;)" office:value-type="string" office:string-value="class:CoreAPI">
            <text:p>class:CoreAPI</text:p>
          </table:table-cell>
          <table:table-cell table:style-name="Default" table:formula="of:=SUBSTITUTE(['RAW Impl'.G192];&quot;returntype:&quot;;&quot;&quot;)" office:value-type="string" office:string-value="std::string">
            <text:p>std::string</text:p>
          </table:table-cell>
          <table:table-cell table:style-name="Default" table:formula="of:=['RAW Impl'.A192]" office:value-type="string" office:string-value="getRingerDevice">
            <text:p>getRingerDevice</text:p>
          </table:table-cell>
          <table:table-cell table:style-name="Default" table:formula="of:=['RAW Impl'.F1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3]" office:value-type="string" office:string-value="coreapi.h">
            <text:p>coreapi.h</text:p>
          </table:table-cell>
          <table:table-cell table:style-name="Default" table:formula="of:=SUBSTITUTE(['RAW Impl'.D193];&quot;line:&quot;;&quot;&quot;)" office:value-type="string" office:string-value="291">
            <text:p>291</text:p>
          </table:table-cell>
          <table:table-cell table:style-name="Default" table:formula="of:=SUBSTITUTE(['RAW Impl'.E193];&quot;returntype:&quot;;&quot;&quot;)" office:value-type="string" office:string-value="class:CoreAPI">
            <text:p>class:CoreAPI</text:p>
          </table:table-cell>
          <table:table-cell table:style-name="Default" table:formula="of:=SUBSTITUTE(['RAW Impl'.G193];&quot;returntype:&quot;;&quot;&quot;)" office:value-type="string" office:string-value="std::string">
            <text:p>std::string</text:p>
          </table:table-cell>
          <table:table-cell table:style-name="Default" table:formula="of:=['RAW Impl'.A193]" office:value-type="string" office:string-value="getRootCa">
            <text:p>getRootCa</text:p>
          </table:table-cell>
          <table:table-cell table:style-name="Default" table:formula="of:=['RAW Impl'.F1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4]" office:value-type="string" office:string-value="callstatsapi.h">
            <text:p>callstatsapi.h</text:p>
          </table:table-cell>
          <table:table-cell table:style-name="Default" table:formula="of:=SUBSTITUTE(['RAW Impl'.D194];&quot;line:&quot;;&quot;&quot;)" office:value-type="string" office:string-value="22">
            <text:p>22</text:p>
          </table:table-cell>
          <table:table-cell table:style-name="Default" table:formula="of:=SUBSTITUTE(['RAW Impl'.E19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94];&quot;returntype:&quot;;&quot;&quot;)" office:value-type="string" office:string-value="float">
            <text:p>float</text:p>
          </table:table-cell>
          <table:table-cell table:style-name="Default" table:formula="of:=['RAW Impl'.A194]" office:value-type="string" office:string-value="getRoundTripDelay">
            <text:p>getRoundTripDelay</text:p>
          </table:table-cell>
          <table:table-cell table:style-name="Default" table:formula="of:=['RAW Impl'.F1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5]" office:value-type="string" office:string-value="proxyconfigapi.h">
            <text:p>proxyconfigapi.h</text:p>
          </table:table-cell>
          <table:table-cell table:style-name="Default" table:formula="of:=SUBSTITUTE(['RAW Impl'.D195];&quot;line:&quot;;&quot;&quot;)" office:value-type="string" office:string-value="50">
            <text:p>50</text:p>
          </table:table-cell>
          <table:table-cell table:style-name="Default" table:formula="of:=SUBSTITUTE(['RAW Impl'.E19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5];&quot;returntype:&quot;;&quot;&quot;)" office:value-type="string" office:string-value="std::string">
            <text:p>std::string</text:p>
          </table:table-cell>
          <table:table-cell table:style-name="Default" table:formula="of:=['RAW Impl'.A195]" office:value-type="string" office:string-value="getRoute">
            <text:p>getRoute</text:p>
          </table:table-cell>
          <table:table-cell table:style-name="Default" table:formula="of:=['RAW Impl'.F19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6]" office:value-type="string" office:string-value="payloadtypeapi.h">
            <text:p>payloadtypeapi.h</text:p>
          </table:table-cell>
          <table:table-cell table:style-name="Default" table:formula="of:=SUBSTITUTE(['RAW Impl'.D196];&quot;line:&quot;;&quot;&quot;)" office:value-type="string" office:string-value="21">
            <text:p>21</text:p>
          </table:table-cell>
          <table:table-cell table:style-name="Default" table:formula="of:=SUBSTITUTE(['RAW Impl'.E19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96];&quot;returntype:&quot;;&quot;&quot;)" office:value-type="string" office:string-value="std::string">
            <text:p>std::string</text:p>
          </table:table-cell>
          <table:table-cell table:style-name="Default" table:formula="of:=['RAW Impl'.A196]" office:value-type="string" office:string-value="getRtpmap">
            <text:p>getRtpmap</text:p>
          </table:table-cell>
          <table:table-cell table:style-name="Default" table:formula="of:=['RAW Impl'.F1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7]" office:value-type="string" office:string-value="addressapi.h">
            <text:p>addressapi.h</text:p>
          </table:table-cell>
          <table:table-cell table:style-name="Default" table:formula="of:=SUBSTITUTE(['RAW Impl'.D197];&quot;line:&quot;;&quot;&quot;)" office:value-type="string" office:string-value="29">
            <text:p>29</text:p>
          </table:table-cell>
          <table:table-cell table:style-name="Default" table:formula="of:=SUBSTITUTE(['RAW Impl'.E19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97];&quot;returntype:&quot;;&quot;&quot;)" office:value-type="string" office:string-value="std::string">
            <text:p>std::string</text:p>
          </table:table-cell>
          <table:table-cell table:style-name="Default" table:formula="of:=['RAW Impl'.A197]" office:value-type="string" office:string-value="getScheme">
            <text:p>getScheme</text:p>
          </table:table-cell>
          <table:table-cell table:style-name="Default" table:formula="of:=['RAW Impl'.F1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8]" office:value-type="string" office:string-value="payloadtypeapi.h">
            <text:p>payloadtypeapi.h</text:p>
          </table:table-cell>
          <table:table-cell table:style-name="Default" table:formula="of:=SUBSTITUTE(['RAW Impl'.D198];&quot;line:&quot;;&quot;&quot;)" office:value-type="string" office:string-value="50">
            <text:p>50</text:p>
          </table:table-cell>
          <table:table-cell table:style-name="Default" table:formula="of:=SUBSTITUTE(['RAW Impl'.E19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98];&quot;returntype:&quot;;&quot;&quot;)" office:value-type="string" office:string-value="std::string">
            <text:p>std::string</text:p>
          </table:table-cell>
          <table:table-cell table:style-name="Default" table:formula="of:=['RAW Impl'.A198]" office:value-type="string" office:string-value="getSendFmtp">
            <text:p>getSendFmtp</text:p>
          </table:table-cell>
          <table:table-cell table:style-name="Default" table:formula="of:=['RAW Impl'.F1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9]" office:value-type="string" office:string-value="proxyconfigapi.h">
            <text:p>proxyconfigapi.h</text:p>
          </table:table-cell>
          <table:table-cell table:style-name="Default" table:formula="of:=SUBSTITUTE(['RAW Impl'.D199];&quot;line:&quot;;&quot;&quot;)" office:value-type="string" office:string-value="44">
            <text:p>44</text:p>
          </table:table-cell>
          <table:table-cell table:style-name="Default" table:formula="of:=SUBSTITUTE(['RAW Impl'.E19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9];&quot;returntype:&quot;;&quot;&quot;)" office:value-type="string" office:string-value="std::string">
            <text:p>std::string</text:p>
          </table:table-cell>
          <table:table-cell table:style-name="Default" table:formula="of:=['RAW Impl'.A199]" office:value-type="string" office:string-value="getServerAddr">
            <text:p>getServerAddr</text:p>
          </table:table-cell>
          <table:table-cell table:style-name="Default" table:formula="of:=['RAW Impl'.F1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0]" office:value-type="string" office:string-value="coreapi.h">
            <text:p>coreapi.h</text:p>
          </table:table-cell>
          <table:table-cell table:style-name="Default" table:formula="of:=SUBSTITUTE(['RAW Impl'.D200];&quot;line:&quot;;&quot;&quot;)" office:value-type="string" office:string-value="239">
            <text:p>239</text:p>
          </table:table-cell>
          <table:table-cell table:style-name="Default" table:formula="of:=SUBSTITUTE(['RAW Impl'.E200];&quot;returntype:&quot;;&quot;&quot;)" office:value-type="string" office:string-value="class:CoreAPI">
            <text:p>class:CoreAPI</text:p>
          </table:table-cell>
          <table:table-cell table:style-name="Default" table:formula="of:=SUBSTITUTE(['RAW Impl'.G200];&quot;returntype:&quot;;&quot;&quot;)" office:value-type="string" office:string-value="int">
            <text:p>int</text:p>
          </table:table-cell>
          <table:table-cell table:style-name="Default" table:formula="of:=['RAW Impl'.A200]" office:value-type="string" office:string-value="getSipDscp">
            <text:p>getSipDscp</text:p>
          </table:table-cell>
          <table:table-cell table:style-name="Default" table:formula="of:=['RAW Impl'.F2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1]" office:value-type="string" office:string-value="coreapi.h">
            <text:p>coreapi.h</text:p>
          </table:table-cell>
          <table:table-cell table:style-name="Default" table:formula="of:=SUBSTITUTE(['RAW Impl'.D201];&quot;line:&quot;;&quot;&quot;)" office:value-type="string" office:string-value="242">
            <text:p>242</text:p>
          </table:table-cell>
          <table:table-cell table:style-name="Default" table:formula="of:=SUBSTITUTE(['RAW Impl'.E201];&quot;returntype:&quot;;&quot;&quot;)" office:value-type="string" office:string-value="class:CoreAPI">
            <text:p>class:CoreAPI</text:p>
          </table:table-cell>
          <table:table-cell table:style-name="Default" table:formula="of:=SUBSTITUTE(['RAW Impl'.G201];&quot;returntype:&quot;;&quot;&quot;)" office:value-type="string" office:string-value="int">
            <text:p>int</text:p>
          </table:table-cell>
          <table:table-cell table:style-name="Default" table:formula="of:=['RAW Impl'.A201]" office:value-type="string" office:string-value="getSipPort">
            <text:p>getSipPort</text:p>
          </table:table-cell>
          <table:table-cell table:style-name="Default" table:formula="of:=['RAW Impl'.F20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2]" office:value-type="string" office:string-value="proxyconfigapi.h">
            <text:p>proxyconfigapi.h</text:p>
          </table:table-cell>
          <table:table-cell table:style-name="Default" table:formula="of:=SUBSTITUTE(['RAW Impl'.D202];&quot;line:&quot;;&quot;&quot;)" office:value-type="string" office:string-value="37">
            <text:p>37</text:p>
          </table:table-cell>
          <table:table-cell table:style-name="Default" table:formula="of:=SUBSTITUTE(['RAW Impl'.E20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2];&quot;returntype:&quot;;&quot;&quot;)" office:value-type="string" office:string-value="std::string">
            <text:p>std::string</text:p>
          </table:table-cell>
          <table:table-cell table:style-name="Default" table:formula="of:=['RAW Impl'.A202]" office:value-type="string" office:string-value="getSipSetup">
            <text:p>getSipSetup</text:p>
          </table:table-cell>
          <table:table-cell table:style-name="Default" table:formula="of:=['RAW Impl'.F20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3]" office:value-type="string" office:string-value="coreapi.h">
            <text:p>coreapi.h</text:p>
          </table:table-cell>
          <table:table-cell table:style-name="Default" table:formula="of:=SUBSTITUTE(['RAW Impl'.D203];&quot;line:&quot;;&quot;&quot;)" office:value-type="string" office:string-value="174">
            <text:p>174</text:p>
          </table:table-cell>
          <table:table-cell table:style-name="Default" table:formula="of:=SUBSTITUTE(['RAW Impl'.E203];&quot;returntype:&quot;;&quot;&quot;)" office:value-type="string" office:string-value="class:CoreAPI">
            <text:p>class:CoreAPI</text:p>
          </table:table-cell>
          <table:table-cell table:style-name="Default" table:formula="of:=SUBSTITUTE(['RAW Impl'.G203];&quot;returntype:&quot;;&quot;&quot;)" office:value-type="string" office:string-value="FB::VariantList">
            <text:p>FB::VariantList</text:p>
          </table:table-cell>
          <table:table-cell table:style-name="Default" table:formula="of:=['RAW Impl'.A203]" office:value-type="string" office:string-value="getSoundDevices">
            <text:p>getSoundDevices</text:p>
          </table:table-cell>
          <table:table-cell table:style-name="Default" table:formula="of:=['RAW Impl'.F20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4]" office:value-type="string" office:string-value="callapi.h">
            <text:p>callapi.h</text:p>
          </table:table-cell>
          <table:table-cell table:style-name="Default" table:formula="of:=SUBSTITUTE(['RAW Impl'.D204];&quot;line:&quot;;&quot;&quot;)" office:value-type="string" office:string-value="41">
            <text:p>41</text:p>
          </table:table-cell>
          <table:table-cell table:style-name="Default" table:formula="of:=SUBSTITUTE(['RAW Impl'.E204];&quot;returntype:&quot;;&quot;&quot;)" office:value-type="string" office:string-value="class:CallAPI">
            <text:p>class:CallAPI</text:p>
          </table:table-cell>
          <table:table-cell table:style-name="Default" table:formula="of:=SUBSTITUTE(['RAW Impl'.G204];&quot;returntype:&quot;;&quot;&quot;)" office:value-type="string" office:string-value="int">
            <text:p>int</text:p>
          </table:table-cell>
          <table:table-cell table:style-name="Default" table:formula="of:=['RAW Impl'.A204]" office:value-type="string" office:string-value="getState">
            <text:p>getState</text:p>
          </table:table-cell>
          <table:table-cell table:style-name="Default" table:formula="of:=['RAW Impl'.F20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5]" office:value-type="string" office:string-value="proxyconfigapi.h">
            <text:p>proxyconfigapi.h</text:p>
          </table:table-cell>
          <table:table-cell table:style-name="Default" table:formula="of:=SUBSTITUTE(['RAW Impl'.D205];&quot;line:&quot;;&quot;&quot;)" office:value-type="string" office:string-value="58">
            <text:p>58</text:p>
          </table:table-cell>
          <table:table-cell table:style-name="Default" table:formula="of:=SUBSTITUTE(['RAW Impl'.E20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5];&quot;returntype:&quot;;&quot;&quot;)" office:value-type="string" office:string-value="int">
            <text:p>int</text:p>
          </table:table-cell>
          <table:table-cell table:style-name="Default" table:formula="of:=['RAW Impl'.A205]" office:value-type="string" office:string-value="getState">
            <text:p>getState</text:p>
          </table:table-cell>
          <table:table-cell table:style-name="Default" table:formula="of:=['RAW Impl'.F20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6]" office:value-type="string" office:string-value="coreapi.h">
            <text:p>coreapi.h</text:p>
          </table:table-cell>
          <table:table-cell table:style-name="Default" table:formula="of:=SUBSTITUTE(['RAW Impl'.D206];&quot;line:&quot;;&quot;&quot;)" office:value-type="string" office:string-value="292">
            <text:p>292</text:p>
          </table:table-cell>
          <table:table-cell table:style-name="Default" table:formula="of:=SUBSTITUTE(['RAW Impl'.E206];&quot;returntype:&quot;;&quot;&quot;)" office:value-type="string" office:string-value="class:CoreAPI">
            <text:p>class:CoreAPI</text:p>
          </table:table-cell>
          <table:table-cell table:style-name="Default" table:formula="of:=SUBSTITUTE(['RAW Impl'.G206];&quot;returntype:&quot;;&quot;&quot;)" office:value-type="string" office:string-value="std::string">
            <text:p>std::string</text:p>
          </table:table-cell>
          <table:table-cell table:style-name="Default" table:formula="of:=['RAW Impl'.A206]" office:value-type="string" office:string-value="getStaticPicture">
            <text:p>getStaticPicture</text:p>
          </table:table-cell>
          <table:table-cell table:style-name="Default" table:formula="of:=['RAW Impl'.F20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7]" office:value-type="string" office:string-value="coreapi.h">
            <text:p>coreapi.h</text:p>
          </table:table-cell>
          <table:table-cell table:style-name="Default" table:formula="of:=SUBSTITUTE(['RAW Impl'.D207];&quot;line:&quot;;&quot;&quot;)" office:value-type="string" office:string-value="286">
            <text:p>286</text:p>
          </table:table-cell>
          <table:table-cell table:style-name="Default" table:formula="of:=SUBSTITUTE(['RAW Impl'.E207];&quot;returntype:&quot;;&quot;&quot;)" office:value-type="string" office:string-value="class:CoreAPI">
            <text:p>class:CoreAPI</text:p>
          </table:table-cell>
          <table:table-cell table:style-name="Default" table:formula="of:=SUBSTITUTE(['RAW Impl'.G207];&quot;returntype:&quot;;&quot;&quot;)" office:value-type="string" office:string-value="float">
            <text:p>float</text:p>
          </table:table-cell>
          <table:table-cell table:style-name="Default" table:formula="of:=['RAW Impl'.A207]" office:value-type="string" office:string-value="getStaticPictureFps">
            <text:p>getStaticPictureFps</text:p>
          </table:table-cell>
          <table:table-cell table:style-name="Default" table:formula="of:=['RAW Impl'.F20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8]" office:value-type="string" office:string-value="coreapi.h">
            <text:p>coreapi.h</text:p>
          </table:table-cell>
          <table:table-cell table:style-name="Default" table:formula="of:=SUBSTITUTE(['RAW Impl'.D208];&quot;line:&quot;;&quot;&quot;)" office:value-type="string" office:string-value="225">
            <text:p>225</text:p>
          </table:table-cell>
          <table:table-cell table:style-name="Default" table:formula="of:=SUBSTITUTE(['RAW Impl'.E208];&quot;returntype:&quot;;&quot;&quot;)" office:value-type="string" office:string-value="class:CoreAPI">
            <text:p>class:CoreAPI</text:p>
          </table:table-cell>
          <table:table-cell table:style-name="Default" table:formula="of:=SUBSTITUTE(['RAW Impl'.G208];&quot;returntype:&quot;;&quot;&quot;)" office:value-type="string" office:string-value="std::string">
            <text:p>std::string</text:p>
          </table:table-cell>
          <table:table-cell table:style-name="Default" table:formula="of:=['RAW Impl'.A208]" office:value-type="string" office:string-value="getStunServer">
            <text:p>getStunServer</text:p>
          </table:table-cell>
          <table:table-cell table:style-name="Default" table:formula="of:=['RAW Impl'.F20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9]" office:value-type="string" office:string-value="callapi.h">
            <text:p>callapi.h</text:p>
          </table:table-cell>
          <table:table-cell table:style-name="Default" table:formula="of:=SUBSTITUTE(['RAW Impl'.D209];&quot;line:&quot;;&quot;&quot;)" office:value-type="string" office:string-value="42">
            <text:p>42</text:p>
          </table:table-cell>
          <table:table-cell table:style-name="Default" table:formula="of:=SUBSTITUTE(['RAW Impl'.E209];&quot;returntype:&quot;;&quot;&quot;)" office:value-type="string" office:string-value="class:CallAPI">
            <text:p>class:CallAPI</text:p>
          </table:table-cell>
          <table:table-cell table:style-name="Default" table:formula="of:=SUBSTITUTE(['RAW Impl'.G209];&quot;returntype:&quot;;&quot;&quot;)" office:value-type="string" office:string-value="int">
            <text:p>int</text:p>
          </table:table-cell>
          <table:table-cell table:style-name="Default" table:formula="of:=['RAW Impl'.A209]" office:value-type="string" office:string-value="getTransferState">
            <text:p>getTransferState</text:p>
          </table:table-cell>
          <table:table-cell table:style-name="Default" table:formula="of:=['RAW Impl'.F20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0]" office:value-type="string" office:string-value="callstatsapi.h">
            <text:p>callstatsapi.h</text:p>
          </table:table-cell>
          <table:table-cell table:style-name="Default" table:formula="of:=SUBSTITUTE(['RAW Impl'.D210];&quot;line:&quot;;&quot;&quot;)" office:value-type="string" office:string-value="19">
            <text:p>19</text:p>
          </table:table-cell>
          <table:table-cell table:style-name="Default" table:formula="of:=SUBSTITUTE(['RAW Impl'.E210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10];&quot;returntype:&quot;;&quot;&quot;)" office:value-type="string" office:string-value="int">
            <text:p>int</text:p>
          </table:table-cell>
          <table:table-cell table:style-name="Default" table:formula="of:=['RAW Impl'.A210]" office:value-type="string" office:string-value="getType">
            <text:p>getType</text:p>
          </table:table-cell>
          <table:table-cell table:style-name="Default" table:formula="of:=['RAW Impl'.F21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1]" office:value-type="string" office:string-value="payloadtypeapi.h">
            <text:p>payloadtypeapi.h</text:p>
          </table:table-cell>
          <table:table-cell table:style-name="Default" table:formula="of:=SUBSTITUTE(['RAW Impl'.D211];&quot;line:&quot;;&quot;&quot;)" office:value-type="string" office:string-value="23">
            <text:p>23</text:p>
          </table:table-cell>
          <table:table-cell table:style-name="Default" table:formula="of:=SUBSTITUTE(['RAW Impl'.E21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1];&quot;returntype:&quot;;&quot;&quot;)" office:value-type="string" office:string-value="int">
            <text:p>int</text:p>
          </table:table-cell>
          <table:table-cell table:style-name="Default" table:formula="of:=['RAW Impl'.A211]" office:value-type="string" office:string-value="getType">
            <text:p>getType</text:p>
          </table:table-cell>
          <table:table-cell table:style-name="Default" table:formula="of:=['RAW Impl'.F2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2]" office:value-type="string" office:string-value="coreapi.h">
            <text:p>coreapi.h</text:p>
          </table:table-cell>
          <table:table-cell table:style-name="Default" table:formula="of:=SUBSTITUTE(['RAW Impl'.D212];&quot;line:&quot;;&quot;&quot;)" office:value-type="string" office:string-value="217">
            <text:p>217</text:p>
          </table:table-cell>
          <table:table-cell table:style-name="Default" table:formula="of:=SUBSTITUTE(['RAW Impl'.E212];&quot;returntype:&quot;;&quot;&quot;)" office:value-type="string" office:string-value="class:CoreAPI">
            <text:p>class:CoreAPI</text:p>
          </table:table-cell>
          <table:table-cell table:style-name="Default" table:formula="of:=SUBSTITUTE(['RAW Impl'.G212];&quot;returntype:&quot;;&quot;&quot;)" office:value-type="string" office:string-value="int">
            <text:p>int</text:p>
          </table:table-cell>
          <table:table-cell table:style-name="Default" table:formula="of:=['RAW Impl'.A212]" office:value-type="string" office:string-value="getUploadBandwidth">
            <text:p>getUploadBandwidth</text:p>
          </table:table-cell>
          <table:table-cell table:style-name="Default" table:formula="of:=['RAW Impl'.F21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3]" office:value-type="string" office:string-value="coreapi.h">
            <text:p>coreapi.h</text:p>
          </table:table-cell>
          <table:table-cell table:style-name="Default" table:formula="of:=SUBSTITUTE(['RAW Impl'.D213];&quot;line:&quot;;&quot;&quot;)" office:value-type="string" office:string-value="221">
            <text:p>221</text:p>
          </table:table-cell>
          <table:table-cell table:style-name="Default" table:formula="of:=SUBSTITUTE(['RAW Impl'.E213];&quot;returntype:&quot;;&quot;&quot;)" office:value-type="string" office:string-value="class:CoreAPI">
            <text:p>class:CoreAPI</text:p>
          </table:table-cell>
          <table:table-cell table:style-name="Default" table:formula="of:=SUBSTITUTE(['RAW Impl'.G213];&quot;returntype:&quot;;&quot;&quot;)" office:value-type="string" office:string-value="int">
            <text:p>int</text:p>
          </table:table-cell>
          <table:table-cell table:style-name="Default" table:formula="of:=['RAW Impl'.A213]" office:value-type="string" office:string-value="getUploadPtime">
            <text:p>getUploadPtime</text:p>
          </table:table-cell>
          <table:table-cell table:style-name="Default" table:formula="of:=['RAW Impl'.F21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4]" office:value-type="string" office:string-value="coreapi.h">
            <text:p>coreapi.h</text:p>
          </table:table-cell>
          <table:table-cell table:style-name="Default" table:formula="of:=SUBSTITUTE(['RAW Impl'.D214];&quot;line:&quot;;&quot;&quot;)" office:value-type="string" office:string-value="274">
            <text:p>274</text:p>
          </table:table-cell>
          <table:table-cell table:style-name="Default" table:formula="of:=SUBSTITUTE(['RAW Impl'.E214];&quot;returntype:&quot;;&quot;&quot;)" office:value-type="string" office:string-value="class:CoreAPI">
            <text:p>class:CoreAPI</text:p>
          </table:table-cell>
          <table:table-cell table:style-name="Default" table:formula="of:=SUBSTITUTE(['RAW Impl'.G214];&quot;returntype:&quot;;&quot;&quot;)" office:value-type="string" office:string-value="bool">
            <text:p>bool</text:p>
          </table:table-cell>
          <table:table-cell table:style-name="Default" table:formula="of:=['RAW Impl'.A214]" office:value-type="string" office:string-value="getUseInfoForDtmf">
            <text:p>getUseInfoForDtmf</text:p>
          </table:table-cell>
          <table:table-cell table:style-name="Default" table:formula="of:=['RAW Impl'.F21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5]" office:value-type="string" office:string-value="coreapi.h">
            <text:p>coreapi.h</text:p>
          </table:table-cell>
          <table:table-cell table:style-name="Default" table:formula="of:=SUBSTITUTE(['RAW Impl'.D215];&quot;line:&quot;;&quot;&quot;)" office:value-type="string" office:string-value="169">
            <text:p>169</text:p>
          </table:table-cell>
          <table:table-cell table:style-name="Default" table:formula="of:=SUBSTITUTE(['RAW Impl'.E215];&quot;returntype:&quot;;&quot;&quot;)" office:value-type="string" office:string-value="class:CoreAPI">
            <text:p>class:CoreAPI</text:p>
          </table:table-cell>
          <table:table-cell table:style-name="Default" table:formula="of:=SUBSTITUTE(['RAW Impl'.G215];&quot;returntype:&quot;;&quot;&quot;)" office:value-type="string" office:string-value="bool">
            <text:p>bool</text:p>
          </table:table-cell>
          <table:table-cell table:style-name="Default" table:formula="of:=['RAW Impl'.A215]" office:value-type="string" office:string-value="getUsePreviewWindow">
            <text:p>getUsePreviewWindow</text:p>
          </table:table-cell>
          <table:table-cell table:style-name="Default" table:formula="of:=['RAW Impl'.F21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6]" office:value-type="string" office:string-value="coreapi.h">
            <text:p>coreapi.h</text:p>
          </table:table-cell>
          <table:table-cell table:style-name="Default" table:formula="of:=SUBSTITUTE(['RAW Impl'.D216];&quot;line:&quot;;&quot;&quot;)" office:value-type="string" office:string-value="276">
            <text:p>276</text:p>
          </table:table-cell>
          <table:table-cell table:style-name="Default" table:formula="of:=SUBSTITUTE(['RAW Impl'.E216];&quot;returntype:&quot;;&quot;&quot;)" office:value-type="string" office:string-value="class:CoreAPI">
            <text:p>class:CoreAPI</text:p>
          </table:table-cell>
          <table:table-cell table:style-name="Default" table:formula="of:=SUBSTITUTE(['RAW Impl'.G216];&quot;returntype:&quot;;&quot;&quot;)" office:value-type="string" office:string-value="bool">
            <text:p>bool</text:p>
          </table:table-cell>
          <table:table-cell table:style-name="Default" table:formula="of:=['RAW Impl'.A216]" office:value-type="string" office:string-value="getUseRfc2833ForDtmf">
            <text:p>getUseRfc2833ForDtmf</text:p>
          </table:table-cell>
          <table:table-cell table:style-name="Default" table:formula="of:=['RAW Impl'.F21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7]" office:value-type="string" office:string-value="authinfoapi.h">
            <text:p>authinfoapi.h</text:p>
          </table:table-cell>
          <table:table-cell table:style-name="Default" table:formula="of:=SUBSTITUTE(['RAW Impl'.D217];&quot;line:&quot;;&quot;&quot;)" office:value-type="string" office:string-value="21">
            <text:p>21</text:p>
          </table:table-cell>
          <table:table-cell table:style-name="Default" table:formula="of:=SUBSTITUTE(['RAW Impl'.E21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17];&quot;returntype:&quot;;&quot;&quot;)" office:value-type="string" office:string-value="std::string">
            <text:p>std::string</text:p>
          </table:table-cell>
          <table:table-cell table:style-name="Default" table:formula="of:=['RAW Impl'.A217]" office:value-type="string" office:string-value="getUserid">
            <text:p>getUserid</text:p>
          </table:table-cell>
          <table:table-cell table:style-name="Default" table:formula="of:=['RAW Impl'.F21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8]" office:value-type="string" office:string-value="addressapi.h">
            <text:p>addressapi.h</text:p>
          </table:table-cell>
          <table:table-cell table:style-name="Default" table:formula="of:=SUBSTITUTE(['RAW Impl'.D218];&quot;line:&quot;;&quot;&quot;)" office:value-type="string" office:string-value="30">
            <text:p>30</text:p>
          </table:table-cell>
          <table:table-cell table:style-name="Default" table:formula="of:=SUBSTITUTE(['RAW Impl'.E21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18];&quot;returntype:&quot;;&quot;&quot;)" office:value-type="string" office:string-value="std::string">
            <text:p>std::string</text:p>
          </table:table-cell>
          <table:table-cell table:style-name="Default" table:formula="of:=['RAW Impl'.A218]" office:value-type="string" office:string-value="getUsername">
            <text:p>getUsername</text:p>
          </table:table-cell>
          <table:table-cell table:style-name="Default" table:formula="of:=['RAW Impl'.F2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9]" office:value-type="string" office:string-value="authinfoapi.h">
            <text:p>authinfoapi.h</text:p>
          </table:table-cell>
          <table:table-cell table:style-name="Default" table:formula="of:=SUBSTITUTE(['RAW Impl'.D219];&quot;line:&quot;;&quot;&quot;)" office:value-type="string" office:string-value="24">
            <text:p>24</text:p>
          </table:table-cell>
          <table:table-cell table:style-name="Default" table:formula="of:=SUBSTITUTE(['RAW Impl'.E219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19];&quot;returntype:&quot;;&quot;&quot;)" office:value-type="string" office:string-value="std::string">
            <text:p>std::string</text:p>
          </table:table-cell>
          <table:table-cell table:style-name="Default" table:formula="of:=['RAW Impl'.A219]" office:value-type="string" office:string-value="getUsername">
            <text:p>getUsername</text:p>
          </table:table-cell>
          <table:table-cell table:style-name="Default" table:formula="of:=['RAW Impl'.F21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0]" office:value-type="string" office:string-value="coreapi.h">
            <text:p>coreapi.h</text:p>
          </table:table-cell>
          <table:table-cell table:style-name="Default" table:formula="of:=SUBSTITUTE(['RAW Impl'.D220];&quot;line:&quot;;&quot;&quot;)" office:value-type="string" office:string-value="98">
            <text:p>98</text:p>
          </table:table-cell>
          <table:table-cell table:style-name="Default" table:formula="of:=SUBSTITUTE(['RAW Impl'.E220];&quot;returntype:&quot;;&quot;&quot;)" office:value-type="string" office:string-value="class:CoreAPI">
            <text:p>class:CoreAPI</text:p>
          </table:table-cell>
          <table:table-cell table:style-name="Default" table:formula="of:=SUBSTITUTE(['RAW Impl'.G220];&quot;returntype:&quot;;&quot;&quot;)" office:value-type="string" office:string-value="std::string">
            <text:p>std::string</text:p>
          </table:table-cell>
          <table:table-cell table:style-name="Default" table:formula="of:=['RAW Impl'.A220]" office:value-type="string" office:string-value="getVersion">
            <text:p>getVersion</text:p>
          </table:table-cell>
          <table:table-cell table:style-name="Default" table:formula="of:=['RAW Impl'.F22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1]" office:value-type="string" office:string-value="coreapi.h">
            <text:p>coreapi.h</text:p>
          </table:table-cell>
          <table:table-cell table:style-name="Default" table:formula="of:=SUBSTITUTE(['RAW Impl'.D221];&quot;line:&quot;;&quot;&quot;)" office:value-type="string" office:string-value="192">
            <text:p>192</text:p>
          </table:table-cell>
          <table:table-cell table:style-name="Default" table:formula="of:=SUBSTITUTE(['RAW Impl'.E221];&quot;returntype:&quot;;&quot;&quot;)" office:value-type="string" office:string-value="class:CoreAPI">
            <text:p>class:CoreAPI</text:p>
          </table:table-cell>
          <table:table-cell table:style-name="Default" table:formula="of:=SUBSTITUTE(['RAW Impl'.G221];&quot;returntype:&quot;;&quot;&quot;)" office:value-type="string" office:string-value="FB::VariantList">
            <text:p>FB::VariantList</text:p>
          </table:table-cell>
          <table:table-cell table:style-name="Default" table:formula="of:=['RAW Impl'.A221]" office:value-type="string" office:string-value="getVideoCodecs">
            <text:p>getVideoCodecs</text:p>
          </table:table-cell>
          <table:table-cell table:style-name="Default" table:formula="of:=['RAW Impl'.F2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2]" office:value-type="string" office:string-value="coreapi.h">
            <text:p>coreapi.h</text:p>
          </table:table-cell>
          <table:table-cell table:style-name="Default" table:formula="of:=SUBSTITUTE(['RAW Impl'.D222];&quot;line:&quot;;&quot;&quot;)" office:value-type="string" office:string-value="188">
            <text:p>188</text:p>
          </table:table-cell>
          <table:table-cell table:style-name="Default" table:formula="of:=SUBSTITUTE(['RAW Impl'.E2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2];&quot;returntype:&quot;;&quot;&quot;)" office:value-type="string" office:string-value="std::string">
            <text:p>std::string</text:p>
          </table:table-cell>
          <table:table-cell table:style-name="Default" table:formula="of:=['RAW Impl'.A222]" office:value-type="string" office:string-value="getVideoDevice">
            <text:p>getVideoDevice</text:p>
          </table:table-cell>
          <table:table-cell table:style-name="Default" table:formula="of:=['RAW Impl'.F22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3]" office:value-type="string" office:string-value="coreapi.h">
            <text:p>coreapi.h</text:p>
          </table:table-cell>
          <table:table-cell table:style-name="Default" table:formula="of:=SUBSTITUTE(['RAW Impl'.D223];&quot;line:&quot;;&quot;&quot;)" office:value-type="string" office:string-value="186">
            <text:p>186</text:p>
          </table:table-cell>
          <table:table-cell table:style-name="Default" table:formula="of:=SUBSTITUTE(['RAW Impl'.E223];&quot;returntype:&quot;;&quot;&quot;)" office:value-type="string" office:string-value="class:CoreAPI">
            <text:p>class:CoreAPI</text:p>
          </table:table-cell>
          <table:table-cell table:style-name="Default" table:formula="of:=SUBSTITUTE(['RAW Impl'.G223];&quot;returntype:&quot;;&quot;&quot;)" office:value-type="string" office:string-value="FB::VariantList">
            <text:p>FB::VariantList</text:p>
          </table:table-cell>
          <table:table-cell table:style-name="Default" table:formula="of:=['RAW Impl'.A223]" office:value-type="string" office:string-value="getVideoDevices">
            <text:p>getVideoDevices</text:p>
          </table:table-cell>
          <table:table-cell table:style-name="Default" table:formula="of:=['RAW Impl'.F22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4]" office:value-type="string" office:string-value="coreapi.h">
            <text:p>coreapi.h</text:p>
          </table:table-cell>
          <table:table-cell table:style-name="Default" table:formula="of:=SUBSTITUTE(['RAW Impl'.D224];&quot;line:&quot;;&quot;&quot;)" office:value-type="string" office:string-value="241">
            <text:p>241</text:p>
          </table:table-cell>
          <table:table-cell table:style-name="Default" table:formula="of:=SUBSTITUTE(['RAW Impl'.E224];&quot;returntype:&quot;;&quot;&quot;)" office:value-type="string" office:string-value="class:CoreAPI">
            <text:p>class:CoreAPI</text:p>
          </table:table-cell>
          <table:table-cell table:style-name="Default" table:formula="of:=SUBSTITUTE(['RAW Impl'.G224];&quot;returntype:&quot;;&quot;&quot;)" office:value-type="string" office:string-value="int">
            <text:p>int</text:p>
          </table:table-cell>
          <table:table-cell table:style-name="Default" table:formula="of:=['RAW Impl'.A224]" office:value-type="string" office:string-value="getVideoDscp">
            <text:p>getVideoDscp</text:p>
          </table:table-cell>
          <table:table-cell table:style-name="Default" table:formula="of:=['RAW Impl'.F22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5]" office:value-type="string" office:string-value="coreapi.h">
            <text:p>coreapi.h</text:p>
          </table:table-cell>
          <table:table-cell table:style-name="Default" table:formula="of:=SUBSTITUTE(['RAW Impl'.D225];&quot;line:&quot;;&quot;&quot;)" office:value-type="string" office:string-value="254">
            <text:p>254</text:p>
          </table:table-cell>
          <table:table-cell table:style-name="Default" table:formula="of:=SUBSTITUTE(['RAW Impl'.E225];&quot;returntype:&quot;;&quot;&quot;)" office:value-type="string" office:string-value="class:CoreAPI">
            <text:p>class:CoreAPI</text:p>
          </table:table-cell>
          <table:table-cell table:style-name="Default" table:formula="of:=SUBSTITUTE(['RAW Impl'.G225];&quot;returntype:&quot;;&quot;&quot;)" office:value-type="string" office:string-value="int">
            <text:p>int</text:p>
          </table:table-cell>
          <table:table-cell table:style-name="Default" table:formula="of:=['RAW Impl'.A225]" office:value-type="string" office:string-value="getVideoJittcomp">
            <text:p>getVideoJittcomp</text:p>
          </table:table-cell>
          <table:table-cell table:style-name="Default" table:formula="of:=['RAW Impl'.F22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6]" office:value-type="string" office:string-value="coreapi.h">
            <text:p>coreapi.h</text:p>
          </table:table-cell>
          <table:table-cell table:style-name="Default" table:formula="of:=SUBSTITUTE(['RAW Impl'.D226];&quot;line:&quot;;&quot;&quot;)" office:value-type="string" office:string-value="213">
            <text:p>213</text:p>
          </table:table-cell>
          <table:table-cell table:style-name="Default" table:formula="of:=SUBSTITUTE(['RAW Impl'.E226];&quot;returntype:&quot;;&quot;&quot;)" office:value-type="string" office:string-value="class:CoreAPI">
            <text:p>class:CoreAPI</text:p>
          </table:table-cell>
          <table:table-cell table:style-name="Default" table:formula="of:=SUBSTITUTE(['RAW Impl'.G226];&quot;returntype:&quot;;&quot;&quot;)" office:value-type="string" office:string-value="int">
            <text:p>int</text:p>
          </table:table-cell>
          <table:table-cell table:style-name="Default" table:formula="of:=['RAW Impl'.A226]" office:value-type="string" office:string-value="getVideoPort">
            <text:p>getVideoPort</text:p>
          </table:table-cell>
          <table:table-cell table:style-name="Default" table:formula="of:=['RAW Impl'.F22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7]" office:value-type="string" office:string-value="callapi.h">
            <text:p>callapi.h</text:p>
          </table:table-cell>
          <table:table-cell table:style-name="Default" table:formula="of:=SUBSTITUTE(['RAW Impl'.D227];&quot;line:&quot;;&quot;&quot;)" office:value-type="string" office:string-value="43">
            <text:p>43</text:p>
          </table:table-cell>
          <table:table-cell table:style-name="Default" table:formula="of:=SUBSTITUTE(['RAW Impl'.E227];&quot;returntype:&quot;;&quot;&quot;)" office:value-type="string" office:string-value="class:CallAPI">
            <text:p>class:CallAPI</text:p>
          </table:table-cell>
          <table:table-cell table:style-name="Default" table:formula="of:=SUBSTITUTE(['RAW Impl'.G227];&quot;returntype:&quot;;&quot;&quot;)" office:value-type="string" office:string-value="CallStatsAPIPtr">
            <text:p>CallStatsAPIPtr</text:p>
          </table:table-cell>
          <table:table-cell table:style-name="Default" table:formula="of:=['RAW Impl'.A227]" office:value-type="string" office:string-value="getVideoStats">
            <text:p>getVideoStats</text:p>
          </table:table-cell>
          <table:table-cell table:style-name="Default" table:formula="of:=['RAW Impl'.F22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8]" office:value-type="string" office:string-value="videoapi.h">
            <text:p>videoapi.h</text:p>
          </table:table-cell>
          <table:table-cell table:style-name="Default" table:formula="of:=SUBSTITUTE(['RAW Impl'.D228];&quot;line:&quot;;&quot;&quot;)" office:value-type="string" office:string-value="18">
            <text:p>18</text:p>
          </table:table-cell>
          <table:table-cell table:style-name="Default" table:formula="of:=SUBSTITUTE(['RAW Impl'.E228];&quot;returntype:&quot;;&quot;&quot;)" office:value-type="string" office:string-value="class:VideoAPI">
            <text:p>class:VideoAPI</text:p>
          </table:table-cell>
          <table:table-cell table:style-name="Default" table:formula="of:=SUBSTITUTE(['RAW Impl'.G228];&quot;returntype:&quot;;&quot;&quot;)" office:value-type="string" office:string-value="unsigned long">
            <text:p>unsigned long</text:p>
          </table:table-cell>
          <table:table-cell table:style-name="Default" table:formula="of:=['RAW Impl'.A228]" office:value-type="string" office:string-value="getWindow">
            <text:p>getWindow</text:p>
          </table:table-cell>
          <table:table-cell table:style-name="Default" table:formula="of:=['RAW Impl'.F2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9]" office:value-type="string" office:string-value="payloadtypeapi.h">
            <text:p>payloadtypeapi.h</text:p>
          </table:table-cell>
          <table:table-cell table:style-name="Default" table:formula="of:=SUBSTITUTE(['RAW Impl'.D229];&quot;line:&quot;;&quot;&quot;)" office:value-type="string" office:string-value="32">
            <text:p>32</text:p>
          </table:table-cell>
          <table:table-cell table:style-name="Default" table:formula="of:=SUBSTITUTE(['RAW Impl'.E22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29];&quot;returntype:&quot;;&quot;&quot;)" office:value-type="string" office:string-value="std::string">
            <text:p>std::string</text:p>
          </table:table-cell>
          <table:table-cell table:style-name="Default" table:formula="of:=['RAW Impl'.A229]" office:value-type="string" office:string-value="getZeroPattern">
            <text:p>getZeroPattern</text:p>
          </table:table-cell>
          <table:table-cell table:style-name="Default" table:formula="of:=['RAW Impl'.F22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0]" office:value-type="string" office:string-value="coreapi.h">
            <text:p>coreapi.h</text:p>
          </table:table-cell>
          <table:table-cell table:style-name="Default" table:formula="of:=SUBSTITUTE(['RAW Impl'.D230];&quot;line:&quot;;&quot;&quot;)" office:value-type="string" office:string-value="293">
            <text:p>293</text:p>
          </table:table-cell>
          <table:table-cell table:style-name="Default" table:formula="of:=SUBSTITUTE(['RAW Impl'.E230];&quot;returntype:&quot;;&quot;&quot;)" office:value-type="string" office:string-value="class:CoreAPI">
            <text:p>class:CoreAPI</text:p>
          </table:table-cell>
          <table:table-cell table:style-name="Default" table:formula="of:=SUBSTITUTE(['RAW Impl'.G230];&quot;returntype:&quot;;&quot;&quot;)" office:value-type="string" office:string-value="std::string">
            <text:p>std::string</text:p>
          </table:table-cell>
          <table:table-cell table:style-name="Default" table:formula="of:=['RAW Impl'.A230]" office:value-type="string" office:string-value="getZrtpSecretsFile">
            <text:p>getZrtpSecretsFile</text:p>
          </table:table-cell>
          <table:table-cell table:style-name="Default" table:formula="of:=['RAW Impl'.F23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1]" office:value-type="string" office:string-value="callapi.h">
            <text:p>callapi.h</text:p>
          </table:table-cell>
          <table:table-cell table:style-name="Default" table:formula="of:=SUBSTITUTE(['RAW Impl'.D231];&quot;line:&quot;;&quot;&quot;)" office:value-type="string" office:string-value="54">
            <text:p>54</text:p>
          </table:table-cell>
          <table:table-cell table:style-name="Default" table:formula="of:=SUBSTITUTE(['RAW Impl'.E231];&quot;returntype:&quot;;&quot;&quot;)" office:value-type="string" office:string-value="class:CallAPI">
            <text:p>class:CallAPI</text:p>
          </table:table-cell>
          <table:table-cell table:style-name="Default" table:formula="of:=SUBSTITUTE(['RAW Impl'.G231];&quot;returntype:&quot;;&quot;&quot;)" office:value-type="string" office:string-value="bool">
            <text:p>bool</text:p>
          </table:table-cell>
          <table:table-cell table:style-name="Default" table:formula="of:=['RAW Impl'.A231]" office:value-type="string" office:string-value="hasTransferPending">
            <text:p>hasTransferPending</text:p>
          </table:table-cell>
          <table:table-cell table:style-name="Default" table:formula="of:=['RAW Impl'.F2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2]" office:value-type="string" office:string-value="callapi.h">
            <text:p>callapi.h</text:p>
          </table:table-cell>
          <table:table-cell table:style-name="Default" table:formula="of:=SUBSTITUTE(['RAW Impl'.D232];&quot;line:&quot;;&quot;&quot;)" office:value-type="string" office:string-value="44">
            <text:p>44</text:p>
          </table:table-cell>
          <table:table-cell table:style-name="Default" table:formula="of:=SUBSTITUTE(['RAW Impl'.E232];&quot;returntype:&quot;;&quot;&quot;)" office:value-type="string" office:string-value="class:CallAPI">
            <text:p>class:CallAPI</text:p>
          </table:table-cell>
          <table:table-cell table:style-name="Default" table:formula="of:=SUBSTITUTE(['RAW Impl'.G232];&quot;returntype:&quot;;&quot;&quot;)" office:value-type="string" office:string-value="bool">
            <text:p>bool</text:p>
          </table:table-cell>
          <table:table-cell table:style-name="Default" table:formula="of:=['RAW Impl'.A232]" office:value-type="string" office:string-value="inConference">
            <text:p>inConference</text:p>
          </table:table-cell>
          <table:table-cell table:style-name="Default" table:formula="of:=['RAW Impl'.F2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3]" office:value-type="string" office:string-value="coreapi.h">
            <text:p>coreapi.h</text:p>
          </table:table-cell>
          <table:table-cell table:style-name="Default" table:formula="of:=SUBSTITUTE(['RAW Impl'.D233];&quot;line:&quot;;&quot;&quot;)" office:value-type="string" office:string-value="280">
            <text:p>280</text:p>
          </table:table-cell>
          <table:table-cell table:style-name="Default" table:formula="of:=SUBSTITUTE(['RAW Impl'.E233];&quot;returntype:&quot;;&quot;&quot;)" office:value-type="string" office:string-value="class:CoreAPI">
            <text:p>class:CoreAPI</text:p>
          </table:table-cell>
          <table:table-cell table:style-name="Default" table:formula="of:=SUBSTITUTE(['RAW Impl'.G233];&quot;returntype:&quot;;&quot;&quot;)" office:value-type="string" office:string-value="int">
            <text:p>int</text:p>
          </table:table-cell>
          <table:table-cell table:style-name="Default" table:formula="of:=['RAW Impl'.A233]" office:value-type="string" office:string-value="init">
            <text:p>init</text:p>
          </table:table-cell>
          <table:table-cell table:style-name="Default" table:formula="of:=['RAW Impl'.F23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4]" office:value-type="string" office:string-value="addressapi.h">
            <text:p>addressapi.h</text:p>
          </table:table-cell>
          <table:table-cell table:style-name="Default" table:formula="of:=SUBSTITUTE(['RAW Impl'.D234];&quot;line:&quot;;&quot;&quot;)" office:value-type="string" office:string-value="17">
            <text:p>17</text:p>
          </table:table-cell>
          <table:table-cell table:style-name="Default" table:formula="of:=SUBSTITUTE(['RAW Impl'.E23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34];&quot;returntype:&quot;;&quot;&quot;)" office:value-type="string" office:string-value="void">
            <text:p>void</text:p>
          </table:table-cell>
          <table:table-cell table:style-name="Default" table:formula="of:=['RAW Impl'.A234]" office:value-type="string" office:string-value="initProxy">
            <text:p>initProxy</text:p>
          </table:table-cell>
          <table:table-cell table:style-name="Default" table:formula="of:=['RAW Impl'.F23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5]" office:value-type="string" office:string-value="authinfoapi.h">
            <text:p>authinfoapi.h</text:p>
          </table:table-cell>
          <table:table-cell table:style-name="Default" table:formula="of:=SUBSTITUTE(['RAW Impl'.D235];&quot;line:&quot;;&quot;&quot;)" office:value-type="string" office:string-value="15">
            <text:p>15</text:p>
          </table:table-cell>
          <table:table-cell table:style-name="Default" table:formula="of:=SUBSTITUTE(['RAW Impl'.E23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35];&quot;returntype:&quot;;&quot;&quot;)" office:value-type="string" office:string-value="void">
            <text:p>void</text:p>
          </table:table-cell>
          <table:table-cell table:style-name="Default" table:formula="of:=['RAW Impl'.A235]" office:value-type="string" office:string-value="initProxy">
            <text:p>initProxy</text:p>
          </table:table-cell>
          <table:table-cell table:style-name="Default" table:formula="of:=['RAW Impl'.F23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6]" office:value-type="string" office:string-value="callapi.h">
            <text:p>callapi.h</text:p>
          </table:table-cell>
          <table:table-cell table:style-name="Default" table:formula="of:=SUBSTITUTE(['RAW Impl'.D236];&quot;line:&quot;;&quot;&quot;)" office:value-type="string" office:string-value="18">
            <text:p>18</text:p>
          </table:table-cell>
          <table:table-cell table:style-name="Default" table:formula="of:=SUBSTITUTE(['RAW Impl'.E236];&quot;returntype:&quot;;&quot;&quot;)" office:value-type="string" office:string-value="class:CallAPI">
            <text:p>class:CallAPI</text:p>
          </table:table-cell>
          <table:table-cell table:style-name="Default" table:formula="of:=SUBSTITUTE(['RAW Impl'.G236];&quot;returntype:&quot;;&quot;&quot;)" office:value-type="string" office:string-value="void">
            <text:p>void</text:p>
          </table:table-cell>
          <table:table-cell table:style-name="Default" table:formula="of:=['RAW Impl'.A236]" office:value-type="string" office:string-value="initProxy">
            <text:p>initProxy</text:p>
          </table:table-cell>
          <table:table-cell table:style-name="Default" table:formula="of:=['RAW Impl'.F23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7]" office:value-type="string" office:string-value="calllogapi.h">
            <text:p>calllogapi.h</text:p>
          </table:table-cell>
          <table:table-cell table:style-name="Default" table:formula="of:=SUBSTITUTE(['RAW Impl'.D237];&quot;line:&quot;;&quot;&quot;)" office:value-type="string" office:string-value="14">
            <text:p>14</text:p>
          </table:table-cell>
          <table:table-cell table:style-name="Default" table:formula="of:=SUBSTITUTE(['RAW Impl'.E237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37];&quot;returntype:&quot;;&quot;&quot;)" office:value-type="string" office:string-value="void">
            <text:p>void</text:p>
          </table:table-cell>
          <table:table-cell table:style-name="Default" table:formula="of:=['RAW Impl'.A237]" office:value-type="string" office:string-value="initProxy">
            <text:p>initProxy</text:p>
          </table:table-cell>
          <table:table-cell table:style-name="Default" table:formula="of:=['RAW Impl'.F23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8]" office:value-type="string" office:string-value="callparamsapi.h">
            <text:p>callparamsapi.h</text:p>
          </table:table-cell>
          <table:table-cell table:style-name="Default" table:formula="of:=SUBSTITUTE(['RAW Impl'.D238];&quot;line:&quot;;&quot;&quot;)" office:value-type="string" office:string-value="16">
            <text:p>16</text:p>
          </table:table-cell>
          <table:table-cell table:style-name="Default" table:formula="of:=SUBSTITUTE(['RAW Impl'.E238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38];&quot;returntype:&quot;;&quot;&quot;)" office:value-type="string" office:string-value="void">
            <text:p>void</text:p>
          </table:table-cell>
          <table:table-cell table:style-name="Default" table:formula="of:=['RAW Impl'.A238]" office:value-type="string" office:string-value="initProxy">
            <text:p>initProxy</text:p>
          </table:table-cell>
          <table:table-cell table:style-name="Default" table:formula="of:=['RAW Impl'.F23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9]" office:value-type="string" office:string-value="callstatsapi.h">
            <text:p>callstatsapi.h</text:p>
          </table:table-cell>
          <table:table-cell table:style-name="Default" table:formula="of:=SUBSTITUTE(['RAW Impl'.D239];&quot;line:&quot;;&quot;&quot;)" office:value-type="string" office:string-value="15">
            <text:p>15</text:p>
          </table:table-cell>
          <table:table-cell table:style-name="Default" table:formula="of:=SUBSTITUTE(['RAW Impl'.E239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39];&quot;returntype:&quot;;&quot;&quot;)" office:value-type="string" office:string-value="void">
            <text:p>void</text:p>
          </table:table-cell>
          <table:table-cell table:style-name="Default" table:formula="of:=['RAW Impl'.A239]" office:value-type="string" office:string-value="initProxy">
            <text:p>initProxy</text:p>
          </table:table-cell>
          <table:table-cell table:style-name="Default" table:formula="of:=['RAW Impl'.F23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0]" office:value-type="string" office:string-value="coreapi.h">
            <text:p>coreapi.h</text:p>
          </table:table-cell>
          <table:table-cell table:style-name="Default" table:formula="of:=SUBSTITUTE(['RAW Impl'.D240];&quot;line:&quot;;&quot;&quot;)" office:value-type="string" office:string-value="336">
            <text:p>336</text:p>
          </table:table-cell>
          <table:table-cell table:style-name="Default" table:formula="of:=SUBSTITUTE(['RAW Impl'.E240];&quot;returntype:&quot;;&quot;&quot;)" office:value-type="string" office:string-value="class:CoreAPI">
            <text:p>class:CoreAPI</text:p>
          </table:table-cell>
          <table:table-cell table:style-name="Default" table:formula="of:=SUBSTITUTE(['RAW Impl'.G240];&quot;returntype:&quot;;&quot;&quot;)" office:value-type="string" office:string-value="void">
            <text:p>void</text:p>
          </table:table-cell>
          <table:table-cell table:style-name="Default" table:formula="of:=['RAW Impl'.A240]" office:value-type="string" office:string-value="initProxy">
            <text:p>initProxy</text:p>
          </table:table-cell>
          <table:table-cell table:style-name="Default" table:formula="of:=['RAW Impl'.F24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1]" office:value-type="string" office:string-value="payloadtypeapi.h">
            <text:p>payloadtypeapi.h</text:p>
          </table:table-cell>
          <table:table-cell table:style-name="Default" table:formula="of:=SUBSTITUTE(['RAW Impl'.D241];&quot;line:&quot;;&quot;&quot;)" office:value-type="string" office:string-value="16">
            <text:p>16</text:p>
          </table:table-cell>
          <table:table-cell table:style-name="Default" table:formula="of:=SUBSTITUTE(['RAW Impl'.E24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1];&quot;returntype:&quot;;&quot;&quot;)" office:value-type="string" office:string-value="void">
            <text:p>void</text:p>
          </table:table-cell>
          <table:table-cell table:style-name="Default" table:formula="of:=['RAW Impl'.A241]" office:value-type="string" office:string-value="initProxy">
            <text:p>initProxy</text:p>
          </table:table-cell>
          <table:table-cell table:style-name="Default" table:formula="of:=['RAW Impl'.F24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2]" office:value-type="string" office:string-value="proxyconfigapi.h">
            <text:p>proxyconfigapi.h</text:p>
          </table:table-cell>
          <table:table-cell table:style-name="Default" table:formula="of:=SUBSTITUTE(['RAW Impl'.D242];&quot;line:&quot;;&quot;&quot;)" office:value-type="string" office:string-value="15">
            <text:p>15</text:p>
          </table:table-cell>
          <table:table-cell table:style-name="Default" table:formula="of:=SUBSTITUTE(['RAW Impl'.E24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42];&quot;returntype:&quot;;&quot;&quot;)" office:value-type="string" office:string-value="void">
            <text:p>void</text:p>
          </table:table-cell>
          <table:table-cell table:style-name="Default" table:formula="of:=['RAW Impl'.A242]" office:value-type="string" office:string-value="initProxy">
            <text:p>initProxy</text:p>
          </table:table-cell>
          <table:table-cell table:style-name="Default" table:formula="of:=['RAW Impl'.F24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3]" office:value-type="string" office:string-value="coreapi.h">
            <text:p>coreapi.h</text:p>
          </table:table-cell>
          <table:table-cell table:style-name="Default" table:formula="of:=SUBSTITUTE(['RAW Impl'.D243];&quot;line:&quot;;&quot;&quot;)" office:value-type="string" office:string-value="106">
            <text:p>106</text:p>
          </table:table-cell>
          <table:table-cell table:style-name="Default" table:formula="of:=SUBSTITUTE(['RAW Impl'.E243];&quot;returntype:&quot;;&quot;&quot;)" office:value-type="string" office:string-value="class:CoreAPI">
            <text:p>class:CoreAPI</text:p>
          </table:table-cell>
          <table:table-cell table:style-name="Default" table:formula="of:=SUBSTITUTE(['RAW Impl'.G243];&quot;returntype:&quot;;&quot;&quot;)" office:value-type="string" office:string-value="CallAPIPtr">
            <text:p>CallAPIPtr</text:p>
          </table:table-cell>
          <table:table-cell table:style-name="Default" table:formula="of:=['RAW Impl'.A243]" office:value-type="string" office:string-value="invite">
            <text:p>invite</text:p>
          </table:table-cell>
          <table:table-cell table:style-name="Default" table:formula="of:=['RAW Impl'.F243]" office:value-type="string" office:string-value="signature:( const std::string &amp; paramater_0)">
            <text:p>signature:( const std::string &amp; paramater_0)</text:p>
          </table:table-cell>
          <table:table-cell table:number-columns-repeated="1018"/>
        </table:table-row>
        <table:table-row table:style-name="ro1">
          <table:table-cell table:style-name="Default" table:formula="of:=['RAW Impl'.B244]" office:value-type="string" office:string-value="coreapi.h">
            <text:p>coreapi.h</text:p>
          </table:table-cell>
          <table:table-cell table:style-name="Default" table:formula="of:=SUBSTITUTE(['RAW Impl'.D244];&quot;line:&quot;;&quot;&quot;)" office:value-type="string" office:string-value="107">
            <text:p>107</text:p>
          </table:table-cell>
          <table:table-cell table:style-name="Default" table:formula="of:=SUBSTITUTE(['RAW Impl'.E244];&quot;returntype:&quot;;&quot;&quot;)" office:value-type="string" office:string-value="class:CoreAPI">
            <text:p>class:CoreAPI</text:p>
          </table:table-cell>
          <table:table-cell table:style-name="Default" table:formula="of:=SUBSTITUTE(['RAW Impl'.G244];&quot;returntype:&quot;;&quot;&quot;)" office:value-type="string" office:string-value="CallAPIPtr">
            <text:p>CallAPIPtr</text:p>
          </table:table-cell>
          <table:table-cell table:style-name="Default" table:formula="of:=['RAW Impl'.A244]" office:value-type="string" office:string-value="inviteAddress">
            <text:p>inviteAddress</text:p>
          </table:table-cell>
          <table:table-cell table:style-name="Default" table:formula="of:=['RAW Impl'.F244]" office:value-type="string" office:string-value="signature:( const AddressAPIPtr &amp; paramater_0)">
            <text:p>signature:( const AddressAPIPtr &amp; paramater_0)</text:p>
          </table:table-cell>
          <table:table-cell table:number-columns-repeated="1018"/>
        </table:table-row>
        <table:table-row table:style-name="ro1">
          <table:table-cell table:style-name="Default" table:formula="of:=['RAW Impl'.B245]" office:value-type="string" office:string-value="coreapi.h">
            <text:p>coreapi.h</text:p>
          </table:table-cell>
          <table:table-cell table:style-name="Default" table:formula="of:=SUBSTITUTE(['RAW Impl'.D245];&quot;line:&quot;;&quot;&quot;)" office:value-type="string" office:string-value="109">
            <text:p>109</text:p>
          </table:table-cell>
          <table:table-cell table:style-name="Default" table:formula="of:=SUBSTITUTE(['RAW Impl'.E245];&quot;returntype:&quot;;&quot;&quot;)" office:value-type="string" office:string-value="class:CoreAPI">
            <text:p>class:CoreAPI</text:p>
          </table:table-cell>
          <table:table-cell table:style-name="Default" table:formula="of:=SUBSTITUTE(['RAW Impl'.G245];&quot;returntype:&quot;;&quot;&quot;)" office:value-type="string" office:string-value="CallAPIPtr">
            <text:p>CallAPIPtr</text:p>
          </table:table-cell>
          <table:table-cell table:style-name="Default" table:formula="of:=['RAW Impl'.A245]" office:value-type="string" office:string-value="inviteAddressWithParams">
            <text:p>inviteAddressWithParams</text:p>
          </table:table-cell>
          <table:table-cell table:style-name="Default" table:formula="of:=['RAW Impl'.F245]" office:value-type="string" office:string-value="signature:( const AddressAPIPtr &amp; paramater_0 , const CallParamsAPIPtr &amp; paramater_1)">
            <text:p>signature:( const AddressAPIPtr &amp; paramater_0 , const CallParamsAPIPtr &amp; paramater_1)</text:p>
          </table:table-cell>
          <table:table-cell table:number-columns-repeated="1018"/>
        </table:table-row>
        <table:table-row table:style-name="ro1">
          <table:table-cell table:style-name="Default" table:formula="of:=['RAW Impl'.B246]" office:value-type="string" office:string-value="coreapi.h">
            <text:p>coreapi.h</text:p>
          </table:table-cell>
          <table:table-cell table:style-name="Default" table:formula="of:=SUBSTITUTE(['RAW Impl'.D246];&quot;line:&quot;;&quot;&quot;)" office:value-type="string" office:string-value="108">
            <text:p>108</text:p>
          </table:table-cell>
          <table:table-cell table:style-name="Default" table:formula="of:=SUBSTITUTE(['RAW Impl'.E246];&quot;returntype:&quot;;&quot;&quot;)" office:value-type="string" office:string-value="class:CoreAPI">
            <text:p>class:CoreAPI</text:p>
          </table:table-cell>
          <table:table-cell table:style-name="Default" table:formula="of:=SUBSTITUTE(['RAW Impl'.G246];&quot;returntype:&quot;;&quot;&quot;)" office:value-type="string" office:string-value="CallAPIPtr">
            <text:p>CallAPIPtr</text:p>
          </table:table-cell>
          <table:table-cell table:style-name="Default" table:formula="of:=['RAW Impl'.A246]" office:value-type="string" office:string-value="inviteWithParams">
            <text:p>inviteWithParams</text:p>
          </table:table-cell>
          <table:table-cell table:style-name="Default" table:formula="of:=['RAW Impl'.F246]" office:value-type="string" office:string-value="signature:( const std::string &amp; paramater_0 , const CallParamsAPIPtr &amp; paramater_1)">
            <text:p>signature:( const std::string &amp; paramater_0 , const CallParamsAPIPtr &amp; paramater_1)</text:p>
          </table:table-cell>
          <table:table-cell table:number-columns-repeated="1018"/>
        </table:table-row>
        <table:table-row table:style-name="ro1">
          <table:table-cell table:style-name="Default" table:formula="of:=['RAW Impl'.B247]" office:value-type="string" office:string-value="coreapi.h">
            <text:p>coreapi.h</text:p>
          </table:table-cell>
          <table:table-cell table:style-name="Default" table:formula="of:=SUBSTITUTE(['RAW Impl'.D247];&quot;line:&quot;;&quot;&quot;)" office:value-type="string" office:string-value="233">
            <text:p>233</text:p>
          </table:table-cell>
          <table:table-cell table:style-name="Default" table:formula="of:=SUBSTITUTE(['RAW Impl'.E247];&quot;returntype:&quot;;&quot;&quot;)" office:value-type="string" office:string-value="class:CoreAPI">
            <text:p>class:CoreAPI</text:p>
          </table:table-cell>
          <table:table-cell table:style-name="Default" table:formula="of:=SUBSTITUTE(['RAW Impl'.G247];&quot;returntype:&quot;;&quot;&quot;)" office:value-type="string" office:string-value="bool">
            <text:p>bool</text:p>
          </table:table-cell>
          <table:table-cell table:style-name="Default" table:formula="of:=['RAW Impl'.A247]" office:value-type="string" office:string-value="ipv6Enabled">
            <text:p>ipv6Enabled</text:p>
          </table:table-cell>
          <table:table-cell table:style-name="Default" table:formula="of:=['RAW Impl'.F2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8]" office:value-type="string" office:string-value="coreapi.h">
            <text:p>coreapi.h</text:p>
          </table:table-cell>
          <table:table-cell table:style-name="Default" table:formula="of:=SUBSTITUTE(['RAW Impl'.D248];&quot;line:&quot;;&quot;&quot;)" office:value-type="string" office:string-value="138">
            <text:p>138</text:p>
          </table:table-cell>
          <table:table-cell table:style-name="Default" table:formula="of:=SUBSTITUTE(['RAW Impl'.E248];&quot;returntype:&quot;;&quot;&quot;)" office:value-type="string" office:string-value="class:CoreAPI">
            <text:p>class:CoreAPI</text:p>
          </table:table-cell>
          <table:table-cell table:style-name="Default" table:formula="of:=SUBSTITUTE(['RAW Impl'.G248];&quot;returntype:&quot;;&quot;&quot;)" office:value-type="string" office:string-value="bool">
            <text:p>bool</text:p>
          </table:table-cell>
          <table:table-cell table:style-name="Default" table:formula="of:=['RAW Impl'.A248]" office:value-type="string" office:string-value="isInConference">
            <text:p>isInConference</text:p>
          </table:table-cell>
          <table:table-cell table:style-name="Default" table:formula="of:=['RAW Impl'.F2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9]" office:value-type="string" office:string-value="coreapi.h">
            <text:p>coreapi.h</text:p>
          </table:table-cell>
          <table:table-cell table:style-name="Default" table:formula="of:=SUBSTITUTE(['RAW Impl'.D249];&quot;line:&quot;;&quot;&quot;)" office:value-type="string" office:string-value="151">
            <text:p>151</text:p>
          </table:table-cell>
          <table:table-cell table:style-name="Default" table:formula="of:=SUBSTITUTE(['RAW Impl'.E249];&quot;returntype:&quot;;&quot;&quot;)" office:value-type="string" office:string-value="class:CoreAPI">
            <text:p>class:CoreAPI</text:p>
          </table:table-cell>
          <table:table-cell table:style-name="Default" table:formula="of:=SUBSTITUTE(['RAW Impl'.G249];&quot;returntype:&quot;;&quot;&quot;)" office:value-type="string" office:string-value="bool">
            <text:p>bool</text:p>
          </table:table-cell>
          <table:table-cell table:style-name="Default" table:formula="of:=['RAW Impl'.A249]" office:value-type="string" office:string-value="isMicMuted">
            <text:p>isMicMuted</text:p>
          </table:table-cell>
          <table:table-cell table:style-name="Default" table:formula="of:=['RAW Impl'.F2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0]" office:value-type="string" office:string-value="coreapi.h">
            <text:p>coreapi.h</text:p>
          </table:table-cell>
          <table:table-cell table:style-name="Default" table:formula="of:=SUBSTITUTE(['RAW Impl'.D250];&quot;line:&quot;;&quot;&quot;)" office:value-type="string" office:string-value="246">
            <text:p>246</text:p>
          </table:table-cell>
          <table:table-cell table:style-name="Default" table:formula="of:=SUBSTITUTE(['RAW Impl'.E250];&quot;returntype:&quot;;&quot;&quot;)" office:value-type="string" office:string-value="class:CoreAPI">
            <text:p>class:CoreAPI</text:p>
          </table:table-cell>
          <table:table-cell table:style-name="Default" table:formula="of:=SUBSTITUTE(['RAW Impl'.G250];&quot;returntype:&quot;;&quot;&quot;)" office:value-type="string" office:string-value="bool">
            <text:p>bool</text:p>
          </table:table-cell>
          <table:table-cell table:style-name="Default" table:formula="of:=['RAW Impl'.A250]" office:value-type="string" office:string-value="isNetworkReachable">
            <text:p>isNetworkReachable</text:p>
          </table:table-cell>
          <table:table-cell table:style-name="Default" table:formula="of:=['RAW Impl'.F25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1]" office:value-type="string" office:string-value="proxyconfigapi.h">
            <text:p>proxyconfigapi.h</text:p>
          </table:table-cell>
          <table:table-cell table:style-name="Default" table:formula="of:=SUBSTITUTE(['RAW Impl'.D251];&quot;line:&quot;;&quot;&quot;)" office:value-type="string" office:string-value="40">
            <text:p>40</text:p>
          </table:table-cell>
          <table:table-cell table:style-name="Default" table:formula="of:=SUBSTITUTE(['RAW Impl'.E25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51];&quot;returntype:&quot;;&quot;&quot;)" office:value-type="string" office:string-value="bool">
            <text:p>bool</text:p>
          </table:table-cell>
          <table:table-cell table:style-name="Default" table:formula="of:=['RAW Impl'.A251]" office:value-type="string" office:string-value="isRegistered">
            <text:p>isRegistered</text:p>
          </table:table-cell>
          <table:table-cell table:style-name="Default" table:formula="of:=['RAW Impl'.F2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2]" office:value-type="string" office:string-value="coreapi.h">
            <text:p>coreapi.h</text:p>
          </table:table-cell>
          <table:table-cell table:style-name="Default" table:formula="of:=SUBSTITUTE(['RAW Impl'.D252];&quot;line:&quot;;&quot;&quot;)" office:value-type="string" office:string-value="235">
            <text:p>235</text:p>
          </table:table-cell>
          <table:table-cell table:style-name="Default" table:formula="of:=SUBSTITUTE(['RAW Impl'.E252];&quot;returntype:&quot;;&quot;&quot;)" office:value-type="string" office:string-value="class:CoreAPI">
            <text:p>class:CoreAPI</text:p>
          </table:table-cell>
          <table:table-cell table:style-name="Default" table:formula="of:=SUBSTITUTE(['RAW Impl'.G252];&quot;returntype:&quot;;&quot;&quot;)" office:value-type="string" office:string-value="bool">
            <text:p>bool</text:p>
          </table:table-cell>
          <table:table-cell table:style-name="Default" table:formula="of:=['RAW Impl'.A252]" office:value-type="string" office:string-value="keepAliveEnabled">
            <text:p>keepAliveEnabled</text:p>
          </table:table-cell>
          <table:table-cell table:style-name="Default" table:formula="of:=['RAW Impl'.F2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3]" office:value-type="string" office:string-value="SimpleStreamHelper.h">
            <text:p>SimpleStreamHelper.h</text:p>
          </table:table-cell>
          <table:table-cell table:style-name="Default" table:formula="of:=SUBSTITUTE(['RAW Impl'.D253];&quot;line:&quot;;&quot;&quot;)" office:value-type="string" office:string-value="74">
            <text:p>74</text:p>
          </table:table-cell>
          <table:table-cell table:style-name="Default" table:formula="of:=SUBSTITUTE(['RAW Impl'.E253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53];&quot;returntype:&quot;;&quot;&quot;)" office:value-type="string" office:string-value="void">
            <text:p>void</text:p>
          </table:table-cell>
          <table:table-cell table:style-name="Default" table:formula="of:=['RAW Impl'.A253]" office:value-type="string" office:string-value="keepReference">
            <text:p>keepReference</text:p>
          </table:table-cell>
          <table:table-cell table:style-name="Default" table:formula="of:=['RAW Impl'.F253]" office:value-type="string" office:string-value="signature:(const SimpleStreamHelperPtr&amp; ptr)">
            <text:p>signature:(const SimpleStreamHelperPtr&amp; ptr)</text:p>
          </table:table-cell>
          <table:table-cell table:number-columns-repeated="1018"/>
        </table:table-row>
        <table:table-row table:style-name="ro1">
          <table:table-cell table:style-name="Default" table:formula="of:=['RAW Impl'.B254]" office:value-type="string" office:string-value="coreapi.h">
            <text:p>coreapi.h</text:p>
          </table:table-cell>
          <table:table-cell table:style-name="Default" table:formula="of:=SUBSTITUTE(['RAW Impl'.D254];&quot;line:&quot;;&quot;&quot;)" office:value-type="string" office:string-value="139">
            <text:p>139</text:p>
          </table:table-cell>
          <table:table-cell table:style-name="Default" table:formula="of:=SUBSTITUTE(['RAW Impl'.E254];&quot;returntype:&quot;;&quot;&quot;)" office:value-type="string" office:string-value="class:CoreAPI">
            <text:p>class:CoreAPI</text:p>
          </table:table-cell>
          <table:table-cell table:style-name="Default" table:formula="of:=SUBSTITUTE(['RAW Impl'.G254];&quot;returntype:&quot;;&quot;&quot;)" office:value-type="string" office:string-value="int">
            <text:p>int</text:p>
          </table:table-cell>
          <table:table-cell table:style-name="Default" table:formula="of:=['RAW Impl'.A254]" office:value-type="string" office:string-value="leaveConference">
            <text:p>leaveConference</text:p>
          </table:table-cell>
          <table:table-cell table:style-name="Default" table:formula="of:=['RAW Impl'.F25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5]" office:value-type="string" office:string-value="callparamsapi.h">
            <text:p>callparamsapi.h</text:p>
          </table:table-cell>
          <table:table-cell table:style-name="Default" table:formula="of:=SUBSTITUTE(['RAW Impl'.D255];&quot;line:&quot;;&quot;&quot;)" office:value-type="string" office:string-value="23">
            <text:p>23</text:p>
          </table:table-cell>
          <table:table-cell table:style-name="Default" table:formula="of:=SUBSTITUTE(['RAW Impl'.E25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55];&quot;returntype:&quot;;&quot;&quot;)" office:value-type="string" office:string-value="bool">
            <text:p>bool</text:p>
          </table:table-cell>
          <table:table-cell table:style-name="Default" table:formula="of:=['RAW Impl'.A255]" office:value-type="string" office:string-value="localConferenceMode">
            <text:p>localConferenceMode</text:p>
          </table:table-cell>
          <table:table-cell table:style-name="Default" table:formula="of:=['RAW Impl'.F2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6]" office:value-type="string" office:string-value="coreapi.h">
            <text:p>coreapi.h</text:p>
          </table:table-cell>
          <table:table-cell table:style-name="Default" table:formula="of:=SUBSTITUTE(['RAW Impl'.D256];&quot;line:&quot;;&quot;&quot;)" office:value-type="string" office:string-value="150">
            <text:p>150</text:p>
          </table:table-cell>
          <table:table-cell table:style-name="Default" table:formula="of:=SUBSTITUTE(['RAW Impl'.E256];&quot;returntype:&quot;;&quot;&quot;)" office:value-type="string" office:string-value="class:CoreAPI">
            <text:p>class:CoreAPI</text:p>
          </table:table-cell>
          <table:table-cell table:style-name="Default" table:formula="of:=SUBSTITUTE(['RAW Impl'.G256];&quot;returntype:&quot;;&quot;&quot;)" office:value-type="string" office:string-value="void">
            <text:p>void</text:p>
          </table:table-cell>
          <table:table-cell table:style-name="Default" table:formula="of:=['RAW Impl'.A256]" office:value-type="string" office:string-value="muteMic">
            <text:p>muteMic</text:p>
          </table:table-cell>
          <table:table-cell table:style-name="Default" table:formula="of:=['RAW Impl'.F256]" office:value-type="string" office:string-value="signature:(bool muted)">
            <text:p>signature:(bool muted)</text:p>
          </table:table-cell>
          <table:table-cell table:number-columns-repeated="1018"/>
        </table:table-row>
        <table:table-row table:style-name="ro1">
          <table:table-cell table:style-name="Default" table:formula="of:=['RAW Impl'.B257]" office:value-type="string" office:string-value="utils.h">
            <text:p>utils.h</text:p>
          </table:table-cell>
          <table:table-cell table:style-name="Default" table:formula="of:=SUBSTITUTE(['RAW Impl'.D257];&quot;line:&quot;;&quot;&quot;)" office:value-type="string" office:string-value="8">
            <text:p>8</text:p>
          </table:table-cell>
          <table:table-cell table:style-name="Default" table:formula="of:=SUBSTITUTE(['RAW Impl'.E257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257];&quot;returntype:&quot;;&quot;&quot;)" office:value-type="string" office:string-value="AuthInfoAPIPtr">
            <text:p>AuthInfoAPIPtr</text:p>
          </table:table-cell>
          <table:table-cell table:style-name="Default" table:formula="of:=['RAW Impl'.A257]" office:value-type="string" office:string-value="mythread_group">
            <text:p>mythread_group</text:p>
          </table:table-cell>
          <table:table-cell table:style-name="Default" table:formula="of:=['RAW Impl'.F257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258]" office:value-type="string" office:string-value="coreapi.h">
            <text:p>coreapi.h</text:p>
          </table:table-cell>
          <table:table-cell table:style-name="Default" table:formula="of:=SUBSTITUTE(['RAW Impl'.D258];&quot;line:&quot;;&quot;&quot;)" office:value-type="string" office:string-value="267">
            <text:p>267</text:p>
          </table:table-cell>
          <table:table-cell table:style-name="Default" table:formula="of:=SUBSTITUTE(['RAW Impl'.E258];&quot;returntype:&quot;;&quot;&quot;)" office:value-type="string" office:string-value="class:CoreAPI">
            <text:p>class:CoreAPI</text:p>
          </table:table-cell>
          <table:table-cell table:style-name="Default" table:formula="of:=SUBSTITUTE(['RAW Impl'.G258];&quot;returntype:&quot;;&quot;&quot;)" office:value-type="string" office:string-value="AuthInfoAPIPtr">
            <text:p>AuthInfoAPIPtr</text:p>
          </table:table-cell>
          <table:table-cell table:style-name="Default" table:formula="of:=['RAW Impl'.A258]" office:value-type="string" office:string-value="newAuthInfo">
            <text:p>newAuthInfo</text:p>
          </table:table-cell>
          <table:table-cell table:style-name="Default" table:formula="of:=['RAW Impl'.F258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259]" office:value-type="string" office:string-value="coreapi.h">
            <text:p>coreapi.h</text:p>
          </table:table-cell>
          <table:table-cell table:style-name="Default" table:formula="of:=SUBSTITUTE(['RAW Impl'.D259];&quot;line:&quot;;&quot;&quot;)" office:value-type="string" office:string-value="266">
            <text:p>266</text:p>
          </table:table-cell>
          <table:table-cell table:style-name="Default" table:formula="of:=SUBSTITUTE(['RAW Impl'.E259];&quot;returntype:&quot;;&quot;&quot;)" office:value-type="string" office:string-value="class:CoreAPI">
            <text:p>class:CoreAPI</text:p>
          </table:table-cell>
          <table:table-cell table:style-name="Default" table:formula="of:=SUBSTITUTE(['RAW Impl'.G259];&quot;returntype:&quot;;&quot;&quot;)" office:value-type="string" office:string-value="ProxyConfigAPIPtr">
            <text:p>ProxyConfigAPIPtr</text:p>
          </table:table-cell>
          <table:table-cell table:style-name="Default" table:formula="of:=['RAW Impl'.A259]" office:value-type="string" office:string-value="newProxyConfig">
            <text:p>newProxyConfig</text:p>
          </table:table-cell>
          <table:table-cell table:style-name="Default" table:formula="of:=['RAW Impl'.F25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0]" office:value-type="string" office:string-value="proxyconfigapi.h">
            <text:p>proxyconfigapi.h</text:p>
          </table:table-cell>
          <table:table-cell table:style-name="Default" table:formula="of:=SUBSTITUTE(['RAW Impl'.D260];&quot;line:&quot;;&quot;&quot;)" office:value-type="string" office:string-value="63">
            <text:p>63</text:p>
          </table:table-cell>
          <table:table-cell table:style-name="Default" table:formula="of:=SUBSTITUTE(['RAW Impl'.E26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0];&quot;returntype:&quot;;&quot;&quot;)" office:value-type="string" office:string-value="std::string">
            <text:p>std::string</text:p>
          </table:table-cell>
          <table:table-cell table:style-name="Default" table:formula="of:=['RAW Impl'.A260]" office:value-type="string" office:string-value="normalizeNumber">
            <text:p>normalizeNumber</text:p>
          </table:table-cell>
          <table:table-cell table:style-name="Default" table:formula="of:=['RAW Impl'.F260]" office:value-type="string" office:string-value="signature:(const std::string &amp;username) const">
            <text:p>signature:(const std::string &amp;username) const</text:p>
          </table:table-cell>
          <table:table-cell table:number-columns-repeated="1018"/>
        </table:table-row>
        <table:table-row table:style-name="ro1">
          <table:table-cell table:style-name="Default" table:formula="of:=['RAW Impl'.B261]" office:value-type="string" office:string-value="videoplugin.h">
            <text:p>videoplugin.h</text:p>
          </table:table-cell>
          <table:table-cell table:style-name="Default" table:formula="of:=SUBSTITUTE(['RAW Impl'.D261];&quot;line:&quot;;&quot;&quot;)" office:value-type="string" office:string-value="47">
            <text:p>47</text:p>
          </table:table-cell>
          <table:table-cell table:style-name="Default" table:formula="of:=SUBSTITUTE(['RAW Impl'.E261];&quot;returntype:&quot;;&quot;&quot;)" office:value-type="string" office:string-value="class:video">
            <text:p>class:video</text:p>
          </table:table-cell>
          <table:table-cell table:style-name="Default" table:formula="of:=SUBSTITUTE(['RAW Impl'.G261];&quot;returntype:&quot;;&quot;&quot;)" office:value-type="string" office:string-value="virtualbool">
            <text:p>virtualbool</text:p>
          </table:table-cell>
          <table:table-cell table:style-name="Default" table:formula="of:=['RAW Impl'.A261]" office:value-type="string" office:string-value="onDraw">
            <text:p>onDraw</text:p>
          </table:table-cell>
          <table:table-cell table:style-name="Default" table:formula="of:=['RAW Impl'.F261]" office:value-type="string" office:string-value="signature:(FB::RefreshEvent *evt, FB::PluginWindow* win)">
            <text:p>signature:(FB::RefreshEvent *evt, FB::PluginWindow* win)</text:p>
          </table:table-cell>
          <table:table-cell table:number-columns-repeated="1018"/>
        </table:table-row>
        <table:table-row table:style-name="ro1">
          <table:table-cell table:style-name="Default" table:formula="of:=['RAW Impl'.B262]" office:value-type="string" office:string-value="coreplugin.h">
            <text:p>coreplugin.h</text:p>
          </table:table-cell>
          <table:table-cell table:style-name="Default" table:formula="of:=SUBSTITUTE(['RAW Impl'.D262];&quot;line:&quot;;&quot;&quot;)" office:value-type="string" office:string-value="45">
            <text:p>45</text:p>
          </table:table-cell>
          <table:table-cell table:style-name="Default" table:formula="of:=SUBSTITUTE(['RAW Impl'.E262];&quot;returntype:&quot;;&quot;&quot;)" office:value-type="string" office:string-value="class:core">
            <text:p>class:core</text:p>
          </table:table-cell>
          <table:table-cell table:style-name="Default" table:formula="of:=SUBSTITUTE(['RAW Impl'.G262];&quot;returntype:&quot;;&quot;&quot;)" office:value-type="string" office:string-value="virtualbool">
            <text:p>virtualbool</text:p>
          </table:table-cell>
          <table:table-cell table:style-name="Default" table:formula="of:=['RAW Impl'.A262]" office:value-type="string" office:string-value="onMouseDown">
            <text:p>onMouseDown</text:p>
          </table:table-cell>
          <table:table-cell table:style-name="Default" table:formula="of:=['RAW Impl'.F262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3]" office:value-type="string" office:string-value="videoplugin.h">
            <text:p>videoplugin.h</text:p>
          </table:table-cell>
          <table:table-cell table:style-name="Default" table:formula="of:=SUBSTITUTE(['RAW Impl'.D263];&quot;line:&quot;;&quot;&quot;)" office:value-type="string" office:string-value="42">
            <text:p>42</text:p>
          </table:table-cell>
          <table:table-cell table:style-name="Default" table:formula="of:=SUBSTITUTE(['RAW Impl'.E263];&quot;returntype:&quot;;&quot;&quot;)" office:value-type="string" office:string-value="class:video">
            <text:p>class:video</text:p>
          </table:table-cell>
          <table:table-cell table:style-name="Default" table:formula="of:=SUBSTITUTE(['RAW Impl'.G263];&quot;returntype:&quot;;&quot;&quot;)" office:value-type="string" office:string-value="virtualbool">
            <text:p>virtualbool</text:p>
          </table:table-cell>
          <table:table-cell table:style-name="Default" table:formula="of:=['RAW Impl'.A263]" office:value-type="string" office:string-value="onMouseDown">
            <text:p>onMouseDown</text:p>
          </table:table-cell>
          <table:table-cell table:style-name="Default" table:formula="of:=['RAW Impl'.F263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4]" office:value-type="string" office:string-value="coreplugin.h">
            <text:p>coreplugin.h</text:p>
          </table:table-cell>
          <table:table-cell table:style-name="Default" table:formula="of:=SUBSTITUTE(['RAW Impl'.D264];&quot;line:&quot;;&quot;&quot;)" office:value-type="string" office:string-value="47">
            <text:p>47</text:p>
          </table:table-cell>
          <table:table-cell table:style-name="Default" table:formula="of:=SUBSTITUTE(['RAW Impl'.E264];&quot;returntype:&quot;;&quot;&quot;)" office:value-type="string" office:string-value="class:core">
            <text:p>class:core</text:p>
          </table:table-cell>
          <table:table-cell table:style-name="Default" table:formula="of:=SUBSTITUTE(['RAW Impl'.G264];&quot;returntype:&quot;;&quot;&quot;)" office:value-type="string" office:string-value="virtualbool">
            <text:p>virtualbool</text:p>
          </table:table-cell>
          <table:table-cell table:style-name="Default" table:formula="of:=['RAW Impl'.A264]" office:value-type="string" office:string-value="onMouseMove">
            <text:p>onMouseMove</text:p>
          </table:table-cell>
          <table:table-cell table:style-name="Default" table:formula="of:=['RAW Impl'.F264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5]" office:value-type="string" office:string-value="videoplugin.h">
            <text:p>videoplugin.h</text:p>
          </table:table-cell>
          <table:table-cell table:style-name="Default" table:formula="of:=SUBSTITUTE(['RAW Impl'.D265];&quot;line:&quot;;&quot;&quot;)" office:value-type="string" office:string-value="44">
            <text:p>44</text:p>
          </table:table-cell>
          <table:table-cell table:style-name="Default" table:formula="of:=SUBSTITUTE(['RAW Impl'.E265];&quot;returntype:&quot;;&quot;&quot;)" office:value-type="string" office:string-value="class:video">
            <text:p>class:video</text:p>
          </table:table-cell>
          <table:table-cell table:style-name="Default" table:formula="of:=SUBSTITUTE(['RAW Impl'.G265];&quot;returntype:&quot;;&quot;&quot;)" office:value-type="string" office:string-value="virtualbool">
            <text:p>virtualbool</text:p>
          </table:table-cell>
          <table:table-cell table:style-name="Default" table:formula="of:=['RAW Impl'.A265]" office:value-type="string" office:string-value="onMouseMove">
            <text:p>onMouseMove</text:p>
          </table:table-cell>
          <table:table-cell table:style-name="Default" table:formula="of:=['RAW Impl'.F265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6]" office:value-type="string" office:string-value="coreplugin.h">
            <text:p>coreplugin.h</text:p>
          </table:table-cell>
          <table:table-cell table:style-name="Default" table:formula="of:=SUBSTITUTE(['RAW Impl'.D266];&quot;line:&quot;;&quot;&quot;)" office:value-type="string" office:string-value="46">
            <text:p>46</text:p>
          </table:table-cell>
          <table:table-cell table:style-name="Default" table:formula="of:=SUBSTITUTE(['RAW Impl'.E266];&quot;returntype:&quot;;&quot;&quot;)" office:value-type="string" office:string-value="class:core">
            <text:p>class:core</text:p>
          </table:table-cell>
          <table:table-cell table:style-name="Default" table:formula="of:=SUBSTITUTE(['RAW Impl'.G266];&quot;returntype:&quot;;&quot;&quot;)" office:value-type="string" office:string-value="virtualbool">
            <text:p>virtualbool</text:p>
          </table:table-cell>
          <table:table-cell table:style-name="Default" table:formula="of:=['RAW Impl'.A266]" office:value-type="string" office:string-value="onMouseUp">
            <text:p>onMouseUp</text:p>
          </table:table-cell>
          <table:table-cell table:style-name="Default" table:formula="of:=['RAW Impl'.F266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7]" office:value-type="string" office:string-value="videoplugin.h">
            <text:p>videoplugin.h</text:p>
          </table:table-cell>
          <table:table-cell table:style-name="Default" table:formula="of:=SUBSTITUTE(['RAW Impl'.D267];&quot;line:&quot;;&quot;&quot;)" office:value-type="string" office:string-value="43">
            <text:p>43</text:p>
          </table:table-cell>
          <table:table-cell table:style-name="Default" table:formula="of:=SUBSTITUTE(['RAW Impl'.E267];&quot;returntype:&quot;;&quot;&quot;)" office:value-type="string" office:string-value="class:video">
            <text:p>class:video</text:p>
          </table:table-cell>
          <table:table-cell table:style-name="Default" table:formula="of:=SUBSTITUTE(['RAW Impl'.G267];&quot;returntype:&quot;;&quot;&quot;)" office:value-type="string" office:string-value="virtualbool">
            <text:p>virtualbool</text:p>
          </table:table-cell>
          <table:table-cell table:style-name="Default" table:formula="of:=['RAW Impl'.A267]" office:value-type="string" office:string-value="onMouseUp">
            <text:p>onMouseUp</text:p>
          </table:table-cell>
          <table:table-cell table:style-name="Default" table:formula="of:=['RAW Impl'.F267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8]" office:value-type="string" office:string-value="coreplugin.h">
            <text:p>coreplugin.h</text:p>
          </table:table-cell>
          <table:table-cell table:style-name="Default" table:formula="of:=SUBSTITUTE(['RAW Impl'.D268];&quot;line:&quot;;&quot;&quot;)" office:value-type="string" office:string-value="22">
            <text:p>22</text:p>
          </table:table-cell>
          <table:table-cell table:style-name="Default" table:formula="of:=SUBSTITUTE(['RAW Impl'.E268];&quot;returntype:&quot;;&quot;&quot;)" office:value-type="string" office:string-value="class:core">
            <text:p>class:core</text:p>
          </table:table-cell>
          <table:table-cell table:style-name="Default" table:formula="of:=SUBSTITUTE(['RAW Impl'.G268];&quot;returntype:&quot;;&quot;&quot;)" office:value-type="string" office:string-value="void">
            <text:p>void</text:p>
          </table:table-cell>
          <table:table-cell table:style-name="Default" table:formula="of:=['RAW Impl'.A268]" office:value-type="string" office:string-value="onPluginReady">
            <text:p>onPluginReady</text:p>
          </table:table-cell>
          <table:table-cell table:style-name="Default" table:formula="of:=['RAW Impl'.F26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9]" office:value-type="string" office:string-value="videoplugin.h">
            <text:p>videoplugin.h</text:p>
          </table:table-cell>
          <table:table-cell table:style-name="Default" table:formula="of:=SUBSTITUTE(['RAW Impl'.D269];&quot;line:&quot;;&quot;&quot;)" office:value-type="string" office:string-value="19">
            <text:p>19</text:p>
          </table:table-cell>
          <table:table-cell table:style-name="Default" table:formula="of:=SUBSTITUTE(['RAW Impl'.E269];&quot;returntype:&quot;;&quot;&quot;)" office:value-type="string" office:string-value="class:video">
            <text:p>class:video</text:p>
          </table:table-cell>
          <table:table-cell table:style-name="Default" table:formula="of:=SUBSTITUTE(['RAW Impl'.G269];&quot;returntype:&quot;;&quot;&quot;)" office:value-type="string" office:string-value="void">
            <text:p>void</text:p>
          </table:table-cell>
          <table:table-cell table:style-name="Default" table:formula="of:=['RAW Impl'.A269]" office:value-type="string" office:string-value="onPluginReady">
            <text:p>onPluginReady</text:p>
          </table:table-cell>
          <table:table-cell table:style-name="Default" table:formula="of:=['RAW Impl'.F26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0]" office:value-type="string" office:string-value="SimpleStreamHelper.h">
            <text:p>SimpleStreamHelper.h</text:p>
          </table:table-cell>
          <table:table-cell table:style-name="Default" table:formula="of:=SUBSTITUTE(['RAW Impl'.D270];&quot;line:&quot;;&quot;&quot;)" office:value-type="string" office:string-value="60">
            <text:p>60</text:p>
          </table:table-cell>
          <table:table-cell table:style-name="Default" table:formula="of:=SUBSTITUTE(['RAW Impl'.E270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70];&quot;returntype:&quot;;&quot;&quot;)" office:value-type="string" office:string-value="virtualbool">
            <text:p>virtualbool</text:p>
          </table:table-cell>
          <table:table-cell table:style-name="Default" table:formula="of:=['RAW Impl'.A270]" office:value-type="string" office:string-value="onStreamCompleted">
            <text:p>onStreamCompleted</text:p>
          </table:table-cell>
          <table:table-cell table:style-name="Default" table:formula="of:=['RAW Impl'.F270]" office:value-type="string" office:string-value="signature:(FB::StreamCompletedEvent *evt, FB::BrowserStream *)">
            <text:p>signature:(FB::StreamCompletedEvent *evt, FB::BrowserStream *)</text:p>
          </table:table-cell>
          <table:table-cell table:number-columns-repeated="1018"/>
        </table:table-row>
        <table:table-row table:style-name="ro1">
          <table:table-cell table:style-name="Default" table:formula="of:=['RAW Impl'.B271]" office:value-type="string" office:string-value="SimpleStreamHelper.h">
            <text:p>SimpleStreamHelper.h</text:p>
          </table:table-cell>
          <table:table-cell table:style-name="Default" table:formula="of:=SUBSTITUTE(['RAW Impl'.D271];&quot;line:&quot;;&quot;&quot;)" office:value-type="string" office:string-value="58">
            <text:p>58</text:p>
          </table:table-cell>
          <table:table-cell table:style-name="Default" table:formula="of:=SUBSTITUTE(['RAW Impl'.E271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71];&quot;returntype:&quot;;&quot;&quot;)" office:value-type="string" office:string-value="virtualbool">
            <text:p>virtualbool</text:p>
          </table:table-cell>
          <table:table-cell table:style-name="Default" table:formula="of:=['RAW Impl'.A271]" office:value-type="string" office:string-value="onStreamDataArrived">
            <text:p>onStreamDataArrived</text:p>
          </table:table-cell>
          <table:table-cell table:style-name="Default" table:formula="of:=['RAW Impl'.F271]" office:value-type="string" office:string-value="signature:(FB::StreamDataArrivedEvent *evt, FB::BrowserStream *)">
            <text:p>signature:(FB::StreamDataArrivedEvent *evt, FB::BrowserStream *)</text:p>
          </table:table-cell>
          <table:table-cell table:number-columns-repeated="1018"/>
        </table:table-row>
        <table:table-row table:style-name="ro1">
          <table:table-cell table:style-name="Default" table:formula="of:=['RAW Impl'.B272]" office:value-type="string" office:string-value="SimpleStreamHelper.h">
            <text:p>SimpleStreamHelper.h</text:p>
          </table:table-cell>
          <table:table-cell table:style-name="Default" table:formula="of:=SUBSTITUTE(['RAW Impl'.D272];&quot;line:&quot;;&quot;&quot;)" office:value-type="string" office:string-value="59">
            <text:p>59</text:p>
          </table:table-cell>
          <table:table-cell table:style-name="Default" table:formula="of:=SUBSTITUTE(['RAW Impl'.E272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72];&quot;returntype:&quot;;&quot;&quot;)" office:value-type="string" office:string-value="virtualbool">
            <text:p>virtualbool</text:p>
          </table:table-cell>
          <table:table-cell table:style-name="Default" table:formula="of:=['RAW Impl'.A272]" office:value-type="string" office:string-value="onStreamOpened">
            <text:p>onStreamOpened</text:p>
          </table:table-cell>
          <table:table-cell table:style-name="Default" table:formula="of:=['RAW Impl'.F272]" office:value-type="string" office:string-value="signature:(FB::StreamOpenedEvent *evt, FB::BrowserStream *)">
            <text:p>signature:(FB::StreamOpenedEvent *evt, FB::BrowserStream *)</text:p>
          </table:table-cell>
          <table:table-cell table:number-columns-repeated="1018"/>
        </table:table-row>
        <table:table-row table:style-name="ro1">
          <table:table-cell table:style-name="Default" table:formula="of:=['RAW Impl'.B273]" office:value-type="string" office:string-value="coreplugin.h">
            <text:p>coreplugin.h</text:p>
          </table:table-cell>
          <table:table-cell table:style-name="Default" table:formula="of:=SUBSTITUTE(['RAW Impl'.D273];&quot;line:&quot;;&quot;&quot;)" office:value-type="string" office:string-value="48">
            <text:p>48</text:p>
          </table:table-cell>
          <table:table-cell table:style-name="Default" table:formula="of:=SUBSTITUTE(['RAW Impl'.E273];&quot;returntype:&quot;;&quot;&quot;)" office:value-type="string" office:string-value="class:core">
            <text:p>class:core</text:p>
          </table:table-cell>
          <table:table-cell table:style-name="Default" table:formula="of:=SUBSTITUTE(['RAW Impl'.G273];&quot;returntype:&quot;;&quot;&quot;)" office:value-type="string" office:string-value="virtualbool">
            <text:p>virtualbool</text:p>
          </table:table-cell>
          <table:table-cell table:style-name="Default" table:formula="of:=['RAW Impl'.A273]" office:value-type="string" office:string-value="onWindowAttached">
            <text:p>onWindowAttached</text:p>
          </table:table-cell>
          <table:table-cell table:style-name="Default" table:formula="of:=['RAW Impl'.F273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74]" office:value-type="string" office:string-value="videoplugin.h">
            <text:p>videoplugin.h</text:p>
          </table:table-cell>
          <table:table-cell table:style-name="Default" table:formula="of:=SUBSTITUTE(['RAW Impl'.D274];&quot;line:&quot;;&quot;&quot;)" office:value-type="string" office:string-value="45">
            <text:p>45</text:p>
          </table:table-cell>
          <table:table-cell table:style-name="Default" table:formula="of:=SUBSTITUTE(['RAW Impl'.E274];&quot;returntype:&quot;;&quot;&quot;)" office:value-type="string" office:string-value="class:video">
            <text:p>class:video</text:p>
          </table:table-cell>
          <table:table-cell table:style-name="Default" table:formula="of:=SUBSTITUTE(['RAW Impl'.G274];&quot;returntype:&quot;;&quot;&quot;)" office:value-type="string" office:string-value="virtualbool">
            <text:p>virtualbool</text:p>
          </table:table-cell>
          <table:table-cell table:style-name="Default" table:formula="of:=['RAW Impl'.A274]" office:value-type="string" office:string-value="onWindowAttached">
            <text:p>onWindowAttached</text:p>
          </table:table-cell>
          <table:table-cell table:style-name="Default" table:formula="of:=['RAW Impl'.F274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75]" office:value-type="string" office:string-value="coreplugin.h">
            <text:p>coreplugin.h</text:p>
          </table:table-cell>
          <table:table-cell table:style-name="Default" table:formula="of:=SUBSTITUTE(['RAW Impl'.D275];&quot;line:&quot;;&quot;&quot;)" office:value-type="string" office:string-value="49">
            <text:p>49</text:p>
          </table:table-cell>
          <table:table-cell table:style-name="Default" table:formula="of:=SUBSTITUTE(['RAW Impl'.E275];&quot;returntype:&quot;;&quot;&quot;)" office:value-type="string" office:string-value="class:core">
            <text:p>class:core</text:p>
          </table:table-cell>
          <table:table-cell table:style-name="Default" table:formula="of:=SUBSTITUTE(['RAW Impl'.G275];&quot;returntype:&quot;;&quot;&quot;)" office:value-type="string" office:string-value="virtualbool">
            <text:p>virtualbool</text:p>
          </table:table-cell>
          <table:table-cell table:style-name="Default" table:formula="of:=['RAW Impl'.A275]" office:value-type="string" office:string-value="onWindowDetached">
            <text:p>onWindowDetached</text:p>
          </table:table-cell>
          <table:table-cell table:style-name="Default" table:formula="of:=['RAW Impl'.F275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76]" office:value-type="string" office:string-value="videoplugin.h">
            <text:p>videoplugin.h</text:p>
          </table:table-cell>
          <table:table-cell table:style-name="Default" table:formula="of:=SUBSTITUTE(['RAW Impl'.D276];&quot;line:&quot;;&quot;&quot;)" office:value-type="string" office:string-value="46">
            <text:p>46</text:p>
          </table:table-cell>
          <table:table-cell table:style-name="Default" table:formula="of:=SUBSTITUTE(['RAW Impl'.E276];&quot;returntype:&quot;;&quot;&quot;)" office:value-type="string" office:string-value="class:video">
            <text:p>class:video</text:p>
          </table:table-cell>
          <table:table-cell table:style-name="Default" table:formula="of:=SUBSTITUTE(['RAW Impl'.G276];&quot;returntype:&quot;;&quot;&quot;)" office:value-type="string" office:string-value="virtualbool">
            <text:p>virtualbool</text:p>
          </table:table-cell>
          <table:table-cell table:style-name="Default" table:formula="of:=['RAW Impl'.A276]" office:value-type="string" office:string-value="onWindowDetached">
            <text:p>onWindowDetached</text:p>
          </table:table-cell>
          <table:table-cell table:style-name="Default" table:formula="of:=['RAW Impl'.F276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77]" office:value-type="string" office:string-value="utils.h">
            <text:p>utils.h</text:p>
          </table:table-cell>
          <table:table-cell table:style-name="Default" table:formula="of:=SUBSTITUTE(['RAW Impl'.D277];&quot;line:&quot;;&quot;&quot;)" office:value-type="string" office:string-value="9">
            <text:p>9</text:p>
          </table:table-cell>
          <table:table-cell table:style-name="Default" table:formula="of:=SUBSTITUTE(['RAW Impl'.E277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277];&quot;returntype:&quot;;&quot;&quot;)" office:value-type="string" office:string-value="mythread_group&amp;">
            <text:p>mythread_group&amp;</text:p>
          </table:table-cell>
          <table:table-cell table:style-name="Default" table:formula="of:=['RAW Impl'.A277]" office:value-type="string" office:string-value="operator =">
            <text:p>operator =</text:p>
          </table:table-cell>
          <table:table-cell table:style-name="Default" table:formula="of:=['RAW Impl'.F277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278]" office:value-type="string" office:string-value="SimpleStreamHelper.h">
            <text:p>SimpleStreamHelper.h</text:p>
          </table:table-cell>
          <table:table-cell table:style-name="Default" table:formula="of:=SUBSTITUTE(['RAW Impl'.D278];&quot;line:&quot;;&quot;&quot;)" office:value-type="string" office:string-value="61">
            <text:p>61</text:p>
          </table:table-cell>
          <table:table-cell table:style-name="Default" table:formula="of:=SUBSTITUTE(['RAW Impl'.E278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78];&quot;returntype:&quot;;&quot;&quot;)" office:value-type="string" office:string-value="FB::HeaderMap">
            <text:p>FB::HeaderMap</text:p>
          </table:table-cell>
          <table:table-cell table:style-name="Default" table:formula="of:=['RAW Impl'.A278]" office:value-type="string" office:string-value="parse_http_headers">
            <text:p>parse_http_headers</text:p>
          </table:table-cell>
          <table:table-cell table:style-name="Default" table:formula="of:=['RAW Impl'.F278]" office:value-type="string" office:string-value="signature:(const std::string&amp; headers )">
            <text:p>signature:(const std::string&amp; headers )</text:p>
          </table:table-cell>
          <table:table-cell table:number-columns-repeated="1018"/>
        </table:table-row>
        <table:table-row table:style-name="ro1">
          <table:table-cell table:style-name="Default" table:formula="of:=['RAW Impl'.B279]" office:value-type="string" office:string-value="coreapi.h">
            <text:p>coreapi.h</text:p>
          </table:table-cell>
          <table:table-cell table:style-name="Default" table:formula="of:=SUBSTITUTE(['RAW Impl'.D279];&quot;line:&quot;;&quot;&quot;)" office:value-type="string" office:string-value="121">
            <text:p>121</text:p>
          </table:table-cell>
          <table:table-cell table:style-name="Default" table:formula="of:=SUBSTITUTE(['RAW Impl'.E279];&quot;returntype:&quot;;&quot;&quot;)" office:value-type="string" office:string-value="class:CoreAPI">
            <text:p>class:CoreAPI</text:p>
          </table:table-cell>
          <table:table-cell table:style-name="Default" table:formula="of:=SUBSTITUTE(['RAW Impl'.G279];&quot;returntype:&quot;;&quot;&quot;)" office:value-type="string" office:string-value="int">
            <text:p>int</text:p>
          </table:table-cell>
          <table:table-cell table:style-name="Default" table:formula="of:=['RAW Impl'.A279]" office:value-type="string" office:string-value="pauseAllCalls">
            <text:p>pauseAllCalls</text:p>
          </table:table-cell>
          <table:table-cell table:style-name="Default" table:formula="of:=['RAW Impl'.F27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0]" office:value-type="string" office:string-value="coreapi.h">
            <text:p>coreapi.h</text:p>
          </table:table-cell>
          <table:table-cell table:style-name="Default" table:formula="of:=SUBSTITUTE(['RAW Impl'.D280];&quot;line:&quot;;&quot;&quot;)" office:value-type="string" office:string-value="120">
            <text:p>120</text:p>
          </table:table-cell>
          <table:table-cell table:style-name="Default" table:formula="of:=SUBSTITUTE(['RAW Impl'.E280];&quot;returntype:&quot;;&quot;&quot;)" office:value-type="string" office:string-value="class:CoreAPI">
            <text:p>class:CoreAPI</text:p>
          </table:table-cell>
          <table:table-cell table:style-name="Default" table:formula="of:=SUBSTITUTE(['RAW Impl'.G280];&quot;returntype:&quot;;&quot;&quot;)" office:value-type="string" office:string-value="int">
            <text:p>int</text:p>
          </table:table-cell>
          <table:table-cell table:style-name="Default" table:formula="of:=['RAW Impl'.A280]" office:value-type="string" office:string-value="pauseCall">
            <text:p>pauseCall</text:p>
          </table:table-cell>
          <table:table-cell table:style-name="Default" table:formula="of:=['RAW Impl'.F280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81]" office:value-type="string" office:string-value="coreapi.h">
            <text:p>coreapi.h</text:p>
          </table:table-cell>
          <table:table-cell table:style-name="Default" table:formula="of:=SUBSTITUTE(['RAW Impl'.D281];&quot;line:&quot;;&quot;&quot;)" office:value-type="string" office:string-value="195">
            <text:p>195</text:p>
          </table:table-cell>
          <table:table-cell table:style-name="Default" table:formula="of:=SUBSTITUTE(['RAW Impl'.E281];&quot;returntype:&quot;;&quot;&quot;)" office:value-type="string" office:string-value="class:CoreAPI">
            <text:p>class:CoreAPI</text:p>
          </table:table-cell>
          <table:table-cell table:style-name="Default" table:formula="of:=SUBSTITUTE(['RAW Impl'.G281];&quot;returntype:&quot;;&quot;&quot;)" office:value-type="string" office:string-value="bool">
            <text:p>bool</text:p>
          </table:table-cell>
          <table:table-cell table:style-name="Default" table:formula="of:=['RAW Impl'.A281]" office:value-type="string" office:string-value="payloadTypeEnabled">
            <text:p>payloadTypeEnabled</text:p>
          </table:table-cell>
          <table:table-cell table:style-name="Default" table:formula="of:=['RAW Impl'.F281]" office:value-type="string" office:string-value="signature:(const PayloadTypeAPIPtr &amp;payloadType) const">
            <text:p>signature:(const PayloadTypeAPIPtr &amp;payloadType) const</text:p>
          </table:table-cell>
          <table:table-cell table:number-columns-repeated="1018"/>
        </table:table-row>
        <table:table-row table:style-name="ro1">
          <table:table-cell table:style-name="Default" table:formula="of:=['RAW Impl'.B282]" office:value-type="string" office:string-value="coreapi.h">
            <text:p>coreapi.h</text:p>
          </table:table-cell>
          <table:table-cell table:style-name="Default" table:formula="of:=SUBSTITUTE(['RAW Impl'.D282];&quot;line:&quot;;&quot;&quot;)" office:value-type="string" office:string-value="273">
            <text:p>273</text:p>
          </table:table-cell>
          <table:table-cell table:style-name="Default" table:formula="of:=SUBSTITUTE(['RAW Impl'.E282];&quot;returntype:&quot;;&quot;&quot;)" office:value-type="string" office:string-value="class:CoreAPI">
            <text:p>class:CoreAPI</text:p>
          </table:table-cell>
          <table:table-cell table:style-name="Default" table:formula="of:=SUBSTITUTE(['RAW Impl'.G282];&quot;returntype:&quot;;&quot;&quot;)" office:value-type="string" office:string-value="void">
            <text:p>void</text:p>
          </table:table-cell>
          <table:table-cell table:style-name="Default" table:formula="of:=['RAW Impl'.A282]" office:value-type="string" office:string-value="playDtmf">
            <text:p>playDtmf</text:p>
          </table:table-cell>
          <table:table-cell table:style-name="Default" table:formula="of:=['RAW Impl'.F282]" office:value-type="string" office:string-value="signature:(const std::string &amp;dtmf, int duration_ms)">
            <text:p>signature:(const std::string &amp;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Impl'.B283]" office:value-type="string" office:string-value="proxyconfigapi.h">
            <text:p>proxyconfigapi.h</text:p>
          </table:table-cell>
          <table:table-cell table:style-name="Default" table:formula="of:=SUBSTITUTE(['RAW Impl'.D283];&quot;line:&quot;;&quot;&quot;)" office:value-type="string" office:string-value="34">
            <text:p>34</text:p>
          </table:table-cell>
          <table:table-cell table:style-name="Default" table:formula="of:=SUBSTITUTE(['RAW Impl'.E28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83];&quot;returntype:&quot;;&quot;&quot;)" office:value-type="string" office:string-value="bool">
            <text:p>bool</text:p>
          </table:table-cell>
          <table:table-cell table:style-name="Default" table:formula="of:=['RAW Impl'.A283]" office:value-type="string" office:string-value="publishEnabled">
            <text:p>publishEnabled</text:p>
          </table:table-cell>
          <table:table-cell table:style-name="Default" table:formula="of:=['RAW Impl'.F28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4]" office:value-type="string" office:string-value="coreapi.h">
            <text:p>coreapi.h</text:p>
          </table:table-cell>
          <table:table-cell table:style-name="Default" table:formula="of:=SUBSTITUTE(['RAW Impl'.D284];&quot;line:&quot;;&quot;&quot;)" office:value-type="string" office:string-value="115">
            <text:p>115</text:p>
          </table:table-cell>
          <table:table-cell table:style-name="Default" table:formula="of:=SUBSTITUTE(['RAW Impl'.E284];&quot;returntype:&quot;;&quot;&quot;)" office:value-type="string" office:string-value="class:CoreAPI">
            <text:p>class:CoreAPI</text:p>
          </table:table-cell>
          <table:table-cell table:style-name="Default" table:formula="of:=SUBSTITUTE(['RAW Impl'.G284];&quot;returntype:&quot;;&quot;&quot;)" office:value-type="string" office:string-value="int">
            <text:p>int</text:p>
          </table:table-cell>
          <table:table-cell table:style-name="Default" table:formula="of:=['RAW Impl'.A284]" office:value-type="string" office:string-value="redirectCall">
            <text:p>redirectCall</text:p>
          </table:table-cell>
          <table:table-cell table:style-name="Default" table:formula="of:=['RAW Impl'.F284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285]" office:value-type="string" office:string-value="proxyconfigapi.h">
            <text:p>proxyconfigapi.h</text:p>
          </table:table-cell>
          <table:table-cell table:style-name="Default" table:formula="of:=SUBSTITUTE(['RAW Impl'.D285];&quot;line:&quot;;&quot;&quot;)" office:value-type="string" office:string-value="64">
            <text:p>64</text:p>
          </table:table-cell>
          <table:table-cell table:style-name="Default" table:formula="of:=SUBSTITUTE(['RAW Impl'.E28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85];&quot;returntype:&quot;;&quot;&quot;)" office:value-type="string" office:string-value="void">
            <text:p>void</text:p>
          </table:table-cell>
          <table:table-cell table:style-name="Default" table:formula="of:=['RAW Impl'.A285]" office:value-type="string" office:string-value="refreshRegister">
            <text:p>refreshRegister</text:p>
          </table:table-cell>
          <table:table-cell table:style-name="Default" table:formula="of:=['RAW Impl'.F28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6]" office:value-type="string" office:string-value="coreapi.h">
            <text:p>coreapi.h</text:p>
          </table:table-cell>
          <table:table-cell table:style-name="Default" table:formula="of:=SUBSTITUTE(['RAW Impl'.D286];&quot;line:&quot;;&quot;&quot;)" office:value-type="string" office:string-value="207">
            <text:p>207</text:p>
          </table:table-cell>
          <table:table-cell table:style-name="Default" table:formula="of:=SUBSTITUTE(['RAW Impl'.E286];&quot;returntype:&quot;;&quot;&quot;)" office:value-type="string" office:string-value="class:CoreAPI">
            <text:p>class:CoreAPI</text:p>
          </table:table-cell>
          <table:table-cell table:style-name="Default" table:formula="of:=SUBSTITUTE(['RAW Impl'.G286];&quot;returntype:&quot;;&quot;&quot;)" office:value-type="string" office:string-value="void">
            <text:p>void</text:p>
          </table:table-cell>
          <table:table-cell table:style-name="Default" table:formula="of:=['RAW Impl'.A286]" office:value-type="string" office:string-value="refreshRegisters">
            <text:p>refreshRegisters</text:p>
          </table:table-cell>
          <table:table-cell table:style-name="Default" table:formula="of:=['RAW Impl'.F28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7]" office:value-type="string" office:string-value="proxyconfigapi.h">
            <text:p>proxyconfigapi.h</text:p>
          </table:table-cell>
          <table:table-cell table:style-name="Default" table:formula="of:=SUBSTITUTE(['RAW Impl'.D287];&quot;line:&quot;;&quot;&quot;)" office:value-type="string" office:string-value="56">
            <text:p>56</text:p>
          </table:table-cell>
          <table:table-cell table:style-name="Default" table:formula="of:=SUBSTITUTE(['RAW Impl'.E28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87];&quot;returntype:&quot;;&quot;&quot;)" office:value-type="string" office:string-value="bool">
            <text:p>bool</text:p>
          </table:table-cell>
          <table:table-cell table:style-name="Default" table:formula="of:=['RAW Impl'.A287]" office:value-type="string" office:string-value="registerEnabled">
            <text:p>registerEnabled</text:p>
          </table:table-cell>
          <table:table-cell table:style-name="Default" table:formula="of:=['RAW Impl'.F2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8]" office:value-type="string" office:string-value="coreapi.h">
            <text:p>coreapi.h</text:p>
          </table:table-cell>
          <table:table-cell table:style-name="Default" table:formula="of:=SUBSTITUTE(['RAW Impl'.D288];&quot;line:&quot;;&quot;&quot;)" office:value-type="string" office:string-value="173">
            <text:p>173</text:p>
          </table:table-cell>
          <table:table-cell table:style-name="Default" table:formula="of:=SUBSTITUTE(['RAW Impl'.E288];&quot;returntype:&quot;;&quot;&quot;)" office:value-type="string" office:string-value="class:CoreAPI">
            <text:p>class:CoreAPI</text:p>
          </table:table-cell>
          <table:table-cell table:style-name="Default" table:formula="of:=SUBSTITUTE(['RAW Impl'.G288];&quot;returntype:&quot;;&quot;&quot;)" office:value-type="string" office:string-value="void">
            <text:p>void</text:p>
          </table:table-cell>
          <table:table-cell table:style-name="Default" table:formula="of:=['RAW Impl'.A288]" office:value-type="string" office:string-value="reloadSoundDevices">
            <text:p>reloadSoundDevices</text:p>
          </table:table-cell>
          <table:table-cell table:style-name="Default" table:formula="of:=['RAW Impl'.F28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9]" office:value-type="string" office:string-value="coreapi.h">
            <text:p>coreapi.h</text:p>
          </table:table-cell>
          <table:table-cell table:style-name="Default" table:formula="of:=SUBSTITUTE(['RAW Impl'.D289];&quot;line:&quot;;&quot;&quot;)" office:value-type="string" office:string-value="185">
            <text:p>185</text:p>
          </table:table-cell>
          <table:table-cell table:style-name="Default" table:formula="of:=SUBSTITUTE(['RAW Impl'.E289];&quot;returntype:&quot;;&quot;&quot;)" office:value-type="string" office:string-value="class:CoreAPI">
            <text:p>class:CoreAPI</text:p>
          </table:table-cell>
          <table:table-cell table:style-name="Default" table:formula="of:=SUBSTITUTE(['RAW Impl'.G289];&quot;returntype:&quot;;&quot;&quot;)" office:value-type="string" office:string-value="void">
            <text:p>void</text:p>
          </table:table-cell>
          <table:table-cell table:style-name="Default" table:formula="of:=['RAW Impl'.A289]" office:value-type="string" office:string-value="reloadVideoDevices">
            <text:p>reloadVideoDevices</text:p>
          </table:table-cell>
          <table:table-cell table:style-name="Default" table:formula="of:=['RAW Impl'.F28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0]" office:value-type="string" office:string-value="coreapi.h">
            <text:p>coreapi.h</text:p>
          </table:table-cell>
          <table:table-cell table:style-name="Default" table:formula="of:=SUBSTITUTE(['RAW Impl'.D290];&quot;line:&quot;;&quot;&quot;)" office:value-type="string" office:string-value="260">
            <text:p>260</text:p>
          </table:table-cell>
          <table:table-cell table:style-name="Default" table:formula="of:=SUBSTITUTE(['RAW Impl'.E290];&quot;returntype:&quot;;&quot;&quot;)" office:value-type="string" office:string-value="class:CoreAPI">
            <text:p>class:CoreAPI</text:p>
          </table:table-cell>
          <table:table-cell table:style-name="Default" table:formula="of:=SUBSTITUTE(['RAW Impl'.G290];&quot;returntype:&quot;;&quot;&quot;)" office:value-type="string" office:string-value="void">
            <text:p>void</text:p>
          </table:table-cell>
          <table:table-cell table:style-name="Default" table:formula="of:=['RAW Impl'.A290]" office:value-type="string" office:string-value="removeAuthInfo">
            <text:p>removeAuthInfo</text:p>
          </table:table-cell>
          <table:table-cell table:style-name="Default" table:formula="of:=['RAW Impl'.F290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291]" office:value-type="string" office:string-value="coreapi.h">
            <text:p>coreapi.h</text:p>
          </table:table-cell>
          <table:table-cell table:style-name="Default" table:formula="of:=SUBSTITUTE(['RAW Impl'.D291];&quot;line:&quot;;&quot;&quot;)" office:value-type="string" office:string-value="140">
            <text:p>140</text:p>
          </table:table-cell>
          <table:table-cell table:style-name="Default" table:formula="of:=SUBSTITUTE(['RAW Impl'.E291];&quot;returntype:&quot;;&quot;&quot;)" office:value-type="string" office:string-value="class:CoreAPI">
            <text:p>class:CoreAPI</text:p>
          </table:table-cell>
          <table:table-cell table:style-name="Default" table:formula="of:=SUBSTITUTE(['RAW Impl'.G291];&quot;returntype:&quot;;&quot;&quot;)" office:value-type="string" office:string-value="int">
            <text:p>int</text:p>
          </table:table-cell>
          <table:table-cell table:style-name="Default" table:formula="of:=['RAW Impl'.A291]" office:value-type="string" office:string-value="removeFromConference">
            <text:p>removeFromConference</text:p>
          </table:table-cell>
          <table:table-cell table:style-name="Default" table:formula="of:=['RAW Impl'.F291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92]" office:value-type="string" office:string-value="coreapi.h">
            <text:p>coreapi.h</text:p>
          </table:table-cell>
          <table:table-cell table:style-name="Default" table:formula="of:=SUBSTITUTE(['RAW Impl'.D292];&quot;line:&quot;;&quot;&quot;)" office:value-type="string" office:string-value="201">
            <text:p>201</text:p>
          </table:table-cell>
          <table:table-cell table:style-name="Default" table:formula="of:=SUBSTITUTE(['RAW Impl'.E292];&quot;returntype:&quot;;&quot;&quot;)" office:value-type="string" office:string-value="class:CoreAPI">
            <text:p>class:CoreAPI</text:p>
          </table:table-cell>
          <table:table-cell table:style-name="Default" table:formula="of:=SUBSTITUTE(['RAW Impl'.G292];&quot;returntype:&quot;;&quot;&quot;)" office:value-type="string" office:string-value="void">
            <text:p>void</text:p>
          </table:table-cell>
          <table:table-cell table:style-name="Default" table:formula="of:=['RAW Impl'.A292]" office:value-type="string" office:string-value="removeProxyConfig">
            <text:p>removeProxyConfig</text:p>
          </table:table-cell>
          <table:table-cell table:style-name="Default" table:formula="of:=['RAW Impl'.F292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93]" office:value-type="string" office:string-value="coreapi.h">
            <text:p>coreapi.h</text:p>
          </table:table-cell>
          <table:table-cell table:style-name="Default" table:formula="of:=SUBSTITUTE(['RAW Impl'.D293];&quot;line:&quot;;&quot;&quot;)" office:value-type="string" office:string-value="119">
            <text:p>119</text:p>
          </table:table-cell>
          <table:table-cell table:style-name="Default" table:formula="of:=SUBSTITUTE(['RAW Impl'.E293];&quot;returntype:&quot;;&quot;&quot;)" office:value-type="string" office:string-value="class:CoreAPI">
            <text:p>class:CoreAPI</text:p>
          </table:table-cell>
          <table:table-cell table:style-name="Default" table:formula="of:=SUBSTITUTE(['RAW Impl'.G293];&quot;returntype:&quot;;&quot;&quot;)" office:value-type="string" office:string-value="int">
            <text:p>int</text:p>
          </table:table-cell>
          <table:table-cell table:style-name="Default" table:formula="of:=['RAW Impl'.A293]" office:value-type="string" office:string-value="resumeCall">
            <text:p>resumeCall</text:p>
          </table:table-cell>
          <table:table-cell table:style-name="Default" table:formula="of:=['RAW Impl'.F29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94]" office:value-type="string" office:string-value="coreapi.h">
            <text:p>coreapi.h</text:p>
          </table:table-cell>
          <table:table-cell table:style-name="Default" table:formula="of:=SUBSTITUTE(['RAW Impl'.D294];&quot;line:&quot;;&quot;&quot;)" office:value-type="string" office:string-value="164">
            <text:p>164</text:p>
          </table:table-cell>
          <table:table-cell table:style-name="Default" table:formula="of:=SUBSTITUTE(['RAW Impl'.E294];&quot;returntype:&quot;;&quot;&quot;)" office:value-type="string" office:string-value="class:CoreAPI">
            <text:p>class:CoreAPI</text:p>
          </table:table-cell>
          <table:table-cell table:style-name="Default" table:formula="of:=SUBSTITUTE(['RAW Impl'.G294];&quot;returntype:&quot;;&quot;&quot;)" office:value-type="string" office:string-value="bool">
            <text:p>bool</text:p>
          </table:table-cell>
          <table:table-cell table:style-name="Default" table:formula="of:=['RAW Impl'.A294]" office:value-type="string" office:string-value="selfViewEnabled">
            <text:p>selfViewEnabled</text:p>
          </table:table-cell>
          <table:table-cell table:style-name="Default" table:formula="of:=['RAW Impl'.F2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5]" office:value-type="string" office:string-value="coreapi.h">
            <text:p>coreapi.h</text:p>
          </table:table-cell>
          <table:table-cell table:style-name="Default" table:formula="of:=SUBSTITUTE(['RAW Impl'.D295];&quot;line:&quot;;&quot;&quot;)" office:value-type="string" office:string-value="271">
            <text:p>271</text:p>
          </table:table-cell>
          <table:table-cell table:style-name="Default" table:formula="of:=SUBSTITUTE(['RAW Impl'.E295];&quot;returntype:&quot;;&quot;&quot;)" office:value-type="string" office:string-value="class:CoreAPI">
            <text:p>class:CoreAPI</text:p>
          </table:table-cell>
          <table:table-cell table:style-name="Default" table:formula="of:=SUBSTITUTE(['RAW Impl'.G295];&quot;returntype:&quot;;&quot;&quot;)" office:value-type="string" office:string-value="void">
            <text:p>void</text:p>
          </table:table-cell>
          <table:table-cell table:style-name="Default" table:formula="of:=['RAW Impl'.A295]" office:value-type="string" office:string-value="sendDtmf">
            <text:p>sendDtmf</text:p>
          </table:table-cell>
          <table:table-cell table:style-name="Default" table:formula="of:=['RAW Impl'.F295]" office:value-type="string" office:string-value="signature:(const std::string &amp;dtmf)">
            <text:p>signature:(const std::string &amp;dtmf)</text:p>
          </table:table-cell>
          <table:table-cell table:number-columns-repeated="1018"/>
        </table:table-row>
        <table:table-row table:style-name="ro1">
          <table:table-cell table:style-name="Default" table:formula="of:=['RAW Impl'.B296]" office:value-type="string" office:string-value="callapi.h">
            <text:p>callapi.h</text:p>
          </table:table-cell>
          <table:table-cell table:style-name="Default" table:formula="of:=SUBSTITUTE(['RAW Impl'.D296];&quot;line:&quot;;&quot;&quot;)" office:value-type="string" office:string-value="55">
            <text:p>55</text:p>
          </table:table-cell>
          <table:table-cell table:style-name="Default" table:formula="of:=SUBSTITUTE(['RAW Impl'.E296];&quot;returntype:&quot;;&quot;&quot;)" office:value-type="string" office:string-value="class:CallAPI">
            <text:p>class:CallAPI</text:p>
          </table:table-cell>
          <table:table-cell table:style-name="Default" table:formula="of:=SUBSTITUTE(['RAW Impl'.G296];&quot;returntype:&quot;;&quot;&quot;)" office:value-type="string" office:string-value="void">
            <text:p>void</text:p>
          </table:table-cell>
          <table:table-cell table:style-name="Default" table:formula="of:=['RAW Impl'.A296]" office:value-type="string" office:string-value="sendVfuRequest">
            <text:p>sendVfuRequest</text:p>
          </table:table-cell>
          <table:table-cell table:style-name="Default" table:formula="of:=['RAW Impl'.F29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7]" office:value-type="string" office:string-value="callparamsapi.h">
            <text:p>callparamsapi.h</text:p>
          </table:table-cell>
          <table:table-cell table:style-name="Default" table:formula="of:=SUBSTITUTE(['RAW Impl'.D297];&quot;line:&quot;;&quot;&quot;)" office:value-type="string" office:string-value="20">
            <text:p>20</text:p>
          </table:table-cell>
          <table:table-cell table:style-name="Default" table:formula="of:=SUBSTITUTE(['RAW Impl'.E29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97];&quot;returntype:&quot;;&quot;&quot;)" office:value-type="string" office:string-value="void">
            <text:p>void</text:p>
          </table:table-cell>
          <table:table-cell table:style-name="Default" table:formula="of:=['RAW Impl'.A297]" office:value-type="string" office:string-value="setAudioBandwidthLimit">
            <text:p>setAudioBandwidthLimit</text:p>
          </table:table-cell>
          <table:table-cell table:style-name="Default" table:formula="of:=['RAW Impl'.F297]" office:value-type="string" office:string-value="signature:(int bw)">
            <text:p>signature:(int bw)</text:p>
          </table:table-cell>
          <table:table-cell table:number-columns-repeated="1018"/>
        </table:table-row>
        <table:table-row table:style-name="ro1">
          <table:table-cell table:style-name="Default" table:formula="of:=['RAW Impl'.B298]" office:value-type="string" office:string-value="coreapi.h">
            <text:p>coreapi.h</text:p>
          </table:table-cell>
          <table:table-cell table:style-name="Default" table:formula="of:=SUBSTITUTE(['RAW Impl'.D298];&quot;line:&quot;;&quot;&quot;)" office:value-type="string" office:string-value="193">
            <text:p>193</text:p>
          </table:table-cell>
          <table:table-cell table:style-name="Default" table:formula="of:=SUBSTITUTE(['RAW Impl'.E298];&quot;returntype:&quot;;&quot;&quot;)" office:value-type="string" office:string-value="class:CoreAPI">
            <text:p>class:CoreAPI</text:p>
          </table:table-cell>
          <table:table-cell table:style-name="Default" table:formula="of:=SUBSTITUTE(['RAW Impl'.G298];&quot;returntype:&quot;;&quot;&quot;)" office:value-type="string" office:string-value="void">
            <text:p>void</text:p>
          </table:table-cell>
          <table:table-cell table:style-name="Default" table:formula="of:=['RAW Impl'.A298]" office:value-type="string" office:string-value="setAudioCodecs">
            <text:p>setAudioCodecs</text:p>
          </table:table-cell>
          <table:table-cell table:style-name="Default" table:formula="of:=['RAW Impl'.F298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99]" office:value-type="string" office:string-value="coreapi.h">
            <text:p>coreapi.h</text:p>
          </table:table-cell>
          <table:table-cell table:style-name="Default" table:formula="of:=SUBSTITUTE(['RAW Impl'.D299];&quot;line:&quot;;&quot;&quot;)" office:value-type="string" office:string-value="236">
            <text:p>236</text:p>
          </table:table-cell>
          <table:table-cell table:style-name="Default" table:formula="of:=SUBSTITUTE(['RAW Impl'.E299];&quot;returntype:&quot;;&quot;&quot;)" office:value-type="string" office:string-value="class:CoreAPI">
            <text:p>class:CoreAPI</text:p>
          </table:table-cell>
          <table:table-cell table:style-name="Default" table:formula="of:=SUBSTITUTE(['RAW Impl'.G299];&quot;returntype:&quot;;&quot;&quot;)" office:value-type="string" office:string-value="void">
            <text:p>void</text:p>
          </table:table-cell>
          <table:table-cell table:style-name="Default" table:formula="of:=['RAW Impl'.A299]" office:value-type="string" office:string-value="setAudioDscp">
            <text:p>setAudioDscp</text:p>
          </table:table-cell>
          <table:table-cell table:style-name="Default" table:formula="of:=['RAW Impl'.F299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00]" office:value-type="string" office:string-value="coreapi.h">
            <text:p>coreapi.h</text:p>
          </table:table-cell>
          <table:table-cell table:style-name="Default" table:formula="of:=SUBSTITUTE(['RAW Impl'.D300];&quot;line:&quot;;&quot;&quot;)" office:value-type="string" office:string-value="253">
            <text:p>253</text:p>
          </table:table-cell>
          <table:table-cell table:style-name="Default" table:formula="of:=SUBSTITUTE(['RAW Impl'.E300];&quot;returntype:&quot;;&quot;&quot;)" office:value-type="string" office:string-value="class:CoreAPI">
            <text:p>class:CoreAPI</text:p>
          </table:table-cell>
          <table:table-cell table:style-name="Default" table:formula="of:=SUBSTITUTE(['RAW Impl'.G300];&quot;returntype:&quot;;&quot;&quot;)" office:value-type="string" office:string-value="void">
            <text:p>void</text:p>
          </table:table-cell>
          <table:table-cell table:style-name="Default" table:formula="of:=['RAW Impl'.A300]" office:value-type="string" office:string-value="setAudioJittcomp">
            <text:p>setAudioJittcomp</text:p>
          </table:table-cell>
          <table:table-cell table:style-name="Default" table:formula="of:=['RAW Impl'.F300]" office:value-type="string" office:string-value="signature:(int comp)">
            <text:p>signature:(int comp)</text:p>
          </table:table-cell>
          <table:table-cell table:number-columns-repeated="1018"/>
        </table:table-row>
        <table:table-row table:style-name="ro1">
          <table:table-cell table:style-name="Default" table:formula="of:=['RAW Impl'.B301]" office:value-type="string" office:string-value="coreapi.h">
            <text:p>coreapi.h</text:p>
          </table:table-cell>
          <table:table-cell table:style-name="Default" table:formula="of:=SUBSTITUTE(['RAW Impl'.D301];&quot;line:&quot;;&quot;&quot;)" office:value-type="string" office:string-value="210">
            <text:p>210</text:p>
          </table:table-cell>
          <table:table-cell table:style-name="Default" table:formula="of:=SUBSTITUTE(['RAW Impl'.E301];&quot;returntype:&quot;;&quot;&quot;)" office:value-type="string" office:string-value="class:CoreAPI">
            <text:p>class:CoreAPI</text:p>
          </table:table-cell>
          <table:table-cell table:style-name="Default" table:formula="of:=SUBSTITUTE(['RAW Impl'.G301];&quot;returntype:&quot;;&quot;&quot;)" office:value-type="string" office:string-value="void">
            <text:p>void</text:p>
          </table:table-cell>
          <table:table-cell table:style-name="Default" table:formula="of:=['RAW Impl'.A301]" office:value-type="string" office:string-value="setAudioPort">
            <text:p>setAudioPort</text:p>
          </table:table-cell>
          <table:table-cell table:style-name="Default" table:formula="of:=['RAW Impl'.F301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02]" office:value-type="string" office:string-value="callapi.h">
            <text:p>callapi.h</text:p>
          </table:table-cell>
          <table:table-cell table:style-name="Default" table:formula="of:=SUBSTITUTE(['RAW Impl'.D302];&quot;line:&quot;;&quot;&quot;)" office:value-type="string" office:string-value="56">
            <text:p>56</text:p>
          </table:table-cell>
          <table:table-cell table:style-name="Default" table:formula="of:=SUBSTITUTE(['RAW Impl'.E302];&quot;returntype:&quot;;&quot;&quot;)" office:value-type="string" office:string-value="class:CallAPI">
            <text:p>class:CallAPI</text:p>
          </table:table-cell>
          <table:table-cell table:style-name="Default" table:formula="of:=SUBSTITUTE(['RAW Impl'.G302];&quot;returntype:&quot;;&quot;&quot;)" office:value-type="string" office:string-value="void">
            <text:p>void</text:p>
          </table:table-cell>
          <table:table-cell table:style-name="Default" table:formula="of:=['RAW Impl'.A302]" office:value-type="string" office:string-value="setAuthenticationTokenVerified">
            <text:p>setAuthenticationTokenVerified</text:p>
          </table:table-cell>
          <table:table-cell table:style-name="Default" table:formula="of:=['RAW Impl'.F302]" office:value-type="string" office:string-value="signature:(bool verified)">
            <text:p>signature:(bool verified)</text:p>
          </table:table-cell>
          <table:table-cell table:number-columns-repeated="1018"/>
        </table:table-row>
        <table:table-row table:style-name="ro1">
          <table:table-cell table:style-name="Default" table:formula="of:=['RAW Impl'.B303]" office:value-type="string" office:string-value="videoapi.h">
            <text:p>videoapi.h</text:p>
          </table:table-cell>
          <table:table-cell table:style-name="Default" table:formula="of:=SUBSTITUTE(['RAW Impl'.D303];&quot;line:&quot;;&quot;&quot;)" office:value-type="string" office:string-value="20">
            <text:p>20</text:p>
          </table:table-cell>
          <table:table-cell table:style-name="Default" table:formula="of:=SUBSTITUTE(['RAW Impl'.E303];&quot;returntype:&quot;;&quot;&quot;)" office:value-type="string" office:string-value="class:VideoAPI">
            <text:p>class:VideoAPI</text:p>
          </table:table-cell>
          <table:table-cell table:style-name="Default" table:formula="of:=SUBSTITUTE(['RAW Impl'.G303];&quot;returntype:&quot;;&quot;&quot;)" office:value-type="string" office:string-value="void">
            <text:p>void</text:p>
          </table:table-cell>
          <table:table-cell table:style-name="Default" table:formula="of:=['RAW Impl'.A303]" office:value-type="string" office:string-value="setBackgroundColor">
            <text:p>setBackgroundColor</text:p>
          </table:table-cell>
          <table:table-cell table:style-name="Default" table:formula="of:=['RAW Impl'.F303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304]" office:value-type="string" office:string-value="videowindow.h">
            <text:p>videowindow.h</text:p>
          </table:table-cell>
          <table:table-cell table:style-name="Default" table:formula="of:=SUBSTITUTE(['RAW Impl'.D304];&quot;line:&quot;;&quot;&quot;)" office:value-type="string" office:string-value="14">
            <text:p>14</text:p>
          </table:table-cell>
          <table:table-cell table:style-name="Default" table:formula="of:=SUBSTITUTE(['RAW Impl'.E304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304];&quot;returntype:&quot;;&quot;&quot;)" office:value-type="string" office:string-value="virtual void">
            <text:p>virtual void</text:p>
          </table:table-cell>
          <table:table-cell table:style-name="Default" table:formula="of:=['RAW Impl'.A304]" office:value-type="string" office:string-value="setBackgroundColor">
            <text:p>setBackgroundColor</text:p>
          </table:table-cell>
          <table:table-cell table:style-name="Default" table:formula="of:=['RAW Impl'.F304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305]" office:value-type="string" office:string-value="payloadtypeapi.h">
            <text:p>payloadtypeapi.h</text:p>
          </table:table-cell>
          <table:table-cell table:style-name="Default" table:formula="of:=SUBSTITUTE(['RAW Impl'.D305];&quot;line:&quot;;&quot;&quot;)" office:value-type="string" office:string-value="30">
            <text:p>30</text:p>
          </table:table-cell>
          <table:table-cell table:style-name="Default" table:formula="of:=SUBSTITUTE(['RAW Impl'.E30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5];&quot;returntype:&quot;;&quot;&quot;)" office:value-type="string" office:string-value="void">
            <text:p>void</text:p>
          </table:table-cell>
          <table:table-cell table:style-name="Default" table:formula="of:=['RAW Impl'.A305]" office:value-type="string" office:string-value="setBitsPerSample">
            <text:p>setBitsPerSample</text:p>
          </table:table-cell>
          <table:table-cell table:style-name="Default" table:formula="of:=['RAW Impl'.F305]" office:value-type="string" office:string-value="signature:(int bps)">
            <text:p>signature:(int bps)</text:p>
          </table:table-cell>
          <table:table-cell table:number-columns-repeated="1018"/>
        </table:table-row>
        <table:table-row table:style-name="ro1">
          <table:table-cell table:style-name="Default" table:formula="of:=['RAW Impl'.B306]" office:value-type="string" office:string-value="coreapi.h">
            <text:p>coreapi.h</text:p>
          </table:table-cell>
          <table:table-cell table:style-name="Default" table:formula="of:=SUBSTITUTE(['RAW Impl'.D306];&quot;line:&quot;;&quot;&quot;)" office:value-type="string" office:string-value="179">
            <text:p>179</text:p>
          </table:table-cell>
          <table:table-cell table:style-name="Default" table:formula="of:=SUBSTITUTE(['RAW Impl'.E306];&quot;returntype:&quot;;&quot;&quot;)" office:value-type="string" office:string-value="class:CoreAPI">
            <text:p>class:CoreAPI</text:p>
          </table:table-cell>
          <table:table-cell table:style-name="Default" table:formula="of:=SUBSTITUTE(['RAW Impl'.G306];&quot;returntype:&quot;;&quot;&quot;)" office:value-type="string" office:string-value="void">
            <text:p>void</text:p>
          </table:table-cell>
          <table:table-cell table:style-name="Default" table:formula="of:=['RAW Impl'.A306]" office:value-type="string" office:string-value="setCaptureDevice">
            <text:p>setCaptureDevice</text:p>
          </table:table-cell>
          <table:table-cell table:style-name="Default" table:formula="of:=['RAW Impl'.F306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07]" office:value-type="string" office:string-value="payloadtypeapi.h">
            <text:p>payloadtypeapi.h</text:p>
          </table:table-cell>
          <table:table-cell table:style-name="Default" table:formula="of:=SUBSTITUTE(['RAW Impl'.D307];&quot;line:&quot;;&quot;&quot;)" office:value-type="string" office:string-value="45">
            <text:p>45</text:p>
          </table:table-cell>
          <table:table-cell table:style-name="Default" table:formula="of:=SUBSTITUTE(['RAW Impl'.E30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7];&quot;returntype:&quot;;&quot;&quot;)" office:value-type="string" office:string-value="void">
            <text:p>void</text:p>
          </table:table-cell>
          <table:table-cell table:style-name="Default" table:formula="of:=['RAW Impl'.A307]" office:value-type="string" office:string-value="setChannels">
            <text:p>setChannels</text:p>
          </table:table-cell>
          <table:table-cell table:style-name="Default" table:formula="of:=['RAW Impl'.F307]" office:value-type="string" office:string-value="signature:(int channels)">
            <text:p>signature:(int channels)</text:p>
          </table:table-cell>
          <table:table-cell table:number-columns-repeated="1018"/>
        </table:table-row>
        <table:table-row table:style-name="ro1">
          <table:table-cell table:style-name="Default" table:formula="of:=['RAW Impl'.B308]" office:value-type="string" office:string-value="payloadtypeapi.h">
            <text:p>payloadtypeapi.h</text:p>
          </table:table-cell>
          <table:table-cell table:style-name="Default" table:formula="of:=SUBSTITUTE(['RAW Impl'.D308];&quot;line:&quot;;&quot;&quot;)" office:value-type="string" office:string-value="27">
            <text:p>27</text:p>
          </table:table-cell>
          <table:table-cell table:style-name="Default" table:formula="of:=SUBSTITUTE(['RAW Impl'.E30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8];&quot;returntype:&quot;;&quot;&quot;)" office:value-type="string" office:string-value="void">
            <text:p>void</text:p>
          </table:table-cell>
          <table:table-cell table:style-name="Default" table:formula="of:=['RAW Impl'.A308]" office:value-type="string" office:string-value="setClockRate">
            <text:p>setClockRate</text:p>
          </table:table-cell>
          <table:table-cell table:style-name="Default" table:formula="of:=['RAW Impl'.F308]" office:value-type="string" office:string-value="signature:(int rate)">
            <text:p>signature:(int rate)</text:p>
          </table:table-cell>
          <table:table-cell table:number-columns-repeated="1018"/>
        </table:table-row>
        <table:table-row table:style-name="ro1">
          <table:table-cell table:style-name="Default" table:formula="of:=['RAW Impl'.B309]" office:value-type="string" office:string-value="proxyconfigapi.h">
            <text:p>proxyconfigapi.h</text:p>
          </table:table-cell>
          <table:table-cell table:style-name="Default" table:formula="of:=SUBSTITUTE(['RAW Impl'.D309];&quot;line:&quot;;&quot;&quot;)" office:value-type="string" office:string-value="23">
            <text:p>23</text:p>
          </table:table-cell>
          <table:table-cell table:style-name="Default" table:formula="of:=SUBSTITUTE(['RAW Impl'.E30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09];&quot;returntype:&quot;;&quot;&quot;)" office:value-type="string" office:string-value="void">
            <text:p>void</text:p>
          </table:table-cell>
          <table:table-cell table:style-name="Default" table:formula="of:=['RAW Impl'.A309]" office:value-type="string" office:string-value="setContactParameters">
            <text:p>setContactParameters</text:p>
          </table:table-cell>
          <table:table-cell table:style-name="Default" table:formula="of:=['RAW Impl'.F309]" office:value-type="string" office:string-value="signature:(const std::string &amp;parameter)">
            <text:p>signature:(const std::string &amp;parameter)</text:p>
          </table:table-cell>
          <table:table-cell table:number-columns-repeated="1018"/>
        </table:table-row>
        <table:table-row table:style-name="ro1">
          <table:table-cell table:style-name="Default" table:formula="of:=['RAW Impl'.B310]" office:value-type="string" office:string-value="coreapi.h">
            <text:p>coreapi.h</text:p>
          </table:table-cell>
          <table:table-cell table:style-name="Default" table:formula="of:=SUBSTITUTE(['RAW Impl'.D310];&quot;line:&quot;;&quot;&quot;)" office:value-type="string" office:string-value="203">
            <text:p>203</text:p>
          </table:table-cell>
          <table:table-cell table:style-name="Default" table:formula="of:=SUBSTITUTE(['RAW Impl'.E310];&quot;returntype:&quot;;&quot;&quot;)" office:value-type="string" office:string-value="class:CoreAPI">
            <text:p>class:CoreAPI</text:p>
          </table:table-cell>
          <table:table-cell table:style-name="Default" table:formula="of:=SUBSTITUTE(['RAW Impl'.G310];&quot;returntype:&quot;;&quot;&quot;)" office:value-type="string" office:string-value="void">
            <text:p>void</text:p>
          </table:table-cell>
          <table:table-cell table:style-name="Default" table:formula="of:=['RAW Impl'.A310]" office:value-type="string" office:string-value="setDefaultProxy">
            <text:p>setDefaultProxy</text:p>
          </table:table-cell>
          <table:table-cell table:style-name="Default" table:formula="of:=['RAW Impl'.F310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311]" office:value-type="string" office:string-value="proxyconfigapi.h">
            <text:p>proxyconfigapi.h</text:p>
          </table:table-cell>
          <table:table-cell table:style-name="Default" table:formula="of:=SUBSTITUTE(['RAW Impl'.D311];&quot;line:&quot;;&quot;&quot;)" office:value-type="string" office:string-value="26">
            <text:p>26</text:p>
          </table:table-cell>
          <table:table-cell table:style-name="Default" table:formula="of:=SUBSTITUTE(['RAW Impl'.E31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11];&quot;returntype:&quot;;&quot;&quot;)" office:value-type="string" office:string-value="void">
            <text:p>void</text:p>
          </table:table-cell>
          <table:table-cell table:style-name="Default" table:formula="of:=['RAW Impl'.A311]" office:value-type="string" office:string-value="setDialEscapePlus">
            <text:p>setDialEscapePlus</text:p>
          </table:table-cell>
          <table:table-cell table:style-name="Default" table:formula="of:=['RAW Impl'.F311]" office:value-type="string" office:string-value="signature:(bool escape)">
            <text:p>signature:(bool escape)</text:p>
          </table:table-cell>
          <table:table-cell table:number-columns-repeated="1018"/>
        </table:table-row>
        <table:table-row table:style-name="ro1">
          <table:table-cell table:style-name="Default" table:formula="of:=['RAW Impl'.B312]" office:value-type="string" office:string-value="proxyconfigapi.h">
            <text:p>proxyconfigapi.h</text:p>
          </table:table-cell>
          <table:table-cell table:style-name="Default" table:formula="of:=SUBSTITUTE(['RAW Impl'.D312];&quot;line:&quot;;&quot;&quot;)" office:value-type="string" office:string-value="29">
            <text:p>29</text:p>
          </table:table-cell>
          <table:table-cell table:style-name="Default" table:formula="of:=SUBSTITUTE(['RAW Impl'.E31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12];&quot;returntype:&quot;;&quot;&quot;)" office:value-type="string" office:string-value="void">
            <text:p>void</text:p>
          </table:table-cell>
          <table:table-cell table:style-name="Default" table:formula="of:=['RAW Impl'.A312]" office:value-type="string" office:string-value="setDialPrefix">
            <text:p>setDialPrefix</text:p>
          </table:table-cell>
          <table:table-cell table:style-name="Default" table:formula="of:=['RAW Impl'.F312]" office:value-type="string" office:string-value="signature:(const std::string &amp;prefix)">
            <text:p>signature:(const std::string &amp;prefix)</text:p>
          </table:table-cell>
          <table:table-cell table:number-columns-repeated="1018"/>
        </table:table-row>
        <table:table-row table:style-name="ro1">
          <table:table-cell table:style-name="Default" table:formula="of:=['RAW Impl'.B313]" office:value-type="string" office:string-value="addressapi.h">
            <text:p>addressapi.h</text:p>
          </table:table-cell>
          <table:table-cell table:style-name="Default" table:formula="of:=SUBSTITUTE(['RAW Impl'.D313];&quot;line:&quot;;&quot;&quot;)" office:value-type="string" office:string-value="31">
            <text:p>31</text:p>
          </table:table-cell>
          <table:table-cell table:style-name="Default" table:formula="of:=SUBSTITUTE(['RAW Impl'.E31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13];&quot;returntype:&quot;;&quot;&quot;)" office:value-type="string" office:string-value="void">
            <text:p>void</text:p>
          </table:table-cell>
          <table:table-cell table:style-name="Default" table:formula="of:=['RAW Impl'.A313]" office:value-type="string" office:string-value="setDisplayName">
            <text:p>setDisplayName</text:p>
          </table:table-cell>
          <table:table-cell table:style-name="Default" table:formula="of:=['RAW Impl'.F313]" office:value-type="string" office:string-value="signature:(const std::string &amp;displayname)">
            <text:p>signature:(const std::string &amp;displayname)</text:p>
          </table:table-cell>
          <table:table-cell table:number-columns-repeated="1018"/>
        </table:table-row>
        <table:table-row table:style-name="ro1">
          <table:table-cell table:style-name="Default" table:formula="of:=['RAW Impl'.B314]" office:value-type="string" office:string-value="addressapi.h">
            <text:p>addressapi.h</text:p>
          </table:table-cell>
          <table:table-cell table:style-name="Default" table:formula="of:=SUBSTITUTE(['RAW Impl'.D314];&quot;line:&quot;;&quot;&quot;)" office:value-type="string" office:string-value="32">
            <text:p>32</text:p>
          </table:table-cell>
          <table:table-cell table:style-name="Default" table:formula="of:=SUBSTITUTE(['RAW Impl'.E31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14];&quot;returntype:&quot;;&quot;&quot;)" office:value-type="string" office:string-value="void">
            <text:p>void</text:p>
          </table:table-cell>
          <table:table-cell table:style-name="Default" table:formula="of:=['RAW Impl'.A314]" office:value-type="string" office:string-value="setDomain">
            <text:p>setDomain</text:p>
          </table:table-cell>
          <table:table-cell table:style-name="Default" table:formula="of:=['RAW Impl'.F314]" office:value-type="string" office:string-value="signature:(const std::string &amp;domain)">
            <text:p>signature:(const std::string &amp;domain)</text:p>
          </table:table-cell>
          <table:table-cell table:number-columns-repeated="1018"/>
        </table:table-row>
        <table:table-row table:style-name="ro1">
          <table:table-cell table:style-name="Default" table:formula="of:=['RAW Impl'.B315]" office:value-type="string" office:string-value="coreapi.h">
            <text:p>coreapi.h</text:p>
          </table:table-cell>
          <table:table-cell table:style-name="Default" table:formula="of:=SUBSTITUTE(['RAW Impl'.D315];&quot;line:&quot;;&quot;&quot;)" office:value-type="string" office:string-value="214">
            <text:p>214</text:p>
          </table:table-cell>
          <table:table-cell table:style-name="Default" table:formula="of:=SUBSTITUTE(['RAW Impl'.E315];&quot;returntype:&quot;;&quot;&quot;)" office:value-type="string" office:string-value="class:CoreAPI">
            <text:p>class:CoreAPI</text:p>
          </table:table-cell>
          <table:table-cell table:style-name="Default" table:formula="of:=SUBSTITUTE(['RAW Impl'.G315];&quot;returntype:&quot;;&quot;&quot;)" office:value-type="string" office:string-value="void">
            <text:p>void</text:p>
          </table:table-cell>
          <table:table-cell table:style-name="Default" table:formula="of:=['RAW Impl'.A315]" office:value-type="string" office:string-value="setDownloadBandwidth">
            <text:p>setDownloadBandwidth</text:p>
          </table:table-cell>
          <table:table-cell table:style-name="Default" table:formula="of:=['RAW Impl'.F315]" office:value-type="string" office:string-value="signature:(int bandwidth)">
            <text:p>signature:(int bandwidth)</text:p>
          </table:table-cell>
          <table:table-cell table:number-columns-repeated="1018"/>
        </table:table-row>
        <table:table-row table:style-name="ro1">
          <table:table-cell table:style-name="Default" table:formula="of:=['RAW Impl'.B316]" office:value-type="string" office:string-value="coreapi.h">
            <text:p>coreapi.h</text:p>
          </table:table-cell>
          <table:table-cell table:style-name="Default" table:formula="of:=SUBSTITUTE(['RAW Impl'.D316];&quot;line:&quot;;&quot;&quot;)" office:value-type="string" office:string-value="218">
            <text:p>218</text:p>
          </table:table-cell>
          <table:table-cell table:style-name="Default" table:formula="of:=SUBSTITUTE(['RAW Impl'.E316];&quot;returntype:&quot;;&quot;&quot;)" office:value-type="string" office:string-value="class:CoreAPI">
            <text:p>class:CoreAPI</text:p>
          </table:table-cell>
          <table:table-cell table:style-name="Default" table:formula="of:=SUBSTITUTE(['RAW Impl'.G316];&quot;returntype:&quot;;&quot;&quot;)" office:value-type="string" office:string-value="void">
            <text:p>void</text:p>
          </table:table-cell>
          <table:table-cell table:style-name="Default" table:formula="of:=['RAW Impl'.A316]" office:value-type="string" office:string-value="setDownloadPtime">
            <text:p>setDownloadPtime</text:p>
          </table:table-cell>
          <table:table-cell table:style-name="Default" table:formula="of:=['RAW Impl'.F316]" office:value-type="string" office:string-value="signature:(int ptime)">
            <text:p>signature:(int ptime)</text:p>
          </table:table-cell>
          <table:table-cell table:number-columns-repeated="1018"/>
        </table:table-row>
        <table:table-row table:style-name="ro1">
          <table:table-cell table:style-name="Default" table:formula="of:=['RAW Impl'.B317]" office:value-type="string" office:string-value="proxyconfigapi.h">
            <text:p>proxyconfigapi.h</text:p>
          </table:table-cell>
          <table:table-cell table:style-name="Default" table:formula="of:=SUBSTITUTE(['RAW Impl'.D317];&quot;line:&quot;;&quot;&quot;)" office:value-type="string" office:string-value="52">
            <text:p>52</text:p>
          </table:table-cell>
          <table:table-cell table:style-name="Default" table:formula="of:=SUBSTITUTE(['RAW Impl'.E31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17];&quot;returntype:&quot;;&quot;&quot;)" office:value-type="string" office:string-value="void">
            <text:p>void</text:p>
          </table:table-cell>
          <table:table-cell table:style-name="Default" table:formula="of:=['RAW Impl'.A317]" office:value-type="string" office:string-value="setExpires">
            <text:p>setExpires</text:p>
          </table:table-cell>
          <table:table-cell table:style-name="Default" table:formula="of:=['RAW Impl'.F317]" office:value-type="string" office:string-value="signature:(int expires)">
            <text:p>signature:(int expires)</text:p>
          </table:table-cell>
          <table:table-cell table:number-columns-repeated="1018"/>
        </table:table-row>
        <table:table-row table:style-name="ro1">
          <table:table-cell table:style-name="Default" table:formula="of:=['RAW Impl'.B318]" office:value-type="string" office:string-value="coreplugin.h">
            <text:p>coreplugin.h</text:p>
          </table:table-cell>
          <table:table-cell table:style-name="Default" table:formula="of:=SUBSTITUTE(['RAW Impl'.D318];&quot;line:&quot;;&quot;&quot;)" office:value-type="string" office:string-value="33">
            <text:p>33</text:p>
          </table:table-cell>
          <table:table-cell table:style-name="Default" table:formula="of:=SUBSTITUTE(['RAW Impl'.E318];&quot;returntype:&quot;;&quot;&quot;)" office:value-type="string" office:string-value="class:core">
            <text:p>class:core</text:p>
          </table:table-cell>
          <table:table-cell table:style-name="Default" table:formula="of:=SUBSTITUTE(['RAW Impl'.G318];&quot;returntype:&quot;;&quot;&quot;)" office:value-type="string" office:string-value="virtual void">
            <text:p>virtual void</text:p>
          </table:table-cell>
          <table:table-cell table:style-name="Default" table:formula="of:=['RAW Impl'.A318]" office:value-type="string" office:string-value="setFSPath">
            <text:p>setFSPath</text:p>
          </table:table-cell>
          <table:table-cell table:style-name="Default" table:formula="of:=['RAW Impl'.F318]" office:value-type="string" office:string-value="signature:(const std::string &amp;path)">
            <text:p>signature:(const std::string &amp;path)</text:p>
          </table:table-cell>
          <table:table-cell table:number-columns-repeated="1018"/>
        </table:table-row>
        <table:table-row table:style-name="ro1">
          <table:table-cell table:style-name="Default" table:formula="of:=['RAW Impl'.B319]" office:value-type="string" office:string-value="payloadtypeapi.h">
            <text:p>payloadtypeapi.h</text:p>
          </table:table-cell>
          <table:table-cell table:style-name="Default" table:formula="of:=SUBSTITUTE(['RAW Impl'.D319];&quot;line:&quot;;&quot;&quot;)" office:value-type="string" office:string-value="54">
            <text:p>54</text:p>
          </table:table-cell>
          <table:table-cell table:style-name="Default" table:formula="of:=SUBSTITUTE(['RAW Impl'.E31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19];&quot;returntype:&quot;;&quot;&quot;)" office:value-type="string" office:string-value="void">
            <text:p>void</text:p>
          </table:table-cell>
          <table:table-cell table:style-name="Default" table:formula="of:=['RAW Impl'.A319]" office:value-type="string" office:string-value="setFlags">
            <text:p>setFlags</text:p>
          </table:table-cell>
          <table:table-cell table:style-name="Default" table:formula="of:=['RAW Impl'.F319]" office:value-type="string" office:string-value="signature:(int flags)">
            <text:p>signature:(int flags)</text:p>
          </table:table-cell>
          <table:table-cell table:number-columns-repeated="1018"/>
        </table:table-row>
        <table:table-row table:style-name="ro1">
          <table:table-cell table:style-name="Default" table:formula="of:=['RAW Impl'.B320]" office:value-type="string" office:string-value="coreapi.h">
            <text:p>coreapi.h</text:p>
          </table:table-cell>
          <table:table-cell table:style-name="Default" table:formula="of:=SUBSTITUTE(['RAW Impl'.D320];&quot;line:&quot;;&quot;&quot;)" office:value-type="string" office:string-value="230">
            <text:p>230</text:p>
          </table:table-cell>
          <table:table-cell table:style-name="Default" table:formula="of:=SUBSTITUTE(['RAW Impl'.E320];&quot;returntype:&quot;;&quot;&quot;)" office:value-type="string" office:string-value="class:CoreAPI">
            <text:p>class:CoreAPI</text:p>
          </table:table-cell>
          <table:table-cell table:style-name="Default" table:formula="of:=SUBSTITUTE(['RAW Impl'.G320];&quot;returntype:&quot;;&quot;&quot;)" office:value-type="string" office:string-value="void">
            <text:p>void</text:p>
          </table:table-cell>
          <table:table-cell table:style-name="Default" table:formula="of:=['RAW Impl'.A320]" office:value-type="string" office:string-value="setGuessHostname">
            <text:p>setGuessHostname</text:p>
          </table:table-cell>
          <table:table-cell table:style-name="Default" table:formula="of:=['RAW Impl'.F320]" office:value-type="string" office:string-value="signature:(bool guess)">
            <text:p>signature:(bool guess)</text:p>
          </table:table-cell>
          <table:table-cell table:number-columns-repeated="1018"/>
        </table:table-row>
        <table:table-row table:style-name="ro1">
          <table:table-cell table:style-name="Default" table:formula="of:=['RAW Impl'.B321]" office:value-type="string" office:string-value="proxyconfigapi.h">
            <text:p>proxyconfigapi.h</text:p>
          </table:table-cell>
          <table:table-cell table:style-name="Default" table:formula="of:=SUBSTITUTE(['RAW Impl'.D321];&quot;line:&quot;;&quot;&quot;)" office:value-type="string" office:string-value="46">
            <text:p>46</text:p>
          </table:table-cell>
          <table:table-cell table:style-name="Default" table:formula="of:=SUBSTITUTE(['RAW Impl'.E32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21];&quot;returntype:&quot;;&quot;&quot;)" office:value-type="string" office:string-value="void">
            <text:p>void</text:p>
          </table:table-cell>
          <table:table-cell table:style-name="Default" table:formula="of:=['RAW Impl'.A321]" office:value-type="string" office:string-value="setIdentity">
            <text:p>setIdentity</text:p>
          </table:table-cell>
          <table:table-cell table:style-name="Default" table:formula="of:=['RAW Impl'.F321]" office:value-type="string" office:string-value="signature:(const std::string &amp;identity)">
            <text:p>signature:(const std::string &amp;identity)</text:p>
          </table:table-cell>
          <table:table-cell table:number-columns-repeated="1018"/>
        </table:table-row>
        <table:table-row table:style-name="ro1">
          <table:table-cell table:style-name="Default" table:formula="of:=['RAW Impl'.B322]" office:value-type="string" office:string-value="coreapi.h">
            <text:p>coreapi.h</text:p>
          </table:table-cell>
          <table:table-cell table:style-name="Default" table:formula="of:=SUBSTITUTE(['RAW Impl'.D322];&quot;line:&quot;;&quot;&quot;)" office:value-type="string" office:string-value="129">
            <text:p>129</text:p>
          </table:table-cell>
          <table:table-cell table:style-name="Default" table:formula="of:=SUBSTITUTE(['RAW Impl'.E322];&quot;returntype:&quot;;&quot;&quot;)" office:value-type="string" office:string-value="class:CoreAPI">
            <text:p>class:CoreAPI</text:p>
          </table:table-cell>
          <table:table-cell table:style-name="Default" table:formula="of:=SUBSTITUTE(['RAW Impl'.G322];&quot;returntype:&quot;;&quot;&quot;)" office:value-type="string" office:string-value="void">
            <text:p>void</text:p>
          </table:table-cell>
          <table:table-cell table:style-name="Default" table:formula="of:=['RAW Impl'.A322]" office:value-type="string" office:string-value="setInCallTimeout">
            <text:p>setInCallTimeout</text:p>
          </table:table-cell>
          <table:table-cell table:style-name="Default" table:formula="of:=['RAW Impl'.F322]" office:value-type="string" office:string-value="signature:(int timeout)">
            <text:p>signature:(int timeout)</text:p>
          </table:table-cell>
          <table:table-cell table:number-columns-repeated="1018"/>
        </table:table-row>
        <table:table-row table:style-name="ro1">
          <table:table-cell table:style-name="Default" table:formula="of:=['RAW Impl'.B323]" office:value-type="string" office:string-value="coreapi.h">
            <text:p>coreapi.h</text:p>
          </table:table-cell>
          <table:table-cell table:style-name="Default" table:formula="of:=SUBSTITUTE(['RAW Impl'.D323];&quot;line:&quot;;&quot;&quot;)" office:value-type="string" office:string-value="127">
            <text:p>127</text:p>
          </table:table-cell>
          <table:table-cell table:style-name="Default" table:formula="of:=SUBSTITUTE(['RAW Impl'.E323];&quot;returntype:&quot;;&quot;&quot;)" office:value-type="string" office:string-value="class:CoreAPI">
            <text:p>class:CoreAPI</text:p>
          </table:table-cell>
          <table:table-cell table:style-name="Default" table:formula="of:=SUBSTITUTE(['RAW Impl'.G323];&quot;returntype:&quot;;&quot;&quot;)" office:value-type="string" office:string-value="void">
            <text:p>void</text:p>
          </table:table-cell>
          <table:table-cell table:style-name="Default" table:formula="of:=['RAW Impl'.A323]" office:value-type="string" office:string-value="setIncTimeout">
            <text:p>setIncTimeout</text:p>
          </table:table-cell>
          <table:table-cell table:style-name="Default" table:formula="of:=['RAW Impl'.F323]" office:value-type="string" office:string-value="signature:(int timeout)">
            <text:p>signature:(int timeout)</text:p>
          </table:table-cell>
          <table:table-cell table:number-columns-repeated="1018"/>
        </table:table-row>
        <table:table-row table:style-name="ro1">
          <table:table-cell table:style-name="Default" table:formula="of:=['RAW Impl'.B324]" office:value-type="string" office:string-value="coreapi.h">
            <text:p>coreapi.h</text:p>
          </table:table-cell>
          <table:table-cell table:style-name="Default" table:formula="of:=SUBSTITUTE(['RAW Impl'.D324];&quot;line:&quot;;&quot;&quot;)" office:value-type="string" office:string-value="103">
            <text:p>103</text:p>
          </table:table-cell>
          <table:table-cell table:style-name="Default" table:formula="of:=SUBSTITUTE(['RAW Impl'.E324];&quot;returntype:&quot;;&quot;&quot;)" office:value-type="string" office:string-value="class:CoreAPI">
            <text:p>class:CoreAPI</text:p>
          </table:table-cell>
          <table:table-cell table:style-name="Default" table:formula="of:=SUBSTITUTE(['RAW Impl'.G324];&quot;returntype:&quot;;&quot;&quot;)" office:value-type="string" office:string-value="void">
            <text:p>void</text:p>
          </table:table-cell>
          <table:table-cell table:style-name="Default" table:formula="of:=['RAW Impl'.A324]" office:value-type="string" office:string-value="setMagic">
            <text:p>setMagic</text:p>
          </table:table-cell>
          <table:table-cell table:style-name="Default" table:formula="of:=['RAW Impl'.F324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325]" office:value-type="string" office:string-value="videoapi.h">
            <text:p>videoapi.h</text:p>
          </table:table-cell>
          <table:table-cell table:style-name="Default" table:formula="of:=SUBSTITUTE(['RAW Impl'.D325];&quot;line:&quot;;&quot;&quot;)" office:value-type="string" office:string-value="17">
            <text:p>17</text:p>
          </table:table-cell>
          <table:table-cell table:style-name="Default" table:formula="of:=SUBSTITUTE(['RAW Impl'.E325];&quot;returntype:&quot;;&quot;&quot;)" office:value-type="string" office:string-value="class:VideoAPI">
            <text:p>class:VideoAPI</text:p>
          </table:table-cell>
          <table:table-cell table:style-name="Default" table:formula="of:=SUBSTITUTE(['RAW Impl'.G325];&quot;returntype:&quot;;&quot;&quot;)" office:value-type="string" office:string-value="void">
            <text:p>void</text:p>
          </table:table-cell>
          <table:table-cell table:style-name="Default" table:formula="of:=['RAW Impl'.A325]" office:value-type="string" office:string-value="setMagic">
            <text:p>setMagic</text:p>
          </table:table-cell>
          <table:table-cell table:style-name="Default" table:formula="of:=['RAW Impl'.F325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326]" office:value-type="string" office:string-value="coreapi.h">
            <text:p>coreapi.h</text:p>
          </table:table-cell>
          <table:table-cell table:style-name="Default" table:formula="of:=SUBSTITUTE(['RAW Impl'.D326];&quot;line:&quot;;&quot;&quot;)" office:value-type="string" office:string-value="131">
            <text:p>131</text:p>
          </table:table-cell>
          <table:table-cell table:style-name="Default" table:formula="of:=SUBSTITUTE(['RAW Impl'.E326];&quot;returntype:&quot;;&quot;&quot;)" office:value-type="string" office:string-value="class:CoreAPI">
            <text:p>class:CoreAPI</text:p>
          </table:table-cell>
          <table:table-cell table:style-name="Default" table:formula="of:=SUBSTITUTE(['RAW Impl'.G326];&quot;returntype:&quot;;&quot;&quot;)" office:value-type="string" office:string-value="void">
            <text:p>void</text:p>
          </table:table-cell>
          <table:table-cell table:style-name="Default" table:formula="of:=['RAW Impl'.A326]" office:value-type="string" office:string-value="setMaxCalls">
            <text:p>setMaxCalls</text:p>
          </table:table-cell>
          <table:table-cell table:style-name="Default" table:formula="of:=['RAW Impl'.F326]" office:value-type="string" office:string-value="signature:(int max)">
            <text:p>signature:(int max)</text:p>
          </table:table-cell>
          <table:table-cell table:number-columns-repeated="1018"/>
        </table:table-row>
        <table:table-row table:style-name="ro1">
          <table:table-cell table:style-name="Default" table:formula="of:=['RAW Impl'.B327]" office:value-type="string" office:string-value="coreapi.h">
            <text:p>coreapi.h</text:p>
          </table:table-cell>
          <table:table-cell table:style-name="Default" table:formula="of:=SUBSTITUTE(['RAW Impl'.D327];&quot;line:&quot;;&quot;&quot;)" office:value-type="string" office:string-value="153">
            <text:p>153</text:p>
          </table:table-cell>
          <table:table-cell table:style-name="Default" table:formula="of:=SUBSTITUTE(['RAW Impl'.E327];&quot;returntype:&quot;;&quot;&quot;)" office:value-type="string" office:string-value="class:CoreAPI">
            <text:p>class:CoreAPI</text:p>
          </table:table-cell>
          <table:table-cell table:style-name="Default" table:formula="of:=SUBSTITUTE(['RAW Impl'.G327];&quot;returntype:&quot;;&quot;&quot;)" office:value-type="string" office:string-value="void">
            <text:p>void</text:p>
          </table:table-cell>
          <table:table-cell table:style-name="Default" table:formula="of:=['RAW Impl'.A327]" office:value-type="string" office:string-value="setMicGainDb">
            <text:p>setMicGainDb</text:p>
          </table:table-cell>
          <table:table-cell table:style-name="Default" table:formula="of:=['RAW Impl'.F327]" office:value-type="string" office:string-value="signature:(float gain)">
            <text:p>signature:(float gain)</text:p>
          </table:table-cell>
          <table:table-cell table:number-columns-repeated="1018"/>
        </table:table-row>
        <table:table-row table:style-name="ro1">
          <table:table-cell table:style-name="Default" table:formula="of:=['RAW Impl'.B328]" office:value-type="string" office:string-value="payloadtypeapi.h">
            <text:p>payloadtypeapi.h</text:p>
          </table:table-cell>
          <table:table-cell table:style-name="Default" table:formula="of:=SUBSTITUTE(['RAW Impl'.D328];&quot;line:&quot;;&quot;&quot;)" office:value-type="string" office:string-value="42">
            <text:p>42</text:p>
          </table:table-cell>
          <table:table-cell table:style-name="Default" table:formula="of:=SUBSTITUTE(['RAW Impl'.E32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28];&quot;returntype:&quot;;&quot;&quot;)" office:value-type="string" office:string-value="void">
            <text:p>void</text:p>
          </table:table-cell>
          <table:table-cell table:style-name="Default" table:formula="of:=['RAW Impl'.A328]" office:value-type="string" office:string-value="setMimeType">
            <text:p>setMimeType</text:p>
          </table:table-cell>
          <table:table-cell table:style-name="Default" table:formula="of:=['RAW Impl'.F328]" office:value-type="string" office:string-value="signature:(const std::string &amp;mime)">
            <text:p>signature:(const std::string &amp;mime)</text:p>
          </table:table-cell>
          <table:table-cell table:number-columns-repeated="1018"/>
        </table:table-row>
        <table:table-row table:style-name="ro1">
          <table:table-cell table:style-name="Default" table:formula="of:=['RAW Impl'.B329]" office:value-type="string" office:string-value="coreapi.h">
            <text:p>coreapi.h</text:p>
          </table:table-cell>
          <table:table-cell table:style-name="Default" table:formula="of:=SUBSTITUTE(['RAW Impl'.D329];&quot;line:&quot;;&quot;&quot;)" office:value-type="string" office:string-value="222">
            <text:p>222</text:p>
          </table:table-cell>
          <table:table-cell table:style-name="Default" table:formula="of:=SUBSTITUTE(['RAW Impl'.E329];&quot;returntype:&quot;;&quot;&quot;)" office:value-type="string" office:string-value="class:CoreAPI">
            <text:p>class:CoreAPI</text:p>
          </table:table-cell>
          <table:table-cell table:style-name="Default" table:formula="of:=SUBSTITUTE(['RAW Impl'.G329];&quot;returntype:&quot;;&quot;&quot;)" office:value-type="string" office:string-value="void">
            <text:p>void</text:p>
          </table:table-cell>
          <table:table-cell table:style-name="Default" table:formula="of:=['RAW Impl'.A329]" office:value-type="string" office:string-value="setMtu">
            <text:p>setMtu</text:p>
          </table:table-cell>
          <table:table-cell table:style-name="Default" table:formula="of:=['RAW Impl'.F329]" office:value-type="string" office:string-value="signature:(int mtu)">
            <text:p>signature:(int mtu)</text:p>
          </table:table-cell>
          <table:table-cell table:number-columns-repeated="1018"/>
        </table:table-row>
        <table:table-row table:style-name="ro1">
          <table:table-cell table:style-name="Default" table:formula="of:=['RAW Impl'.B330]" office:value-type="string" office:string-value="coreapi.h">
            <text:p>coreapi.h</text:p>
          </table:table-cell>
          <table:table-cell table:style-name="Default" table:formula="of:=SUBSTITUTE(['RAW Impl'.D330];&quot;line:&quot;;&quot;&quot;)" office:value-type="string" office:string-value="228">
            <text:p>228</text:p>
          </table:table-cell>
          <table:table-cell table:style-name="Default" table:formula="of:=SUBSTITUTE(['RAW Impl'.E330];&quot;returntype:&quot;;&quot;&quot;)" office:value-type="string" office:string-value="class:CoreAPI">
            <text:p>class:CoreAPI</text:p>
          </table:table-cell>
          <table:table-cell table:style-name="Default" table:formula="of:=SUBSTITUTE(['RAW Impl'.G330];&quot;returntype:&quot;;&quot;&quot;)" office:value-type="string" office:string-value="void">
            <text:p>void</text:p>
          </table:table-cell>
          <table:table-cell table:style-name="Default" table:formula="of:=['RAW Impl'.A330]" office:value-type="string" office:string-value="setNatAddress">
            <text:p>setNatAddress</text:p>
          </table:table-cell>
          <table:table-cell table:style-name="Default" table:formula="of:=['RAW Impl'.F330]" office:value-type="string" office:string-value="signature:(const std::string &amp;address)">
            <text:p>signature:(const std::string &amp;address)</text:p>
          </table:table-cell>
          <table:table-cell table:number-columns-repeated="1018"/>
        </table:table-row>
        <table:table-row table:style-name="ro1">
          <table:table-cell table:style-name="Default" table:formula="of:=['RAW Impl'.B331]" office:value-type="string" office:string-value="coreapi.h">
            <text:p>coreapi.h</text:p>
          </table:table-cell>
          <table:table-cell table:style-name="Default" table:formula="of:=SUBSTITUTE(['RAW Impl'.D331];&quot;line:&quot;;&quot;&quot;)" office:value-type="string" office:string-value="167">
            <text:p>167</text:p>
          </table:table-cell>
          <table:table-cell table:style-name="Default" table:formula="of:=SUBSTITUTE(['RAW Impl'.E331];&quot;returntype:&quot;;&quot;&quot;)" office:value-type="string" office:string-value="class:CoreAPI">
            <text:p>class:CoreAPI</text:p>
          </table:table-cell>
          <table:table-cell table:style-name="Default" table:formula="of:=SUBSTITUTE(['RAW Impl'.G331];&quot;returntype:&quot;;&quot;&quot;)" office:value-type="string" office:string-value="void">
            <text:p>void</text:p>
          </table:table-cell>
          <table:table-cell table:style-name="Default" table:formula="of:=['RAW Impl'.A331]" office:value-type="string" office:string-value="setNativePreviewWindowId">
            <text:p>setNativePreviewWindowId</text:p>
          </table:table-cell>
          <table:table-cell table:style-name="Default" table:formula="of:=['RAW Impl'.F331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332]" office:value-type="string" office:string-value="coreapi.h">
            <text:p>coreapi.h</text:p>
          </table:table-cell>
          <table:table-cell table:style-name="Default" table:formula="of:=SUBSTITUTE(['RAW Impl'.D332];&quot;line:&quot;;&quot;&quot;)" office:value-type="string" office:string-value="165">
            <text:p>165</text:p>
          </table:table-cell>
          <table:table-cell table:style-name="Default" table:formula="of:=SUBSTITUTE(['RAW Impl'.E332];&quot;returntype:&quot;;&quot;&quot;)" office:value-type="string" office:string-value="class:CoreAPI">
            <text:p>class:CoreAPI</text:p>
          </table:table-cell>
          <table:table-cell table:style-name="Default" table:formula="of:=SUBSTITUTE(['RAW Impl'.G332];&quot;returntype:&quot;;&quot;&quot;)" office:value-type="string" office:string-value="void">
            <text:p>void</text:p>
          </table:table-cell>
          <table:table-cell table:style-name="Default" table:formula="of:=['RAW Impl'.A332]" office:value-type="string" office:string-value="setNativeVideoWindowId">
            <text:p>setNativeVideoWindowId</text:p>
          </table:table-cell>
          <table:table-cell table:style-name="Default" table:formula="of:=['RAW Impl'.F332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333]" office:value-type="string" office:string-value="coreapi.h">
            <text:p>coreapi.h</text:p>
          </table:table-cell>
          <table:table-cell table:style-name="Default" table:formula="of:=SUBSTITUTE(['RAW Impl'.D333];&quot;line:&quot;;&quot;&quot;)" office:value-type="string" office:string-value="247">
            <text:p>247</text:p>
          </table:table-cell>
          <table:table-cell table:style-name="Default" table:formula="of:=SUBSTITUTE(['RAW Impl'.E333];&quot;returntype:&quot;;&quot;&quot;)" office:value-type="string" office:string-value="class:CoreAPI">
            <text:p>class:CoreAPI</text:p>
          </table:table-cell>
          <table:table-cell table:style-name="Default" table:formula="of:=SUBSTITUTE(['RAW Impl'.G333];&quot;returntype:&quot;;&quot;&quot;)" office:value-type="string" office:string-value="void">
            <text:p>void</text:p>
          </table:table-cell>
          <table:table-cell table:style-name="Default" table:formula="of:=['RAW Impl'.A333]" office:value-type="string" office:string-value="setNetworkReachable">
            <text:p>setNetworkReachable</text:p>
          </table:table-cell>
          <table:table-cell table:style-name="Default" table:formula="of:=['RAW Impl'.F333]" office:value-type="string" office:string-value="signature:(bool reachable)">
            <text:p>signature:(bool reachable)</text:p>
          </table:table-cell>
          <table:table-cell table:number-columns-repeated="1018"/>
        </table:table-row>
        <table:table-row table:style-name="ro1">
          <table:table-cell table:style-name="Default" table:formula="of:=['RAW Impl'.B334]" office:value-type="string" office:string-value="payloadtypeapi.h">
            <text:p>payloadtypeapi.h</text:p>
          </table:table-cell>
          <table:table-cell table:style-name="Default" table:formula="of:=SUBSTITUTE(['RAW Impl'.D334];&quot;line:&quot;;&quot;&quot;)" office:value-type="string" office:string-value="39">
            <text:p>39</text:p>
          </table:table-cell>
          <table:table-cell table:style-name="Default" table:formula="of:=SUBSTITUTE(['RAW Impl'.E33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34];&quot;returntype:&quot;;&quot;&quot;)" office:value-type="string" office:string-value="void">
            <text:p>void</text:p>
          </table:table-cell>
          <table:table-cell table:style-name="Default" table:formula="of:=['RAW Impl'.A334]" office:value-type="string" office:string-value="setNormalBitrate">
            <text:p>setNormalBitrate</text:p>
          </table:table-cell>
          <table:table-cell table:style-name="Default" table:formula="of:=['RAW Impl'.F334]" office:value-type="string" office:string-value="signature:(int bitrate)">
            <text:p>signature:(int bitrate)</text:p>
          </table:table-cell>
          <table:table-cell table:number-columns-repeated="1018"/>
        </table:table-row>
        <table:table-row table:style-name="ro1">
          <table:table-cell table:style-name="Default" table:formula="of:=['RAW Impl'.B335]" office:value-type="string" office:string-value="authinfoapi.h">
            <text:p>authinfoapi.h</text:p>
          </table:table-cell>
          <table:table-cell table:style-name="Default" table:formula="of:=SUBSTITUTE(['RAW Impl'.D335];&quot;line:&quot;;&quot;&quot;)" office:value-type="string" office:string-value="28">
            <text:p>28</text:p>
          </table:table-cell>
          <table:table-cell table:style-name="Default" table:formula="of:=SUBSTITUTE(['RAW Impl'.E33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35];&quot;returntype:&quot;;&quot;&quot;)" office:value-type="string" office:string-value="void">
            <text:p>void</text:p>
          </table:table-cell>
          <table:table-cell table:style-name="Default" table:formula="of:=['RAW Impl'.A335]" office:value-type="string" office:string-value="setPasswd">
            <text:p>setPasswd</text:p>
          </table:table-cell>
          <table:table-cell table:style-name="Default" table:formula="of:=['RAW Impl'.F335]" office:value-type="string" office:string-value="signature:(const std::string &amp;passwd)">
            <text:p>signature:(const std::string &amp;passwd)</text:p>
          </table:table-cell>
          <table:table-cell table:number-columns-repeated="1018"/>
        </table:table-row>
        <table:table-row table:style-name="ro1">
          <table:table-cell table:style-name="Default" table:formula="of:=['RAW Impl'.B336]" office:value-type="string" office:string-value="payloadtypeapi.h">
            <text:p>payloadtypeapi.h</text:p>
          </table:table-cell>
          <table:table-cell table:style-name="Default" table:formula="of:=SUBSTITUTE(['RAW Impl'.D336];&quot;line:&quot;;&quot;&quot;)" office:value-type="string" office:string-value="36">
            <text:p>36</text:p>
          </table:table-cell>
          <table:table-cell table:style-name="Default" table:formula="of:=SUBSTITUTE(['RAW Impl'.E33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36];&quot;returntype:&quot;;&quot;&quot;)" office:value-type="string" office:string-value="void">
            <text:p>void</text:p>
          </table:table-cell>
          <table:table-cell table:style-name="Default" table:formula="of:=['RAW Impl'.A336]" office:value-type="string" office:string-value="setPatternLength">
            <text:p>setPatternLength</text:p>
          </table:table-cell>
          <table:table-cell table:style-name="Default" table:formula="of:=['RAW Impl'.F336]" office:value-type="string" office:string-value="signature:(int length)">
            <text:p>signature:(int length)</text:p>
          </table:table-cell>
          <table:table-cell table:number-columns-repeated="1018"/>
        </table:table-row>
        <table:table-row table:style-name="ro1">
          <table:table-cell table:style-name="Default" table:formula="of:=['RAW Impl'.B337]" office:value-type="string" office:string-value="coreapi.h">
            <text:p>coreapi.h</text:p>
          </table:table-cell>
          <table:table-cell table:style-name="Default" table:formula="of:=SUBSTITUTE(['RAW Impl'.D337];&quot;line:&quot;;&quot;&quot;)" office:value-type="string" office:string-value="144">
            <text:p>144</text:p>
          </table:table-cell>
          <table:table-cell table:style-name="Default" table:formula="of:=SUBSTITUTE(['RAW Impl'.E337];&quot;returntype:&quot;;&quot;&quot;)" office:value-type="string" office:string-value="class:CoreAPI">
            <text:p>class:CoreAPI</text:p>
          </table:table-cell>
          <table:table-cell table:style-name="Default" table:formula="of:=SUBSTITUTE(['RAW Impl'.G337];&quot;returntype:&quot;;&quot;&quot;)" office:value-type="string" office:string-value="void">
            <text:p>void</text:p>
          </table:table-cell>
          <table:table-cell table:style-name="Default" table:formula="of:=['RAW Impl'.A337]" office:value-type="string" office:string-value="setPlayLevel">
            <text:p>setPlayLevel</text:p>
          </table:table-cell>
          <table:table-cell table:style-name="Default" table:formula="of:=['RAW Impl'.F337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338]" office:value-type="string" office:string-value="coreapi.h">
            <text:p>coreapi.h</text:p>
          </table:table-cell>
          <table:table-cell table:style-name="Default" table:formula="of:=SUBSTITUTE(['RAW Impl'.D338];&quot;line:&quot;;&quot;&quot;)" office:value-type="string" office:string-value="178">
            <text:p>178</text:p>
          </table:table-cell>
          <table:table-cell table:style-name="Default" table:formula="of:=SUBSTITUTE(['RAW Impl'.E338];&quot;returntype:&quot;;&quot;&quot;)" office:value-type="string" office:string-value="class:CoreAPI">
            <text:p>class:CoreAPI</text:p>
          </table:table-cell>
          <table:table-cell table:style-name="Default" table:formula="of:=SUBSTITUTE(['RAW Impl'.G338];&quot;returntype:&quot;;&quot;&quot;)" office:value-type="string" office:string-value="void">
            <text:p>void</text:p>
          </table:table-cell>
          <table:table-cell table:style-name="Default" table:formula="of:=['RAW Impl'.A338]" office:value-type="string" office:string-value="setPlaybackDevice">
            <text:p>setPlaybackDevice</text:p>
          </table:table-cell>
          <table:table-cell table:style-name="Default" table:formula="of:=['RAW Impl'.F338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39]" office:value-type="string" office:string-value="coreapi.h">
            <text:p>coreapi.h</text:p>
          </table:table-cell>
          <table:table-cell table:style-name="Default" table:formula="of:=SUBSTITUTE(['RAW Impl'.D339];&quot;line:&quot;;&quot;&quot;)" office:value-type="string" office:string-value="155">
            <text:p>155</text:p>
          </table:table-cell>
          <table:table-cell table:style-name="Default" table:formula="of:=SUBSTITUTE(['RAW Impl'.E339];&quot;returntype:&quot;;&quot;&quot;)" office:value-type="string" office:string-value="class:CoreAPI">
            <text:p>class:CoreAPI</text:p>
          </table:table-cell>
          <table:table-cell table:style-name="Default" table:formula="of:=SUBSTITUTE(['RAW Impl'.G339];&quot;returntype:&quot;;&quot;&quot;)" office:value-type="string" office:string-value="void">
            <text:p>void</text:p>
          </table:table-cell>
          <table:table-cell table:style-name="Default" table:formula="of:=['RAW Impl'.A339]" office:value-type="string" office:string-value="setPlaybackGainDb">
            <text:p>setPlaybackGainDb</text:p>
          </table:table-cell>
          <table:table-cell table:style-name="Default" table:formula="of:=['RAW Impl'.F339]" office:value-type="string" office:string-value="signature:(float gain)">
            <text:p>signature:(float gain)</text:p>
          </table:table-cell>
          <table:table-cell table:number-columns-repeated="1018"/>
        </table:table-row>
        <table:table-row table:style-name="ro1">
          <table:table-cell table:style-name="Default" table:formula="of:=['RAW Impl'.B340]" office:value-type="string" office:string-value="addressapi.h">
            <text:p>addressapi.h</text:p>
          </table:table-cell>
          <table:table-cell table:style-name="Default" table:formula="of:=SUBSTITUTE(['RAW Impl'.D340];&quot;line:&quot;;&quot;&quot;)" office:value-type="string" office:string-value="33">
            <text:p>33</text:p>
          </table:table-cell>
          <table:table-cell table:style-name="Default" table:formula="of:=SUBSTITUTE(['RAW Impl'.E34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40];&quot;returntype:&quot;;&quot;&quot;)" office:value-type="string" office:string-value="void">
            <text:p>void</text:p>
          </table:table-cell>
          <table:table-cell table:style-name="Default" table:formula="of:=['RAW Impl'.A340]" office:value-type="string" office:string-value="setPort">
            <text:p>setPort</text:p>
          </table:table-cell>
          <table:table-cell table:style-name="Default" table:formula="of:=['RAW Impl'.F340]" office:value-type="string" office:string-value="signature:(const std::string &amp;port)">
            <text:p>signature:(const std::string &amp;port)</text:p>
          </table:table-cell>
          <table:table-cell table:number-columns-repeated="1018"/>
        </table:table-row>
        <table:table-row table:style-name="ro1">
          <table:table-cell table:style-name="Default" table:formula="of:=['RAW Impl'.B341]" office:value-type="string" office:string-value="addressapi.h">
            <text:p>addressapi.h</text:p>
          </table:table-cell>
          <table:table-cell table:style-name="Default" table:formula="of:=SUBSTITUTE(['RAW Impl'.D341];&quot;line:&quot;;&quot;&quot;)" office:value-type="string" office:string-value="34">
            <text:p>34</text:p>
          </table:table-cell>
          <table:table-cell table:style-name="Default" table:formula="of:=SUBSTITUTE(['RAW Impl'.E34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41];&quot;returntype:&quot;;&quot;&quot;)" office:value-type="string" office:string-value="void">
            <text:p>void</text:p>
          </table:table-cell>
          <table:table-cell table:style-name="Default" table:formula="of:=['RAW Impl'.A341]" office:value-type="string" office:string-value="setPortInt">
            <text:p>setPortInt</text:p>
          </table:table-cell>
          <table:table-cell table:style-name="Default" table:formula="of:=['RAW Impl'.F341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42]" office:value-type="string" office:string-value="coreapi.h">
            <text:p>coreapi.h</text:p>
          </table:table-cell>
          <table:table-cell table:style-name="Default" table:formula="of:=SUBSTITUTE(['RAW Impl'.D342];&quot;line:&quot;;&quot;&quot;)" office:value-type="string" office:string-value="205">
            <text:p>205</text:p>
          </table:table-cell>
          <table:table-cell table:style-name="Default" table:formula="of:=SUBSTITUTE(['RAW Impl'.E342];&quot;returntype:&quot;;&quot;&quot;)" office:value-type="string" office:string-value="class:CoreAPI">
            <text:p>class:CoreAPI</text:p>
          </table:table-cell>
          <table:table-cell table:style-name="Default" table:formula="of:=SUBSTITUTE(['RAW Impl'.G342];&quot;returntype:&quot;;&quot;&quot;)" office:value-type="string" office:string-value="void">
            <text:p>void</text:p>
          </table:table-cell>
          <table:table-cell table:style-name="Default" table:formula="of:=['RAW Impl'.A342]" office:value-type="string" office:string-value="setPrimaryContact">
            <text:p>setPrimaryContact</text:p>
          </table:table-cell>
          <table:table-cell table:style-name="Default" table:formula="of:=['RAW Impl'.F342]" office:value-type="string" office:string-value="signature:(const std::string &amp;contact)">
            <text:p>signature:(const std::string &amp;contact)</text:p>
          </table:table-cell>
          <table:table-cell table:number-columns-repeated="1018"/>
        </table:table-row>
        <table:table-row table:style-name="ro1">
          <table:table-cell table:style-name="Default" table:formula="of:=['RAW Impl'.B343]" office:value-type="string" office:string-value="coreplugin.h">
            <text:p>coreplugin.h</text:p>
          </table:table-cell>
          <table:table-cell table:style-name="Default" table:formula="of:=SUBSTITUTE(['RAW Impl'.D343];&quot;line:&quot;;&quot;&quot;)" office:value-type="string" office:string-value="23">
            <text:p>23</text:p>
          </table:table-cell>
          <table:table-cell table:style-name="Default" table:formula="of:=SUBSTITUTE(['RAW Impl'.E343];&quot;returntype:&quot;;&quot;&quot;)" office:value-type="string" office:string-value="class:core">
            <text:p>class:core</text:p>
          </table:table-cell>
          <table:table-cell table:style-name="Default" table:formula="of:=SUBSTITUTE(['RAW Impl'.G343];&quot;returntype:&quot;;&quot;&quot;)" office:value-type="string" office:string-value="virtualbool">
            <text:p>virtualbool</text:p>
          </table:table-cell>
          <table:table-cell table:style-name="Default" table:formula="of:=['RAW Impl'.A343]" office:value-type="string" office:string-value="setReady">
            <text:p>setReady</text:p>
          </table:table-cell>
          <table:table-cell table:style-name="Default" table:formula="of:=['RAW Impl'.F34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44]" office:value-type="string" office:string-value="videoplugin.h">
            <text:p>videoplugin.h</text:p>
          </table:table-cell>
          <table:table-cell table:style-name="Default" table:formula="of:=SUBSTITUTE(['RAW Impl'.D344];&quot;line:&quot;;&quot;&quot;)" office:value-type="string" office:string-value="20">
            <text:p>20</text:p>
          </table:table-cell>
          <table:table-cell table:style-name="Default" table:formula="of:=SUBSTITUTE(['RAW Impl'.E344];&quot;returntype:&quot;;&quot;&quot;)" office:value-type="string" office:string-value="class:video">
            <text:p>class:video</text:p>
          </table:table-cell>
          <table:table-cell table:style-name="Default" table:formula="of:=SUBSTITUTE(['RAW Impl'.G344];&quot;returntype:&quot;;&quot;&quot;)" office:value-type="string" office:string-value="virtualbool">
            <text:p>virtualbool</text:p>
          </table:table-cell>
          <table:table-cell table:style-name="Default" table:formula="of:=['RAW Impl'.A344]" office:value-type="string" office:string-value="setReady">
            <text:p>setReady</text:p>
          </table:table-cell>
          <table:table-cell table:style-name="Default" table:formula="of:=['RAW Impl'.F34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45]" office:value-type="string" office:string-value="coreapi.h">
            <text:p>coreapi.h</text:p>
          </table:table-cell>
          <table:table-cell table:style-name="Default" table:formula="of:=SUBSTITUTE(['RAW Impl'.D345];&quot;line:&quot;;&quot;&quot;)" office:value-type="string" office:string-value="146">
            <text:p>146</text:p>
          </table:table-cell>
          <table:table-cell table:style-name="Default" table:formula="of:=SUBSTITUTE(['RAW Impl'.E345];&quot;returntype:&quot;;&quot;&quot;)" office:value-type="string" office:string-value="class:CoreAPI">
            <text:p>class:CoreAPI</text:p>
          </table:table-cell>
          <table:table-cell table:style-name="Default" table:formula="of:=SUBSTITUTE(['RAW Impl'.G345];&quot;returntype:&quot;;&quot;&quot;)" office:value-type="string" office:string-value="void">
            <text:p>void</text:p>
          </table:table-cell>
          <table:table-cell table:style-name="Default" table:formula="of:=['RAW Impl'.A345]" office:value-type="string" office:string-value="setRecLevel">
            <text:p>setRecLevel</text:p>
          </table:table-cell>
          <table:table-cell table:style-name="Default" table:formula="of:=['RAW Impl'.F345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346]" office:value-type="string" office:string-value="payloadtypeapi.h">
            <text:p>payloadtypeapi.h</text:p>
          </table:table-cell>
          <table:table-cell table:style-name="Default" table:formula="of:=SUBSTITUTE(['RAW Impl'.D346];&quot;line:&quot;;&quot;&quot;)" office:value-type="string" office:string-value="48">
            <text:p>48</text:p>
          </table:table-cell>
          <table:table-cell table:style-name="Default" table:formula="of:=SUBSTITUTE(['RAW Impl'.E34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46];&quot;returntype:&quot;;&quot;&quot;)" office:value-type="string" office:string-value="void">
            <text:p>void</text:p>
          </table:table-cell>
          <table:table-cell table:style-name="Default" table:formula="of:=['RAW Impl'.A346]" office:value-type="string" office:string-value="setRecvFmtp">
            <text:p>setRecvFmtp</text:p>
          </table:table-cell>
          <table:table-cell table:style-name="Default" table:formula="of:=['RAW Impl'.F346]" office:value-type="string" office:string-value="signature:(const std::string &amp;rfmtp)">
            <text:p>signature:(const std::string &amp;rfmtp)</text:p>
          </table:table-cell>
          <table:table-cell table:number-columns-repeated="1018"/>
        </table:table-row>
        <table:table-row table:style-name="ro1">
          <table:table-cell table:style-name="Default" table:formula="of:=['RAW Impl'.B347]" office:value-type="string" office:string-value="calllogapi.h">
            <text:p>calllogapi.h</text:p>
          </table:table-cell>
          <table:table-cell table:style-name="Default" table:formula="of:=SUBSTITUTE(['RAW Impl'.D347];&quot;line:&quot;;&quot;&quot;)" office:value-type="string" office:string-value="19">
            <text:p>19</text:p>
          </table:table-cell>
          <table:table-cell table:style-name="Default" table:formula="of:=SUBSTITUTE(['RAW Impl'.E347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347];&quot;returntype:&quot;;&quot;&quot;)" office:value-type="string" office:string-value="void">
            <text:p>void</text:p>
          </table:table-cell>
          <table:table-cell table:style-name="Default" table:formula="of:=['RAW Impl'.A347]" office:value-type="string" office:string-value="setRefKey">
            <text:p>setRefKey</text:p>
          </table:table-cell>
          <table:table-cell table:style-name="Default" table:formula="of:=['RAW Impl'.F347]" office:value-type="string" office:string-value="signature:(const std::string &amp;refKey)">
            <text:p>signature:(const std::string &amp;refKey)</text:p>
          </table:table-cell>
          <table:table-cell table:number-columns-repeated="1018"/>
        </table:table-row>
        <table:table-row table:style-name="ro1">
          <table:table-cell table:style-name="Default" table:formula="of:=['RAW Impl'.B348]" office:value-type="string" office:string-value="coreapi.h">
            <text:p>coreapi.h</text:p>
          </table:table-cell>
          <table:table-cell table:style-name="Default" table:formula="of:=SUBSTITUTE(['RAW Impl'.D348];&quot;line:&quot;;&quot;&quot;)" office:value-type="string" office:string-value="226">
            <text:p>226</text:p>
          </table:table-cell>
          <table:table-cell table:style-name="Default" table:formula="of:=SUBSTITUTE(['RAW Impl'.E348];&quot;returntype:&quot;;&quot;&quot;)" office:value-type="string" office:string-value="class:CoreAPI">
            <text:p>class:CoreAPI</text:p>
          </table:table-cell>
          <table:table-cell table:style-name="Default" table:formula="of:=SUBSTITUTE(['RAW Impl'.G348];&quot;returntype:&quot;;&quot;&quot;)" office:value-type="string" office:string-value="void">
            <text:p>void</text:p>
          </table:table-cell>
          <table:table-cell table:style-name="Default" table:formula="of:=['RAW Impl'.A348]" office:value-type="string" office:string-value="setRelayAddr">
            <text:p>setRelayAddr</text:p>
          </table:table-cell>
          <table:table-cell table:style-name="Default" table:formula="of:=['RAW Impl'.F348]" office:value-type="string" office:string-value="signature:(const std::string &amp;addr)">
            <text:p>signature:(const std::string &amp;addr)</text:p>
          </table:table-cell>
          <table:table-cell table:number-columns-repeated="1018"/>
        </table:table-row>
        <table:table-row table:style-name="ro1">
          <table:table-cell table:style-name="Default" table:formula="of:=['RAW Impl'.B349]" office:value-type="string" office:string-value="coreapi.h">
            <text:p>coreapi.h</text:p>
          </table:table-cell>
          <table:table-cell table:style-name="Default" table:formula="of:=SUBSTITUTE(['RAW Impl'.D349];&quot;line:&quot;;&quot;&quot;)" office:value-type="string" office:string-value="289">
            <text:p>289</text:p>
          </table:table-cell>
          <table:table-cell table:style-name="Default" table:formula="of:=SUBSTITUTE(['RAW Impl'.E349];&quot;returntype:&quot;;&quot;&quot;)" office:value-type="string" office:string-value="class:CoreAPI">
            <text:p>class:CoreAPI</text:p>
          </table:table-cell>
          <table:table-cell table:style-name="Default" table:formula="of:=SUBSTITUTE(['RAW Impl'.G349];&quot;returntype:&quot;;&quot;&quot;)" office:value-type="string" office:string-value="void">
            <text:p>void</text:p>
          </table:table-cell>
          <table:table-cell table:style-name="Default" table:formula="of:=['RAW Impl'.A349]" office:value-type="string" office:string-value="setRing">
            <text:p>setRing</text:p>
          </table:table-cell>
          <table:table-cell table:style-name="Default" table:formula="of:=['RAW Impl'.F349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50]" office:value-type="string" office:string-value="coreapi.h">
            <text:p>coreapi.h</text:p>
          </table:table-cell>
          <table:table-cell table:style-name="Default" table:formula="of:=SUBSTITUTE(['RAW Impl'.D350];&quot;line:&quot;;&quot;&quot;)" office:value-type="string" office:string-value="148">
            <text:p>148</text:p>
          </table:table-cell>
          <table:table-cell table:style-name="Default" table:formula="of:=SUBSTITUTE(['RAW Impl'.E350];&quot;returntype:&quot;;&quot;&quot;)" office:value-type="string" office:string-value="class:CoreAPI">
            <text:p>class:CoreAPI</text:p>
          </table:table-cell>
          <table:table-cell table:style-name="Default" table:formula="of:=SUBSTITUTE(['RAW Impl'.G350];&quot;returntype:&quot;;&quot;&quot;)" office:value-type="string" office:string-value="void">
            <text:p>void</text:p>
          </table:table-cell>
          <table:table-cell table:style-name="Default" table:formula="of:=['RAW Impl'.A350]" office:value-type="string" office:string-value="setRingLevel">
            <text:p>setRingLevel</text:p>
          </table:table-cell>
          <table:table-cell table:style-name="Default" table:formula="of:=['RAW Impl'.F350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351]" office:value-type="string" office:string-value="coreapi.h">
            <text:p>coreapi.h</text:p>
          </table:table-cell>
          <table:table-cell table:style-name="Default" table:formula="of:=SUBSTITUTE(['RAW Impl'.D351];&quot;line:&quot;;&quot;&quot;)" office:value-type="string" office:string-value="290">
            <text:p>290</text:p>
          </table:table-cell>
          <table:table-cell table:style-name="Default" table:formula="of:=SUBSTITUTE(['RAW Impl'.E351];&quot;returntype:&quot;;&quot;&quot;)" office:value-type="string" office:string-value="class:CoreAPI">
            <text:p>class:CoreAPI</text:p>
          </table:table-cell>
          <table:table-cell table:style-name="Default" table:formula="of:=SUBSTITUTE(['RAW Impl'.G351];&quot;returntype:&quot;;&quot;&quot;)" office:value-type="string" office:string-value="void">
            <text:p>void</text:p>
          </table:table-cell>
          <table:table-cell table:style-name="Default" table:formula="of:=['RAW Impl'.A351]" office:value-type="string" office:string-value="setRingback">
            <text:p>setRingback</text:p>
          </table:table-cell>
          <table:table-cell table:style-name="Default" table:formula="of:=['RAW Impl'.F351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52]" office:value-type="string" office:string-value="coreapi.h">
            <text:p>coreapi.h</text:p>
          </table:table-cell>
          <table:table-cell table:style-name="Default" table:formula="of:=SUBSTITUTE(['RAW Impl'.D352];&quot;line:&quot;;&quot;&quot;)" office:value-type="string" office:string-value="177">
            <text:p>177</text:p>
          </table:table-cell>
          <table:table-cell table:style-name="Default" table:formula="of:=SUBSTITUTE(['RAW Impl'.E352];&quot;returntype:&quot;;&quot;&quot;)" office:value-type="string" office:string-value="class:CoreAPI">
            <text:p>class:CoreAPI</text:p>
          </table:table-cell>
          <table:table-cell table:style-name="Default" table:formula="of:=SUBSTITUTE(['RAW Impl'.G352];&quot;returntype:&quot;;&quot;&quot;)" office:value-type="string" office:string-value="void">
            <text:p>void</text:p>
          </table:table-cell>
          <table:table-cell table:style-name="Default" table:formula="of:=['RAW Impl'.A352]" office:value-type="string" office:string-value="setRingerDevice">
            <text:p>setRingerDevice</text:p>
          </table:table-cell>
          <table:table-cell table:style-name="Default" table:formula="of:=['RAW Impl'.F352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53]" office:value-type="string" office:string-value="coreapi.h">
            <text:p>coreapi.h</text:p>
          </table:table-cell>
          <table:table-cell table:style-name="Default" table:formula="of:=SUBSTITUTE(['RAW Impl'.D353];&quot;line:&quot;;&quot;&quot;)" office:value-type="string" office:string-value="291">
            <text:p>291</text:p>
          </table:table-cell>
          <table:table-cell table:style-name="Default" table:formula="of:=SUBSTITUTE(['RAW Impl'.E353];&quot;returntype:&quot;;&quot;&quot;)" office:value-type="string" office:string-value="class:CoreAPI">
            <text:p>class:CoreAPI</text:p>
          </table:table-cell>
          <table:table-cell table:style-name="Default" table:formula="of:=SUBSTITUTE(['RAW Impl'.G353];&quot;returntype:&quot;;&quot;&quot;)" office:value-type="string" office:string-value="void">
            <text:p>void</text:p>
          </table:table-cell>
          <table:table-cell table:style-name="Default" table:formula="of:=['RAW Impl'.A353]" office:value-type="string" office:string-value="setRootCa">
            <text:p>setRootCa</text:p>
          </table:table-cell>
          <table:table-cell table:style-name="Default" table:formula="of:=['RAW Impl'.F353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54]" office:value-type="string" office:string-value="callstatsapi.h">
            <text:p>callstatsapi.h</text:p>
          </table:table-cell>
          <table:table-cell table:style-name="Default" table:formula="of:=SUBSTITUTE(['RAW Impl'.D354];&quot;line:&quot;;&quot;&quot;)" office:value-type="string" office:string-value="23">
            <text:p>23</text:p>
          </table:table-cell>
          <table:table-cell table:style-name="Default" table:formula="of:=SUBSTITUTE(['RAW Impl'.E35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354];&quot;returntype:&quot;;&quot;&quot;)" office:value-type="string" office:string-value="void">
            <text:p>void</text:p>
          </table:table-cell>
          <table:table-cell table:style-name="Default" table:formula="of:=['RAW Impl'.A354]" office:value-type="string" office:string-value="setRoundTripDelay">
            <text:p>setRoundTripDelay</text:p>
          </table:table-cell>
          <table:table-cell table:style-name="Default" table:formula="of:=['RAW Impl'.F354]" office:value-type="string" office:string-value="signature:(float delay)">
            <text:p>signature:(float delay)</text:p>
          </table:table-cell>
          <table:table-cell table:number-columns-repeated="1018"/>
        </table:table-row>
        <table:table-row table:style-name="ro1">
          <table:table-cell table:style-name="Default" table:formula="of:=['RAW Impl'.B355]" office:value-type="string" office:string-value="proxyconfigapi.h">
            <text:p>proxyconfigapi.h</text:p>
          </table:table-cell>
          <table:table-cell table:style-name="Default" table:formula="of:=SUBSTITUTE(['RAW Impl'.D355];&quot;line:&quot;;&quot;&quot;)" office:value-type="string" office:string-value="49">
            <text:p>49</text:p>
          </table:table-cell>
          <table:table-cell table:style-name="Default" table:formula="of:=SUBSTITUTE(['RAW Impl'.E35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55];&quot;returntype:&quot;;&quot;&quot;)" office:value-type="string" office:string-value="void">
            <text:p>void</text:p>
          </table:table-cell>
          <table:table-cell table:style-name="Default" table:formula="of:=['RAW Impl'.A355]" office:value-type="string" office:string-value="setRoute">
            <text:p>setRoute</text:p>
          </table:table-cell>
          <table:table-cell table:style-name="Default" table:formula="of:=['RAW Impl'.F355]" office:value-type="string" office:string-value="signature:(const std::string &amp;route)">
            <text:p>signature:(const std::string &amp;route)</text:p>
          </table:table-cell>
          <table:table-cell table:number-columns-repeated="1018"/>
        </table:table-row>
        <table:table-row table:style-name="ro1">
          <table:table-cell table:style-name="Default" table:formula="of:=['RAW Impl'.B356]" office:value-type="string" office:string-value="payloadtypeapi.h">
            <text:p>payloadtypeapi.h</text:p>
          </table:table-cell>
          <table:table-cell table:style-name="Default" table:formula="of:=SUBSTITUTE(['RAW Impl'.D356];&quot;line:&quot;;&quot;&quot;)" office:value-type="string" office:string-value="51">
            <text:p>51</text:p>
          </table:table-cell>
          <table:table-cell table:style-name="Default" table:formula="of:=SUBSTITUTE(['RAW Impl'.E35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56];&quot;returntype:&quot;;&quot;&quot;)" office:value-type="string" office:string-value="void">
            <text:p>void</text:p>
          </table:table-cell>
          <table:table-cell table:style-name="Default" table:formula="of:=['RAW Impl'.A356]" office:value-type="string" office:string-value="setSendFmtp">
            <text:p>setSendFmtp</text:p>
          </table:table-cell>
          <table:table-cell table:style-name="Default" table:formula="of:=['RAW Impl'.F356]" office:value-type="string" office:string-value="signature:(const std::string &amp;sfmtp)">
            <text:p>signature:(const std::string &amp;sfmtp)</text:p>
          </table:table-cell>
          <table:table-cell table:number-columns-repeated="1018"/>
        </table:table-row>
        <table:table-row table:style-name="ro1">
          <table:table-cell table:style-name="Default" table:formula="of:=['RAW Impl'.B357]" office:value-type="string" office:string-value="proxyconfigapi.h">
            <text:p>proxyconfigapi.h</text:p>
          </table:table-cell>
          <table:table-cell table:style-name="Default" table:formula="of:=SUBSTITUTE(['RAW Impl'.D357];&quot;line:&quot;;&quot;&quot;)" office:value-type="string" office:string-value="43">
            <text:p>43</text:p>
          </table:table-cell>
          <table:table-cell table:style-name="Default" table:formula="of:=SUBSTITUTE(['RAW Impl'.E35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57];&quot;returntype:&quot;;&quot;&quot;)" office:value-type="string" office:string-value="void">
            <text:p>void</text:p>
          </table:table-cell>
          <table:table-cell table:style-name="Default" table:formula="of:=['RAW Impl'.A357]" office:value-type="string" office:string-value="setServerAddr">
            <text:p>setServerAddr</text:p>
          </table:table-cell>
          <table:table-cell table:style-name="Default" table:formula="of:=['RAW Impl'.F357]" office:value-type="string" office:string-value="signature:(const std::string &amp;server_addr)">
            <text:p>signature:(const std::string &amp;server_addr)</text:p>
          </table:table-cell>
          <table:table-cell table:number-columns-repeated="1018"/>
        </table:table-row>
        <table:table-row table:style-name="ro1">
          <table:table-cell table:style-name="Default" table:formula="of:=['RAW Impl'.B358]" office:value-type="string" office:string-value="coreapi.h">
            <text:p>coreapi.h</text:p>
          </table:table-cell>
          <table:table-cell table:style-name="Default" table:formula="of:=SUBSTITUTE(['RAW Impl'.D358];&quot;line:&quot;;&quot;&quot;)" office:value-type="string" office:string-value="238">
            <text:p>238</text:p>
          </table:table-cell>
          <table:table-cell table:style-name="Default" table:formula="of:=SUBSTITUTE(['RAW Impl'.E358];&quot;returntype:&quot;;&quot;&quot;)" office:value-type="string" office:string-value="class:CoreAPI">
            <text:p>class:CoreAPI</text:p>
          </table:table-cell>
          <table:table-cell table:style-name="Default" table:formula="of:=SUBSTITUTE(['RAW Impl'.G358];&quot;returntype:&quot;;&quot;&quot;)" office:value-type="string" office:string-value="void">
            <text:p>void</text:p>
          </table:table-cell>
          <table:table-cell table:style-name="Default" table:formula="of:=['RAW Impl'.A358]" office:value-type="string" office:string-value="setSipDscp">
            <text:p>setSipDscp</text:p>
          </table:table-cell>
          <table:table-cell table:style-name="Default" table:formula="of:=['RAW Impl'.F358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59]" office:value-type="string" office:string-value="coreapi.h">
            <text:p>coreapi.h</text:p>
          </table:table-cell>
          <table:table-cell table:style-name="Default" table:formula="of:=SUBSTITUTE(['RAW Impl'.D359];&quot;line:&quot;;&quot;&quot;)" office:value-type="string" office:string-value="243">
            <text:p>243</text:p>
          </table:table-cell>
          <table:table-cell table:style-name="Default" table:formula="of:=SUBSTITUTE(['RAW Impl'.E359];&quot;returntype:&quot;;&quot;&quot;)" office:value-type="string" office:string-value="class:CoreAPI">
            <text:p>class:CoreAPI</text:p>
          </table:table-cell>
          <table:table-cell table:style-name="Default" table:formula="of:=SUBSTITUTE(['RAW Impl'.G359];&quot;returntype:&quot;;&quot;&quot;)" office:value-type="string" office:string-value="void">
            <text:p>void</text:p>
          </table:table-cell>
          <table:table-cell table:style-name="Default" table:formula="of:=['RAW Impl'.A359]" office:value-type="string" office:string-value="setSipPort">
            <text:p>setSipPort</text:p>
          </table:table-cell>
          <table:table-cell table:style-name="Default" table:formula="of:=['RAW Impl'.F359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60]" office:value-type="string" office:string-value="proxyconfigapi.h">
            <text:p>proxyconfigapi.h</text:p>
          </table:table-cell>
          <table:table-cell table:style-name="Default" table:formula="of:=SUBSTITUTE(['RAW Impl'.D360];&quot;line:&quot;;&quot;&quot;)" office:value-type="string" office:string-value="38">
            <text:p>38</text:p>
          </table:table-cell>
          <table:table-cell table:style-name="Default" table:formula="of:=SUBSTITUTE(['RAW Impl'.E36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60];&quot;returntype:&quot;;&quot;&quot;)" office:value-type="string" office:string-value="void">
            <text:p>void</text:p>
          </table:table-cell>
          <table:table-cell table:style-name="Default" table:formula="of:=['RAW Impl'.A360]" office:value-type="string" office:string-value="setSipSetup">
            <text:p>setSipSetup</text:p>
          </table:table-cell>
          <table:table-cell table:style-name="Default" table:formula="of:=['RAW Impl'.F360]" office:value-type="string" office:string-value="signature:(const std::string &amp;sip_setup)">
            <text:p>signature:(const std::string &amp;sip_setup)</text:p>
          </table:table-cell>
          <table:table-cell table:number-columns-repeated="1018"/>
        </table:table-row>
        <table:table-row table:style-name="ro1">
          <table:table-cell table:style-name="Default" table:formula="of:=['RAW Impl'.B361]" office:value-type="string" office:string-value="coreapi.h">
            <text:p>coreapi.h</text:p>
          </table:table-cell>
          <table:table-cell table:style-name="Default" table:formula="of:=SUBSTITUTE(['RAW Impl'.D361];&quot;line:&quot;;&quot;&quot;)" office:value-type="string" office:string-value="292">
            <text:p>292</text:p>
          </table:table-cell>
          <table:table-cell table:style-name="Default" table:formula="of:=SUBSTITUTE(['RAW Impl'.E361];&quot;returntype:&quot;;&quot;&quot;)" office:value-type="string" office:string-value="class:CoreAPI">
            <text:p>class:CoreAPI</text:p>
          </table:table-cell>
          <table:table-cell table:style-name="Default" table:formula="of:=SUBSTITUTE(['RAW Impl'.G361];&quot;returntype:&quot;;&quot;&quot;)" office:value-type="string" office:string-value="void">
            <text:p>void</text:p>
          </table:table-cell>
          <table:table-cell table:style-name="Default" table:formula="of:=['RAW Impl'.A361]" office:value-type="string" office:string-value="setStaticPicture">
            <text:p>setStaticPicture</text:p>
          </table:table-cell>
          <table:table-cell table:style-name="Default" table:formula="of:=['RAW Impl'.F361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62]" office:value-type="string" office:string-value="coreapi.h">
            <text:p>coreapi.h</text:p>
          </table:table-cell>
          <table:table-cell table:style-name="Default" table:formula="of:=SUBSTITUTE(['RAW Impl'.D362];&quot;line:&quot;;&quot;&quot;)" office:value-type="string" office:string-value="285">
            <text:p>285</text:p>
          </table:table-cell>
          <table:table-cell table:style-name="Default" table:formula="of:=SUBSTITUTE(['RAW Impl'.E362];&quot;returntype:&quot;;&quot;&quot;)" office:value-type="string" office:string-value="class:CoreAPI">
            <text:p>class:CoreAPI</text:p>
          </table:table-cell>
          <table:table-cell table:style-name="Default" table:formula="of:=SUBSTITUTE(['RAW Impl'.G362];&quot;returntype:&quot;;&quot;&quot;)" office:value-type="string" office:string-value="void">
            <text:p>void</text:p>
          </table:table-cell>
          <table:table-cell table:style-name="Default" table:formula="of:=['RAW Impl'.A362]" office:value-type="string" office:string-value="setStaticPictureFps">
            <text:p>setStaticPictureFps</text:p>
          </table:table-cell>
          <table:table-cell table:style-name="Default" table:formula="of:=['RAW Impl'.F362]" office:value-type="string" office:string-value="signature:(float fps)">
            <text:p>signature:(float fps)</text:p>
          </table:table-cell>
          <table:table-cell table:number-columns-repeated="1018"/>
        </table:table-row>
        <table:table-row table:style-name="ro1">
          <table:table-cell table:style-name="Default" table:formula="of:=['RAW Impl'.B363]" office:value-type="string" office:string-value="coreapi.h">
            <text:p>coreapi.h</text:p>
          </table:table-cell>
          <table:table-cell table:style-name="Default" table:formula="of:=SUBSTITUTE(['RAW Impl'.D363];&quot;line:&quot;;&quot;&quot;)" office:value-type="string" office:string-value="224">
            <text:p>224</text:p>
          </table:table-cell>
          <table:table-cell table:style-name="Default" table:formula="of:=SUBSTITUTE(['RAW Impl'.E363];&quot;returntype:&quot;;&quot;&quot;)" office:value-type="string" office:string-value="class:CoreAPI">
            <text:p>class:CoreAPI</text:p>
          </table:table-cell>
          <table:table-cell table:style-name="Default" table:formula="of:=SUBSTITUTE(['RAW Impl'.G363];&quot;returntype:&quot;;&quot;&quot;)" office:value-type="string" office:string-value="void">
            <text:p>void</text:p>
          </table:table-cell>
          <table:table-cell table:style-name="Default" table:formula="of:=['RAW Impl'.A363]" office:value-type="string" office:string-value="setStunServer">
            <text:p>setStunServer</text:p>
          </table:table-cell>
          <table:table-cell table:style-name="Default" table:formula="of:=['RAW Impl'.F363]" office:value-type="string" office:string-value="signature:(const std::string &amp;server)">
            <text:p>signature:(const std::string &amp;server)</text:p>
          </table:table-cell>
          <table:table-cell table:number-columns-repeated="1018"/>
        </table:table-row>
        <table:table-row table:style-name="ro1">
          <table:table-cell table:style-name="Default" table:formula="of:=['RAW Impl'.B364]" office:value-type="string" office:string-value="callstatsapi.h">
            <text:p>callstatsapi.h</text:p>
          </table:table-cell>
          <table:table-cell table:style-name="Default" table:formula="of:=SUBSTITUTE(['RAW Impl'.D364];&quot;line:&quot;;&quot;&quot;)" office:value-type="string" office:string-value="20">
            <text:p>20</text:p>
          </table:table-cell>
          <table:table-cell table:style-name="Default" table:formula="of:=SUBSTITUTE(['RAW Impl'.E36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364];&quot;returntype:&quot;;&quot;&quot;)" office:value-type="string" office:string-value="void">
            <text:p>void</text:p>
          </table:table-cell>
          <table:table-cell table:style-name="Default" table:formula="of:=['RAW Impl'.A364]" office:value-type="string" office:string-value="setType">
            <text:p>setType</text:p>
          </table:table-cell>
          <table:table-cell table:style-name="Default" table:formula="of:=['RAW Impl'.F364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365]" office:value-type="string" office:string-value="payloadtypeapi.h">
            <text:p>payloadtypeapi.h</text:p>
          </table:table-cell>
          <table:table-cell table:style-name="Default" table:formula="of:=SUBSTITUTE(['RAW Impl'.D365];&quot;line:&quot;;&quot;&quot;)" office:value-type="string" office:string-value="24">
            <text:p>24</text:p>
          </table:table-cell>
          <table:table-cell table:style-name="Default" table:formula="of:=SUBSTITUTE(['RAW Impl'.E36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65];&quot;returntype:&quot;;&quot;&quot;)" office:value-type="string" office:string-value="void">
            <text:p>void</text:p>
          </table:table-cell>
          <table:table-cell table:style-name="Default" table:formula="of:=['RAW Impl'.A365]" office:value-type="string" office:string-value="setType">
            <text:p>setType</text:p>
          </table:table-cell>
          <table:table-cell table:style-name="Default" table:formula="of:=['RAW Impl'.F365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366]" office:value-type="string" office:string-value="coreapi.h">
            <text:p>coreapi.h</text:p>
          </table:table-cell>
          <table:table-cell table:style-name="Default" table:formula="of:=SUBSTITUTE(['RAW Impl'.D366];&quot;line:&quot;;&quot;&quot;)" office:value-type="string" office:string-value="216">
            <text:p>216</text:p>
          </table:table-cell>
          <table:table-cell table:style-name="Default" table:formula="of:=SUBSTITUTE(['RAW Impl'.E366];&quot;returntype:&quot;;&quot;&quot;)" office:value-type="string" office:string-value="class:CoreAPI">
            <text:p>class:CoreAPI</text:p>
          </table:table-cell>
          <table:table-cell table:style-name="Default" table:formula="of:=SUBSTITUTE(['RAW Impl'.G366];&quot;returntype:&quot;;&quot;&quot;)" office:value-type="string" office:string-value="void">
            <text:p>void</text:p>
          </table:table-cell>
          <table:table-cell table:style-name="Default" table:formula="of:=['RAW Impl'.A366]" office:value-type="string" office:string-value="setUploadBandwidth">
            <text:p>setUploadBandwidth</text:p>
          </table:table-cell>
          <table:table-cell table:style-name="Default" table:formula="of:=['RAW Impl'.F366]" office:value-type="string" office:string-value="signature:(int bandwidth)">
            <text:p>signature:(int bandwidth)</text:p>
          </table:table-cell>
          <table:table-cell table:number-columns-repeated="1018"/>
        </table:table-row>
        <table:table-row table:style-name="ro1">
          <table:table-cell table:style-name="Default" table:formula="of:=['RAW Impl'.B367]" office:value-type="string" office:string-value="coreapi.h">
            <text:p>coreapi.h</text:p>
          </table:table-cell>
          <table:table-cell table:style-name="Default" table:formula="of:=SUBSTITUTE(['RAW Impl'.D367];&quot;line:&quot;;&quot;&quot;)" office:value-type="string" office:string-value="220">
            <text:p>220</text:p>
          </table:table-cell>
          <table:table-cell table:style-name="Default" table:formula="of:=SUBSTITUTE(['RAW Impl'.E367];&quot;returntype:&quot;;&quot;&quot;)" office:value-type="string" office:string-value="class:CoreAPI">
            <text:p>class:CoreAPI</text:p>
          </table:table-cell>
          <table:table-cell table:style-name="Default" table:formula="of:=SUBSTITUTE(['RAW Impl'.G367];&quot;returntype:&quot;;&quot;&quot;)" office:value-type="string" office:string-value="void">
            <text:p>void</text:p>
          </table:table-cell>
          <table:table-cell table:style-name="Default" table:formula="of:=['RAW Impl'.A367]" office:value-type="string" office:string-value="setUploadPtime">
            <text:p>setUploadPtime</text:p>
          </table:table-cell>
          <table:table-cell table:style-name="Default" table:formula="of:=['RAW Impl'.F367]" office:value-type="string" office:string-value="signature:(int ptime)">
            <text:p>signature:(int ptime)</text:p>
          </table:table-cell>
          <table:table-cell table:number-columns-repeated="1018"/>
        </table:table-row>
        <table:table-row table:style-name="ro1">
          <table:table-cell table:style-name="Default" table:formula="of:=['RAW Impl'.B368]" office:value-type="string" office:string-value="coreapi.h">
            <text:p>coreapi.h</text:p>
          </table:table-cell>
          <table:table-cell table:style-name="Default" table:formula="of:=SUBSTITUTE(['RAW Impl'.D368];&quot;line:&quot;;&quot;&quot;)" office:value-type="string" office:string-value="275">
            <text:p>275</text:p>
          </table:table-cell>
          <table:table-cell table:style-name="Default" table:formula="of:=SUBSTITUTE(['RAW Impl'.E368];&quot;returntype:&quot;;&quot;&quot;)" office:value-type="string" office:string-value="class:CoreAPI">
            <text:p>class:CoreAPI</text:p>
          </table:table-cell>
          <table:table-cell table:style-name="Default" table:formula="of:=SUBSTITUTE(['RAW Impl'.G368];&quot;returntype:&quot;;&quot;&quot;)" office:value-type="string" office:string-value="void">
            <text:p>void</text:p>
          </table:table-cell>
          <table:table-cell table:style-name="Default" table:formula="of:=['RAW Impl'.A368]" office:value-type="string" office:string-value="setUseInfoForDtmf">
            <text:p>setUseInfoForDtmf</text:p>
          </table:table-cell>
          <table:table-cell table:style-name="Default" table:formula="of:=['RAW Impl'.F36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369]" office:value-type="string" office:string-value="coreapi.h">
            <text:p>coreapi.h</text:p>
          </table:table-cell>
          <table:table-cell table:style-name="Default" table:formula="of:=SUBSTITUTE(['RAW Impl'.D369];&quot;line:&quot;;&quot;&quot;)" office:value-type="string" office:string-value="170">
            <text:p>170</text:p>
          </table:table-cell>
          <table:table-cell table:style-name="Default" table:formula="of:=SUBSTITUTE(['RAW Impl'.E369];&quot;returntype:&quot;;&quot;&quot;)" office:value-type="string" office:string-value="class:CoreAPI">
            <text:p>class:CoreAPI</text:p>
          </table:table-cell>
          <table:table-cell table:style-name="Default" table:formula="of:=SUBSTITUTE(['RAW Impl'.G369];&quot;returntype:&quot;;&quot;&quot;)" office:value-type="string" office:string-value="void">
            <text:p>void</text:p>
          </table:table-cell>
          <table:table-cell table:style-name="Default" table:formula="of:=['RAW Impl'.A369]" office:value-type="string" office:string-value="setUsePreviewWindow">
            <text:p>setUsePreviewWindow</text:p>
          </table:table-cell>
          <table:table-cell table:style-name="Default" table:formula="of:=['RAW Impl'.F36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370]" office:value-type="string" office:string-value="coreapi.h">
            <text:p>coreapi.h</text:p>
          </table:table-cell>
          <table:table-cell table:style-name="Default" table:formula="of:=SUBSTITUTE(['RAW Impl'.D370];&quot;line:&quot;;&quot;&quot;)" office:value-type="string" office:string-value="277">
            <text:p>277</text:p>
          </table:table-cell>
          <table:table-cell table:style-name="Default" table:formula="of:=SUBSTITUTE(['RAW Impl'.E370];&quot;returntype:&quot;;&quot;&quot;)" office:value-type="string" office:string-value="class:CoreAPI">
            <text:p>class:CoreAPI</text:p>
          </table:table-cell>
          <table:table-cell table:style-name="Default" table:formula="of:=SUBSTITUTE(['RAW Impl'.G370];&quot;returntype:&quot;;&quot;&quot;)" office:value-type="string" office:string-value="void">
            <text:p>void</text:p>
          </table:table-cell>
          <table:table-cell table:style-name="Default" table:formula="of:=['RAW Impl'.A370]" office:value-type="string" office:string-value="setUseRfc2833ForDtmf">
            <text:p>setUseRfc2833ForDtmf</text:p>
          </table:table-cell>
          <table:table-cell table:style-name="Default" table:formula="of:=['RAW Impl'.F37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371]" office:value-type="string" office:string-value="authinfoapi.h">
            <text:p>authinfoapi.h</text:p>
          </table:table-cell>
          <table:table-cell table:style-name="Default" table:formula="of:=SUBSTITUTE(['RAW Impl'.D371];&quot;line:&quot;;&quot;&quot;)" office:value-type="string" office:string-value="22">
            <text:p>22</text:p>
          </table:table-cell>
          <table:table-cell table:style-name="Default" table:formula="of:=SUBSTITUTE(['RAW Impl'.E37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71];&quot;returntype:&quot;;&quot;&quot;)" office:value-type="string" office:string-value="void">
            <text:p>void</text:p>
          </table:table-cell>
          <table:table-cell table:style-name="Default" table:formula="of:=['RAW Impl'.A371]" office:value-type="string" office:string-value="setUserid">
            <text:p>setUserid</text:p>
          </table:table-cell>
          <table:table-cell table:style-name="Default" table:formula="of:=['RAW Impl'.F371]" office:value-type="string" office:string-value="signature:(const std::string &amp;userid)">
            <text:p>signature:(const std::string &amp;userid)</text:p>
          </table:table-cell>
          <table:table-cell table:number-columns-repeated="1018"/>
        </table:table-row>
        <table:table-row table:style-name="ro1">
          <table:table-cell table:style-name="Default" table:formula="of:=['RAW Impl'.B372]" office:value-type="string" office:string-value="addressapi.h">
            <text:p>addressapi.h</text:p>
          </table:table-cell>
          <table:table-cell table:style-name="Default" table:formula="of:=SUBSTITUTE(['RAW Impl'.D372];&quot;line:&quot;;&quot;&quot;)" office:value-type="string" office:string-value="35">
            <text:p>35</text:p>
          </table:table-cell>
          <table:table-cell table:style-name="Default" table:formula="of:=SUBSTITUTE(['RAW Impl'.E37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72];&quot;returntype:&quot;;&quot;&quot;)" office:value-type="string" office:string-value="void">
            <text:p>void</text:p>
          </table:table-cell>
          <table:table-cell table:style-name="Default" table:formula="of:=['RAW Impl'.A372]" office:value-type="string" office:string-value="setUsername">
            <text:p>setUsername</text:p>
          </table:table-cell>
          <table:table-cell table:style-name="Default" table:formula="of:=['RAW Impl'.F372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373]" office:value-type="string" office:string-value="authinfoapi.h">
            <text:p>authinfoapi.h</text:p>
          </table:table-cell>
          <table:table-cell table:style-name="Default" table:formula="of:=SUBSTITUTE(['RAW Impl'.D373];&quot;line:&quot;;&quot;&quot;)" office:value-type="string" office:string-value="25">
            <text:p>25</text:p>
          </table:table-cell>
          <table:table-cell table:style-name="Default" table:formula="of:=SUBSTITUTE(['RAW Impl'.E373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73];&quot;returntype:&quot;;&quot;&quot;)" office:value-type="string" office:string-value="void">
            <text:p>void</text:p>
          </table:table-cell>
          <table:table-cell table:style-name="Default" table:formula="of:=['RAW Impl'.A373]" office:value-type="string" office:string-value="setUsername">
            <text:p>setUsername</text:p>
          </table:table-cell>
          <table:table-cell table:style-name="Default" table:formula="of:=['RAW Impl'.F373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374]" office:value-type="string" office:string-value="coreapi.h">
            <text:p>coreapi.h</text:p>
          </table:table-cell>
          <table:table-cell table:style-name="Default" table:formula="of:=SUBSTITUTE(['RAW Impl'.D374];&quot;line:&quot;;&quot;&quot;)" office:value-type="string" office:string-value="194">
            <text:p>194</text:p>
          </table:table-cell>
          <table:table-cell table:style-name="Default" table:formula="of:=SUBSTITUTE(['RAW Impl'.E374];&quot;returntype:&quot;;&quot;&quot;)" office:value-type="string" office:string-value="class:CoreAPI">
            <text:p>class:CoreAPI</text:p>
          </table:table-cell>
          <table:table-cell table:style-name="Default" table:formula="of:=SUBSTITUTE(['RAW Impl'.G374];&quot;returntype:&quot;;&quot;&quot;)" office:value-type="string" office:string-value="void">
            <text:p>void</text:p>
          </table:table-cell>
          <table:table-cell table:style-name="Default" table:formula="of:=['RAW Impl'.A374]" office:value-type="string" office:string-value="setVideoCodecs">
            <text:p>setVideoCodecs</text:p>
          </table:table-cell>
          <table:table-cell table:style-name="Default" table:formula="of:=['RAW Impl'.F374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375]" office:value-type="string" office:string-value="coreapi.h">
            <text:p>coreapi.h</text:p>
          </table:table-cell>
          <table:table-cell table:style-name="Default" table:formula="of:=SUBSTITUTE(['RAW Impl'.D375];&quot;line:&quot;;&quot;&quot;)" office:value-type="string" office:string-value="187">
            <text:p>187</text:p>
          </table:table-cell>
          <table:table-cell table:style-name="Default" table:formula="of:=SUBSTITUTE(['RAW Impl'.E375];&quot;returntype:&quot;;&quot;&quot;)" office:value-type="string" office:string-value="class:CoreAPI">
            <text:p>class:CoreAPI</text:p>
          </table:table-cell>
          <table:table-cell table:style-name="Default" table:formula="of:=SUBSTITUTE(['RAW Impl'.G375];&quot;returntype:&quot;;&quot;&quot;)" office:value-type="string" office:string-value="void">
            <text:p>void</text:p>
          </table:table-cell>
          <table:table-cell table:style-name="Default" table:formula="of:=['RAW Impl'.A375]" office:value-type="string" office:string-value="setVideoDevice">
            <text:p>setVideoDevice</text:p>
          </table:table-cell>
          <table:table-cell table:style-name="Default" table:formula="of:=['RAW Impl'.F375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76]" office:value-type="string" office:string-value="coreapi.h">
            <text:p>coreapi.h</text:p>
          </table:table-cell>
          <table:table-cell table:style-name="Default" table:formula="of:=SUBSTITUTE(['RAW Impl'.D376];&quot;line:&quot;;&quot;&quot;)" office:value-type="string" office:string-value="240">
            <text:p>240</text:p>
          </table:table-cell>
          <table:table-cell table:style-name="Default" table:formula="of:=SUBSTITUTE(['RAW Impl'.E376];&quot;returntype:&quot;;&quot;&quot;)" office:value-type="string" office:string-value="class:CoreAPI">
            <text:p>class:CoreAPI</text:p>
          </table:table-cell>
          <table:table-cell table:style-name="Default" table:formula="of:=SUBSTITUTE(['RAW Impl'.G376];&quot;returntype:&quot;;&quot;&quot;)" office:value-type="string" office:string-value="void">
            <text:p>void</text:p>
          </table:table-cell>
          <table:table-cell table:style-name="Default" table:formula="of:=['RAW Impl'.A376]" office:value-type="string" office:string-value="setVideoDscp">
            <text:p>setVideoDscp</text:p>
          </table:table-cell>
          <table:table-cell table:style-name="Default" table:formula="of:=['RAW Impl'.F376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77]" office:value-type="string" office:string-value="coreapi.h">
            <text:p>coreapi.h</text:p>
          </table:table-cell>
          <table:table-cell table:style-name="Default" table:formula="of:=SUBSTITUTE(['RAW Impl'.D377];&quot;line:&quot;;&quot;&quot;)" office:value-type="string" office:string-value="255">
            <text:p>255</text:p>
          </table:table-cell>
          <table:table-cell table:style-name="Default" table:formula="of:=SUBSTITUTE(['RAW Impl'.E377];&quot;returntype:&quot;;&quot;&quot;)" office:value-type="string" office:string-value="class:CoreAPI">
            <text:p>class:CoreAPI</text:p>
          </table:table-cell>
          <table:table-cell table:style-name="Default" table:formula="of:=SUBSTITUTE(['RAW Impl'.G377];&quot;returntype:&quot;;&quot;&quot;)" office:value-type="string" office:string-value="void">
            <text:p>void</text:p>
          </table:table-cell>
          <table:table-cell table:style-name="Default" table:formula="of:=['RAW Impl'.A377]" office:value-type="string" office:string-value="setVideoJittcomp">
            <text:p>setVideoJittcomp</text:p>
          </table:table-cell>
          <table:table-cell table:style-name="Default" table:formula="of:=['RAW Impl'.F377]" office:value-type="string" office:string-value="signature:(int comp)">
            <text:p>signature:(int comp)</text:p>
          </table:table-cell>
          <table:table-cell table:number-columns-repeated="1018"/>
        </table:table-row>
        <table:table-row table:style-name="ro1">
          <table:table-cell table:style-name="Default" table:formula="of:=['RAW Impl'.B378]" office:value-type="string" office:string-value="coreapi.h">
            <text:p>coreapi.h</text:p>
          </table:table-cell>
          <table:table-cell table:style-name="Default" table:formula="of:=SUBSTITUTE(['RAW Impl'.D378];&quot;line:&quot;;&quot;&quot;)" office:value-type="string" office:string-value="212">
            <text:p>212</text:p>
          </table:table-cell>
          <table:table-cell table:style-name="Default" table:formula="of:=SUBSTITUTE(['RAW Impl'.E378];&quot;returntype:&quot;;&quot;&quot;)" office:value-type="string" office:string-value="class:CoreAPI">
            <text:p>class:CoreAPI</text:p>
          </table:table-cell>
          <table:table-cell table:style-name="Default" table:formula="of:=SUBSTITUTE(['RAW Impl'.G378];&quot;returntype:&quot;;&quot;&quot;)" office:value-type="string" office:string-value="void">
            <text:p>void</text:p>
          </table:table-cell>
          <table:table-cell table:style-name="Default" table:formula="of:=['RAW Impl'.A378]" office:value-type="string" office:string-value="setVideoPort">
            <text:p>setVideoPort</text:p>
          </table:table-cell>
          <table:table-cell table:style-name="Default" table:formula="of:=['RAW Impl'.F378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79]" office:value-type="string" office:string-value="videoapi.h">
            <text:p>videoapi.h</text:p>
          </table:table-cell>
          <table:table-cell table:style-name="Default" table:formula="of:=SUBSTITUTE(['RAW Impl'.D379];&quot;line:&quot;;&quot;&quot;)" office:value-type="string" office:string-value="12">
            <text:p>12</text:p>
          </table:table-cell>
          <table:table-cell table:style-name="Default" table:formula="of:=SUBSTITUTE(['RAW Impl'.E379];&quot;returntype:&quot;;&quot;&quot;)" office:value-type="string" office:string-value="class:VideoAPI">
            <text:p>class:VideoAPI</text:p>
          </table:table-cell>
          <table:table-cell table:style-name="Default" table:formula="of:=SUBSTITUTE(['RAW Impl'.G379];&quot;returntype:&quot;;&quot;&quot;)" office:value-type="string" office:string-value="void">
            <text:p>void</text:p>
          </table:table-cell>
          <table:table-cell table:style-name="Default" table:formula="of:=['RAW Impl'.A379]" office:value-type="string" office:string-value="setWindow">
            <text:p>setWindow</text:p>
          </table:table-cell>
          <table:table-cell table:style-name="Default" table:formula="of:=['RAW Impl'.F379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380]" office:value-type="string" office:string-value="videowindow.h">
            <text:p>videowindow.h</text:p>
          </table:table-cell>
          <table:table-cell table:style-name="Default" table:formula="of:=SUBSTITUTE(['RAW Impl'.D380];&quot;line:&quot;;&quot;&quot;)" office:value-type="string" office:string-value="15">
            <text:p>15</text:p>
          </table:table-cell>
          <table:table-cell table:style-name="Default" table:formula="of:=SUBSTITUTE(['RAW Impl'.E380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380];&quot;returntype:&quot;;&quot;&quot;)" office:value-type="string" office:string-value="virtual void">
            <text:p>virtual void</text:p>
          </table:table-cell>
          <table:table-cell table:style-name="Default" table:formula="of:=['RAW Impl'.A380]" office:value-type="string" office:string-value="setWindow">
            <text:p>setWindow</text:p>
          </table:table-cell>
          <table:table-cell table:style-name="Default" table:formula="of:=['RAW Impl'.F380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381]" office:value-type="string" office:string-value="payloadtypeapi.h">
            <text:p>payloadtypeapi.h</text:p>
          </table:table-cell>
          <table:table-cell table:style-name="Default" table:formula="of:=SUBSTITUTE(['RAW Impl'.D381];&quot;line:&quot;;&quot;&quot;)" office:value-type="string" office:string-value="33">
            <text:p>33</text:p>
          </table:table-cell>
          <table:table-cell table:style-name="Default" table:formula="of:=SUBSTITUTE(['RAW Impl'.E38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81];&quot;returntype:&quot;;&quot;&quot;)" office:value-type="string" office:string-value="void">
            <text:p>void</text:p>
          </table:table-cell>
          <table:table-cell table:style-name="Default" table:formula="of:=['RAW Impl'.A381]" office:value-type="string" office:string-value="setZeroPattern">
            <text:p>setZeroPattern</text:p>
          </table:table-cell>
          <table:table-cell table:style-name="Default" table:formula="of:=['RAW Impl'.F381]" office:value-type="string" office:string-value="signature:(const std::string &amp;pattern)">
            <text:p>signature:(const std::string &amp;pattern)</text:p>
          </table:table-cell>
          <table:table-cell table:number-columns-repeated="1018"/>
        </table:table-row>
        <table:table-row table:style-name="ro1">
          <table:table-cell table:style-name="Default" table:formula="of:=['RAW Impl'.B382]" office:value-type="string" office:string-value="coreapi.h">
            <text:p>coreapi.h</text:p>
          </table:table-cell>
          <table:table-cell table:style-name="Default" table:formula="of:=SUBSTITUTE(['RAW Impl'.D382];&quot;line:&quot;;&quot;&quot;)" office:value-type="string" office:string-value="293">
            <text:p>293</text:p>
          </table:table-cell>
          <table:table-cell table:style-name="Default" table:formula="of:=SUBSTITUTE(['RAW Impl'.E382];&quot;returntype:&quot;;&quot;&quot;)" office:value-type="string" office:string-value="class:CoreAPI">
            <text:p>class:CoreAPI</text:p>
          </table:table-cell>
          <table:table-cell table:style-name="Default" table:formula="of:=SUBSTITUTE(['RAW Impl'.G382];&quot;returntype:&quot;;&quot;&quot;)" office:value-type="string" office:string-value="void">
            <text:p>void</text:p>
          </table:table-cell>
          <table:table-cell table:style-name="Default" table:formula="of:=['RAW Impl'.A382]" office:value-type="string" office:string-value="setZrtpSecretsFile">
            <text:p>setZrtpSecretsFile</text:p>
          </table:table-cell>
          <table:table-cell table:style-name="Default" table:formula="of:=['RAW Impl'.F382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83]" office:value-type="string" office:string-value="coreplugin.h">
            <text:p>coreplugin.h</text:p>
          </table:table-cell>
          <table:table-cell table:style-name="Default" table:formula="of:=SUBSTITUTE(['RAW Impl'.D383];&quot;line:&quot;;&quot;&quot;)" office:value-type="string" office:string-value="24">
            <text:p>24</text:p>
          </table:table-cell>
          <table:table-cell table:style-name="Default" table:formula="of:=SUBSTITUTE(['RAW Impl'.E383];&quot;returntype:&quot;;&quot;&quot;)" office:value-type="string" office:string-value="class:core">
            <text:p>class:core</text:p>
          </table:table-cell>
          <table:table-cell table:style-name="Default" table:formula="of:=SUBSTITUTE(['RAW Impl'.G383];&quot;returntype:&quot;;&quot;&quot;)" office:value-type="string" office:string-value="void">
            <text:p>void</text:p>
          </table:table-cell>
          <table:table-cell table:style-name="Default" table:formula="of:=['RAW Impl'.A383]" office:value-type="string" office:string-value="shutdown">
            <text:p>shutdown</text:p>
          </table:table-cell>
          <table:table-cell table:style-name="Default" table:formula="of:=['RAW Impl'.F38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4]" office:value-type="string" office:string-value="videoplugin.h">
            <text:p>videoplugin.h</text:p>
          </table:table-cell>
          <table:table-cell table:style-name="Default" table:formula="of:=SUBSTITUTE(['RAW Impl'.D384];&quot;line:&quot;;&quot;&quot;)" office:value-type="string" office:string-value="21">
            <text:p>21</text:p>
          </table:table-cell>
          <table:table-cell table:style-name="Default" table:formula="of:=SUBSTITUTE(['RAW Impl'.E384];&quot;returntype:&quot;;&quot;&quot;)" office:value-type="string" office:string-value="class:video">
            <text:p>class:video</text:p>
          </table:table-cell>
          <table:table-cell table:style-name="Default" table:formula="of:=SUBSTITUTE(['RAW Impl'.G384];&quot;returntype:&quot;;&quot;&quot;)" office:value-type="string" office:string-value="void">
            <text:p>void</text:p>
          </table:table-cell>
          <table:table-cell table:style-name="Default" table:formula="of:=['RAW Impl'.A384]" office:value-type="string" office:string-value="shutdown">
            <text:p>shutdown</text:p>
          </table:table-cell>
          <table:table-cell table:style-name="Default" table:formula="of:=['RAW Impl'.F38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5]" office:value-type="string" office:string-value="coreapi.h">
            <text:p>coreapi.h</text:p>
          </table:table-cell>
          <table:table-cell table:style-name="Default" table:formula="of:=SUBSTITUTE(['RAW Impl'.D385];&quot;line:&quot;;&quot;&quot;)" office:value-type="string" office:string-value="175">
            <text:p>175</text:p>
          </table:table-cell>
          <table:table-cell table:style-name="Default" table:formula="of:=SUBSTITUTE(['RAW Impl'.E385];&quot;returntype:&quot;;&quot;&quot;)" office:value-type="string" office:string-value="class:CoreAPI">
            <text:p>class:CoreAPI</text:p>
          </table:table-cell>
          <table:table-cell table:style-name="Default" table:formula="of:=SUBSTITUTE(['RAW Impl'.G385];&quot;returntype:&quot;;&quot;&quot;)" office:value-type="string" office:string-value="bool">
            <text:p>bool</text:p>
          </table:table-cell>
          <table:table-cell table:style-name="Default" table:formula="of:=['RAW Impl'.A385]" office:value-type="string" office:string-value="soundDeviceCanCapture">
            <text:p>soundDeviceCanCapture</text:p>
          </table:table-cell>
          <table:table-cell table:style-name="Default" table:formula="of:=['RAW Impl'.F385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386]" office:value-type="string" office:string-value="coreapi.h">
            <text:p>coreapi.h</text:p>
          </table:table-cell>
          <table:table-cell table:style-name="Default" table:formula="of:=SUBSTITUTE(['RAW Impl'.D386];&quot;line:&quot;;&quot;&quot;)" office:value-type="string" office:string-value="176">
            <text:p>176</text:p>
          </table:table-cell>
          <table:table-cell table:style-name="Default" table:formula="of:=SUBSTITUTE(['RAW Impl'.E386];&quot;returntype:&quot;;&quot;&quot;)" office:value-type="string" office:string-value="class:CoreAPI">
            <text:p>class:CoreAPI</text:p>
          </table:table-cell>
          <table:table-cell table:style-name="Default" table:formula="of:=SUBSTITUTE(['RAW Impl'.G386];&quot;returntype:&quot;;&quot;&quot;)" office:value-type="string" office:string-value="bool">
            <text:p>bool</text:p>
          </table:table-cell>
          <table:table-cell table:style-name="Default" table:formula="of:=['RAW Impl'.A386]" office:value-type="string" office:string-value="soundDeviceCanPlayback">
            <text:p>soundDeviceCanPlayback</text:p>
          </table:table-cell>
          <table:table-cell table:style-name="Default" table:formula="of:=['RAW Impl'.F386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387]" office:value-type="string" office:string-value="coreapi.h">
            <text:p>coreapi.h</text:p>
          </table:table-cell>
          <table:table-cell table:style-name="Default" table:formula="of:=SUBSTITUTE(['RAW Impl'.D387];&quot;line:&quot;;&quot;&quot;)" office:value-type="string" office:string-value="272">
            <text:p>272</text:p>
          </table:table-cell>
          <table:table-cell table:style-name="Default" table:formula="of:=SUBSTITUTE(['RAW Impl'.E387];&quot;returntype:&quot;;&quot;&quot;)" office:value-type="string" office:string-value="class:CoreAPI">
            <text:p>class:CoreAPI</text:p>
          </table:table-cell>
          <table:table-cell table:style-name="Default" table:formula="of:=SUBSTITUTE(['RAW Impl'.G387];&quot;returntype:&quot;;&quot;&quot;)" office:value-type="string" office:string-value="void">
            <text:p>void</text:p>
          </table:table-cell>
          <table:table-cell table:style-name="Default" table:formula="of:=['RAW Impl'.A387]" office:value-type="string" office:string-value="stopDtmf">
            <text:p>stopDtmf</text:p>
          </table:table-cell>
          <table:table-cell table:style-name="Default" table:formula="of:=['RAW Impl'.F38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8]" office:value-type="string" office:string-value="coreapi.h">
            <text:p>coreapi.h</text:p>
          </table:table-cell>
          <table:table-cell table:style-name="Default" table:formula="of:=SUBSTITUTE(['RAW Impl'.D388];&quot;line:&quot;;&quot;&quot;)" office:value-type="string" office:string-value="114">
            <text:p>114</text:p>
          </table:table-cell>
          <table:table-cell table:style-name="Default" table:formula="of:=SUBSTITUTE(['RAW Impl'.E388];&quot;returntype:&quot;;&quot;&quot;)" office:value-type="string" office:string-value="class:CoreAPI">
            <text:p>class:CoreAPI</text:p>
          </table:table-cell>
          <table:table-cell table:style-name="Default" table:formula="of:=SUBSTITUTE(['RAW Impl'.G388];&quot;returntype:&quot;;&quot;&quot;)" office:value-type="string" office:string-value="int">
            <text:p>int</text:p>
          </table:table-cell>
          <table:table-cell table:style-name="Default" table:formula="of:=['RAW Impl'.A388]" office:value-type="string" office:string-value="terminateAllCalls">
            <text:p>terminateAllCalls</text:p>
          </table:table-cell>
          <table:table-cell table:style-name="Default" table:formula="of:=['RAW Impl'.F38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9]" office:value-type="string" office:string-value="coreapi.h">
            <text:p>coreapi.h</text:p>
          </table:table-cell>
          <table:table-cell table:style-name="Default" table:formula="of:=SUBSTITUTE(['RAW Impl'.D389];&quot;line:&quot;;&quot;&quot;)" office:value-type="string" office:string-value="113">
            <text:p>113</text:p>
          </table:table-cell>
          <table:table-cell table:style-name="Default" table:formula="of:=SUBSTITUTE(['RAW Impl'.E389];&quot;returntype:&quot;;&quot;&quot;)" office:value-type="string" office:string-value="class:CoreAPI">
            <text:p>class:CoreAPI</text:p>
          </table:table-cell>
          <table:table-cell table:style-name="Default" table:formula="of:=SUBSTITUTE(['RAW Impl'.G389];&quot;returntype:&quot;;&quot;&quot;)" office:value-type="string" office:string-value="int">
            <text:p>int</text:p>
          </table:table-cell>
          <table:table-cell table:style-name="Default" table:formula="of:=['RAW Impl'.A389]" office:value-type="string" office:string-value="terminateCall">
            <text:p>terminateCall</text:p>
          </table:table-cell>
          <table:table-cell table:style-name="Default" table:formula="of:=['RAW Impl'.F389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390]" office:value-type="string" office:string-value="coreapi.h">
            <text:p>coreapi.h</text:p>
          </table:table-cell>
          <table:table-cell table:style-name="Default" table:formula="of:=SUBSTITUTE(['RAW Impl'.D390];&quot;line:&quot;;&quot;&quot;)" office:value-type="string" office:string-value="141">
            <text:p>141</text:p>
          </table:table-cell>
          <table:table-cell table:style-name="Default" table:formula="of:=SUBSTITUTE(['RAW Impl'.E390];&quot;returntype:&quot;;&quot;&quot;)" office:value-type="string" office:string-value="class:CoreAPI">
            <text:p>class:CoreAPI</text:p>
          </table:table-cell>
          <table:table-cell table:style-name="Default" table:formula="of:=SUBSTITUTE(['RAW Impl'.G390];&quot;returntype:&quot;;&quot;&quot;)" office:value-type="string" office:string-value="int">
            <text:p>int</text:p>
          </table:table-cell>
          <table:table-cell table:style-name="Default" table:formula="of:=['RAW Impl'.A390]" office:value-type="string" office:string-value="terminateConference">
            <text:p>terminateConference</text:p>
          </table:table-cell>
          <table:table-cell table:style-name="Default" table:formula="of:=['RAW Impl'.F39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1]" office:value-type="string" office:string-value="calllogapi.h">
            <text:p>calllogapi.h</text:p>
          </table:table-cell>
          <table:table-cell table:style-name="Default" table:formula="of:=SUBSTITUTE(['RAW Impl'.D391];&quot;line:&quot;;&quot;&quot;)" office:value-type="string" office:string-value="21">
            <text:p>21</text:p>
          </table:table-cell>
          <table:table-cell table:style-name="Default" table:formula="of:=SUBSTITUTE(['RAW Impl'.E391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391];&quot;returntype:&quot;;&quot;&quot;)" office:value-type="string" office:string-value="std::string">
            <text:p>std::string</text:p>
          </table:table-cell>
          <table:table-cell table:style-name="Default" table:formula="of:=['RAW Impl'.A391]" office:value-type="string" office:string-value="toStr">
            <text:p>toStr</text:p>
          </table:table-cell>
          <table:table-cell table:style-name="Default" table:formula="of:=['RAW Impl'.F3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2]" office:value-type="string" office:string-value="coreapi.h">
            <text:p>coreapi.h</text:p>
          </table:table-cell>
          <table:table-cell table:style-name="Default" table:formula="of:=SUBSTITUTE(['RAW Impl'.D392];&quot;line:&quot;;&quot;&quot;)" office:value-type="string" office:string-value="117">
            <text:p>117</text:p>
          </table:table-cell>
          <table:table-cell table:style-name="Default" table:formula="of:=SUBSTITUTE(['RAW Impl'.E392];&quot;returntype:&quot;;&quot;&quot;)" office:value-type="string" office:string-value="class:CoreAPI">
            <text:p>class:CoreAPI</text:p>
          </table:table-cell>
          <table:table-cell table:style-name="Default" table:formula="of:=SUBSTITUTE(['RAW Impl'.G392];&quot;returntype:&quot;;&quot;&quot;)" office:value-type="string" office:string-value="int">
            <text:p>int</text:p>
          </table:table-cell>
          <table:table-cell table:style-name="Default" table:formula="of:=['RAW Impl'.A392]" office:value-type="string" office:string-value="transferCall">
            <text:p>transferCall</text:p>
          </table:table-cell>
          <table:table-cell table:style-name="Default" table:formula="of:=['RAW Impl'.F392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393]" office:value-type="string" office:string-value="coreapi.h">
            <text:p>coreapi.h</text:p>
          </table:table-cell>
          <table:table-cell table:style-name="Default" table:formula="of:=SUBSTITUTE(['RAW Impl'.D393];&quot;line:&quot;;&quot;&quot;)" office:value-type="string" office:string-value="118">
            <text:p>118</text:p>
          </table:table-cell>
          <table:table-cell table:style-name="Default" table:formula="of:=SUBSTITUTE(['RAW Impl'.E393];&quot;returntype:&quot;;&quot;&quot;)" office:value-type="string" office:string-value="class:CoreAPI">
            <text:p>class:CoreAPI</text:p>
          </table:table-cell>
          <table:table-cell table:style-name="Default" table:formula="of:=SUBSTITUTE(['RAW Impl'.G393];&quot;returntype:&quot;;&quot;&quot;)" office:value-type="string" office:string-value="int">
            <text:p>int</text:p>
          </table:table-cell>
          <table:table-cell table:style-name="Default" table:formula="of:=['RAW Impl'.A393]" office:value-type="string" office:string-value="transferCallToAnother">
            <text:p>transferCallToAnother</text:p>
          </table:table-cell>
          <table:table-cell table:style-name="Default" table:formula="of:=['RAW Impl'.F393]" office:value-type="string" office:string-value="signature:(const CallAPIPtr &amp;call, const CallAPIPtr &amp;dest)">
            <text:p>signature:(const CallAPIPtr &amp;call, const CallAPIPtr &amp;dest)</text:p>
          </table:table-cell>
          <table:table-cell table:number-columns-repeated="1018"/>
        </table:table-row>
        <table:table-row table:style-name="ro1">
          <table:table-cell table:style-name="Default" table:formula="of:=['RAW Impl'.B394]" office:value-type="string" office:string-value="coreapi.h">
            <text:p>coreapi.h</text:p>
          </table:table-cell>
          <table:table-cell table:style-name="Default" table:formula="of:=SUBSTITUTE(['RAW Impl'.D394];&quot;line:&quot;;&quot;&quot;)" office:value-type="string" office:string-value="122">
            <text:p>122</text:p>
          </table:table-cell>
          <table:table-cell table:style-name="Default" table:formula="of:=SUBSTITUTE(['RAW Impl'.E394];&quot;returntype:&quot;;&quot;&quot;)" office:value-type="string" office:string-value="class:CoreAPI">
            <text:p>class:CoreAPI</text:p>
          </table:table-cell>
          <table:table-cell table:style-name="Default" table:formula="of:=SUBSTITUTE(['RAW Impl'.G394];&quot;returntype:&quot;;&quot;&quot;)" office:value-type="string" office:string-value="int">
            <text:p>int</text:p>
          </table:table-cell>
          <table:table-cell table:style-name="Default" table:formula="of:=['RAW Impl'.A394]" office:value-type="string" office:string-value="updateCall">
            <text:p>updateCall</text:p>
          </table:table-cell>
          <table:table-cell table:style-name="Default" table:formula="of:=['RAW Impl'.F394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395]" office:value-type="string" office:string-value="videoplugin.h">
            <text:p>videoplugin.h</text:p>
          </table:table-cell>
          <table:table-cell table:style-name="Default" table:formula="of:=SUBSTITUTE(['RAW Impl'.D395];&quot;line:&quot;;&quot;&quot;)" office:value-type="string" office:string-value="15">
            <text:p>15</text:p>
          </table:table-cell>
          <table:table-cell table:style-name="Default" table:formula="of:=SUBSTITUTE(['RAW Impl'.E395];&quot;returntype:&quot;;&quot;&quot;)" office:value-type="string" office:string-value="class:video">
            <text:p>class:video</text:p>
          </table:table-cell>
          <table:table-cell table:style-name="Default" table:formula="of:=SUBSTITUTE(['RAW Impl'.G395];&quot;returntype:&quot;;&quot;&quot;)" office:value-type="string" office:string-value="bool">
            <text:p>bool</text:p>
          </table:table-cell>
          <table:table-cell table:style-name="Default" table:formula="of:=['RAW Impl'.A395]" office:value-type="string" office:string-value="video">
            <text:p>video</text:p>
          </table:table-cell>
          <table:table-cell table:style-name="Default" table:formula="of:=['RAW Impl'.F39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6]" office:value-type="string" office:string-value="coreapi.h">
            <text:p>coreapi.h</text:p>
          </table:table-cell>
          <table:table-cell table:style-name="Default" table:formula="of:=SUBSTITUTE(['RAW Impl'.D396];&quot;line:&quot;;&quot;&quot;)" office:value-type="string" office:string-value="250">
            <text:p>250</text:p>
          </table:table-cell>
          <table:table-cell table:style-name="Default" table:formula="of:=SUBSTITUTE(['RAW Impl'.E396];&quot;returntype:&quot;;&quot;&quot;)" office:value-type="string" office:string-value="class:CoreAPI">
            <text:p>class:CoreAPI</text:p>
          </table:table-cell>
          <table:table-cell table:style-name="Default" table:formula="of:=SUBSTITUTE(['RAW Impl'.G396];&quot;returntype:&quot;;&quot;&quot;)" office:value-type="string" office:string-value="bool">
            <text:p>bool</text:p>
          </table:table-cell>
          <table:table-cell table:style-name="Default" table:formula="of:=['RAW Impl'.A396]" office:value-type="string" office:string-value="videoAdaptiveJittcompEnabled">
            <text:p>videoAdaptiveJittcompEnabled</text:p>
          </table:table-cell>
          <table:table-cell table:style-name="Default" table:formula="of:=['RAW Impl'.F3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7]" office:value-type="string" office:string-value="callparamsapi.h">
            <text:p>callparamsapi.h</text:p>
          </table:table-cell>
          <table:table-cell table:style-name="Default" table:formula="of:=SUBSTITUTE(['RAW Impl'.D397];&quot;line:&quot;;&quot;&quot;)" office:value-type="string" office:string-value="29">
            <text:p>29</text:p>
          </table:table-cell>
          <table:table-cell table:style-name="Default" table:formula="of:=SUBSTITUTE(['RAW Impl'.E39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397];&quot;returntype:&quot;;&quot;&quot;)" office:value-type="string" office:string-value="bool">
            <text:p>bool</text:p>
          </table:table-cell>
          <table:table-cell table:style-name="Default" table:formula="of:=['RAW Impl'.A397]" office:value-type="string" office:string-value="videoEnabled">
            <text:p>videoEnabled</text:p>
          </table:table-cell>
          <table:table-cell table:style-name="Default" table:formula="of:=['RAW Impl'.F3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8]" office:value-type="string" office:string-value="coreapi.h">
            <text:p>coreapi.h</text:p>
          </table:table-cell>
          <table:table-cell table:style-name="Default" table:formula="of:=SUBSTITUTE(['RAW Impl'.D398];&quot;line:&quot;;&quot;&quot;)" office:value-type="string" office:string-value="160">
            <text:p>160</text:p>
          </table:table-cell>
          <table:table-cell table:style-name="Default" table:formula="of:=SUBSTITUTE(['RAW Impl'.E398];&quot;returntype:&quot;;&quot;&quot;)" office:value-type="string" office:string-value="class:CoreAPI">
            <text:p>class:CoreAPI</text:p>
          </table:table-cell>
          <table:table-cell table:style-name="Default" table:formula="of:=SUBSTITUTE(['RAW Impl'.G398];&quot;returntype:&quot;;&quot;&quot;)" office:value-type="string" office:string-value="bool">
            <text:p>bool</text:p>
          </table:table-cell>
          <table:table-cell table:style-name="Default" table:formula="of:=['RAW Impl'.A398]" office:value-type="string" office:string-value="videoEnabled">
            <text:p>videoEnabled</text:p>
          </table:table-cell>
          <table:table-cell table:style-name="Default" table:formula="of:=['RAW Impl'.F3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9]" office:value-type="string" office:string-value="coreapi.h">
            <text:p>coreapi.h</text:p>
          </table:table-cell>
          <table:table-cell table:style-name="Default" table:formula="of:=SUBSTITUTE(['RAW Impl'.D399];&quot;line:&quot;;&quot;&quot;)" office:value-type="string" office:string-value="162">
            <text:p>162</text:p>
          </table:table-cell>
          <table:table-cell table:style-name="Default" table:formula="of:=SUBSTITUTE(['RAW Impl'.E399];&quot;returntype:&quot;;&quot;&quot;)" office:value-type="string" office:string-value="class:CoreAPI">
            <text:p>class:CoreAPI</text:p>
          </table:table-cell>
          <table:table-cell table:style-name="Default" table:formula="of:=SUBSTITUTE(['RAW Impl'.G399];&quot;returntype:&quot;;&quot;&quot;)" office:value-type="string" office:string-value="bool">
            <text:p>bool</text:p>
          </table:table-cell>
          <table:table-cell table:style-name="Default" table:formula="of:=['RAW Impl'.A399]" office:value-type="string" office:string-value="videoPreviewEnabled">
            <text:p>videoPreviewEnabled</text:p>
          </table:table-cell>
          <table:table-cell table:style-name="Default" table:formula="of:=['RAW Impl'.F3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00]" office:value-type="string" office:string-value="coreapi.h">
            <text:p>coreapi.h</text:p>
          </table:table-cell>
          <table:table-cell table:style-name="Default" table:formula="of:=SUBSTITUTE(['RAW Impl'.D400];&quot;line:&quot;;&quot;&quot;)" office:value-type="string" office:string-value="158">
            <text:p>158</text:p>
          </table:table-cell>
          <table:table-cell table:style-name="Default" table:formula="of:=SUBSTITUTE(['RAW Impl'.E400];&quot;returntype:&quot;;&quot;&quot;)" office:value-type="string" office:string-value="class:CoreAPI">
            <text:p>class:CoreAPI</text:p>
          </table:table-cell>
          <table:table-cell table:style-name="Default" table:formula="of:=SUBSTITUTE(['RAW Impl'.G400];&quot;returntype:&quot;;&quot;&quot;)" office:value-type="string" office:string-value="bool">
            <text:p>bool</text:p>
          </table:table-cell>
          <table:table-cell table:style-name="Default" table:formula="of:=['RAW Impl'.A400]" office:value-type="string" office:string-value="videoSupported">
            <text:p>videoSupported</text:p>
          </table:table-cell>
          <table:table-cell table:style-name="Default" table:formula="of:=['RAW Impl'.F4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01]" office:value-type="string" office:string-value="coreapi.h">
            <text:p>coreapi.h</text:p>
          </table:table-cell>
          <table:table-cell table:style-name="Default" table:formula="of:=SUBSTITUTE(['RAW Impl'.D401];&quot;line:&quot;;&quot;&quot;)" office:value-type="string" office:string-value="348">
            <text:p>348</text:p>
          </table:table-cell>
          <table:table-cell table:style-name="Default" table:formula="of:=SUBSTITUTE(['RAW Impl'.E401];&quot;returntype:&quot;;&quot;&quot;)" office:value-type="string" office:string-value="class:CoreAPI">
            <text:p>class:CoreAPI</text:p>
          </table:table-cell>
          <table:table-cell table:style-name="Default" table:formula="of:=SUBSTITUTE(['RAW Impl'.G401];&quot;returntype:&quot;;&quot;&quot;)" office:value-type="string" office:string-value="void">
            <text:p>void</text:p>
          </table:table-cell>
          <table:table-cell table:style-name="Default" table:formula="of:=['RAW Impl'.A401]" office:value-type="string" office:string-value="wrapper_auth_info_requested">
            <text:p>wrapper_auth_info_requested</text:p>
          </table:table-cell>
          <table:table-cell table:style-name="Default" table:formula="of:=['RAW Impl'.F401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Impl'.B402]" office:value-type="string" office:string-value="coreapi.h">
            <text:p>coreapi.h</text:p>
          </table:table-cell>
          <table:table-cell table:style-name="Default" table:formula="of:=SUBSTITUTE(['RAW Impl'.D402];&quot;line:&quot;;&quot;&quot;)" office:value-type="string" office:string-value="353">
            <text:p>353</text:p>
          </table:table-cell>
          <table:table-cell table:style-name="Default" table:formula="of:=SUBSTITUTE(['RAW Impl'.E402];&quot;returntype:&quot;;&quot;&quot;)" office:value-type="string" office:string-value="class:CoreAPI">
            <text:p>class:CoreAPI</text:p>
          </table:table-cell>
          <table:table-cell table:style-name="Default" table:formula="of:=SUBSTITUTE(['RAW Impl'.G402];&quot;returntype:&quot;;&quot;&quot;)" office:value-type="string" office:string-value="void">
            <text:p>void</text:p>
          </table:table-cell>
          <table:table-cell table:style-name="Default" table:formula="of:=['RAW Impl'.A402]" office:value-type="string" office:string-value="wrapper_buddy_info_updated">
            <text:p>wrapper_buddy_info_updated</text:p>
          </table:table-cell>
          <table:table-cell table:style-name="Default" table:formula="of:=['RAW Impl'.F402]" office:value-type="string" office:string-value="signature:(LinphoneCore *lc, LinphoneFriend *lf)">
            <text:p>signature:(LinphoneCore *lc, LinphoneFriend *lf)</text:p>
          </table:table-cell>
          <table:table-cell table:number-columns-repeated="1018"/>
        </table:table-row>
        <table:table-row table:style-name="ro1">
          <table:table-cell table:style-name="Default" table:formula="of:=['RAW Impl'.B403]" office:value-type="string" office:string-value="coreapi.h">
            <text:p>coreapi.h</text:p>
          </table:table-cell>
          <table:table-cell table:style-name="Default" table:formula="of:=SUBSTITUTE(['RAW Impl'.D403];&quot;line:&quot;;&quot;&quot;)" office:value-type="string" office:string-value="360">
            <text:p>360</text:p>
          </table:table-cell>
          <table:table-cell table:style-name="Default" table:formula="of:=SUBSTITUTE(['RAW Impl'.E403];&quot;returntype:&quot;;&quot;&quot;)" office:value-type="string" office:string-value="class:CoreAPI">
            <text:p>class:CoreAPI</text:p>
          </table:table-cell>
          <table:table-cell table:style-name="Default" table:formula="of:=SUBSTITUTE(['RAW Impl'.G403];&quot;returntype:&quot;;&quot;&quot;)" office:value-type="string" office:string-value="void">
            <text:p>void</text:p>
          </table:table-cell>
          <table:table-cell table:style-name="Default" table:formula="of:=['RAW Impl'.A403]" office:value-type="string" office:string-value="wrapper_call_encryption_changed">
            <text:p>wrapper_call_encryption_changed</text:p>
          </table:table-cell>
          <table:table-cell table:style-name="Default" table:formula="of:=['RAW Impl'.F403]" office:value-type="string" office:string-value="signature:(LinphoneCore *lc, LinphoneCall *call, bool_t on, const char *authentication_token)">
            <text:p>signature:(LinphoneCore *lc, LinphoneCall *call, bool_t on, const char *authentication_token)</text:p>
          </table:table-cell>
          <table:table-cell table:number-columns-repeated="1018"/>
        </table:table-row>
        <table:table-row table:style-name="ro1">
          <table:table-cell table:style-name="Default" table:formula="of:=['RAW Impl'.B404]" office:value-type="string" office:string-value="coreapi.h">
            <text:p>coreapi.h</text:p>
          </table:table-cell>
          <table:table-cell table:style-name="Default" table:formula="of:=SUBSTITUTE(['RAW Impl'.D404];&quot;line:&quot;;&quot;&quot;)" office:value-type="string" office:string-value="349">
            <text:p>349</text:p>
          </table:table-cell>
          <table:table-cell table:style-name="Default" table:formula="of:=SUBSTITUTE(['RAW Impl'.E404];&quot;returntype:&quot;;&quot;&quot;)" office:value-type="string" office:string-value="class:CoreAPI">
            <text:p>class:CoreAPI</text:p>
          </table:table-cell>
          <table:table-cell table:style-name="Default" table:formula="of:=SUBSTITUTE(['RAW Impl'.G404];&quot;returntype:&quot;;&quot;&quot;)" office:value-type="string" office:string-value="void">
            <text:p>void</text:p>
          </table:table-cell>
          <table:table-cell table:style-name="Default" table:formula="of:=['RAW Impl'.A404]" office:value-type="string" office:string-value="wrapper_call_log_updated">
            <text:p>wrapper_call_log_updated</text:p>
          </table:table-cell>
          <table:table-cell table:style-name="Default" table:formula="of:=['RAW Impl'.F404]" office:value-type="string" office:string-value="signature:(LinphoneCore *lc, LinphoneCallLog *newcl)">
            <text:p>signature:(LinphoneCore *lc, LinphoneCallLog *newcl)</text:p>
          </table:table-cell>
          <table:table-cell table:number-columns-repeated="1018"/>
        </table:table-row>
        <table:table-row table:style-name="ro1">
          <table:table-cell table:style-name="Default" table:formula="of:=['RAW Impl'.B405]" office:value-type="string" office:string-value="coreapi.h">
            <text:p>coreapi.h</text:p>
          </table:table-cell>
          <table:table-cell table:style-name="Default" table:formula="of:=SUBSTITUTE(['RAW Impl'.D405];&quot;line:&quot;;&quot;&quot;)" office:value-type="string" office:string-value="345">
            <text:p>345</text:p>
          </table:table-cell>
          <table:table-cell table:style-name="Default" table:formula="of:=SUBSTITUTE(['RAW Impl'.E405];&quot;returntype:&quot;;&quot;&quot;)" office:value-type="string" office:string-value="class:CoreAPI">
            <text:p>class:CoreAPI</text:p>
          </table:table-cell>
          <table:table-cell table:style-name="Default" table:formula="of:=SUBSTITUTE(['RAW Impl'.G405];&quot;returntype:&quot;;&quot;&quot;)" office:value-type="string" office:string-value="void">
            <text:p>void</text:p>
          </table:table-cell>
          <table:table-cell table:style-name="Default" table:formula="of:=['RAW Impl'.A405]" office:value-type="string" office:string-value="wrapper_call_state_changed">
            <text:p>wrapper_call_state_changed</text:p>
          </table:table-cell>
          <table:table-cell table:style-name="Default" table:formula="of:=['RAW Impl'.F405]" office:value-type="string" office:string-value="signature:(LinphoneCore *lc, LinphoneCall *call, LinphoneCallState cstate, const char *message)">
            <text:p>signature:(LinphoneCore *lc, LinphoneCall *call, LinphoneCall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06]" office:value-type="string" office:string-value="coreapi.h">
            <text:p>coreapi.h</text:p>
          </table:table-cell>
          <table:table-cell table:style-name="Default" table:formula="of:=SUBSTITUTE(['RAW Impl'.D406];&quot;line:&quot;;&quot;&quot;)" office:value-type="string" office:string-value="356">
            <text:p>356</text:p>
          </table:table-cell>
          <table:table-cell table:style-name="Default" table:formula="of:=SUBSTITUTE(['RAW Impl'.E406];&quot;returntype:&quot;;&quot;&quot;)" office:value-type="string" office:string-value="class:CoreAPI">
            <text:p>class:CoreAPI</text:p>
          </table:table-cell>
          <table:table-cell table:style-name="Default" table:formula="of:=SUBSTITUTE(['RAW Impl'.G406];&quot;returntype:&quot;;&quot;&quot;)" office:value-type="string" office:string-value="void">
            <text:p>void</text:p>
          </table:table-cell>
          <table:table-cell table:style-name="Default" table:formula="of:=['RAW Impl'.A406]" office:value-type="string" office:string-value="wrapper_display_message">
            <text:p>wrapper_display_message</text:p>
          </table:table-cell>
          <table:table-cell table:style-name="Default" table:formula="of:=['RAW Impl'.F406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07]" office:value-type="string" office:string-value="coreapi.h">
            <text:p>coreapi.h</text:p>
          </table:table-cell>
          <table:table-cell table:style-name="Default" table:formula="of:=SUBSTITUTE(['RAW Impl'.D407];&quot;line:&quot;;&quot;&quot;)" office:value-type="string" office:string-value="355">
            <text:p>355</text:p>
          </table:table-cell>
          <table:table-cell table:style-name="Default" table:formula="of:=SUBSTITUTE(['RAW Impl'.E407];&quot;returntype:&quot;;&quot;&quot;)" office:value-type="string" office:string-value="class:CoreAPI">
            <text:p>class:CoreAPI</text:p>
          </table:table-cell>
          <table:table-cell table:style-name="Default" table:formula="of:=SUBSTITUTE(['RAW Impl'.G407];&quot;returntype:&quot;;&quot;&quot;)" office:value-type="string" office:string-value="void">
            <text:p>void</text:p>
          </table:table-cell>
          <table:table-cell table:style-name="Default" table:formula="of:=['RAW Impl'.A407]" office:value-type="string" office:string-value="wrapper_display_status">
            <text:p>wrapper_display_status</text:p>
          </table:table-cell>
          <table:table-cell table:style-name="Default" table:formula="of:=['RAW Impl'.F407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08]" office:value-type="string" office:string-value="coreapi.h">
            <text:p>coreapi.h</text:p>
          </table:table-cell>
          <table:table-cell table:style-name="Default" table:formula="of:=SUBSTITUTE(['RAW Impl'.D408];&quot;line:&quot;;&quot;&quot;)" office:value-type="string" office:string-value="358">
            <text:p>358</text:p>
          </table:table-cell>
          <table:table-cell table:style-name="Default" table:formula="of:=SUBSTITUTE(['RAW Impl'.E408];&quot;returntype:&quot;;&quot;&quot;)" office:value-type="string" office:string-value="class:CoreAPI">
            <text:p>class:CoreAPI</text:p>
          </table:table-cell>
          <table:table-cell table:style-name="Default" table:formula="of:=SUBSTITUTE(['RAW Impl'.G408];&quot;returntype:&quot;;&quot;&quot;)" office:value-type="string" office:string-value="void">
            <text:p>void</text:p>
          </table:table-cell>
          <table:table-cell table:style-name="Default" table:formula="of:=['RAW Impl'.A408]" office:value-type="string" office:string-value="wrapper_display_url">
            <text:p>wrapper_display_url</text:p>
          </table:table-cell>
          <table:table-cell table:style-name="Default" table:formula="of:=['RAW Impl'.F408]" office:value-type="string" office:string-value="signature:(LinphoneCore *lc, const char *message, const char *url)">
            <text:p>signature:(LinphoneCore *lc, const char *message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409]" office:value-type="string" office:string-value="coreapi.h">
            <text:p>coreapi.h</text:p>
          </table:table-cell>
          <table:table-cell table:style-name="Default" table:formula="of:=SUBSTITUTE(['RAW Impl'.D409];&quot;line:&quot;;&quot;&quot;)" office:value-type="string" office:string-value="357">
            <text:p>357</text:p>
          </table:table-cell>
          <table:table-cell table:style-name="Default" table:formula="of:=SUBSTITUTE(['RAW Impl'.E409];&quot;returntype:&quot;;&quot;&quot;)" office:value-type="string" office:string-value="class:CoreAPI">
            <text:p>class:CoreAPI</text:p>
          </table:table-cell>
          <table:table-cell table:style-name="Default" table:formula="of:=SUBSTITUTE(['RAW Impl'.G409];&quot;returntype:&quot;;&quot;&quot;)" office:value-type="string" office:string-value="void">
            <text:p>void</text:p>
          </table:table-cell>
          <table:table-cell table:style-name="Default" table:formula="of:=['RAW Impl'.A409]" office:value-type="string" office:string-value="wrapper_display_warning">
            <text:p>wrapper_display_warning</text:p>
          </table:table-cell>
          <table:table-cell table:style-name="Default" table:formula="of:=['RAW Impl'.F409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10]" office:value-type="string" office:string-value="coreapi.h">
            <text:p>coreapi.h</text:p>
          </table:table-cell>
          <table:table-cell table:style-name="Default" table:formula="of:=SUBSTITUTE(['RAW Impl'.D410];&quot;line:&quot;;&quot;&quot;)" office:value-type="string" office:string-value="351">
            <text:p>351</text:p>
          </table:table-cell>
          <table:table-cell table:style-name="Default" table:formula="of:=SUBSTITUTE(['RAW Impl'.E410];&quot;returntype:&quot;;&quot;&quot;)" office:value-type="string" office:string-value="class:CoreAPI">
            <text:p>class:CoreAPI</text:p>
          </table:table-cell>
          <table:table-cell table:style-name="Default" table:formula="of:=SUBSTITUTE(['RAW Impl'.G410];&quot;returntype:&quot;;&quot;&quot;)" office:value-type="string" office:string-value="void">
            <text:p>void</text:p>
          </table:table-cell>
          <table:table-cell table:style-name="Default" table:formula="of:=['RAW Impl'.A410]" office:value-type="string" office:string-value="wrapper_dtmf_received">
            <text:p>wrapper_dtmf_received</text:p>
          </table:table-cell>
          <table:table-cell table:style-name="Default" table:formula="of:=['RAW Impl'.F410]" office:value-type="string" office:string-value="signature:(LinphoneCore *lc, LinphoneCall *call, int dtmf)">
            <text:p>signature:(LinphoneCore *lc, LinphoneCall *call, int dtmf)</text:p>
          </table:table-cell>
          <table:table-cell table:number-columns-repeated="1018"/>
        </table:table-row>
        <table:table-row table:style-name="ro1">
          <table:table-cell table:style-name="Default" table:formula="of:=['RAW Impl'.B411]" office:value-type="string" office:string-value="coreapi.h">
            <text:p>coreapi.h</text:p>
          </table:table-cell>
          <table:table-cell table:style-name="Default" table:formula="of:=SUBSTITUTE(['RAW Impl'.D411];&quot;line:&quot;;&quot;&quot;)" office:value-type="string" office:string-value="343">
            <text:p>343</text:p>
          </table:table-cell>
          <table:table-cell table:style-name="Default" table:formula="of:=SUBSTITUTE(['RAW Impl'.E411];&quot;returntype:&quot;;&quot;&quot;)" office:value-type="string" office:string-value="class:CoreAPI">
            <text:p>class:CoreAPI</text:p>
          </table:table-cell>
          <table:table-cell table:style-name="Default" table:formula="of:=SUBSTITUTE(['RAW Impl'.G411];&quot;returntype:&quot;;&quot;&quot;)" office:value-type="string" office:string-value="void">
            <text:p>void</text:p>
          </table:table-cell>
          <table:table-cell table:style-name="Default" table:formula="of:=['RAW Impl'.A411]" office:value-type="string" office:string-value="wrapper_global_state_changed">
            <text:p>wrapper_global_state_changed</text:p>
          </table:table-cell>
          <table:table-cell table:style-name="Default" table:formula="of:=['RAW Impl'.F411]" office:value-type="string" office:string-value="signature:(LinphoneCore *lc, LinphoneGlobalState gstate, const char *message)">
            <text:p>signature:(LinphoneCore *lc, LinphoneGlobalState g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12]" office:value-type="string" office:string-value="coreapi.h">
            <text:p>coreapi.h</text:p>
          </table:table-cell>
          <table:table-cell table:style-name="Default" table:formula="of:=SUBSTITUTE(['RAW Impl'.D412];&quot;line:&quot;;&quot;&quot;)" office:value-type="string" office:string-value="347">
            <text:p>347</text:p>
          </table:table-cell>
          <table:table-cell table:style-name="Default" table:formula="of:=SUBSTITUTE(['RAW Impl'.E412];&quot;returntype:&quot;;&quot;&quot;)" office:value-type="string" office:string-value="class:CoreAPI">
            <text:p>class:CoreAPI</text:p>
          </table:table-cell>
          <table:table-cell table:style-name="Default" table:formula="of:=SUBSTITUTE(['RAW Impl'.G412];&quot;returntype:&quot;;&quot;&quot;)" office:value-type="string" office:string-value="void">
            <text:p>void</text:p>
          </table:table-cell>
          <table:table-cell table:style-name="Default" table:formula="of:=['RAW Impl'.A412]" office:value-type="string" office:string-value="wrapper_new_subscription_request">
            <text:p>wrapper_new_subscription_request</text:p>
          </table:table-cell>
          <table:table-cell table:style-name="Default" table:formula="of:=['RAW Impl'.F412]" office:value-type="string" office:string-value="signature:(LinphoneCore *lc, LinphoneFriend *lf, const char *url)">
            <text:p>signature:(LinphoneCore *lc, LinphoneFriend *lf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413]" office:value-type="string" office:string-value="coreapi.h">
            <text:p>coreapi.h</text:p>
          </table:table-cell>
          <table:table-cell table:style-name="Default" table:formula="of:=SUBSTITUTE(['RAW Impl'.D413];&quot;line:&quot;;&quot;&quot;)" office:value-type="string" office:string-value="346">
            <text:p>346</text:p>
          </table:table-cell>
          <table:table-cell table:style-name="Default" table:formula="of:=SUBSTITUTE(['RAW Impl'.E413];&quot;returntype:&quot;;&quot;&quot;)" office:value-type="string" office:string-value="class:CoreAPI">
            <text:p>class:CoreAPI</text:p>
          </table:table-cell>
          <table:table-cell table:style-name="Default" table:formula="of:=SUBSTITUTE(['RAW Impl'.G413];&quot;returntype:&quot;;&quot;&quot;)" office:value-type="string" office:string-value="void">
            <text:p>void</text:p>
          </table:table-cell>
          <table:table-cell table:style-name="Default" table:formula="of:=['RAW Impl'.A413]" office:value-type="string" office:string-value="wrapper_notify_presence_recv">
            <text:p>wrapper_notify_presence_recv</text:p>
          </table:table-cell>
          <table:table-cell table:style-name="Default" table:formula="of:=['RAW Impl'.F413]" office:value-type="string" office:string-value="signature:(LinphoneCore *lc, LinphoneFriend * lf)">
            <text:p>signature:(LinphoneCore *lc, LinphoneFriend * lf)</text:p>
          </table:table-cell>
          <table:table-cell table:number-columns-repeated="1018"/>
        </table:table-row>
        <table:table-row table:style-name="ro1">
          <table:table-cell table:style-name="Default" table:formula="of:=['RAW Impl'.B414]" office:value-type="string" office:string-value="coreapi.h">
            <text:p>coreapi.h</text:p>
          </table:table-cell>
          <table:table-cell table:style-name="Default" table:formula="of:=SUBSTITUTE(['RAW Impl'.D414];&quot;line:&quot;;&quot;&quot;)" office:value-type="string" office:string-value="354">
            <text:p>354</text:p>
          </table:table-cell>
          <table:table-cell table:style-name="Default" table:formula="of:=SUBSTITUTE(['RAW Impl'.E414];&quot;returntype:&quot;;&quot;&quot;)" office:value-type="string" office:string-value="class:CoreAPI">
            <text:p>class:CoreAPI</text:p>
          </table:table-cell>
          <table:table-cell table:style-name="Default" table:formula="of:=SUBSTITUTE(['RAW Impl'.G414];&quot;returntype:&quot;;&quot;&quot;)" office:value-type="string" office:string-value="void">
            <text:p>void</text:p>
          </table:table-cell>
          <table:table-cell table:style-name="Default" table:formula="of:=['RAW Impl'.A414]" office:value-type="string" office:string-value="wrapper_notify_recv">
            <text:p>wrapper_notify_recv</text:p>
          </table:table-cell>
          <table:table-cell table:style-name="Default" table:formula="of:=['RAW Impl'.F414]" office:value-type="string" office:string-value="signature:(LinphoneCore *lc, LinphoneCall *call, const char *from, const char *event)">
            <text:p>signature:(LinphoneCore *lc, LinphoneCall *call, const char *from, const char *event)</text:p>
          </table:table-cell>
          <table:table-cell table:number-columns-repeated="1018"/>
        </table:table-row>
        <table:table-row table:style-name="ro1">
          <table:table-cell table:style-name="Default" table:formula="of:=['RAW Impl'.B415]" office:value-type="string" office:string-value="coreapi.h">
            <text:p>coreapi.h</text:p>
          </table:table-cell>
          <table:table-cell table:style-name="Default" table:formula="of:=SUBSTITUTE(['RAW Impl'.D415];&quot;line:&quot;;&quot;&quot;)" office:value-type="string" office:string-value="352">
            <text:p>352</text:p>
          </table:table-cell>
          <table:table-cell table:style-name="Default" table:formula="of:=SUBSTITUTE(['RAW Impl'.E415];&quot;returntype:&quot;;&quot;&quot;)" office:value-type="string" office:string-value="class:CoreAPI">
            <text:p>class:CoreAPI</text:p>
          </table:table-cell>
          <table:table-cell table:style-name="Default" table:formula="of:=SUBSTITUTE(['RAW Impl'.G415];&quot;returntype:&quot;;&quot;&quot;)" office:value-type="string" office:string-value="void">
            <text:p>void</text:p>
          </table:table-cell>
          <table:table-cell table:style-name="Default" table:formula="of:=['RAW Impl'.A415]" office:value-type="string" office:string-value="wrapper_refer_received">
            <text:p>wrapper_refer_received</text:p>
          </table:table-cell>
          <table:table-cell table:style-name="Default" table:formula="of:=['RAW Impl'.F415]" office:value-type="string" office:string-value="signature:(LinphoneCore *lc, const char *refer_to)">
            <text:p>signature:(LinphoneCore *lc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Impl'.B416]" office:value-type="string" office:string-value="coreapi.h">
            <text:p>coreapi.h</text:p>
          </table:table-cell>
          <table:table-cell table:style-name="Default" table:formula="of:=SUBSTITUTE(['RAW Impl'.D416];&quot;line:&quot;;&quot;&quot;)" office:value-type="string" office:string-value="344">
            <text:p>344</text:p>
          </table:table-cell>
          <table:table-cell table:style-name="Default" table:formula="of:=SUBSTITUTE(['RAW Impl'.E416];&quot;returntype:&quot;;&quot;&quot;)" office:value-type="string" office:string-value="class:CoreAPI">
            <text:p>class:CoreAPI</text:p>
          </table:table-cell>
          <table:table-cell table:style-name="Default" table:formula="of:=SUBSTITUTE(['RAW Impl'.G416];&quot;returntype:&quot;;&quot;&quot;)" office:value-type="string" office:string-value="void">
            <text:p>void</text:p>
          </table:table-cell>
          <table:table-cell table:style-name="Default" table:formula="of:=['RAW Impl'.A416]" office:value-type="string" office:string-value="wrapper_registration_state_changed">
            <text:p>wrapper_registration_state_changed</text:p>
          </table:table-cell>
          <table:table-cell table:style-name="Default" table:formula="of:=['RAW Impl'.F416]" office:value-type="string" office:string-value="signature:(LinphoneCore *lc, LinphoneProxyConfig *cfg, LinphoneRegistrationState cstate, const char *message)">
            <text:p>signature:(LinphoneCore *lc, LinphoneProxyConfig *cfg, LinphoneRegistration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17]" office:value-type="string" office:string-value="coreapi.h">
            <text:p>coreapi.h</text:p>
          </table:table-cell>
          <table:table-cell table:style-name="Default" table:formula="of:=SUBSTITUTE(['RAW Impl'.D417];&quot;line:&quot;;&quot;&quot;)" office:value-type="string" office:string-value="359">
            <text:p>359</text:p>
          </table:table-cell>
          <table:table-cell table:style-name="Default" table:formula="of:=SUBSTITUTE(['RAW Impl'.E417];&quot;returntype:&quot;;&quot;&quot;)" office:value-type="string" office:string-value="class:CoreAPI">
            <text:p>class:CoreAPI</text:p>
          </table:table-cell>
          <table:table-cell table:style-name="Default" table:formula="of:=SUBSTITUTE(['RAW Impl'.G417];&quot;returntype:&quot;;&quot;&quot;)" office:value-type="string" office:string-value="void">
            <text:p>void</text:p>
          </table:table-cell>
          <table:table-cell table:style-name="Default" table:formula="of:=['RAW Impl'.A417]" office:value-type="string" office:string-value="wrapper_show">
            <text:p>wrapper_show</text:p>
          </table:table-cell>
          <table:table-cell table:style-name="Default" table:formula="of:=['RAW Impl'.F41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Impl'.B418]" office:value-type="string" office:string-value="coreapi.h">
            <text:p>coreapi.h</text:p>
          </table:table-cell>
          <table:table-cell table:style-name="Default" table:formula="of:=SUBSTITUTE(['RAW Impl'.D418];&quot;line:&quot;;&quot;&quot;)" office:value-type="string" office:string-value="350">
            <text:p>350</text:p>
          </table:table-cell>
          <table:table-cell table:style-name="Default" table:formula="of:=SUBSTITUTE(['RAW Impl'.E418];&quot;returntype:&quot;;&quot;&quot;)" office:value-type="string" office:string-value="class:CoreAPI">
            <text:p>class:CoreAPI</text:p>
          </table:table-cell>
          <table:table-cell table:style-name="Default" table:formula="of:=SUBSTITUTE(['RAW Impl'.G418];&quot;returntype:&quot;;&quot;&quot;)" office:value-type="string" office:string-value="void">
            <text:p>void</text:p>
          </table:table-cell>
          <table:table-cell table:style-name="Default" table:formula="of:=['RAW Impl'.A418]" office:value-type="string" office:string-value="wrapper_text_received">
            <text:p>wrapper_text_received</text:p>
          </table:table-cell>
          <table:table-cell table:style-name="Default" table:formula="of:=['RAW Impl'.F418]" office:value-type="string" office:string-value="signature:(LinphoneCore *lc, LinphoneChatRoom *room, const LinphoneAddress *from, const char *message)">
            <text:p>signature:(LinphoneCore *lc, LinphoneChatRoom *room, const LinphoneAddress *from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19]" office:value-type="string" office:string-value="callapi.h">
            <text:p>callapi.h</text:p>
          </table:table-cell>
          <table:table-cell table:style-name="Default" table:formula="of:=SUBSTITUTE(['RAW Impl'.D419];&quot;line:&quot;;&quot;&quot;)" office:value-type="string" office:string-value="57">
            <text:p>57</text:p>
          </table:table-cell>
          <table:table-cell table:style-name="Default" table:formula="of:=SUBSTITUTE(['RAW Impl'.E419];&quot;returntype:&quot;;&quot;&quot;)" office:value-type="string" office:string-value="class:CallAPI">
            <text:p>class:CallAPI</text:p>
          </table:table-cell>
          <table:table-cell table:style-name="Default" table:formula="of:=SUBSTITUTE(['RAW Impl'.G419];&quot;returntype:&quot;;&quot;&quot;)" office:value-type="string" office:string-value="void">
            <text:p>void</text:p>
          </table:table-cell>
          <table:table-cell table:style-name="Default" table:formula="of:=['RAW Impl'.A419]" office:value-type="string" office:string-value="zoomVideo">
            <text:p>zoomVideo</text:p>
          </table:table-cell>
          <table:table-cell table:style-name="Default" table:formula="of:=['RAW Impl'.F419]" office:value-type="string" office:string-value="signature:(float zoom, float cx, float cy)">
            <text:p>signature:(float zoom, float cx, float cy)</text:p>
          </table:table-cell>
          <table:table-cell table:number-columns-repeated="1018"/>
        </table:table-row>
        <table:table-row table:style-name="ro1">
          <table:table-cell table:style-name="Default" table:formula="of:=['RAW Impl'.B420]" office:value-type="string" office:string-value="addressapi.h">
            <text:p>addressapi.h</text:p>
          </table:table-cell>
          <table:table-cell table:style-name="Default" table:formula="of:=SUBSTITUTE(['RAW Impl'.D420];&quot;line:&quot;;&quot;&quot;)" office:value-type="string" office:string-value="19">
            <text:p>19</text:p>
          </table:table-cell>
          <table:table-cell table:style-name="Default" table:formula="of:=SUBSTITUTE(['RAW Impl'.E42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20];&quot;returntype:&quot;;&quot;&quot;)" office:value-type="string" office:string-value="virtual">
            <text:p>virtual</text:p>
          </table:table-cell>
          <table:table-cell table:style-name="Default" table:formula="of:=['RAW Impl'.A420]" office:value-type="string" office:string-value="~AddressAPI">
            <text:p>~AddressAPI</text:p>
          </table:table-cell>
          <table:table-cell table:style-name="Default" table:formula="of:=['RAW Impl'.F4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1]" office:value-type="string" office:string-value="authinfoapi.h">
            <text:p>authinfoapi.h</text:p>
          </table:table-cell>
          <table:table-cell table:style-name="Default" table:formula="of:=SUBSTITUTE(['RAW Impl'.D421];&quot;line:&quot;;&quot;&quot;)" office:value-type="string" office:string-value="19">
            <text:p>19</text:p>
          </table:table-cell>
          <table:table-cell table:style-name="Default" table:formula="of:=SUBSTITUTE(['RAW Impl'.E42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421];&quot;returntype:&quot;;&quot;&quot;)">
            <text:p/>
          </table:table-cell>
          <table:table-cell table:style-name="Default" table:formula="of:=['RAW Impl'.A421]" office:value-type="string" office:string-value="~AuthInfoAPI">
            <text:p>~AuthInfoAPI</text:p>
          </table:table-cell>
          <table:table-cell table:style-name="Default" table:formula="of:=['RAW Impl'.F42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2]" office:value-type="string" office:string-value="callapi.h">
            <text:p>callapi.h</text:p>
          </table:table-cell>
          <table:table-cell table:style-name="Default" table:formula="of:=SUBSTITUTE(['RAW Impl'.D422];&quot;line:&quot;;&quot;&quot;)" office:value-type="string" office:string-value="21">
            <text:p>21</text:p>
          </table:table-cell>
          <table:table-cell table:style-name="Default" table:formula="of:=SUBSTITUTE(['RAW Impl'.E422];&quot;returntype:&quot;;&quot;&quot;)" office:value-type="string" office:string-value="class:CallAPI">
            <text:p>class:CallAPI</text:p>
          </table:table-cell>
          <table:table-cell table:style-name="Default" table:formula="of:=SUBSTITUTE(['RAW Impl'.G422];&quot;returntype:&quot;;&quot;&quot;)">
            <text:p/>
          </table:table-cell>
          <table:table-cell table:style-name="Default" table:formula="of:=['RAW Impl'.A422]" office:value-type="string" office:string-value="~CallAPI">
            <text:p>~CallAPI</text:p>
          </table:table-cell>
          <table:table-cell table:style-name="Default" table:formula="of:=['RAW Impl'.F42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3]" office:value-type="string" office:string-value="calllogapi.h">
            <text:p>calllogapi.h</text:p>
          </table:table-cell>
          <table:table-cell table:style-name="Default" table:formula="of:=SUBSTITUTE(['RAW Impl'.D423];&quot;line:&quot;;&quot;&quot;)" office:value-type="string" office:string-value="16">
            <text:p>16</text:p>
          </table:table-cell>
          <table:table-cell table:style-name="Default" table:formula="of:=SUBSTITUTE(['RAW Impl'.E423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423];&quot;returntype:&quot;;&quot;&quot;)">
            <text:p/>
          </table:table-cell>
          <table:table-cell table:style-name="Default" table:formula="of:=['RAW Impl'.A423]" office:value-type="string" office:string-value="~CallLogAPI">
            <text:p>~CallLogAPI</text:p>
          </table:table-cell>
          <table:table-cell table:style-name="Default" table:formula="of:=['RAW Impl'.F42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4]" office:value-type="string" office:string-value="callparamsapi.h">
            <text:p>callparamsapi.h</text:p>
          </table:table-cell>
          <table:table-cell table:style-name="Default" table:formula="of:=SUBSTITUTE(['RAW Impl'.D424];&quot;line:&quot;;&quot;&quot;)" office:value-type="string" office:string-value="18">
            <text:p>18</text:p>
          </table:table-cell>
          <table:table-cell table:style-name="Default" table:formula="of:=SUBSTITUTE(['RAW Impl'.E42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424];&quot;returntype:&quot;;&quot;&quot;)">
            <text:p/>
          </table:table-cell>
          <table:table-cell table:style-name="Default" table:formula="of:=['RAW Impl'.A424]" office:value-type="string" office:string-value="~CallParamsAPI">
            <text:p>~CallParamsAPI</text:p>
          </table:table-cell>
          <table:table-cell table:style-name="Default" table:formula="of:=['RAW Impl'.F42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5]" office:value-type="string" office:string-value="callstatsapi.h">
            <text:p>callstatsapi.h</text:p>
          </table:table-cell>
          <table:table-cell table:style-name="Default" table:formula="of:=SUBSTITUTE(['RAW Impl'.D425];&quot;line:&quot;;&quot;&quot;)" office:value-type="string" office:string-value="17">
            <text:p>17</text:p>
          </table:table-cell>
          <table:table-cell table:style-name="Default" table:formula="of:=SUBSTITUTE(['RAW Impl'.E425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425];&quot;returntype:&quot;;&quot;&quot;)">
            <text:p/>
          </table:table-cell>
          <table:table-cell table:style-name="Default" table:formula="of:=['RAW Impl'.A425]" office:value-type="string" office:string-value="~CallStatsAPI">
            <text:p>~CallStatsAPI</text:p>
          </table:table-cell>
          <table:table-cell table:style-name="Default" table:formula="of:=['RAW Impl'.F42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6]" office:value-type="string" office:string-value="coreapi.h">
            <text:p>coreapi.h</text:p>
          </table:table-cell>
          <table:table-cell table:style-name="Default" table:formula="of:=SUBSTITUTE(['RAW Impl'.D426];&quot;line:&quot;;&quot;&quot;)" office:value-type="string" office:string-value="93">
            <text:p>93</text:p>
          </table:table-cell>
          <table:table-cell table:style-name="Default" table:formula="of:=SUBSTITUTE(['RAW Impl'.E426];&quot;returntype:&quot;;&quot;&quot;)" office:value-type="string" office:string-value="class:CoreAPI">
            <text:p>class:CoreAPI</text:p>
          </table:table-cell>
          <table:table-cell table:style-name="Default" table:formula="of:=SUBSTITUTE(['RAW Impl'.G426];&quot;returntype:&quot;;&quot;&quot;)">
            <text:p/>
          </table:table-cell>
          <table:table-cell table:style-name="Default" table:formula="of:=['RAW Impl'.A426]" office:value-type="string" office:string-value="~CoreAPI">
            <text:p>~CoreAPI</text:p>
          </table:table-cell>
          <table:table-cell table:style-name="Default" table:formula="of:=['RAW Impl'.F4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7]" office:value-type="string" office:string-value="payloadtypeapi.h">
            <text:p>payloadtypeapi.h</text:p>
          </table:table-cell>
          <table:table-cell table:style-name="Default" table:formula="of:=SUBSTITUTE(['RAW Impl'.D427];&quot;line:&quot;;&quot;&quot;)" office:value-type="string" office:string-value="18">
            <text:p>18</text:p>
          </table:table-cell>
          <table:table-cell table:style-name="Default" table:formula="of:=SUBSTITUTE(['RAW Impl'.E42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27];&quot;returntype:&quot;;&quot;&quot;)" office:value-type="string" office:string-value="virtual">
            <text:p>virtual</text:p>
          </table:table-cell>
          <table:table-cell table:style-name="Default" table:formula="of:=['RAW Impl'.A427]" office:value-type="string" office:string-value="~PayloadTypeAPI">
            <text:p>~PayloadTypeAPI</text:p>
          </table:table-cell>
          <table:table-cell table:style-name="Default" table:formula="of:=['RAW Impl'.F4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8]" office:value-type="string" office:string-value="proxyconfigapi.h">
            <text:p>proxyconfigapi.h</text:p>
          </table:table-cell>
          <table:table-cell table:style-name="Default" table:formula="of:=SUBSTITUTE(['RAW Impl'.D428];&quot;line:&quot;;&quot;&quot;)" office:value-type="string" office:string-value="18">
            <text:p>18</text:p>
          </table:table-cell>
          <table:table-cell table:style-name="Default" table:formula="of:=SUBSTITUTE(['RAW Impl'.E42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28];&quot;returntype:&quot;;&quot;&quot;)" office:value-type="string" office:string-value="virtual">
            <text:p>virtual</text:p>
          </table:table-cell>
          <table:table-cell table:style-name="Default" table:formula="of:=['RAW Impl'.A428]" office:value-type="string" office:string-value="~ProxyConfigAPI">
            <text:p>~ProxyConfigAPI</text:p>
          </table:table-cell>
          <table:table-cell table:style-name="Default" table:formula="of:=['RAW Impl'.F4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9]" office:value-type="string" office:string-value="videoapi.h">
            <text:p>videoapi.h</text:p>
          </table:table-cell>
          <table:table-cell table:style-name="Default" table:formula="of:=SUBSTITUTE(['RAW Impl'.D429];&quot;line:&quot;;&quot;&quot;)" office:value-type="string" office:string-value="10">
            <text:p>10</text:p>
          </table:table-cell>
          <table:table-cell table:style-name="Default" table:formula="of:=SUBSTITUTE(['RAW Impl'.E429];&quot;returntype:&quot;;&quot;&quot;)" office:value-type="string" office:string-value="class:VideoAPI">
            <text:p>class:VideoAPI</text:p>
          </table:table-cell>
          <table:table-cell table:style-name="Default" table:formula="of:=SUBSTITUTE(['RAW Impl'.G429];&quot;returntype:&quot;;&quot;&quot;)" office:value-type="string" office:string-value="virtual">
            <text:p>virtual</text:p>
          </table:table-cell>
          <table:table-cell table:style-name="Default" table:formula="of:=['RAW Impl'.A429]" office:value-type="string" office:string-value="~VideoAPI">
            <text:p>~VideoAPI</text:p>
          </table:table-cell>
          <table:table-cell table:style-name="Default" table:formula="of:=['RAW Impl'.F4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30]" office:value-type="string" office:string-value="coreplugin.h">
            <text:p>coreplugin.h</text:p>
          </table:table-cell>
          <table:table-cell table:style-name="Default" table:formula="of:=SUBSTITUTE(['RAW Impl'.D430];&quot;line:&quot;;&quot;&quot;)" office:value-type="string" office:string-value="19">
            <text:p>19</text:p>
          </table:table-cell>
          <table:table-cell table:style-name="Default" table:formula="of:=SUBSTITUTE(['RAW Impl'.E430];&quot;returntype:&quot;;&quot;&quot;)" office:value-type="string" office:string-value="class:core">
            <text:p>class:core</text:p>
          </table:table-cell>
          <table:table-cell table:style-name="Default" table:formula="of:=SUBSTITUTE(['RAW Impl'.G430];&quot;returntype:&quot;;&quot;&quot;)" office:value-type="string" office:string-value="virtual">
            <text:p>virtual</text:p>
          </table:table-cell>
          <table:table-cell table:style-name="Default" table:formula="of:=['RAW Impl'.A430]" office:value-type="string" office:string-value="~core">
            <text:p>~core</text:p>
          </table:table-cell>
          <table:table-cell table:style-name="Default" table:formula="of:=['RAW Impl'.F4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31]" office:value-type="string" office:string-value="videoplugin.h">
            <text:p>videoplugin.h</text:p>
          </table:table-cell>
          <table:table-cell table:style-name="Default" table:formula="of:=SUBSTITUTE(['RAW Impl'.D431];&quot;line:&quot;;&quot;&quot;)" office:value-type="string" office:string-value="16">
            <text:p>16</text:p>
          </table:table-cell>
          <table:table-cell table:style-name="Default" table:formula="of:=SUBSTITUTE(['RAW Impl'.E431];&quot;returntype:&quot;;&quot;&quot;)" office:value-type="string" office:string-value="class:video">
            <text:p>class:video</text:p>
          </table:table-cell>
          <table:table-cell table:style-name="Default" table:formula="of:=SUBSTITUTE(['RAW Impl'.G431];&quot;returntype:&quot;;&quot;&quot;)" office:value-type="string" office:string-value="virtual">
            <text:p>virtual</text:p>
          </table:table-cell>
          <table:table-cell table:style-name="Default" table:formula="of:=['RAW Impl'.A431]" office:value-type="string" office:string-value="~video">
            <text:p>~video</text:p>
          </table:table-cell>
          <table:table-cell table:style-name="Default" table:formula="of:=['RAW Impl'.F4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23" table:number-columns-repeated="2"/>
          <table:table-cell/>
          <table:table-cell table:style-name="ce123"/>
          <table:table-cell table:number-columns-repeated="1018"/>
        </table:table-row>
        <table:table-row table:style-name="ro1" table:number-rows-repeated="10481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2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2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24" table:formula="of:=NOTATION(SUBSTITUTE([.E7];&quot;linphone_call_&quot;;&quot;&quot;))" office:value-type="string" office:string-value="cameraEnabled">
            <text:p>cameraEnabled</text:p>
          </table:table-cell>
          <table:table-cell table:style-name="ce125" office:value-type="string">
            <text:p>cameraEnabled</text:p>
          </table:table-cell>
          <table:table-cell table:style-name="ce125" office:value-type="string">
            <text:p>boolean</text:p>
          </table:table-cell>
          <table:table-cell table:style-name="ce126" table:formula="of:=SEEKIMPL(&quot;Impl&quot;;&quot;class:CallAPI&quot;;[.A7])" office:value-type="string" office:string-value="Yes">
            <text:p>Yes</text:p>
          </table:table-cell>
          <table:table-cell table:style-name="ce125" office:value-type="string">
            <text:p>linphone_call_camera_enabled</text:p>
          </table:table-cell>
          <table:table-cell table:style-name="ce15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style-name="ce125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12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1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128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1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129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1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11-27T14:11:15</dc:date>
    <meta:editing-duration>P1DT2H20M5S</meta:editing-duration>
    <meta:editing-cycles>434</meta:editing-cycles>
    <meta:generator>LibreOffice/3.5$Linux_X86_64 LibreOffice_project/350m1$Build-2</meta:generator>
    <dc:creator>Yann Diorcet</dc:creator>
    <meta:document-statistic meta:table-count="15" meta:cell-count="14226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4,index).string = method then
	    	ret = "Yes"
		end if
		index = index + 1
	Loop
	SeekImpl = ret
End Function

Sub CheckAPI()
	Dim sheets(9)
	Dim found
	Dim sumsheet, sheet,sheet2,val,val2,val3,i
	Dim row, row2, sumrow, sumcol as integer
	sheets(0) = "Auth"
	sheets(1) = "Address"
	sheets(2) = "Call"
	sheets(3) = "CallLog"
	sheets(4) = "CallParams"
	sheets(5) = "Core"
	sheets(6) = "ProxyConfig"
	sheets(7) = "PayloadType"
	sheets(8) = "CallStats"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sumsheet.getCellByPosition(sumcol+1,i).ClearContents(1023)
		i = i + 1
	Loop
	Do while val &lt;&gt; ""
		val = sheet.GetCellbyPosition(3,row).string
		arg = sheet.GetCellbyPosition(4,row).string
		found = 0
		for i = LBound(sheets) to UBound(sheets) - 1
			row2 = 1
			val2 = "1"
			sheet2 = ThisComponent.Sheets.getByName(sheets(i))
			Do while val2 &lt;&gt; "END"
				val2 = sheet2.GetCellbyPosition(3,row2).string
				if val2 &lt;&gt; "" then
					val3 = sheet2.GetCellbyPosition(4,row2).string
					arg3 = sheet2.GetCellbyPosition(5,row2).string
					if val = val3 and arg = arg3 then 
						found = 1
						goto SKIP:
					end if
				end if
				row2 = row2 + 1
			Loop
		Next i
SKIP:
		if found = 0 then
			sumsheet.getCellByPosition(sumcol,sumrow).string = val
			sumsheet.getCellByPosition(sumcol+1,sumrow).string = sheet.GetCellbyPosition(4,row).string
			sumrow = sumrow + 1
		end if
		row = row + 1
	Loop
	sumsheet.getCellByPosition(sumcol,sumrow).string = " "
	sumsheet.getCellByPosition(sumcol,sumrow).CharColor = RGB (255, 255, 255)
	sumsheet.getCellByPosition(sumcol,sumrow).CellBackColor = RGB (0, 0, 0)
	sumsheet.getCellByPosition(sumcol+1,sumrow).string = " "
	sumsheet.getCellByPosition(sumcol+1,sumrow).CharColor = RGB (255, 255, 255)
	sumsheet.getCellByPosition(sumcol+1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